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9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umber of Item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working_papers</text:p>
          </table:table-cell>
          <table:table-cell office:value-type="string" calcext:value-type="string">
            <text:p>journal_article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software_item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ownloadable</text:p>
          </table:table-cell>
        </table:table-row>
        <table:table-row table:style-name="ro1">
          <table:table-cell office:value-type="string" calcext:value-type="string">
            <text:p>1998-01</text:p>
          </table:table-cell>
          <table:table-cell table:number-columns-repeated="5"/>
          <table:table-cell office:value-type="float" office:value="51984" calcext:value-type="float">
            <text:p>51984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office:value-type="string" calcext:value-type="string">
            <text:p>1998-02</text:p>
          </table:table-cell>
          <table:table-cell table:number-columns-repeated="5"/>
          <table:table-cell office:value-type="float" office:value="54036" calcext:value-type="float">
            <text:p>54036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office:value-type="string" calcext:value-type="string">
            <text:p>1998-05</text:p>
          </table:table-cell>
          <table:table-cell office:value-type="float" office:value="46096" calcext:value-type="float">
            <text:p>46096</text:p>
          </table:table-cell>
          <table:table-cell office:value-type="float" office:value="8084" calcext:value-type="float">
            <text:p>808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4285" calcext:value-type="float">
            <text:p>54285</text:p>
          </table:table-cell>
          <table:table-cell office:value-type="float" office:value="7811" calcext:value-type="float">
            <text:p>7811</text:p>
          </table:table-cell>
        </table:table-row>
        <table:table-row table:style-name="ro1">
          <table:table-cell office:value-type="string" calcext:value-type="string">
            <text:p>1998-07</text:p>
          </table:table-cell>
          <table:table-cell table:number-columns-repeated="5"/>
          <table:table-cell office:value-type="float" office:value="51385" calcext:value-type="float">
            <text:p>51385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string" calcext:value-type="string">
            <text:p>1998-09</text:p>
          </table:table-cell>
          <table:table-cell office:value-type="float" office:value="52299" calcext:value-type="float">
            <text:p>52299</text:p>
          </table:table-cell>
          <table:table-cell office:value-type="float" office:value="8366" calcext:value-type="float">
            <text:p>836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0856" calcext:value-type="float">
            <text:p>60856</text:p>
          </table:table-cell>
          <table:table-cell office:value-type="float" office:value="9106" calcext:value-type="float">
            <text:p>9106</text:p>
          </table:table-cell>
        </table:table-row>
        <table:table-row table:style-name="ro1">
          <table:table-cell office:value-type="string" calcext:value-type="string">
            <text:p>1998-10</text:p>
          </table:table-cell>
          <table:table-cell office:value-type="float" office:value="52996" calcext:value-type="float">
            <text:p>52996</text:p>
          </table:table-cell>
          <table:table-cell office:value-type="float" office:value="8347" calcext:value-type="float">
            <text:p>8347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61582" calcext:value-type="float">
            <text:p>61582</text:p>
          </table:table-cell>
          <table:table-cell office:value-type="float" office:value="9592" calcext:value-type="float">
            <text:p>9592</text:p>
          </table:table-cell>
        </table:table-row>
        <table:table-row table:style-name="ro1">
          <table:table-cell office:value-type="string" calcext:value-type="string">
            <text:p>1998-11</text:p>
          </table:table-cell>
          <table:table-cell office:value-type="float" office:value="53671" calcext:value-type="float">
            <text:p>53671</text:p>
          </table:table-cell>
          <table:table-cell office:value-type="float" office:value="8363" calcext:value-type="float">
            <text:p>836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62288" calcext:value-type="float">
            <text:p>62288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string" calcext:value-type="string">
            <text:p>1998-12</text:p>
          </table:table-cell>
          <table:table-cell office:value-type="float" office:value="54954" calcext:value-type="float">
            <text:p>54954</text:p>
          </table:table-cell>
          <table:table-cell office:value-type="float" office:value="8414" calcext:value-type="float">
            <text:p>8414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63629" calcext:value-type="float">
            <text:p>63629</text:p>
          </table:table-cell>
          <table:table-cell office:value-type="float" office:value="11651" calcext:value-type="float">
            <text:p>11651</text:p>
          </table:table-cell>
        </table:table-row>
        <table:table-row table:style-name="ro1">
          <table:table-cell office:value-type="string" calcext:value-type="string">
            <text:p>1999-01</text:p>
          </table:table-cell>
          <table:table-cell office:value-type="float" office:value="55363" calcext:value-type="float">
            <text:p>55363</text:p>
          </table:table-cell>
          <table:table-cell office:value-type="float" office:value="8561" calcext:value-type="float">
            <text:p>8561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64208" calcext:value-type="float">
            <text:p>64208</text:p>
          </table:table-cell>
          <table:table-cell office:value-type="float" office:value="11951" calcext:value-type="float">
            <text:p>11951</text:p>
          </table:table-cell>
        </table:table-row>
        <table:table-row table:style-name="ro1">
          <table:table-cell office:value-type="string" calcext:value-type="string">
            <text:p>1999-02</text:p>
          </table:table-cell>
          <table:table-cell office:value-type="float" office:value="56224" calcext:value-type="float">
            <text:p>56224</text:p>
          </table:table-cell>
          <table:table-cell office:value-type="float" office:value="9387" calcext:value-type="float">
            <text:p>9387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65906" calcext:value-type="float">
            <text:p>65906</text:p>
          </table:table-cell>
          <table:table-cell office:value-type="float" office:value="12880" calcext:value-type="float">
            <text:p>12880</text:p>
          </table:table-cell>
        </table:table-row>
        <table:table-row table:style-name="ro1">
          <table:table-cell office:value-type="string" calcext:value-type="string">
            <text:p>1999-03</text:p>
          </table:table-cell>
          <table:table-cell office:value-type="float" office:value="57171" calcext:value-type="float">
            <text:p>57171</text:p>
          </table:table-cell>
          <table:table-cell office:value-type="float" office:value="9958" calcext:value-type="float">
            <text:p>9958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67434" calcext:value-type="float">
            <text:p>67434</text:p>
          </table:table-cell>
          <table:table-cell office:value-type="float" office:value="13599" calcext:value-type="float">
            <text:p>13599</text:p>
          </table:table-cell>
        </table:table-row>
        <table:table-row table:style-name="ro1">
          <table:table-cell office:value-type="string" calcext:value-type="string">
            <text:p>1999-04</text:p>
          </table:table-cell>
          <table:table-cell office:value-type="float" office:value="57516" calcext:value-type="float">
            <text:p>57516</text:p>
          </table:table-cell>
          <table:table-cell office:value-type="float" office:value="9992" calcext:value-type="float">
            <text:p>9992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office:value-type="float" office:value="67877" calcext:value-type="float">
            <text:p>67877</text:p>
          </table:table-cell>
          <table:table-cell office:value-type="float" office:value="14163" calcext:value-type="float">
            <text:p>14163</text:p>
          </table:table-cell>
        </table:table-row>
        <table:table-row table:style-name="ro1">
          <table:table-cell office:value-type="string" calcext:value-type="string">
            <text:p>1999-05</text:p>
          </table:table-cell>
          <table:table-cell office:value-type="float" office:value="58419" calcext:value-type="float">
            <text:p>58419</text:p>
          </table:table-cell>
          <table:table-cell office:value-type="float" office:value="10147" calcext:value-type="float">
            <text:p>10147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float" office:value="68949" calcext:value-type="float">
            <text:p>68949</text:p>
          </table:table-cell>
          <table:table-cell office:value-type="float" office:value="15097" calcext:value-type="float">
            <text:p>15097</text:p>
          </table:table-cell>
        </table:table-row>
        <table:table-row table:style-name="ro1">
          <table:table-cell office:value-type="string" calcext:value-type="string">
            <text:p>1999-06</text:p>
          </table:table-cell>
          <table:table-cell office:value-type="float" office:value="58300" calcext:value-type="float">
            <text:p>58300</text:p>
          </table:table-cell>
          <table:table-cell office:value-type="float" office:value="10373" calcext:value-type="float">
            <text:p>1037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69063" calcext:value-type="float">
            <text:p>69063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string" calcext:value-type="string">
            <text:p>1999-07</text:p>
          </table:table-cell>
          <table:table-cell office:value-type="float" office:value="58681" calcext:value-type="float">
            <text:p>58681</text:p>
          </table:table-cell>
          <table:table-cell office:value-type="float" office:value="11929" calcext:value-type="float">
            <text:p>11929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71004" calcext:value-type="float">
            <text:p>71004</text:p>
          </table:table-cell>
          <table:table-cell office:value-type="float" office:value="16090" calcext:value-type="float">
            <text:p>16090</text:p>
          </table:table-cell>
        </table:table-row>
        <table:table-row table:style-name="ro1">
          <table:table-cell office:value-type="string" calcext:value-type="string">
            <text:p>1999-08</text:p>
          </table:table-cell>
          <table:table-cell office:value-type="float" office:value="58487" calcext:value-type="float">
            <text:p>58487</text:p>
          </table:table-cell>
          <table:table-cell office:value-type="float" office:value="11957" calcext:value-type="float">
            <text:p>11957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70852" calcext:value-type="float">
            <text:p>70852</text:p>
          </table:table-cell>
          <table:table-cell office:value-type="float" office:value="16524" calcext:value-type="float">
            <text:p>16524</text:p>
          </table:table-cell>
        </table:table-row>
        <table:table-row table:style-name="ro1">
          <table:table-cell office:value-type="string" calcext:value-type="string">
            <text:p>1999-09</text:p>
          </table:table-cell>
          <table:table-cell office:value-type="float" office:value="58054" calcext:value-type="float">
            <text:p>58054</text:p>
          </table:table-cell>
          <table:table-cell office:value-type="float" office:value="13100" calcext:value-type="float">
            <text:p>1310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float" office:value="71576" calcext:value-type="float">
            <text:p>71576</text:p>
          </table:table-cell>
          <table:table-cell office:value-type="float" office:value="16790" calcext:value-type="float">
            <text:p>16790</text:p>
          </table:table-cell>
        </table:table-row>
        <table:table-row table:style-name="ro1">
          <table:table-cell office:value-type="string" calcext:value-type="string">
            <text:p>1999-10</text:p>
          </table:table-cell>
          <table:table-cell office:value-type="float" office:value="59029" calcext:value-type="float">
            <text:p>59029</text:p>
          </table:table-cell>
          <table:table-cell office:value-type="float" office:value="14213" calcext:value-type="float">
            <text:p>14213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office:value-type="float" office:value="73677" calcext:value-type="float">
            <text:p>73677</text:p>
          </table:table-cell>
          <table:table-cell office:value-type="float" office:value="17359" calcext:value-type="float">
            <text:p>17359</text:p>
          </table:table-cell>
        </table:table-row>
        <table:table-row table:style-name="ro1">
          <table:table-cell office:value-type="string" calcext:value-type="string">
            <text:p>1999-11</text:p>
          </table:table-cell>
          <table:table-cell office:value-type="float" office:value="60788" calcext:value-type="float">
            <text:p>60788</text:p>
          </table:table-cell>
          <table:table-cell office:value-type="float" office:value="14278" calcext:value-type="float">
            <text:p>14278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75522" calcext:value-type="float">
            <text:p>75522</text:p>
          </table:table-cell>
          <table:table-cell office:value-type="float" office:value="18540" calcext:value-type="float">
            <text:p>18540</text:p>
          </table:table-cell>
        </table:table-row>
        <table:table-row table:style-name="ro1">
          <table:table-cell office:value-type="string" calcext:value-type="string">
            <text:p>1999-12</text:p>
          </table:table-cell>
          <table:table-cell office:value-type="float" office:value="61972" calcext:value-type="float">
            <text:p>61972</text:p>
          </table:table-cell>
          <table:table-cell office:value-type="float" office:value="14484" calcext:value-type="float">
            <text:p>14484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76930" calcext:value-type="float">
            <text:p>76930</text:p>
          </table:table-cell>
          <table:table-cell office:value-type="float" office:value="20870" calcext:value-type="float">
            <text:p>20870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64881" calcext:value-type="float">
            <text:p>64881</text:p>
          </table:table-cell>
          <table:table-cell office:value-type="float" office:value="14830" calcext:value-type="float">
            <text:p>14830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 office:value-type="float" office:value="80222" calcext:value-type="float">
            <text:p>80222</text:p>
          </table:table-cell>
          <table:table-cell office:value-type="float" office:value="22449" calcext:value-type="float">
            <text:p>22449</text:p>
          </table:table-cell>
        </table:table-row>
        <table:table-row table:style-name="ro1">
          <table:table-cell office:value-type="string" calcext:value-type="string">
            <text:p>2000-02</text:p>
          </table:table-cell>
          <table:table-cell office:value-type="float" office:value="64447" calcext:value-type="float">
            <text:p>64447</text:p>
          </table:table-cell>
          <table:table-cell office:value-type="float" office:value="14875" calcext:value-type="float">
            <text:p>14875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 office:value-type="float" office:value="79848" calcext:value-type="float">
            <text:p>79848</text:p>
          </table:table-cell>
          <table:table-cell office:value-type="float" office:value="22050" calcext:value-type="float">
            <text:p>22050</text:p>
          </table:table-cell>
        </table:table-row>
        <table:table-row table:style-name="ro1">
          <table:table-cell office:value-type="string" calcext:value-type="string">
            <text:p>2000-03</text:p>
          </table:table-cell>
          <table:table-cell office:value-type="float" office:value="64934" calcext:value-type="float">
            <text:p>64934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 office:value-type="float" office:value="80595" calcext:value-type="float">
            <text:p>80595</text:p>
          </table:table-cell>
          <table:table-cell office:value-type="float" office:value="22643" calcext:value-type="float">
            <text:p>22643</text:p>
          </table:table-cell>
        </table:table-row>
        <table:table-row table:style-name="ro1">
          <table:table-cell office:value-type="string" calcext:value-type="string">
            <text:p>2000-04</text:p>
          </table:table-cell>
          <table:table-cell office:value-type="float" office:value="69412" calcext:value-type="float">
            <text:p>69412</text:p>
          </table:table-cell>
          <table:table-cell office:value-type="float" office:value="15165" calcext:value-type="float">
            <text:p>15165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 office:value-type="float" office:value="85140" calcext:value-type="float">
            <text:p>85140</text:p>
          </table:table-cell>
          <table:table-cell office:value-type="float" office:value="22938" calcext:value-type="float">
            <text:p>22938</text:p>
          </table:table-cell>
        </table:table-row>
        <table:table-row table:style-name="ro1">
          <table:table-cell office:value-type="string" calcext:value-type="string">
            <text:p>2000-05</text:p>
          </table:table-cell>
          <table:table-cell office:value-type="float" office:value="70256" calcext:value-type="float">
            <text:p>70256</text:p>
          </table:table-cell>
          <table:table-cell office:value-type="float" office:value="15294" calcext:value-type="float">
            <text:p>15294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86120" calcext:value-type="float">
            <text:p>86120</text:p>
          </table:table-cell>
          <table:table-cell office:value-type="float" office:value="23825" calcext:value-type="float">
            <text:p>23825</text:p>
          </table:table-cell>
        </table:table-row>
        <table:table-row table:style-name="ro1">
          <table:table-cell office:value-type="string" calcext:value-type="string">
            <text:p>2000-06</text:p>
          </table:table-cell>
          <table:table-cell office:value-type="float" office:value="71347" calcext:value-type="float">
            <text:p>71347</text:p>
          </table:table-cell>
          <table:table-cell office:value-type="float" office:value="15501" calcext:value-type="float">
            <text:p>15501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office:value-type="float" office:value="87446" calcext:value-type="float">
            <text:p>87446</text:p>
          </table:table-cell>
          <table:table-cell office:value-type="float" office:value="24262" calcext:value-type="float">
            <text:p>24262</text:p>
          </table:table-cell>
        </table:table-row>
        <table:table-row table:style-name="ro1">
          <table:table-cell office:value-type="string" calcext:value-type="string">
            <text:p>2000-07</text:p>
          </table:table-cell>
          <table:table-cell office:value-type="float" office:value="73088" calcext:value-type="float">
            <text:p>73088</text:p>
          </table:table-cell>
          <table:table-cell office:value-type="float" office:value="17329" calcext:value-type="float">
            <text:p>17329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91022" calcext:value-type="float">
            <text:p>91022</text:p>
          </table:table-cell>
          <table:table-cell office:value-type="float" office:value="26808" calcext:value-type="float">
            <text:p>26808</text:p>
          </table:table-cell>
        </table:table-row>
        <table:table-row table:style-name="ro1">
          <table:table-cell office:value-type="string" calcext:value-type="string">
            <text:p>2000-08</text:p>
          </table:table-cell>
          <table:table-cell office:value-type="float" office:value="72391" calcext:value-type="float">
            <text:p>72391</text:p>
          </table:table-cell>
          <table:table-cell office:value-type="float" office:value="31620" calcext:value-type="float">
            <text:p>31620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 office:value-type="float" office:value="104620" calcext:value-type="float">
            <text:p>104620</text:p>
          </table:table-cell>
          <table:table-cell office:value-type="float" office:value="30093" calcext:value-type="float">
            <text:p>30093</text:p>
          </table:table-cell>
        </table:table-row>
        <table:table-row table:style-name="ro1">
          <table:table-cell office:value-type="string" calcext:value-type="string">
            <text:p>2000-09</text:p>
          </table:table-cell>
          <table:table-cell office:value-type="float" office:value="75038" calcext:value-type="float">
            <text:p>75038</text:p>
          </table:table-cell>
          <table:table-cell office:value-type="float" office:value="33840" calcext:value-type="float">
            <text:p>33840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109499" calcext:value-type="float">
            <text:p>109499</text:p>
          </table:table-cell>
          <table:table-cell office:value-type="float" office:value="31279" calcext:value-type="float">
            <text:p>31279</text:p>
          </table:table-cell>
        </table:table-row>
        <table:table-row table:style-name="ro1">
          <table:table-cell office:value-type="string" calcext:value-type="string">
            <text:p>2000-10</text:p>
          </table:table-cell>
          <table:table-cell office:value-type="float" office:value="77876" calcext:value-type="float">
            <text:p>77876</text:p>
          </table:table-cell>
          <table:table-cell office:value-type="float" office:value="33978" calcext:value-type="float">
            <text:p>33978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12482" calcext:value-type="float">
            <text:p>112482</text:p>
          </table:table-cell>
          <table:table-cell office:value-type="float" office:value="33182" calcext:value-type="float">
            <text:p>33182</text:p>
          </table:table-cell>
        </table:table-row>
        <table:table-row table:style-name="ro1">
          <table:table-cell office:value-type="string" calcext:value-type="string">
            <text:p>2000-11</text:p>
          </table:table-cell>
          <table:table-cell office:value-type="float" office:value="78973" calcext:value-type="float">
            <text:p>78973</text:p>
          </table:table-cell>
          <table:table-cell office:value-type="float" office:value="34250" calcext:value-type="float">
            <text:p>34250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113863" calcext:value-type="float">
            <text:p>113863</text:p>
          </table:table-cell>
          <table:table-cell office:value-type="float" office:value="33662" calcext:value-type="float">
            <text:p>33662</text:p>
          </table:table-cell>
        </table:table-row>
        <table:table-row table:style-name="ro1">
          <table:table-cell office:value-type="string" calcext:value-type="string">
            <text:p>2000-12</text:p>
          </table:table-cell>
          <table:table-cell office:value-type="float" office:value="79650" calcext:value-type="float">
            <text:p>79650</text:p>
          </table:table-cell>
          <table:table-cell office:value-type="float" office:value="34741" calcext:value-type="float">
            <text:p>34741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115040" calcext:value-type="float">
            <text:p>115040</text:p>
          </table:table-cell>
          <table:table-cell office:value-type="float" office:value="35337" calcext:value-type="float">
            <text:p>35337</text:p>
          </table:table-cell>
        </table:table-row>
        <table:table-row table:style-name="ro1">
          <table:table-cell office:value-type="string" calcext:value-type="string">
            <text:p>2001-01</text:p>
          </table:table-cell>
          <table:table-cell office:value-type="float" office:value="80614" calcext:value-type="float">
            <text:p>80614</text:p>
          </table:table-cell>
          <table:table-cell office:value-type="float" office:value="34803" calcext:value-type="float">
            <text:p>34803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 office:value-type="float" office:value="116070" calcext:value-type="float">
            <text:p>116070</text:p>
          </table:table-cell>
          <table:table-cell office:value-type="float" office:value="36118" calcext:value-type="float">
            <text:p>36118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85447" calcext:value-type="float">
            <text:p>85447</text:p>
          </table:table-cell>
          <table:table-cell office:value-type="float" office:value="35114" calcext:value-type="float">
            <text:p>35114</text:p>
          </table:table-cell>
          <table:table-cell table:number-columns-repeated="2"/>
          <table:table-cell office:value-type="float" office:value="664" calcext:value-type="float">
            <text:p>664</text:p>
          </table:table-cell>
          <table:table-cell office:value-type="float" office:value="121225" calcext:value-type="float">
            <text:p>121225</text:p>
          </table:table-cell>
          <table:table-cell office:value-type="float" office:value="38252" calcext:value-type="float">
            <text:p>38252</text:p>
          </table:table-cell>
        </table:table-row>
        <table:table-row table:style-name="ro1">
          <table:table-cell office:value-type="string" calcext:value-type="string">
            <text:p>2001-03</text:p>
          </table:table-cell>
          <table:table-cell office:value-type="float" office:value="86118" calcext:value-type="float">
            <text:p>86118</text:p>
          </table:table-cell>
          <table:table-cell office:value-type="float" office:value="35842" calcext:value-type="float">
            <text:p>35842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122647" calcext:value-type="float">
            <text:p>122647</text:p>
          </table:table-cell>
          <table:table-cell office:value-type="float" office:value="39009" calcext:value-type="float">
            <text:p>39009</text:p>
          </table:table-cell>
        </table:table-row>
        <table:table-row table:style-name="ro1">
          <table:table-cell office:value-type="string" calcext:value-type="string">
            <text:p>2001-04</text:p>
          </table:table-cell>
          <table:table-cell office:value-type="float" office:value="87006" calcext:value-type="float">
            <text:p>87006</text:p>
          </table:table-cell>
          <table:table-cell office:value-type="float" office:value="36046" calcext:value-type="float">
            <text:p>36046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123750" calcext:value-type="float">
            <text:p>123750</text:p>
          </table:table-cell>
          <table:table-cell office:value-type="float" office:value="40082" calcext:value-type="float">
            <text:p>40082</text:p>
          </table:table-cell>
        </table:table-row>
        <table:table-row table:style-name="ro1">
          <table:table-cell office:value-type="string" calcext:value-type="string">
            <text:p>2001-05</text:p>
          </table:table-cell>
          <table:table-cell office:value-type="float" office:value="86466" calcext:value-type="float">
            <text:p>86466</text:p>
          </table:table-cell>
          <table:table-cell office:value-type="float" office:value="41432" calcext:value-type="float">
            <text:p>41432</text:p>
          </table:table-cell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128605" calcext:value-type="float">
            <text:p>128605</text:p>
          </table:table-cell>
          <table:table-cell office:value-type="float" office:value="44940" calcext:value-type="float">
            <text:p>44940</text:p>
          </table:table-cell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87198" calcext:value-type="float">
            <text:p>87198</text:p>
          </table:table-cell>
          <table:table-cell office:value-type="float" office:value="42162" calcext:value-type="float">
            <text:p>42162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130080" calcext:value-type="float">
            <text:p>130080</text:p>
          </table:table-cell>
          <table:table-cell office:value-type="float" office:value="45690" calcext:value-type="float">
            <text:p>45690</text:p>
          </table:table-cell>
        </table:table-row>
        <table:table-row table:style-name="ro1">
          <table:table-cell office:value-type="string" calcext:value-type="string">
            <text:p>2001-07</text:p>
          </table:table-cell>
          <table:table-cell office:value-type="float" office:value="88294" calcext:value-type="float">
            <text:p>88294</text:p>
          </table:table-cell>
          <table:table-cell office:value-type="float" office:value="46325" calcext:value-type="float">
            <text:p>46325</text:p>
          </table:table-cell>
          <table:table-cell table:number-columns-repeated="2"/>
          <table:table-cell office:value-type="float" office:value="728" calcext:value-type="float">
            <text:p>728</text:p>
          </table:table-cell>
          <table:table-cell office:value-type="float" office:value="135347" calcext:value-type="float">
            <text:p>135347</text:p>
          </table:table-cell>
          <table:table-cell office:value-type="float" office:value="50376" calcext:value-type="float">
            <text:p>50376</text:p>
          </table:table-cell>
        </table:table-row>
        <table:table-row table:style-name="ro1">
          <table:table-cell office:value-type="string" calcext:value-type="string">
            <text:p>2001-08</text:p>
          </table:table-cell>
          <table:table-cell office:value-type="float" office:value="88747" calcext:value-type="float">
            <text:p>88747</text:p>
          </table:table-cell>
          <table:table-cell office:value-type="float" office:value="48920" calcext:value-type="float">
            <text:p>48920</text:p>
          </table:table-cell>
          <table:table-cell table:number-columns-repeated="2"/>
          <table:table-cell office:value-type="float" office:value="723" calcext:value-type="float">
            <text:p>723</text:p>
          </table:table-cell>
          <table:table-cell office:value-type="float" office:value="138390" calcext:value-type="float">
            <text:p>138390</text:p>
          </table:table-cell>
          <table:table-cell office:value-type="float" office:value="53354" calcext:value-type="float">
            <text:p>53354</text:p>
          </table:table-cell>
        </table:table-row>
        <table:table-row table:style-name="ro1">
          <table:table-cell office:value-type="string" calcext:value-type="string">
            <text:p>2001-09</text:p>
          </table:table-cell>
          <table:table-cell office:value-type="float" office:value="89492" calcext:value-type="float">
            <text:p>89492</text:p>
          </table:table-cell>
          <table:table-cell office:value-type="float" office:value="50068" calcext:value-type="float">
            <text:p>50068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140329" calcext:value-type="float">
            <text:p>140329</text:p>
          </table:table-cell>
          <table:table-cell office:value-type="float" office:value="54925" calcext:value-type="float">
            <text:p>54925</text:p>
          </table:table-cell>
        </table:table-row>
        <table:table-row table:style-name="ro1">
          <table:table-cell office:value-type="string" calcext:value-type="string">
            <text:p>2001-10</text:p>
          </table:table-cell>
          <table:table-cell office:value-type="float" office:value="90959" calcext:value-type="float">
            <text:p>90959</text:p>
          </table:table-cell>
          <table:table-cell office:value-type="float" office:value="51946" calcext:value-type="float">
            <text:p>51946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 office:value-type="float" office:value="143662" calcext:value-type="float">
            <text:p>143662</text:p>
          </table:table-cell>
          <table:table-cell office:value-type="float" office:value="57334" calcext:value-type="float">
            <text:p>57334</text:p>
          </table:table-cell>
        </table:table-row>
        <table:table-row table:style-name="ro1">
          <table:table-cell office:value-type="string" calcext:value-type="string">
            <text:p>2001-11</text:p>
          </table:table-cell>
          <table:table-cell office:value-type="float" office:value="91928" calcext:value-type="float">
            <text:p>91928</text:p>
          </table:table-cell>
          <table:table-cell office:value-type="float" office:value="52081" calcext:value-type="float">
            <text:p>52081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office:value-type="float" office:value="144770" calcext:value-type="float">
            <text:p>144770</text:p>
          </table:table-cell>
          <table:table-cell office:value-type="float" office:value="58381" calcext:value-type="float">
            <text:p>58381</text:p>
          </table:table-cell>
        </table:table-row>
        <table:table-row table:style-name="ro1">
          <table:table-cell office:value-type="string" calcext:value-type="string">
            <text:p>2001-12</text:p>
          </table:table-cell>
          <table:table-cell office:value-type="float" office:value="94562" calcext:value-type="float">
            <text:p>94562</text:p>
          </table:table-cell>
          <table:table-cell office:value-type="float" office:value="52166" calcext:value-type="float">
            <text:p>52166</text:p>
          </table:table-cell>
          <table:table-cell table:number-columns-repeated="2"/>
          <table:table-cell office:value-type="float" office:value="769" calcext:value-type="float">
            <text:p>769</text:p>
          </table:table-cell>
          <table:table-cell office:value-type="float" office:value="147497" calcext:value-type="float">
            <text:p>147497</text:p>
          </table:table-cell>
          <table:table-cell office:value-type="float" office:value="59225" calcext:value-type="float">
            <text:p>59225</text:p>
          </table:table-cell>
        </table:table-row>
        <table:table-row table:style-name="ro1">
          <table:table-cell office:value-type="string" calcext:value-type="string">
            <text:p>2002-01</text:p>
          </table:table-cell>
          <table:table-cell office:value-type="float" office:value="95028" calcext:value-type="float">
            <text:p>95028</text:p>
          </table:table-cell>
          <table:table-cell office:value-type="float" office:value="52179" calcext:value-type="float">
            <text:p>52179</text:p>
          </table:table-cell>
          <table:table-cell table:number-columns-repeated="2"/>
          <table:table-cell office:value-type="float" office:value="771" calcext:value-type="float">
            <text:p>771</text:p>
          </table:table-cell>
          <table:table-cell office:value-type="float" office:value="147978" calcext:value-type="float">
            <text:p>147978</text:p>
          </table:table-cell>
          <table:table-cell office:value-type="float" office:value="59755" calcext:value-type="float">
            <text:p>59755</text:p>
          </table:table-cell>
        </table:table-row>
        <table:table-row table:style-name="ro1">
          <table:table-cell office:value-type="string" calcext:value-type="string">
            <text:p>2002-02</text:p>
          </table:table-cell>
          <table:table-cell office:value-type="float" office:value="95973" calcext:value-type="float">
            <text:p>95973</text:p>
          </table:table-cell>
          <table:table-cell office:value-type="float" office:value="53154" calcext:value-type="float">
            <text:p>53154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 office:value-type="float" office:value="149908" calcext:value-type="float">
            <text:p>149908</text:p>
          </table:table-cell>
          <table:table-cell office:value-type="float" office:value="61406" calcext:value-type="float">
            <text:p>6140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97450" calcext:value-type="float">
            <text:p>97450</text:p>
          </table:table-cell>
          <table:table-cell office:value-type="float" office:value="53772" calcext:value-type="float">
            <text:p>53772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 office:value-type="float" office:value="152010" calcext:value-type="float">
            <text:p>152010</text:p>
          </table:table-cell>
          <table:table-cell office:value-type="float" office:value="62570" calcext:value-type="float">
            <text:p>62570</text:p>
          </table:table-cell>
        </table:table-row>
        <table:table-row table:style-name="ro1">
          <table:table-cell office:value-type="string" calcext:value-type="string">
            <text:p>2002-04</text:p>
          </table:table-cell>
          <table:table-cell office:value-type="float" office:value="98446" calcext:value-type="float">
            <text:p>98446</text:p>
          </table:table-cell>
          <table:table-cell office:value-type="float" office:value="56082" calcext:value-type="float">
            <text:p>56082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 office:value-type="float" office:value="155321" calcext:value-type="float">
            <text:p>155321</text:p>
          </table:table-cell>
          <table:table-cell office:value-type="float" office:value="64022" calcext:value-type="float">
            <text:p>64022</text:p>
          </table:table-cell>
        </table:table-row>
        <table:table-row table:style-name="ro1">
          <table:table-cell office:value-type="string" calcext:value-type="string">
            <text:p>2002-05</text:p>
          </table:table-cell>
          <table:table-cell office:value-type="float" office:value="99875" calcext:value-type="float">
            <text:p>99875</text:p>
          </table:table-cell>
          <table:table-cell office:value-type="float" office:value="56560" calcext:value-type="float">
            <text:p>56560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157235" calcext:value-type="float">
            <text:p>157235</text:p>
          </table:table-cell>
          <table:table-cell office:value-type="float" office:value="65554" calcext:value-type="float">
            <text:p>65554</text:p>
          </table:table-cell>
        </table:table-row>
        <table:table-row table:style-name="ro1">
          <table:table-cell office:value-type="string" calcext:value-type="string">
            <text:p>2002-06</text:p>
          </table:table-cell>
          <table:table-cell office:value-type="float" office:value="100477" calcext:value-type="float">
            <text:p>100477</text:p>
          </table:table-cell>
          <table:table-cell office:value-type="float" office:value="57004" calcext:value-type="float">
            <text:p>57004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58284" calcext:value-type="float">
            <text:p>158284</text:p>
          </table:table-cell>
          <table:table-cell office:value-type="float" office:value="71110" calcext:value-type="float">
            <text:p>71110</text:p>
          </table:table-cell>
        </table:table-row>
        <table:table-row table:style-name="ro1">
          <table:table-cell office:value-type="string" calcext:value-type="string">
            <text:p>2002-07</text:p>
          </table:table-cell>
          <table:table-cell office:value-type="float" office:value="101194" calcext:value-type="float">
            <text:p>101194</text:p>
          </table:table-cell>
          <table:table-cell office:value-type="float" office:value="63749" calcext:value-type="float">
            <text:p>63749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165753" calcext:value-type="float">
            <text:p>165753</text:p>
          </table:table-cell>
          <table:table-cell office:value-type="float" office:value="77417" calcext:value-type="float">
            <text:p>77417</text:p>
          </table:table-cell>
        </table:table-row>
        <table:table-row table:style-name="ro1">
          <table:table-cell office:value-type="string" calcext:value-type="string">
            <text:p>2002-08</text:p>
          </table:table-cell>
          <table:table-cell office:value-type="float" office:value="102765" calcext:value-type="float">
            <text:p>102765</text:p>
          </table:table-cell>
          <table:table-cell office:value-type="float" office:value="64517" calcext:value-type="float">
            <text:p>64517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168100" calcext:value-type="float">
            <text:p>168100</text:p>
          </table:table-cell>
          <table:table-cell office:value-type="float" office:value="79090" calcext:value-type="float">
            <text:p>79090</text:p>
          </table:table-cell>
        </table:table-row>
        <table:table-row table:style-name="ro1">
          <table:table-cell office:value-type="string" calcext:value-type="string">
            <text:p>2002-09</text:p>
          </table:table-cell>
          <table:table-cell office:value-type="float" office:value="103734" calcext:value-type="float">
            <text:p>103734</text:p>
          </table:table-cell>
          <table:table-cell office:value-type="float" office:value="65001" calcext:value-type="float">
            <text:p>65001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 office:value-type="float" office:value="169564" calcext:value-type="float">
            <text:p>169564</text:p>
          </table:table-cell>
          <table:table-cell office:value-type="float" office:value="80229" calcext:value-type="float">
            <text:p>80229</text:p>
          </table:table-cell>
        </table:table-row>
        <table:table-row table:style-name="ro1">
          <table:table-cell office:value-type="string" calcext:value-type="string">
            <text:p>2002-10</text:p>
          </table:table-cell>
          <table:table-cell office:value-type="float" office:value="104474" calcext:value-type="float">
            <text:p>104474</text:p>
          </table:table-cell>
          <table:table-cell office:value-type="float" office:value="66724" calcext:value-type="float">
            <text:p>66724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172044" calcext:value-type="float">
            <text:p>172044</text:p>
          </table:table-cell>
          <table:table-cell office:value-type="float" office:value="83716" calcext:value-type="float">
            <text:p>83716</text:p>
          </table:table-cell>
        </table:table-row>
        <table:table-row table:style-name="ro1">
          <table:table-cell office:value-type="string" calcext:value-type="string">
            <text:p>2002-11</text:p>
          </table:table-cell>
          <table:table-cell office:value-type="float" office:value="105395" calcext:value-type="float">
            <text:p>105395</text:p>
          </table:table-cell>
          <table:table-cell office:value-type="float" office:value="66781" calcext:value-type="float">
            <text:p>66781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 office:value-type="float" office:value="173022" calcext:value-type="float">
            <text:p>173022</text:p>
          </table:table-cell>
          <table:table-cell office:value-type="float" office:value="84743" calcext:value-type="float">
            <text:p>84743</text:p>
          </table:table-cell>
        </table:table-row>
        <table:table-row table:style-name="ro1">
          <table:table-cell office:value-type="string" calcext:value-type="string">
            <text:p>2002-12</text:p>
          </table:table-cell>
          <table:table-cell office:value-type="float" office:value="106257" calcext:value-type="float">
            <text:p>106257</text:p>
          </table:table-cell>
          <table:table-cell office:value-type="float" office:value="67154" calcext:value-type="float">
            <text:p>671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56" calcext:value-type="float">
            <text:p>856</text:p>
          </table:table-cell>
          <table:table-cell office:value-type="float" office:value="174272" calcext:value-type="float">
            <text:p>174272</text:p>
          </table:table-cell>
          <table:table-cell office:value-type="float" office:value="84289" calcext:value-type="float">
            <text:p>84289</text:p>
          </table:table-cell>
        </table:table-row>
        <table:table-row table:style-name="ro1">
          <table:table-cell office:value-type="string" calcext:value-type="string">
            <text:p>2003-01</text:p>
          </table:table-cell>
          <table:table-cell office:value-type="float" office:value="107120" calcext:value-type="float">
            <text:p>107120</text:p>
          </table:table-cell>
          <table:table-cell office:value-type="float" office:value="67668" calcext:value-type="float">
            <text:p>67668</text:p>
          </table:table-cell>
          <table:table-cell office:value-type="float" office:value="230" calcext:value-type="float">
            <text:p>230</text:p>
          </table:table-cell>
          <table:table-cell office:value-type="float" office:value="58" calcext:value-type="float">
            <text:p>58</text:p>
          </table:table-cell>
          <table:table-cell office:value-type="float" office:value="862" calcext:value-type="float">
            <text:p>862</text:p>
          </table:table-cell>
          <table:table-cell office:value-type="float" office:value="175938" calcext:value-type="float">
            <text:p>175938</text:p>
          </table:table-cell>
          <table:table-cell office:value-type="float" office:value="85471" calcext:value-type="float">
            <text:p>85471</text:p>
          </table:table-cell>
        </table:table-row>
        <table:table-row table:style-name="ro1">
          <table:table-cell office:value-type="string" calcext:value-type="string">
            <text:p>2003-02</text:p>
          </table:table-cell>
          <table:table-cell office:value-type="float" office:value="109505" calcext:value-type="float">
            <text:p>109505</text:p>
          </table:table-cell>
          <table:table-cell office:value-type="float" office:value="68058" calcext:value-type="float">
            <text:p>68058</text:p>
          </table:table-cell>
          <table:table-cell office:value-type="float" office:value="240" calcext:value-type="float">
            <text:p>240</text:p>
          </table:table-cell>
          <table:table-cell office:value-type="float" office:value="66" calcext:value-type="float">
            <text:p>66</text:p>
          </table:table-cell>
          <table:table-cell office:value-type="float" office:value="869" calcext:value-type="float">
            <text:p>869</text:p>
          </table:table-cell>
          <table:table-cell office:value-type="float" office:value="178738" calcext:value-type="float">
            <text:p>178738</text:p>
          </table:table-cell>
          <table:table-cell office:value-type="float" office:value="90738" calcext:value-type="float">
            <text:p>90738</text:p>
          </table:table-cell>
        </table:table-row>
        <table:table-row table:style-name="ro1">
          <table:table-cell office:value-type="string" calcext:value-type="string">
            <text:p>2003-03</text:p>
          </table:table-cell>
          <table:table-cell office:value-type="float" office:value="111014" calcext:value-type="float">
            <text:p>111014</text:p>
          </table:table-cell>
          <table:table-cell office:value-type="float" office:value="68326" calcext:value-type="float">
            <text:p>68326</text:p>
          </table:table-cell>
          <table:table-cell office:value-type="float" office:value="244" calcext:value-type="float">
            <text:p>244</text:p>
          </table:table-cell>
          <table:table-cell office:value-type="float" office:value="107" calcext:value-type="float">
            <text:p>107</text:p>
          </table:table-cell>
          <table:table-cell office:value-type="float" office:value="871" calcext:value-type="float">
            <text:p>871</text:p>
          </table:table-cell>
          <table:table-cell office:value-type="float" office:value="180562" calcext:value-type="float">
            <text:p>180562</text:p>
          </table:table-cell>
          <table:table-cell office:value-type="float" office:value="92024" calcext:value-type="float">
            <text:p>92024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12216" calcext:value-type="float">
            <text:p>112216</text:p>
          </table:table-cell>
          <table:table-cell office:value-type="float" office:value="75159" calcext:value-type="float">
            <text:p>75159</text:p>
          </table:table-cell>
          <table:table-cell office:value-type="float" office:value="254" calcext:value-type="float">
            <text:p>254</text:p>
          </table:table-cell>
          <table:table-cell office:value-type="float" office:value="233" calcext:value-type="float">
            <text:p>233</text:p>
          </table:table-cell>
          <table:table-cell office:value-type="float" office:value="872" calcext:value-type="float">
            <text:p>872</text:p>
          </table:table-cell>
          <table:table-cell office:value-type="float" office:value="188734" calcext:value-type="float">
            <text:p>188734</text:p>
          </table:table-cell>
          <table:table-cell office:value-type="float" office:value="96764" calcext:value-type="float">
            <text:p>96764</text:p>
          </table:table-cell>
        </table:table-row>
        <table:table-row table:style-name="ro1">
          <table:table-cell office:value-type="string" calcext:value-type="string">
            <text:p>2003-05</text:p>
          </table:table-cell>
          <table:table-cell office:value-type="float" office:value="113190" calcext:value-type="float">
            <text:p>113190</text:p>
          </table:table-cell>
          <table:table-cell office:value-type="float" office:value="79294" calcext:value-type="float">
            <text:p>79294</text:p>
          </table:table-cell>
          <table:table-cell office:value-type="float" office:value="257" calcext:value-type="float">
            <text:p>257</text:p>
          </table:table-cell>
          <table:table-cell office:value-type="float" office:value="274" calcext:value-type="float">
            <text:p>274</text:p>
          </table:table-cell>
          <table:table-cell office:value-type="float" office:value="883" calcext:value-type="float">
            <text:p>883</text:p>
          </table:table-cell>
          <table:table-cell office:value-type="float" office:value="193898" calcext:value-type="float">
            <text:p>193898</text:p>
          </table:table-cell>
          <table:table-cell office:value-type="float" office:value="99901" calcext:value-type="float">
            <text:p>99901</text:p>
          </table:table-cell>
        </table:table-row>
        <table:table-row table:style-name="ro1">
          <table:table-cell office:value-type="string" calcext:value-type="string">
            <text:p>2003-06</text:p>
          </table:table-cell>
          <table:table-cell office:value-type="float" office:value="114759" calcext:value-type="float">
            <text:p>114759</text:p>
          </table:table-cell>
          <table:table-cell office:value-type="float" office:value="80415" calcext:value-type="float">
            <text:p>80415</text:p>
          </table:table-cell>
          <table:table-cell office:value-type="float" office:value="261" calcext:value-type="float">
            <text:p>261</text:p>
          </table:table-cell>
          <table:table-cell office:value-type="float" office:value="302" calcext:value-type="float">
            <text:p>302</text:p>
          </table:table-cell>
          <table:table-cell office:value-type="float" office:value="938" calcext:value-type="float">
            <text:p>938</text:p>
          </table:table-cell>
          <table:table-cell office:value-type="float" office:value="196675" calcext:value-type="float">
            <text:p>196675</text:p>
          </table:table-cell>
          <table:table-cell office:value-type="float" office:value="103750" calcext:value-type="float">
            <text:p>103750</text:p>
          </table:table-cell>
        </table:table-row>
        <table:table-row table:style-name="ro1">
          <table:table-cell office:value-type="string" calcext:value-type="string">
            <text:p>2003-07</text:p>
          </table:table-cell>
          <table:table-cell office:value-type="float" office:value="116383" calcext:value-type="float">
            <text:p>116383</text:p>
          </table:table-cell>
          <table:table-cell office:value-type="float" office:value="84166" calcext:value-type="float">
            <text:p>84166</text:p>
          </table:table-cell>
          <table:table-cell office:value-type="float" office:value="264" calcext:value-type="float">
            <text:p>264</text:p>
          </table:table-cell>
          <table:table-cell office:value-type="float" office:value="338" calcext:value-type="float">
            <text:p>338</text:p>
          </table:table-cell>
          <table:table-cell office:value-type="float" office:value="1010" calcext:value-type="float">
            <text:p>1010</text:p>
          </table:table-cell>
          <table:table-cell office:value-type="float" office:value="202161" calcext:value-type="float">
            <text:p>202161</text:p>
          </table:table-cell>
          <table:table-cell office:value-type="float" office:value="107361" calcext:value-type="float">
            <text:p>107361</text:p>
          </table:table-cell>
        </table:table-row>
        <table:table-row table:style-name="ro1">
          <table:table-cell office:value-type="string" calcext:value-type="string">
            <text:p>2003-08</text:p>
          </table:table-cell>
          <table:table-cell office:value-type="float" office:value="117002" calcext:value-type="float">
            <text:p>117002</text:p>
          </table:table-cell>
          <table:table-cell office:value-type="float" office:value="84533" calcext:value-type="float">
            <text:p>84533</text:p>
          </table:table-cell>
          <table:table-cell office:value-type="float" office:value="272" calcext:value-type="float">
            <text:p>272</text:p>
          </table:table-cell>
          <table:table-cell office:value-type="float" office:value="338" calcext:value-type="float">
            <text:p>338</text:p>
          </table:table-cell>
          <table:table-cell office:value-type="float" office:value="1020" calcext:value-type="float">
            <text:p>1020</text:p>
          </table:table-cell>
          <table:table-cell office:value-type="float" office:value="203165" calcext:value-type="float">
            <text:p>203165</text:p>
          </table:table-cell>
          <table:table-cell office:value-type="float" office:value="108691" calcext:value-type="float">
            <text:p>108691</text:p>
          </table:table-cell>
        </table:table-row>
        <table:table-row table:style-name="ro1">
          <table:table-cell office:value-type="string" calcext:value-type="string">
            <text:p>2003-09</text:p>
          </table:table-cell>
          <table:table-cell office:value-type="float" office:value="117489" calcext:value-type="float">
            <text:p>117489</text:p>
          </table:table-cell>
          <table:table-cell office:value-type="float" office:value="84890" calcext:value-type="float">
            <text:p>84890</text:p>
          </table:table-cell>
          <table:table-cell office:value-type="float" office:value="276" calcext:value-type="float">
            <text:p>276</text:p>
          </table:table-cell>
          <table:table-cell office:value-type="float" office:value="338" calcext:value-type="float">
            <text:p>338</text:p>
          </table:table-cell>
          <table:table-cell office:value-type="float" office:value="1028" calcext:value-type="float">
            <text:p>1028</text:p>
          </table:table-cell>
          <table:table-cell office:value-type="float" office:value="204021" calcext:value-type="float">
            <text:p>204021</text:p>
          </table:table-cell>
          <table:table-cell office:value-type="float" office:value="109764" calcext:value-type="float">
            <text:p>109764</text:p>
          </table:table-cell>
        </table:table-row>
        <table:table-row table:style-name="ro1">
          <table:table-cell office:value-type="string" calcext:value-type="string">
            <text:p>2003-10</text:p>
          </table:table-cell>
          <table:table-cell office:value-type="float" office:value="120198" calcext:value-type="float">
            <text:p>120198</text:p>
          </table:table-cell>
          <table:table-cell office:value-type="float" office:value="87473" calcext:value-type="float">
            <text:p>87473</text:p>
          </table:table-cell>
          <table:table-cell office:value-type="float" office:value="279" calcext:value-type="float">
            <text:p>279</text:p>
          </table:table-cell>
          <table:table-cell office:value-type="float" office:value="338" calcext:value-type="float">
            <text:p>338</text:p>
          </table:table-cell>
          <table:table-cell office:value-type="float" office:value="1032" calcext:value-type="float">
            <text:p>1032</text:p>
          </table:table-cell>
          <table:table-cell office:value-type="float" office:value="209320" calcext:value-type="float">
            <text:p>209320</text:p>
          </table:table-cell>
          <table:table-cell office:value-type="float" office:value="114732" calcext:value-type="float">
            <text:p>114732</text:p>
          </table:table-cell>
        </table:table-row>
        <table:table-row table:style-name="ro1">
          <table:table-cell office:value-type="string" calcext:value-type="string">
            <text:p>2003-11</text:p>
          </table:table-cell>
          <table:table-cell office:value-type="float" office:value="119453" calcext:value-type="float">
            <text:p>119453</text:p>
          </table:table-cell>
          <table:table-cell office:value-type="float" office:value="87949" calcext:value-type="float">
            <text:p>87949</text:p>
          </table:table-cell>
          <table:table-cell office:value-type="float" office:value="290" calcext:value-type="float">
            <text:p>290</text:p>
          </table:table-cell>
          <table:table-cell office:value-type="float" office:value="338" calcext:value-type="float">
            <text:p>338</text:p>
          </table:table-cell>
          <table:table-cell office:value-type="float" office:value="1050" calcext:value-type="float">
            <text:p>1050</text:p>
          </table:table-cell>
          <table:table-cell office:value-type="float" office:value="209080" calcext:value-type="float">
            <text:p>209080</text:p>
          </table:table-cell>
          <table:table-cell office:value-type="float" office:value="116401" calcext:value-type="float">
            <text:p>116401</text:p>
          </table:table-cell>
        </table:table-row>
        <table:table-row table:style-name="ro1">
          <table:table-cell office:value-type="string" calcext:value-type="string">
            <text:p>2003-12</text:p>
          </table:table-cell>
          <table:table-cell office:value-type="float" office:value="120058" calcext:value-type="float">
            <text:p>120058</text:p>
          </table:table-cell>
          <table:table-cell office:value-type="float" office:value="88461" calcext:value-type="float">
            <text:p>88461</text:p>
          </table:table-cell>
          <table:table-cell office:value-type="float" office:value="409" calcext:value-type="float">
            <text:p>409</text:p>
          </table:table-cell>
          <table:table-cell office:value-type="float" office:value="338" calcext:value-type="float">
            <text:p>338</text:p>
          </table:table-cell>
          <table:table-cell office:value-type="float" office:value="1055" calcext:value-type="float">
            <text:p>1055</text:p>
          </table:table-cell>
          <table:table-cell office:value-type="float" office:value="210321" calcext:value-type="float">
            <text:p>210321</text:p>
          </table:table-cell>
          <table:table-cell office:value-type="float" office:value="117640" calcext:value-type="float">
            <text:p>117640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21878" calcext:value-type="float">
            <text:p>121878</text:p>
          </table:table-cell>
          <table:table-cell office:value-type="float" office:value="91487" calcext:value-type="float">
            <text:p>91487</text:p>
          </table:table-cell>
          <table:table-cell office:value-type="float" office:value="409" calcext:value-type="float">
            <text:p>409</text:p>
          </table:table-cell>
          <table:table-cell office:value-type="float" office:value="338" calcext:value-type="float">
            <text:p>338</text:p>
          </table:table-cell>
          <table:table-cell office:value-type="float" office:value="1068" calcext:value-type="float">
            <text:p>1068</text:p>
          </table:table-cell>
          <table:table-cell office:value-type="float" office:value="215180" calcext:value-type="float">
            <text:p>215180</text:p>
          </table:table-cell>
          <table:table-cell office:value-type="float" office:value="121106" calcext:value-type="float">
            <text:p>121106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23966" calcext:value-type="float">
            <text:p>123966</text:p>
          </table:table-cell>
          <table:table-cell office:value-type="float" office:value="94307" calcext:value-type="float">
            <text:p>94307</text:p>
          </table:table-cell>
          <table:table-cell office:value-type="float" office:value="409" calcext:value-type="float">
            <text:p>409</text:p>
          </table:table-cell>
          <table:table-cell office:value-type="float" office:value="353" calcext:value-type="float">
            <text:p>353</text:p>
          </table:table-cell>
          <table:table-cell office:value-type="float" office:value="1077" calcext:value-type="float">
            <text:p>1077</text:p>
          </table:table-cell>
          <table:table-cell office:value-type="float" office:value="220112" calcext:value-type="float">
            <text:p>220112</text:p>
          </table:table-cell>
          <table:table-cell office:value-type="float" office:value="125008" calcext:value-type="float">
            <text:p>125008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25749" calcext:value-type="float">
            <text:p>125749</text:p>
          </table:table-cell>
          <table:table-cell office:value-type="float" office:value="95893" calcext:value-type="float">
            <text:p>95893</text:p>
          </table:table-cell>
          <table:table-cell office:value-type="float" office:value="422" calcext:value-type="float">
            <text:p>422</text:p>
          </table:table-cell>
          <table:table-cell office:value-type="float" office:value="353" calcext:value-type="float">
            <text:p>353</text:p>
          </table:table-cell>
          <table:table-cell office:value-type="float" office:value="1085" calcext:value-type="float">
            <text:p>1085</text:p>
          </table:table-cell>
          <table:table-cell office:value-type="float" office:value="223502" calcext:value-type="float">
            <text:p>223502</text:p>
          </table:table-cell>
          <table:table-cell office:value-type="float" office:value="127534" calcext:value-type="float">
            <text:p>127534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28909" calcext:value-type="float">
            <text:p>128909</text:p>
          </table:table-cell>
          <table:table-cell office:value-type="float" office:value="96622" calcext:value-type="float">
            <text:p>96622</text:p>
          </table:table-cell>
          <table:table-cell office:value-type="float" office:value="423" calcext:value-type="float">
            <text:p>423</text:p>
          </table:table-cell>
          <table:table-cell office:value-type="float" office:value="353" calcext:value-type="float">
            <text:p>353</text:p>
          </table:table-cell>
          <table:table-cell office:value-type="float" office:value="1091" calcext:value-type="float">
            <text:p>1091</text:p>
          </table:table-cell>
          <table:table-cell office:value-type="float" office:value="227398" calcext:value-type="float">
            <text:p>227398</text:p>
          </table:table-cell>
          <table:table-cell office:value-type="float" office:value="130913" calcext:value-type="float">
            <text:p>130913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31690" calcext:value-type="float">
            <text:p>131690</text:p>
          </table:table-cell>
          <table:table-cell office:value-type="float" office:value="138034" calcext:value-type="float">
            <text:p>138034</text:p>
          </table:table-cell>
          <table:table-cell office:value-type="float" office:value="425" calcext:value-type="float">
            <text:p>425</text:p>
          </table:table-cell>
          <table:table-cell office:value-type="float" office:value="354" calcext:value-type="float">
            <text:p>354</text:p>
          </table:table-cell>
          <table:table-cell office:value-type="float" office:value="1070" calcext:value-type="float">
            <text:p>1070</text:p>
          </table:table-cell>
          <table:table-cell office:value-type="float" office:value="271573" calcext:value-type="float">
            <text:p>271573</text:p>
          </table:table-cell>
          <table:table-cell office:value-type="float" office:value="174733" calcext:value-type="float">
            <text:p>174733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32976" calcext:value-type="float">
            <text:p>132976</text:p>
          </table:table-cell>
          <table:table-cell office:value-type="float" office:value="136519" calcext:value-type="float">
            <text:p>136519</text:p>
          </table:table-cell>
          <table:table-cell office:value-type="float" office:value="426" calcext:value-type="float">
            <text:p>426</text:p>
          </table:table-cell>
          <table:table-cell office:value-type="float" office:value="354" calcext:value-type="float">
            <text:p>354</text:p>
          </table:table-cell>
          <table:table-cell office:value-type="float" office:value="1073" calcext:value-type="float">
            <text:p>1073</text:p>
          </table:table-cell>
          <table:table-cell office:value-type="float" office:value="271348" calcext:value-type="float">
            <text:p>271348</text:p>
          </table:table-cell>
          <table:table-cell office:value-type="float" office:value="174361" calcext:value-type="float">
            <text:p>174361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35683" calcext:value-type="float">
            <text:p>135683</text:p>
          </table:table-cell>
          <table:table-cell office:value-type="float" office:value="141216" calcext:value-type="float">
            <text:p>141216</text:p>
          </table:table-cell>
          <table:table-cell office:value-type="float" office:value="426" calcext:value-type="float">
            <text:p>426</text:p>
          </table:table-cell>
          <table:table-cell office:value-type="float" office:value="354" calcext:value-type="float">
            <text:p>354</text:p>
          </table:table-cell>
          <table:table-cell office:value-type="float" office:value="1088" calcext:value-type="float">
            <text:p>1088</text:p>
          </table:table-cell>
          <table:table-cell office:value-type="float" office:value="278767" calcext:value-type="float">
            <text:p>278767</text:p>
          </table:table-cell>
          <table:table-cell office:value-type="float" office:value="179475" calcext:value-type="float">
            <text:p>179475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36989" calcext:value-type="float">
            <text:p>136989</text:p>
          </table:table-cell>
          <table:table-cell office:value-type="float" office:value="144625" calcext:value-type="float">
            <text:p>144625</text:p>
          </table:table-cell>
          <table:table-cell office:value-type="float" office:value="427" calcext:value-type="float">
            <text:p>427</text:p>
          </table:table-cell>
          <table:table-cell office:value-type="float" office:value="432" calcext:value-type="float">
            <text:p>432</text:p>
          </table:table-cell>
          <table:table-cell office:value-type="float" office:value="1103" calcext:value-type="float">
            <text:p>1103</text:p>
          </table:table-cell>
          <table:table-cell office:value-type="float" office:value="283576" calcext:value-type="float">
            <text:p>283576</text:p>
          </table:table-cell>
          <table:table-cell office:value-type="float" office:value="186427" calcext:value-type="float">
            <text:p>186427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38731" calcext:value-type="float">
            <text:p>138731</text:p>
          </table:table-cell>
          <table:table-cell office:value-type="float" office:value="145678" calcext:value-type="float">
            <text:p>145678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1122" calcext:value-type="float">
            <text:p>1122</text:p>
          </table:table-cell>
          <table:table-cell office:value-type="float" office:value="286409" calcext:value-type="float">
            <text:p>286409</text:p>
          </table:table-cell>
          <table:table-cell office:value-type="float" office:value="189505" calcext:value-type="float">
            <text:p>189505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140406" calcext:value-type="float">
            <text:p>140406</text:p>
          </table:table-cell>
          <table:table-cell office:value-type="float" office:value="146291" calcext:value-type="float">
            <text:p>146291</text:p>
          </table:table-cell>
          <table:table-cell office:value-type="float" office:value="455" calcext:value-type="float">
            <text:p>455</text:p>
          </table:table-cell>
          <table:table-cell office:value-type="float" office:value="433" calcext:value-type="float">
            <text:p>433</text:p>
          </table:table-cell>
          <table:table-cell office:value-type="float" office:value="1135" calcext:value-type="float">
            <text:p>1135</text:p>
          </table:table-cell>
          <table:table-cell office:value-type="float" office:value="288720" calcext:value-type="float">
            <text:p>288720</text:p>
          </table:table-cell>
          <table:table-cell office:value-type="float" office:value="192100" calcext:value-type="float">
            <text:p>192100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142006" calcext:value-type="float">
            <text:p>142006</text:p>
          </table:table-cell>
          <table:table-cell office:value-type="float" office:value="146910" calcext:value-type="float">
            <text:p>146910</text:p>
          </table:table-cell>
          <table:table-cell office:value-type="float" office:value="459" calcext:value-type="float">
            <text:p>459</text:p>
          </table:table-cell>
          <table:table-cell office:value-type="float" office:value="434" calcext:value-type="float">
            <text:p>434</text:p>
          </table:table-cell>
          <table:table-cell office:value-type="float" office:value="1399" calcext:value-type="float">
            <text:p>1399</text:p>
          </table:table-cell>
          <table:table-cell office:value-type="float" office:value="291208" calcext:value-type="float">
            <text:p>291208</text:p>
          </table:table-cell>
          <table:table-cell office:value-type="float" office:value="195018" calcext:value-type="float">
            <text:p>195018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43530" calcext:value-type="float">
            <text:p>143530</text:p>
          </table:table-cell>
          <table:table-cell office:value-type="float" office:value="152338" calcext:value-type="float">
            <text:p>152338</text:p>
          </table:table-cell>
          <table:table-cell office:value-type="float" office:value="464" calcext:value-type="float">
            <text:p>464</text:p>
          </table:table-cell>
          <table:table-cell office:value-type="float" office:value="448" calcext:value-type="float">
            <text:p>448</text:p>
          </table:table-cell>
          <table:table-cell office:value-type="float" office:value="1513" calcext:value-type="float">
            <text:p>1513</text:p>
          </table:table-cell>
          <table:table-cell office:value-type="float" office:value="298293" calcext:value-type="float">
            <text:p>298293</text:p>
          </table:table-cell>
          <table:table-cell office:value-type="float" office:value="201525" calcext:value-type="float">
            <text:p>201525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145330" calcext:value-type="float">
            <text:p>145330</text:p>
          </table:table-cell>
          <table:table-cell office:value-type="float" office:value="154805" calcext:value-type="float">
            <text:p>154805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 office:value-type="float" office:value="1659" calcext:value-type="float">
            <text:p>1659</text:p>
          </table:table-cell>
          <table:table-cell office:value-type="float" office:value="302727" calcext:value-type="float">
            <text:p>302727</text:p>
          </table:table-cell>
          <table:table-cell office:value-type="float" office:value="204868" calcext:value-type="float">
            <text:p>204868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146970" calcext:value-type="float">
            <text:p>146970</text:p>
          </table:table-cell>
          <table:table-cell office:value-type="float" office:value="155319" calcext:value-type="float">
            <text:p>155319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1670" calcext:value-type="float">
            <text:p>1670</text:p>
          </table:table-cell>
          <table:table-cell office:value-type="float" office:value="304898" calcext:value-type="float">
            <text:p>304898</text:p>
          </table:table-cell>
          <table:table-cell office:value-type="float" office:value="207413" calcext:value-type="float">
            <text:p>207413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48188" calcext:value-type="float">
            <text:p>148188</text:p>
          </table:table-cell>
          <table:table-cell office:value-type="float" office:value="156301" calcext:value-type="float">
            <text:p>156301</text:p>
          </table:table-cell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1680" calcext:value-type="float">
            <text:p>1680</text:p>
          </table:table-cell>
          <table:table-cell office:value-type="float" office:value="307128" calcext:value-type="float">
            <text:p>307128</text:p>
          </table:table-cell>
          <table:table-cell office:value-type="float" office:value="209368" calcext:value-type="float">
            <text:p>209368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152021" calcext:value-type="float">
            <text:p>152021</text:p>
          </table:table-cell>
          <table:table-cell office:value-type="float" office:value="157046" calcext:value-type="float">
            <text:p>157046</text:p>
          </table:table-cell>
          <table:table-cell office:value-type="float" office:value="499" calcext:value-type="float">
            <text:p>499</text:p>
          </table:table-cell>
          <table:table-cell office:value-type="float" office:value="489" calcext:value-type="float">
            <text:p>489</text:p>
          </table:table-cell>
          <table:table-cell office:value-type="float" office:value="1699" calcext:value-type="float">
            <text:p>1699</text:p>
          </table:table-cell>
          <table:table-cell office:value-type="float" office:value="311754" calcext:value-type="float">
            <text:p>311754</text:p>
          </table:table-cell>
          <table:table-cell office:value-type="float" office:value="212385" calcext:value-type="float">
            <text:p>212385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153966" calcext:value-type="float">
            <text:p>153966</text:p>
          </table:table-cell>
          <table:table-cell office:value-type="float" office:value="158393" calcext:value-type="float">
            <text:p>158393</text:p>
          </table:table-cell>
          <table:table-cell office:value-type="float" office:value="514" calcext:value-type="float">
            <text:p>514</text:p>
          </table:table-cell>
          <table:table-cell office:value-type="float" office:value="489" calcext:value-type="float">
            <text:p>489</text:p>
          </table:table-cell>
          <table:table-cell office:value-type="float" office:value="1729" calcext:value-type="float">
            <text:p>1729</text:p>
          </table:table-cell>
          <table:table-cell office:value-type="float" office:value="315091" calcext:value-type="float">
            <text:p>315091</text:p>
          </table:table-cell>
          <table:table-cell office:value-type="float" office:value="215793" calcext:value-type="float">
            <text:p>215793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55906" calcext:value-type="float">
            <text:p>155906</text:p>
          </table:table-cell>
          <table:table-cell office:value-type="float" office:value="165930" calcext:value-type="float">
            <text:p>165930</text:p>
          </table:table-cell>
          <table:table-cell office:value-type="float" office:value="547" calcext:value-type="float">
            <text:p>547</text:p>
          </table:table-cell>
          <table:table-cell office:value-type="float" office:value="490" calcext:value-type="float">
            <text:p>490</text:p>
          </table:table-cell>
          <table:table-cell office:value-type="float" office:value="1268" calcext:value-type="float">
            <text:p>1268</text:p>
          </table:table-cell>
          <table:table-cell office:value-type="float" office:value="324141" calcext:value-type="float">
            <text:p>324141</text:p>
          </table:table-cell>
          <table:table-cell office:value-type="float" office:value="225416" calcext:value-type="float">
            <text:p>225416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157028" calcext:value-type="float">
            <text:p>157028</text:p>
          </table:table-cell>
          <table:table-cell office:value-type="float" office:value="173478" calcext:value-type="float">
            <text:p>173478</text:p>
          </table:table-cell>
          <table:table-cell office:value-type="float" office:value="582" calcext:value-type="float">
            <text:p>582</text:p>
          </table:table-cell>
          <table:table-cell office:value-type="float" office:value="490" calcext:value-type="float">
            <text:p>490</text:p>
          </table:table-cell>
          <table:table-cell office:value-type="float" office:value="1276" calcext:value-type="float">
            <text:p>1276</text:p>
          </table:table-cell>
          <table:table-cell office:value-type="float" office:value="332854" calcext:value-type="float">
            <text:p>332854</text:p>
          </table:table-cell>
          <table:table-cell office:value-type="float" office:value="233447" calcext:value-type="float">
            <text:p>233447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156613" calcext:value-type="float">
            <text:p>156613</text:p>
          </table:table-cell>
          <table:table-cell office:value-type="float" office:value="176309" calcext:value-type="float">
            <text:p>176309</text:p>
          </table:table-cell>
          <table:table-cell office:value-type="float" office:value="583" calcext:value-type="float">
            <text:p>583</text:p>
          </table:table-cell>
          <table:table-cell office:value-type="float" office:value="490" calcext:value-type="float">
            <text:p>490</text:p>
          </table:table-cell>
          <table:table-cell office:value-type="float" office:value="1281" calcext:value-type="float">
            <text:p>1281</text:p>
          </table:table-cell>
          <table:table-cell office:value-type="float" office:value="335276" calcext:value-type="float">
            <text:p>335276</text:p>
          </table:table-cell>
          <table:table-cell office:value-type="float" office:value="236592" calcext:value-type="float">
            <text:p>236592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160066" calcext:value-type="float">
            <text:p>160066</text:p>
          </table:table-cell>
          <table:table-cell office:value-type="float" office:value="179140" calcext:value-type="float">
            <text:p>179140</text:p>
          </table:table-cell>
          <table:table-cell office:value-type="float" office:value="584" calcext:value-type="float">
            <text:p>584</text:p>
          </table:table-cell>
          <table:table-cell office:value-type="float" office:value="675" calcext:value-type="float">
            <text:p>675</text:p>
          </table:table-cell>
          <table:table-cell office:value-type="float" office:value="1290" calcext:value-type="float">
            <text:p>1290</text:p>
          </table:table-cell>
          <table:table-cell office:value-type="float" office:value="341755" calcext:value-type="float">
            <text:p>341755</text:p>
          </table:table-cell>
          <table:table-cell office:value-type="float" office:value="242929" calcext:value-type="float">
            <text:p>242929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62811" calcext:value-type="float">
            <text:p>162811</text:p>
          </table:table-cell>
          <table:table-cell office:value-type="float" office:value="181720" calcext:value-type="float">
            <text:p>181720</text:p>
          </table:table-cell>
          <table:table-cell office:value-type="float" office:value="587" calcext:value-type="float">
            <text:p>587</text:p>
          </table:table-cell>
          <table:table-cell office:value-type="float" office:value="693" calcext:value-type="float">
            <text:p>693</text:p>
          </table:table-cell>
          <table:table-cell office:value-type="float" office:value="1323" calcext:value-type="float">
            <text:p>1323</text:p>
          </table:table-cell>
          <table:table-cell office:value-type="float" office:value="347134" calcext:value-type="float">
            <text:p>347134</text:p>
          </table:table-cell>
          <table:table-cell office:value-type="float" office:value="247809" calcext:value-type="float">
            <text:p>247809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65188" calcext:value-type="float">
            <text:p>165188</text:p>
          </table:table-cell>
          <table:table-cell office:value-type="float" office:value="183311" calcext:value-type="float">
            <text:p>183311</text:p>
          </table:table-cell>
          <table:table-cell office:value-type="float" office:value="587" calcext:value-type="float">
            <text:p>587</text:p>
          </table:table-cell>
          <table:table-cell office:value-type="float" office:value="723" calcext:value-type="float">
            <text:p>723</text:p>
          </table:table-cell>
          <table:table-cell office:value-type="float" office:value="1321" calcext:value-type="float">
            <text:p>1321</text:p>
          </table:table-cell>
          <table:table-cell office:value-type="float" office:value="351130" calcext:value-type="float">
            <text:p>351130</text:p>
          </table:table-cell>
          <table:table-cell office:value-type="float" office:value="251488" calcext:value-type="float">
            <text:p>251488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69727" calcext:value-type="float">
            <text:p>169727</text:p>
          </table:table-cell>
          <table:table-cell office:value-type="float" office:value="184993" calcext:value-type="float">
            <text:p>184993</text:p>
          </table:table-cell>
          <table:table-cell office:value-type="float" office:value="600" calcext:value-type="float">
            <text:p>600</text:p>
          </table:table-cell>
          <table:table-cell office:value-type="float" office:value="1013" calcext:value-type="float">
            <text:p>1013</text:p>
          </table:table-cell>
          <table:table-cell office:value-type="float" office:value="1333" calcext:value-type="float">
            <text:p>1333</text:p>
          </table:table-cell>
          <table:table-cell office:value-type="float" office:value="357666" calcext:value-type="float">
            <text:p>357666</text:p>
          </table:table-cell>
          <table:table-cell office:value-type="float" office:value="257397" calcext:value-type="float">
            <text:p>257397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71513" calcext:value-type="float">
            <text:p>171513</text:p>
          </table:table-cell>
          <table:table-cell office:value-type="float" office:value="186996" calcext:value-type="float">
            <text:p>186996</text:p>
          </table:table-cell>
          <table:table-cell office:value-type="float" office:value="652" calcext:value-type="float">
            <text:p>652</text:p>
          </table:table-cell>
          <table:table-cell office:value-type="float" office:value="1432" calcext:value-type="float">
            <text:p>1432</text:p>
          </table:table-cell>
          <table:table-cell office:value-type="float" office:value="1340" calcext:value-type="float">
            <text:p>1340</text:p>
          </table:table-cell>
          <table:table-cell office:value-type="float" office:value="361933" calcext:value-type="float">
            <text:p>361933</text:p>
          </table:table-cell>
          <table:table-cell office:value-type="float" office:value="261279" calcext:value-type="float">
            <text:p>261279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72555" calcext:value-type="float">
            <text:p>172555</text:p>
          </table:table-cell>
          <table:table-cell office:value-type="float" office:value="187689" calcext:value-type="float">
            <text:p>187689</text:p>
          </table:table-cell>
          <table:table-cell office:value-type="float" office:value="666" calcext:value-type="float">
            <text:p>666</text:p>
          </table:table-cell>
          <table:table-cell office:value-type="float" office:value="1432" calcext:value-type="float">
            <text:p>1432</text:p>
          </table:table-cell>
          <table:table-cell office:value-type="float" office:value="1348" calcext:value-type="float">
            <text:p>1348</text:p>
          </table:table-cell>
          <table:table-cell office:value-type="float" office:value="363690" calcext:value-type="float">
            <text:p>363690</text:p>
          </table:table-cell>
          <table:table-cell office:value-type="float" office:value="263661" calcext:value-type="float">
            <text:p>263661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74740" calcext:value-type="float">
            <text:p>174740</text:p>
          </table:table-cell>
          <table:table-cell office:value-type="float" office:value="189403" calcext:value-type="float">
            <text:p>189403</text:p>
          </table:table-cell>
          <table:table-cell office:value-type="float" office:value="692" calcext:value-type="float">
            <text:p>692</text:p>
          </table:table-cell>
          <table:table-cell office:value-type="float" office:value="1433" calcext:value-type="float">
            <text:p>1433</text:p>
          </table:table-cell>
          <table:table-cell office:value-type="float" office:value="1351" calcext:value-type="float">
            <text:p>1351</text:p>
          </table:table-cell>
          <table:table-cell office:value-type="float" office:value="367619" calcext:value-type="float">
            <text:p>367619</text:p>
          </table:table-cell>
          <table:table-cell office:value-type="float" office:value="266939" calcext:value-type="float">
            <text:p>266939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78188" calcext:value-type="float">
            <text:p>178188</text:p>
          </table:table-cell>
          <table:table-cell office:value-type="float" office:value="191389" calcext:value-type="float">
            <text:p>191389</text:p>
          </table:table-cell>
          <table:table-cell office:value-type="float" office:value="693" calcext:value-type="float">
            <text:p>693</text:p>
          </table:table-cell>
          <table:table-cell office:value-type="float" office:value="1455" calcext:value-type="float">
            <text:p>1455</text:p>
          </table:table-cell>
          <table:table-cell office:value-type="float" office:value="1372" calcext:value-type="float">
            <text:p>1372</text:p>
          </table:table-cell>
          <table:table-cell office:value-type="float" office:value="373097" calcext:value-type="float">
            <text:p>373097</text:p>
          </table:table-cell>
          <table:table-cell office:value-type="float" office:value="271705" calcext:value-type="float">
            <text:p>271705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80246" calcext:value-type="float">
            <text:p>180246</text:p>
          </table:table-cell>
          <table:table-cell office:value-type="float" office:value="195492" calcext:value-type="float">
            <text:p>195492</text:p>
          </table:table-cell>
          <table:table-cell office:value-type="float" office:value="698" calcext:value-type="float">
            <text:p>698</text:p>
          </table:table-cell>
          <table:table-cell office:value-type="float" office:value="1502" calcext:value-type="float">
            <text:p>1502</text:p>
          </table:table-cell>
          <table:table-cell office:value-type="float" office:value="1381" calcext:value-type="float">
            <text:p>1381</text:p>
          </table:table-cell>
          <table:table-cell office:value-type="float" office:value="379319" calcext:value-type="float">
            <text:p>379319</text:p>
          </table:table-cell>
          <table:table-cell office:value-type="float" office:value="277084" calcext:value-type="float">
            <text:p>277084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82661" calcext:value-type="float">
            <text:p>182661</text:p>
          </table:table-cell>
          <table:table-cell office:value-type="float" office:value="200481" calcext:value-type="float">
            <text:p>200481</text:p>
          </table:table-cell>
          <table:table-cell office:value-type="float" office:value="771" calcext:value-type="float">
            <text:p>771</text:p>
          </table:table-cell>
          <table:table-cell office:value-type="float" office:value="1502" calcext:value-type="float">
            <text:p>1502</text:p>
          </table:table-cell>
          <table:table-cell office:value-type="float" office:value="1390" calcext:value-type="float">
            <text:p>1390</text:p>
          </table:table-cell>
          <table:table-cell office:value-type="float" office:value="386805" calcext:value-type="float">
            <text:p>386805</text:p>
          </table:table-cell>
          <table:table-cell office:value-type="float" office:value="283252" calcext:value-type="float">
            <text:p>28325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86405" calcext:value-type="float">
            <text:p>186405</text:p>
          </table:table-cell>
          <table:table-cell office:value-type="float" office:value="214088" calcext:value-type="float">
            <text:p>214088</text:p>
          </table:table-cell>
          <table:table-cell office:value-type="float" office:value="832" calcext:value-type="float">
            <text:p>832</text:p>
          </table:table-cell>
          <table:table-cell office:value-type="float" office:value="1502" calcext:value-type="float">
            <text:p>1502</text:p>
          </table:table-cell>
          <table:table-cell office:value-type="float" office:value="1404" calcext:value-type="float">
            <text:p>1404</text:p>
          </table:table-cell>
          <table:table-cell office:value-type="float" office:value="404231" calcext:value-type="float">
            <text:p>404231</text:p>
          </table:table-cell>
          <table:table-cell office:value-type="float" office:value="298371" calcext:value-type="float">
            <text:p>298371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188980" calcext:value-type="float">
            <text:p>188980</text:p>
          </table:table-cell>
          <table:table-cell office:value-type="float" office:value="216442" calcext:value-type="float">
            <text:p>216442</text:p>
          </table:table-cell>
          <table:table-cell office:value-type="float" office:value="867" calcext:value-type="float">
            <text:p>867</text:p>
          </table:table-cell>
          <table:table-cell office:value-type="float" office:value="1502" calcext:value-type="float">
            <text:p>1502</text:p>
          </table:table-cell>
          <table:table-cell office:value-type="float" office:value="1413" calcext:value-type="float">
            <text:p>1413</text:p>
          </table:table-cell>
          <table:table-cell office:value-type="float" office:value="409204" calcext:value-type="float">
            <text:p>409204</text:p>
          </table:table-cell>
          <table:table-cell office:value-type="float" office:value="303188" calcext:value-type="float">
            <text:p>303188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91128" calcext:value-type="float">
            <text:p>191128</text:p>
          </table:table-cell>
          <table:table-cell office:value-type="float" office:value="235318" calcext:value-type="float">
            <text:p>235318</text:p>
          </table:table-cell>
          <table:table-cell office:value-type="float" office:value="885" calcext:value-type="float">
            <text:p>885</text:p>
          </table:table-cell>
          <table:table-cell office:value-type="float" office:value="1503" calcext:value-type="float">
            <text:p>1503</text:p>
          </table:table-cell>
          <table:table-cell office:value-type="float" office:value="1419" calcext:value-type="float">
            <text:p>1419</text:p>
          </table:table-cell>
          <table:table-cell office:value-type="float" office:value="430253" calcext:value-type="float">
            <text:p>430253</text:p>
          </table:table-cell>
          <table:table-cell office:value-type="float" office:value="323982" calcext:value-type="float">
            <text:p>323982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93430" calcext:value-type="float">
            <text:p>193430</text:p>
          </table:table-cell>
          <table:table-cell office:value-type="float" office:value="238569" calcext:value-type="float">
            <text:p>238569</text:p>
          </table:table-cell>
          <table:table-cell office:value-type="float" office:value="891" calcext:value-type="float">
            <text:p>891</text:p>
          </table:table-cell>
          <table:table-cell office:value-type="float" office:value="1569" calcext:value-type="float">
            <text:p>1569</text:p>
          </table:table-cell>
          <table:table-cell office:value-type="float" office:value="1439" calcext:value-type="float">
            <text:p>1439</text:p>
          </table:table-cell>
          <table:table-cell office:value-type="float" office:value="435898" calcext:value-type="float">
            <text:p>435898</text:p>
          </table:table-cell>
          <table:table-cell office:value-type="float" office:value="329272" calcext:value-type="float">
            <text:p>329272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96179" calcext:value-type="float">
            <text:p>196179</text:p>
          </table:table-cell>
          <table:table-cell office:value-type="float" office:value="242369" calcext:value-type="float">
            <text:p>242369</text:p>
          </table:table-cell>
          <table:table-cell office:value-type="float" office:value="903" calcext:value-type="float">
            <text:p>903</text:p>
          </table:table-cell>
          <table:table-cell office:value-type="float" office:value="1569" calcext:value-type="float">
            <text:p>1569</text:p>
          </table:table-cell>
          <table:table-cell office:value-type="float" office:value="1451" calcext:value-type="float">
            <text:p>1451</text:p>
          </table:table-cell>
          <table:table-cell office:value-type="float" office:value="442471" calcext:value-type="float">
            <text:p>442471</text:p>
          </table:table-cell>
          <table:table-cell office:value-type="float" office:value="335623" calcext:value-type="float">
            <text:p>335623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199152" calcext:value-type="float">
            <text:p>199152</text:p>
          </table:table-cell>
          <table:table-cell office:value-type="float" office:value="247840" calcext:value-type="float">
            <text:p>247840</text:p>
          </table:table-cell>
          <table:table-cell office:value-type="float" office:value="926" calcext:value-type="float">
            <text:p>926</text:p>
          </table:table-cell>
          <table:table-cell office:value-type="float" office:value="1705" calcext:value-type="float">
            <text:p>1705</text:p>
          </table:table-cell>
          <table:table-cell office:value-type="float" office:value="1456" calcext:value-type="float">
            <text:p>1456</text:p>
          </table:table-cell>
          <table:table-cell office:value-type="float" office:value="451079" calcext:value-type="float">
            <text:p>451079</text:p>
          </table:table-cell>
          <table:table-cell office:value-type="float" office:value="343775" calcext:value-type="float">
            <text:p>343775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99751" calcext:value-type="float">
            <text:p>199751</text:p>
          </table:table-cell>
          <table:table-cell office:value-type="float" office:value="248813" calcext:value-type="float">
            <text:p>248813</text:p>
          </table:table-cell>
          <table:table-cell office:value-type="float" office:value="928" calcext:value-type="float">
            <text:p>928</text:p>
          </table:table-cell>
          <table:table-cell office:value-type="float" office:value="1705" calcext:value-type="float">
            <text:p>1705</text:p>
          </table:table-cell>
          <table:table-cell office:value-type="float" office:value="1460" calcext:value-type="float">
            <text:p>1460</text:p>
          </table:table-cell>
          <table:table-cell office:value-type="float" office:value="452657" calcext:value-type="float">
            <text:p>452657</text:p>
          </table:table-cell>
          <table:table-cell office:value-type="float" office:value="346119" calcext:value-type="float">
            <text:p>346119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04414" calcext:value-type="float">
            <text:p>204414</text:p>
          </table:table-cell>
          <table:table-cell office:value-type="float" office:value="253117" calcext:value-type="float">
            <text:p>253117</text:p>
          </table:table-cell>
          <table:table-cell office:value-type="float" office:value="930" calcext:value-type="float">
            <text:p>930</text:p>
          </table:table-cell>
          <table:table-cell office:value-type="float" office:value="1705" calcext:value-type="float">
            <text:p>1705</text:p>
          </table:table-cell>
          <table:table-cell office:value-type="float" office:value="1476" calcext:value-type="float">
            <text:p>1476</text:p>
          </table:table-cell>
          <table:table-cell office:value-type="float" office:value="461642" calcext:value-type="float">
            <text:p>461642</text:p>
          </table:table-cell>
          <table:table-cell office:value-type="float" office:value="354133" calcext:value-type="float">
            <text:p>354133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07051" calcext:value-type="float">
            <text:p>207051</text:p>
          </table:table-cell>
          <table:table-cell office:value-type="float" office:value="255953" calcext:value-type="float">
            <text:p>255953</text:p>
          </table:table-cell>
          <table:table-cell office:value-type="float" office:value="932" calcext:value-type="float">
            <text:p>932</text:p>
          </table:table-cell>
          <table:table-cell office:value-type="float" office:value="1705" calcext:value-type="float">
            <text:p>1705</text:p>
          </table:table-cell>
          <table:table-cell office:value-type="float" office:value="1491" calcext:value-type="float">
            <text:p>1491</text:p>
          </table:table-cell>
          <table:table-cell office:value-type="float" office:value="467132" calcext:value-type="float">
            <text:p>467132</text:p>
          </table:table-cell>
          <table:table-cell office:value-type="float" office:value="358666" calcext:value-type="float">
            <text:p>358666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10282" calcext:value-type="float">
            <text:p>210282</text:p>
          </table:table-cell>
          <table:table-cell office:value-type="float" office:value="260469" calcext:value-type="float">
            <text:p>260469</text:p>
          </table:table-cell>
          <table:table-cell office:value-type="float" office:value="991" calcext:value-type="float">
            <text:p>991</text:p>
          </table:table-cell>
          <table:table-cell office:value-type="float" office:value="1705" calcext:value-type="float">
            <text:p>1705</text:p>
          </table:table-cell>
          <table:table-cell office:value-type="float" office:value="1503" calcext:value-type="float">
            <text:p>1503</text:p>
          </table:table-cell>
          <table:table-cell office:value-type="float" office:value="474950" calcext:value-type="float">
            <text:p>474950</text:p>
          </table:table-cell>
          <table:table-cell office:value-type="float" office:value="366063" calcext:value-type="float">
            <text:p>366063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213102" calcext:value-type="float">
            <text:p>213102</text:p>
          </table:table-cell>
          <table:table-cell office:value-type="float" office:value="266315" calcext:value-type="float">
            <text:p>266315</text:p>
          </table:table-cell>
          <table:table-cell office:value-type="float" office:value="1013" calcext:value-type="float">
            <text:p>1013</text:p>
          </table:table-cell>
          <table:table-cell office:value-type="float" office:value="1705" calcext:value-type="float">
            <text:p>1705</text:p>
          </table:table-cell>
          <table:table-cell office:value-type="float" office:value="1508" calcext:value-type="float">
            <text:p>1508</text:p>
          </table:table-cell>
          <table:table-cell office:value-type="float" office:value="483643" calcext:value-type="float">
            <text:p>483643</text:p>
          </table:table-cell>
          <table:table-cell office:value-type="float" office:value="362123" calcext:value-type="float">
            <text:p>362123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16007" calcext:value-type="float">
            <text:p>216007</text:p>
          </table:table-cell>
          <table:table-cell office:value-type="float" office:value="267426" calcext:value-type="float">
            <text:p>267426</text:p>
          </table:table-cell>
          <table:table-cell office:value-type="float" office:value="1016" calcext:value-type="float">
            <text:p>1016</text:p>
          </table:table-cell>
          <table:table-cell office:value-type="float" office:value="1705" calcext:value-type="float">
            <text:p>1705</text:p>
          </table:table-cell>
          <table:table-cell office:value-type="float" office:value="1515" calcext:value-type="float">
            <text:p>1515</text:p>
          </table:table-cell>
          <table:table-cell office:value-type="float" office:value="487669" calcext:value-type="float">
            <text:p>487669</text:p>
          </table:table-cell>
          <table:table-cell office:value-type="float" office:value="377309" calcext:value-type="float">
            <text:p>377309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18438" calcext:value-type="float">
            <text:p>218438</text:p>
          </table:table-cell>
          <table:table-cell office:value-type="float" office:value="270129" calcext:value-type="float">
            <text:p>270129</text:p>
          </table:table-cell>
          <table:table-cell office:value-type="float" office:value="1022" calcext:value-type="float">
            <text:p>1022</text:p>
          </table:table-cell>
          <table:table-cell office:value-type="float" office:value="1705" calcext:value-type="float">
            <text:p>1705</text:p>
          </table:table-cell>
          <table:table-cell office:value-type="float" office:value="1519" calcext:value-type="float">
            <text:p>1519</text:p>
          </table:table-cell>
          <table:table-cell office:value-type="float" office:value="492813" calcext:value-type="float">
            <text:p>492813</text:p>
          </table:table-cell>
          <table:table-cell office:value-type="float" office:value="381650" calcext:value-type="float">
            <text:p>38165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20113" calcext:value-type="float">
            <text:p>220113</text:p>
          </table:table-cell>
          <table:table-cell office:value-type="float" office:value="275299" calcext:value-type="float">
            <text:p>275299</text:p>
          </table:table-cell>
          <table:table-cell office:value-type="float" office:value="1038" calcext:value-type="float">
            <text:p>1038</text:p>
          </table:table-cell>
          <table:table-cell office:value-type="float" office:value="1705" calcext:value-type="float">
            <text:p>1705</text:p>
          </table:table-cell>
          <table:table-cell office:value-type="float" office:value="1528" calcext:value-type="float">
            <text:p>1528</text:p>
          </table:table-cell>
          <table:table-cell office:value-type="float" office:value="499683" calcext:value-type="float">
            <text:p>499683</text:p>
          </table:table-cell>
          <table:table-cell office:value-type="float" office:value="388035" calcext:value-type="float">
            <text:p>388035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23062" calcext:value-type="float">
            <text:p>223062</text:p>
          </table:table-cell>
          <table:table-cell office:value-type="float" office:value="281469" calcext:value-type="float">
            <text:p>281469</text:p>
          </table:table-cell>
          <table:table-cell office:value-type="float" office:value="1041" calcext:value-type="float">
            <text:p>1041</text:p>
          </table:table-cell>
          <table:table-cell office:value-type="float" office:value="1705" calcext:value-type="float">
            <text:p>1705</text:p>
          </table:table-cell>
          <table:table-cell office:value-type="float" office:value="1537" calcext:value-type="float">
            <text:p>1537</text:p>
          </table:table-cell>
          <table:table-cell office:value-type="float" office:value="508814" calcext:value-type="float">
            <text:p>508814</text:p>
          </table:table-cell>
          <table:table-cell office:value-type="float" office:value="394993" calcext:value-type="float">
            <text:p>394993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22467" calcext:value-type="float">
            <text:p>222467</text:p>
          </table:table-cell>
          <table:table-cell office:value-type="float" office:value="315829" calcext:value-type="float">
            <text:p>315829</text:p>
          </table:table-cell>
          <table:table-cell office:value-type="float" office:value="1048" calcext:value-type="float">
            <text:p>1048</text:p>
          </table:table-cell>
          <table:table-cell office:value-type="float" office:value="1831" calcext:value-type="float">
            <text:p>1831</text:p>
          </table:table-cell>
          <table:table-cell office:value-type="float" office:value="1546" calcext:value-type="float">
            <text:p>1546</text:p>
          </table:table-cell>
          <table:table-cell office:value-type="float" office:value="542721" calcext:value-type="float">
            <text:p>542721</text:p>
          </table:table-cell>
          <table:table-cell office:value-type="float" office:value="432635" calcext:value-type="float">
            <text:p>432635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25204" calcext:value-type="float">
            <text:p>225204</text:p>
          </table:table-cell>
          <table:table-cell office:value-type="float" office:value="324187" calcext:value-type="float">
            <text:p>324187</text:p>
          </table:table-cell>
          <table:table-cell office:value-type="float" office:value="1051" calcext:value-type="float">
            <text:p>1051</text:p>
          </table:table-cell>
          <table:table-cell office:value-type="float" office:value="1865" calcext:value-type="float">
            <text:p>1865</text:p>
          </table:table-cell>
          <table:table-cell office:value-type="float" office:value="1553" calcext:value-type="float">
            <text:p>1553</text:p>
          </table:table-cell>
          <table:table-cell office:value-type="float" office:value="553860" calcext:value-type="float">
            <text:p>553860</text:p>
          </table:table-cell>
          <table:table-cell office:value-type="float" office:value="443788" calcext:value-type="float">
            <text:p>443788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24744" calcext:value-type="float">
            <text:p>224744</text:p>
          </table:table-cell>
          <table:table-cell office:value-type="float" office:value="327430" calcext:value-type="float">
            <text:p>327430</text:p>
          </table:table-cell>
          <table:table-cell office:value-type="float" office:value="1057" calcext:value-type="float">
            <text:p>1057</text:p>
          </table:table-cell>
          <table:table-cell office:value-type="float" office:value="1865" calcext:value-type="float">
            <text:p>1865</text:p>
          </table:table-cell>
          <table:table-cell office:value-type="float" office:value="1558" calcext:value-type="float">
            <text:p>1558</text:p>
          </table:table-cell>
          <table:table-cell office:value-type="float" office:value="556654" calcext:value-type="float">
            <text:p>556654</text:p>
          </table:table-cell>
          <table:table-cell office:value-type="float" office:value="448151" calcext:value-type="float">
            <text:p>448151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29875" calcext:value-type="float">
            <text:p>229875</text:p>
          </table:table-cell>
          <table:table-cell office:value-type="float" office:value="334204" calcext:value-type="float">
            <text:p>334204</text:p>
          </table:table-cell>
          <table:table-cell office:value-type="float" office:value="1062" calcext:value-type="float">
            <text:p>1062</text:p>
          </table:table-cell>
          <table:table-cell office:value-type="float" office:value="1869" calcext:value-type="float">
            <text:p>1869</text:p>
          </table:table-cell>
          <table:table-cell office:value-type="float" office:value="1565" calcext:value-type="float">
            <text:p>1565</text:p>
          </table:table-cell>
          <table:table-cell office:value-type="float" office:value="568575" calcext:value-type="float">
            <text:p>568575</text:p>
          </table:table-cell>
          <table:table-cell office:value-type="float" office:value="458588" calcext:value-type="float">
            <text:p>458588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232392" calcext:value-type="float">
            <text:p>232392</text:p>
          </table:table-cell>
          <table:table-cell office:value-type="float" office:value="339181" calcext:value-type="float">
            <text:p>339181</text:p>
          </table:table-cell>
          <table:table-cell office:value-type="float" office:value="1120" calcext:value-type="float">
            <text:p>1120</text:p>
          </table:table-cell>
          <table:table-cell office:value-type="float" office:value="1948" calcext:value-type="float">
            <text:p>1948</text:p>
          </table:table-cell>
          <table:table-cell office:value-type="float" office:value="1578" calcext:value-type="float">
            <text:p>1578</text:p>
          </table:table-cell>
          <table:table-cell office:value-type="float" office:value="576219" calcext:value-type="float">
            <text:p>576219</text:p>
          </table:table-cell>
          <table:table-cell office:value-type="float" office:value="465989" calcext:value-type="float">
            <text:p>465989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234148" calcext:value-type="float">
            <text:p>234148</text:p>
          </table:table-cell>
          <table:table-cell office:value-type="float" office:value="340274" calcext:value-type="float">
            <text:p>340274</text:p>
          </table:table-cell>
          <table:table-cell office:value-type="float" office:value="1130" calcext:value-type="float">
            <text:p>1130</text:p>
          </table:table-cell>
          <table:table-cell office:value-type="float" office:value="2095" calcext:value-type="float">
            <text:p>2095</text:p>
          </table:table-cell>
          <table:table-cell office:value-type="float" office:value="1583" calcext:value-type="float">
            <text:p>1583</text:p>
          </table:table-cell>
          <table:table-cell office:value-type="float" office:value="579230" calcext:value-type="float">
            <text:p>579230</text:p>
          </table:table-cell>
          <table:table-cell office:value-type="float" office:value="470050" calcext:value-type="float">
            <text:p>470050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36662" calcext:value-type="float">
            <text:p>236662</text:p>
          </table:table-cell>
          <table:table-cell office:value-type="float" office:value="346484" calcext:value-type="float">
            <text:p>346484</text:p>
          </table:table-cell>
          <table:table-cell office:value-type="float" office:value="1131" calcext:value-type="float">
            <text:p>1131</text:p>
          </table:table-cell>
          <table:table-cell office:value-type="float" office:value="2132" calcext:value-type="float">
            <text:p>2132</text:p>
          </table:table-cell>
          <table:table-cell office:value-type="float" office:value="1602" calcext:value-type="float">
            <text:p>1602</text:p>
          </table:table-cell>
          <table:table-cell office:value-type="float" office:value="588011" calcext:value-type="float">
            <text:p>588011</text:p>
          </table:table-cell>
          <table:table-cell office:value-type="float" office:value="480343" calcext:value-type="float">
            <text:p>480343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38441" calcext:value-type="float">
            <text:p>238441</text:p>
          </table:table-cell>
          <table:table-cell office:value-type="float" office:value="348303" calcext:value-type="float">
            <text:p>348303</text:p>
          </table:table-cell>
          <table:table-cell office:value-type="float" office:value="1151" calcext:value-type="float">
            <text:p>1151</text:p>
          </table:table-cell>
          <table:table-cell office:value-type="float" office:value="2135" calcext:value-type="float">
            <text:p>2135</text:p>
          </table:table-cell>
          <table:table-cell office:value-type="float" office:value="1608" calcext:value-type="float">
            <text:p>1608</text:p>
          </table:table-cell>
          <table:table-cell office:value-type="float" office:value="591638" calcext:value-type="float">
            <text:p>591638</text:p>
          </table:table-cell>
          <table:table-cell office:value-type="float" office:value="483956" calcext:value-type="float">
            <text:p>483956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44569" calcext:value-type="float">
            <text:p>244569</text:p>
          </table:table-cell>
          <table:table-cell office:value-type="float" office:value="353181" calcext:value-type="float">
            <text:p>353181</text:p>
          </table:table-cell>
          <table:table-cell office:value-type="float" office:value="1197" calcext:value-type="float">
            <text:p>1197</text:p>
          </table:table-cell>
          <table:table-cell office:value-type="float" office:value="2152" calcext:value-type="float">
            <text:p>2152</text:p>
          </table:table-cell>
          <table:table-cell office:value-type="float" office:value="1620" calcext:value-type="float">
            <text:p>1620</text:p>
          </table:table-cell>
          <table:table-cell office:value-type="float" office:value="602719" calcext:value-type="float">
            <text:p>602719</text:p>
          </table:table-cell>
          <table:table-cell office:value-type="float" office:value="494780" calcext:value-type="float">
            <text:p>494780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44790" calcext:value-type="float">
            <text:p>244790</text:p>
          </table:table-cell>
          <table:table-cell office:value-type="float" office:value="358889" calcext:value-type="float">
            <text:p>358889</text:p>
          </table:table-cell>
          <table:table-cell office:value-type="float" office:value="1452" calcext:value-type="float">
            <text:p>1452</text:p>
          </table:table-cell>
          <table:table-cell office:value-type="float" office:value="2393" calcext:value-type="float">
            <text:p>2393</text:p>
          </table:table-cell>
          <table:table-cell office:value-type="float" office:value="1628" calcext:value-type="float">
            <text:p>1628</text:p>
          </table:table-cell>
          <table:table-cell office:value-type="float" office:value="609152" calcext:value-type="float">
            <text:p>609152</text:p>
          </table:table-cell>
          <table:table-cell office:value-type="float" office:value="500275" calcext:value-type="float">
            <text:p>500275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47901" calcext:value-type="float">
            <text:p>247901</text:p>
          </table:table-cell>
          <table:table-cell office:value-type="float" office:value="361651" calcext:value-type="float">
            <text:p>361651</text:p>
          </table:table-cell>
          <table:table-cell office:value-type="float" office:value="1826" calcext:value-type="float">
            <text:p>1826</text:p>
          </table:table-cell>
          <table:table-cell office:value-type="float" office:value="2393" calcext:value-type="float">
            <text:p>2393</text:p>
          </table:table-cell>
          <table:table-cell office:value-type="float" office:value="1638" calcext:value-type="float">
            <text:p>1638</text:p>
          </table:table-cell>
          <table:table-cell office:value-type="float" office:value="615409" calcext:value-type="float">
            <text:p>615409</text:p>
          </table:table-cell>
          <table:table-cell office:value-type="float" office:value="505630" calcext:value-type="float">
            <text:p>505630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51085" calcext:value-type="float">
            <text:p>251085</text:p>
          </table:table-cell>
          <table:table-cell office:value-type="float" office:value="367825" calcext:value-type="float">
            <text:p>367825</text:p>
          </table:table-cell>
          <table:table-cell office:value-type="float" office:value="1840" calcext:value-type="float">
            <text:p>1840</text:p>
          </table:table-cell>
          <table:table-cell office:value-type="float" office:value="2424" calcext:value-type="float">
            <text:p>2424</text:p>
          </table:table-cell>
          <table:table-cell office:value-type="float" office:value="1645" calcext:value-type="float">
            <text:p>1645</text:p>
          </table:table-cell>
          <table:table-cell office:value-type="float" office:value="624819" calcext:value-type="float">
            <text:p>624819</text:p>
          </table:table-cell>
          <table:table-cell office:value-type="float" office:value="514463" calcext:value-type="float">
            <text:p>514463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257741" calcext:value-type="float">
            <text:p>257741</text:p>
          </table:table-cell>
          <table:table-cell office:value-type="float" office:value="374781" calcext:value-type="float">
            <text:p>374781</text:p>
          </table:table-cell>
          <table:table-cell office:value-type="float" office:value="1957" calcext:value-type="float">
            <text:p>1957</text:p>
          </table:table-cell>
          <table:table-cell office:value-type="float" office:value="2561" calcext:value-type="float">
            <text:p>2561</text:p>
          </table:table-cell>
          <table:table-cell office:value-type="float" office:value="1660" calcext:value-type="float">
            <text:p>1660</text:p>
          </table:table-cell>
          <table:table-cell office:value-type="float" office:value="638700" calcext:value-type="float">
            <text:p>638700</text:p>
          </table:table-cell>
          <table:table-cell office:value-type="float" office:value="528378" calcext:value-type="float">
            <text:p>528378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71113" calcext:value-type="float">
            <text:p>271113</text:p>
          </table:table-cell>
          <table:table-cell office:value-type="float" office:value="386258" calcext:value-type="float">
            <text:p>386258</text:p>
          </table:table-cell>
          <table:table-cell office:value-type="float" office:value="2035" calcext:value-type="float">
            <text:p>2035</text:p>
          </table:table-cell>
          <table:table-cell office:value-type="float" office:value="2713" calcext:value-type="float">
            <text:p>2713</text:p>
          </table:table-cell>
          <table:table-cell office:value-type="float" office:value="1669" calcext:value-type="float">
            <text:p>1669</text:p>
          </table:table-cell>
          <table:table-cell office:value-type="float" office:value="663788" calcext:value-type="float">
            <text:p>663788</text:p>
          </table:table-cell>
          <table:table-cell office:value-type="float" office:value="551292" calcext:value-type="float">
            <text:p>551292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77737" calcext:value-type="float">
            <text:p>277737</text:p>
          </table:table-cell>
          <table:table-cell office:value-type="float" office:value="399289" calcext:value-type="float">
            <text:p>399289</text:p>
          </table:table-cell>
          <table:table-cell office:value-type="float" office:value="2338" calcext:value-type="float">
            <text:p>2338</text:p>
          </table:table-cell>
          <table:table-cell office:value-type="float" office:value="2795" calcext:value-type="float">
            <text:p>2795</text:p>
          </table:table-cell>
          <table:table-cell office:value-type="float" office:value="1679" calcext:value-type="float">
            <text:p>1679</text:p>
          </table:table-cell>
          <table:table-cell office:value-type="float" office:value="683838" calcext:value-type="float">
            <text:p>683838</text:p>
          </table:table-cell>
          <table:table-cell office:value-type="float" office:value="570868" calcext:value-type="float">
            <text:p>570868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279496" calcext:value-type="float">
            <text:p>279496</text:p>
          </table:table-cell>
          <table:table-cell office:value-type="float" office:value="414800" calcext:value-type="float">
            <text:p>414800</text:p>
          </table:table-cell>
          <table:table-cell office:value-type="float" office:value="2364" calcext:value-type="float">
            <text:p>2364</text:p>
          </table:table-cell>
          <table:table-cell office:value-type="float" office:value="2795" calcext:value-type="float">
            <text:p>2795</text:p>
          </table:table-cell>
          <table:table-cell office:value-type="float" office:value="1691" calcext:value-type="float">
            <text:p>1691</text:p>
          </table:table-cell>
          <table:table-cell office:value-type="float" office:value="701146" calcext:value-type="float">
            <text:p>701146</text:p>
          </table:table-cell>
          <table:table-cell office:value-type="float" office:value="588400" calcext:value-type="float">
            <text:p>588400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282917" calcext:value-type="float">
            <text:p>282917</text:p>
          </table:table-cell>
          <table:table-cell office:value-type="float" office:value="423771" calcext:value-type="float">
            <text:p>423771</text:p>
          </table:table-cell>
          <table:table-cell office:value-type="float" office:value="2374" calcext:value-type="float">
            <text:p>2374</text:p>
          </table:table-cell>
          <table:table-cell office:value-type="float" office:value="2804" calcext:value-type="float">
            <text:p>2804</text:p>
          </table:table-cell>
          <table:table-cell office:value-type="float" office:value="1705" calcext:value-type="float">
            <text:p>1705</text:p>
          </table:table-cell>
          <table:table-cell office:value-type="float" office:value="713571" calcext:value-type="float">
            <text:p>713571</text:p>
          </table:table-cell>
          <table:table-cell office:value-type="float" office:value="601383" calcext:value-type="float">
            <text:p>601383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86829" calcext:value-type="float">
            <text:p>286829</text:p>
          </table:table-cell>
          <table:table-cell office:value-type="float" office:value="435121" calcext:value-type="float">
            <text:p>435121</text:p>
          </table:table-cell>
          <table:table-cell office:value-type="float" office:value="2408" calcext:value-type="float">
            <text:p>2408</text:p>
          </table:table-cell>
          <table:table-cell office:value-type="float" office:value="2866" calcext:value-type="float">
            <text:p>2866</text:p>
          </table:table-cell>
          <table:table-cell office:value-type="float" office:value="1737" calcext:value-type="float">
            <text:p>1737</text:p>
          </table:table-cell>
          <table:table-cell office:value-type="float" office:value="728961" calcext:value-type="float">
            <text:p>728961</text:p>
          </table:table-cell>
          <table:table-cell office:value-type="float" office:value="616517" calcext:value-type="float">
            <text:p>616517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289545" calcext:value-type="float">
            <text:p>289545</text:p>
          </table:table-cell>
          <table:table-cell office:value-type="float" office:value="441715" calcext:value-type="float">
            <text:p>441715</text:p>
          </table:table-cell>
          <table:table-cell office:value-type="float" office:value="3400" calcext:value-type="float">
            <text:p>3400</text:p>
          </table:table-cell>
          <table:table-cell office:value-type="float" office:value="9579" calcext:value-type="float">
            <text:p>9579</text:p>
          </table:table-cell>
          <table:table-cell office:value-type="float" office:value="1761" calcext:value-type="float">
            <text:p>1761</text:p>
          </table:table-cell>
          <table:table-cell office:value-type="float" office:value="746000" calcext:value-type="float">
            <text:p>746000</text:p>
          </table:table-cell>
          <table:table-cell office:value-type="float" office:value="632108" calcext:value-type="float">
            <text:p>632108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92375" calcext:value-type="float">
            <text:p>292375</text:p>
          </table:table-cell>
          <table:table-cell office:value-type="float" office:value="446308" calcext:value-type="float">
            <text:p>446308</text:p>
          </table:table-cell>
          <table:table-cell office:value-type="float" office:value="3896" calcext:value-type="float">
            <text:p>3896</text:p>
          </table:table-cell>
          <table:table-cell office:value-type="float" office:value="9617" calcext:value-type="float">
            <text:p>9617</text:p>
          </table:table-cell>
          <table:table-cell office:value-type="float" office:value="1776" calcext:value-type="float">
            <text:p>1776</text:p>
          </table:table-cell>
          <table:table-cell office:value-type="float" office:value="753972" calcext:value-type="float">
            <text:p>753972</text:p>
          </table:table-cell>
          <table:table-cell office:value-type="float" office:value="640216" calcext:value-type="float">
            <text:p>640216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96168" calcext:value-type="float">
            <text:p>296168</text:p>
          </table:table-cell>
          <table:table-cell office:value-type="float" office:value="450490" calcext:value-type="float">
            <text:p>450490</text:p>
          </table:table-cell>
          <table:table-cell office:value-type="float" office:value="3924" calcext:value-type="float">
            <text:p>3924</text:p>
          </table:table-cell>
          <table:table-cell office:value-type="float" office:value="11416" calcext:value-type="float">
            <text:p>11416</text:p>
          </table:table-cell>
          <table:table-cell office:value-type="float" office:value="1795" calcext:value-type="float">
            <text:p>1795</text:p>
          </table:table-cell>
          <table:table-cell office:value-type="float" office:value="763793" calcext:value-type="float">
            <text:p>763793</text:p>
          </table:table-cell>
          <table:table-cell office:value-type="float" office:value="650004" calcext:value-type="float">
            <text:p>650004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98858" calcext:value-type="float">
            <text:p>298858</text:p>
          </table:table-cell>
          <table:table-cell office:value-type="float" office:value="457946" calcext:value-type="float">
            <text:p>457946</text:p>
          </table:table-cell>
          <table:table-cell office:value-type="float" office:value="3930" calcext:value-type="float">
            <text:p>3930</text:p>
          </table:table-cell>
          <table:table-cell office:value-type="float" office:value="12950" calcext:value-type="float">
            <text:p>12950</text:p>
          </table:table-cell>
          <table:table-cell office:value-type="float" office:value="1815" calcext:value-type="float">
            <text:p>1815</text:p>
          </table:table-cell>
          <table:table-cell office:value-type="float" office:value="775499" calcext:value-type="float">
            <text:p>775499</text:p>
          </table:table-cell>
          <table:table-cell office:value-type="float" office:value="660397" calcext:value-type="float">
            <text:p>660397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03860" calcext:value-type="float">
            <text:p>303860</text:p>
          </table:table-cell>
          <table:table-cell office:value-type="float" office:value="464009" calcext:value-type="float">
            <text:p>464009</text:p>
          </table:table-cell>
          <table:table-cell office:value-type="float" office:value="3939" calcext:value-type="float">
            <text:p>3939</text:p>
          </table:table-cell>
          <table:table-cell office:value-type="float" office:value="12707" calcext:value-type="float">
            <text:p>12707</text:p>
          </table:table-cell>
          <table:table-cell office:value-type="float" office:value="1823" calcext:value-type="float">
            <text:p>1823</text:p>
          </table:table-cell>
          <table:table-cell office:value-type="float" office:value="786338" calcext:value-type="float">
            <text:p>786338</text:p>
          </table:table-cell>
          <table:table-cell office:value-type="float" office:value="669422" calcext:value-type="float">
            <text:p>669422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08526" calcext:value-type="float">
            <text:p>308526</text:p>
          </table:table-cell>
          <table:table-cell office:value-type="float" office:value="472925" calcext:value-type="float">
            <text:p>472925</text:p>
          </table:table-cell>
          <table:table-cell office:value-type="float" office:value="3994" calcext:value-type="float">
            <text:p>3994</text:p>
          </table:table-cell>
          <table:table-cell office:value-type="float" office:value="12800" calcext:value-type="float">
            <text:p>12800</text:p>
          </table:table-cell>
          <table:table-cell office:value-type="float" office:value="1832" calcext:value-type="float">
            <text:p>1832</text:p>
          </table:table-cell>
          <table:table-cell office:value-type="float" office:value="800077" calcext:value-type="float">
            <text:p>800077</text:p>
          </table:table-cell>
          <table:table-cell office:value-type="float" office:value="681435" calcext:value-type="float">
            <text:p>681435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311646" calcext:value-type="float">
            <text:p>311646</text:p>
          </table:table-cell>
          <table:table-cell office:value-type="float" office:value="477066" calcext:value-type="float">
            <text:p>477066</text:p>
          </table:table-cell>
          <table:table-cell office:value-type="float" office:value="4003" calcext:value-type="float">
            <text:p>4003</text:p>
          </table:table-cell>
          <table:table-cell office:value-type="float" office:value="11791" calcext:value-type="float">
            <text:p>11791</text:p>
          </table:table-cell>
          <table:table-cell office:value-type="float" office:value="1846" calcext:value-type="float">
            <text:p>1846</text:p>
          </table:table-cell>
          <table:table-cell office:value-type="float" office:value="806352" calcext:value-type="float">
            <text:p>806352</text:p>
          </table:table-cell>
          <table:table-cell office:value-type="float" office:value="687131" calcext:value-type="float">
            <text:p>687131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314115" calcext:value-type="float">
            <text:p>314115</text:p>
          </table:table-cell>
          <table:table-cell office:value-type="float" office:value="482685" calcext:value-type="float">
            <text:p>482685</text:p>
          </table:table-cell>
          <table:table-cell office:value-type="float" office:value="4023" calcext:value-type="float">
            <text:p>4023</text:p>
          </table:table-cell>
          <table:table-cell office:value-type="float" office:value="11824" calcext:value-type="float">
            <text:p>11824</text:p>
          </table:table-cell>
          <table:table-cell office:value-type="float" office:value="1860" calcext:value-type="float">
            <text:p>1860</text:p>
          </table:table-cell>
          <table:table-cell office:value-type="float" office:value="814507" calcext:value-type="float">
            <text:p>814507</text:p>
          </table:table-cell>
          <table:table-cell office:value-type="float" office:value="693915" calcext:value-type="float">
            <text:p>693915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17488" calcext:value-type="float">
            <text:p>317488</text:p>
          </table:table-cell>
          <table:table-cell office:value-type="float" office:value="488410" calcext:value-type="float">
            <text:p>488410</text:p>
          </table:table-cell>
          <table:table-cell office:value-type="float" office:value="5729" calcext:value-type="float">
            <text:p>5729</text:p>
          </table:table-cell>
          <table:table-cell office:value-type="float" office:value="11860" calcext:value-type="float">
            <text:p>11860</text:p>
          </table:table-cell>
          <table:table-cell office:value-type="float" office:value="1871" calcext:value-type="float">
            <text:p>1871</text:p>
          </table:table-cell>
          <table:table-cell office:value-type="float" office:value="825358" calcext:value-type="float">
            <text:p>825358</text:p>
          </table:table-cell>
          <table:table-cell office:value-type="float" office:value="703033" calcext:value-type="float">
            <text:p>703033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321165" calcext:value-type="float">
            <text:p>321165</text:p>
          </table:table-cell>
          <table:table-cell office:value-type="float" office:value="495148" calcext:value-type="float">
            <text:p>495148</text:p>
          </table:table-cell>
          <table:table-cell office:value-type="float" office:value="5811" calcext:value-type="float">
            <text:p>5811</text:p>
          </table:table-cell>
          <table:table-cell office:value-type="float" office:value="11913" calcext:value-type="float">
            <text:p>11913</text:p>
          </table:table-cell>
          <table:table-cell office:value-type="float" office:value="1893" calcext:value-type="float">
            <text:p>1893</text:p>
          </table:table-cell>
          <table:table-cell office:value-type="float" office:value="835930" calcext:value-type="float">
            <text:p>835930</text:p>
          </table:table-cell>
          <table:table-cell office:value-type="float" office:value="712981" calcext:value-type="float">
            <text:p>712981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35119" calcext:value-type="float">
            <text:p>335119</text:p>
          </table:table-cell>
          <table:table-cell office:value-type="float" office:value="501870" calcext:value-type="float">
            <text:p>501870</text:p>
          </table:table-cell>
          <table:table-cell office:value-type="float" office:value="6004" calcext:value-type="float">
            <text:p>6004</text:p>
          </table:table-cell>
          <table:table-cell office:value-type="float" office:value="11923" calcext:value-type="float">
            <text:p>11923</text:p>
          </table:table-cell>
          <table:table-cell office:value-type="float" office:value="1910" calcext:value-type="float">
            <text:p>1910</text:p>
          </table:table-cell>
          <table:table-cell office:value-type="float" office:value="856826" calcext:value-type="float">
            <text:p>856826</text:p>
          </table:table-cell>
          <table:table-cell office:value-type="float" office:value="734482" calcext:value-type="float">
            <text:p>734482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39244" calcext:value-type="float">
            <text:p>339244</text:p>
          </table:table-cell>
          <table:table-cell office:value-type="float" office:value="507760" calcext:value-type="float">
            <text:p>507760</text:p>
          </table:table-cell>
          <table:table-cell office:value-type="float" office:value="6972" calcext:value-type="float">
            <text:p>6972</text:p>
          </table:table-cell>
          <table:table-cell office:value-type="float" office:value="12097" calcext:value-type="float">
            <text:p>12097</text:p>
          </table:table-cell>
          <table:table-cell office:value-type="float" office:value="1927" calcext:value-type="float">
            <text:p>1927</text:p>
          </table:table-cell>
          <table:table-cell office:value-type="float" office:value="868000" calcext:value-type="float">
            <text:p>868000</text:p>
          </table:table-cell>
          <table:table-cell office:value-type="float" office:value="745313" calcext:value-type="float">
            <text:p>745313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41326" calcext:value-type="float">
            <text:p>341326</text:p>
          </table:table-cell>
          <table:table-cell office:value-type="float" office:value="543041" calcext:value-type="float">
            <text:p>543041</text:p>
          </table:table-cell>
          <table:table-cell office:value-type="float" office:value="7127" calcext:value-type="float">
            <text:p>7127</text:p>
          </table:table-cell>
          <table:table-cell office:value-type="float" office:value="12171" calcext:value-type="float">
            <text:p>12171</text:p>
          </table:table-cell>
          <table:table-cell office:value-type="float" office:value="1939" calcext:value-type="float">
            <text:p>1939</text:p>
          </table:table-cell>
          <table:table-cell office:value-type="float" office:value="905604" calcext:value-type="float">
            <text:p>905604</text:p>
          </table:table-cell>
          <table:table-cell office:value-type="float" office:value="783280" calcext:value-type="float">
            <text:p>783280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50022" calcext:value-type="float">
            <text:p>350022</text:p>
          </table:table-cell>
          <table:table-cell office:value-type="float" office:value="550384" calcext:value-type="float">
            <text:p>550384</text:p>
          </table:table-cell>
          <table:table-cell office:value-type="float" office:value="7258" calcext:value-type="float">
            <text:p>7258</text:p>
          </table:table-cell>
          <table:table-cell office:value-type="float" office:value="12231" calcext:value-type="float">
            <text:p>12231</text:p>
          </table:table-cell>
          <table:table-cell office:value-type="float" office:value="1953" calcext:value-type="float">
            <text:p>1953</text:p>
          </table:table-cell>
          <table:table-cell office:value-type="float" office:value="921848" calcext:value-type="float">
            <text:p>921848</text:p>
          </table:table-cell>
          <table:table-cell office:value-type="float" office:value="796456" calcext:value-type="float">
            <text:p>796456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56887" calcext:value-type="float">
            <text:p>356887</text:p>
          </table:table-cell>
          <table:table-cell office:value-type="float" office:value="553587" calcext:value-type="float">
            <text:p>553587</text:p>
          </table:table-cell>
          <table:table-cell office:value-type="float" office:value="7294" calcext:value-type="float">
            <text:p>7294</text:p>
          </table:table-cell>
          <table:table-cell office:value-type="float" office:value="12273" calcext:value-type="float">
            <text:p>12273</text:p>
          </table:table-cell>
          <table:table-cell office:value-type="float" office:value="1959" calcext:value-type="float">
            <text:p>1959</text:p>
          </table:table-cell>
          <table:table-cell office:value-type="float" office:value="932000" calcext:value-type="float">
            <text:p>932000</text:p>
          </table:table-cell>
          <table:table-cell office:value-type="float" office:value="803680" calcext:value-type="float">
            <text:p>803680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60464" calcext:value-type="float">
            <text:p>360464</text:p>
          </table:table-cell>
          <table:table-cell office:value-type="float" office:value="560964" calcext:value-type="float">
            <text:p>560964</text:p>
          </table:table-cell>
          <table:table-cell office:value-type="float" office:value="7574" calcext:value-type="float">
            <text:p>7574</text:p>
          </table:table-cell>
          <table:table-cell office:value-type="float" office:value="13270" calcext:value-type="float">
            <text:p>13270</text:p>
          </table:table-cell>
          <table:table-cell office:value-type="float" office:value="1975" calcext:value-type="float">
            <text:p>1975</text:p>
          </table:table-cell>
          <table:table-cell office:value-type="float" office:value="944247" calcext:value-type="float">
            <text:p>944247</text:p>
          </table:table-cell>
          <table:table-cell office:value-type="float" office:value="815900" calcext:value-type="float">
            <text:p>815900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62764" calcext:value-type="float">
            <text:p>362764</text:p>
          </table:table-cell>
          <table:table-cell office:value-type="float" office:value="560671" calcext:value-type="float">
            <text:p>560671</text:p>
          </table:table-cell>
          <table:table-cell office:value-type="float" office:value="7612" calcext:value-type="float">
            <text:p>7612</text:p>
          </table:table-cell>
          <table:table-cell office:value-type="float" office:value="13336" calcext:value-type="float">
            <text:p>13336</text:p>
          </table:table-cell>
          <table:table-cell office:value-type="float" office:value="1983" calcext:value-type="float">
            <text:p>1983</text:p>
          </table:table-cell>
          <table:table-cell office:value-type="float" office:value="946366" calcext:value-type="float">
            <text:p>946366</text:p>
          </table:table-cell>
          <table:table-cell office:value-type="float" office:value="818543" calcext:value-type="float">
            <text:p>818543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69322" calcext:value-type="float">
            <text:p>369322</text:p>
          </table:table-cell>
          <table:table-cell office:value-type="float" office:value="566415" calcext:value-type="float">
            <text:p>566415</text:p>
          </table:table-cell>
          <table:table-cell office:value-type="float" office:value="7845" calcext:value-type="float">
            <text:p>7845</text:p>
          </table:table-cell>
          <table:table-cell office:value-type="float" office:value="13411" calcext:value-type="float">
            <text:p>13411</text:p>
          </table:table-cell>
          <table:table-cell office:value-type="float" office:value="2002" calcext:value-type="float">
            <text:p>2002</text:p>
          </table:table-cell>
          <table:table-cell office:value-type="float" office:value="958995" calcext:value-type="float">
            <text:p>958995</text:p>
          </table:table-cell>
          <table:table-cell office:value-type="float" office:value="831236" calcext:value-type="float">
            <text:p>831236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74243" calcext:value-type="float">
            <text:p>374243</text:p>
          </table:table-cell>
          <table:table-cell office:value-type="float" office:value="573292" calcext:value-type="float">
            <text:p>573292</text:p>
          </table:table-cell>
          <table:table-cell office:value-type="float" office:value="7851" calcext:value-type="float">
            <text:p>7851</text:p>
          </table:table-cell>
          <table:table-cell office:value-type="float" office:value="13442" calcext:value-type="float">
            <text:p>13442</text:p>
          </table:table-cell>
          <table:table-cell office:value-type="float" office:value="2030" calcext:value-type="float">
            <text:p>2030</text:p>
          </table:table-cell>
          <table:table-cell office:value-type="float" office:value="970858" calcext:value-type="float">
            <text:p>970858</text:p>
          </table:table-cell>
          <table:table-cell office:value-type="float" office:value="842536" calcext:value-type="float">
            <text:p>842536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79526" calcext:value-type="float">
            <text:p>379526</text:p>
          </table:table-cell>
          <table:table-cell office:value-type="float" office:value="580885" calcext:value-type="float">
            <text:p>580885</text:p>
          </table:table-cell>
          <table:table-cell office:value-type="float" office:value="8045" calcext:value-type="float">
            <text:p>8045</text:p>
          </table:table-cell>
          <table:table-cell office:value-type="float" office:value="13475" calcext:value-type="float">
            <text:p>13475</text:p>
          </table:table-cell>
          <table:table-cell office:value-type="float" office:value="2043" calcext:value-type="float">
            <text:p>2043</text:p>
          </table:table-cell>
          <table:table-cell office:value-type="float" office:value="983974" calcext:value-type="float">
            <text:p>983974</text:p>
          </table:table-cell>
          <table:table-cell office:value-type="float" office:value="855755" calcext:value-type="float">
            <text:p>855755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82365" calcext:value-type="float">
            <text:p>382365</text:p>
          </table:table-cell>
          <table:table-cell office:value-type="float" office:value="586492" calcext:value-type="float">
            <text:p>586492</text:p>
          </table:table-cell>
          <table:table-cell office:value-type="float" office:value="8095" calcext:value-type="float">
            <text:p>8095</text:p>
          </table:table-cell>
          <table:table-cell office:value-type="float" office:value="13448" calcext:value-type="float">
            <text:p>13448</text:p>
          </table:table-cell>
          <table:table-cell office:value-type="float" office:value="2059" calcext:value-type="float">
            <text:p>2059</text:p>
          </table:table-cell>
          <table:table-cell office:value-type="float" office:value="992459" calcext:value-type="float">
            <text:p>992459</text:p>
          </table:table-cell>
          <table:table-cell office:value-type="float" office:value="864356" calcext:value-type="float">
            <text:p>864356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85722" calcext:value-type="float">
            <text:p>385722</text:p>
          </table:table-cell>
          <table:table-cell office:value-type="float" office:value="592886" calcext:value-type="float">
            <text:p>592886</text:p>
          </table:table-cell>
          <table:table-cell office:value-type="float" office:value="8285" calcext:value-type="float">
            <text:p>8285</text:p>
          </table:table-cell>
          <table:table-cell office:value-type="float" office:value="13521" calcext:value-type="float">
            <text:p>13521</text:p>
          </table:table-cell>
          <table:table-cell office:value-type="float" office:value="2084" calcext:value-type="float">
            <text:p>2084</text:p>
          </table:table-cell>
          <table:table-cell office:value-type="float" office:value="1002498" calcext:value-type="float">
            <text:p>1002498</text:p>
          </table:table-cell>
          <table:table-cell office:value-type="float" office:value="876548" calcext:value-type="float">
            <text:p>876548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88624" calcext:value-type="float">
            <text:p>388624</text:p>
          </table:table-cell>
          <table:table-cell office:value-type="float" office:value="595155" calcext:value-type="float">
            <text:p>595155</text:p>
          </table:table-cell>
          <table:table-cell office:value-type="float" office:value="8569" calcext:value-type="float">
            <text:p>8569</text:p>
          </table:table-cell>
          <table:table-cell office:value-type="float" office:value="13534" calcext:value-type="float">
            <text:p>13534</text:p>
          </table:table-cell>
          <table:table-cell office:value-type="float" office:value="2102" calcext:value-type="float">
            <text:p>2102</text:p>
          </table:table-cell>
          <table:table-cell office:value-type="float" office:value="1007984" calcext:value-type="float">
            <text:p>1007984</text:p>
          </table:table-cell>
          <table:table-cell office:value-type="float" office:value="881268" calcext:value-type="float">
            <text:p>881268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91663" calcext:value-type="float">
            <text:p>391663</text:p>
          </table:table-cell>
          <table:table-cell office:value-type="float" office:value="612351" calcext:value-type="float">
            <text:p>612351</text:p>
          </table:table-cell>
          <table:table-cell office:value-type="float" office:value="8732" calcext:value-type="float">
            <text:p>8732</text:p>
          </table:table-cell>
          <table:table-cell office:value-type="float" office:value="13709" calcext:value-type="float">
            <text:p>13709</text:p>
          </table:table-cell>
          <table:table-cell office:value-type="float" office:value="2133" calcext:value-type="float">
            <text:p>2133</text:p>
          </table:table-cell>
          <table:table-cell office:value-type="float" office:value="1028588" calcext:value-type="float">
            <text:p>1028588</text:p>
          </table:table-cell>
          <table:table-cell office:value-type="float" office:value="899871" calcext:value-type="float">
            <text:p>899871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95632" calcext:value-type="float">
            <text:p>395632</text:p>
          </table:table-cell>
          <table:table-cell office:value-type="float" office:value="623394" calcext:value-type="float">
            <text:p>623394</text:p>
          </table:table-cell>
          <table:table-cell office:value-type="float" office:value="11411" calcext:value-type="float">
            <text:p>11411</text:p>
          </table:table-cell>
          <table:table-cell office:value-type="float" office:value="13903" calcext:value-type="float">
            <text:p>13903</text:p>
          </table:table-cell>
          <table:table-cell office:value-type="float" office:value="2155" calcext:value-type="float">
            <text:p>2155</text:p>
          </table:table-cell>
          <table:table-cell office:value-type="float" office:value="1046495" calcext:value-type="float">
            <text:p>1046495</text:p>
          </table:table-cell>
          <table:table-cell office:value-type="float" office:value="915025" calcext:value-type="float">
            <text:p>915025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99786" calcext:value-type="float">
            <text:p>399786</text:p>
          </table:table-cell>
          <table:table-cell office:value-type="float" office:value="624167" calcext:value-type="float">
            <text:p>624167</text:p>
          </table:table-cell>
          <table:table-cell office:value-type="float" office:value="12842" calcext:value-type="float">
            <text:p>12842</text:p>
          </table:table-cell>
          <table:table-cell office:value-type="float" office:value="13943" calcext:value-type="float">
            <text:p>13943</text:p>
          </table:table-cell>
          <table:table-cell office:value-type="float" office:value="2168" calcext:value-type="float">
            <text:p>2168</text:p>
          </table:table-cell>
          <table:table-cell office:value-type="float" office:value="1052906" calcext:value-type="float">
            <text:p>1052906</text:p>
          </table:table-cell>
          <table:table-cell office:value-type="float" office:value="920433" calcext:value-type="float">
            <text:p>920433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405496" calcext:value-type="float">
            <text:p>405496</text:p>
          </table:table-cell>
          <table:table-cell office:value-type="float" office:value="625101" calcext:value-type="float">
            <text:p>625101</text:p>
          </table:table-cell>
          <table:table-cell office:value-type="float" office:value="12905" calcext:value-type="float">
            <text:p>12905</text:p>
          </table:table-cell>
          <table:table-cell office:value-type="float" office:value="14151" calcext:value-type="float">
            <text:p>14151</text:p>
          </table:table-cell>
          <table:table-cell office:value-type="float" office:value="2178" calcext:value-type="float">
            <text:p>2178</text:p>
          </table:table-cell>
          <table:table-cell office:value-type="float" office:value="1059831" calcext:value-type="float">
            <text:p>1059831</text:p>
          </table:table-cell>
          <table:table-cell office:value-type="float" office:value="926753" calcext:value-type="float">
            <text:p>926753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410719" calcext:value-type="float">
            <text:p>410719</text:p>
          </table:table-cell>
          <table:table-cell office:value-type="float" office:value="637842" calcext:value-type="float">
            <text:p>637842</text:p>
          </table:table-cell>
          <table:table-cell office:value-type="float" office:value="12730" calcext:value-type="float">
            <text:p>12730</text:p>
          </table:table-cell>
          <table:table-cell office:value-type="float" office:value="14201" calcext:value-type="float">
            <text:p>14201</text:p>
          </table:table-cell>
          <table:table-cell office:value-type="float" office:value="2197" calcext:value-type="float">
            <text:p>2197</text:p>
          </table:table-cell>
          <table:table-cell office:value-type="float" office:value="1077689" calcext:value-type="float">
            <text:p>1077689</text:p>
          </table:table-cell>
          <table:table-cell office:value-type="float" office:value="946924" calcext:value-type="float">
            <text:p>946924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416323" calcext:value-type="float">
            <text:p>416323</text:p>
          </table:table-cell>
          <table:table-cell office:value-type="float" office:value="654815" calcext:value-type="float">
            <text:p>654815</text:p>
          </table:table-cell>
          <table:table-cell office:value-type="float" office:value="9847" calcext:value-type="float">
            <text:p>9847</text:p>
          </table:table-cell>
          <table:table-cell office:value-type="float" office:value="14304" calcext:value-type="float">
            <text:p>14304</text:p>
          </table:table-cell>
          <table:table-cell office:value-type="float" office:value="2219" calcext:value-type="float">
            <text:p>2219</text:p>
          </table:table-cell>
          <table:table-cell office:value-type="float" office:value="1097508" calcext:value-type="float">
            <text:p>1097508</text:p>
          </table:table-cell>
          <table:table-cell office:value-type="float" office:value="969297" calcext:value-type="float">
            <text:p>969297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417069" calcext:value-type="float">
            <text:p>417069</text:p>
          </table:table-cell>
          <table:table-cell office:value-type="float" office:value="662399" calcext:value-type="float">
            <text:p>662399</text:p>
          </table:table-cell>
          <table:table-cell office:value-type="float" office:value="12925" calcext:value-type="float">
            <text:p>12925</text:p>
          </table:table-cell>
          <table:table-cell office:value-type="float" office:value="14365" calcext:value-type="float">
            <text:p>14365</text:p>
          </table:table-cell>
          <table:table-cell office:value-type="float" office:value="2234" calcext:value-type="float">
            <text:p>2234</text:p>
          </table:table-cell>
          <table:table-cell office:value-type="float" office:value="1108992" calcext:value-type="float">
            <text:p>1108992</text:p>
          </table:table-cell>
          <table:table-cell office:value-type="float" office:value="976961" calcext:value-type="float">
            <text:p>976961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426240" calcext:value-type="float">
            <text:p>426240</text:p>
          </table:table-cell>
          <table:table-cell office:value-type="float" office:value="667843" calcext:value-type="float">
            <text:p>667843</text:p>
          </table:table-cell>
          <table:table-cell office:value-type="float" office:value="13158" calcext:value-type="float">
            <text:p>13158</text:p>
          </table:table-cell>
          <table:table-cell office:value-type="float" office:value="14591" calcext:value-type="float">
            <text:p>14591</text:p>
          </table:table-cell>
          <table:table-cell office:value-type="float" office:value="2276" calcext:value-type="float">
            <text:p>2276</text:p>
          </table:table-cell>
          <table:table-cell office:value-type="float" office:value="1124108" calcext:value-type="float">
            <text:p>1124108</text:p>
          </table:table-cell>
          <table:table-cell office:value-type="float" office:value="992114" calcext:value-type="float">
            <text:p>992114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430974" calcext:value-type="float">
            <text:p>430974</text:p>
          </table:table-cell>
          <table:table-cell office:value-type="float" office:value="674629" calcext:value-type="float">
            <text:p>674629</text:p>
          </table:table-cell>
          <table:table-cell office:value-type="float" office:value="13249" calcext:value-type="float">
            <text:p>13249</text:p>
          </table:table-cell>
          <table:table-cell office:value-type="float" office:value="14704" calcext:value-type="float">
            <text:p>14704</text:p>
          </table:table-cell>
          <table:table-cell office:value-type="float" office:value="2295" calcext:value-type="float">
            <text:p>2295</text:p>
          </table:table-cell>
          <table:table-cell office:value-type="float" office:value="1135851" calcext:value-type="float">
            <text:p>1135851</text:p>
          </table:table-cell>
          <table:table-cell office:value-type="float" office:value="1002682" calcext:value-type="float">
            <text:p>1002682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434702" calcext:value-type="float">
            <text:p>434702</text:p>
          </table:table-cell>
          <table:table-cell office:value-type="float" office:value="682427" calcext:value-type="float">
            <text:p>682427</text:p>
          </table:table-cell>
          <table:table-cell office:value-type="float" office:value="13317" calcext:value-type="float">
            <text:p>13317</text:p>
          </table:table-cell>
          <table:table-cell office:value-type="float" office:value="14913" calcext:value-type="float">
            <text:p>14913</text:p>
          </table:table-cell>
          <table:table-cell office:value-type="float" office:value="2598" calcext:value-type="float">
            <text:p>2598</text:p>
          </table:table-cell>
          <table:table-cell office:value-type="float" office:value="1147957" calcext:value-type="float">
            <text:p>1147957</text:p>
          </table:table-cell>
          <table:table-cell office:value-type="float" office:value="1014465" calcext:value-type="float">
            <text:p>1014465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438555" calcext:value-type="float">
            <text:p>438555</text:p>
          </table:table-cell>
          <table:table-cell office:value-type="float" office:value="690036" calcext:value-type="float">
            <text:p>690036</text:p>
          </table:table-cell>
          <table:table-cell office:value-type="float" office:value="13286" calcext:value-type="float">
            <text:p>13286</text:p>
          </table:table-cell>
          <table:table-cell office:value-type="float" office:value="15078" calcext:value-type="float">
            <text:p>15078</text:p>
          </table:table-cell>
          <table:table-cell office:value-type="float" office:value="2619" calcext:value-type="float">
            <text:p>2619</text:p>
          </table:table-cell>
          <table:table-cell office:value-type="float" office:value="1159574" calcext:value-type="float">
            <text:p>1159574</text:p>
          </table:table-cell>
          <table:table-cell office:value-type="float" office:value="1024766" calcext:value-type="float">
            <text:p>1024766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442820" calcext:value-type="float">
            <text:p>442820</text:p>
          </table:table-cell>
          <table:table-cell office:value-type="float" office:value="692004" calcext:value-type="float">
            <text:p>692004</text:p>
          </table:table-cell>
          <table:table-cell office:value-type="float" office:value="13773" calcext:value-type="float">
            <text:p>13773</text:p>
          </table:table-cell>
          <table:table-cell office:value-type="float" office:value="15142" calcext:value-type="float">
            <text:p>15142</text:p>
          </table:table-cell>
          <table:table-cell office:value-type="float" office:value="2647" calcext:value-type="float">
            <text:p>2647</text:p>
          </table:table-cell>
          <table:table-cell office:value-type="float" office:value="1166386" calcext:value-type="float">
            <text:p>1166386</text:p>
          </table:table-cell>
          <table:table-cell office:value-type="float" office:value="1031020" calcext:value-type="float">
            <text:p>1031020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446882" calcext:value-type="float">
            <text:p>446882</text:p>
          </table:table-cell>
          <table:table-cell office:value-type="float" office:value="695326" calcext:value-type="float">
            <text:p>695326</text:p>
          </table:table-cell>
          <table:table-cell office:value-type="float" office:value="13909" calcext:value-type="float">
            <text:p>13909</text:p>
          </table:table-cell>
          <table:table-cell office:value-type="float" office:value="15222" calcext:value-type="float">
            <text:p>15222</text:p>
          </table:table-cell>
          <table:table-cell office:value-type="float" office:value="2659" calcext:value-type="float">
            <text:p>2659</text:p>
          </table:table-cell>
          <table:table-cell office:value-type="float" office:value="1173998" calcext:value-type="float">
            <text:p>1173998</text:p>
          </table:table-cell>
          <table:table-cell office:value-type="float" office:value="1038590" calcext:value-type="float">
            <text:p>1038590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451359" calcext:value-type="float">
            <text:p>451359</text:p>
          </table:table-cell>
          <table:table-cell office:value-type="float" office:value="711031" calcext:value-type="float">
            <text:p>711031</text:p>
          </table:table-cell>
          <table:table-cell office:value-type="float" office:value="13951" calcext:value-type="float">
            <text:p>13951</text:p>
          </table:table-cell>
          <table:table-cell office:value-type="float" office:value="15370" calcext:value-type="float">
            <text:p>15370</text:p>
          </table:table-cell>
          <table:table-cell office:value-type="float" office:value="2676" calcext:value-type="float">
            <text:p>2676</text:p>
          </table:table-cell>
          <table:table-cell office:value-type="float" office:value="1194387" calcext:value-type="float">
            <text:p>1194387</text:p>
          </table:table-cell>
          <table:table-cell office:value-type="float" office:value="1057853" calcext:value-type="float">
            <text:p>1057853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456736" calcext:value-type="float">
            <text:p>456736</text:p>
          </table:table-cell>
          <table:table-cell office:value-type="float" office:value="709856" calcext:value-type="float">
            <text:p>709856</text:p>
          </table:table-cell>
          <table:table-cell office:value-type="float" office:value="13625" calcext:value-type="float">
            <text:p>13625</text:p>
          </table:table-cell>
          <table:table-cell office:value-type="float" office:value="15421" calcext:value-type="float">
            <text:p>15421</text:p>
          </table:table-cell>
          <table:table-cell office:value-type="float" office:value="2699" calcext:value-type="float">
            <text:p>2699</text:p>
          </table:table-cell>
          <table:table-cell office:value-type="float" office:value="1198337" calcext:value-type="float">
            <text:p>1198337</text:p>
          </table:table-cell>
          <table:table-cell office:value-type="float" office:value="1062425" calcext:value-type="float">
            <text:p>1062425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462238" calcext:value-type="float">
            <text:p>462238</text:p>
          </table:table-cell>
          <table:table-cell office:value-type="float" office:value="719284" calcext:value-type="float">
            <text:p>719284</text:p>
          </table:table-cell>
          <table:table-cell office:value-type="float" office:value="12673" calcext:value-type="float">
            <text:p>12673</text:p>
          </table:table-cell>
          <table:table-cell office:value-type="float" office:value="15520" calcext:value-type="float">
            <text:p>15520</text:p>
          </table:table-cell>
          <table:table-cell office:value-type="float" office:value="2716" calcext:value-type="float">
            <text:p>2716</text:p>
          </table:table-cell>
          <table:table-cell office:value-type="float" office:value="1212431" calcext:value-type="float">
            <text:p>1212431</text:p>
          </table:table-cell>
          <table:table-cell office:value-type="float" office:value="1078172" calcext:value-type="float">
            <text:p>1078172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468485" calcext:value-type="float">
            <text:p>468485</text:p>
          </table:table-cell>
          <table:table-cell office:value-type="float" office:value="734016" calcext:value-type="float">
            <text:p>734016</text:p>
          </table:table-cell>
          <table:table-cell office:value-type="float" office:value="12734" calcext:value-type="float">
            <text:p>12734</text:p>
          </table:table-cell>
          <table:table-cell office:value-type="float" office:value="15612" calcext:value-type="float">
            <text:p>15612</text:p>
          </table:table-cell>
          <table:table-cell office:value-type="float" office:value="2726" calcext:value-type="float">
            <text:p>2726</text:p>
          </table:table-cell>
          <table:table-cell office:value-type="float" office:value="1233573" calcext:value-type="float">
            <text:p>1233573</text:p>
          </table:table-cell>
          <table:table-cell office:value-type="float" office:value="1099463" calcext:value-type="float">
            <text:p>1099463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470523" calcext:value-type="float">
            <text:p>470523</text:p>
          </table:table-cell>
          <table:table-cell office:value-type="float" office:value="744539" calcext:value-type="float">
            <text:p>744539</text:p>
          </table:table-cell>
          <table:table-cell office:value-type="float" office:value="12852" calcext:value-type="float">
            <text:p>12852</text:p>
          </table:table-cell>
          <table:table-cell office:value-type="float" office:value="15766" calcext:value-type="float">
            <text:p>15766</text:p>
          </table:table-cell>
          <table:table-cell office:value-type="float" office:value="2747" calcext:value-type="float">
            <text:p>2747</text:p>
          </table:table-cell>
          <table:table-cell office:value-type="float" office:value="1246427" calcext:value-type="float">
            <text:p>1246427</text:p>
          </table:table-cell>
          <table:table-cell office:value-type="float" office:value="1112329" calcext:value-type="float">
            <text:p>1112329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475850" calcext:value-type="float">
            <text:p>475850</text:p>
          </table:table-cell>
          <table:table-cell office:value-type="float" office:value="750384" calcext:value-type="float">
            <text:p>750384</text:p>
          </table:table-cell>
          <table:table-cell office:value-type="float" office:value="12982" calcext:value-type="float">
            <text:p>12982</text:p>
          </table:table-cell>
          <table:table-cell office:value-type="float" office:value="16012" calcext:value-type="float">
            <text:p>16012</text:p>
          </table:table-cell>
          <table:table-cell office:value-type="float" office:value="2766" calcext:value-type="float">
            <text:p>2766</text:p>
          </table:table-cell>
          <table:table-cell office:value-type="float" office:value="1257994" calcext:value-type="float">
            <text:p>1257994</text:p>
          </table:table-cell>
          <table:table-cell office:value-type="float" office:value="1122957" calcext:value-type="float">
            <text:p>1122957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479832" calcext:value-type="float">
            <text:p>479832</text:p>
          </table:table-cell>
          <table:table-cell office:value-type="float" office:value="768812" calcext:value-type="float">
            <text:p>768812</text:p>
          </table:table-cell>
          <table:table-cell office:value-type="float" office:value="13064" calcext:value-type="float">
            <text:p>13064</text:p>
          </table:table-cell>
          <table:table-cell office:value-type="float" office:value="16097" calcext:value-type="float">
            <text:p>16097</text:p>
          </table:table-cell>
          <table:table-cell office:value-type="float" office:value="2793" calcext:value-type="float">
            <text:p>2793</text:p>
          </table:table-cell>
          <table:table-cell office:value-type="float" office:value="1280598" calcext:value-type="float">
            <text:p>1280598</text:p>
          </table:table-cell>
          <table:table-cell office:value-type="float" office:value="1142193" calcext:value-type="float">
            <text:p>1142193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483672" calcext:value-type="float">
            <text:p>483672</text:p>
          </table:table-cell>
          <table:table-cell office:value-type="float" office:value="788959" calcext:value-type="float">
            <text:p>788959</text:p>
          </table:table-cell>
          <table:table-cell office:value-type="float" office:value="13214" calcext:value-type="float">
            <text:p>13214</text:p>
          </table:table-cell>
          <table:table-cell office:value-type="float" office:value="16293" calcext:value-type="float">
            <text:p>16293</text:p>
          </table:table-cell>
          <table:table-cell office:value-type="float" office:value="2860" calcext:value-type="float">
            <text:p>2860</text:p>
          </table:table-cell>
          <table:table-cell office:value-type="float" office:value="1304998" calcext:value-type="float">
            <text:p>1304998</text:p>
          </table:table-cell>
          <table:table-cell office:value-type="float" office:value="1164540" calcext:value-type="float">
            <text:p>1164540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486675" calcext:value-type="float">
            <text:p>486675</text:p>
          </table:table-cell>
          <table:table-cell office:value-type="float" office:value="799515" calcext:value-type="float">
            <text:p>799515</text:p>
          </table:table-cell>
          <table:table-cell office:value-type="float" office:value="13369" calcext:value-type="float">
            <text:p>13369</text:p>
          </table:table-cell>
          <table:table-cell office:value-type="float" office:value="16358" calcext:value-type="float">
            <text:p>16358</text:p>
          </table:table-cell>
          <table:table-cell office:value-type="float" office:value="2879" calcext:value-type="float">
            <text:p>2879</text:p>
          </table:table-cell>
          <table:table-cell office:value-type="float" office:value="1318796" calcext:value-type="float">
            <text:p>1318796</text:p>
          </table:table-cell>
          <table:table-cell office:value-type="float" office:value="1178482" calcext:value-type="float">
            <text:p>1178482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491008" calcext:value-type="float">
            <text:p>491008</text:p>
          </table:table-cell>
          <table:table-cell office:value-type="float" office:value="805855" calcext:value-type="float">
            <text:p>805855</text:p>
          </table:table-cell>
          <table:table-cell office:value-type="float" office:value="13477" calcext:value-type="float">
            <text:p>13477</text:p>
          </table:table-cell>
          <table:table-cell office:value-type="float" office:value="16724" calcext:value-type="float">
            <text:p>16724</text:p>
          </table:table-cell>
          <table:table-cell office:value-type="float" office:value="2900" calcext:value-type="float">
            <text:p>2900</text:p>
          </table:table-cell>
          <table:table-cell office:value-type="float" office:value="1329964" calcext:value-type="float">
            <text:p>1329964</text:p>
          </table:table-cell>
          <table:table-cell office:value-type="float" office:value="1193309" calcext:value-type="float">
            <text:p>1193309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498125" calcext:value-type="float">
            <text:p>498125</text:p>
          </table:table-cell>
          <table:table-cell office:value-type="float" office:value="815529" calcext:value-type="float">
            <text:p>815529</text:p>
          </table:table-cell>
          <table:table-cell office:value-type="float" office:value="13636" calcext:value-type="float">
            <text:p>13636</text:p>
          </table:table-cell>
          <table:table-cell office:value-type="float" office:value="16760" calcext:value-type="float">
            <text:p>16760</text:p>
          </table:table-cell>
          <table:table-cell office:value-type="float" office:value="2920" calcext:value-type="float">
            <text:p>2920</text:p>
          </table:table-cell>
          <table:table-cell office:value-type="float" office:value="1346970" calcext:value-type="float">
            <text:p>1346970</text:p>
          </table:table-cell>
          <table:table-cell office:value-type="float" office:value="1214547" calcext:value-type="float">
            <text:p>1214547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502724" calcext:value-type="float">
            <text:p>502724</text:p>
          </table:table-cell>
          <table:table-cell office:value-type="float" office:value="818017" calcext:value-type="float">
            <text:p>818017</text:p>
          </table:table-cell>
          <table:table-cell office:value-type="float" office:value="14933" calcext:value-type="float">
            <text:p>14933</text:p>
          </table:table-cell>
          <table:table-cell office:value-type="float" office:value="16835" calcext:value-type="float">
            <text:p>16835</text:p>
          </table:table-cell>
          <table:table-cell office:value-type="float" office:value="2943" calcext:value-type="float">
            <text:p>2943</text:p>
          </table:table-cell>
          <table:table-cell office:value-type="float" office:value="1355452" calcext:value-type="float">
            <text:p>1355452</text:p>
          </table:table-cell>
          <table:table-cell office:value-type="float" office:value="1223360" calcext:value-type="float">
            <text:p>1223360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507876" calcext:value-type="float">
            <text:p>507876</text:p>
          </table:table-cell>
          <table:table-cell office:value-type="float" office:value="831359" calcext:value-type="float">
            <text:p>831359</text:p>
          </table:table-cell>
          <table:table-cell office:value-type="float" office:value="15895" calcext:value-type="float">
            <text:p>15895</text:p>
          </table:table-cell>
          <table:table-cell office:value-type="float" office:value="17026" calcext:value-type="float">
            <text:p>17026</text:p>
          </table:table-cell>
          <table:table-cell office:value-type="float" office:value="2922" calcext:value-type="float">
            <text:p>2922</text:p>
          </table:table-cell>
          <table:table-cell office:value-type="float" office:value="1375078" calcext:value-type="float">
            <text:p>1375078</text:p>
          </table:table-cell>
          <table:table-cell office:value-type="float" office:value="1241417" calcext:value-type="float">
            <text:p>1241417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516385" calcext:value-type="float">
            <text:p>516385</text:p>
          </table:table-cell>
          <table:table-cell office:value-type="float" office:value="839103" calcext:value-type="float">
            <text:p>839103</text:p>
          </table:table-cell>
          <table:table-cell office:value-type="float" office:value="16000" calcext:value-type="float">
            <text:p>16000</text:p>
          </table:table-cell>
          <table:table-cell office:value-type="float" office:value="17096" calcext:value-type="float">
            <text:p>17096</text:p>
          </table:table-cell>
          <table:table-cell office:value-type="float" office:value="2975" calcext:value-type="float">
            <text:p>2975</text:p>
          </table:table-cell>
          <table:table-cell office:value-type="float" office:value="1391559" calcext:value-type="float">
            <text:p>1391559</text:p>
          </table:table-cell>
          <table:table-cell office:value-type="float" office:value="1258004" calcext:value-type="float">
            <text:p>1258004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521533" calcext:value-type="float">
            <text:p>521533</text:p>
          </table:table-cell>
          <table:table-cell office:value-type="float" office:value="850647" calcext:value-type="float">
            <text:p>850647</text:p>
          </table:table-cell>
          <table:table-cell office:value-type="float" office:value="16308" calcext:value-type="float">
            <text:p>16308</text:p>
          </table:table-cell>
          <table:table-cell office:value-type="float" office:value="17186" calcext:value-type="float">
            <text:p>17186</text:p>
          </table:table-cell>
          <table:table-cell office:value-type="float" office:value="2985" calcext:value-type="float">
            <text:p>2985</text:p>
          </table:table-cell>
          <table:table-cell office:value-type="float" office:value="1408659" calcext:value-type="float">
            <text:p>1408659</text:p>
          </table:table-cell>
          <table:table-cell office:value-type="float" office:value="1274643" calcext:value-type="float">
            <text:p>1274643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26539" calcext:value-type="float">
            <text:p>526539</text:p>
          </table:table-cell>
          <table:table-cell office:value-type="float" office:value="860900" calcext:value-type="float">
            <text:p>860900</text:p>
          </table:table-cell>
          <table:table-cell office:value-type="float" office:value="16343" calcext:value-type="float">
            <text:p>16343</text:p>
          </table:table-cell>
          <table:table-cell office:value-type="float" office:value="17315" calcext:value-type="float">
            <text:p>17315</text:p>
          </table:table-cell>
          <table:table-cell office:value-type="float" office:value="3004" calcext:value-type="float">
            <text:p>3004</text:p>
          </table:table-cell>
          <table:table-cell office:value-type="float" office:value="1424101" calcext:value-type="float">
            <text:p>1424101</text:p>
          </table:table-cell>
          <table:table-cell office:value-type="float" office:value="1289634" calcext:value-type="float">
            <text:p>1289634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531310" calcext:value-type="float">
            <text:p>531310</text:p>
          </table:table-cell>
          <table:table-cell office:value-type="float" office:value="869068" calcext:value-type="float">
            <text:p>869068</text:p>
          </table:table-cell>
          <table:table-cell office:value-type="float" office:value="16961" calcext:value-type="float">
            <text:p>16961</text:p>
          </table:table-cell>
          <table:table-cell office:value-type="float" office:value="17502" calcext:value-type="float">
            <text:p>17502</text:p>
          </table:table-cell>
          <table:table-cell office:value-type="float" office:value="3024" calcext:value-type="float">
            <text:p>3024</text:p>
          </table:table-cell>
          <table:table-cell office:value-type="float" office:value="1437865" calcext:value-type="float">
            <text:p>1437865</text:p>
          </table:table-cell>
          <table:table-cell office:value-type="float" office:value="1300356" calcext:value-type="float">
            <text:p>1300356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39172" calcext:value-type="float">
            <text:p>539172</text:p>
          </table:table-cell>
          <table:table-cell office:value-type="float" office:value="871711" calcext:value-type="float">
            <text:p>871711</text:p>
          </table:table-cell>
          <table:table-cell office:value-type="float" office:value="17144" calcext:value-type="float">
            <text:p>17144</text:p>
          </table:table-cell>
          <table:table-cell office:value-type="float" office:value="17646" calcext:value-type="float">
            <text:p>17646</text:p>
          </table:table-cell>
          <table:table-cell office:value-type="float" office:value="3050" calcext:value-type="float">
            <text:p>3050</text:p>
          </table:table-cell>
          <table:table-cell office:value-type="float" office:value="1448723" calcext:value-type="float">
            <text:p>1448723</text:p>
          </table:table-cell>
          <table:table-cell office:value-type="float" office:value="1310710" calcext:value-type="float">
            <text:p>1310710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542053" calcext:value-type="float">
            <text:p>542053</text:p>
          </table:table-cell>
          <table:table-cell office:value-type="float" office:value="878063" calcext:value-type="float">
            <text:p>878063</text:p>
          </table:table-cell>
          <table:table-cell office:value-type="float" office:value="17235" calcext:value-type="float">
            <text:p>17235</text:p>
          </table:table-cell>
          <table:table-cell office:value-type="float" office:value="17769" calcext:value-type="float">
            <text:p>17769</text:p>
          </table:table-cell>
          <table:table-cell office:value-type="float" office:value="3078" calcext:value-type="float">
            <text:p>3078</text:p>
          </table:table-cell>
          <table:table-cell office:value-type="float" office:value="1458198" calcext:value-type="float">
            <text:p>1458198</text:p>
          </table:table-cell>
          <table:table-cell office:value-type="float" office:value="1320502" calcext:value-type="float">
            <text:p>1320502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550240" calcext:value-type="float">
            <text:p>550240</text:p>
          </table:table-cell>
          <table:table-cell office:value-type="float" office:value="891537" calcext:value-type="float">
            <text:p>891537</text:p>
          </table:table-cell>
          <table:table-cell office:value-type="float" office:value="17402" calcext:value-type="float">
            <text:p>17402</text:p>
          </table:table-cell>
          <table:table-cell office:value-type="float" office:value="18653" calcext:value-type="float">
            <text:p>18653</text:p>
          </table:table-cell>
          <table:table-cell office:value-type="float" office:value="3096" calcext:value-type="float">
            <text:p>3096</text:p>
          </table:table-cell>
          <table:table-cell office:value-type="float" office:value="1480928" calcext:value-type="float">
            <text:p>1480928</text:p>
          </table:table-cell>
          <table:table-cell office:value-type="float" office:value="1340284" calcext:value-type="float">
            <text:p>1340284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554415" calcext:value-type="float">
            <text:p>554415</text:p>
          </table:table-cell>
          <table:table-cell office:value-type="float" office:value="897249" calcext:value-type="float">
            <text:p>897249</text:p>
          </table:table-cell>
          <table:table-cell office:value-type="float" office:value="17562" calcext:value-type="float">
            <text:p>17562</text:p>
          </table:table-cell>
          <table:table-cell office:value-type="float" office:value="18772" calcext:value-type="float">
            <text:p>18772</text:p>
          </table:table-cell>
          <table:table-cell office:value-type="float" office:value="3120" calcext:value-type="float">
            <text:p>3120</text:p>
          </table:table-cell>
          <table:table-cell office:value-type="float" office:value="1491118" calcext:value-type="float">
            <text:p>1491118</text:p>
          </table:table-cell>
          <table:table-cell office:value-type="float" office:value="1349932" calcext:value-type="float">
            <text:p>1349932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561930" calcext:value-type="float">
            <text:p>561930</text:p>
          </table:table-cell>
          <table:table-cell office:value-type="float" office:value="906004" calcext:value-type="float">
            <text:p>906004</text:p>
          </table:table-cell>
          <table:table-cell office:value-type="float" office:value="17596" calcext:value-type="float">
            <text:p>17596</text:p>
          </table:table-cell>
          <table:table-cell office:value-type="float" office:value="18812" calcext:value-type="float">
            <text:p>18812</text:p>
          </table:table-cell>
          <table:table-cell office:value-type="float" office:value="3142" calcext:value-type="float">
            <text:p>3142</text:p>
          </table:table-cell>
          <table:table-cell office:value-type="float" office:value="1507484" calcext:value-type="float">
            <text:p>1507484</text:p>
          </table:table-cell>
          <table:table-cell office:value-type="float" office:value="1365625" calcext:value-type="float">
            <text:p>1365625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553935" calcext:value-type="float">
            <text:p>553935</text:p>
          </table:table-cell>
          <table:table-cell office:value-type="float" office:value="917123" calcext:value-type="float">
            <text:p>917123</text:p>
          </table:table-cell>
          <table:table-cell office:value-type="float" office:value="17614" calcext:value-type="float">
            <text:p>17614</text:p>
          </table:table-cell>
          <table:table-cell office:value-type="float" office:value="19021" calcext:value-type="float">
            <text:p>19021</text:p>
          </table:table-cell>
          <table:table-cell office:value-type="float" office:value="3157" calcext:value-type="float">
            <text:p>3157</text:p>
          </table:table-cell>
          <table:table-cell office:value-type="float" office:value="1510850" calcext:value-type="float">
            <text:p>1510850</text:p>
          </table:table-cell>
          <table:table-cell office:value-type="float" office:value="1368799" calcext:value-type="float">
            <text:p>1368799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555710" calcext:value-type="float">
            <text:p>555710</text:p>
          </table:table-cell>
          <table:table-cell office:value-type="float" office:value="926626" calcext:value-type="float">
            <text:p>926626</text:p>
          </table:table-cell>
          <table:table-cell office:value-type="float" office:value="17681" calcext:value-type="float">
            <text:p>17681</text:p>
          </table:table-cell>
          <table:table-cell office:value-type="float" office:value="19095" calcext:value-type="float">
            <text:p>19095</text:p>
          </table:table-cell>
          <table:table-cell office:value-type="float" office:value="3183" calcext:value-type="float">
            <text:p>3183</text:p>
          </table:table-cell>
          <table:table-cell office:value-type="float" office:value="1522295" calcext:value-type="float">
            <text:p>1522295</text:p>
          </table:table-cell>
          <table:table-cell office:value-type="float" office:value="1380563" calcext:value-type="float">
            <text:p>1380563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60321" calcext:value-type="float">
            <text:p>560321</text:p>
          </table:table-cell>
          <table:table-cell office:value-type="float" office:value="943720" calcext:value-type="float">
            <text:p>943720</text:p>
          </table:table-cell>
          <table:table-cell office:value-type="float" office:value="17852" calcext:value-type="float">
            <text:p>17852</text:p>
          </table:table-cell>
          <table:table-cell office:value-type="float" office:value="19200" calcext:value-type="float">
            <text:p>19200</text:p>
          </table:table-cell>
          <table:table-cell office:value-type="float" office:value="3194" calcext:value-type="float">
            <text:p>3194</text:p>
          </table:table-cell>
          <table:table-cell office:value-type="float" office:value="1544287" calcext:value-type="float">
            <text:p>1544287</text:p>
          </table:table-cell>
          <table:table-cell office:value-type="float" office:value="1401199" calcext:value-type="float">
            <text:p>1401199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565750" calcext:value-type="float">
            <text:p>565750</text:p>
          </table:table-cell>
          <table:table-cell office:value-type="float" office:value="968156" calcext:value-type="float">
            <text:p>968156</text:p>
          </table:table-cell>
          <table:table-cell office:value-type="float" office:value="17906" calcext:value-type="float">
            <text:p>17906</text:p>
          </table:table-cell>
          <table:table-cell office:value-type="float" office:value="19274" calcext:value-type="float">
            <text:p>19274</text:p>
          </table:table-cell>
          <table:table-cell office:value-type="float" office:value="3230" calcext:value-type="float">
            <text:p>3230</text:p>
          </table:table-cell>
          <table:table-cell office:value-type="float" office:value="1574316" calcext:value-type="float">
            <text:p>1574316</text:p>
          </table:table-cell>
          <table:table-cell office:value-type="float" office:value="1429019" calcext:value-type="float">
            <text:p>1429019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569182" calcext:value-type="float">
            <text:p>569182</text:p>
          </table:table-cell>
          <table:table-cell office:value-type="float" office:value="973619" calcext:value-type="float">
            <text:p>973619</text:p>
          </table:table-cell>
          <table:table-cell office:value-type="float" office:value="17965" calcext:value-type="float">
            <text:p>17965</text:p>
          </table:table-cell>
          <table:table-cell office:value-type="float" office:value="19316" calcext:value-type="float">
            <text:p>19316</text:p>
          </table:table-cell>
          <table:table-cell office:value-type="float" office:value="3243" calcext:value-type="float">
            <text:p>3243</text:p>
          </table:table-cell>
          <table:table-cell office:value-type="float" office:value="1583325" calcext:value-type="float">
            <text:p>1583325</text:p>
          </table:table-cell>
          <table:table-cell office:value-type="float" office:value="1438535" calcext:value-type="float">
            <text:p>1438535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575034" calcext:value-type="float">
            <text:p>575034</text:p>
          </table:table-cell>
          <table:table-cell office:value-type="float" office:value="1000884" calcext:value-type="float">
            <text:p>1000884</text:p>
          </table:table-cell>
          <table:table-cell office:value-type="float" office:value="18445" calcext:value-type="float">
            <text:p>18445</text:p>
          </table:table-cell>
          <table:table-cell office:value-type="float" office:value="19387" calcext:value-type="float">
            <text:p>19387</text:p>
          </table:table-cell>
          <table:table-cell office:value-type="float" office:value="3266" calcext:value-type="float">
            <text:p>3266</text:p>
          </table:table-cell>
          <table:table-cell office:value-type="float" office:value="1617016" calcext:value-type="float">
            <text:p>1617016</text:p>
          </table:table-cell>
          <table:table-cell office:value-type="float" office:value="1471399" calcext:value-type="float">
            <text:p>1471399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579102" calcext:value-type="float">
            <text:p>579102</text:p>
          </table:table-cell>
          <table:table-cell office:value-type="float" office:value="1009476" calcext:value-type="float">
            <text:p>1009476</text:p>
          </table:table-cell>
          <table:table-cell office:value-type="float" office:value="18716" calcext:value-type="float">
            <text:p>18716</text:p>
          </table:table-cell>
          <table:table-cell office:value-type="float" office:value="19481" calcext:value-type="float">
            <text:p>19481</text:p>
          </table:table-cell>
          <table:table-cell office:value-type="float" office:value="3295" calcext:value-type="float">
            <text:p>3295</text:p>
          </table:table-cell>
          <table:table-cell office:value-type="float" office:value="1630070" calcext:value-type="float">
            <text:p>1630070</text:p>
          </table:table-cell>
          <table:table-cell office:value-type="float" office:value="1484760" calcext:value-type="float">
            <text:p>1484760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590972" calcext:value-type="float">
            <text:p>590972</text:p>
          </table:table-cell>
          <table:table-cell office:value-type="float" office:value="1016099" calcext:value-type="float">
            <text:p>1016099</text:p>
          </table:table-cell>
          <table:table-cell office:value-type="float" office:value="18808" calcext:value-type="float">
            <text:p>18808</text:p>
          </table:table-cell>
          <table:table-cell office:value-type="float" office:value="19485" calcext:value-type="float">
            <text:p>19485</text:p>
          </table:table-cell>
          <table:table-cell office:value-type="float" office:value="3326" calcext:value-type="float">
            <text:p>3326</text:p>
          </table:table-cell>
          <table:table-cell office:value-type="float" office:value="1648690" calcext:value-type="float">
            <text:p>1648690</text:p>
          </table:table-cell>
          <table:table-cell office:value-type="float" office:value="1503419" calcext:value-type="float">
            <text:p>1503419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594875" calcext:value-type="float">
            <text:p>594875</text:p>
          </table:table-cell>
          <table:table-cell office:value-type="float" office:value="1027081" calcext:value-type="float">
            <text:p>1027081</text:p>
          </table:table-cell>
          <table:table-cell office:value-type="float" office:value="18913" calcext:value-type="float">
            <text:p>18913</text:p>
          </table:table-cell>
          <table:table-cell office:value-type="float" office:value="19625" calcext:value-type="float">
            <text:p>19625</text:p>
          </table:table-cell>
          <table:table-cell office:value-type="float" office:value="3335" calcext:value-type="float">
            <text:p>3335</text:p>
          </table:table-cell>
          <table:table-cell office:value-type="float" office:value="1663829" calcext:value-type="float">
            <text:p>1663829</text:p>
          </table:table-cell>
          <table:table-cell office:value-type="float" office:value="1518171" calcext:value-type="float">
            <text:p>1518171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598392" calcext:value-type="float">
            <text:p>598392</text:p>
          </table:table-cell>
          <table:table-cell office:value-type="float" office:value="1038094" calcext:value-type="float">
            <text:p>1038094</text:p>
          </table:table-cell>
          <table:table-cell office:value-type="float" office:value="19397" calcext:value-type="float">
            <text:p>19397</text:p>
          </table:table-cell>
          <table:table-cell office:value-type="float" office:value="19840" calcext:value-type="float">
            <text:p>19840</text:p>
          </table:table-cell>
          <table:table-cell office:value-type="float" office:value="3355" calcext:value-type="float">
            <text:p>3355</text:p>
          </table:table-cell>
          <table:table-cell office:value-type="float" office:value="1679078" calcext:value-type="float">
            <text:p>1679078</text:p>
          </table:table-cell>
          <table:table-cell office:value-type="float" office:value="1533303" calcext:value-type="float">
            <text:p>1533303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608440" calcext:value-type="float">
            <text:p>608440</text:p>
          </table:table-cell>
          <table:table-cell office:value-type="float" office:value="1043504" calcext:value-type="float">
            <text:p>1043504</text:p>
          </table:table-cell>
          <table:table-cell office:value-type="float" office:value="19464" calcext:value-type="float">
            <text:p>19464</text:p>
          </table:table-cell>
          <table:table-cell office:value-type="float" office:value="19954" calcext:value-type="float">
            <text:p>19954</text:p>
          </table:table-cell>
          <table:table-cell office:value-type="float" office:value="3365" calcext:value-type="float">
            <text:p>3365</text:p>
          </table:table-cell>
          <table:table-cell office:value-type="float" office:value="1694727" calcext:value-type="float">
            <text:p>1694727</text:p>
          </table:table-cell>
          <table:table-cell office:value-type="float" office:value="1548896" calcext:value-type="float">
            <text:p>1548896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595751" calcext:value-type="float">
            <text:p>595751</text:p>
          </table:table-cell>
          <table:table-cell office:value-type="float" office:value="1050178" calcext:value-type="float">
            <text:p>1050178</text:p>
          </table:table-cell>
          <table:table-cell office:value-type="float" office:value="19615" calcext:value-type="float">
            <text:p>19615</text:p>
          </table:table-cell>
          <table:table-cell office:value-type="float" office:value="21659" calcext:value-type="float">
            <text:p>21659</text:p>
          </table:table-cell>
          <table:table-cell office:value-type="float" office:value="3379" calcext:value-type="float">
            <text:p>3379</text:p>
          </table:table-cell>
          <table:table-cell office:value-type="float" office:value="1690582" calcext:value-type="float">
            <text:p>1690582</text:p>
          </table:table-cell>
          <table:table-cell office:value-type="float" office:value="1544721" calcext:value-type="float">
            <text:p>1544721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605759" calcext:value-type="float">
            <text:p>605759</text:p>
          </table:table-cell>
          <table:table-cell office:value-type="float" office:value="1056406" calcext:value-type="float">
            <text:p>1056406</text:p>
          </table:table-cell>
          <table:table-cell office:value-type="float" office:value="17604" calcext:value-type="float">
            <text:p>17604</text:p>
          </table:table-cell>
          <table:table-cell office:value-type="float" office:value="34937" calcext:value-type="float">
            <text:p>34937</text:p>
          </table:table-cell>
          <table:table-cell office:value-type="float" office:value="3398" calcext:value-type="float">
            <text:p>3398</text:p>
          </table:table-cell>
          <table:table-cell office:value-type="float" office:value="1718104" calcext:value-type="float">
            <text:p>1718104</text:p>
          </table:table-cell>
          <table:table-cell office:value-type="float" office:value="1575336" calcext:value-type="float">
            <text:p>1575336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599369" calcext:value-type="float">
            <text:p>599369</text:p>
          </table:table-cell>
          <table:table-cell office:value-type="float" office:value="1066214" calcext:value-type="float">
            <text:p>1066214</text:p>
          </table:table-cell>
          <table:table-cell office:value-type="float" office:value="17719" calcext:value-type="float">
            <text:p>17719</text:p>
          </table:table-cell>
          <table:table-cell office:value-type="float" office:value="35885" calcext:value-type="float">
            <text:p>35885</text:p>
          </table:table-cell>
          <table:table-cell office:value-type="float" office:value="3423" calcext:value-type="float">
            <text:p>3423</text:p>
          </table:table-cell>
          <table:table-cell office:value-type="float" office:value="1722610" calcext:value-type="float">
            <text:p>1722610</text:p>
          </table:table-cell>
          <table:table-cell office:value-type="float" office:value="1579283" calcext:value-type="float">
            <text:p>1579283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618823" calcext:value-type="float">
            <text:p>618823</text:p>
          </table:table-cell>
          <table:table-cell office:value-type="float" office:value="1095697" calcext:value-type="float">
            <text:p>1095697</text:p>
          </table:table-cell>
          <table:table-cell office:value-type="float" office:value="19981" calcext:value-type="float">
            <text:p>19981</text:p>
          </table:table-cell>
          <table:table-cell office:value-type="float" office:value="35904" calcext:value-type="float">
            <text:p>35904</text:p>
          </table:table-cell>
          <table:table-cell office:value-type="float" office:value="3443" calcext:value-type="float">
            <text:p>3443</text:p>
          </table:table-cell>
          <table:table-cell office:value-type="float" office:value="1773848" calcext:value-type="float">
            <text:p>1773848</text:p>
          </table:table-cell>
          <table:table-cell office:value-type="float" office:value="1630433" calcext:value-type="float">
            <text:p>1630433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625113" calcext:value-type="float">
            <text:p>625113</text:p>
          </table:table-cell>
          <table:table-cell office:value-type="float" office:value="1103030" calcext:value-type="float">
            <text:p>1103030</text:p>
          </table:table-cell>
          <table:table-cell office:value-type="float" office:value="19874" calcext:value-type="float">
            <text:p>19874</text:p>
          </table:table-cell>
          <table:table-cell office:value-type="float" office:value="35773" calcext:value-type="float">
            <text:p>35773</text:p>
          </table:table-cell>
          <table:table-cell office:value-type="float" office:value="3456" calcext:value-type="float">
            <text:p>3456</text:p>
          </table:table-cell>
          <table:table-cell office:value-type="float" office:value="1787246" calcext:value-type="float">
            <text:p>1787246</text:p>
          </table:table-cell>
          <table:table-cell office:value-type="float" office:value="1643790" calcext:value-type="float">
            <text:p>1643790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640783" calcext:value-type="float">
            <text:p>640783</text:p>
          </table:table-cell>
          <table:table-cell office:value-type="float" office:value="1110057" calcext:value-type="float">
            <text:p>1110057</text:p>
          </table:table-cell>
          <table:table-cell office:value-type="float" office:value="20113" calcext:value-type="float">
            <text:p>20113</text:p>
          </table:table-cell>
          <table:table-cell office:value-type="float" office:value="36352" calcext:value-type="float">
            <text:p>36352</text:p>
          </table:table-cell>
          <table:table-cell office:value-type="float" office:value="3474" calcext:value-type="float">
            <text:p>3474</text:p>
          </table:table-cell>
          <table:table-cell office:value-type="float" office:value="1810779" calcext:value-type="float">
            <text:p>1810779</text:p>
          </table:table-cell>
          <table:table-cell office:value-type="float" office:value="1656278" calcext:value-type="float">
            <text:p>1656278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669965" calcext:value-type="float">
            <text:p>669965</text:p>
          </table:table-cell>
          <table:table-cell office:value-type="float" office:value="1130558" calcext:value-type="float">
            <text:p>1130558</text:p>
          </table:table-cell>
          <table:table-cell office:value-type="float" office:value="20402" calcext:value-type="float">
            <text:p>20402</text:p>
          </table:table-cell>
          <table:table-cell office:value-type="float" office:value="36468" calcext:value-type="float">
            <text:p>36468</text:p>
          </table:table-cell>
          <table:table-cell office:value-type="float" office:value="3498" calcext:value-type="float">
            <text:p>3498</text:p>
          </table:table-cell>
          <table:table-cell office:value-type="float" office:value="1860891" calcext:value-type="float">
            <text:p>1860891</text:p>
          </table:table-cell>
          <table:table-cell office:value-type="float" office:value="1682110" calcext:value-type="float">
            <text:p>1682110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674978" calcext:value-type="float">
            <text:p>674978</text:p>
          </table:table-cell>
          <table:table-cell office:value-type="float" office:value="1137498" calcext:value-type="float">
            <text:p>1137498</text:p>
          </table:table-cell>
          <table:table-cell office:value-type="float" office:value="23599" calcext:value-type="float">
            <text:p>23599</text:p>
          </table:table-cell>
          <table:table-cell office:value-type="float" office:value="36549" calcext:value-type="float">
            <text:p>36549</text:p>
          </table:table-cell>
          <table:table-cell office:value-type="float" office:value="3514" calcext:value-type="float">
            <text:p>3514</text:p>
          </table:table-cell>
          <table:table-cell office:value-type="float" office:value="1876138" calcext:value-type="float">
            <text:p>1876138</text:p>
          </table:table-cell>
          <table:table-cell office:value-type="float" office:value="1693916" calcext:value-type="float">
            <text:p>1693916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679885" calcext:value-type="float">
            <text:p>679885</text:p>
          </table:table-cell>
          <table:table-cell office:value-type="float" office:value="1147149" calcext:value-type="float">
            <text:p>1147149</text:p>
          </table:table-cell>
          <table:table-cell office:value-type="float" office:value="23538" calcext:value-type="float">
            <text:p>23538</text:p>
          </table:table-cell>
          <table:table-cell office:value-type="float" office:value="36583" calcext:value-type="float">
            <text:p>36583</text:p>
          </table:table-cell>
          <table:table-cell office:value-type="float" office:value="3540" calcext:value-type="float">
            <text:p>3540</text:p>
          </table:table-cell>
          <table:table-cell office:value-type="float" office:value="1890695" calcext:value-type="float">
            <text:p>1890695</text:p>
          </table:table-cell>
          <table:table-cell office:value-type="float" office:value="1708752" calcext:value-type="float">
            <text:p>1708752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682789" calcext:value-type="float">
            <text:p>682789</text:p>
          </table:table-cell>
          <table:table-cell office:value-type="float" office:value="1164079" calcext:value-type="float">
            <text:p>1164079</text:p>
          </table:table-cell>
          <table:table-cell office:value-type="float" office:value="24110" calcext:value-type="float">
            <text:p>24110</text:p>
          </table:table-cell>
          <table:table-cell office:value-type="float" office:value="36615" calcext:value-type="float">
            <text:p>36615</text:p>
          </table:table-cell>
          <table:table-cell office:value-type="float" office:value="3562" calcext:value-type="float">
            <text:p>3562</text:p>
          </table:table-cell>
          <table:table-cell office:value-type="float" office:value="1911155" calcext:value-type="float">
            <text:p>1911155</text:p>
          </table:table-cell>
          <table:table-cell office:value-type="float" office:value="1732283" calcext:value-type="float">
            <text:p>1732283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687086" calcext:value-type="float">
            <text:p>687086</text:p>
          </table:table-cell>
          <table:table-cell office:value-type="float" office:value="1189397" calcext:value-type="float">
            <text:p>1189397</text:p>
          </table:table-cell>
          <table:table-cell office:value-type="float" office:value="25720" calcext:value-type="float">
            <text:p>25720</text:p>
          </table:table-cell>
          <table:table-cell office:value-type="float" office:value="36759" calcext:value-type="float">
            <text:p>36759</text:p>
          </table:table-cell>
          <table:table-cell office:value-type="float" office:value="3579" calcext:value-type="float">
            <text:p>3579</text:p>
          </table:table-cell>
          <table:table-cell office:value-type="float" office:value="1942541" calcext:value-type="float">
            <text:p>1942541</text:p>
          </table:table-cell>
          <table:table-cell office:value-type="float" office:value="1761890" calcext:value-type="float">
            <text:p>1761890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705616" calcext:value-type="float">
            <text:p>705616</text:p>
          </table:table-cell>
          <table:table-cell office:value-type="float" office:value="1203981" calcext:value-type="float">
            <text:p>1203981</text:p>
          </table:table-cell>
          <table:table-cell office:value-type="float" office:value="28425" calcext:value-type="float">
            <text:p>28425</text:p>
          </table:table-cell>
          <table:table-cell office:value-type="float" office:value="36866" calcext:value-type="float">
            <text:p>36866</text:p>
          </table:table-cell>
          <table:table-cell office:value-type="float" office:value="3589" calcext:value-type="float">
            <text:p>3589</text:p>
          </table:table-cell>
          <table:table-cell office:value-type="float" office:value="1978477" calcext:value-type="float">
            <text:p>1978477</text:p>
          </table:table-cell>
          <table:table-cell office:value-type="float" office:value="1797217" calcext:value-type="float">
            <text:p>1797217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711349" calcext:value-type="float">
            <text:p>711349</text:p>
          </table:table-cell>
          <table:table-cell office:value-type="float" office:value="1213201" calcext:value-type="float">
            <text:p>1213201</text:p>
          </table:table-cell>
          <table:table-cell office:value-type="float" office:value="28694" calcext:value-type="float">
            <text:p>28694</text:p>
          </table:table-cell>
          <table:table-cell office:value-type="float" office:value="37288" calcext:value-type="float">
            <text:p>37288</text:p>
          </table:table-cell>
          <table:table-cell office:value-type="float" office:value="3599" calcext:value-type="float">
            <text:p>3599</text:p>
          </table:table-cell>
          <table:table-cell office:value-type="float" office:value="1994131" calcext:value-type="float">
            <text:p>1994131</text:p>
          </table:table-cell>
          <table:table-cell office:value-type="float" office:value="1812482" calcext:value-type="float">
            <text:p>1812482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714403" calcext:value-type="float">
            <text:p>714403</text:p>
          </table:table-cell>
          <table:table-cell office:value-type="float" office:value="1222545" calcext:value-type="float">
            <text:p>1222545</text:p>
          </table:table-cell>
          <table:table-cell office:value-type="float" office:value="28905" calcext:value-type="float">
            <text:p>28905</text:p>
          </table:table-cell>
          <table:table-cell office:value-type="float" office:value="37424" calcext:value-type="float">
            <text:p>37424</text:p>
          </table:table-cell>
          <table:table-cell office:value-type="float" office:value="3616" calcext:value-type="float">
            <text:p>3616</text:p>
          </table:table-cell>
          <table:table-cell office:value-type="float" office:value="2006893" calcext:value-type="float">
            <text:p>2006893</text:p>
          </table:table-cell>
          <table:table-cell office:value-type="float" office:value="1824744" calcext:value-type="float">
            <text:p>1824744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711084" calcext:value-type="float">
            <text:p>711084</text:p>
          </table:table-cell>
          <table:table-cell office:value-type="float" office:value="1237150" calcext:value-type="float">
            <text:p>1237150</text:p>
          </table:table-cell>
          <table:table-cell office:value-type="float" office:value="29455" calcext:value-type="float">
            <text:p>29455</text:p>
          </table:table-cell>
          <table:table-cell office:value-type="float" office:value="37752" calcext:value-type="float">
            <text:p>37752</text:p>
          </table:table-cell>
          <table:table-cell office:value-type="float" office:value="3631" calcext:value-type="float">
            <text:p>3631</text:p>
          </table:table-cell>
          <table:table-cell office:value-type="float" office:value="2019072" calcext:value-type="float">
            <text:p>2019072</text:p>
          </table:table-cell>
          <table:table-cell office:value-type="float" office:value="1839525" calcext:value-type="float">
            <text:p>1839525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717815" calcext:value-type="float">
            <text:p>717815</text:p>
          </table:table-cell>
          <table:table-cell office:value-type="float" office:value="1262280" calcext:value-type="float">
            <text:p>1262280</text:p>
          </table:table-cell>
          <table:table-cell office:value-type="float" office:value="29939" calcext:value-type="float">
            <text:p>29939</text:p>
          </table:table-cell>
          <table:table-cell office:value-type="float" office:value="37921" calcext:value-type="float">
            <text:p>37921</text:p>
          </table:table-cell>
          <table:table-cell office:value-type="float" office:value="3644" calcext:value-type="float">
            <text:p>3644</text:p>
          </table:table-cell>
          <table:table-cell office:value-type="float" office:value="2051599" calcext:value-type="float">
            <text:p>2051599</text:p>
          </table:table-cell>
          <table:table-cell office:value-type="float" office:value="1870889" calcext:value-type="float">
            <text:p>1870889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721042" calcext:value-type="float">
            <text:p>721042</text:p>
          </table:table-cell>
          <table:table-cell office:value-type="float" office:value="1277440" calcext:value-type="float">
            <text:p>1277440</text:p>
          </table:table-cell>
          <table:table-cell office:value-type="float" office:value="30064" calcext:value-type="float">
            <text:p>30064</text:p>
          </table:table-cell>
          <table:table-cell office:value-type="float" office:value="38223" calcext:value-type="float">
            <text:p>38223</text:p>
          </table:table-cell>
          <table:table-cell office:value-type="float" office:value="3659" calcext:value-type="float">
            <text:p>3659</text:p>
          </table:table-cell>
          <table:table-cell office:value-type="float" office:value="2070428" calcext:value-type="float">
            <text:p>2070428</text:p>
          </table:table-cell>
          <table:table-cell office:value-type="float" office:value="1889479" calcext:value-type="float">
            <text:p>1889479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27649" calcext:value-type="float">
            <text:p>727649</text:p>
          </table:table-cell>
          <table:table-cell office:value-type="float" office:value="1289778" calcext:value-type="float">
            <text:p>1289778</text:p>
          </table:table-cell>
          <table:table-cell office:value-type="float" office:value="30156" calcext:value-type="float">
            <text:p>30156</text:p>
          </table:table-cell>
          <table:table-cell office:value-type="float" office:value="38843" calcext:value-type="float">
            <text:p>38843</text:p>
          </table:table-cell>
          <table:table-cell office:value-type="float" office:value="3671" calcext:value-type="float">
            <text:p>3671</text:p>
          </table:table-cell>
          <table:table-cell office:value-type="float" office:value="2090097" calcext:value-type="float">
            <text:p>2090097</text:p>
          </table:table-cell>
          <table:table-cell office:value-type="float" office:value="1908634" calcext:value-type="float">
            <text:p>1908634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729405" calcext:value-type="float">
            <text:p>729405</text:p>
          </table:table-cell>
          <table:table-cell office:value-type="float" office:value="1300618" calcext:value-type="float">
            <text:p>1300618</text:p>
          </table:table-cell>
          <table:table-cell office:value-type="float" office:value="30309" calcext:value-type="float">
            <text:p>30309</text:p>
          </table:table-cell>
          <table:table-cell office:value-type="float" office:value="39007" calcext:value-type="float">
            <text:p>39007</text:p>
          </table:table-cell>
          <table:table-cell office:value-type="float" office:value="3693" calcext:value-type="float">
            <text:p>3693</text:p>
          </table:table-cell>
          <table:table-cell office:value-type="float" office:value="2103032" calcext:value-type="float">
            <text:p>2103032</text:p>
          </table:table-cell>
          <table:table-cell office:value-type="float" office:value="1924092" calcext:value-type="float">
            <text:p>1924092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732468" calcext:value-type="float">
            <text:p>732468</text:p>
          </table:table-cell>
          <table:table-cell office:value-type="float" office:value="1321048" calcext:value-type="float">
            <text:p>1321048</text:p>
          </table:table-cell>
          <table:table-cell office:value-type="float" office:value="30294" calcext:value-type="float">
            <text:p>30294</text:p>
          </table:table-cell>
          <table:table-cell office:value-type="float" office:value="39111" calcext:value-type="float">
            <text:p>39111</text:p>
          </table:table-cell>
          <table:table-cell office:value-type="float" office:value="3721" calcext:value-type="float">
            <text:p>3721</text:p>
          </table:table-cell>
          <table:table-cell office:value-type="float" office:value="2126642" calcext:value-type="float">
            <text:p>2126642</text:p>
          </table:table-cell>
          <table:table-cell office:value-type="float" office:value="1948893" calcext:value-type="float">
            <text:p>1948893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737070" calcext:value-type="float">
            <text:p>737070</text:p>
          </table:table-cell>
          <table:table-cell office:value-type="float" office:value="1331910" calcext:value-type="float">
            <text:p>1331910</text:p>
          </table:table-cell>
          <table:table-cell office:value-type="float" office:value="30562" calcext:value-type="float">
            <text:p>30562</text:p>
          </table:table-cell>
          <table:table-cell office:value-type="float" office:value="40654" calcext:value-type="float">
            <text:p>40654</text:p>
          </table:table-cell>
          <table:table-cell office:value-type="float" office:value="3740" calcext:value-type="float">
            <text:p>3740</text:p>
          </table:table-cell>
          <table:table-cell office:value-type="float" office:value="2143936" calcext:value-type="float">
            <text:p>2143936</text:p>
          </table:table-cell>
          <table:table-cell office:value-type="float" office:value="1965152" calcext:value-type="float">
            <text:p>1965152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741743" calcext:value-type="float">
            <text:p>741743</text:p>
          </table:table-cell>
          <table:table-cell office:value-type="float" office:value="1365939" calcext:value-type="float">
            <text:p>1365939</text:p>
          </table:table-cell>
          <table:table-cell office:value-type="float" office:value="30845" calcext:value-type="float">
            <text:p>30845</text:p>
          </table:table-cell>
          <table:table-cell office:value-type="float" office:value="42912" calcext:value-type="float">
            <text:p>42912</text:p>
          </table:table-cell>
          <table:table-cell office:value-type="float" office:value="3760" calcext:value-type="float">
            <text:p>3760</text:p>
          </table:table-cell>
          <table:table-cell office:value-type="float" office:value="2185199" calcext:value-type="float">
            <text:p>2185199</text:p>
          </table:table-cell>
          <table:table-cell office:value-type="float" office:value="2005489" calcext:value-type="float">
            <text:p>2005489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744774" calcext:value-type="float">
            <text:p>744774</text:p>
          </table:table-cell>
          <table:table-cell office:value-type="float" office:value="1378595" calcext:value-type="float">
            <text:p>1378595</text:p>
          </table:table-cell>
          <table:table-cell office:value-type="float" office:value="31015" calcext:value-type="float">
            <text:p>31015</text:p>
          </table:table-cell>
          <table:table-cell office:value-type="float" office:value="43252" calcext:value-type="float">
            <text:p>43252</text:p>
          </table:table-cell>
          <table:table-cell office:value-type="float" office:value="3781" calcext:value-type="float">
            <text:p>3781</text:p>
          </table:table-cell>
          <table:table-cell office:value-type="float" office:value="2201417" calcext:value-type="float">
            <text:p>2201417</text:p>
          </table:table-cell>
          <table:table-cell office:value-type="float" office:value="2021534" calcext:value-type="float">
            <text:p>2021534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749600" calcext:value-type="float">
            <text:p>749600</text:p>
          </table:table-cell>
          <table:table-cell office:value-type="float" office:value="1390841" calcext:value-type="float">
            <text:p>1390841</text:p>
          </table:table-cell>
          <table:table-cell office:value-type="float" office:value="31092" calcext:value-type="float">
            <text:p>31092</text:p>
          </table:table-cell>
          <table:table-cell office:value-type="float" office:value="43376" calcext:value-type="float">
            <text:p>43376</text:p>
          </table:table-cell>
          <table:table-cell office:value-type="float" office:value="3803" calcext:value-type="float">
            <text:p>3803</text:p>
          </table:table-cell>
          <table:table-cell office:value-type="float" office:value="2218712" calcext:value-type="float">
            <text:p>2218712</text:p>
          </table:table-cell>
          <table:table-cell office:value-type="float" office:value="2037853" calcext:value-type="float">
            <text:p>2037853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753069" calcext:value-type="float">
            <text:p>753069</text:p>
          </table:table-cell>
          <table:table-cell office:value-type="float" office:value="1396398" calcext:value-type="float">
            <text:p>1396398</text:p>
          </table:table-cell>
          <table:table-cell office:value-type="float" office:value="31177" calcext:value-type="float">
            <text:p>31177</text:p>
          </table:table-cell>
          <table:table-cell office:value-type="float" office:value="43714" calcext:value-type="float">
            <text:p>43714</text:p>
          </table:table-cell>
          <table:table-cell office:value-type="float" office:value="3824" calcext:value-type="float">
            <text:p>3824</text:p>
          </table:table-cell>
          <table:table-cell office:value-type="float" office:value="2228182" calcext:value-type="float">
            <text:p>2228182</text:p>
          </table:table-cell>
          <table:table-cell office:value-type="float" office:value="2046729" calcext:value-type="float">
            <text:p>2046729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754937" calcext:value-type="float">
            <text:p>754937</text:p>
          </table:table-cell>
          <table:table-cell office:value-type="float" office:value="1397256" calcext:value-type="float">
            <text:p>1397256</text:p>
          </table:table-cell>
          <table:table-cell office:value-type="float" office:value="31306" calcext:value-type="float">
            <text:p>31306</text:p>
          </table:table-cell>
          <table:table-cell office:value-type="float" office:value="43732" calcext:value-type="float">
            <text:p>43732</text:p>
          </table:table-cell>
          <table:table-cell office:value-type="float" office:value="3851" calcext:value-type="float">
            <text:p>3851</text:p>
          </table:table-cell>
          <table:table-cell office:value-type="float" office:value="2231082" calcext:value-type="float">
            <text:p>2231082</text:p>
          </table:table-cell>
          <table:table-cell office:value-type="float" office:value="2049983" calcext:value-type="float">
            <text:p>2049983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761597" calcext:value-type="float">
            <text:p>761597</text:p>
          </table:table-cell>
          <table:table-cell office:value-type="float" office:value="1463472" calcext:value-type="float">
            <text:p>1463472</text:p>
          </table:table-cell>
          <table:table-cell office:value-type="float" office:value="31727" calcext:value-type="float">
            <text:p>31727</text:p>
          </table:table-cell>
          <table:table-cell office:value-type="float" office:value="43911" calcext:value-type="float">
            <text:p>43911</text:p>
          </table:table-cell>
          <table:table-cell office:value-type="float" office:value="3870" calcext:value-type="float">
            <text:p>3870</text:p>
          </table:table-cell>
          <table:table-cell office:value-type="float" office:value="2304577" calcext:value-type="float">
            <text:p>2304577</text:p>
          </table:table-cell>
          <table:table-cell office:value-type="float" office:value="2121067" calcext:value-type="float">
            <text:p>2121067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760772" calcext:value-type="float">
            <text:p>760772</text:p>
          </table:table-cell>
          <table:table-cell office:value-type="float" office:value="1479840" calcext:value-type="float">
            <text:p>1479840</text:p>
          </table:table-cell>
          <table:table-cell office:value-type="float" office:value="32294" calcext:value-type="float">
            <text:p>32294</text:p>
          </table:table-cell>
          <table:table-cell office:value-type="float" office:value="44231" calcext:value-type="float">
            <text:p>44231</text:p>
          </table:table-cell>
          <table:table-cell office:value-type="float" office:value="3885" calcext:value-type="float">
            <text:p>3885</text:p>
          </table:table-cell>
          <table:table-cell office:value-type="float" office:value="2321022" calcext:value-type="float">
            <text:p>2321022</text:p>
          </table:table-cell>
          <table:table-cell office:value-type="float" office:value="2136330" calcext:value-type="float">
            <text:p>2136330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769719" calcext:value-type="float">
            <text:p>769719</text:p>
          </table:table-cell>
          <table:table-cell office:value-type="float" office:value="1491037" calcext:value-type="float">
            <text:p>1491037</text:p>
          </table:table-cell>
          <table:table-cell office:value-type="float" office:value="29729" calcext:value-type="float">
            <text:p>29729</text:p>
          </table:table-cell>
          <table:table-cell office:value-type="float" office:value="34342" calcext:value-type="float">
            <text:p>34342</text:p>
          </table:table-cell>
          <table:table-cell office:value-type="float" office:value="3903" calcext:value-type="float">
            <text:p>3903</text:p>
          </table:table-cell>
          <table:table-cell office:value-type="float" office:value="2328730" calcext:value-type="float">
            <text:p>2328730</text:p>
          </table:table-cell>
          <table:table-cell office:value-type="float" office:value="2143844" calcext:value-type="float">
            <text:p>2143844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772940" calcext:value-type="float">
            <text:p>772940</text:p>
          </table:table-cell>
          <table:table-cell office:value-type="float" office:value="1492607" calcext:value-type="float">
            <text:p>1492607</text:p>
          </table:table-cell>
          <table:table-cell office:value-type="float" office:value="32578" calcext:value-type="float">
            <text:p>32578</text:p>
          </table:table-cell>
          <table:table-cell office:value-type="float" office:value="44539" calcext:value-type="float">
            <text:p>44539</text:p>
          </table:table-cell>
          <table:table-cell office:value-type="float" office:value="3915" calcext:value-type="float">
            <text:p>3915</text:p>
          </table:table-cell>
          <table:table-cell office:value-type="float" office:value="2346579" calcext:value-type="float">
            <text:p>2346579</text:p>
          </table:table-cell>
          <table:table-cell office:value-type="float" office:value="2161228" calcext:value-type="float">
            <text:p>2161228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776294" calcext:value-type="float">
            <text:p>776294</text:p>
          </table:table-cell>
          <table:table-cell office:value-type="float" office:value="1504317" calcext:value-type="float">
            <text:p>1504317</text:p>
          </table:table-cell>
          <table:table-cell office:value-type="float" office:value="32809" calcext:value-type="float">
            <text:p>32809</text:p>
          </table:table-cell>
          <table:table-cell office:value-type="float" office:value="44919" calcext:value-type="float">
            <text:p>44919</text:p>
          </table:table-cell>
          <table:table-cell office:value-type="float" office:value="3941" calcext:value-type="float">
            <text:p>3941</text:p>
          </table:table-cell>
          <table:table-cell office:value-type="float" office:value="2362280" calcext:value-type="float">
            <text:p>2362280</text:p>
          </table:table-cell>
          <table:table-cell office:value-type="float" office:value="2176564" calcext:value-type="float">
            <text:p>2176564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778902" calcext:value-type="float">
            <text:p>778902</text:p>
          </table:table-cell>
          <table:table-cell office:value-type="float" office:value="1511562" calcext:value-type="float">
            <text:p>1511562</text:p>
          </table:table-cell>
          <table:table-cell office:value-type="float" office:value="33173" calcext:value-type="float">
            <text:p>33173</text:p>
          </table:table-cell>
          <table:table-cell office:value-type="float" office:value="45183" calcext:value-type="float">
            <text:p>45183</text:p>
          </table:table-cell>
          <table:table-cell office:value-type="float" office:value="3958" calcext:value-type="float">
            <text:p>3958</text:p>
          </table:table-cell>
          <table:table-cell office:value-type="float" office:value="2372778" calcext:value-type="float">
            <text:p>2372778</text:p>
          </table:table-cell>
          <table:table-cell office:value-type="float" office:value="2186948" calcext:value-type="float">
            <text:p>2186948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784871" calcext:value-type="float">
            <text:p>784871</text:p>
          </table:table-cell>
          <table:table-cell office:value-type="float" office:value="1512435" calcext:value-type="float">
            <text:p>1512435</text:p>
          </table:table-cell>
          <table:table-cell office:value-type="float" office:value="34431" calcext:value-type="float">
            <text:p>34431</text:p>
          </table:table-cell>
          <table:table-cell office:value-type="float" office:value="46659" calcext:value-type="float">
            <text:p>46659</text:p>
          </table:table-cell>
          <table:table-cell office:value-type="float" office:value="3969" calcext:value-type="float">
            <text:p>3969</text:p>
          </table:table-cell>
          <table:table-cell office:value-type="float" office:value="2382365" calcext:value-type="float">
            <text:p>2382365</text:p>
          </table:table-cell>
          <table:table-cell office:value-type="float" office:value="2195129" calcext:value-type="float">
            <text:p>2195129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791050" calcext:value-type="float">
            <text:p>791050</text:p>
          </table:table-cell>
          <table:table-cell office:value-type="float" office:value="1553845" calcext:value-type="float">
            <text:p>1553845</text:p>
          </table:table-cell>
          <table:table-cell office:value-type="float" office:value="34567" calcext:value-type="float">
            <text:p>34567</text:p>
          </table:table-cell>
          <table:table-cell office:value-type="float" office:value="46774" calcext:value-type="float">
            <text:p>46774</text:p>
          </table:table-cell>
          <table:table-cell office:value-type="float" office:value="3992" calcext:value-type="float">
            <text:p>3992</text:p>
          </table:table-cell>
          <table:table-cell office:value-type="float" office:value="2430228" calcext:value-type="float">
            <text:p>2430228</text:p>
          </table:table-cell>
          <table:table-cell office:value-type="float" office:value="2242819" calcext:value-type="float">
            <text:p>2242819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794125" calcext:value-type="float">
            <text:p>794125</text:p>
          </table:table-cell>
          <table:table-cell office:value-type="float" office:value="1591341" calcext:value-type="float">
            <text:p>1591341</text:p>
          </table:table-cell>
          <table:table-cell office:value-type="float" office:value="34637" calcext:value-type="float">
            <text:p>34637</text:p>
          </table:table-cell>
          <table:table-cell office:value-type="float" office:value="46918" calcext:value-type="float">
            <text:p>46918</text:p>
          </table:table-cell>
          <table:table-cell office:value-type="float" office:value="4028" calcext:value-type="float">
            <text:p>4028</text:p>
          </table:table-cell>
          <table:table-cell office:value-type="float" office:value="2471049" calcext:value-type="float">
            <text:p>2471049</text:p>
          </table:table-cell>
          <table:table-cell office:value-type="float" office:value="2279139" calcext:value-type="float">
            <text:p>2279139</text:p>
          </table:table-cell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800247" calcext:value-type="float">
            <text:p>800247</text:p>
          </table:table-cell>
          <table:table-cell office:value-type="float" office:value="1624404" calcext:value-type="float">
            <text:p>1624404</text:p>
          </table:table-cell>
          <table:table-cell office:value-type="float" office:value="34726" calcext:value-type="float">
            <text:p>34726</text:p>
          </table:table-cell>
          <table:table-cell office:value-type="float" office:value="47063" calcext:value-type="float">
            <text:p>47063</text:p>
          </table:table-cell>
          <table:table-cell office:value-type="float" office:value="4042" calcext:value-type="float">
            <text:p>4042</text:p>
          </table:table-cell>
          <table:table-cell office:value-type="float" office:value="2510482" calcext:value-type="float">
            <text:p>2510482</text:p>
          </table:table-cell>
          <table:table-cell office:value-type="float" office:value="2309987" calcext:value-type="float">
            <text:p>2309987</text:p>
          </table:table-cell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804463" calcext:value-type="float">
            <text:p>804463</text:p>
          </table:table-cell>
          <table:table-cell office:value-type="float" office:value="1643053" calcext:value-type="float">
            <text:p>1643053</text:p>
          </table:table-cell>
          <table:table-cell office:value-type="float" office:value="35042" calcext:value-type="float">
            <text:p>35042</text:p>
          </table:table-cell>
          <table:table-cell office:value-type="float" office:value="48751" calcext:value-type="float">
            <text:p>48751</text:p>
          </table:table-cell>
          <table:table-cell office:value-type="float" office:value="4059" calcext:value-type="float">
            <text:p>4059</text:p>
          </table:table-cell>
          <table:table-cell office:value-type="float" office:value="2535368" calcext:value-type="float">
            <text:p>2535368</text:p>
          </table:table-cell>
          <table:table-cell office:value-type="float" office:value="2334359" calcext:value-type="float">
            <text:p>2334359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807624" calcext:value-type="float">
            <text:p>807624</text:p>
          </table:table-cell>
          <table:table-cell office:value-type="float" office:value="1659120" calcext:value-type="float">
            <text:p>1659120</text:p>
          </table:table-cell>
          <table:table-cell office:value-type="float" office:value="35263" calcext:value-type="float">
            <text:p>35263</text:p>
          </table:table-cell>
          <table:table-cell office:value-type="float" office:value="49294" calcext:value-type="float">
            <text:p>49294</text:p>
          </table:table-cell>
          <table:table-cell office:value-type="float" office:value="4068" calcext:value-type="float">
            <text:p>4068</text:p>
          </table:table-cell>
          <table:table-cell office:value-type="float" office:value="2555369" calcext:value-type="float">
            <text:p>2555369</text:p>
          </table:table-cell>
          <table:table-cell office:value-type="float" office:value="2354480" calcext:value-type="float">
            <text:p>2354480</text:p>
          </table:table-cell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811553" calcext:value-type="float">
            <text:p>811553</text:p>
          </table:table-cell>
          <table:table-cell office:value-type="float" office:value="1667155" calcext:value-type="float">
            <text:p>1667155</text:p>
          </table:table-cell>
          <table:table-cell office:value-type="float" office:value="35392" calcext:value-type="float">
            <text:p>35392</text:p>
          </table:table-cell>
          <table:table-cell office:value-type="float" office:value="49459" calcext:value-type="float">
            <text:p>49459</text:p>
          </table:table-cell>
          <table:table-cell office:value-type="float" office:value="4077" calcext:value-type="float">
            <text:p>4077</text:p>
          </table:table-cell>
          <table:table-cell office:value-type="float" office:value="2567636" calcext:value-type="float">
            <text:p>2567636</text:p>
          </table:table-cell>
          <table:table-cell office:value-type="float" office:value="2366346" calcext:value-type="float">
            <text:p>2366346</text:p>
          </table:table-cell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816146" calcext:value-type="float">
            <text:p>816146</text:p>
          </table:table-cell>
          <table:table-cell office:value-type="float" office:value="1682109" calcext:value-type="float">
            <text:p>1682109</text:p>
          </table:table-cell>
          <table:table-cell office:value-type="float" office:value="37116" calcext:value-type="float">
            <text:p>37116</text:p>
          </table:table-cell>
          <table:table-cell office:value-type="float" office:value="49716" calcext:value-type="float">
            <text:p>49716</text:p>
          </table:table-cell>
          <table:table-cell office:value-type="float" office:value="4087" calcext:value-type="float">
            <text:p>4087</text:p>
          </table:table-cell>
          <table:table-cell office:value-type="float" office:value="2589174" calcext:value-type="float">
            <text:p>2589174</text:p>
          </table:table-cell>
          <table:table-cell office:value-type="float" office:value="2385276" calcext:value-type="float">
            <text:p>2385276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818459" calcext:value-type="float">
            <text:p>818459</text:p>
          </table:table-cell>
          <table:table-cell office:value-type="float" office:value="1690775" calcext:value-type="float">
            <text:p>1690775</text:p>
          </table:table-cell>
          <table:table-cell office:value-type="float" office:value="37486" calcext:value-type="float">
            <text:p>37486</text:p>
          </table:table-cell>
          <table:table-cell office:value-type="float" office:value="49965" calcext:value-type="float">
            <text:p>49965</text:p>
          </table:table-cell>
          <table:table-cell office:value-type="float" office:value="4104" calcext:value-type="float">
            <text:p>4104</text:p>
          </table:table-cell>
          <table:table-cell office:value-type="float" office:value="2600789" calcext:value-type="float">
            <text:p>2600789</text:p>
          </table:table-cell>
          <table:table-cell office:value-type="float" office:value="2396229" calcext:value-type="float">
            <text:p>2396229</text:p>
          </table:table-cell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822061" calcext:value-type="float">
            <text:p>822061</text:p>
          </table:table-cell>
          <table:table-cell office:value-type="float" office:value="1708870" calcext:value-type="float">
            <text:p>1708870</text:p>
          </table:table-cell>
          <table:table-cell office:value-type="float" office:value="37673" calcext:value-type="float">
            <text:p>37673</text:p>
          </table:table-cell>
          <table:table-cell office:value-type="float" office:value="50293" calcext:value-type="float">
            <text:p>50293</text:p>
          </table:table-cell>
          <table:table-cell office:value-type="float" office:value="4116" calcext:value-type="float">
            <text:p>4116</text:p>
          </table:table-cell>
          <table:table-cell office:value-type="float" office:value="2623013" calcext:value-type="float">
            <text:p>2623013</text:p>
          </table:table-cell>
          <table:table-cell office:value-type="float" office:value="2417530" calcext:value-type="float">
            <text:p>2417530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827470" calcext:value-type="float">
            <text:p>827470</text:p>
          </table:table-cell>
          <table:table-cell office:value-type="float" office:value="1732802" calcext:value-type="float">
            <text:p>1732802</text:p>
          </table:table-cell>
          <table:table-cell office:value-type="float" office:value="37737" calcext:value-type="float">
            <text:p>37737</text:p>
          </table:table-cell>
          <table:table-cell office:value-type="float" office:value="50513" calcext:value-type="float">
            <text:p>50513</text:p>
          </table:table-cell>
          <table:table-cell office:value-type="float" office:value="4131" calcext:value-type="float">
            <text:p>4131</text:p>
          </table:table-cell>
          <table:table-cell office:value-type="float" office:value="2652653" calcext:value-type="float">
            <text:p>2652653</text:p>
          </table:table-cell>
          <table:table-cell office:value-type="float" office:value="2445608" calcext:value-type="float">
            <text:p>2445608</text:p>
          </table:table-cell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843321" calcext:value-type="float">
            <text:p>843321</text:p>
          </table:table-cell>
          <table:table-cell office:value-type="float" office:value="1759837" calcext:value-type="float">
            <text:p>1759837</text:p>
          </table:table-cell>
          <table:table-cell office:value-type="float" office:value="38067" calcext:value-type="float">
            <text:p>38067</text:p>
          </table:table-cell>
          <table:table-cell office:value-type="float" office:value="50813" calcext:value-type="float">
            <text:p>50813</text:p>
          </table:table-cell>
          <table:table-cell office:value-type="float" office:value="4147" calcext:value-type="float">
            <text:p>4147</text:p>
          </table:table-cell>
          <table:table-cell office:value-type="float" office:value="2696185" calcext:value-type="float">
            <text:p>2696185</text:p>
          </table:table-cell>
          <table:table-cell office:value-type="float" office:value="2489103" calcext:value-type="float">
            <text:p>2489103</text:p>
          </table:table-cell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848532" calcext:value-type="float">
            <text:p>848532</text:p>
          </table:table-cell>
          <table:table-cell office:value-type="float" office:value="1776956" calcext:value-type="float">
            <text:p>1776956</text:p>
          </table:table-cell>
          <table:table-cell office:value-type="float" office:value="38202" calcext:value-type="float">
            <text:p>38202</text:p>
          </table:table-cell>
          <table:table-cell office:value-type="float" office:value="50958" calcext:value-type="float">
            <text:p>50958</text:p>
          </table:table-cell>
          <table:table-cell office:value-type="float" office:value="4167" calcext:value-type="float">
            <text:p>4167</text:p>
          </table:table-cell>
          <table:table-cell office:value-type="float" office:value="2718815" calcext:value-type="float">
            <text:p>2718815</text:p>
          </table:table-cell>
          <table:table-cell office:value-type="float" office:value="2511932" calcext:value-type="float">
            <text:p>2511932</text:p>
          </table:table-cell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855544" calcext:value-type="float">
            <text:p>855544</text:p>
          </table:table-cell>
          <table:table-cell office:value-type="float" office:value="1788242" calcext:value-type="float">
            <text:p>1788242</text:p>
          </table:table-cell>
          <table:table-cell office:value-type="float" office:value="38661" calcext:value-type="float">
            <text:p>38661</text:p>
          </table:table-cell>
          <table:table-cell office:value-type="float" office:value="51127" calcext:value-type="float">
            <text:p>51127</text:p>
          </table:table-cell>
          <table:table-cell office:value-type="float" office:value="4192" calcext:value-type="float">
            <text:p>4192</text:p>
          </table:table-cell>
          <table:table-cell office:value-type="float" office:value="2737766" calcext:value-type="float">
            <text:p>2737766</text:p>
          </table:table-cell>
          <table:table-cell office:value-type="float" office:value="2529300" calcext:value-type="float">
            <text:p>2529300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858360" calcext:value-type="float">
            <text:p>858360</text:p>
          </table:table-cell>
          <table:table-cell office:value-type="float" office:value="1785335" calcext:value-type="float">
            <text:p>1785335</text:p>
          </table:table-cell>
          <table:table-cell office:value-type="float" office:value="39086" calcext:value-type="float">
            <text:p>39086</text:p>
          </table:table-cell>
          <table:table-cell office:value-type="float" office:value="51278" calcext:value-type="float">
            <text:p>51278</text:p>
          </table:table-cell>
          <table:table-cell office:value-type="float" office:value="4206" calcext:value-type="float">
            <text:p>4206</text:p>
          </table:table-cell>
          <table:table-cell office:value-type="float" office:value="2738265" calcext:value-type="float">
            <text:p>2738265</text:p>
          </table:table-cell>
          <table:table-cell office:value-type="float" office:value="2528831" calcext:value-type="float">
            <text:p>2528831</text:p>
          </table:table-cell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860782" calcext:value-type="float">
            <text:p>860782</text:p>
          </table:table-cell>
          <table:table-cell office:value-type="float" office:value="1809569" calcext:value-type="float">
            <text:p>1809569</text:p>
          </table:table-cell>
          <table:table-cell office:value-type="float" office:value="39229" calcext:value-type="float">
            <text:p>39229</text:p>
          </table:table-cell>
          <table:table-cell office:value-type="float" office:value="51268" calcext:value-type="float">
            <text:p>51268</text:p>
          </table:table-cell>
          <table:table-cell office:value-type="float" office:value="4221" calcext:value-type="float">
            <text:p>4221</text:p>
          </table:table-cell>
          <table:table-cell office:value-type="float" office:value="2765069" calcext:value-type="float">
            <text:p>2765069</text:p>
          </table:table-cell>
          <table:table-cell office:value-type="float" office:value="2554764" calcext:value-type="float">
            <text:p>2554764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866625" calcext:value-type="float">
            <text:p>866625</text:p>
          </table:table-cell>
          <table:table-cell office:value-type="float" office:value="1826242" calcext:value-type="float">
            <text:p>1826242</text:p>
          </table:table-cell>
          <table:table-cell office:value-type="float" office:value="39817" calcext:value-type="float">
            <text:p>39817</text:p>
          </table:table-cell>
          <table:table-cell office:value-type="float" office:value="51373" calcext:value-type="float">
            <text:p>51373</text:p>
          </table:table-cell>
          <table:table-cell office:value-type="float" office:value="4243" calcext:value-type="float">
            <text:p>4243</text:p>
          </table:table-cell>
          <table:table-cell office:value-type="float" office:value="2788300" calcext:value-type="float">
            <text:p>2788300</text:p>
          </table:table-cell>
          <table:table-cell office:value-type="float" office:value="2577273" calcext:value-type="float">
            <text:p>2577273</text:p>
          </table:table-cell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870681" calcext:value-type="float">
            <text:p>870681</text:p>
          </table:table-cell>
          <table:table-cell office:value-type="float" office:value="1836355" calcext:value-type="float">
            <text:p>1836355</text:p>
          </table:table-cell>
          <table:table-cell office:value-type="float" office:value="39634" calcext:value-type="float">
            <text:p>39634</text:p>
          </table:table-cell>
          <table:table-cell office:value-type="float" office:value="55652" calcext:value-type="float">
            <text:p>55652</text:p>
          </table:table-cell>
          <table:table-cell office:value-type="float" office:value="4266" calcext:value-type="float">
            <text:p>4266</text:p>
          </table:table-cell>
          <table:table-cell office:value-type="float" office:value="2806588" calcext:value-type="float">
            <text:p>2806588</text:p>
          </table:table-cell>
          <table:table-cell office:value-type="float" office:value="2595029" calcext:value-type="float">
            <text:p>2595029</text:p>
          </table:table-cell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878831" calcext:value-type="float">
            <text:p>878831</text:p>
          </table:table-cell>
          <table:table-cell office:value-type="float" office:value="1853427" calcext:value-type="float">
            <text:p>1853427</text:p>
          </table:table-cell>
          <table:table-cell office:value-type="float" office:value="40985" calcext:value-type="float">
            <text:p>40985</text:p>
          </table:table-cell>
          <table:table-cell office:value-type="float" office:value="56171" calcext:value-type="float">
            <text:p>56171</text:p>
          </table:table-cell>
          <table:table-cell office:value-type="float" office:value="4295" calcext:value-type="float">
            <text:p>4295</text:p>
          </table:table-cell>
          <table:table-cell office:value-type="float" office:value="2833709" calcext:value-type="float">
            <text:p>2833709</text:p>
          </table:table-cell>
          <table:table-cell office:value-type="float" office:value="2616687" calcext:value-type="float">
            <text:p>2616687</text:p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883705" calcext:value-type="float">
            <text:p>883705</text:p>
          </table:table-cell>
          <table:table-cell office:value-type="float" office:value="1862975" calcext:value-type="float">
            <text:p>1862975</text:p>
          </table:table-cell>
          <table:table-cell office:value-type="float" office:value="41124" calcext:value-type="float">
            <text:p>41124</text:p>
          </table:table-cell>
          <table:table-cell office:value-type="float" office:value="56936" calcext:value-type="float">
            <text:p>56936</text:p>
          </table:table-cell>
          <table:table-cell office:value-type="float" office:value="4312" calcext:value-type="float">
            <text:p>4312</text:p>
          </table:table-cell>
          <table:table-cell office:value-type="float" office:value="2849052" calcext:value-type="float">
            <text:p>2849052</text:p>
          </table:table-cell>
          <table:table-cell office:value-type="float" office:value="2630711" calcext:value-type="float">
            <text:p>2630711</text:p>
          </table:table-cell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890177" calcext:value-type="float">
            <text:p>890177</text:p>
          </table:table-cell>
          <table:table-cell office:value-type="float" office:value="1875094" calcext:value-type="float">
            <text:p>1875094</text:p>
          </table:table-cell>
          <table:table-cell office:value-type="float" office:value="41348" calcext:value-type="float">
            <text:p>41348</text:p>
          </table:table-cell>
          <table:table-cell office:value-type="float" office:value="57161" calcext:value-type="float">
            <text:p>57161</text:p>
          </table:table-cell>
          <table:table-cell office:value-type="float" office:value="4337" calcext:value-type="float">
            <text:p>4337</text:p>
          </table:table-cell>
          <table:table-cell office:value-type="float" office:value="2868117" calcext:value-type="float">
            <text:p>2868117</text:p>
          </table:table-cell>
          <table:table-cell office:value-type="float" office:value="2640283" calcext:value-type="float">
            <text:p>2640283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894987" calcext:value-type="float">
            <text:p>894987</text:p>
          </table:table-cell>
          <table:table-cell office:value-type="float" office:value="1887438" calcext:value-type="float">
            <text:p>1887438</text:p>
          </table:table-cell>
          <table:table-cell office:value-type="float" office:value="42233" calcext:value-type="float">
            <text:p>42233</text:p>
          </table:table-cell>
          <table:table-cell office:value-type="float" office:value="57501" calcext:value-type="float">
            <text:p>57501</text:p>
          </table:table-cell>
          <table:table-cell office:value-type="float" office:value="4348" calcext:value-type="float">
            <text:p>4348</text:p>
          </table:table-cell>
          <table:table-cell office:value-type="float" office:value="2886507" calcext:value-type="float">
            <text:p>2886507</text:p>
          </table:table-cell>
          <table:table-cell office:value-type="float" office:value="2664538" calcext:value-type="float">
            <text:p>2664538</text:p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898441" calcext:value-type="float">
            <text:p>898441</text:p>
          </table:table-cell>
          <table:table-cell office:value-type="float" office:value="1901945" calcext:value-type="float">
            <text:p>1901945</text:p>
          </table:table-cell>
          <table:table-cell office:value-type="float" office:value="43517" calcext:value-type="float">
            <text:p>43517</text:p>
          </table:table-cell>
          <table:table-cell office:value-type="float" office:value="57521" calcext:value-type="float">
            <text:p>57521</text:p>
          </table:table-cell>
          <table:table-cell office:value-type="float" office:value="4365" calcext:value-type="float">
            <text:p>4365</text:p>
          </table:table-cell>
          <table:table-cell office:value-type="float" office:value="2905789" calcext:value-type="float">
            <text:p>2905789</text:p>
          </table:table-cell>
          <table:table-cell office:value-type="float" office:value="2681735" calcext:value-type="float">
            <text:p>2681735</text:p>
          </table:table-cell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904571" calcext:value-type="float">
            <text:p>904571</text:p>
          </table:table-cell>
          <table:table-cell office:value-type="float" office:value="1912491" calcext:value-type="float">
            <text:p>1912491</text:p>
          </table:table-cell>
          <table:table-cell office:value-type="float" office:value="45007" calcext:value-type="float">
            <text:p>45007</text:p>
          </table:table-cell>
          <table:table-cell office:value-type="float" office:value="57704" calcext:value-type="float">
            <text:p>57704</text:p>
          </table:table-cell>
          <table:table-cell office:value-type="float" office:value="4374" calcext:value-type="float">
            <text:p>4374</text:p>
          </table:table-cell>
          <table:table-cell office:value-type="float" office:value="2924147" calcext:value-type="float">
            <text:p>2924147</text:p>
          </table:table-cell>
          <table:table-cell office:value-type="float" office:value="2698343" calcext:value-type="float">
            <text:p>2698343</text:p>
          </table:table-cell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909229" calcext:value-type="float">
            <text:p>909229</text:p>
          </table:table-cell>
          <table:table-cell office:value-type="float" office:value="1917409" calcext:value-type="float">
            <text:p>1917409</text:p>
          </table:table-cell>
          <table:table-cell office:value-type="float" office:value="45221" calcext:value-type="float">
            <text:p>45221</text:p>
          </table:table-cell>
          <table:table-cell office:value-type="float" office:value="57931" calcext:value-type="float">
            <text:p>57931</text:p>
          </table:table-cell>
          <table:table-cell office:value-type="float" office:value="4385" calcext:value-type="float">
            <text:p>4385</text:p>
          </table:table-cell>
          <table:table-cell office:value-type="float" office:value="2934175" calcext:value-type="float">
            <text:p>2934175</text:p>
          </table:table-cell>
          <table:table-cell office:value-type="float" office:value="2708847" calcext:value-type="float">
            <text:p>2708847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914021" calcext:value-type="float">
            <text:p>914021</text:p>
          </table:table-cell>
          <table:table-cell office:value-type="float" office:value="1932399" calcext:value-type="float">
            <text:p>1932399</text:p>
          </table:table-cell>
          <table:table-cell office:value-type="float" office:value="45398" calcext:value-type="float">
            <text:p>45398</text:p>
          </table:table-cell>
          <table:table-cell office:value-type="float" office:value="58515" calcext:value-type="float">
            <text:p>58515</text:p>
          </table:table-cell>
          <table:table-cell office:value-type="float" office:value="4406" calcext:value-type="float">
            <text:p>4406</text:p>
          </table:table-cell>
          <table:table-cell office:value-type="float" office:value="2954739" calcext:value-type="float">
            <text:p>2954739</text:p>
          </table:table-cell>
          <table:table-cell office:value-type="float" office:value="2728082" calcext:value-type="float">
            <text:p>2728082</text:p>
          </table:table-cell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920449" calcext:value-type="float">
            <text:p>920449</text:p>
          </table:table-cell>
          <table:table-cell office:value-type="float" office:value="1948014" calcext:value-type="float">
            <text:p>1948014</text:p>
          </table:table-cell>
          <table:table-cell office:value-type="float" office:value="45619" calcext:value-type="float">
            <text:p>45619</text:p>
          </table:table-cell>
          <table:table-cell office:value-type="float" office:value="58779" calcext:value-type="float">
            <text:p>58779</text:p>
          </table:table-cell>
          <table:table-cell office:value-type="float" office:value="4429" calcext:value-type="float">
            <text:p>4429</text:p>
          </table:table-cell>
          <table:table-cell office:value-type="float" office:value="2977290" calcext:value-type="float">
            <text:p>2977290</text:p>
          </table:table-cell>
          <table:table-cell office:value-type="float" office:value="2749675" calcext:value-type="float">
            <text:p>2749675</text:p>
          </table:table-cell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916099" calcext:value-type="float">
            <text:p>916099</text:p>
          </table:table-cell>
          <table:table-cell office:value-type="float" office:value="1979903" calcext:value-type="float">
            <text:p>1979903</text:p>
          </table:table-cell>
          <table:table-cell office:value-type="float" office:value="45813" calcext:value-type="float">
            <text:p>45813</text:p>
          </table:table-cell>
          <table:table-cell office:value-type="float" office:value="59416" calcext:value-type="float">
            <text:p>59416</text:p>
          </table:table-cell>
          <table:table-cell office:value-type="float" office:value="4436" calcext:value-type="float">
            <text:p>4436</text:p>
          </table:table-cell>
          <table:table-cell office:value-type="float" office:value="3005667" calcext:value-type="float">
            <text:p>3005667</text:p>
          </table:table-cell>
          <table:table-cell office:value-type="float" office:value="2782037" calcext:value-type="float">
            <text:p>2782037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847857" calcext:value-type="float">
            <text:p>847857</text:p>
          </table:table-cell>
          <table:table-cell office:value-type="float" office:value="2049150" calcext:value-type="float">
            <text:p>2049150</text:p>
          </table:table-cell>
          <table:table-cell office:value-type="float" office:value="45942" calcext:value-type="float">
            <text:p>45942</text:p>
          </table:table-cell>
          <table:table-cell office:value-type="float" office:value="59698" calcext:value-type="float">
            <text:p>59698</text:p>
          </table:table-cell>
          <table:table-cell office:value-type="float" office:value="4446" calcext:value-type="float">
            <text:p>4446</text:p>
          </table:table-cell>
          <table:table-cell office:value-type="float" office:value="3007093" calcext:value-type="float">
            <text:p>3007093</text:p>
          </table:table-cell>
          <table:table-cell office:value-type="float" office:value="2842747" calcext:value-type="float">
            <text:p>2842747</text:p>
          </table:table-cell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940860" calcext:value-type="float">
            <text:p>940860</text:p>
          </table:table-cell>
          <table:table-cell office:value-type="float" office:value="2072891" calcext:value-type="float">
            <text:p>2072891</text:p>
          </table:table-cell>
          <table:table-cell office:value-type="float" office:value="46192" calcext:value-type="float">
            <text:p>46192</text:p>
          </table:table-cell>
          <table:table-cell office:value-type="float" office:value="60018" calcext:value-type="float">
            <text:p>60018</text:p>
          </table:table-cell>
          <table:table-cell office:value-type="float" office:value="4467" calcext:value-type="float">
            <text:p>4467</text:p>
          </table:table-cell>
          <table:table-cell office:value-type="float" office:value="3124428" calcext:value-type="float">
            <text:p>3124428</text:p>
          </table:table-cell>
          <table:table-cell office:value-type="float" office:value="2889822" calcext:value-type="float">
            <text:p>2889822</text:p>
          </table:table-cell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46527" calcext:value-type="float">
            <text:p>946527</text:p>
          </table:table-cell>
          <table:table-cell office:value-type="float" office:value="2088053" calcext:value-type="float">
            <text:p>2088053</text:p>
          </table:table-cell>
          <table:table-cell office:value-type="float" office:value="46388" calcext:value-type="float">
            <text:p>46388</text:p>
          </table:table-cell>
          <table:table-cell office:value-type="float" office:value="60096" calcext:value-type="float">
            <text:p>60096</text:p>
          </table:table-cell>
          <table:table-cell office:value-type="float" office:value="4482" calcext:value-type="float">
            <text:p>4482</text:p>
          </table:table-cell>
          <table:table-cell office:value-type="float" office:value="3145546" calcext:value-type="float">
            <text:p>3145546</text:p>
          </table:table-cell>
          <table:table-cell office:value-type="float" office:value="2907915" calcext:value-type="float">
            <text:p>2907915</text:p>
          </table:table-cell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951995" calcext:value-type="float">
            <text:p>951995</text:p>
          </table:table-cell>
          <table:table-cell office:value-type="float" office:value="2101629" calcext:value-type="float">
            <text:p>2101629</text:p>
          </table:table-cell>
          <table:table-cell office:value-type="float" office:value="46662" calcext:value-type="float">
            <text:p>46662</text:p>
          </table:table-cell>
          <table:table-cell office:value-type="float" office:value="60663" calcext:value-type="float">
            <text:p>60663</text:p>
          </table:table-cell>
          <table:table-cell office:value-type="float" office:value="4517" calcext:value-type="float">
            <text:p>4517</text:p>
          </table:table-cell>
          <table:table-cell office:value-type="float" office:value="3165466" calcext:value-type="float">
            <text:p>3165466</text:p>
          </table:table-cell>
          <table:table-cell office:value-type="float" office:value="2926031" calcext:value-type="float">
            <text:p>2926031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964429" calcext:value-type="float">
            <text:p>964429</text:p>
          </table:table-cell>
          <table:table-cell office:value-type="float" office:value="2111585" calcext:value-type="float">
            <text:p>2111585</text:p>
          </table:table-cell>
          <table:table-cell office:value-type="float" office:value="46815" calcext:value-type="float">
            <text:p>46815</text:p>
          </table:table-cell>
          <table:table-cell office:value-type="float" office:value="60958" calcext:value-type="float">
            <text:p>60958</text:p>
          </table:table-cell>
          <table:table-cell office:value-type="float" office:value="4543" calcext:value-type="float">
            <text:p>4543</text:p>
          </table:table-cell>
          <table:table-cell office:value-type="float" office:value="3188330" calcext:value-type="float">
            <text:p>3188330</text:p>
          </table:table-cell>
          <table:table-cell office:value-type="float" office:value="2946740" calcext:value-type="float">
            <text:p>2946740</text:p>
          </table:table-cell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964325" calcext:value-type="float">
            <text:p>964325</text:p>
          </table:table-cell>
          <table:table-cell office:value-type="float" office:value="2142812" calcext:value-type="float">
            <text:p>2142812</text:p>
          </table:table-cell>
          <table:table-cell office:value-type="float" office:value="47122" calcext:value-type="float">
            <text:p>47122</text:p>
          </table:table-cell>
          <table:table-cell office:value-type="float" office:value="61187" calcext:value-type="float">
            <text:p>61187</text:p>
          </table:table-cell>
          <table:table-cell office:value-type="float" office:value="4563" calcext:value-type="float">
            <text:p>4563</text:p>
          </table:table-cell>
          <table:table-cell office:value-type="float" office:value="3220009" calcext:value-type="float">
            <text:p>3220009</text:p>
          </table:table-cell>
          <table:table-cell office:value-type="float" office:value="2976022" calcext:value-type="float">
            <text:p>2976022</text:p>
          </table:table-cell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975655" calcext:value-type="float">
            <text:p>975655</text:p>
          </table:table-cell>
          <table:table-cell office:value-type="float" office:value="2166634" calcext:value-type="float">
            <text:p>2166634</text:p>
          </table:table-cell>
          <table:table-cell office:value-type="float" office:value="47255" calcext:value-type="float">
            <text:p>47255</text:p>
          </table:table-cell>
          <table:table-cell office:value-type="float" office:value="61409" calcext:value-type="float">
            <text:p>61409</text:p>
          </table:table-cell>
          <table:table-cell office:value-type="float" office:value="4590" calcext:value-type="float">
            <text:p>4590</text:p>
          </table:table-cell>
          <table:table-cell office:value-type="float" office:value="3255543" calcext:value-type="float">
            <text:p>3255543</text:p>
          </table:table-cell>
          <table:table-cell office:value-type="float" office:value="3010385" calcext:value-type="float">
            <text:p>3010385</text:p>
          </table:table-cell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986984" calcext:value-type="float">
            <text:p>986984</text:p>
          </table:table-cell>
          <table:table-cell office:value-type="float" office:value="2176792" calcext:value-type="float">
            <text:p>2176792</text:p>
          </table:table-cell>
          <table:table-cell office:value-type="float" office:value="47551" calcext:value-type="float">
            <text:p>47551</text:p>
          </table:table-cell>
          <table:table-cell office:value-type="float" office:value="61823" calcext:value-type="float">
            <text:p>61823</text:p>
          </table:table-cell>
          <table:table-cell office:value-type="float" office:value="4609" calcext:value-type="float">
            <text:p>4609</text:p>
          </table:table-cell>
          <table:table-cell office:value-type="float" office:value="3277759" calcext:value-type="float">
            <text:p>3277759</text:p>
          </table:table-cell>
          <table:table-cell office:value-type="float" office:value="3032270" calcext:value-type="float">
            <text:p>3032270</text:p>
          </table:table-cell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990566" calcext:value-type="float">
            <text:p>990566</text:p>
          </table:table-cell>
          <table:table-cell office:value-type="float" office:value="2184277" calcext:value-type="float">
            <text:p>2184277</text:p>
          </table:table-cell>
          <table:table-cell office:value-type="float" office:value="47782" calcext:value-type="float">
            <text:p>47782</text:p>
          </table:table-cell>
          <table:table-cell office:value-type="float" office:value="62188" calcext:value-type="float">
            <text:p>62188</text:p>
          </table:table-cell>
          <table:table-cell office:value-type="float" office:value="4628" calcext:value-type="float">
            <text:p>4628</text:p>
          </table:table-cell>
          <table:table-cell office:value-type="float" office:value="3289441" calcext:value-type="float">
            <text:p>3289441</text:p>
          </table:table-cell>
          <table:table-cell office:value-type="float" office:value="3043145" calcext:value-type="float">
            <text:p>3043145</text:p>
          </table:table-cell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997033" calcext:value-type="float">
            <text:p>997033</text:p>
          </table:table-cell>
          <table:table-cell office:value-type="float" office:value="2203690" calcext:value-type="float">
            <text:p>2203690</text:p>
          </table:table-cell>
          <table:table-cell office:value-type="float" office:value="47559" calcext:value-type="float">
            <text:p>47559</text:p>
          </table:table-cell>
          <table:table-cell office:value-type="float" office:value="62660" calcext:value-type="float">
            <text:p>62660</text:p>
          </table:table-cell>
          <table:table-cell office:value-type="float" office:value="4660" calcext:value-type="float">
            <text:p>4660</text:p>
          </table:table-cell>
          <table:table-cell office:value-type="float" office:value="3315602" calcext:value-type="float">
            <text:p>3315602</text:p>
          </table:table-cell>
          <table:table-cell office:value-type="float" office:value="3069110" calcext:value-type="float">
            <text:p>3069110</text:p>
          </table:table-cell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002075" calcext:value-type="float">
            <text:p>1002075</text:p>
          </table:table-cell>
          <table:table-cell office:value-type="float" office:value="2231231" calcext:value-type="float">
            <text:p>2231231</text:p>
          </table:table-cell>
          <table:table-cell office:value-type="float" office:value="48173" calcext:value-type="float">
            <text:p>48173</text:p>
          </table:table-cell>
          <table:table-cell office:value-type="float" office:value="62963" calcext:value-type="float">
            <text:p>62963</text:p>
          </table:table-cell>
          <table:table-cell office:value-type="float" office:value="4686" calcext:value-type="float">
            <text:p>4686</text:p>
          </table:table-cell>
          <table:table-cell office:value-type="float" office:value="3349128" calcext:value-type="float">
            <text:p>3349128</text:p>
          </table:table-cell>
          <table:table-cell office:value-type="float" office:value="3101606" calcext:value-type="float">
            <text:p>3101606</text:p>
          </table:table-cell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009849" calcext:value-type="float">
            <text:p>1009849</text:p>
          </table:table-cell>
          <table:table-cell office:value-type="float" office:value="2253140" calcext:value-type="float">
            <text:p>2253140</text:p>
          </table:table-cell>
          <table:table-cell office:value-type="float" office:value="48368" calcext:value-type="float">
            <text:p>48368</text:p>
          </table:table-cell>
          <table:table-cell office:value-type="float" office:value="63391" calcext:value-type="float">
            <text:p>63391</text:p>
          </table:table-cell>
          <table:table-cell office:value-type="float" office:value="4696" calcext:value-type="float">
            <text:p>4696</text:p>
          </table:table-cell>
          <table:table-cell office:value-type="float" office:value="3379444" calcext:value-type="float">
            <text:p>3379444</text:p>
          </table:table-cell>
          <table:table-cell office:value-type="float" office:value="3129578" calcext:value-type="float">
            <text:p>3129578</text:p>
          </table:table-cell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013044" calcext:value-type="float">
            <text:p>1013044</text:p>
          </table:table-cell>
          <table:table-cell office:value-type="float" office:value="2269515" calcext:value-type="float">
            <text:p>2269515</text:p>
          </table:table-cell>
          <table:table-cell office:value-type="float" office:value="48580" calcext:value-type="float">
            <text:p>48580</text:p>
          </table:table-cell>
          <table:table-cell office:value-type="float" office:value="63918" calcext:value-type="float">
            <text:p>63918</text:p>
          </table:table-cell>
          <table:table-cell office:value-type="float" office:value="4711" calcext:value-type="float">
            <text:p>4711</text:p>
          </table:table-cell>
          <table:table-cell office:value-type="float" office:value="3399768" calcext:value-type="float">
            <text:p>3399768</text:p>
          </table:table-cell>
          <table:table-cell office:value-type="float" office:value="3149187" calcext:value-type="float">
            <text:p>3149187</text:p>
          </table:table-cell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020697" calcext:value-type="float">
            <text:p>1020697</text:p>
          </table:table-cell>
          <table:table-cell office:value-type="float" office:value="2260763" calcext:value-type="float">
            <text:p>2260763</text:p>
          </table:table-cell>
          <table:table-cell office:value-type="float" office:value="48935" calcext:value-type="float">
            <text:p>48935</text:p>
          </table:table-cell>
          <table:table-cell office:value-type="float" office:value="103890" calcext:value-type="float">
            <text:p>103890</text:p>
          </table:table-cell>
          <table:table-cell office:value-type="float" office:value="4737" calcext:value-type="float">
            <text:p>4737</text:p>
          </table:table-cell>
          <table:table-cell office:value-type="float" office:value="3439022" calcext:value-type="float">
            <text:p>3439022</text:p>
          </table:table-cell>
          <table:table-cell office:value-type="float" office:value="3150253" calcext:value-type="float">
            <text:p>3150253</text:p>
          </table:table-cell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024927" calcext:value-type="float">
            <text:p>1024927</text:p>
          </table:table-cell>
          <table:table-cell office:value-type="float" office:value="2282809" calcext:value-type="float">
            <text:p>2282809</text:p>
          </table:table-cell>
          <table:table-cell office:value-type="float" office:value="49732" calcext:value-type="float">
            <text:p>49732</text:p>
          </table:table-cell>
          <table:table-cell office:value-type="float" office:value="118602" calcext:value-type="float">
            <text:p>118602</text:p>
          </table:table-cell>
          <table:table-cell office:value-type="float" office:value="4754" calcext:value-type="float">
            <text:p>4754</text:p>
          </table:table-cell>
          <table:table-cell office:value-type="float" office:value="3480824" calcext:value-type="float">
            <text:p>3480824</text:p>
          </table:table-cell>
          <table:table-cell office:value-type="float" office:value="3175117" calcext:value-type="float">
            <text:p>3175117</text:p>
          </table:table-cell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028459" calcext:value-type="float">
            <text:p>1028459</text:p>
          </table:table-cell>
          <table:table-cell office:value-type="float" office:value="2303983" calcext:value-type="float">
            <text:p>2303983</text:p>
          </table:table-cell>
          <table:table-cell office:value-type="float" office:value="49950" calcext:value-type="float">
            <text:p>49950</text:p>
          </table:table-cell>
          <table:table-cell office:value-type="float" office:value="120552" calcext:value-type="float">
            <text:p>120552</text:p>
          </table:table-cell>
          <table:table-cell office:value-type="float" office:value="4775" calcext:value-type="float">
            <text:p>4775</text:p>
          </table:table-cell>
          <table:table-cell office:value-type="float" office:value="3507719" calcext:value-type="float">
            <text:p>3507719</text:p>
          </table:table-cell>
          <table:table-cell office:value-type="float" office:value="3200919" calcext:value-type="float">
            <text:p>3200919</text:p>
          </table:table-cell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035001" calcext:value-type="float">
            <text:p>1035001</text:p>
          </table:table-cell>
          <table:table-cell office:value-type="float" office:value="2322887" calcext:value-type="float">
            <text:p>2322887</text:p>
          </table:table-cell>
          <table:table-cell office:value-type="float" office:value="52951" calcext:value-type="float">
            <text:p>52951</text:p>
          </table:table-cell>
          <table:table-cell office:value-type="float" office:value="167626" calcext:value-type="float">
            <text:p>167626</text:p>
          </table:table-cell>
          <table:table-cell office:value-type="float" office:value="4790" calcext:value-type="float">
            <text:p>4790</text:p>
          </table:table-cell>
          <table:table-cell office:value-type="float" office:value="3583255" calcext:value-type="float">
            <text:p>3583255</text:p>
          </table:table-cell>
          <table:table-cell office:value-type="float" office:value="3224133" calcext:value-type="float">
            <text:p>3224133</text:p>
          </table:table-cell>
        </table:table-row>
      </table:table>
      <table:table table:name="Document Type - Downloads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working_papers</text:p>
          </table:table-cell>
          <table:table-cell office:value-type="string" calcext:value-type="string">
            <text:p>journal_article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software_item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998-01</text:p>
          </table:table-cell>
          <table:table-cell office:value-type="float" office:value="5907" calcext:value-type="float">
            <text:p>5907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1998-02</text:p>
          </table:table-cell>
          <table:table-cell office:value-type="float" office:value="9963" calcext:value-type="float">
            <text:p>996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string" calcext:value-type="string">
            <text:p>1998-03</text:p>
          </table:table-cell>
          <table:table-cell office:value-type="float" office:value="12941" calcext:value-type="float">
            <text:p>1294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2" calcext:value-type="float">
            <text:p>712</text:p>
          </table:table-cell>
          <table:table-cell office:value-type="float" office:value="13658" calcext:value-type="float">
            <text:p>13658</text:p>
          </table:table-cell>
        </table:table-row>
        <table:table-row table:style-name="ro1">
          <table:table-cell office:value-type="string" calcext:value-type="string">
            <text:p>1998-04</text:p>
          </table:table-cell>
          <table:table-cell office:value-type="float" office:value="14853" calcext:value-type="float">
            <text:p>148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5366" calcext:value-type="float">
            <text:p>15366</text:p>
          </table:table-cell>
        </table:table-row>
        <table:table-row table:style-name="ro1">
          <table:table-cell office:value-type="string" calcext:value-type="string">
            <text:p>1998-05</text:p>
          </table:table-cell>
          <table:table-cell office:value-type="float" office:value="13306" calcext:value-type="float">
            <text:p>13306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office:value-type="float" office:value="13740" calcext:value-type="float">
            <text:p>13740</text:p>
          </table:table-cell>
        </table:table-row>
        <table:table-row table:style-name="ro1">
          <table:table-cell office:value-type="string" calcext:value-type="string">
            <text:p>1998-06</text:p>
          </table:table-cell>
          <table:table-cell office:value-type="float" office:value="10781" calcext:value-type="float">
            <text:p>10781</text:p>
          </table:table-cell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1998-07</text:p>
          </table:table-cell>
          <table:table-cell office:value-type="float" office:value="10302" calcext:value-type="float">
            <text:p>10302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string" calcext:value-type="string">
            <text:p>1998-08</text:p>
          </table:table-cell>
          <table:table-cell office:value-type="float" office:value="9116" calcext:value-type="float">
            <text:p>9116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1998-09</text:p>
          </table:table-cell>
          <table:table-cell office:value-type="float" office:value="7428" calcext:value-type="float">
            <text:p>7428</text:p>
          </table:table-cell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1998-10</text:p>
          </table:table-cell>
          <table:table-cell office:value-type="float" office:value="12960" calcext:value-type="float">
            <text:p>12960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3836" calcext:value-type="float">
            <text:p>13836</text:p>
          </table:table-cell>
        </table:table-row>
        <table:table-row table:style-name="ro1">
          <table:table-cell office:value-type="string" calcext:value-type="string">
            <text:p>1998-11</text:p>
          </table:table-cell>
          <table:table-cell office:value-type="float" office:value="15496" calcext:value-type="float">
            <text:p>15496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6474" calcext:value-type="float">
            <text:p>16474</text:p>
          </table:table-cell>
        </table:table-row>
        <table:table-row table:style-name="ro1">
          <table:table-cell office:value-type="string" calcext:value-type="string">
            <text:p>1998-12</text:p>
          </table:table-cell>
          <table:table-cell office:value-type="float" office:value="9086" calcext:value-type="float">
            <text:p>9086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string" calcext:value-type="string">
            <text:p>1999-01</text:p>
          </table:table-cell>
          <table:table-cell office:value-type="float" office:value="13520" calcext:value-type="float">
            <text:p>1352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string" calcext:value-type="string">
            <text:p>1999-02</text:p>
          </table:table-cell>
          <table:table-cell office:value-type="float" office:value="10387" calcext:value-type="float">
            <text:p>10387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1060" calcext:value-type="float">
            <text:p>11060</text:p>
          </table:table-cell>
        </table:table-row>
        <table:table-row table:style-name="ro1">
          <table:table-cell office:value-type="string" calcext:value-type="string">
            <text:p>1999-03</text:p>
          </table:table-cell>
          <table:table-cell office:value-type="float" office:value="15787" calcext:value-type="float">
            <text:p>15787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6887" calcext:value-type="float">
            <text:p>16887</text:p>
          </table:table-cell>
        </table:table-row>
        <table:table-row table:style-name="ro1">
          <table:table-cell office:value-type="string" calcext:value-type="string">
            <text:p>1999-04</text:p>
          </table:table-cell>
          <table:table-cell office:value-type="float" office:value="15854" calcext:value-type="float">
            <text:p>15854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6959" calcext:value-type="float">
            <text:p>16959</text:p>
          </table:table-cell>
        </table:table-row>
        <table:table-row table:style-name="ro1">
          <table:table-cell office:value-type="string" calcext:value-type="string">
            <text:p>1999-05</text:p>
          </table:table-cell>
          <table:table-cell office:value-type="float" office:value="14204" calcext:value-type="float">
            <text:p>14204</text:p>
          </table:table-cell>
          <table:table-cell office:value-type="float" office:value="965" calcext:value-type="float">
            <text:p>96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15236" calcext:value-type="float">
            <text:p>15236</text:p>
          </table:table-cell>
        </table:table-row>
        <table:table-row table:style-name="ro1">
          <table:table-cell office:value-type="string" calcext:value-type="string">
            <text:p>1999-06</text:p>
          </table:table-cell>
          <table:table-cell office:value-type="float" office:value="17269" calcext:value-type="float">
            <text:p>17269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8515" calcext:value-type="float">
            <text:p>18515</text:p>
          </table:table-cell>
        </table:table-row>
        <table:table-row table:style-name="ro1">
          <table:table-cell office:value-type="string" calcext:value-type="string">
            <text:p>1999-07</text:p>
          </table:table-cell>
          <table:table-cell office:value-type="float" office:value="14543" calcext:value-type="float">
            <text:p>14543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5730" calcext:value-type="float">
            <text:p>15730</text:p>
          </table:table-cell>
        </table:table-row>
        <table:table-row table:style-name="ro1">
          <table:table-cell office:value-type="string" calcext:value-type="string">
            <text:p>1999-08</text:p>
          </table:table-cell>
          <table:table-cell office:value-type="float" office:value="10550" calcext:value-type="float">
            <text:p>10550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string" calcext:value-type="string">
            <text:p>1999-09</text:p>
          </table:table-cell>
          <table:table-cell office:value-type="float" office:value="11306" calcext:value-type="float">
            <text:p>11306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2108" calcext:value-type="float">
            <text:p>12108</text:p>
          </table:table-cell>
        </table:table-row>
        <table:table-row table:style-name="ro1">
          <table:table-cell office:value-type="string" calcext:value-type="string">
            <text:p>1999-10</text:p>
          </table:table-cell>
          <table:table-cell office:value-type="float" office:value="20969" calcext:value-type="float">
            <text:p>20969</text:p>
          </table:table-cell>
          <table:table-cell office:value-type="float" office:value="1939" calcext:value-type="float">
            <text:p>1939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2956" calcext:value-type="float">
            <text:p>22956</text:p>
          </table:table-cell>
        </table:table-row>
        <table:table-row table:style-name="ro1">
          <table:table-cell office:value-type="string" calcext:value-type="string">
            <text:p>1999-11</text:p>
          </table:table-cell>
          <table:table-cell office:value-type="float" office:value="18574" calcext:value-type="float">
            <text:p>18574</text:p>
          </table:table-cell>
          <table:table-cell office:value-type="float" office:value="2315" calcext:value-type="float">
            <text:p>231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931" calcext:value-type="float">
            <text:p>20931</text:p>
          </table:table-cell>
        </table:table-row>
        <table:table-row table:style-name="ro1">
          <table:table-cell office:value-type="string" calcext:value-type="string">
            <text:p>1999-12</text:p>
          </table:table-cell>
          <table:table-cell office:value-type="float" office:value="18051" calcext:value-type="float">
            <text:p>18051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0703" calcext:value-type="float">
            <text:p>20703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6820" calcext:value-type="float">
            <text:p>16820</text:p>
          </table:table-cell>
          <table:table-cell office:value-type="float" office:value="2836" calcext:value-type="float">
            <text:p>28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692" calcext:value-type="float">
            <text:p>19692</text:p>
          </table:table-cell>
        </table:table-row>
        <table:table-row table:style-name="ro1">
          <table:table-cell office:value-type="string" calcext:value-type="string">
            <text:p>2000-02</text:p>
          </table:table-cell>
          <table:table-cell office:value-type="float" office:value="22628" calcext:value-type="float">
            <text:p>22628</text:p>
          </table:table-cell>
          <table:table-cell office:value-type="float" office:value="3926" calcext:value-type="float">
            <text:p>3926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6721" calcext:value-type="float">
            <text:p>26721</text:p>
          </table:table-cell>
        </table:table-row>
        <table:table-row table:style-name="ro1">
          <table:table-cell office:value-type="string" calcext:value-type="string">
            <text:p>2000-03</text:p>
          </table:table-cell>
          <table:table-cell office:value-type="float" office:value="32343" calcext:value-type="float">
            <text:p>32343</text:p>
          </table:table-cell>
          <table:table-cell office:value-type="float" office:value="5575" calcext:value-type="float">
            <text:p>5575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8278" calcext:value-type="float">
            <text:p>38278</text:p>
          </table:table-cell>
        </table:table-row>
        <table:table-row table:style-name="ro1">
          <table:table-cell office:value-type="string" calcext:value-type="string">
            <text:p>2000-04</text:p>
          </table:table-cell>
          <table:table-cell office:value-type="float" office:value="30577" calcext:value-type="float">
            <text:p>30577</text:p>
          </table:table-cell>
          <table:table-cell office:value-type="float" office:value="5213" calcext:value-type="float">
            <text:p>5213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36136" calcext:value-type="float">
            <text:p>36136</text:p>
          </table:table-cell>
        </table:table-row>
        <table:table-row table:style-name="ro1">
          <table:table-cell office:value-type="string" calcext:value-type="string">
            <text:p>2000-05</text:p>
          </table:table-cell>
          <table:table-cell office:value-type="float" office:value="28234" calcext:value-type="float">
            <text:p>28234</text:p>
          </table:table-cell>
          <table:table-cell office:value-type="float" office:value="4989" calcext:value-type="float">
            <text:p>4989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33498" calcext:value-type="float">
            <text:p>33498</text:p>
          </table:table-cell>
        </table:table-row>
        <table:table-row table:style-name="ro1">
          <table:table-cell office:value-type="string" calcext:value-type="string">
            <text:p>2000-06</text:p>
          </table:table-cell>
          <table:table-cell office:value-type="float" office:value="22095" calcext:value-type="float">
            <text:p>22095</text:p>
          </table:table-cell>
          <table:table-cell office:value-type="float" office:value="3887" calcext:value-type="float">
            <text:p>3887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string" calcext:value-type="string">
            <text:p>2000-07</text:p>
          </table:table-cell>
          <table:table-cell office:value-type="float" office:value="19061" calcext:value-type="float">
            <text:p>19061</text:p>
          </table:table-cell>
          <table:table-cell office:value-type="float" office:value="2044" calcext:value-type="float">
            <text:p>2044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21269" calcext:value-type="float">
            <text:p>21269</text:p>
          </table:table-cell>
        </table:table-row>
        <table:table-row table:style-name="ro1">
          <table:table-cell office:value-type="string" calcext:value-type="string">
            <text:p>2000-08</text:p>
          </table:table-cell>
          <table:table-cell office:value-type="float" office:value="16545" calcext:value-type="float">
            <text:p>16545</text:p>
          </table:table-cell>
          <table:table-cell office:value-type="float" office:value="2510" calcext:value-type="float">
            <text:p>251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string" calcext:value-type="string">
            <text:p>2000-09</text:p>
          </table:table-cell>
          <table:table-cell office:value-type="float" office:value="15593" calcext:value-type="float">
            <text:p>15593</text:p>
          </table:table-cell>
          <table:table-cell office:value-type="float" office:value="3157" calcext:value-type="float">
            <text:p>315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8866" calcext:value-type="float">
            <text:p>18866</text:p>
          </table:table-cell>
        </table:table-row>
        <table:table-row table:style-name="ro1">
          <table:table-cell office:value-type="string" calcext:value-type="string">
            <text:p>2000-10</text:p>
          </table:table-cell>
          <table:table-cell office:value-type="float" office:value="42490" calcext:value-type="float">
            <text:p>42490</text:p>
          </table:table-cell>
          <table:table-cell office:value-type="float" office:value="4659" calcext:value-type="float">
            <text:p>4659</text:p>
          </table:table-cell>
          <table:table-cell table:number-columns-repeated="2"/>
          <table:table-cell office:value-type="float" office:value="1402" calcext:value-type="float">
            <text:p>1402</text:p>
          </table:table-cell>
          <table:table-cell office:value-type="float" office:value="48551" calcext:value-type="float">
            <text:p>48551</text:p>
          </table:table-cell>
        </table:table-row>
        <table:table-row table:style-name="ro1">
          <table:table-cell office:value-type="string" calcext:value-type="string">
            <text:p>2000-11</text:p>
          </table:table-cell>
          <table:table-cell office:value-type="float" office:value="53944" calcext:value-type="float">
            <text:p>53944</text:p>
          </table:table-cell>
          <table:table-cell office:value-type="float" office:value="2578" calcext:value-type="float">
            <text:p>2578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office:value-type="float" office:value="58319" calcext:value-type="float">
            <text:p>58319</text:p>
          </table:table-cell>
        </table:table-row>
        <table:table-row table:style-name="ro1">
          <table:table-cell office:value-type="string" calcext:value-type="string">
            <text:p>2000-12</text:p>
          </table:table-cell>
          <table:table-cell office:value-type="float" office:value="39948" calcext:value-type="float">
            <text:p>39948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office:value-type="float" office:value="42687" calcext:value-type="float">
            <text:p>42687</text:p>
          </table:table-cell>
        </table:table-row>
        <table:table-row table:style-name="ro1">
          <table:table-cell office:value-type="string" calcext:value-type="string">
            <text:p>2001-01</text:p>
          </table:table-cell>
          <table:table-cell office:value-type="float" office:value="51470" calcext:value-type="float">
            <text:p>51470</text:p>
          </table:table-cell>
          <table:table-cell office:value-type="float" office:value="1516" calcext:value-type="float">
            <text:p>1516</text:p>
          </table:table-cell>
          <table:table-cell table:number-columns-repeated="2"/>
          <table:table-cell office:value-type="float" office:value="1544" calcext:value-type="float">
            <text:p>1544</text:p>
          </table:table-cell>
          <table:table-cell office:value-type="float" office:value="54530" calcext:value-type="float">
            <text:p>54530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58820" calcext:value-type="float">
            <text:p>5882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62504" calcext:value-type="float">
            <text:p>62504</text:p>
          </table:table-cell>
        </table:table-row>
        <table:table-row table:style-name="ro1">
          <table:table-cell office:value-type="string" calcext:value-type="string">
            <text:p>2001-03</text:p>
          </table:table-cell>
          <table:table-cell office:value-type="float" office:value="75382" calcext:value-type="float">
            <text:p>75382</text:p>
          </table:table-cell>
          <table:table-cell office:value-type="float" office:value="2185" calcext:value-type="float">
            <text:p>2185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80071" calcext:value-type="float">
            <text:p>80071</text:p>
          </table:table-cell>
        </table:table-row>
        <table:table-row table:style-name="ro1">
          <table:table-cell office:value-type="string" calcext:value-type="string">
            <text:p>2001-04</text:p>
          </table:table-cell>
          <table:table-cell office:value-type="float" office:value="83693" calcext:value-type="float">
            <text:p>83693</text:p>
          </table:table-cell>
          <table:table-cell office:value-type="float" office:value="4049" calcext:value-type="float">
            <text:p>4049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office:value-type="float" office:value="89899" calcext:value-type="float">
            <text:p>89899</text:p>
          </table:table-cell>
        </table:table-row>
        <table:table-row table:style-name="ro1">
          <table:table-cell office:value-type="string" calcext:value-type="string">
            <text:p>2001-05</text:p>
          </table:table-cell>
          <table:table-cell office:value-type="float" office:value="74491" calcext:value-type="float">
            <text:p>74491</text:p>
          </table:table-cell>
          <table:table-cell office:value-type="float" office:value="3407" calcext:value-type="float">
            <text:p>3407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64086" calcext:value-type="float">
            <text:p>64086</text:p>
          </table:table-cell>
          <table:table-cell office:value-type="float" office:value="2902" calcext:value-type="float">
            <text:p>2902</text:p>
          </table:table-cell>
          <table:table-cell table:number-columns-repeated="2"/>
          <table:table-cell office:value-type="float" office:value="1937" calcext:value-type="float">
            <text:p>1937</text:p>
          </table:table-cell>
          <table:table-cell office:value-type="float" office:value="68925" calcext:value-type="float">
            <text:p>68925</text:p>
          </table:table-cell>
        </table:table-row>
        <table:table-row table:style-name="ro1">
          <table:table-cell office:value-type="string" calcext:value-type="string">
            <text:p>2001-07</text:p>
          </table:table-cell>
          <table:table-cell office:value-type="float" office:value="65602" calcext:value-type="float">
            <text:p>65602</text:p>
          </table:table-cell>
          <table:table-cell office:value-type="float" office:value="3905" calcext:value-type="float">
            <text:p>3905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1611" calcext:value-type="float">
            <text:p>71611</text:p>
          </table:table-cell>
        </table:table-row>
        <table:table-row table:style-name="ro1">
          <table:table-cell office:value-type="string" calcext:value-type="string">
            <text:p>2001-08</text:p>
          </table:table-cell>
          <table:table-cell office:value-type="float" office:value="73731" calcext:value-type="float">
            <text:p>73731</text:p>
          </table:table-cell>
          <table:table-cell office:value-type="float" office:value="7893" calcext:value-type="float">
            <text:p>7893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84080" calcext:value-type="float">
            <text:p>84080</text:p>
          </table:table-cell>
        </table:table-row>
        <table:table-row table:style-name="ro1">
          <table:table-cell office:value-type="string" calcext:value-type="string">
            <text:p>2001-09</text:p>
          </table:table-cell>
          <table:table-cell office:value-type="float" office:value="68761" calcext:value-type="float">
            <text:p>68761</text:p>
          </table:table-cell>
          <table:table-cell office:value-type="float" office:value="7175" calcext:value-type="float">
            <text:p>717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78055" calcext:value-type="float">
            <text:p>78055</text:p>
          </table:table-cell>
        </table:table-row>
        <table:table-row table:style-name="ro1">
          <table:table-cell office:value-type="string" calcext:value-type="string">
            <text:p>2001-10</text:p>
          </table:table-cell>
          <table:table-cell office:value-type="float" office:value="96745" calcext:value-type="float">
            <text:p>96745</text:p>
          </table:table-cell>
          <table:table-cell office:value-type="float" office:value="15003" calcext:value-type="float">
            <text:p>15003</text:p>
          </table:table-cell>
          <table:table-cell table:number-columns-repeated="2"/>
          <table:table-cell office:value-type="float" office:value="2801" calcext:value-type="float">
            <text:p>2801</text:p>
          </table:table-cell>
          <table:table-cell office:value-type="float" office:value="114549" calcext:value-type="float">
            <text:p>114549</text:p>
          </table:table-cell>
        </table:table-row>
        <table:table-row table:style-name="ro1">
          <table:table-cell office:value-type="string" calcext:value-type="string">
            <text:p>2001-11</text:p>
          </table:table-cell>
          <table:table-cell office:value-type="float" office:value="105445" calcext:value-type="float">
            <text:p>105445</text:p>
          </table:table-cell>
          <table:table-cell office:value-type="float" office:value="18812" calcext:value-type="float">
            <text:p>18812</text:p>
          </table:table-cell>
          <table:table-cell table:number-columns-repeated="2"/>
          <table:table-cell office:value-type="float" office:value="2918" calcext:value-type="float">
            <text:p>2918</text:p>
          </table:table-cell>
          <table:table-cell office:value-type="float" office:value="127175" calcext:value-type="float">
            <text:p>127175</text:p>
          </table:table-cell>
        </table:table-row>
        <table:table-row table:style-name="ro1">
          <table:table-cell office:value-type="string" calcext:value-type="string">
            <text:p>2001-12</text:p>
          </table:table-cell>
          <table:table-cell office:value-type="float" office:value="82639" calcext:value-type="float">
            <text:p>82639</text:p>
          </table:table-cell>
          <table:table-cell office:value-type="float" office:value="15158" calcext:value-type="float">
            <text:p>15158</text:p>
          </table:table-cell>
          <table:table-cell table:number-columns-repeated="2"/>
          <table:table-cell office:value-type="float" office:value="2425" calcext:value-type="float">
            <text:p>2425</text:p>
          </table:table-cell>
          <table:table-cell office:value-type="float" office:value="100222" calcext:value-type="float">
            <text:p>100222</text:p>
          </table:table-cell>
        </table:table-row>
        <table:table-row table:style-name="ro1">
          <table:table-cell office:value-type="string" calcext:value-type="string">
            <text:p>2002-01</text:p>
          </table:table-cell>
          <table:table-cell office:value-type="float" office:value="92692" calcext:value-type="float">
            <text:p>92692</text:p>
          </table:table-cell>
          <table:table-cell office:value-type="float" office:value="17375" calcext:value-type="float">
            <text:p>17375</text:p>
          </table:table-cell>
          <table:table-cell table:number-columns-repeated="2"/>
          <table:table-cell office:value-type="float" office:value="2968" calcext:value-type="float">
            <text:p>2968</text:p>
          </table:table-cell>
          <table:table-cell office:value-type="float" office:value="113035" calcext:value-type="float">
            <text:p>113035</text:p>
          </table:table-cell>
        </table:table-row>
        <table:table-row table:style-name="ro1">
          <table:table-cell office:value-type="string" calcext:value-type="string">
            <text:p>2002-02</text:p>
          </table:table-cell>
          <table:table-cell office:value-type="float" office:value="90433" calcext:value-type="float">
            <text:p>90433</text:p>
          </table:table-cell>
          <table:table-cell office:value-type="float" office:value="18307" calcext:value-type="float">
            <text:p>18307</text:p>
          </table:table-cell>
          <table:table-cell table:number-columns-repeated="2"/>
          <table:table-cell office:value-type="float" office:value="2981" calcext:value-type="float">
            <text:p>2981</text:p>
          </table:table-cell>
          <table:table-cell office:value-type="float" office:value="111721" calcext:value-type="float">
            <text:p>111721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07749" calcext:value-type="float">
            <text:p>107749</text:p>
          </table:table-cell>
          <table:table-cell office:value-type="float" office:value="21476" calcext:value-type="float">
            <text:p>21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71" calcext:value-type="float">
            <text:p>3471</text:p>
          </table:table-cell>
          <table:table-cell office:value-type="float" office:value="132696" calcext:value-type="float">
            <text:p>132696</text:p>
          </table:table-cell>
        </table:table-row>
        <table:table-row table:style-name="ro1">
          <table:table-cell office:value-type="string" calcext:value-type="string">
            <text:p>2002-04</text:p>
          </table:table-cell>
          <table:table-cell office:value-type="float" office:value="107762" calcext:value-type="float">
            <text:p>107762</text:p>
          </table:table-cell>
          <table:table-cell office:value-type="float" office:value="21326" calcext:value-type="float">
            <text:p>213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75" calcext:value-type="float">
            <text:p>3675</text:p>
          </table:table-cell>
          <table:table-cell office:value-type="float" office:value="132763" calcext:value-type="float">
            <text:p>132763</text:p>
          </table:table-cell>
        </table:table-row>
        <table:table-row table:style-name="ro1">
          <table:table-cell office:value-type="string" calcext:value-type="string">
            <text:p>2002-05</text:p>
          </table:table-cell>
          <table:table-cell office:value-type="float" office:value="100563" calcext:value-type="float">
            <text:p>100563</text:p>
          </table:table-cell>
          <table:table-cell office:value-type="float" office:value="19113" calcext:value-type="float">
            <text:p>19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92" calcext:value-type="float">
            <text:p>3392</text:p>
          </table:table-cell>
          <table:table-cell office:value-type="float" office:value="123068" calcext:value-type="float">
            <text:p>123068</text:p>
          </table:table-cell>
        </table:table-row>
        <table:table-row table:style-name="ro1">
          <table:table-cell office:value-type="string" calcext:value-type="string">
            <text:p>2002-06</text:p>
          </table:table-cell>
          <table:table-cell office:value-type="float" office:value="85332" calcext:value-type="float">
            <text:p>85332</text:p>
          </table:table-cell>
          <table:table-cell office:value-type="float" office:value="16890" calcext:value-type="float">
            <text:p>168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88" calcext:value-type="float">
            <text:p>2788</text:p>
          </table:table-cell>
          <table:table-cell office:value-type="float" office:value="105010" calcext:value-type="float">
            <text:p>105010</text:p>
          </table:table-cell>
        </table:table-row>
        <table:table-row table:style-name="ro1">
          <table:table-cell office:value-type="string" calcext:value-type="string">
            <text:p>2002-07</text:p>
          </table:table-cell>
          <table:table-cell office:value-type="float" office:value="103591" calcext:value-type="float">
            <text:p>103591</text:p>
          </table:table-cell>
          <table:table-cell office:value-type="float" office:value="22565" calcext:value-type="float">
            <text:p>225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68" calcext:value-type="float">
            <text:p>3468</text:p>
          </table:table-cell>
          <table:table-cell office:value-type="float" office:value="129624" calcext:value-type="float">
            <text:p>129624</text:p>
          </table:table-cell>
        </table:table-row>
        <table:table-row table:style-name="ro1">
          <table:table-cell office:value-type="string" calcext:value-type="string">
            <text:p>2002-08</text:p>
          </table:table-cell>
          <table:table-cell office:value-type="float" office:value="95698" calcext:value-type="float">
            <text:p>95698</text:p>
          </table:table-cell>
          <table:table-cell office:value-type="float" office:value="24073" calcext:value-type="float">
            <text:p>240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82" calcext:value-type="float">
            <text:p>2782</text:p>
          </table:table-cell>
          <table:table-cell office:value-type="float" office:value="122553" calcext:value-type="float">
            <text:p>122553</text:p>
          </table:table-cell>
        </table:table-row>
        <table:table-row table:style-name="ro1">
          <table:table-cell office:value-type="string" calcext:value-type="string">
            <text:p>2002-09</text:p>
          </table:table-cell>
          <table:table-cell office:value-type="float" office:value="111188" calcext:value-type="float">
            <text:p>111188</text:p>
          </table:table-cell>
          <table:table-cell office:value-type="float" office:value="30600" calcext:value-type="float">
            <text:p>306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79" calcext:value-type="float">
            <text:p>3179</text:p>
          </table:table-cell>
          <table:table-cell office:value-type="float" office:value="144967" calcext:value-type="float">
            <text:p>144967</text:p>
          </table:table-cell>
        </table:table-row>
        <table:table-row table:style-name="ro1">
          <table:table-cell office:value-type="string" calcext:value-type="string">
            <text:p>2002-10</text:p>
          </table:table-cell>
          <table:table-cell office:value-type="float" office:value="168261" calcext:value-type="float">
            <text:p>168261</text:p>
          </table:table-cell>
          <table:table-cell office:value-type="float" office:value="44416" calcext:value-type="float">
            <text:p>44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51" calcext:value-type="float">
            <text:p>3851</text:p>
          </table:table-cell>
          <table:table-cell office:value-type="float" office:value="216528" calcext:value-type="float">
            <text:p>216528</text:p>
          </table:table-cell>
        </table:table-row>
        <table:table-row table:style-name="ro1">
          <table:table-cell office:value-type="string" calcext:value-type="string">
            <text:p>2002-11</text:p>
          </table:table-cell>
          <table:table-cell office:value-type="float" office:value="164389" calcext:value-type="float">
            <text:p>164389</text:p>
          </table:table-cell>
          <table:table-cell office:value-type="float" office:value="44101" calcext:value-type="float">
            <text:p>44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81" calcext:value-type="float">
            <text:p>3781</text:p>
          </table:table-cell>
          <table:table-cell office:value-type="float" office:value="212271" calcext:value-type="float">
            <text:p>212271</text:p>
          </table:table-cell>
        </table:table-row>
        <table:table-row table:style-name="ro1">
          <table:table-cell office:value-type="string" calcext:value-type="string">
            <text:p>2002-12</text:p>
          </table:table-cell>
          <table:table-cell office:value-type="float" office:value="133504" calcext:value-type="float">
            <text:p>133504</text:p>
          </table:table-cell>
          <table:table-cell office:value-type="float" office:value="37156" calcext:value-type="float">
            <text:p>37156</text:p>
          </table:table-cell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office:value-type="float" office:value="3339" calcext:value-type="float">
            <text:p>3339</text:p>
          </table:table-cell>
          <table:table-cell office:value-type="float" office:value="174150" calcext:value-type="float">
            <text:p>174150</text:p>
          </table:table-cell>
        </table:table-row>
        <table:table-row table:style-name="ro1">
          <table:table-cell office:value-type="string" calcext:value-type="string">
            <text:p>2003-01</text:p>
          </table:table-cell>
          <table:table-cell office:value-type="float" office:value="143109" calcext:value-type="float">
            <text:p>143109</text:p>
          </table:table-cell>
          <table:table-cell office:value-type="float" office:value="41969" calcext:value-type="float">
            <text:p>41969</text:p>
          </table:table-cell>
          <table:table-cell office:value-type="float" office:value="288" calcext:value-type="float">
            <text:p>288</text:p>
          </table:table-cell>
          <table:table-cell office:value-type="float" office:value="216" calcext:value-type="float">
            <text:p>216</text:p>
          </table:table-cell>
          <table:table-cell office:value-type="float" office:value="3751" calcext:value-type="float">
            <text:p>3751</text:p>
          </table:table-cell>
          <table:table-cell office:value-type="float" office:value="189333" calcext:value-type="float">
            <text:p>189333</text:p>
          </table:table-cell>
        </table:table-row>
        <table:table-row table:style-name="ro1">
          <table:table-cell office:value-type="string" calcext:value-type="string">
            <text:p>2003-02</text:p>
          </table:table-cell>
          <table:table-cell office:value-type="float" office:value="150046" calcext:value-type="float">
            <text:p>150046</text:p>
          </table:table-cell>
          <table:table-cell office:value-type="float" office:value="43279" calcext:value-type="float">
            <text:p>43279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3962" calcext:value-type="float">
            <text:p>3962</text:p>
          </table:table-cell>
          <table:table-cell office:value-type="float" office:value="197926" calcext:value-type="float">
            <text:p>197926</text:p>
          </table:table-cell>
        </table:table-row>
        <table:table-row table:style-name="ro1">
          <table:table-cell office:value-type="string" calcext:value-type="string">
            <text:p>2003-03</text:p>
          </table:table-cell>
          <table:table-cell office:value-type="float" office:value="175735" calcext:value-type="float">
            <text:p>175735</text:p>
          </table:table-cell>
          <table:table-cell office:value-type="float" office:value="50839" calcext:value-type="float">
            <text:p>50839</text:p>
          </table:table-cell>
          <table:table-cell office:value-type="float" office:value="452" calcext:value-type="float">
            <text:p>452</text:p>
          </table:table-cell>
          <table:table-cell office:value-type="float" office:value="265" calcext:value-type="float">
            <text:p>265</text:p>
          </table:table-cell>
          <table:table-cell office:value-type="float" office:value="4346" calcext:value-type="float">
            <text:p>4346</text:p>
          </table:table-cell>
          <table:table-cell office:value-type="float" office:value="231637" calcext:value-type="float">
            <text:p>231637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73827" calcext:value-type="float">
            <text:p>173827</text:p>
          </table:table-cell>
          <table:table-cell office:value-type="float" office:value="48660" calcext:value-type="float">
            <text:p>48660</text:p>
          </table:table-cell>
          <table:table-cell office:value-type="float" office:value="367" calcext:value-type="float">
            <text:p>367</text:p>
          </table:table-cell>
          <table:table-cell office:value-type="float" office:value="262" calcext:value-type="float">
            <text:p>262</text:p>
          </table:table-cell>
          <table:table-cell office:value-type="float" office:value="4321" calcext:value-type="float">
            <text:p>4321</text:p>
          </table:table-cell>
          <table:table-cell office:value-type="float" office:value="227437" calcext:value-type="float">
            <text:p>227437</text:p>
          </table:table-cell>
        </table:table-row>
        <table:table-row table:style-name="ro1">
          <table:table-cell office:value-type="string" calcext:value-type="string">
            <text:p>2003-05</text:p>
          </table:table-cell>
          <table:table-cell office:value-type="float" office:value="152467" calcext:value-type="float">
            <text:p>152467</text:p>
          </table:table-cell>
          <table:table-cell office:value-type="float" office:value="42205" calcext:value-type="float">
            <text:p>42205</text:p>
          </table:table-cell>
          <table:table-cell office:value-type="float" office:value="311" calcext:value-type="float">
            <text:p>311</text:p>
          </table:table-cell>
          <table:table-cell office:value-type="float" office:value="274" calcext:value-type="float">
            <text:p>274</text:p>
          </table:table-cell>
          <table:table-cell office:value-type="float" office:value="4137" calcext:value-type="float">
            <text:p>4137</text:p>
          </table:table-cell>
          <table:table-cell office:value-type="float" office:value="199394" calcext:value-type="float">
            <text:p>199394</text:p>
          </table:table-cell>
        </table:table-row>
        <table:table-row table:style-name="ro1">
          <table:table-cell office:value-type="string" calcext:value-type="string">
            <text:p>2003-06</text:p>
          </table:table-cell>
          <table:table-cell office:value-type="float" office:value="139527" calcext:value-type="float">
            <text:p>139527</text:p>
          </table:table-cell>
          <table:table-cell office:value-type="float" office:value="40104" calcext:value-type="float">
            <text:p>40104</text:p>
          </table:table-cell>
          <table:table-cell office:value-type="float" office:value="513" calcext:value-type="float">
            <text:p>513</text:p>
          </table:table-cell>
          <table:table-cell office:value-type="float" office:value="278" calcext:value-type="float">
            <text:p>278</text:p>
          </table:table-cell>
          <table:table-cell office:value-type="float" office:value="4135" calcext:value-type="float">
            <text:p>4135</text:p>
          </table:table-cell>
          <table:table-cell office:value-type="float" office:value="184557" calcext:value-type="float">
            <text:p>184557</text:p>
          </table:table-cell>
        </table:table-row>
        <table:table-row table:style-name="ro1">
          <table:table-cell office:value-type="string" calcext:value-type="string">
            <text:p>2003-07</text:p>
          </table:table-cell>
          <table:table-cell office:value-type="float" office:value="154337" calcext:value-type="float">
            <text:p>154337</text:p>
          </table:table-cell>
          <table:table-cell office:value-type="float" office:value="45222" calcext:value-type="float">
            <text:p>45222</text:p>
          </table:table-cell>
          <table:table-cell office:value-type="float" office:value="438" calcext:value-type="float">
            <text:p>438</text:p>
          </table:table-cell>
          <table:table-cell office:value-type="float" office:value="304" calcext:value-type="float">
            <text:p>304</text:p>
          </table:table-cell>
          <table:table-cell office:value-type="float" office:value="4652" calcext:value-type="float">
            <text:p>4652</text:p>
          </table:table-cell>
          <table:table-cell office:value-type="float" office:value="204953" calcext:value-type="float">
            <text:p>204953</text:p>
          </table:table-cell>
        </table:table-row>
        <table:table-row table:style-name="ro1">
          <table:table-cell office:value-type="string" calcext:value-type="string">
            <text:p>2003-08</text:p>
          </table:table-cell>
          <table:table-cell office:value-type="float" office:value="167595" calcext:value-type="float">
            <text:p>167595</text:p>
          </table:table-cell>
          <table:table-cell office:value-type="float" office:value="51597" calcext:value-type="float">
            <text:p>51597</text:p>
          </table:table-cell>
          <table:table-cell office:value-type="float" office:value="272" calcext:value-type="float">
            <text:p>272</text:p>
          </table:table-cell>
          <table:table-cell office:value-type="float" office:value="292" calcext:value-type="float">
            <text:p>292</text:p>
          </table:table-cell>
          <table:table-cell office:value-type="float" office:value="4024" calcext:value-type="float">
            <text:p>4024</text:p>
          </table:table-cell>
          <table:table-cell office:value-type="float" office:value="223780" calcext:value-type="float">
            <text:p>223780</text:p>
          </table:table-cell>
        </table:table-row>
        <table:table-row table:style-name="ro1">
          <table:table-cell office:value-type="string" calcext:value-type="string">
            <text:p>2003-09</text:p>
          </table:table-cell>
          <table:table-cell office:value-type="float" office:value="205968" calcext:value-type="float">
            <text:p>205968</text:p>
          </table:table-cell>
          <table:table-cell office:value-type="float" office:value="65905" calcext:value-type="float">
            <text:p>65905</text:p>
          </table:table-cell>
          <table:table-cell office:value-type="float" office:value="448" calcext:value-type="float">
            <text:p>448</text:p>
          </table:table-cell>
          <table:table-cell office:value-type="float" office:value="388" calcext:value-type="float">
            <text:p>388</text:p>
          </table:table-cell>
          <table:table-cell office:value-type="float" office:value="5631" calcext:value-type="float">
            <text:p>5631</text:p>
          </table:table-cell>
          <table:table-cell office:value-type="float" office:value="278340" calcext:value-type="float">
            <text:p>278340</text:p>
          </table:table-cell>
        </table:table-row>
        <table:table-row table:style-name="ro1">
          <table:table-cell office:value-type="string" calcext:value-type="string">
            <text:p>2003-10</text:p>
          </table:table-cell>
          <table:table-cell office:value-type="float" office:value="272666" calcext:value-type="float">
            <text:p>272666</text:p>
          </table:table-cell>
          <table:table-cell office:value-type="float" office:value="86891" calcext:value-type="float">
            <text:p>86891</text:p>
          </table:table-cell>
          <table:table-cell office:value-type="float" office:value="744" calcext:value-type="float">
            <text:p>744</text:p>
          </table:table-cell>
          <table:table-cell office:value-type="float" office:value="366" calcext:value-type="float">
            <text:p>366</text:p>
          </table:table-cell>
          <table:table-cell office:value-type="float" office:value="5854" calcext:value-type="float">
            <text:p>5854</text:p>
          </table:table-cell>
          <table:table-cell office:value-type="float" office:value="366521" calcext:value-type="float">
            <text:p>366521</text:p>
          </table:table-cell>
        </table:table-row>
        <table:table-row table:style-name="ro1">
          <table:table-cell office:value-type="string" calcext:value-type="string">
            <text:p>2003-11</text:p>
          </table:table-cell>
          <table:table-cell office:value-type="float" office:value="280797" calcext:value-type="float">
            <text:p>280797</text:p>
          </table:table-cell>
          <table:table-cell office:value-type="float" office:value="92866" calcext:value-type="float">
            <text:p>92866</text:p>
          </table:table-cell>
          <table:table-cell office:value-type="float" office:value="707" calcext:value-type="float">
            <text:p>707</text:p>
          </table:table-cell>
          <table:table-cell office:value-type="float" office:value="426" calcext:value-type="float">
            <text:p>426</text:p>
          </table:table-cell>
          <table:table-cell office:value-type="float" office:value="5779" calcext:value-type="float">
            <text:p>5779</text:p>
          </table:table-cell>
          <table:table-cell office:value-type="float" office:value="380575" calcext:value-type="float">
            <text:p>380575</text:p>
          </table:table-cell>
        </table:table-row>
        <table:table-row table:style-name="ro1">
          <table:table-cell office:value-type="string" calcext:value-type="string">
            <text:p>2003-12</text:p>
          </table:table-cell>
          <table:table-cell office:value-type="float" office:value="238615" calcext:value-type="float">
            <text:p>238615</text:p>
          </table:table-cell>
          <table:table-cell office:value-type="float" office:value="82294" calcext:value-type="float">
            <text:p>82294</text:p>
          </table:table-cell>
          <table:table-cell office:value-type="float" office:value="625" calcext:value-type="float">
            <text:p>625</text:p>
          </table:table-cell>
          <table:table-cell office:value-type="float" office:value="464" calcext:value-type="float">
            <text:p>464</text:p>
          </table:table-cell>
          <table:table-cell office:value-type="float" office:value="5004" calcext:value-type="float">
            <text:p>5004</text:p>
          </table:table-cell>
          <table:table-cell office:value-type="float" office:value="327002" calcext:value-type="float">
            <text:p>327002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233350" calcext:value-type="float">
            <text:p>233350</text:p>
          </table:table-cell>
          <table:table-cell office:value-type="float" office:value="83081" calcext:value-type="float">
            <text:p>83081</text:p>
          </table:table-cell>
          <table:table-cell office:value-type="float" office:value="582" calcext:value-type="float">
            <text:p>582</text:p>
          </table:table-cell>
          <table:table-cell office:value-type="float" office:value="278" calcext:value-type="float">
            <text:p>278</text:p>
          </table:table-cell>
          <table:table-cell office:value-type="float" office:value="4792" calcext:value-type="float">
            <text:p>4792</text:p>
          </table:table-cell>
          <table:table-cell office:value-type="float" office:value="322083" calcext:value-type="float">
            <text:p>322083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227304" calcext:value-type="float">
            <text:p>227304</text:p>
          </table:table-cell>
          <table:table-cell office:value-type="float" office:value="80647" calcext:value-type="float">
            <text:p>80647</text:p>
          </table:table-cell>
          <table:table-cell office:value-type="float" office:value="712" calcext:value-type="float">
            <text:p>712</text:p>
          </table:table-cell>
          <table:table-cell office:value-type="float" office:value="578" calcext:value-type="float">
            <text:p>578</text:p>
          </table:table-cell>
          <table:table-cell office:value-type="float" office:value="6139" calcext:value-type="float">
            <text:p>6139</text:p>
          </table:table-cell>
          <table:table-cell office:value-type="float" office:value="315380" calcext:value-type="float">
            <text:p>315380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268964" calcext:value-type="float">
            <text:p>268964</text:p>
          </table:table-cell>
          <table:table-cell office:value-type="float" office:value="96293" calcext:value-type="float">
            <text:p>96293</text:p>
          </table:table-cell>
          <table:table-cell office:value-type="float" office:value="585" calcext:value-type="float">
            <text:p>585</text:p>
          </table:table-cell>
          <table:table-cell office:value-type="float" office:value="484" calcext:value-type="float">
            <text:p>484</text:p>
          </table:table-cell>
          <table:table-cell office:value-type="float" office:value="5881" calcext:value-type="float">
            <text:p>5881</text:p>
          </table:table-cell>
          <table:table-cell office:value-type="float" office:value="372207" calcext:value-type="float">
            <text:p>372207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241250" calcext:value-type="float">
            <text:p>241250</text:p>
          </table:table-cell>
          <table:table-cell office:value-type="float" office:value="88000" calcext:value-type="float">
            <text:p>88000</text:p>
          </table:table-cell>
          <table:table-cell office:value-type="float" office:value="1223" calcext:value-type="float">
            <text:p>1223</text:p>
          </table:table-cell>
          <table:table-cell office:value-type="float" office:value="538" calcext:value-type="float">
            <text:p>538</text:p>
          </table:table-cell>
          <table:table-cell office:value-type="float" office:value="5642" calcext:value-type="float">
            <text:p>5642</text:p>
          </table:table-cell>
          <table:table-cell office:value-type="float" office:value="336653" calcext:value-type="float">
            <text:p>336653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92195" calcext:value-type="float">
            <text:p>192195</text:p>
          </table:table-cell>
          <table:table-cell office:value-type="float" office:value="71898" calcext:value-type="float">
            <text:p>71898</text:p>
          </table:table-cell>
          <table:table-cell office:value-type="float" office:value="746" calcext:value-type="float">
            <text:p>746</text:p>
          </table:table-cell>
          <table:table-cell office:value-type="float" office:value="395" calcext:value-type="float">
            <text:p>395</text:p>
          </table:table-cell>
          <table:table-cell office:value-type="float" office:value="4090" calcext:value-type="float">
            <text:p>4090</text:p>
          </table:table-cell>
          <table:table-cell office:value-type="float" office:value="269324" calcext:value-type="float">
            <text:p>269324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180317" calcext:value-type="float">
            <text:p>180317</text:p>
          </table:table-cell>
          <table:table-cell office:value-type="float" office:value="76885" calcext:value-type="float">
            <text:p>76885</text:p>
          </table:table-cell>
          <table:table-cell office:value-type="float" office:value="597" calcext:value-type="float">
            <text:p>597</text:p>
          </table:table-cell>
          <table:table-cell office:value-type="float" office:value="303" calcext:value-type="float">
            <text:p>303</text:p>
          </table:table-cell>
          <table:table-cell office:value-type="float" office:value="3907" calcext:value-type="float">
            <text:p>3907</text:p>
          </table:table-cell>
          <table:table-cell office:value-type="float" office:value="262009" calcext:value-type="float">
            <text:p>262009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68931" calcext:value-type="float">
            <text:p>168931</text:p>
          </table:table-cell>
          <table:table-cell office:value-type="float" office:value="72268" calcext:value-type="float">
            <text:p>72268</text:p>
          </table:table-cell>
          <table:table-cell office:value-type="float" office:value="617" calcext:value-type="float">
            <text:p>617</text:p>
          </table:table-cell>
          <table:table-cell office:value-type="float" office:value="421" calcext:value-type="float">
            <text:p>421</text:p>
          </table:table-cell>
          <table:table-cell office:value-type="float" office:value="4030" calcext:value-type="float">
            <text:p>4030</text:p>
          </table:table-cell>
          <table:table-cell office:value-type="float" office:value="246267" calcext:value-type="float">
            <text:p>246267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54073" calcext:value-type="float">
            <text:p>154073</text:p>
          </table:table-cell>
          <table:table-cell office:value-type="float" office:value="77144" calcext:value-type="float">
            <text:p>77144</text:p>
          </table:table-cell>
          <table:table-cell office:value-type="float" office:value="718" calcext:value-type="float">
            <text:p>718</text:p>
          </table:table-cell>
          <table:table-cell office:value-type="float" office:value="709" calcext:value-type="float">
            <text:p>709</text:p>
          </table:table-cell>
          <table:table-cell office:value-type="float" office:value="4192" calcext:value-type="float">
            <text:p>4192</text:p>
          </table:table-cell>
          <table:table-cell office:value-type="float" office:value="236836" calcext:value-type="float">
            <text:p>236836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76024" calcext:value-type="float">
            <text:p>176024</text:p>
          </table:table-cell>
          <table:table-cell office:value-type="float" office:value="98480" calcext:value-type="float">
            <text:p>98480</text:p>
          </table:table-cell>
          <table:table-cell office:value-type="float" office:value="624" calcext:value-type="float">
            <text:p>624</text:p>
          </table:table-cell>
          <table:table-cell office:value-type="float" office:value="583" calcext:value-type="float">
            <text:p>583</text:p>
          </table:table-cell>
          <table:table-cell office:value-type="float" office:value="4315" calcext:value-type="float">
            <text:p>4315</text:p>
          </table:table-cell>
          <table:table-cell office:value-type="float" office:value="280026" calcext:value-type="float">
            <text:p>280026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25873" calcext:value-type="float">
            <text:p>225873</text:p>
          </table:table-cell>
          <table:table-cell office:value-type="float" office:value="128047" calcext:value-type="float">
            <text:p>128047</text:p>
          </table:table-cell>
          <table:table-cell office:value-type="float" office:value="1127" calcext:value-type="float">
            <text:p>1127</text:p>
          </table:table-cell>
          <table:table-cell office:value-type="float" office:value="658" calcext:value-type="float">
            <text:p>658</text:p>
          </table:table-cell>
          <table:table-cell office:value-type="float" office:value="5413" calcext:value-type="float">
            <text:p>5413</text:p>
          </table:table-cell>
          <table:table-cell office:value-type="float" office:value="361118" calcext:value-type="float">
            <text:p>361118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234343" calcext:value-type="float">
            <text:p>234343</text:p>
          </table:table-cell>
          <table:table-cell office:value-type="float" office:value="143389" calcext:value-type="float">
            <text:p>143389</text:p>
          </table:table-cell>
          <table:table-cell office:value-type="float" office:value="1045" calcext:value-type="float">
            <text:p>1045</text:p>
          </table:table-cell>
          <table:table-cell office:value-type="float" office:value="589" calcext:value-type="float">
            <text:p>589</text:p>
          </table:table-cell>
          <table:table-cell office:value-type="float" office:value="7176" calcext:value-type="float">
            <text:p>7176</text:p>
          </table:table-cell>
          <table:table-cell office:value-type="float" office:value="386542" calcext:value-type="float">
            <text:p>386542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86181" calcext:value-type="float">
            <text:p>186181</text:p>
          </table:table-cell>
          <table:table-cell office:value-type="float" office:value="132774" calcext:value-type="float">
            <text:p>132774</text:p>
          </table:table-cell>
          <table:table-cell office:value-type="float" office:value="1262" calcext:value-type="float">
            <text:p>1262</text:p>
          </table:table-cell>
          <table:table-cell office:value-type="float" office:value="696" calcext:value-type="float">
            <text:p>696</text:p>
          </table:table-cell>
          <table:table-cell office:value-type="float" office:value="9662" calcext:value-type="float">
            <text:p>9662</text:p>
          </table:table-cell>
          <table:table-cell office:value-type="float" office:value="330575" calcext:value-type="float">
            <text:p>330575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14854" calcext:value-type="float">
            <text:p>214854</text:p>
          </table:table-cell>
          <table:table-cell office:value-type="float" office:value="146268" calcext:value-type="float">
            <text:p>146268</text:p>
          </table:table-cell>
          <table:table-cell office:value-type="float" office:value="1303" calcext:value-type="float">
            <text:p>1303</text:p>
          </table:table-cell>
          <table:table-cell office:value-type="float" office:value="682" calcext:value-type="float">
            <text:p>682</text:p>
          </table:table-cell>
          <table:table-cell office:value-type="float" office:value="10167" calcext:value-type="float">
            <text:p>10167</text:p>
          </table:table-cell>
          <table:table-cell office:value-type="float" office:value="373274" calcext:value-type="float">
            <text:p>373274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25215" calcext:value-type="float">
            <text:p>225215</text:p>
          </table:table-cell>
          <table:table-cell office:value-type="float" office:value="152996" calcext:value-type="float">
            <text:p>152996</text:p>
          </table:table-cell>
          <table:table-cell office:value-type="float" office:value="1196" calcext:value-type="float">
            <text:p>1196</text:p>
          </table:table-cell>
          <table:table-cell office:value-type="float" office:value="623" calcext:value-type="float">
            <text:p>623</text:p>
          </table:table-cell>
          <table:table-cell office:value-type="float" office:value="13282" calcext:value-type="float">
            <text:p>13282</text:p>
          </table:table-cell>
          <table:table-cell office:value-type="float" office:value="393312" calcext:value-type="float">
            <text:p>393312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80273" calcext:value-type="float">
            <text:p>280273</text:p>
          </table:table-cell>
          <table:table-cell office:value-type="float" office:value="176054" calcext:value-type="float">
            <text:p>176054</text:p>
          </table:table-cell>
          <table:table-cell office:value-type="float" office:value="1356" calcext:value-type="float">
            <text:p>1356</text:p>
          </table:table-cell>
          <table:table-cell office:value-type="float" office:value="741" calcext:value-type="float">
            <text:p>741</text:p>
          </table:table-cell>
          <table:table-cell office:value-type="float" office:value="18331" calcext:value-type="float">
            <text:p>18331</text:p>
          </table:table-cell>
          <table:table-cell office:value-type="float" office:value="476755" calcext:value-type="float">
            <text:p>476755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267543" calcext:value-type="float">
            <text:p>267543</text:p>
          </table:table-cell>
          <table:table-cell office:value-type="float" office:value="169807" calcext:value-type="float">
            <text:p>169807</text:p>
          </table:table-cell>
          <table:table-cell office:value-type="float" office:value="2468" calcext:value-type="float">
            <text:p>2468</text:p>
          </table:table-cell>
          <table:table-cell office:value-type="float" office:value="549" calcext:value-type="float">
            <text:p>549</text:p>
          </table:table-cell>
          <table:table-cell office:value-type="float" office:value="15393" calcext:value-type="float">
            <text:p>15393</text:p>
          </table:table-cell>
          <table:table-cell office:value-type="float" office:value="455760" calcext:value-type="float">
            <text:p>455760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260616" calcext:value-type="float">
            <text:p>260616</text:p>
          </table:table-cell>
          <table:table-cell office:value-type="float" office:value="153311" calcext:value-type="float">
            <text:p>153311</text:p>
          </table:table-cell>
          <table:table-cell office:value-type="float" office:value="2091" calcext:value-type="float">
            <text:p>2091</text:p>
          </table:table-cell>
          <table:table-cell office:value-type="float" office:value="876" calcext:value-type="float">
            <text:p>876</text:p>
          </table:table-cell>
          <table:table-cell office:value-type="float" office:value="6985" calcext:value-type="float">
            <text:p>6985</text:p>
          </table:table-cell>
          <table:table-cell office:value-type="float" office:value="423879" calcext:value-type="float">
            <text:p>42387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21430" calcext:value-type="float">
            <text:p>221430</text:p>
          </table:table-cell>
          <table:table-cell office:value-type="float" office:value="132105" calcext:value-type="float">
            <text:p>132105</text:p>
          </table:table-cell>
          <table:table-cell office:value-type="float" office:value="2012" calcext:value-type="float">
            <text:p>2012</text:p>
          </table:table-cell>
          <table:table-cell office:value-type="float" office:value="584" calcext:value-type="float">
            <text:p>584</text:p>
          </table:table-cell>
          <table:table-cell office:value-type="float" office:value="6369" calcext:value-type="float">
            <text:p>6369</text:p>
          </table:table-cell>
          <table:table-cell office:value-type="float" office:value="362500" calcext:value-type="float">
            <text:p>362500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204902" calcext:value-type="float">
            <text:p>204902</text:p>
          </table:table-cell>
          <table:table-cell office:value-type="float" office:value="127203" calcext:value-type="float">
            <text:p>127203</text:p>
          </table:table-cell>
          <table:table-cell office:value-type="float" office:value="1802" calcext:value-type="float">
            <text:p>1802</text:p>
          </table:table-cell>
          <table:table-cell office:value-type="float" office:value="522" calcext:value-type="float">
            <text:p>522</text:p>
          </table:table-cell>
          <table:table-cell office:value-type="float" office:value="6419" calcext:value-type="float">
            <text:p>6419</text:p>
          </table:table-cell>
          <table:table-cell office:value-type="float" office:value="340848" calcext:value-type="float">
            <text:p>340848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217207" calcext:value-type="float">
            <text:p>217207</text:p>
          </table:table-cell>
          <table:table-cell office:value-type="float" office:value="136098" calcext:value-type="float">
            <text:p>136098</text:p>
          </table:table-cell>
          <table:table-cell office:value-type="float" office:value="1978" calcext:value-type="float">
            <text:p>1978</text:p>
          </table:table-cell>
          <table:table-cell office:value-type="float" office:value="567" calcext:value-type="float">
            <text:p>567</text:p>
          </table:table-cell>
          <table:table-cell office:value-type="float" office:value="6347" calcext:value-type="float">
            <text:p>6347</text:p>
          </table:table-cell>
          <table:table-cell office:value-type="float" office:value="362197" calcext:value-type="float">
            <text:p>362197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209751" calcext:value-type="float">
            <text:p>209751</text:p>
          </table:table-cell>
          <table:table-cell office:value-type="float" office:value="131702" calcext:value-type="float">
            <text:p>131702</text:p>
          </table:table-cell>
          <table:table-cell office:value-type="float" office:value="1782" calcext:value-type="float">
            <text:p>1782</text:p>
          </table:table-cell>
          <table:table-cell office:value-type="float" office:value="683" calcext:value-type="float">
            <text:p>683</text:p>
          </table:table-cell>
          <table:table-cell office:value-type="float" office:value="5493" calcext:value-type="float">
            <text:p>5493</text:p>
          </table:table-cell>
          <table:table-cell office:value-type="float" office:value="349411" calcext:value-type="float">
            <text:p>349411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12043" calcext:value-type="float">
            <text:p>312043</text:p>
          </table:table-cell>
          <table:table-cell office:value-type="float" office:value="194860" calcext:value-type="float">
            <text:p>194860</text:p>
          </table:table-cell>
          <table:table-cell office:value-type="float" office:value="2503" calcext:value-type="float">
            <text:p>2503</text:p>
          </table:table-cell>
          <table:table-cell office:value-type="float" office:value="931" calcext:value-type="float">
            <text:p>931</text:p>
          </table:table-cell>
          <table:table-cell office:value-type="float" office:value="7527" calcext:value-type="float">
            <text:p>7527</text:p>
          </table:table-cell>
          <table:table-cell office:value-type="float" office:value="517864" calcext:value-type="float">
            <text:p>517864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30986" calcext:value-type="float">
            <text:p>330986</text:p>
          </table:table-cell>
          <table:table-cell office:value-type="float" office:value="218113" calcext:value-type="float">
            <text:p>218113</text:p>
          </table:table-cell>
          <table:table-cell office:value-type="float" office:value="2448" calcext:value-type="float">
            <text:p>2448</text:p>
          </table:table-cell>
          <table:table-cell office:value-type="float" office:value="990" calcext:value-type="float">
            <text:p>990</text:p>
          </table:table-cell>
          <table:table-cell office:value-type="float" office:value="8370" calcext:value-type="float">
            <text:p>8370</text:p>
          </table:table-cell>
          <table:table-cell office:value-type="float" office:value="560907" calcext:value-type="float">
            <text:p>560907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275206" calcext:value-type="float">
            <text:p>275206</text:p>
          </table:table-cell>
          <table:table-cell office:value-type="float" office:value="167290" calcext:value-type="float">
            <text:p>167290</text:p>
          </table:table-cell>
          <table:table-cell office:value-type="float" office:value="2225" calcext:value-type="float">
            <text:p>2225</text:p>
          </table:table-cell>
          <table:table-cell office:value-type="float" office:value="1284" calcext:value-type="float">
            <text:p>1284</text:p>
          </table:table-cell>
          <table:table-cell office:value-type="float" office:value="7071" calcext:value-type="float">
            <text:p>7071</text:p>
          </table:table-cell>
          <table:table-cell office:value-type="float" office:value="453076" calcext:value-type="float">
            <text:p>453076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62023" calcext:value-type="float">
            <text:p>262023</text:p>
          </table:table-cell>
          <table:table-cell office:value-type="float" office:value="170385" calcext:value-type="float">
            <text:p>170385</text:p>
          </table:table-cell>
          <table:table-cell office:value-type="float" office:value="2059" calcext:value-type="float">
            <text:p>2059</text:p>
          </table:table-cell>
          <table:table-cell office:value-type="float" office:value="3215" calcext:value-type="float">
            <text:p>3215</text:p>
          </table:table-cell>
          <table:table-cell office:value-type="float" office:value="7235" calcext:value-type="float">
            <text:p>7235</text:p>
          </table:table-cell>
          <table:table-cell office:value-type="float" office:value="444917" calcext:value-type="float">
            <text:p>444917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290172" calcext:value-type="float">
            <text:p>290172</text:p>
          </table:table-cell>
          <table:table-cell office:value-type="float" office:value="183493" calcext:value-type="float">
            <text:p>183493</text:p>
          </table:table-cell>
          <table:table-cell office:value-type="float" office:value="2786" calcext:value-type="float">
            <text:p>2786</text:p>
          </table:table-cell>
          <table:table-cell office:value-type="float" office:value="4645" calcext:value-type="float">
            <text:p>4645</text:p>
          </table:table-cell>
          <table:table-cell office:value-type="float" office:value="7419" calcext:value-type="float">
            <text:p>7419</text:p>
          </table:table-cell>
          <table:table-cell office:value-type="float" office:value="488515" calcext:value-type="float">
            <text:p>488515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342763" calcext:value-type="float">
            <text:p>342763</text:p>
          </table:table-cell>
          <table:table-cell office:value-type="float" office:value="217715" calcext:value-type="float">
            <text:p>217715</text:p>
          </table:table-cell>
          <table:table-cell office:value-type="float" office:value="2706" calcext:value-type="float">
            <text:p>2706</text:p>
          </table:table-cell>
          <table:table-cell office:value-type="float" office:value="6042" calcext:value-type="float">
            <text:p>6042</text:p>
          </table:table-cell>
          <table:table-cell office:value-type="float" office:value="8338" calcext:value-type="float">
            <text:p>8338</text:p>
          </table:table-cell>
          <table:table-cell office:value-type="float" office:value="577564" calcext:value-type="float">
            <text:p>577564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05095" calcext:value-type="float">
            <text:p>305095</text:p>
          </table:table-cell>
          <table:table-cell office:value-type="float" office:value="196298" calcext:value-type="float">
            <text:p>196298</text:p>
          </table:table-cell>
          <table:table-cell office:value-type="float" office:value="2330" calcext:value-type="float">
            <text:p>2330</text:p>
          </table:table-cell>
          <table:table-cell office:value-type="float" office:value="5050" calcext:value-type="float">
            <text:p>5050</text:p>
          </table:table-cell>
          <table:table-cell office:value-type="float" office:value="8152" calcext:value-type="float">
            <text:p>8152</text:p>
          </table:table-cell>
          <table:table-cell office:value-type="float" office:value="516925" calcext:value-type="float">
            <text:p>516925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309600" calcext:value-type="float">
            <text:p>309600</text:p>
          </table:table-cell>
          <table:table-cell office:value-type="float" office:value="191730" calcext:value-type="float">
            <text:p>191730</text:p>
          </table:table-cell>
          <table:table-cell office:value-type="float" office:value="2465" calcext:value-type="float">
            <text:p>2465</text:p>
          </table:table-cell>
          <table:table-cell office:value-type="float" office:value="5319" calcext:value-type="float">
            <text:p>5319</text:p>
          </table:table-cell>
          <table:table-cell office:value-type="float" office:value="8289" calcext:value-type="float">
            <text:p>8289</text:p>
          </table:table-cell>
          <table:table-cell office:value-type="float" office:value="517403" calcext:value-type="float">
            <text:p>517403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248832" calcext:value-type="float">
            <text:p>248832</text:p>
          </table:table-cell>
          <table:table-cell office:value-type="float" office:value="153104" calcext:value-type="float">
            <text:p>153104</text:p>
          </table:table-cell>
          <table:table-cell office:value-type="float" office:value="2494" calcext:value-type="float">
            <text:p>2494</text:p>
          </table:table-cell>
          <table:table-cell office:value-type="float" office:value="4212" calcext:value-type="float">
            <text:p>4212</text:p>
          </table:table-cell>
          <table:table-cell office:value-type="float" office:value="7261" calcext:value-type="float">
            <text:p>7261</text:p>
          </table:table-cell>
          <table:table-cell office:value-type="float" office:value="415903" calcext:value-type="float">
            <text:p>415903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25427" calcext:value-type="float">
            <text:p>225427</text:p>
          </table:table-cell>
          <table:table-cell office:value-type="float" office:value="119701" calcext:value-type="float">
            <text:p>119701</text:p>
          </table:table-cell>
          <table:table-cell office:value-type="float" office:value="2343" calcext:value-type="float">
            <text:p>2343</text:p>
          </table:table-cell>
          <table:table-cell office:value-type="float" office:value="3265" calcext:value-type="float">
            <text:p>3265</text:p>
          </table:table-cell>
          <table:table-cell office:value-type="float" office:value="6089" calcext:value-type="float">
            <text:p>6089</text:p>
          </table:table-cell>
          <table:table-cell office:value-type="float" office:value="356825" calcext:value-type="float">
            <text:p>356825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40179" calcext:value-type="float">
            <text:p>240179</text:p>
          </table:table-cell>
          <table:table-cell office:value-type="float" office:value="130072" calcext:value-type="float">
            <text:p>130072</text:p>
          </table:table-cell>
          <table:table-cell office:value-type="float" office:value="2545" calcext:value-type="float">
            <text:p>2545</text:p>
          </table:table-cell>
          <table:table-cell office:value-type="float" office:value="2884" calcext:value-type="float">
            <text:p>2884</text:p>
          </table:table-cell>
          <table:table-cell office:value-type="float" office:value="6276" calcext:value-type="float">
            <text:p>6276</text:p>
          </table:table-cell>
          <table:table-cell office:value-type="float" office:value="381956" calcext:value-type="float">
            <text:p>381956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57964" calcext:value-type="float">
            <text:p>257964</text:p>
          </table:table-cell>
          <table:table-cell office:value-type="float" office:value="159121" calcext:value-type="float">
            <text:p>159121</text:p>
          </table:table-cell>
          <table:table-cell office:value-type="float" office:value="3049" calcext:value-type="float">
            <text:p>3049</text:p>
          </table:table-cell>
          <table:table-cell office:value-type="float" office:value="3285" calcext:value-type="float">
            <text:p>3285</text:p>
          </table:table-cell>
          <table:table-cell office:value-type="float" office:value="7027" calcext:value-type="float">
            <text:p>7027</text:p>
          </table:table-cell>
          <table:table-cell office:value-type="float" office:value="430446" calcext:value-type="float">
            <text:p>430446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03289" calcext:value-type="float">
            <text:p>303289</text:p>
          </table:table-cell>
          <table:table-cell office:value-type="float" office:value="183237" calcext:value-type="float">
            <text:p>183237</text:p>
          </table:table-cell>
          <table:table-cell office:value-type="float" office:value="3145" calcext:value-type="float">
            <text:p>3145</text:p>
          </table:table-cell>
          <table:table-cell office:value-type="float" office:value="3973" calcext:value-type="float">
            <text:p>3973</text:p>
          </table:table-cell>
          <table:table-cell office:value-type="float" office:value="8723" calcext:value-type="float">
            <text:p>8723</text:p>
          </table:table-cell>
          <table:table-cell office:value-type="float" office:value="502367" calcext:value-type="float">
            <text:p>502367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326452" calcext:value-type="float">
            <text:p>326452</text:p>
          </table:table-cell>
          <table:table-cell office:value-type="float" office:value="200335" calcext:value-type="float">
            <text:p>200335</text:p>
          </table:table-cell>
          <table:table-cell office:value-type="float" office:value="3196" calcext:value-type="float">
            <text:p>3196</text:p>
          </table:table-cell>
          <table:table-cell office:value-type="float" office:value="4110" calcext:value-type="float">
            <text:p>4110</text:p>
          </table:table-cell>
          <table:table-cell office:value-type="float" office:value="9534" calcext:value-type="float">
            <text:p>9534</text:p>
          </table:table-cell>
          <table:table-cell office:value-type="float" office:value="543627" calcext:value-type="float">
            <text:p>543627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60823" calcext:value-type="float">
            <text:p>260823</text:p>
          </table:table-cell>
          <table:table-cell office:value-type="float" office:value="175143" calcext:value-type="float">
            <text:p>175143</text:p>
          </table:table-cell>
          <table:table-cell office:value-type="float" office:value="2718" calcext:value-type="float">
            <text:p>2718</text:p>
          </table:table-cell>
          <table:table-cell office:value-type="float" office:value="3887" calcext:value-type="float">
            <text:p>3887</text:p>
          </table:table-cell>
          <table:table-cell office:value-type="float" office:value="7158" calcext:value-type="float">
            <text:p>7158</text:p>
          </table:table-cell>
          <table:table-cell office:value-type="float" office:value="449729" calcext:value-type="float">
            <text:p>449729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88826" calcext:value-type="float">
            <text:p>288826</text:p>
          </table:table-cell>
          <table:table-cell office:value-type="float" office:value="214720" calcext:value-type="float">
            <text:p>214720</text:p>
          </table:table-cell>
          <table:table-cell office:value-type="float" office:value="3339" calcext:value-type="float">
            <text:p>3339</text:p>
          </table:table-cell>
          <table:table-cell office:value-type="float" office:value="5337" calcext:value-type="float">
            <text:p>5337</text:p>
          </table:table-cell>
          <table:table-cell office:value-type="float" office:value="8178" calcext:value-type="float">
            <text:p>8178</text:p>
          </table:table-cell>
          <table:table-cell office:value-type="float" office:value="520400" calcext:value-type="float">
            <text:p>520400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95451" calcext:value-type="float">
            <text:p>295451</text:p>
          </table:table-cell>
          <table:table-cell office:value-type="float" office:value="219934" calcext:value-type="float">
            <text:p>219934</text:p>
          </table:table-cell>
          <table:table-cell office:value-type="float" office:value="3250" calcext:value-type="float">
            <text:p>3250</text:p>
          </table:table-cell>
          <table:table-cell office:value-type="float" office:value="4656" calcext:value-type="float">
            <text:p>4656</text:p>
          </table:table-cell>
          <table:table-cell office:value-type="float" office:value="8918" calcext:value-type="float">
            <text:p>8918</text:p>
          </table:table-cell>
          <table:table-cell office:value-type="float" office:value="532209" calcext:value-type="float">
            <text:p>532209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351418" calcext:value-type="float">
            <text:p>351418</text:p>
          </table:table-cell>
          <table:table-cell office:value-type="float" office:value="269676" calcext:value-type="float">
            <text:p>269676</text:p>
          </table:table-cell>
          <table:table-cell office:value-type="float" office:value="4154" calcext:value-type="float">
            <text:p>4154</text:p>
          </table:table-cell>
          <table:table-cell office:value-type="float" office:value="5496" calcext:value-type="float">
            <text:p>5496</text:p>
          </table:table-cell>
          <table:table-cell office:value-type="float" office:value="10605" calcext:value-type="float">
            <text:p>10605</text:p>
          </table:table-cell>
          <table:table-cell office:value-type="float" office:value="641349" calcext:value-type="float">
            <text:p>641349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43234" calcext:value-type="float">
            <text:p>343234</text:p>
          </table:table-cell>
          <table:table-cell office:value-type="float" office:value="251961" calcext:value-type="float">
            <text:p>251961</text:p>
          </table:table-cell>
          <table:table-cell office:value-type="float" office:value="3606" calcext:value-type="float">
            <text:p>3606</text:p>
          </table:table-cell>
          <table:table-cell office:value-type="float" office:value="5838" calcext:value-type="float">
            <text:p>5838</text:p>
          </table:table-cell>
          <table:table-cell office:value-type="float" office:value="10528" calcext:value-type="float">
            <text:p>10528</text:p>
          </table:table-cell>
          <table:table-cell office:value-type="float" office:value="615167" calcext:value-type="float">
            <text:p>615167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29366" calcext:value-type="float">
            <text:p>329366</text:p>
          </table:table-cell>
          <table:table-cell office:value-type="float" office:value="245951" calcext:value-type="float">
            <text:p>245951</text:p>
          </table:table-cell>
          <table:table-cell office:value-type="float" office:value="3334" calcext:value-type="float">
            <text:p>3334</text:p>
          </table:table-cell>
          <table:table-cell office:value-type="float" office:value="5172" calcext:value-type="float">
            <text:p>5172</text:p>
          </table:table-cell>
          <table:table-cell office:value-type="float" office:value="9953" calcext:value-type="float">
            <text:p>9953</text:p>
          </table:table-cell>
          <table:table-cell office:value-type="float" office:value="593776" calcext:value-type="float">
            <text:p>593776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79970" calcext:value-type="float">
            <text:p>279970</text:p>
          </table:table-cell>
          <table:table-cell office:value-type="float" office:value="236732" calcext:value-type="float">
            <text:p>236732</text:p>
          </table:table-cell>
          <table:table-cell office:value-type="float" office:value="3054" calcext:value-type="float">
            <text:p>3054</text:p>
          </table:table-cell>
          <table:table-cell office:value-type="float" office:value="4338" calcext:value-type="float">
            <text:p>4338</text:p>
          </table:table-cell>
          <table:table-cell office:value-type="float" office:value="8789" calcext:value-type="float">
            <text:p>8789</text:p>
          </table:table-cell>
          <table:table-cell office:value-type="float" office:value="532883" calcext:value-type="float">
            <text:p>532883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45170" calcext:value-type="float">
            <text:p>245170</text:p>
          </table:table-cell>
          <table:table-cell office:value-type="float" office:value="179384" calcext:value-type="float">
            <text:p>179384</text:p>
          </table:table-cell>
          <table:table-cell office:value-type="float" office:value="2536" calcext:value-type="float">
            <text:p>2536</text:p>
          </table:table-cell>
          <table:table-cell office:value-type="float" office:value="3446" calcext:value-type="float">
            <text:p>3446</text:p>
          </table:table-cell>
          <table:table-cell office:value-type="float" office:value="8475" calcext:value-type="float">
            <text:p>8475</text:p>
          </table:table-cell>
          <table:table-cell office:value-type="float" office:value="439011" calcext:value-type="float">
            <text:p>439011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64740" calcext:value-type="float">
            <text:p>264740</text:p>
          </table:table-cell>
          <table:table-cell office:value-type="float" office:value="192251" calcext:value-type="float">
            <text:p>192251</text:p>
          </table:table-cell>
          <table:table-cell office:value-type="float" office:value="3159" calcext:value-type="float">
            <text:p>3159</text:p>
          </table:table-cell>
          <table:table-cell office:value-type="float" office:value="3827" calcext:value-type="float">
            <text:p>3827</text:p>
          </table:table-cell>
          <table:table-cell office:value-type="float" office:value="8102" calcext:value-type="float">
            <text:p>8102</text:p>
          </table:table-cell>
          <table:table-cell office:value-type="float" office:value="472079" calcext:value-type="float">
            <text:p>472079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296988" calcext:value-type="float">
            <text:p>296988</text:p>
          </table:table-cell>
          <table:table-cell office:value-type="float" office:value="223400" calcext:value-type="float">
            <text:p>223400</text:p>
          </table:table-cell>
          <table:table-cell office:value-type="float" office:value="3901" calcext:value-type="float">
            <text:p>3901</text:p>
          </table:table-cell>
          <table:table-cell office:value-type="float" office:value="4357" calcext:value-type="float">
            <text:p>4357</text:p>
          </table:table-cell>
          <table:table-cell office:value-type="float" office:value="8694" calcext:value-type="float">
            <text:p>8694</text:p>
          </table:table-cell>
          <table:table-cell office:value-type="float" office:value="537340" calcext:value-type="float">
            <text:p>537340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349616" calcext:value-type="float">
            <text:p>349616</text:p>
          </table:table-cell>
          <table:table-cell office:value-type="float" office:value="273329" calcext:value-type="float">
            <text:p>273329</text:p>
          </table:table-cell>
          <table:table-cell office:value-type="float" office:value="3855" calcext:value-type="float">
            <text:p>3855</text:p>
          </table:table-cell>
          <table:table-cell office:value-type="float" office:value="5629" calcext:value-type="float">
            <text:p>5629</text:p>
          </table:table-cell>
          <table:table-cell office:value-type="float" office:value="9718" calcext:value-type="float">
            <text:p>9718</text:p>
          </table:table-cell>
          <table:table-cell office:value-type="float" office:value="642147" calcext:value-type="float">
            <text:p>642147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382376" calcext:value-type="float">
            <text:p>382376</text:p>
          </table:table-cell>
          <table:table-cell office:value-type="float" office:value="295543" calcext:value-type="float">
            <text:p>295543</text:p>
          </table:table-cell>
          <table:table-cell office:value-type="float" office:value="3513" calcext:value-type="float">
            <text:p>3513</text:p>
          </table:table-cell>
          <table:table-cell office:value-type="float" office:value="5687" calcext:value-type="float">
            <text:p>5687</text:p>
          </table:table-cell>
          <table:table-cell office:value-type="float" office:value="10542" calcext:value-type="float">
            <text:p>10542</text:p>
          </table:table-cell>
          <table:table-cell office:value-type="float" office:value="697661" calcext:value-type="float">
            <text:p>697661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79784" calcext:value-type="float">
            <text:p>279784</text:p>
          </table:table-cell>
          <table:table-cell office:value-type="float" office:value="209517" calcext:value-type="float">
            <text:p>209517</text:p>
          </table:table-cell>
          <table:table-cell office:value-type="float" office:value="2962" calcext:value-type="float">
            <text:p>2962</text:p>
          </table:table-cell>
          <table:table-cell office:value-type="float" office:value="4108" calcext:value-type="float">
            <text:p>4108</text:p>
          </table:table-cell>
          <table:table-cell office:value-type="float" office:value="7973" calcext:value-type="float">
            <text:p>7973</text:p>
          </table:table-cell>
          <table:table-cell office:value-type="float" office:value="504344" calcext:value-type="float">
            <text:p>504344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90581" calcext:value-type="float">
            <text:p>290581</text:p>
          </table:table-cell>
          <table:table-cell office:value-type="float" office:value="229675" calcext:value-type="float">
            <text:p>229675</text:p>
          </table:table-cell>
          <table:table-cell office:value-type="float" office:value="3039" calcext:value-type="float">
            <text:p>3039</text:p>
          </table:table-cell>
          <table:table-cell office:value-type="float" office:value="5089" calcext:value-type="float">
            <text:p>5089</text:p>
          </table:table-cell>
          <table:table-cell office:value-type="float" office:value="8624" calcext:value-type="float">
            <text:p>8624</text:p>
          </table:table-cell>
          <table:table-cell office:value-type="float" office:value="537008" calcext:value-type="float">
            <text:p>537008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18207" calcext:value-type="float">
            <text:p>318207</text:p>
          </table:table-cell>
          <table:table-cell office:value-type="float" office:value="259812" calcext:value-type="float">
            <text:p>259812</text:p>
          </table:table-cell>
          <table:table-cell office:value-type="float" office:value="3348" calcext:value-type="float">
            <text:p>3348</text:p>
          </table:table-cell>
          <table:table-cell office:value-type="float" office:value="5285" calcext:value-type="float">
            <text:p>5285</text:p>
          </table:table-cell>
          <table:table-cell office:value-type="float" office:value="10167" calcext:value-type="float">
            <text:p>10167</text:p>
          </table:table-cell>
          <table:table-cell office:value-type="float" office:value="596819" calcext:value-type="float">
            <text:p>596819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47381" calcext:value-type="float">
            <text:p>347381</text:p>
          </table:table-cell>
          <table:table-cell office:value-type="float" office:value="306781" calcext:value-type="float">
            <text:p>306781</text:p>
          </table:table-cell>
          <table:table-cell office:value-type="float" office:value="3654" calcext:value-type="float">
            <text:p>3654</text:p>
          </table:table-cell>
          <table:table-cell office:value-type="float" office:value="6229" calcext:value-type="float">
            <text:p>6229</text:p>
          </table:table-cell>
          <table:table-cell office:value-type="float" office:value="11191" calcext:value-type="float">
            <text:p>11191</text:p>
          </table:table-cell>
          <table:table-cell office:value-type="float" office:value="675236" calcext:value-type="float">
            <text:p>675236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75144" calcext:value-type="float">
            <text:p>375144</text:p>
          </table:table-cell>
          <table:table-cell office:value-type="float" office:value="333772" calcext:value-type="float">
            <text:p>333772</text:p>
          </table:table-cell>
          <table:table-cell office:value-type="float" office:value="4092" calcext:value-type="float">
            <text:p>4092</text:p>
          </table:table-cell>
          <table:table-cell office:value-type="float" office:value="7450" calcext:value-type="float">
            <text:p>7450</text:p>
          </table:table-cell>
          <table:table-cell office:value-type="float" office:value="11939" calcext:value-type="float">
            <text:p>11939</text:p>
          </table:table-cell>
          <table:table-cell office:value-type="float" office:value="732397" calcext:value-type="float">
            <text:p>732397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50386" calcext:value-type="float">
            <text:p>350386</text:p>
          </table:table-cell>
          <table:table-cell office:value-type="float" office:value="304393" calcext:value-type="float">
            <text:p>304393</text:p>
          </table:table-cell>
          <table:table-cell office:value-type="float" office:value="3565" calcext:value-type="float">
            <text:p>3565</text:p>
          </table:table-cell>
          <table:table-cell office:value-type="float" office:value="6715" calcext:value-type="float">
            <text:p>6715</text:p>
          </table:table-cell>
          <table:table-cell office:value-type="float" office:value="10869" calcext:value-type="float">
            <text:p>10869</text:p>
          </table:table-cell>
          <table:table-cell office:value-type="float" office:value="675928" calcext:value-type="float">
            <text:p>675928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03354" calcext:value-type="float">
            <text:p>303354</text:p>
          </table:table-cell>
          <table:table-cell office:value-type="float" office:value="251103" calcext:value-type="float">
            <text:p>251103</text:p>
          </table:table-cell>
          <table:table-cell office:value-type="float" office:value="2830" calcext:value-type="float">
            <text:p>2830</text:p>
          </table:table-cell>
          <table:table-cell office:value-type="float" office:value="5560" calcext:value-type="float">
            <text:p>5560</text:p>
          </table:table-cell>
          <table:table-cell office:value-type="float" office:value="9620" calcext:value-type="float">
            <text:p>9620</text:p>
          </table:table-cell>
          <table:table-cell office:value-type="float" office:value="572467" calcext:value-type="float">
            <text:p>572467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07403" calcext:value-type="float">
            <text:p>307403</text:p>
          </table:table-cell>
          <table:table-cell office:value-type="float" office:value="256253" calcext:value-type="float">
            <text:p>256253</text:p>
          </table:table-cell>
          <table:table-cell office:value-type="float" office:value="2734" calcext:value-type="float">
            <text:p>2734</text:p>
          </table:table-cell>
          <table:table-cell office:value-type="float" office:value="5421" calcext:value-type="float">
            <text:p>5421</text:p>
          </table:table-cell>
          <table:table-cell office:value-type="float" office:value="10054" calcext:value-type="float">
            <text:p>10054</text:p>
          </table:table-cell>
          <table:table-cell office:value-type="float" office:value="581865" calcext:value-type="float">
            <text:p>581865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93629" calcext:value-type="float">
            <text:p>293629</text:p>
          </table:table-cell>
          <table:table-cell office:value-type="float" office:value="250086" calcext:value-type="float">
            <text:p>250086</text:p>
          </table:table-cell>
          <table:table-cell office:value-type="float" office:value="2897" calcext:value-type="float">
            <text:p>2897</text:p>
          </table:table-cell>
          <table:table-cell office:value-type="float" office:value="5279" calcext:value-type="float">
            <text:p>5279</text:p>
          </table:table-cell>
          <table:table-cell office:value-type="float" office:value="8800" calcext:value-type="float">
            <text:p>8800</text:p>
          </table:table-cell>
          <table:table-cell office:value-type="float" office:value="560691" calcext:value-type="float">
            <text:p>560691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335091" calcext:value-type="float">
            <text:p>335091</text:p>
          </table:table-cell>
          <table:table-cell office:value-type="float" office:value="305882" calcext:value-type="float">
            <text:p>305882</text:p>
          </table:table-cell>
          <table:table-cell office:value-type="float" office:value="3146" calcext:value-type="float">
            <text:p>3146</text:p>
          </table:table-cell>
          <table:table-cell office:value-type="float" office:value="6786" calcext:value-type="float">
            <text:p>6786</text:p>
          </table:table-cell>
          <table:table-cell office:value-type="float" office:value="9963" calcext:value-type="float">
            <text:p>9963</text:p>
          </table:table-cell>
          <table:table-cell office:value-type="float" office:value="660868" calcext:value-type="float">
            <text:p>660868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40366" calcext:value-type="float">
            <text:p>340366</text:p>
          </table:table-cell>
          <table:table-cell office:value-type="float" office:value="327300" calcext:value-type="float">
            <text:p>327300</text:p>
          </table:table-cell>
          <table:table-cell office:value-type="float" office:value="3727" calcext:value-type="float">
            <text:p>3727</text:p>
          </table:table-cell>
          <table:table-cell office:value-type="float" office:value="7275" calcext:value-type="float">
            <text:p>7275</text:p>
          </table:table-cell>
          <table:table-cell office:value-type="float" office:value="10047" calcext:value-type="float">
            <text:p>10047</text:p>
          </table:table-cell>
          <table:table-cell office:value-type="float" office:value="688715" calcext:value-type="float">
            <text:p>688715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13696" calcext:value-type="float">
            <text:p>413696</text:p>
          </table:table-cell>
          <table:table-cell office:value-type="float" office:value="404550" calcext:value-type="float">
            <text:p>404550</text:p>
          </table:table-cell>
          <table:table-cell office:value-type="float" office:value="4189" calcext:value-type="float">
            <text:p>4189</text:p>
          </table:table-cell>
          <table:table-cell office:value-type="float" office:value="8329" calcext:value-type="float">
            <text:p>8329</text:p>
          </table:table-cell>
          <table:table-cell office:value-type="float" office:value="11934" calcext:value-type="float">
            <text:p>11934</text:p>
          </table:table-cell>
          <table:table-cell office:value-type="float" office:value="842698" calcext:value-type="float">
            <text:p>842698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41225" calcext:value-type="float">
            <text:p>341225</text:p>
          </table:table-cell>
          <table:table-cell office:value-type="float" office:value="329183" calcext:value-type="float">
            <text:p>329183</text:p>
          </table:table-cell>
          <table:table-cell office:value-type="float" office:value="3363" calcext:value-type="float">
            <text:p>3363</text:p>
          </table:table-cell>
          <table:table-cell office:value-type="float" office:value="6803" calcext:value-type="float">
            <text:p>6803</text:p>
          </table:table-cell>
          <table:table-cell office:value-type="float" office:value="10379" calcext:value-type="float">
            <text:p>10379</text:p>
          </table:table-cell>
          <table:table-cell office:value-type="float" office:value="690953" calcext:value-type="float">
            <text:p>690953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71813" calcext:value-type="float">
            <text:p>371813</text:p>
          </table:table-cell>
          <table:table-cell office:value-type="float" office:value="361052" calcext:value-type="float">
            <text:p>361052</text:p>
          </table:table-cell>
          <table:table-cell office:value-type="float" office:value="3773" calcext:value-type="float">
            <text:p>3773</text:p>
          </table:table-cell>
          <table:table-cell office:value-type="float" office:value="7607" calcext:value-type="float">
            <text:p>7607</text:p>
          </table:table-cell>
          <table:table-cell office:value-type="float" office:value="10359" calcext:value-type="float">
            <text:p>10359</text:p>
          </table:table-cell>
          <table:table-cell office:value-type="float" office:value="754604" calcext:value-type="float">
            <text:p>754604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413644" calcext:value-type="float">
            <text:p>413644</text:p>
          </table:table-cell>
          <table:table-cell office:value-type="float" office:value="408206" calcext:value-type="float">
            <text:p>408206</text:p>
          </table:table-cell>
          <table:table-cell office:value-type="float" office:value="4127" calcext:value-type="float">
            <text:p>4127</text:p>
          </table:table-cell>
          <table:table-cell office:value-type="float" office:value="8197" calcext:value-type="float">
            <text:p>8197</text:p>
          </table:table-cell>
          <table:table-cell office:value-type="float" office:value="12210" calcext:value-type="float">
            <text:p>12210</text:p>
          </table:table-cell>
          <table:table-cell office:value-type="float" office:value="846384" calcext:value-type="float">
            <text:p>846384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02986" calcext:value-type="float">
            <text:p>402986</text:p>
          </table:table-cell>
          <table:table-cell office:value-type="float" office:value="408074" calcext:value-type="float">
            <text:p>408074</text:p>
          </table:table-cell>
          <table:table-cell office:value-type="float" office:value="3965" calcext:value-type="float">
            <text:p>3965</text:p>
          </table:table-cell>
          <table:table-cell office:value-type="float" office:value="8060" calcext:value-type="float">
            <text:p>8060</text:p>
          </table:table-cell>
          <table:table-cell office:value-type="float" office:value="11174" calcext:value-type="float">
            <text:p>11174</text:p>
          </table:table-cell>
          <table:table-cell office:value-type="float" office:value="834259" calcext:value-type="float">
            <text:p>834259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456086" calcext:value-type="float">
            <text:p>456086</text:p>
          </table:table-cell>
          <table:table-cell office:value-type="float" office:value="418295" calcext:value-type="float">
            <text:p>418295</text:p>
          </table:table-cell>
          <table:table-cell office:value-type="float" office:value="4192" calcext:value-type="float">
            <text:p>4192</text:p>
          </table:table-cell>
          <table:table-cell office:value-type="float" office:value="10635" calcext:value-type="float">
            <text:p>10635</text:p>
          </table:table-cell>
          <table:table-cell office:value-type="float" office:value="14454" calcext:value-type="float">
            <text:p>14454</text:p>
          </table:table-cell>
          <table:table-cell office:value-type="float" office:value="903662" calcext:value-type="float">
            <text:p>903662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411848" calcext:value-type="float">
            <text:p>411848</text:p>
          </table:table-cell>
          <table:table-cell office:value-type="float" office:value="369581" calcext:value-type="float">
            <text:p>369581</text:p>
          </table:table-cell>
          <table:table-cell office:value-type="float" office:value="3956" calcext:value-type="float">
            <text:p>3956</text:p>
          </table:table-cell>
          <table:table-cell office:value-type="float" office:value="10943" calcext:value-type="float">
            <text:p>10943</text:p>
          </table:table-cell>
          <table:table-cell office:value-type="float" office:value="12758" calcext:value-type="float">
            <text:p>12758</text:p>
          </table:table-cell>
          <table:table-cell office:value-type="float" office:value="809086" calcext:value-type="float">
            <text:p>809086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369194" calcext:value-type="float">
            <text:p>369194</text:p>
          </table:table-cell>
          <table:table-cell office:value-type="float" office:value="320110" calcext:value-type="float">
            <text:p>320110</text:p>
          </table:table-cell>
          <table:table-cell office:value-type="float" office:value="3618" calcext:value-type="float">
            <text:p>3618</text:p>
          </table:table-cell>
          <table:table-cell office:value-type="float" office:value="9632" calcext:value-type="float">
            <text:p>9632</text:p>
          </table:table-cell>
          <table:table-cell office:value-type="float" office:value="12696" calcext:value-type="float">
            <text:p>12696</text:p>
          </table:table-cell>
          <table:table-cell office:value-type="float" office:value="715250" calcext:value-type="float">
            <text:p>715250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47616" calcext:value-type="float">
            <text:p>347616</text:p>
          </table:table-cell>
          <table:table-cell office:value-type="float" office:value="290131" calcext:value-type="float">
            <text:p>290131</text:p>
          </table:table-cell>
          <table:table-cell office:value-type="float" office:value="3424" calcext:value-type="float">
            <text:p>3424</text:p>
          </table:table-cell>
          <table:table-cell office:value-type="float" office:value="9791" calcext:value-type="float">
            <text:p>9791</text:p>
          </table:table-cell>
          <table:table-cell office:value-type="float" office:value="11696" calcext:value-type="float">
            <text:p>11696</text:p>
          </table:table-cell>
          <table:table-cell office:value-type="float" office:value="662658" calcext:value-type="float">
            <text:p>662658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328372" calcext:value-type="float">
            <text:p>328372</text:p>
          </table:table-cell>
          <table:table-cell office:value-type="float" office:value="282155" calcext:value-type="float">
            <text:p>282155</text:p>
          </table:table-cell>
          <table:table-cell office:value-type="float" office:value="3376" calcext:value-type="float">
            <text:p>3376</text:p>
          </table:table-cell>
          <table:table-cell office:value-type="float" office:value="10067" calcext:value-type="float">
            <text:p>10067</text:p>
          </table:table-cell>
          <table:table-cell office:value-type="float" office:value="11005" calcext:value-type="float">
            <text:p>11005</text:p>
          </table:table-cell>
          <table:table-cell office:value-type="float" office:value="634975" calcext:value-type="float">
            <text:p>634975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84920" calcext:value-type="float">
            <text:p>384920</text:p>
          </table:table-cell>
          <table:table-cell office:value-type="float" office:value="335803" calcext:value-type="float">
            <text:p>335803</text:p>
          </table:table-cell>
          <table:table-cell office:value-type="float" office:value="4154" calcext:value-type="float">
            <text:p>4154</text:p>
          </table:table-cell>
          <table:table-cell office:value-type="float" office:value="11829" calcext:value-type="float">
            <text:p>11829</text:p>
          </table:table-cell>
          <table:table-cell office:value-type="float" office:value="11714" calcext:value-type="float">
            <text:p>11714</text:p>
          </table:table-cell>
          <table:table-cell office:value-type="float" office:value="748420" calcext:value-type="float">
            <text:p>74842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52467" calcext:value-type="float">
            <text:p>452467</text:p>
          </table:table-cell>
          <table:table-cell office:value-type="float" office:value="382915" calcext:value-type="float">
            <text:p>382915</text:p>
          </table:table-cell>
          <table:table-cell office:value-type="float" office:value="4142" calcext:value-type="float">
            <text:p>4142</text:p>
          </table:table-cell>
          <table:table-cell office:value-type="float" office:value="13911" calcext:value-type="float">
            <text:p>13911</text:p>
          </table:table-cell>
          <table:table-cell office:value-type="float" office:value="13209" calcext:value-type="float">
            <text:p>13209</text:p>
          </table:table-cell>
          <table:table-cell office:value-type="float" office:value="866644" calcext:value-type="float">
            <text:p>866644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91180" calcext:value-type="float">
            <text:p>491180</text:p>
          </table:table-cell>
          <table:table-cell office:value-type="float" office:value="379491" calcext:value-type="float">
            <text:p>379491</text:p>
          </table:table-cell>
          <table:table-cell office:value-type="float" office:value="4608" calcext:value-type="float">
            <text:p>4608</text:p>
          </table:table-cell>
          <table:table-cell office:value-type="float" office:value="16066" calcext:value-type="float">
            <text:p>16066</text:p>
          </table:table-cell>
          <table:table-cell office:value-type="float" office:value="13996" calcext:value-type="float">
            <text:p>13996</text:p>
          </table:table-cell>
          <table:table-cell office:value-type="float" office:value="905341" calcext:value-type="float">
            <text:p>905341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87119" calcext:value-type="float">
            <text:p>387119</text:p>
          </table:table-cell>
          <table:table-cell office:value-type="float" office:value="290075" calcext:value-type="float">
            <text:p>290075</text:p>
          </table:table-cell>
          <table:table-cell office:value-type="float" office:value="3904" calcext:value-type="float">
            <text:p>3904</text:p>
          </table:table-cell>
          <table:table-cell office:value-type="float" office:value="12650" calcext:value-type="float">
            <text:p>12650</text:p>
          </table:table-cell>
          <table:table-cell office:value-type="float" office:value="10959" calcext:value-type="float">
            <text:p>10959</text:p>
          </table:table-cell>
          <table:table-cell office:value-type="float" office:value="704707" calcext:value-type="float">
            <text:p>704707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05820" calcext:value-type="float">
            <text:p>405820</text:p>
          </table:table-cell>
          <table:table-cell office:value-type="float" office:value="313607" calcext:value-type="float">
            <text:p>313607</text:p>
          </table:table-cell>
          <table:table-cell office:value-type="float" office:value="4090" calcext:value-type="float">
            <text:p>4090</text:p>
          </table:table-cell>
          <table:table-cell office:value-type="float" office:value="13308" calcext:value-type="float">
            <text:p>13308</text:p>
          </table:table-cell>
          <table:table-cell office:value-type="float" office:value="11404" calcext:value-type="float">
            <text:p>11404</text:p>
          </table:table-cell>
          <table:table-cell office:value-type="float" office:value="748229" calcext:value-type="float">
            <text:p>748229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445189" calcext:value-type="float">
            <text:p>445189</text:p>
          </table:table-cell>
          <table:table-cell office:value-type="float" office:value="327391" calcext:value-type="float">
            <text:p>327391</text:p>
          </table:table-cell>
          <table:table-cell office:value-type="float" office:value="4445" calcext:value-type="float">
            <text:p>4445</text:p>
          </table:table-cell>
          <table:table-cell office:value-type="float" office:value="14545" calcext:value-type="float">
            <text:p>14545</text:p>
          </table:table-cell>
          <table:table-cell office:value-type="float" office:value="12994" calcext:value-type="float">
            <text:p>12994</text:p>
          </table:table-cell>
          <table:table-cell office:value-type="float" office:value="804564" calcext:value-type="float">
            <text:p>804564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549818" calcext:value-type="float">
            <text:p>549818</text:p>
          </table:table-cell>
          <table:table-cell office:value-type="float" office:value="400781" calcext:value-type="float">
            <text:p>400781</text:p>
          </table:table-cell>
          <table:table-cell office:value-type="float" office:value="5225" calcext:value-type="float">
            <text:p>5225</text:p>
          </table:table-cell>
          <table:table-cell office:value-type="float" office:value="16446" calcext:value-type="float">
            <text:p>16446</text:p>
          </table:table-cell>
          <table:table-cell office:value-type="float" office:value="16443" calcext:value-type="float">
            <text:p>16443</text:p>
          </table:table-cell>
          <table:table-cell office:value-type="float" office:value="988713" calcext:value-type="float">
            <text:p>988713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504562" calcext:value-type="float">
            <text:p>504562</text:p>
          </table:table-cell>
          <table:table-cell office:value-type="float" office:value="346636" calcext:value-type="float">
            <text:p>346636</text:p>
          </table:table-cell>
          <table:table-cell office:value-type="float" office:value="5717" calcext:value-type="float">
            <text:p>5717</text:p>
          </table:table-cell>
          <table:table-cell office:value-type="float" office:value="15413" calcext:value-type="float">
            <text:p>15413</text:p>
          </table:table-cell>
          <table:table-cell office:value-type="float" office:value="15241" calcext:value-type="float">
            <text:p>15241</text:p>
          </table:table-cell>
          <table:table-cell office:value-type="float" office:value="887569" calcext:value-type="float">
            <text:p>887569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407404" calcext:value-type="float">
            <text:p>407404</text:p>
          </table:table-cell>
          <table:table-cell office:value-type="float" office:value="304439" calcext:value-type="float">
            <text:p>304439</text:p>
          </table:table-cell>
          <table:table-cell office:value-type="float" office:value="4631" calcext:value-type="float">
            <text:p>4631</text:p>
          </table:table-cell>
          <table:table-cell office:value-type="float" office:value="12482" calcext:value-type="float">
            <text:p>12482</text:p>
          </table:table-cell>
          <table:table-cell office:value-type="float" office:value="12618" calcext:value-type="float">
            <text:p>12618</text:p>
          </table:table-cell>
          <table:table-cell office:value-type="float" office:value="741574" calcext:value-type="float">
            <text:p>741574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25568" calcext:value-type="float">
            <text:p>325568</text:p>
          </table:table-cell>
          <table:table-cell office:value-type="float" office:value="249511" calcext:value-type="float">
            <text:p>249511</text:p>
          </table:table-cell>
          <table:table-cell office:value-type="float" office:value="3500" calcext:value-type="float">
            <text:p>3500</text:p>
          </table:table-cell>
          <table:table-cell office:value-type="float" office:value="9615" calcext:value-type="float">
            <text:p>9615</text:p>
          </table:table-cell>
          <table:table-cell office:value-type="float" office:value="11213" calcext:value-type="float">
            <text:p>11213</text:p>
          </table:table-cell>
          <table:table-cell office:value-type="float" office:value="599407" calcext:value-type="float">
            <text:p>599407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13600" calcext:value-type="float">
            <text:p>313600</text:p>
          </table:table-cell>
          <table:table-cell office:value-type="float" office:value="258281" calcext:value-type="float">
            <text:p>258281</text:p>
          </table:table-cell>
          <table:table-cell office:value-type="float" office:value="3805" calcext:value-type="float">
            <text:p>3805</text:p>
          </table:table-cell>
          <table:table-cell office:value-type="float" office:value="9199" calcext:value-type="float">
            <text:p>9199</text:p>
          </table:table-cell>
          <table:table-cell office:value-type="float" office:value="10752" calcext:value-type="float">
            <text:p>10752</text:p>
          </table:table-cell>
          <table:table-cell office:value-type="float" office:value="595637" calcext:value-type="float">
            <text:p>595637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12956" calcext:value-type="float">
            <text:p>312956</text:p>
          </table:table-cell>
          <table:table-cell office:value-type="float" office:value="282453" calcext:value-type="float">
            <text:p>282453</text:p>
          </table:table-cell>
          <table:table-cell office:value-type="float" office:value="4447" calcext:value-type="float">
            <text:p>4447</text:p>
          </table:table-cell>
          <table:table-cell office:value-type="float" office:value="10331" calcext:value-type="float">
            <text:p>10331</text:p>
          </table:table-cell>
          <table:table-cell office:value-type="float" office:value="10359" calcext:value-type="float">
            <text:p>10359</text:p>
          </table:table-cell>
          <table:table-cell office:value-type="float" office:value="620546" calcext:value-type="float">
            <text:p>620546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339241" calcext:value-type="float">
            <text:p>339241</text:p>
          </table:table-cell>
          <table:table-cell office:value-type="float" office:value="307876" calcext:value-type="float">
            <text:p>307876</text:p>
          </table:table-cell>
          <table:table-cell office:value-type="float" office:value="4665" calcext:value-type="float">
            <text:p>4665</text:p>
          </table:table-cell>
          <table:table-cell office:value-type="float" office:value="11376" calcext:value-type="float">
            <text:p>11376</text:p>
          </table:table-cell>
          <table:table-cell office:value-type="float" office:value="11112" calcext:value-type="float">
            <text:p>11112</text:p>
          </table:table-cell>
          <table:table-cell office:value-type="float" office:value="674270" calcext:value-type="float">
            <text:p>674270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393223" calcext:value-type="float">
            <text:p>393223</text:p>
          </table:table-cell>
          <table:table-cell office:value-type="float" office:value="372893" calcext:value-type="float">
            <text:p>372893</text:p>
          </table:table-cell>
          <table:table-cell office:value-type="float" office:value="5120" calcext:value-type="float">
            <text:p>5120</text:p>
          </table:table-cell>
          <table:table-cell office:value-type="float" office:value="13779" calcext:value-type="float">
            <text:p>13779</text:p>
          </table:table-cell>
          <table:table-cell office:value-type="float" office:value="12394" calcext:value-type="float">
            <text:p>12394</text:p>
          </table:table-cell>
          <table:table-cell office:value-type="float" office:value="797409" calcext:value-type="float">
            <text:p>79740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418042" calcext:value-type="float">
            <text:p>418042</text:p>
          </table:table-cell>
          <table:table-cell office:value-type="float" office:value="400195" calcext:value-type="float">
            <text:p>400195</text:p>
          </table:table-cell>
          <table:table-cell office:value-type="float" office:value="5086" calcext:value-type="float">
            <text:p>5086</text:p>
          </table:table-cell>
          <table:table-cell office:value-type="float" office:value="13988" calcext:value-type="float">
            <text:p>13988</text:p>
          </table:table-cell>
          <table:table-cell office:value-type="float" office:value="12621" calcext:value-type="float">
            <text:p>12621</text:p>
          </table:table-cell>
          <table:table-cell office:value-type="float" office:value="849932" calcext:value-type="float">
            <text:p>849932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28166" calcext:value-type="float">
            <text:p>328166</text:p>
          </table:table-cell>
          <table:table-cell office:value-type="float" office:value="327874" calcext:value-type="float">
            <text:p>327874</text:p>
          </table:table-cell>
          <table:table-cell office:value-type="float" office:value="4239" calcext:value-type="float">
            <text:p>4239</text:p>
          </table:table-cell>
          <table:table-cell office:value-type="float" office:value="11558" calcext:value-type="float">
            <text:p>11558</text:p>
          </table:table-cell>
          <table:table-cell office:value-type="float" office:value="10040" calcext:value-type="float">
            <text:p>10040</text:p>
          </table:table-cell>
          <table:table-cell office:value-type="float" office:value="681877" calcext:value-type="float">
            <text:p>681877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53283" calcext:value-type="float">
            <text:p>353283</text:p>
          </table:table-cell>
          <table:table-cell office:value-type="float" office:value="360886" calcext:value-type="float">
            <text:p>360886</text:p>
          </table:table-cell>
          <table:table-cell office:value-type="float" office:value="5154" calcext:value-type="float">
            <text:p>5154</text:p>
          </table:table-cell>
          <table:table-cell office:value-type="float" office:value="12706" calcext:value-type="float">
            <text:p>12706</text:p>
          </table:table-cell>
          <table:table-cell office:value-type="float" office:value="11111" calcext:value-type="float">
            <text:p>11111</text:p>
          </table:table-cell>
          <table:table-cell office:value-type="float" office:value="743140" calcext:value-type="float">
            <text:p>743140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62631" calcext:value-type="float">
            <text:p>362631</text:p>
          </table:table-cell>
          <table:table-cell office:value-type="float" office:value="362229" calcext:value-type="float">
            <text:p>362229</text:p>
          </table:table-cell>
          <table:table-cell office:value-type="float" office:value="5221" calcext:value-type="float">
            <text:p>5221</text:p>
          </table:table-cell>
          <table:table-cell office:value-type="float" office:value="12761" calcext:value-type="float">
            <text:p>12761</text:p>
          </table:table-cell>
          <table:table-cell office:value-type="float" office:value="12428" calcext:value-type="float">
            <text:p>12428</text:p>
          </table:table-cell>
          <table:table-cell office:value-type="float" office:value="755270" calcext:value-type="float">
            <text:p>755270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424315" calcext:value-type="float">
            <text:p>424315</text:p>
          </table:table-cell>
          <table:table-cell office:value-type="float" office:value="433482" calcext:value-type="float">
            <text:p>433482</text:p>
          </table:table-cell>
          <table:table-cell office:value-type="float" office:value="5784" calcext:value-type="float">
            <text:p>5784</text:p>
          </table:table-cell>
          <table:table-cell office:value-type="float" office:value="13508" calcext:value-type="float">
            <text:p>13508</text:p>
          </table:table-cell>
          <table:table-cell office:value-type="float" office:value="14735" calcext:value-type="float">
            <text:p>14735</text:p>
          </table:table-cell>
          <table:table-cell office:value-type="float" office:value="891824" calcext:value-type="float">
            <text:p>891824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72297" calcext:value-type="float">
            <text:p>372297</text:p>
          </table:table-cell>
          <table:table-cell office:value-type="float" office:value="394377" calcext:value-type="float">
            <text:p>394377</text:p>
          </table:table-cell>
          <table:table-cell office:value-type="float" office:value="5270" calcext:value-type="float">
            <text:p>5270</text:p>
          </table:table-cell>
          <table:table-cell office:value-type="float" office:value="11598" calcext:value-type="float">
            <text:p>11598</text:p>
          </table:table-cell>
          <table:table-cell office:value-type="float" office:value="13743" calcext:value-type="float">
            <text:p>13743</text:p>
          </table:table-cell>
          <table:table-cell office:value-type="float" office:value="797285" calcext:value-type="float">
            <text:p>797285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64983" calcext:value-type="float">
            <text:p>364983</text:p>
          </table:table-cell>
          <table:table-cell office:value-type="float" office:value="374797" calcext:value-type="float">
            <text:p>374797</text:p>
          </table:table-cell>
          <table:table-cell office:value-type="float" office:value="5257" calcext:value-type="float">
            <text:p>5257</text:p>
          </table:table-cell>
          <table:table-cell office:value-type="float" office:value="11201" calcext:value-type="float">
            <text:p>11201</text:p>
          </table:table-cell>
          <table:table-cell office:value-type="float" office:value="13279" calcext:value-type="float">
            <text:p>13279</text:p>
          </table:table-cell>
          <table:table-cell office:value-type="float" office:value="769517" calcext:value-type="float">
            <text:p>769517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86737" calcext:value-type="float">
            <text:p>286737</text:p>
          </table:table-cell>
          <table:table-cell office:value-type="float" office:value="274117" calcext:value-type="float">
            <text:p>274117</text:p>
          </table:table-cell>
          <table:table-cell office:value-type="float" office:value="3810" calcext:value-type="float">
            <text:p>3810</text:p>
          </table:table-cell>
          <table:table-cell office:value-type="float" office:value="8618" calcext:value-type="float">
            <text:p>8618</text:p>
          </table:table-cell>
          <table:table-cell office:value-type="float" office:value="11373" calcext:value-type="float">
            <text:p>11373</text:p>
          </table:table-cell>
          <table:table-cell office:value-type="float" office:value="584655" calcext:value-type="float">
            <text:p>584655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56724" calcext:value-type="float">
            <text:p>256724</text:p>
          </table:table-cell>
          <table:table-cell office:value-type="float" office:value="234323" calcext:value-type="float">
            <text:p>234323</text:p>
          </table:table-cell>
          <table:table-cell office:value-type="float" office:value="3316" calcext:value-type="float">
            <text:p>3316</text:p>
          </table:table-cell>
          <table:table-cell office:value-type="float" office:value="7428" calcext:value-type="float">
            <text:p>7428</text:p>
          </table:table-cell>
          <table:table-cell office:value-type="float" office:value="9970" calcext:value-type="float">
            <text:p>9970</text:p>
          </table:table-cell>
          <table:table-cell office:value-type="float" office:value="511761" calcext:value-type="float">
            <text:p>511761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61925" calcext:value-type="float">
            <text:p>261925</text:p>
          </table:table-cell>
          <table:table-cell office:value-type="float" office:value="246988" calcext:value-type="float">
            <text:p>246988</text:p>
          </table:table-cell>
          <table:table-cell office:value-type="float" office:value="4050" calcext:value-type="float">
            <text:p>4050</text:p>
          </table:table-cell>
          <table:table-cell office:value-type="float" office:value="9564" calcext:value-type="float">
            <text:p>9564</text:p>
          </table:table-cell>
          <table:table-cell office:value-type="float" office:value="10235" calcext:value-type="float">
            <text:p>10235</text:p>
          </table:table-cell>
          <table:table-cell office:value-type="float" office:value="532762" calcext:value-type="float">
            <text:p>532762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93737" calcext:value-type="float">
            <text:p>293737</text:p>
          </table:table-cell>
          <table:table-cell office:value-type="float" office:value="288563" calcext:value-type="float">
            <text:p>288563</text:p>
          </table:table-cell>
          <table:table-cell office:value-type="float" office:value="4627" calcext:value-type="float">
            <text:p>4627</text:p>
          </table:table-cell>
          <table:table-cell office:value-type="float" office:value="9892" calcext:value-type="float">
            <text:p>9892</text:p>
          </table:table-cell>
          <table:table-cell office:value-type="float" office:value="10747" calcext:value-type="float">
            <text:p>10747</text:p>
          </table:table-cell>
          <table:table-cell office:value-type="float" office:value="607566" calcext:value-type="float">
            <text:p>607566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50165" calcext:value-type="float">
            <text:p>350165</text:p>
          </table:table-cell>
          <table:table-cell office:value-type="float" office:value="339922" calcext:value-type="float">
            <text:p>339922</text:p>
          </table:table-cell>
          <table:table-cell office:value-type="float" office:value="5024" calcext:value-type="float">
            <text:p>5024</text:p>
          </table:table-cell>
          <table:table-cell office:value-type="float" office:value="11145" calcext:value-type="float">
            <text:p>11145</text:p>
          </table:table-cell>
          <table:table-cell office:value-type="float" office:value="12448" calcext:value-type="float">
            <text:p>12448</text:p>
          </table:table-cell>
          <table:table-cell office:value-type="float" office:value="718704" calcext:value-type="float">
            <text:p>718704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64599" calcext:value-type="float">
            <text:p>364599</text:p>
          </table:table-cell>
          <table:table-cell office:value-type="float" office:value="345824" calcext:value-type="float">
            <text:p>345824</text:p>
          </table:table-cell>
          <table:table-cell office:value-type="float" office:value="4858" calcext:value-type="float">
            <text:p>4858</text:p>
          </table:table-cell>
          <table:table-cell office:value-type="float" office:value="10799" calcext:value-type="float">
            <text:p>10799</text:p>
          </table:table-cell>
          <table:table-cell office:value-type="float" office:value="12833" calcext:value-type="float">
            <text:p>12833</text:p>
          </table:table-cell>
          <table:table-cell office:value-type="float" office:value="738913" calcext:value-type="float">
            <text:p>738913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90746" calcext:value-type="float">
            <text:p>290746</text:p>
          </table:table-cell>
          <table:table-cell office:value-type="float" office:value="270228" calcext:value-type="float">
            <text:p>270228</text:p>
          </table:table-cell>
          <table:table-cell office:value-type="float" office:value="3740" calcext:value-type="float">
            <text:p>3740</text:p>
          </table:table-cell>
          <table:table-cell office:value-type="float" office:value="8574" calcext:value-type="float">
            <text:p>8574</text:p>
          </table:table-cell>
          <table:table-cell office:value-type="float" office:value="10552" calcext:value-type="float">
            <text:p>10552</text:p>
          </table:table-cell>
          <table:table-cell office:value-type="float" office:value="583840" calcext:value-type="float">
            <text:p>583840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96853" calcext:value-type="float">
            <text:p>296853</text:p>
          </table:table-cell>
          <table:table-cell office:value-type="float" office:value="278337" calcext:value-type="float">
            <text:p>278337</text:p>
          </table:table-cell>
          <table:table-cell office:value-type="float" office:value="4406" calcext:value-type="float">
            <text:p>4406</text:p>
          </table:table-cell>
          <table:table-cell office:value-type="float" office:value="9193" calcext:value-type="float">
            <text:p>9193</text:p>
          </table:table-cell>
          <table:table-cell office:value-type="float" office:value="10571" calcext:value-type="float">
            <text:p>10571</text:p>
          </table:table-cell>
          <table:table-cell office:value-type="float" office:value="599360" calcext:value-type="float">
            <text:p>599360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05489" calcext:value-type="float">
            <text:p>305489</text:p>
          </table:table-cell>
          <table:table-cell office:value-type="float" office:value="310951" calcext:value-type="float">
            <text:p>310951</text:p>
          </table:table-cell>
          <table:table-cell office:value-type="float" office:value="4562" calcext:value-type="float">
            <text:p>4562</text:p>
          </table:table-cell>
          <table:table-cell office:value-type="float" office:value="8865" calcext:value-type="float">
            <text:p>8865</text:p>
          </table:table-cell>
          <table:table-cell office:value-type="float" office:value="12349" calcext:value-type="float">
            <text:p>12349</text:p>
          </table:table-cell>
          <table:table-cell office:value-type="float" office:value="642216" calcext:value-type="float">
            <text:p>642216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31094" calcext:value-type="float">
            <text:p>331094</text:p>
          </table:table-cell>
          <table:table-cell office:value-type="float" office:value="324610" calcext:value-type="float">
            <text:p>324610</text:p>
          </table:table-cell>
          <table:table-cell office:value-type="float" office:value="4816" calcext:value-type="float">
            <text:p>4816</text:p>
          </table:table-cell>
          <table:table-cell office:value-type="float" office:value="10461" calcext:value-type="float">
            <text:p>10461</text:p>
          </table:table-cell>
          <table:table-cell office:value-type="float" office:value="13748" calcext:value-type="float">
            <text:p>13748</text:p>
          </table:table-cell>
          <table:table-cell office:value-type="float" office:value="684729" calcext:value-type="float">
            <text:p>684729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12496" calcext:value-type="float">
            <text:p>312496</text:p>
          </table:table-cell>
          <table:table-cell office:value-type="float" office:value="293997" calcext:value-type="float">
            <text:p>293997</text:p>
          </table:table-cell>
          <table:table-cell office:value-type="float" office:value="4628" calcext:value-type="float">
            <text:p>4628</text:p>
          </table:table-cell>
          <table:table-cell office:value-type="float" office:value="9791" calcext:value-type="float">
            <text:p>9791</text:p>
          </table:table-cell>
          <table:table-cell office:value-type="float" office:value="13595" calcext:value-type="float">
            <text:p>13595</text:p>
          </table:table-cell>
          <table:table-cell office:value-type="float" office:value="634507" calcext:value-type="float">
            <text:p>634507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306308" calcext:value-type="float">
            <text:p>306308</text:p>
          </table:table-cell>
          <table:table-cell office:value-type="float" office:value="287186" calcext:value-type="float">
            <text:p>287186</text:p>
          </table:table-cell>
          <table:table-cell office:value-type="float" office:value="4272" calcext:value-type="float">
            <text:p>4272</text:p>
          </table:table-cell>
          <table:table-cell office:value-type="float" office:value="9575" calcext:value-type="float">
            <text:p>9575</text:p>
          </table:table-cell>
          <table:table-cell office:value-type="float" office:value="13618" calcext:value-type="float">
            <text:p>13618</text:p>
          </table:table-cell>
          <table:table-cell office:value-type="float" office:value="620959" calcext:value-type="float">
            <text:p>620959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61744" calcext:value-type="float">
            <text:p>261744</text:p>
          </table:table-cell>
          <table:table-cell office:value-type="float" office:value="235509" calcext:value-type="float">
            <text:p>235509</text:p>
          </table:table-cell>
          <table:table-cell office:value-type="float" office:value="3475" calcext:value-type="float">
            <text:p>3475</text:p>
          </table:table-cell>
          <table:table-cell office:value-type="float" office:value="7905" calcext:value-type="float">
            <text:p>7905</text:p>
          </table:table-cell>
          <table:table-cell office:value-type="float" office:value="11485" calcext:value-type="float">
            <text:p>11485</text:p>
          </table:table-cell>
          <table:table-cell office:value-type="float" office:value="520118" calcext:value-type="float">
            <text:p>520118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56899" calcext:value-type="float">
            <text:p>256899</text:p>
          </table:table-cell>
          <table:table-cell office:value-type="float" office:value="224936" calcext:value-type="float">
            <text:p>224936</text:p>
          </table:table-cell>
          <table:table-cell office:value-type="float" office:value="3283" calcext:value-type="float">
            <text:p>3283</text:p>
          </table:table-cell>
          <table:table-cell office:value-type="float" office:value="7581" calcext:value-type="float">
            <text:p>7581</text:p>
          </table:table-cell>
          <table:table-cell office:value-type="float" office:value="11793" calcext:value-type="float">
            <text:p>11793</text:p>
          </table:table-cell>
          <table:table-cell office:value-type="float" office:value="504492" calcext:value-type="float">
            <text:p>504492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11586" calcext:value-type="float">
            <text:p>211586</text:p>
          </table:table-cell>
          <table:table-cell office:value-type="float" office:value="209506" calcext:value-type="float">
            <text:p>209506</text:p>
          </table:table-cell>
          <table:table-cell office:value-type="float" office:value="3750" calcext:value-type="float">
            <text:p>3750</text:p>
          </table:table-cell>
          <table:table-cell office:value-type="float" office:value="6654" calcext:value-type="float">
            <text:p>6654</text:p>
          </table:table-cell>
          <table:table-cell office:value-type="float" office:value="10342" calcext:value-type="float">
            <text:p>10342</text:p>
          </table:table-cell>
          <table:table-cell office:value-type="float" office:value="441838" calcext:value-type="float">
            <text:p>441838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249740" calcext:value-type="float">
            <text:p>249740</text:p>
          </table:table-cell>
          <table:table-cell office:value-type="float" office:value="239654" calcext:value-type="float">
            <text:p>239654</text:p>
          </table:table-cell>
          <table:table-cell office:value-type="float" office:value="3884" calcext:value-type="float">
            <text:p>3884</text:p>
          </table:table-cell>
          <table:table-cell office:value-type="float" office:value="8214" calcext:value-type="float">
            <text:p>8214</text:p>
          </table:table-cell>
          <table:table-cell office:value-type="float" office:value="10846" calcext:value-type="float">
            <text:p>10846</text:p>
          </table:table-cell>
          <table:table-cell office:value-type="float" office:value="512338" calcext:value-type="float">
            <text:p>512338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10852" calcext:value-type="float">
            <text:p>310852</text:p>
          </table:table-cell>
          <table:table-cell office:value-type="float" office:value="295882" calcext:value-type="float">
            <text:p>295882</text:p>
          </table:table-cell>
          <table:table-cell office:value-type="float" office:value="4613" calcext:value-type="float">
            <text:p>4613</text:p>
          </table:table-cell>
          <table:table-cell office:value-type="float" office:value="10389" calcext:value-type="float">
            <text:p>10389</text:p>
          </table:table-cell>
          <table:table-cell office:value-type="float" office:value="12641" calcext:value-type="float">
            <text:p>12641</text:p>
          </table:table-cell>
          <table:table-cell office:value-type="float" office:value="634377" calcext:value-type="float">
            <text:p>634377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319992" calcext:value-type="float">
            <text:p>319992</text:p>
          </table:table-cell>
          <table:table-cell office:value-type="float" office:value="307336" calcext:value-type="float">
            <text:p>307336</text:p>
          </table:table-cell>
          <table:table-cell office:value-type="float" office:value="4560" calcext:value-type="float">
            <text:p>4560</text:p>
          </table:table-cell>
          <table:table-cell office:value-type="float" office:value="10187" calcext:value-type="float">
            <text:p>10187</text:p>
          </table:table-cell>
          <table:table-cell office:value-type="float" office:value="12734" calcext:value-type="float">
            <text:p>12734</text:p>
          </table:table-cell>
          <table:table-cell office:value-type="float" office:value="654809" calcext:value-type="float">
            <text:p>654809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88429" calcext:value-type="float">
            <text:p>288429</text:p>
          </table:table-cell>
          <table:table-cell office:value-type="float" office:value="244000" calcext:value-type="float">
            <text:p>244000</text:p>
          </table:table-cell>
          <table:table-cell office:value-type="float" office:value="3786" calcext:value-type="float">
            <text:p>3786</text:p>
          </table:table-cell>
          <table:table-cell office:value-type="float" office:value="8175" calcext:value-type="float">
            <text:p>8175</text:p>
          </table:table-cell>
          <table:table-cell office:value-type="float" office:value="10522" calcext:value-type="float">
            <text:p>10522</text:p>
          </table:table-cell>
          <table:table-cell office:value-type="float" office:value="554912" calcext:value-type="float">
            <text:p>554912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307532" calcext:value-type="float">
            <text:p>307532</text:p>
          </table:table-cell>
          <table:table-cell office:value-type="float" office:value="278902" calcext:value-type="float">
            <text:p>278902</text:p>
          </table:table-cell>
          <table:table-cell office:value-type="float" office:value="4230" calcext:value-type="float">
            <text:p>4230</text:p>
          </table:table-cell>
          <table:table-cell office:value-type="float" office:value="9266" calcext:value-type="float">
            <text:p>9266</text:p>
          </table:table-cell>
          <table:table-cell office:value-type="float" office:value="11909" calcext:value-type="float">
            <text:p>11909</text:p>
          </table:table-cell>
          <table:table-cell office:value-type="float" office:value="611839" calcext:value-type="float">
            <text:p>611839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65011" calcext:value-type="float">
            <text:p>265011</text:p>
          </table:table-cell>
          <table:table-cell office:value-type="float" office:value="266650" calcext:value-type="float">
            <text:p>266650</text:p>
          </table:table-cell>
          <table:table-cell office:value-type="float" office:value="4268" calcext:value-type="float">
            <text:p>4268</text:p>
          </table:table-cell>
          <table:table-cell office:value-type="float" office:value="8848" calcext:value-type="float">
            <text:p>8848</text:p>
          </table:table-cell>
          <table:table-cell office:value-type="float" office:value="12294" calcext:value-type="float">
            <text:p>12294</text:p>
          </table:table-cell>
          <table:table-cell office:value-type="float" office:value="557071" calcext:value-type="float">
            <text:p>557071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327090" calcext:value-type="float">
            <text:p>327090</text:p>
          </table:table-cell>
          <table:table-cell office:value-type="float" office:value="311725" calcext:value-type="float">
            <text:p>311725</text:p>
          </table:table-cell>
          <table:table-cell office:value-type="float" office:value="4762" calcext:value-type="float">
            <text:p>4762</text:p>
          </table:table-cell>
          <table:table-cell office:value-type="float" office:value="10677" calcext:value-type="float">
            <text:p>10677</text:p>
          </table:table-cell>
          <table:table-cell office:value-type="float" office:value="14177" calcext:value-type="float">
            <text:p>14177</text:p>
          </table:table-cell>
          <table:table-cell office:value-type="float" office:value="668431" calcext:value-type="float">
            <text:p>668431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325531" calcext:value-type="float">
            <text:p>325531</text:p>
          </table:table-cell>
          <table:table-cell office:value-type="float" office:value="302126" calcext:value-type="float">
            <text:p>302126</text:p>
          </table:table-cell>
          <table:table-cell office:value-type="float" office:value="4769" calcext:value-type="float">
            <text:p>4769</text:p>
          </table:table-cell>
          <table:table-cell office:value-type="float" office:value="10537" calcext:value-type="float">
            <text:p>10537</text:p>
          </table:table-cell>
          <table:table-cell office:value-type="float" office:value="14407" calcext:value-type="float">
            <text:p>14407</text:p>
          </table:table-cell>
          <table:table-cell office:value-type="float" office:value="657370" calcext:value-type="float">
            <text:p>657370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302965" calcext:value-type="float">
            <text:p>302965</text:p>
          </table:table-cell>
          <table:table-cell office:value-type="float" office:value="272036" calcext:value-type="float">
            <text:p>272036</text:p>
          </table:table-cell>
          <table:table-cell office:value-type="float" office:value="4704" calcext:value-type="float">
            <text:p>4704</text:p>
          </table:table-cell>
          <table:table-cell office:value-type="float" office:value="9502" calcext:value-type="float">
            <text:p>9502</text:p>
          </table:table-cell>
          <table:table-cell office:value-type="float" office:value="14098" calcext:value-type="float">
            <text:p>14098</text:p>
          </table:table-cell>
          <table:table-cell office:value-type="float" office:value="603305" calcext:value-type="float">
            <text:p>603305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63479" calcext:value-type="float">
            <text:p>263479</text:p>
          </table:table-cell>
          <table:table-cell office:value-type="float" office:value="214045" calcext:value-type="float">
            <text:p>214045</text:p>
          </table:table-cell>
          <table:table-cell office:value-type="float" office:value="3859" calcext:value-type="float">
            <text:p>3859</text:p>
          </table:table-cell>
          <table:table-cell office:value-type="float" office:value="7353" calcext:value-type="float">
            <text:p>7353</text:p>
          </table:table-cell>
          <table:table-cell office:value-type="float" office:value="11920" calcext:value-type="float">
            <text:p>11920</text:p>
          </table:table-cell>
          <table:table-cell office:value-type="float" office:value="500656" calcext:value-type="float">
            <text:p>500656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45111" calcext:value-type="float">
            <text:p>245111</text:p>
          </table:table-cell>
          <table:table-cell office:value-type="float" office:value="202139" calcext:value-type="float">
            <text:p>202139</text:p>
          </table:table-cell>
          <table:table-cell office:value-type="float" office:value="3778" calcext:value-type="float">
            <text:p>3778</text:p>
          </table:table-cell>
          <table:table-cell office:value-type="float" office:value="7121" calcext:value-type="float">
            <text:p>7121</text:p>
          </table:table-cell>
          <table:table-cell office:value-type="float" office:value="12116" calcext:value-type="float">
            <text:p>12116</text:p>
          </table:table-cell>
          <table:table-cell office:value-type="float" office:value="470265" calcext:value-type="float">
            <text:p>470265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24471" calcext:value-type="float">
            <text:p>224471</text:p>
          </table:table-cell>
          <table:table-cell office:value-type="float" office:value="191448" calcext:value-type="float">
            <text:p>191448</text:p>
          </table:table-cell>
          <table:table-cell office:value-type="float" office:value="3894" calcext:value-type="float">
            <text:p>3894</text:p>
          </table:table-cell>
          <table:table-cell office:value-type="float" office:value="6957" calcext:value-type="float">
            <text:p>6957</text:p>
          </table:table-cell>
          <table:table-cell office:value-type="float" office:value="10417" calcext:value-type="float">
            <text:p>10417</text:p>
          </table:table-cell>
          <table:table-cell office:value-type="float" office:value="437187" calcext:value-type="float">
            <text:p>437187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268432" calcext:value-type="float">
            <text:p>268432</text:p>
          </table:table-cell>
          <table:table-cell office:value-type="float" office:value="231824" calcext:value-type="float">
            <text:p>231824</text:p>
          </table:table-cell>
          <table:table-cell office:value-type="float" office:value="5108" calcext:value-type="float">
            <text:p>5108</text:p>
          </table:table-cell>
          <table:table-cell office:value-type="float" office:value="9015" calcext:value-type="float">
            <text:p>9015</text:p>
          </table:table-cell>
          <table:table-cell office:value-type="float" office:value="11055" calcext:value-type="float">
            <text:p>11055</text:p>
          </table:table-cell>
          <table:table-cell office:value-type="float" office:value="525434" calcext:value-type="float">
            <text:p>525434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20229" calcext:value-type="float">
            <text:p>320229</text:p>
          </table:table-cell>
          <table:table-cell office:value-type="float" office:value="287567" calcext:value-type="float">
            <text:p>287567</text:p>
          </table:table-cell>
          <table:table-cell office:value-type="float" office:value="5616" calcext:value-type="float">
            <text:p>5616</text:p>
          </table:table-cell>
          <table:table-cell office:value-type="float" office:value="10191" calcext:value-type="float">
            <text:p>10191</text:p>
          </table:table-cell>
          <table:table-cell office:value-type="float" office:value="12736" calcext:value-type="float">
            <text:p>12736</text:p>
          </table:table-cell>
          <table:table-cell office:value-type="float" office:value="636339" calcext:value-type="float">
            <text:p>636339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323021" calcext:value-type="float">
            <text:p>323021</text:p>
          </table:table-cell>
          <table:table-cell office:value-type="float" office:value="288204" calcext:value-type="float">
            <text:p>288204</text:p>
          </table:table-cell>
          <table:table-cell office:value-type="float" office:value="5517" calcext:value-type="float">
            <text:p>5517</text:p>
          </table:table-cell>
          <table:table-cell office:value-type="float" office:value="10356" calcext:value-type="float">
            <text:p>10356</text:p>
          </table:table-cell>
          <table:table-cell office:value-type="float" office:value="12115" calcext:value-type="float">
            <text:p>12115</text:p>
          </table:table-cell>
          <table:table-cell office:value-type="float" office:value="639213" calcext:value-type="float">
            <text:p>639213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64127" calcext:value-type="float">
            <text:p>264127</text:p>
          </table:table-cell>
          <table:table-cell office:value-type="float" office:value="225677" calcext:value-type="float">
            <text:p>225677</text:p>
          </table:table-cell>
          <table:table-cell office:value-type="float" office:value="4211" calcext:value-type="float">
            <text:p>4211</text:p>
          </table:table-cell>
          <table:table-cell office:value-type="float" office:value="8188" calcext:value-type="float">
            <text:p>8188</text:p>
          </table:table-cell>
          <table:table-cell office:value-type="float" office:value="10142" calcext:value-type="float">
            <text:p>10142</text:p>
          </table:table-cell>
          <table:table-cell office:value-type="float" office:value="512345" calcext:value-type="float">
            <text:p>512345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78789" calcext:value-type="float">
            <text:p>278789</text:p>
          </table:table-cell>
          <table:table-cell office:value-type="float" office:value="235551" calcext:value-type="float">
            <text:p>235551</text:p>
          </table:table-cell>
          <table:table-cell office:value-type="float" office:value="4649" calcext:value-type="float">
            <text:p>4649</text:p>
          </table:table-cell>
          <table:table-cell office:value-type="float" office:value="9060" calcext:value-type="float">
            <text:p>9060</text:p>
          </table:table-cell>
          <table:table-cell office:value-type="float" office:value="10452" calcext:value-type="float">
            <text:p>10452</text:p>
          </table:table-cell>
          <table:table-cell office:value-type="float" office:value="538501" calcext:value-type="float">
            <text:p>538501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72038" calcext:value-type="float">
            <text:p>272038</text:p>
          </table:table-cell>
          <table:table-cell office:value-type="float" office:value="244627" calcext:value-type="float">
            <text:p>244627</text:p>
          </table:table-cell>
          <table:table-cell office:value-type="float" office:value="4558" calcext:value-type="float">
            <text:p>4558</text:p>
          </table:table-cell>
          <table:table-cell office:value-type="float" office:value="9198" calcext:value-type="float">
            <text:p>9198</text:p>
          </table:table-cell>
          <table:table-cell office:value-type="float" office:value="11051" calcext:value-type="float">
            <text:p>11051</text:p>
          </table:table-cell>
          <table:table-cell office:value-type="float" office:value="541472" calcext:value-type="float">
            <text:p>541472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304662" calcext:value-type="float">
            <text:p>304662</text:p>
          </table:table-cell>
          <table:table-cell office:value-type="float" office:value="283462" calcext:value-type="float">
            <text:p>283462</text:p>
          </table:table-cell>
          <table:table-cell office:value-type="float" office:value="5107" calcext:value-type="float">
            <text:p>5107</text:p>
          </table:table-cell>
          <table:table-cell office:value-type="float" office:value="10653" calcext:value-type="float">
            <text:p>10653</text:p>
          </table:table-cell>
          <table:table-cell office:value-type="float" office:value="12957" calcext:value-type="float">
            <text:p>12957</text:p>
          </table:table-cell>
          <table:table-cell office:value-type="float" office:value="616841" calcext:value-type="float">
            <text:p>616841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91964" calcext:value-type="float">
            <text:p>291964</text:p>
          </table:table-cell>
          <table:table-cell office:value-type="float" office:value="274288" calcext:value-type="float">
            <text:p>274288</text:p>
          </table:table-cell>
          <table:table-cell office:value-type="float" office:value="4964" calcext:value-type="float">
            <text:p>4964</text:p>
          </table:table-cell>
          <table:table-cell office:value-type="float" office:value="9861" calcext:value-type="float">
            <text:p>9861</text:p>
          </table:table-cell>
          <table:table-cell office:value-type="float" office:value="12468" calcext:value-type="float">
            <text:p>12468</text:p>
          </table:table-cell>
          <table:table-cell office:value-type="float" office:value="593545" calcext:value-type="float">
            <text:p>593545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75952" calcext:value-type="float">
            <text:p>275952</text:p>
          </table:table-cell>
          <table:table-cell office:value-type="float" office:value="248508" calcext:value-type="float">
            <text:p>248508</text:p>
          </table:table-cell>
          <table:table-cell office:value-type="float" office:value="4743" calcext:value-type="float">
            <text:p>4743</text:p>
          </table:table-cell>
          <table:table-cell office:value-type="float" office:value="8897" calcext:value-type="float">
            <text:p>8897</text:p>
          </table:table-cell>
          <table:table-cell office:value-type="float" office:value="11341" calcext:value-type="float">
            <text:p>11341</text:p>
          </table:table-cell>
          <table:table-cell office:value-type="float" office:value="549441" calcext:value-type="float">
            <text:p>549441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12375" calcext:value-type="float">
            <text:p>212375</text:p>
          </table:table-cell>
          <table:table-cell office:value-type="float" office:value="185052" calcext:value-type="float">
            <text:p>185052</text:p>
          </table:table-cell>
          <table:table-cell office:value-type="float" office:value="3309" calcext:value-type="float">
            <text:p>3309</text:p>
          </table:table-cell>
          <table:table-cell office:value-type="float" office:value="6217" calcext:value-type="float">
            <text:p>6217</text:p>
          </table:table-cell>
          <table:table-cell office:value-type="float" office:value="9215" calcext:value-type="float">
            <text:p>9215</text:p>
          </table:table-cell>
          <table:table-cell office:value-type="float" office:value="416168" calcext:value-type="float">
            <text:p>416168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00972" calcext:value-type="float">
            <text:p>200972</text:p>
          </table:table-cell>
          <table:table-cell office:value-type="float" office:value="169195" calcext:value-type="float">
            <text:p>169195</text:p>
          </table:table-cell>
          <table:table-cell office:value-type="float" office:value="3736" calcext:value-type="float">
            <text:p>3736</text:p>
          </table:table-cell>
          <table:table-cell office:value-type="float" office:value="5967" calcext:value-type="float">
            <text:p>5967</text:p>
          </table:table-cell>
          <table:table-cell office:value-type="float" office:value="8980" calcext:value-type="float">
            <text:p>8980</text:p>
          </table:table-cell>
          <table:table-cell office:value-type="float" office:value="388850" calcext:value-type="float">
            <text:p>388850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35592" calcext:value-type="float">
            <text:p>235592</text:p>
          </table:table-cell>
          <table:table-cell office:value-type="float" office:value="161770" calcext:value-type="float">
            <text:p>161770</text:p>
          </table:table-cell>
          <table:table-cell office:value-type="float" office:value="3707" calcext:value-type="float">
            <text:p>3707</text:p>
          </table:table-cell>
          <table:table-cell office:value-type="float" office:value="5758" calcext:value-type="float">
            <text:p>5758</text:p>
          </table:table-cell>
          <table:table-cell office:value-type="float" office:value="8578" calcext:value-type="float">
            <text:p>8578</text:p>
          </table:table-cell>
          <table:table-cell office:value-type="float" office:value="415405" calcext:value-type="float">
            <text:p>415405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66295" calcext:value-type="float">
            <text:p>266295</text:p>
          </table:table-cell>
          <table:table-cell office:value-type="float" office:value="204180" calcext:value-type="float">
            <text:p>204180</text:p>
          </table:table-cell>
          <table:table-cell office:value-type="float" office:value="4115" calcext:value-type="float">
            <text:p>4115</text:p>
          </table:table-cell>
          <table:table-cell office:value-type="float" office:value="7111" calcext:value-type="float">
            <text:p>7111</text:p>
          </table:table-cell>
          <table:table-cell office:value-type="float" office:value="9611" calcext:value-type="float">
            <text:p>9611</text:p>
          </table:table-cell>
          <table:table-cell office:value-type="float" office:value="491312" calcext:value-type="float">
            <text:p>491312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312074" calcext:value-type="float">
            <text:p>312074</text:p>
          </table:table-cell>
          <table:table-cell office:value-type="float" office:value="243620" calcext:value-type="float">
            <text:p>243620</text:p>
          </table:table-cell>
          <table:table-cell office:value-type="float" office:value="4785" calcext:value-type="float">
            <text:p>4785</text:p>
          </table:table-cell>
          <table:table-cell office:value-type="float" office:value="8889" calcext:value-type="float">
            <text:p>8889</text:p>
          </table:table-cell>
          <table:table-cell office:value-type="float" office:value="11419" calcext:value-type="float">
            <text:p>11419</text:p>
          </table:table-cell>
          <table:table-cell office:value-type="float" office:value="580787" calcext:value-type="float">
            <text:p>580787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310920" calcext:value-type="float">
            <text:p>310920</text:p>
          </table:table-cell>
          <table:table-cell office:value-type="float" office:value="255226" calcext:value-type="float">
            <text:p>255226</text:p>
          </table:table-cell>
          <table:table-cell office:value-type="float" office:value="5213" calcext:value-type="float">
            <text:p>5213</text:p>
          </table:table-cell>
          <table:table-cell office:value-type="float" office:value="9234" calcext:value-type="float">
            <text:p>9234</text:p>
          </table:table-cell>
          <table:table-cell office:value-type="float" office:value="11641" calcext:value-type="float">
            <text:p>11641</text:p>
          </table:table-cell>
          <table:table-cell office:value-type="float" office:value="592234" calcext:value-type="float">
            <text:p>592234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64710" calcext:value-type="float">
            <text:p>264710</text:p>
          </table:table-cell>
          <table:table-cell office:value-type="float" office:value="212070" calcext:value-type="float">
            <text:p>212070</text:p>
          </table:table-cell>
          <table:table-cell office:value-type="float" office:value="4200" calcext:value-type="float">
            <text:p>4200</text:p>
          </table:table-cell>
          <table:table-cell office:value-type="float" office:value="7294" calcext:value-type="float">
            <text:p>7294</text:p>
          </table:table-cell>
          <table:table-cell office:value-type="float" office:value="9399" calcext:value-type="float">
            <text:p>9399</text:p>
          </table:table-cell>
          <table:table-cell office:value-type="float" office:value="497673" calcext:value-type="float">
            <text:p>497673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75950" calcext:value-type="float">
            <text:p>275950</text:p>
          </table:table-cell>
          <table:table-cell office:value-type="float" office:value="223904" calcext:value-type="float">
            <text:p>223904</text:p>
          </table:table-cell>
          <table:table-cell office:value-type="float" office:value="4385" calcext:value-type="float">
            <text:p>4385</text:p>
          </table:table-cell>
          <table:table-cell office:value-type="float" office:value="8016" calcext:value-type="float">
            <text:p>8016</text:p>
          </table:table-cell>
          <table:table-cell office:value-type="float" office:value="11141" calcext:value-type="float">
            <text:p>11141</text:p>
          </table:table-cell>
          <table:table-cell office:value-type="float" office:value="523396" calcext:value-type="float">
            <text:p>523396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59474" calcext:value-type="float">
            <text:p>259474</text:p>
          </table:table-cell>
          <table:table-cell office:value-type="float" office:value="214973" calcext:value-type="float">
            <text:p>214973</text:p>
          </table:table-cell>
          <table:table-cell office:value-type="float" office:value="4949" calcext:value-type="float">
            <text:p>4949</text:p>
          </table:table-cell>
          <table:table-cell office:value-type="float" office:value="8455" calcext:value-type="float">
            <text:p>8455</text:p>
          </table:table-cell>
          <table:table-cell office:value-type="float" office:value="13019" calcext:value-type="float">
            <text:p>13019</text:p>
          </table:table-cell>
          <table:table-cell office:value-type="float" office:value="500870" calcext:value-type="float">
            <text:p>500870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98747" calcext:value-type="float">
            <text:p>298747</text:p>
          </table:table-cell>
          <table:table-cell office:value-type="float" office:value="266408" calcext:value-type="float">
            <text:p>266408</text:p>
          </table:table-cell>
          <table:table-cell office:value-type="float" office:value="6438" calcext:value-type="float">
            <text:p>6438</text:p>
          </table:table-cell>
          <table:table-cell office:value-type="float" office:value="11857" calcext:value-type="float">
            <text:p>11857</text:p>
          </table:table-cell>
          <table:table-cell office:value-type="float" office:value="13915" calcext:value-type="float">
            <text:p>13915</text:p>
          </table:table-cell>
          <table:table-cell office:value-type="float" office:value="597365" calcext:value-type="float">
            <text:p>597365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62511" calcext:value-type="float">
            <text:p>262511</text:p>
          </table:table-cell>
          <table:table-cell office:value-type="float" office:value="241595" calcext:value-type="float">
            <text:p>241595</text:p>
          </table:table-cell>
          <table:table-cell office:value-type="float" office:value="6173" calcext:value-type="float">
            <text:p>6173</text:p>
          </table:table-cell>
          <table:table-cell office:value-type="float" office:value="11240" calcext:value-type="float">
            <text:p>11240</text:p>
          </table:table-cell>
          <table:table-cell office:value-type="float" office:value="13593" calcext:value-type="float">
            <text:p>13593</text:p>
          </table:table-cell>
          <table:table-cell office:value-type="float" office:value="535112" calcext:value-type="float">
            <text:p>535112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49250" calcext:value-type="float">
            <text:p>249250</text:p>
          </table:table-cell>
          <table:table-cell office:value-type="float" office:value="228336" calcext:value-type="float">
            <text:p>228336</text:p>
          </table:table-cell>
          <table:table-cell office:value-type="float" office:value="5972" calcext:value-type="float">
            <text:p>5972</text:p>
          </table:table-cell>
          <table:table-cell office:value-type="float" office:value="10263" calcext:value-type="float">
            <text:p>10263</text:p>
          </table:table-cell>
          <table:table-cell office:value-type="float" office:value="12925" calcext:value-type="float">
            <text:p>12925</text:p>
          </table:table-cell>
          <table:table-cell office:value-type="float" office:value="506746" calcext:value-type="float">
            <text:p>506746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12704" calcext:value-type="float">
            <text:p>212704</text:p>
          </table:table-cell>
          <table:table-cell office:value-type="float" office:value="190908" calcext:value-type="float">
            <text:p>190908</text:p>
          </table:table-cell>
          <table:table-cell office:value-type="float" office:value="5745" calcext:value-type="float">
            <text:p>5745</text:p>
          </table:table-cell>
          <table:table-cell office:value-type="float" office:value="9124" calcext:value-type="float">
            <text:p>9124</text:p>
          </table:table-cell>
          <table:table-cell office:value-type="float" office:value="11786" calcext:value-type="float">
            <text:p>11786</text:p>
          </table:table-cell>
          <table:table-cell office:value-type="float" office:value="430267" calcext:value-type="float">
            <text:p>430267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98527" calcext:value-type="float">
            <text:p>198527</text:p>
          </table:table-cell>
          <table:table-cell office:value-type="float" office:value="167744" calcext:value-type="float">
            <text:p>167744</text:p>
          </table:table-cell>
          <table:table-cell office:value-type="float" office:value="4988" calcext:value-type="float">
            <text:p>4988</text:p>
          </table:table-cell>
          <table:table-cell office:value-type="float" office:value="7406" calcext:value-type="float">
            <text:p>7406</text:p>
          </table:table-cell>
          <table:table-cell office:value-type="float" office:value="10885" calcext:value-type="float">
            <text:p>10885</text:p>
          </table:table-cell>
          <table:table-cell office:value-type="float" office:value="389550" calcext:value-type="float">
            <text:p>389550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95716" calcext:value-type="float">
            <text:p>195716</text:p>
          </table:table-cell>
          <table:table-cell office:value-type="float" office:value="161613" calcext:value-type="float">
            <text:p>161613</text:p>
          </table:table-cell>
          <table:table-cell office:value-type="float" office:value="5145" calcext:value-type="float">
            <text:p>5145</text:p>
          </table:table-cell>
          <table:table-cell office:value-type="float" office:value="7776" calcext:value-type="float">
            <text:p>7776</text:p>
          </table:table-cell>
          <table:table-cell office:value-type="float" office:value="10074" calcext:value-type="float">
            <text:p>10074</text:p>
          </table:table-cell>
          <table:table-cell office:value-type="float" office:value="380324" calcext:value-type="float">
            <text:p>380324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23897" calcext:value-type="float">
            <text:p>223897</text:p>
          </table:table-cell>
          <table:table-cell office:value-type="float" office:value="187095" calcext:value-type="float">
            <text:p>187095</text:p>
          </table:table-cell>
          <table:table-cell office:value-type="float" office:value="6221" calcext:value-type="float">
            <text:p>6221</text:p>
          </table:table-cell>
          <table:table-cell office:value-type="float" office:value="9178" calcext:value-type="float">
            <text:p>9178</text:p>
          </table:table-cell>
          <table:table-cell office:value-type="float" office:value="10710" calcext:value-type="float">
            <text:p>10710</text:p>
          </table:table-cell>
          <table:table-cell office:value-type="float" office:value="437101" calcext:value-type="float">
            <text:p>437101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63636" calcext:value-type="float">
            <text:p>263636</text:p>
          </table:table-cell>
          <table:table-cell office:value-type="float" office:value="227987" calcext:value-type="float">
            <text:p>227987</text:p>
          </table:table-cell>
          <table:table-cell office:value-type="float" office:value="6598" calcext:value-type="float">
            <text:p>6598</text:p>
          </table:table-cell>
          <table:table-cell office:value-type="float" office:value="9653" calcext:value-type="float">
            <text:p>9653</text:p>
          </table:table-cell>
          <table:table-cell office:value-type="float" office:value="11998" calcext:value-type="float">
            <text:p>11998</text:p>
          </table:table-cell>
          <table:table-cell office:value-type="float" office:value="519872" calcext:value-type="float">
            <text:p>519872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70430" calcext:value-type="float">
            <text:p>270430</text:p>
          </table:table-cell>
          <table:table-cell office:value-type="float" office:value="228829" calcext:value-type="float">
            <text:p>228829</text:p>
          </table:table-cell>
          <table:table-cell office:value-type="float" office:value="6852" calcext:value-type="float">
            <text:p>6852</text:p>
          </table:table-cell>
          <table:table-cell office:value-type="float" office:value="10141" calcext:value-type="float">
            <text:p>10141</text:p>
          </table:table-cell>
          <table:table-cell office:value-type="float" office:value="12453" calcext:value-type="float">
            <text:p>12453</text:p>
          </table:table-cell>
          <table:table-cell office:value-type="float" office:value="528705" calcext:value-type="float">
            <text:p>528705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16435" calcext:value-type="float">
            <text:p>216435</text:p>
          </table:table-cell>
          <table:table-cell office:value-type="float" office:value="176839" calcext:value-type="float">
            <text:p>176839</text:p>
          </table:table-cell>
          <table:table-cell office:value-type="float" office:value="4901" calcext:value-type="float">
            <text:p>4901</text:p>
          </table:table-cell>
          <table:table-cell office:value-type="float" office:value="7910" calcext:value-type="float">
            <text:p>7910</text:p>
          </table:table-cell>
          <table:table-cell office:value-type="float" office:value="10186" calcext:value-type="float">
            <text:p>10186</text:p>
          </table:table-cell>
          <table:table-cell office:value-type="float" office:value="416271" calcext:value-type="float">
            <text:p>416271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06434" calcext:value-type="float">
            <text:p>206434</text:p>
          </table:table-cell>
          <table:table-cell office:value-type="float" office:value="185693" calcext:value-type="float">
            <text:p>185693</text:p>
          </table:table-cell>
          <table:table-cell office:value-type="float" office:value="5535" calcext:value-type="float">
            <text:p>5535</text:p>
          </table:table-cell>
          <table:table-cell office:value-type="float" office:value="8899" calcext:value-type="float">
            <text:p>8899</text:p>
          </table:table-cell>
          <table:table-cell office:value-type="float" office:value="10305" calcext:value-type="float">
            <text:p>10305</text:p>
          </table:table-cell>
          <table:table-cell office:value-type="float" office:value="416866" calcext:value-type="float">
            <text:p>416866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31840" calcext:value-type="float">
            <text:p>231840</text:p>
          </table:table-cell>
          <table:table-cell office:value-type="float" office:value="199560" calcext:value-type="float">
            <text:p>199560</text:p>
          </table:table-cell>
          <table:table-cell office:value-type="float" office:value="6312" calcext:value-type="float">
            <text:p>6312</text:p>
          </table:table-cell>
          <table:table-cell office:value-type="float" office:value="9534" calcext:value-type="float">
            <text:p>9534</text:p>
          </table:table-cell>
          <table:table-cell office:value-type="float" office:value="12066" calcext:value-type="float">
            <text:p>12066</text:p>
          </table:table-cell>
          <table:table-cell office:value-type="float" office:value="459312" calcext:value-type="float">
            <text:p>459312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72851" calcext:value-type="float">
            <text:p>272851</text:p>
          </table:table-cell>
          <table:table-cell office:value-type="float" office:value="240388" calcext:value-type="float">
            <text:p>240388</text:p>
          </table:table-cell>
          <table:table-cell office:value-type="float" office:value="7067" calcext:value-type="float">
            <text:p>7067</text:p>
          </table:table-cell>
          <table:table-cell office:value-type="float" office:value="11012" calcext:value-type="float">
            <text:p>11012</text:p>
          </table:table-cell>
          <table:table-cell office:value-type="float" office:value="13762" calcext:value-type="float">
            <text:p>13762</text:p>
          </table:table-cell>
          <table:table-cell office:value-type="float" office:value="545080" calcext:value-type="float">
            <text:p>545080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63301" calcext:value-type="float">
            <text:p>263301</text:p>
          </table:table-cell>
          <table:table-cell office:value-type="float" office:value="231884" calcext:value-type="float">
            <text:p>231884</text:p>
          </table:table-cell>
          <table:table-cell office:value-type="float" office:value="7282" calcext:value-type="float">
            <text:p>7282</text:p>
          </table:table-cell>
          <table:table-cell office:value-type="float" office:value="11325" calcext:value-type="float">
            <text:p>11325</text:p>
          </table:table-cell>
          <table:table-cell office:value-type="float" office:value="12847" calcext:value-type="float">
            <text:p>12847</text:p>
          </table:table-cell>
          <table:table-cell office:value-type="float" office:value="526639" calcext:value-type="float">
            <text:p>526639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63000" calcext:value-type="float">
            <text:p>263000</text:p>
          </table:table-cell>
          <table:table-cell office:value-type="float" office:value="215969" calcext:value-type="float">
            <text:p>215969</text:p>
          </table:table-cell>
          <table:table-cell office:value-type="float" office:value="6397" calcext:value-type="float">
            <text:p>6397</text:p>
          </table:table-cell>
          <table:table-cell office:value-type="float" office:value="10105" calcext:value-type="float">
            <text:p>10105</text:p>
          </table:table-cell>
          <table:table-cell office:value-type="float" office:value="12495" calcext:value-type="float">
            <text:p>12495</text:p>
          </table:table-cell>
          <table:table-cell office:value-type="float" office:value="507966" calcext:value-type="float">
            <text:p>507966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40729" calcext:value-type="float">
            <text:p>240729</text:p>
          </table:table-cell>
          <table:table-cell office:value-type="float" office:value="172073" calcext:value-type="float">
            <text:p>172073</text:p>
          </table:table-cell>
          <table:table-cell office:value-type="float" office:value="5064" calcext:value-type="float">
            <text:p>5064</text:p>
          </table:table-cell>
          <table:table-cell office:value-type="float" office:value="8139" calcext:value-type="float">
            <text:p>8139</text:p>
          </table:table-cell>
          <table:table-cell office:value-type="float" office:value="11568" calcext:value-type="float">
            <text:p>11568</text:p>
          </table:table-cell>
          <table:table-cell office:value-type="float" office:value="437573" calcext:value-type="float">
            <text:p>437573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219867" calcext:value-type="float">
            <text:p>219867</text:p>
          </table:table-cell>
          <table:table-cell office:value-type="float" office:value="151720" calcext:value-type="float">
            <text:p>151720</text:p>
          </table:table-cell>
          <table:table-cell office:value-type="float" office:value="4848" calcext:value-type="float">
            <text:p>4848</text:p>
          </table:table-cell>
          <table:table-cell office:value-type="float" office:value="7564" calcext:value-type="float">
            <text:p>7564</text:p>
          </table:table-cell>
          <table:table-cell office:value-type="float" office:value="10019" calcext:value-type="float">
            <text:p>10019</text:p>
          </table:table-cell>
          <table:table-cell office:value-type="float" office:value="394018" calcext:value-type="float">
            <text:p>394018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21495" calcext:value-type="float">
            <text:p>221495</text:p>
          </table:table-cell>
          <table:table-cell office:value-type="float" office:value="159749" calcext:value-type="float">
            <text:p>159749</text:p>
          </table:table-cell>
          <table:table-cell office:value-type="float" office:value="5942" calcext:value-type="float">
            <text:p>5942</text:p>
          </table:table-cell>
          <table:table-cell office:value-type="float" office:value="8521" calcext:value-type="float">
            <text:p>8521</text:p>
          </table:table-cell>
          <table:table-cell office:value-type="float" office:value="9994" calcext:value-type="float">
            <text:p>9994</text:p>
          </table:table-cell>
          <table:table-cell office:value-type="float" office:value="405701" calcext:value-type="float">
            <text:p>405701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25712" calcext:value-type="float">
            <text:p>225712</text:p>
          </table:table-cell>
          <table:table-cell office:value-type="float" office:value="174977" calcext:value-type="float">
            <text:p>174977</text:p>
          </table:table-cell>
          <table:table-cell office:value-type="float" office:value="6750" calcext:value-type="float">
            <text:p>6750</text:p>
          </table:table-cell>
          <table:table-cell office:value-type="float" office:value="9809" calcext:value-type="float">
            <text:p>9809</text:p>
          </table:table-cell>
          <table:table-cell office:value-type="float" office:value="10413" calcext:value-type="float">
            <text:p>10413</text:p>
          </table:table-cell>
          <table:table-cell office:value-type="float" office:value="427661" calcext:value-type="float">
            <text:p>427661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64701" calcext:value-type="float">
            <text:p>264701</text:p>
          </table:table-cell>
          <table:table-cell office:value-type="float" office:value="208598" calcext:value-type="float">
            <text:p>208598</text:p>
          </table:table-cell>
          <table:table-cell office:value-type="float" office:value="7908" calcext:value-type="float">
            <text:p>7908</text:p>
          </table:table-cell>
          <table:table-cell office:value-type="float" office:value="11174" calcext:value-type="float">
            <text:p>11174</text:p>
          </table:table-cell>
          <table:table-cell office:value-type="float" office:value="11793" calcext:value-type="float">
            <text:p>11793</text:p>
          </table:table-cell>
          <table:table-cell office:value-type="float" office:value="504174" calcext:value-type="float">
            <text:p>504174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311031" calcext:value-type="float">
            <text:p>311031</text:p>
          </table:table-cell>
          <table:table-cell office:value-type="float" office:value="217702" calcext:value-type="float">
            <text:p>217702</text:p>
          </table:table-cell>
          <table:table-cell office:value-type="float" office:value="8213" calcext:value-type="float">
            <text:p>8213</text:p>
          </table:table-cell>
          <table:table-cell office:value-type="float" office:value="11547" calcext:value-type="float">
            <text:p>11547</text:p>
          </table:table-cell>
          <table:table-cell office:value-type="float" office:value="11726" calcext:value-type="float">
            <text:p>11726</text:p>
          </table:table-cell>
          <table:table-cell office:value-type="float" office:value="560219" calcext:value-type="float">
            <text:p>560219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216416" calcext:value-type="float">
            <text:p>216416</text:p>
          </table:table-cell>
          <table:table-cell office:value-type="float" office:value="182931" calcext:value-type="float">
            <text:p>182931</text:p>
          </table:table-cell>
          <table:table-cell office:value-type="float" office:value="6415" calcext:value-type="float">
            <text:p>6415</text:p>
          </table:table-cell>
          <table:table-cell office:value-type="float" office:value="9531" calcext:value-type="float">
            <text:p>9531</text:p>
          </table:table-cell>
          <table:table-cell office:value-type="float" office:value="10091" calcext:value-type="float">
            <text:p>10091</text:p>
          </table:table-cell>
          <table:table-cell office:value-type="float" office:value="425384" calcext:value-type="float">
            <text:p>425384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362978" calcext:value-type="float">
            <text:p>362978</text:p>
          </table:table-cell>
          <table:table-cell office:value-type="float" office:value="200948" calcext:value-type="float">
            <text:p>200948</text:p>
          </table:table-cell>
          <table:table-cell office:value-type="float" office:value="7053" calcext:value-type="float">
            <text:p>7053</text:p>
          </table:table-cell>
          <table:table-cell office:value-type="float" office:value="10451" calcext:value-type="float">
            <text:p>10451</text:p>
          </table:table-cell>
          <table:table-cell office:value-type="float" office:value="10410" calcext:value-type="float">
            <text:p>10410</text:p>
          </table:table-cell>
          <table:table-cell office:value-type="float" office:value="591840" calcext:value-type="float">
            <text:p>591840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58798" calcext:value-type="float">
            <text:p>258798</text:p>
          </table:table-cell>
          <table:table-cell office:value-type="float" office:value="230074" calcext:value-type="float">
            <text:p>230074</text:p>
          </table:table-cell>
          <table:table-cell office:value-type="float" office:value="8408" calcext:value-type="float">
            <text:p>8408</text:p>
          </table:table-cell>
          <table:table-cell office:value-type="float" office:value="12062" calcext:value-type="float">
            <text:p>12062</text:p>
          </table:table-cell>
          <table:table-cell office:value-type="float" office:value="12946" calcext:value-type="float">
            <text:p>12946</text:p>
          </table:table-cell>
          <table:table-cell office:value-type="float" office:value="522288" calcext:value-type="float">
            <text:p>522288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95342" calcext:value-type="float">
            <text:p>295342</text:p>
          </table:table-cell>
          <table:table-cell office:value-type="float" office:value="285291" calcext:value-type="float">
            <text:p>285291</text:p>
          </table:table-cell>
          <table:table-cell office:value-type="float" office:value="9839" calcext:value-type="float">
            <text:p>9839</text:p>
          </table:table-cell>
          <table:table-cell office:value-type="float" office:value="14601" calcext:value-type="float">
            <text:p>14601</text:p>
          </table:table-cell>
          <table:table-cell office:value-type="float" office:value="15591" calcext:value-type="float">
            <text:p>15591</text:p>
          </table:table-cell>
          <table:table-cell office:value-type="float" office:value="620664" calcext:value-type="float">
            <text:p>620664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45580" calcext:value-type="float">
            <text:p>245580</text:p>
          </table:table-cell>
          <table:table-cell office:value-type="float" office:value="235356" calcext:value-type="float">
            <text:p>235356</text:p>
          </table:table-cell>
          <table:table-cell office:value-type="float" office:value="8528" calcext:value-type="float">
            <text:p>8528</text:p>
          </table:table-cell>
          <table:table-cell office:value-type="float" office:value="12474" calcext:value-type="float">
            <text:p>12474</text:p>
          </table:table-cell>
          <table:table-cell office:value-type="float" office:value="12377" calcext:value-type="float">
            <text:p>12377</text:p>
          </table:table-cell>
          <table:table-cell office:value-type="float" office:value="514315" calcext:value-type="float">
            <text:p>514315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257794" calcext:value-type="float">
            <text:p>257794</text:p>
          </table:table-cell>
          <table:table-cell office:value-type="float" office:value="241280" calcext:value-type="float">
            <text:p>241280</text:p>
          </table:table-cell>
          <table:table-cell office:value-type="float" office:value="7518" calcext:value-type="float">
            <text:p>7518</text:p>
          </table:table-cell>
          <table:table-cell office:value-type="float" office:value="11454" calcext:value-type="float">
            <text:p>11454</text:p>
          </table:table-cell>
          <table:table-cell office:value-type="float" office:value="12995" calcext:value-type="float">
            <text:p>12995</text:p>
          </table:table-cell>
          <table:table-cell office:value-type="float" office:value="531041" calcext:value-type="float">
            <text:p>531041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222046" calcext:value-type="float">
            <text:p>222046</text:p>
          </table:table-cell>
          <table:table-cell office:value-type="float" office:value="193542" calcext:value-type="float">
            <text:p>193542</text:p>
          </table:table-cell>
          <table:table-cell office:value-type="float" office:value="6368" calcext:value-type="float">
            <text:p>6368</text:p>
          </table:table-cell>
          <table:table-cell office:value-type="float" office:value="10188" calcext:value-type="float">
            <text:p>10188</text:p>
          </table:table-cell>
          <table:table-cell office:value-type="float" office:value="11452" calcext:value-type="float">
            <text:p>11452</text:p>
          </table:table-cell>
          <table:table-cell office:value-type="float" office:value="443596" calcext:value-type="float">
            <text:p>443596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202662" calcext:value-type="float">
            <text:p>202662</text:p>
          </table:table-cell>
          <table:table-cell office:value-type="float" office:value="173017" calcext:value-type="float">
            <text:p>173017</text:p>
          </table:table-cell>
          <table:table-cell office:value-type="float" office:value="5717" calcext:value-type="float">
            <text:p>5717</text:p>
          </table:table-cell>
          <table:table-cell office:value-type="float" office:value="9194" calcext:value-type="float">
            <text:p>9194</text:p>
          </table:table-cell>
          <table:table-cell office:value-type="float" office:value="10713" calcext:value-type="float">
            <text:p>10713</text:p>
          </table:table-cell>
          <table:table-cell office:value-type="float" office:value="401303" calcext:value-type="float">
            <text:p>401303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05240" calcext:value-type="float">
            <text:p>205240</text:p>
          </table:table-cell>
          <table:table-cell office:value-type="float" office:value="177465" calcext:value-type="float">
            <text:p>177465</text:p>
          </table:table-cell>
          <table:table-cell office:value-type="float" office:value="6571" calcext:value-type="float">
            <text:p>6571</text:p>
          </table:table-cell>
          <table:table-cell office:value-type="float" office:value="9407" calcext:value-type="float">
            <text:p>9407</text:p>
          </table:table-cell>
          <table:table-cell office:value-type="float" office:value="10170" calcext:value-type="float">
            <text:p>10170</text:p>
          </table:table-cell>
          <table:table-cell office:value-type="float" office:value="408853" calcext:value-type="float">
            <text:p>408853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19784" calcext:value-type="float">
            <text:p>219784</text:p>
          </table:table-cell>
          <table:table-cell office:value-type="float" office:value="194675" calcext:value-type="float">
            <text:p>194675</text:p>
          </table:table-cell>
          <table:table-cell office:value-type="float" office:value="6918" calcext:value-type="float">
            <text:p>6918</text:p>
          </table:table-cell>
          <table:table-cell office:value-type="float" office:value="10385" calcext:value-type="float">
            <text:p>10385</text:p>
          </table:table-cell>
          <table:table-cell office:value-type="float" office:value="9735" calcext:value-type="float">
            <text:p>9735</text:p>
          </table:table-cell>
          <table:table-cell office:value-type="float" office:value="441497" calcext:value-type="float">
            <text:p>441497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71455" calcext:value-type="float">
            <text:p>271455</text:p>
          </table:table-cell>
          <table:table-cell office:value-type="float" office:value="262341" calcext:value-type="float">
            <text:p>262341</text:p>
          </table:table-cell>
          <table:table-cell office:value-type="float" office:value="8626" calcext:value-type="float">
            <text:p>8626</text:p>
          </table:table-cell>
          <table:table-cell office:value-type="float" office:value="13459" calcext:value-type="float">
            <text:p>13459</text:p>
          </table:table-cell>
          <table:table-cell office:value-type="float" office:value="11184" calcext:value-type="float">
            <text:p>11184</text:p>
          </table:table-cell>
          <table:table-cell office:value-type="float" office:value="567065" calcext:value-type="float">
            <text:p>567065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56790" calcext:value-type="float">
            <text:p>256790</text:p>
          </table:table-cell>
          <table:table-cell office:value-type="float" office:value="261937" calcext:value-type="float">
            <text:p>261937</text:p>
          </table:table-cell>
          <table:table-cell office:value-type="float" office:value="9039" calcext:value-type="float">
            <text:p>9039</text:p>
          </table:table-cell>
          <table:table-cell office:value-type="float" office:value="14267" calcext:value-type="float">
            <text:p>14267</text:p>
          </table:table-cell>
          <table:table-cell office:value-type="float" office:value="11878" calcext:value-type="float">
            <text:p>11878</text:p>
          </table:table-cell>
          <table:table-cell office:value-type="float" office:value="553911" calcext:value-type="float">
            <text:p>553911</text:p>
          </table:table-cell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203410" calcext:value-type="float">
            <text:p>203410</text:p>
          </table:table-cell>
          <table:table-cell office:value-type="float" office:value="212382" calcext:value-type="float">
            <text:p>212382</text:p>
          </table:table-cell>
          <table:table-cell office:value-type="float" office:value="6505" calcext:value-type="float">
            <text:p>6505</text:p>
          </table:table-cell>
          <table:table-cell office:value-type="float" office:value="11100" calcext:value-type="float">
            <text:p>11100</text:p>
          </table:table-cell>
          <table:table-cell office:value-type="float" office:value="10158" calcext:value-type="float">
            <text:p>10158</text:p>
          </table:table-cell>
          <table:table-cell office:value-type="float" office:value="443555" calcext:value-type="float">
            <text:p>443555</text:p>
          </table:table-cell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23288" calcext:value-type="float">
            <text:p>223288</text:p>
          </table:table-cell>
          <table:table-cell office:value-type="float" office:value="224003" calcext:value-type="float">
            <text:p>224003</text:p>
          </table:table-cell>
          <table:table-cell office:value-type="float" office:value="6930" calcext:value-type="float">
            <text:p>6930</text:p>
          </table:table-cell>
          <table:table-cell office:value-type="float" office:value="12060" calcext:value-type="float">
            <text:p>12060</text:p>
          </table:table-cell>
          <table:table-cell office:value-type="float" office:value="10715" calcext:value-type="float">
            <text:p>10715</text:p>
          </table:table-cell>
          <table:table-cell office:value-type="float" office:value="476996" calcext:value-type="float">
            <text:p>476996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95419" calcext:value-type="float">
            <text:p>195419</text:p>
          </table:table-cell>
          <table:table-cell office:value-type="float" office:value="210013" calcext:value-type="float">
            <text:p>210013</text:p>
          </table:table-cell>
          <table:table-cell office:value-type="float" office:value="7017" calcext:value-type="float">
            <text:p>7017</text:p>
          </table:table-cell>
          <table:table-cell office:value-type="float" office:value="10880" calcext:value-type="float">
            <text:p>10880</text:p>
          </table:table-cell>
          <table:table-cell office:value-type="float" office:value="9966" calcext:value-type="float">
            <text:p>9966</text:p>
          </table:table-cell>
          <table:table-cell office:value-type="float" office:value="433295" calcext:value-type="float">
            <text:p>433295</text:p>
          </table:table-cell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24300" calcext:value-type="float">
            <text:p>224300</text:p>
          </table:table-cell>
          <table:table-cell office:value-type="float" office:value="253187" calcext:value-type="float">
            <text:p>253187</text:p>
          </table:table-cell>
          <table:table-cell office:value-type="float" office:value="8262" calcext:value-type="float">
            <text:p>8262</text:p>
          </table:table-cell>
          <table:table-cell office:value-type="float" office:value="10605" calcext:value-type="float">
            <text:p>10605</text:p>
          </table:table-cell>
          <table:table-cell office:value-type="float" office:value="11575" calcext:value-type="float">
            <text:p>11575</text:p>
          </table:table-cell>
          <table:table-cell office:value-type="float" office:value="507929" calcext:value-type="float">
            <text:p>507929</text:p>
          </table:table-cell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85060" calcext:value-type="float">
            <text:p>185060</text:p>
          </table:table-cell>
          <table:table-cell office:value-type="float" office:value="212203" calcext:value-type="float">
            <text:p>212203</text:p>
          </table:table-cell>
          <table:table-cell office:value-type="float" office:value="6815" calcext:value-type="float">
            <text:p>6815</text:p>
          </table:table-cell>
          <table:table-cell office:value-type="float" office:value="10728" calcext:value-type="float">
            <text:p>10728</text:p>
          </table:table-cell>
          <table:table-cell office:value-type="float" office:value="9483" calcext:value-type="float">
            <text:p>9483</text:p>
          </table:table-cell>
          <table:table-cell office:value-type="float" office:value="424289" calcext:value-type="float">
            <text:p>424289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208799" calcext:value-type="float">
            <text:p>208799</text:p>
          </table:table-cell>
          <table:table-cell office:value-type="float" office:value="229446" calcext:value-type="float">
            <text:p>229446</text:p>
          </table:table-cell>
          <table:table-cell office:value-type="float" office:value="7497" calcext:value-type="float">
            <text:p>7497</text:p>
          </table:table-cell>
          <table:table-cell office:value-type="float" office:value="12229" calcext:value-type="float">
            <text:p>12229</text:p>
          </table:table-cell>
          <table:table-cell office:value-type="float" office:value="11451" calcext:value-type="float">
            <text:p>11451</text:p>
          </table:table-cell>
          <table:table-cell office:value-type="float" office:value="469422" calcext:value-type="float">
            <text:p>469422</text:p>
          </table:table-cell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60445" calcext:value-type="float">
            <text:p>160445</text:p>
          </table:table-cell>
          <table:table-cell office:value-type="float" office:value="173585" calcext:value-type="float">
            <text:p>173585</text:p>
          </table:table-cell>
          <table:table-cell office:value-type="float" office:value="5443" calcext:value-type="float">
            <text:p>5443</text:p>
          </table:table-cell>
          <table:table-cell office:value-type="float" office:value="8765" calcext:value-type="float">
            <text:p>8765</text:p>
          </table:table-cell>
          <table:table-cell office:value-type="float" office:value="9548" calcext:value-type="float">
            <text:p>9548</text:p>
          </table:table-cell>
          <table:table-cell office:value-type="float" office:value="357786" calcext:value-type="float">
            <text:p>357786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47808" calcext:value-type="float">
            <text:p>147808</text:p>
          </table:table-cell>
          <table:table-cell office:value-type="float" office:value="160779" calcext:value-type="float">
            <text:p>160779</text:p>
          </table:table-cell>
          <table:table-cell office:value-type="float" office:value="5311" calcext:value-type="float">
            <text:p>5311</text:p>
          </table:table-cell>
          <table:table-cell office:value-type="float" office:value="8703" calcext:value-type="float">
            <text:p>8703</text:p>
          </table:table-cell>
          <table:table-cell office:value-type="float" office:value="9398" calcext:value-type="float">
            <text:p>9398</text:p>
          </table:table-cell>
          <table:table-cell office:value-type="float" office:value="331999" calcext:value-type="float">
            <text:p>331999</text:p>
          </table:table-cell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45047" calcext:value-type="float">
            <text:p>145047</text:p>
          </table:table-cell>
          <table:table-cell office:value-type="float" office:value="155656" calcext:value-type="float">
            <text:p>155656</text:p>
          </table:table-cell>
          <table:table-cell office:value-type="float" office:value="5721" calcext:value-type="float">
            <text:p>5721</text:p>
          </table:table-cell>
          <table:table-cell office:value-type="float" office:value="8302" calcext:value-type="float">
            <text:p>8302</text:p>
          </table:table-cell>
          <table:table-cell office:value-type="float" office:value="8818" calcext:value-type="float">
            <text:p>8818</text:p>
          </table:table-cell>
          <table:table-cell office:value-type="float" office:value="323544" calcext:value-type="float">
            <text:p>323544</text:p>
          </table:table-cell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74195" calcext:value-type="float">
            <text:p>174195</text:p>
          </table:table-cell>
          <table:table-cell office:value-type="float" office:value="183115" calcext:value-type="float">
            <text:p>183115</text:p>
          </table:table-cell>
          <table:table-cell office:value-type="float" office:value="6889" calcext:value-type="float">
            <text:p>6889</text:p>
          </table:table-cell>
          <table:table-cell office:value-type="float" office:value="9944" calcext:value-type="float">
            <text:p>9944</text:p>
          </table:table-cell>
          <table:table-cell office:value-type="float" office:value="8738" calcext:value-type="float">
            <text:p>8738</text:p>
          </table:table-cell>
          <table:table-cell office:value-type="float" office:value="382881" calcext:value-type="float">
            <text:p>382881</text:p>
          </table:table-cell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21131" calcext:value-type="float">
            <text:p>221131</text:p>
          </table:table-cell>
          <table:table-cell office:value-type="float" office:value="243614" calcext:value-type="float">
            <text:p>243614</text:p>
          </table:table-cell>
          <table:table-cell office:value-type="float" office:value="8510" calcext:value-type="float">
            <text:p>8510</text:p>
          </table:table-cell>
          <table:table-cell office:value-type="float" office:value="12932" calcext:value-type="float">
            <text:p>12932</text:p>
          </table:table-cell>
          <table:table-cell office:value-type="float" office:value="10667" calcext:value-type="float">
            <text:p>10667</text:p>
          </table:table-cell>
          <table:table-cell office:value-type="float" office:value="496854" calcext:value-type="float">
            <text:p>496854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11901" calcext:value-type="float">
            <text:p>211901</text:p>
          </table:table-cell>
          <table:table-cell office:value-type="float" office:value="253387" calcext:value-type="float">
            <text:p>253387</text:p>
          </table:table-cell>
          <table:table-cell office:value-type="float" office:value="8526" calcext:value-type="float">
            <text:p>8526</text:p>
          </table:table-cell>
          <table:table-cell office:value-type="float" office:value="13182" calcext:value-type="float">
            <text:p>13182</text:p>
          </table:table-cell>
          <table:table-cell office:value-type="float" office:value="10860" calcext:value-type="float">
            <text:p>10860</text:p>
          </table:table-cell>
          <table:table-cell office:value-type="float" office:value="497856" calcext:value-type="float">
            <text:p>497856</text:p>
          </table:table-cell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75007" calcext:value-type="float">
            <text:p>175007</text:p>
          </table:table-cell>
          <table:table-cell office:value-type="float" office:value="202226" calcext:value-type="float">
            <text:p>202226</text:p>
          </table:table-cell>
          <table:table-cell office:value-type="float" office:value="6188" calcext:value-type="float">
            <text:p>6188</text:p>
          </table:table-cell>
          <table:table-cell office:value-type="float" office:value="10516" calcext:value-type="float">
            <text:p>10516</text:p>
          </table:table-cell>
          <table:table-cell office:value-type="float" office:value="8823" calcext:value-type="float">
            <text:p>8823</text:p>
          </table:table-cell>
          <table:table-cell office:value-type="float" office:value="402760" calcext:value-type="float">
            <text:p>402760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80630" calcext:value-type="float">
            <text:p>180630</text:p>
          </table:table-cell>
          <table:table-cell office:value-type="float" office:value="227459" calcext:value-type="float">
            <text:p>227459</text:p>
          </table:table-cell>
          <table:table-cell office:value-type="float" office:value="7171" calcext:value-type="float">
            <text:p>7171</text:p>
          </table:table-cell>
          <table:table-cell office:value-type="float" office:value="11475" calcext:value-type="float">
            <text:p>11475</text:p>
          </table:table-cell>
          <table:table-cell office:value-type="float" office:value="9971" calcext:value-type="float">
            <text:p>9971</text:p>
          </table:table-cell>
          <table:table-cell office:value-type="float" office:value="436706" calcext:value-type="float">
            <text:p>436706</text:p>
          </table:table-cell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87230" calcext:value-type="float">
            <text:p>187230</text:p>
          </table:table-cell>
          <table:table-cell office:value-type="float" office:value="225925" calcext:value-type="float">
            <text:p>225925</text:p>
          </table:table-cell>
          <table:table-cell office:value-type="float" office:value="7714" calcext:value-type="float">
            <text:p>7714</text:p>
          </table:table-cell>
          <table:table-cell office:value-type="float" office:value="11625" calcext:value-type="float">
            <text:p>11625</text:p>
          </table:table-cell>
          <table:table-cell office:value-type="float" office:value="10449" calcext:value-type="float">
            <text:p>10449</text:p>
          </table:table-cell>
          <table:table-cell office:value-type="float" office:value="442943" calcext:value-type="float">
            <text:p>442943</text:p>
          </table:table-cell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226465" calcext:value-type="float">
            <text:p>226465</text:p>
          </table:table-cell>
          <table:table-cell office:value-type="float" office:value="274799" calcext:value-type="float">
            <text:p>274799</text:p>
          </table:table-cell>
          <table:table-cell office:value-type="float" office:value="9937" calcext:value-type="float">
            <text:p>9937</text:p>
          </table:table-cell>
          <table:table-cell office:value-type="float" office:value="14580" calcext:value-type="float">
            <text:p>14580</text:p>
          </table:table-cell>
          <table:table-cell office:value-type="float" office:value="12470" calcext:value-type="float">
            <text:p>12470</text:p>
          </table:table-cell>
          <table:table-cell office:value-type="float" office:value="538251" calcext:value-type="float">
            <text:p>538251</text:p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220303" calcext:value-type="float">
            <text:p>220303</text:p>
          </table:table-cell>
          <table:table-cell office:value-type="float" office:value="268080" calcext:value-type="float">
            <text:p>268080</text:p>
          </table:table-cell>
          <table:table-cell office:value-type="float" office:value="9802" calcext:value-type="float">
            <text:p>9802</text:p>
          </table:table-cell>
          <table:table-cell office:value-type="float" office:value="14234" calcext:value-type="float">
            <text:p>14234</text:p>
          </table:table-cell>
          <table:table-cell office:value-type="float" office:value="12344" calcext:value-type="float">
            <text:p>12344</text:p>
          </table:table-cell>
          <table:table-cell office:value-type="float" office:value="524763" calcext:value-type="float">
            <text:p>524763</text:p>
          </table:table-cell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206520" calcext:value-type="float">
            <text:p>206520</text:p>
          </table:table-cell>
          <table:table-cell office:value-type="float" office:value="270224" calcext:value-type="float">
            <text:p>270224</text:p>
          </table:table-cell>
          <table:table-cell office:value-type="float" office:value="9828" calcext:value-type="float">
            <text:p>9828</text:p>
          </table:table-cell>
          <table:table-cell office:value-type="float" office:value="13839" calcext:value-type="float">
            <text:p>13839</text:p>
          </table:table-cell>
          <table:table-cell office:value-type="float" office:value="11629" calcext:value-type="float">
            <text:p>11629</text:p>
          </table:table-cell>
          <table:table-cell office:value-type="float" office:value="512040" calcext:value-type="float">
            <text:p>51204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57592" calcext:value-type="float">
            <text:p>157592</text:p>
          </table:table-cell>
          <table:table-cell office:value-type="float" office:value="209768" calcext:value-type="float">
            <text:p>209768</text:p>
          </table:table-cell>
          <table:table-cell office:value-type="float" office:value="7594" calcext:value-type="float">
            <text:p>7594</text:p>
          </table:table-cell>
          <table:table-cell office:value-type="float" office:value="10533" calcext:value-type="float">
            <text:p>10533</text:p>
          </table:table-cell>
          <table:table-cell office:value-type="float" office:value="9952" calcext:value-type="float">
            <text:p>9952</text:p>
          </table:table-cell>
          <table:table-cell office:value-type="float" office:value="395439" calcext:value-type="float">
            <text:p>395439</text:p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76087" calcext:value-type="float">
            <text:p>176087</text:p>
          </table:table-cell>
          <table:table-cell office:value-type="float" office:value="216458" calcext:value-type="float">
            <text:p>216458</text:p>
          </table:table-cell>
          <table:table-cell office:value-type="float" office:value="7906" calcext:value-type="float">
            <text:p>7906</text:p>
          </table:table-cell>
          <table:table-cell office:value-type="float" office:value="10600" calcext:value-type="float">
            <text:p>10600</text:p>
          </table:table-cell>
          <table:table-cell office:value-type="float" office:value="10566" calcext:value-type="float">
            <text:p>10566</text:p>
          </table:table-cell>
          <table:table-cell office:value-type="float" office:value="421617" calcext:value-type="float">
            <text:p>421617</text:p>
          </table:table-cell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60232" calcext:value-type="float">
            <text:p>160232</text:p>
          </table:table-cell>
          <table:table-cell office:value-type="float" office:value="204509" calcext:value-type="float">
            <text:p>204509</text:p>
          </table:table-cell>
          <table:table-cell office:value-type="float" office:value="8578" calcext:value-type="float">
            <text:p>8578</text:p>
          </table:table-cell>
          <table:table-cell office:value-type="float" office:value="10663" calcext:value-type="float">
            <text:p>10663</text:p>
          </table:table-cell>
          <table:table-cell office:value-type="float" office:value="9009" calcext:value-type="float">
            <text:p>9009</text:p>
          </table:table-cell>
          <table:table-cell office:value-type="float" office:value="392991" calcext:value-type="float">
            <text:p>392991</text:p>
          </table:table-cell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84842" calcext:value-type="float">
            <text:p>184842</text:p>
          </table:table-cell>
          <table:table-cell office:value-type="float" office:value="236429" calcext:value-type="float">
            <text:p>236429</text:p>
          </table:table-cell>
          <table:table-cell office:value-type="float" office:value="10280" calcext:value-type="float">
            <text:p>10280</text:p>
          </table:table-cell>
          <table:table-cell office:value-type="float" office:value="12265" calcext:value-type="float">
            <text:p>12265</text:p>
          </table:table-cell>
          <table:table-cell office:value-type="float" office:value="9623" calcext:value-type="float">
            <text:p>9623</text:p>
          </table:table-cell>
          <table:table-cell office:value-type="float" office:value="453439" calcext:value-type="float">
            <text:p>453439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39442" calcext:value-type="float">
            <text:p>239442</text:p>
          </table:table-cell>
          <table:table-cell office:value-type="float" office:value="309289" calcext:value-type="float">
            <text:p>309289</text:p>
          </table:table-cell>
          <table:table-cell office:value-type="float" office:value="13006" calcext:value-type="float">
            <text:p>13006</text:p>
          </table:table-cell>
          <table:table-cell office:value-type="float" office:value="15850" calcext:value-type="float">
            <text:p>15850</text:p>
          </table:table-cell>
          <table:table-cell office:value-type="float" office:value="11343" calcext:value-type="float">
            <text:p>11343</text:p>
          </table:table-cell>
          <table:table-cell office:value-type="float" office:value="588930" calcext:value-type="float">
            <text:p>588930</text:p>
          </table:table-cell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238924" calcext:value-type="float">
            <text:p>238924</text:p>
          </table:table-cell>
          <table:table-cell office:value-type="float" office:value="327288" calcext:value-type="float">
            <text:p>327288</text:p>
          </table:table-cell>
          <table:table-cell office:value-type="float" office:value="12761" calcext:value-type="float">
            <text:p>12761</text:p>
          </table:table-cell>
          <table:table-cell office:value-type="float" office:value="16420" calcext:value-type="float">
            <text:p>16420</text:p>
          </table:table-cell>
          <table:table-cell office:value-type="float" office:value="11747" calcext:value-type="float">
            <text:p>11747</text:p>
          </table:table-cell>
          <table:table-cell office:value-type="float" office:value="607140" calcext:value-type="float">
            <text:p>607140</text:p>
          </table:table-cell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02271" calcext:value-type="float">
            <text:p>202271</text:p>
          </table:table-cell>
          <table:table-cell office:value-type="float" office:value="271698" calcext:value-type="float">
            <text:p>271698</text:p>
          </table:table-cell>
          <table:table-cell office:value-type="float" office:value="10055" calcext:value-type="float">
            <text:p>10055</text:p>
          </table:table-cell>
          <table:table-cell office:value-type="float" office:value="13086" calcext:value-type="float">
            <text:p>13086</text:p>
          </table:table-cell>
          <table:table-cell office:value-type="float" office:value="9929" calcext:value-type="float">
            <text:p>9929</text:p>
          </table:table-cell>
          <table:table-cell office:value-type="float" office:value="507039" calcext:value-type="float">
            <text:p>507039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200468" calcext:value-type="float">
            <text:p>200468</text:p>
          </table:table-cell>
          <table:table-cell office:value-type="float" office:value="269593" calcext:value-type="float">
            <text:p>269593</text:p>
          </table:table-cell>
          <table:table-cell office:value-type="float" office:value="9714" calcext:value-type="float">
            <text:p>9714</text:p>
          </table:table-cell>
          <table:table-cell office:value-type="float" office:value="13254" calcext:value-type="float">
            <text:p>13254</text:p>
          </table:table-cell>
          <table:table-cell office:value-type="float" office:value="9402" calcext:value-type="float">
            <text:p>9402</text:p>
          </table:table-cell>
          <table:table-cell office:value-type="float" office:value="502431" calcext:value-type="float">
            <text:p>502431</text:p>
          </table:table-cell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81538" calcext:value-type="float">
            <text:p>181538</text:p>
          </table:table-cell>
          <table:table-cell office:value-type="float" office:value="245518" calcext:value-type="float">
            <text:p>245518</text:p>
          </table:table-cell>
          <table:table-cell office:value-type="float" office:value="10326" calcext:value-type="float">
            <text:p>10326</text:p>
          </table:table-cell>
          <table:table-cell office:value-type="float" office:value="12209" calcext:value-type="float">
            <text:p>12209</text:p>
          </table:table-cell>
          <table:table-cell office:value-type="float" office:value="9522" calcext:value-type="float">
            <text:p>9522</text:p>
          </table:table-cell>
          <table:table-cell office:value-type="float" office:value="459113" calcext:value-type="float">
            <text:p>459113</text:p>
          </table:table-cell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28349" calcext:value-type="float">
            <text:p>228349</text:p>
          </table:table-cell>
          <table:table-cell office:value-type="float" office:value="319134" calcext:value-type="float">
            <text:p>319134</text:p>
          </table:table-cell>
          <table:table-cell office:value-type="float" office:value="12032" calcext:value-type="float">
            <text:p>12032</text:p>
          </table:table-cell>
          <table:table-cell office:value-type="float" office:value="14934" calcext:value-type="float">
            <text:p>14934</text:p>
          </table:table-cell>
          <table:table-cell office:value-type="float" office:value="12616" calcext:value-type="float">
            <text:p>12616</text:p>
          </table:table-cell>
          <table:table-cell office:value-type="float" office:value="587065" calcext:value-type="float">
            <text:p>587065</text:p>
          </table:table-cell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27999" calcext:value-type="float">
            <text:p>227999</text:p>
          </table:table-cell>
          <table:table-cell office:value-type="float" office:value="346796" calcext:value-type="float">
            <text:p>346796</text:p>
          </table:table-cell>
          <table:table-cell office:value-type="float" office:value="12899" calcext:value-type="float">
            <text:p>12899</text:p>
          </table:table-cell>
          <table:table-cell office:value-type="float" office:value="16415" calcext:value-type="float">
            <text:p>16415</text:p>
          </table:table-cell>
          <table:table-cell office:value-type="float" office:value="13645" calcext:value-type="float">
            <text:p>13645</text:p>
          </table:table-cell>
          <table:table-cell office:value-type="float" office:value="617754" calcext:value-type="float">
            <text:p>617754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34684" calcext:value-type="float">
            <text:p>234684</text:p>
          </table:table-cell>
          <table:table-cell office:value-type="float" office:value="348614" calcext:value-type="float">
            <text:p>348614</text:p>
          </table:table-cell>
          <table:table-cell office:value-type="float" office:value="13666" calcext:value-type="float">
            <text:p>13666</text:p>
          </table:table-cell>
          <table:table-cell office:value-type="float" office:value="16594" calcext:value-type="float">
            <text:p>16594</text:p>
          </table:table-cell>
          <table:table-cell office:value-type="float" office:value="13897" calcext:value-type="float">
            <text:p>13897</text:p>
          </table:table-cell>
          <table:table-cell office:value-type="float" office:value="627455" calcext:value-type="float">
            <text:p>627455</text:p>
          </table:table-cell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97538" calcext:value-type="float">
            <text:p>197538</text:p>
          </table:table-cell>
          <table:table-cell office:value-type="float" office:value="301880" calcext:value-type="float">
            <text:p>301880</text:p>
          </table:table-cell>
          <table:table-cell office:value-type="float" office:value="11047" calcext:value-type="float">
            <text:p>11047</text:p>
          </table:table-cell>
          <table:table-cell office:value-type="float" office:value="13670" calcext:value-type="float">
            <text:p>13670</text:p>
          </table:table-cell>
          <table:table-cell office:value-type="float" office:value="12270" calcext:value-type="float">
            <text:p>12270</text:p>
          </table:table-cell>
          <table:table-cell office:value-type="float" office:value="536405" calcext:value-type="float">
            <text:p>536405</text:p>
          </table:table-cell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65544" calcext:value-type="float">
            <text:p>165544</text:p>
          </table:table-cell>
          <table:table-cell office:value-type="float" office:value="258436" calcext:value-type="float">
            <text:p>258436</text:p>
          </table:table-cell>
          <table:table-cell office:value-type="float" office:value="9434" calcext:value-type="float">
            <text:p>9434</text:p>
          </table:table-cell>
          <table:table-cell office:value-type="float" office:value="10990" calcext:value-type="float">
            <text:p>10990</text:p>
          </table:table-cell>
          <table:table-cell office:value-type="float" office:value="10341" calcext:value-type="float">
            <text:p>10341</text:p>
          </table:table-cell>
          <table:table-cell office:value-type="float" office:value="454745" calcext:value-type="float">
            <text:p>454745</text:p>
          </table:table-cell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58778" calcext:value-type="float">
            <text:p>158778</text:p>
          </table:table-cell>
          <table:table-cell office:value-type="float" office:value="246744" calcext:value-type="float">
            <text:p>246744</text:p>
          </table:table-cell>
          <table:table-cell office:value-type="float" office:value="10012" calcext:value-type="float">
            <text:p>10012</text:p>
          </table:table-cell>
          <table:table-cell office:value-type="float" office:value="11909" calcext:value-type="float">
            <text:p>11909</text:p>
          </table:table-cell>
          <table:table-cell office:value-type="float" office:value="9702" calcext:value-type="float">
            <text:p>9702</text:p>
          </table:table-cell>
          <table:table-cell office:value-type="float" office:value="437145" calcext:value-type="float">
            <text:p>437145</text:p>
          </table:table-cell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88436" calcext:value-type="float">
            <text:p>188436</text:p>
          </table:table-cell>
          <table:table-cell office:value-type="float" office:value="285760" calcext:value-type="float">
            <text:p>285760</text:p>
          </table:table-cell>
          <table:table-cell office:value-type="float" office:value="11686" calcext:value-type="float">
            <text:p>11686</text:p>
          </table:table-cell>
          <table:table-cell office:value-type="float" office:value="13585" calcext:value-type="float">
            <text:p>13585</text:p>
          </table:table-cell>
          <table:table-cell office:value-type="float" office:value="10508" calcext:value-type="float">
            <text:p>10508</text:p>
          </table:table-cell>
          <table:table-cell office:value-type="float" office:value="509975" calcext:value-type="float">
            <text:p>509975</text:p>
          </table:table-cell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202816" calcext:value-type="float">
            <text:p>202816</text:p>
          </table:table-cell>
          <table:table-cell office:value-type="float" office:value="345394" calcext:value-type="float">
            <text:p>345394</text:p>
          </table:table-cell>
          <table:table-cell office:value-type="float" office:value="12326" calcext:value-type="float">
            <text:p>12326</text:p>
          </table:table-cell>
          <table:table-cell office:value-type="float" office:value="15871" calcext:value-type="float">
            <text:p>15871</text:p>
          </table:table-cell>
          <table:table-cell office:value-type="float" office:value="11115" calcext:value-type="float">
            <text:p>11115</text:p>
          </table:table-cell>
          <table:table-cell office:value-type="float" office:value="587522" calcext:value-type="float">
            <text:p>587522</text:p>
          </table:table-cell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207110" calcext:value-type="float">
            <text:p>207110</text:p>
          </table:table-cell>
          <table:table-cell office:value-type="float" office:value="370986" calcext:value-type="float">
            <text:p>370986</text:p>
          </table:table-cell>
          <table:table-cell office:value-type="float" office:value="12453" calcext:value-type="float">
            <text:p>12453</text:p>
          </table:table-cell>
          <table:table-cell office:value-type="float" office:value="17119" calcext:value-type="float">
            <text:p>17119</text:p>
          </table:table-cell>
          <table:table-cell office:value-type="float" office:value="11601" calcext:value-type="float">
            <text:p>11601</text:p>
          </table:table-cell>
          <table:table-cell office:value-type="float" office:value="619269" calcext:value-type="float">
            <text:p>619269</text:p>
          </table:table-cell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78830" calcext:value-type="float">
            <text:p>178830</text:p>
          </table:table-cell>
          <table:table-cell office:value-type="float" office:value="325698" calcext:value-type="float">
            <text:p>325698</text:p>
          </table:table-cell>
          <table:table-cell office:value-type="float" office:value="10435" calcext:value-type="float">
            <text:p>10435</text:p>
          </table:table-cell>
          <table:table-cell office:value-type="float" office:value="14640" calcext:value-type="float">
            <text:p>14640</text:p>
          </table:table-cell>
          <table:table-cell office:value-type="float" office:value="10766" calcext:value-type="float">
            <text:p>10766</text:p>
          </table:table-cell>
          <table:table-cell office:value-type="float" office:value="540369" calcext:value-type="float">
            <text:p>540369</text:p>
          </table:table-cell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85848" calcext:value-type="float">
            <text:p>185848</text:p>
          </table:table-cell>
          <table:table-cell office:value-type="float" office:value="336120" calcext:value-type="float">
            <text:p>336120</text:p>
          </table:table-cell>
          <table:table-cell office:value-type="float" office:value="11294" calcext:value-type="float">
            <text:p>11294</text:p>
          </table:table-cell>
          <table:table-cell office:value-type="float" office:value="15040" calcext:value-type="float">
            <text:p>15040</text:p>
          </table:table-cell>
          <table:table-cell office:value-type="float" office:value="11381" calcext:value-type="float">
            <text:p>11381</text:p>
          </table:table-cell>
          <table:table-cell office:value-type="float" office:value="559683" calcext:value-type="float">
            <text:p>559683</text:p>
          </table:table-cell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80575" calcext:value-type="float">
            <text:p>180575</text:p>
          </table:table-cell>
          <table:table-cell office:value-type="float" office:value="319767" calcext:value-type="float">
            <text:p>319767</text:p>
          </table:table-cell>
          <table:table-cell office:value-type="float" office:value="10701" calcext:value-type="float">
            <text:p>10701</text:p>
          </table:table-cell>
          <table:table-cell office:value-type="float" office:value="14624" calcext:value-type="float">
            <text:p>14624</text:p>
          </table:table-cell>
          <table:table-cell office:value-type="float" office:value="11317" calcext:value-type="float">
            <text:p>11317</text:p>
          </table:table-cell>
          <table:table-cell office:value-type="float" office:value="536984" calcext:value-type="float">
            <text:p>536984</text:p>
          </table:table-cell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30027" calcext:value-type="float">
            <text:p>230027</text:p>
          </table:table-cell>
          <table:table-cell office:value-type="float" office:value="413173" calcext:value-type="float">
            <text:p>413173</text:p>
          </table:table-cell>
          <table:table-cell office:value-type="float" office:value="13156" calcext:value-type="float">
            <text:p>13156</text:p>
          </table:table-cell>
          <table:table-cell office:value-type="float" office:value="18528" calcext:value-type="float">
            <text:p>18528</text:p>
          </table:table-cell>
          <table:table-cell office:value-type="float" office:value="14164" calcext:value-type="float">
            <text:p>14164</text:p>
          </table:table-cell>
          <table:table-cell office:value-type="float" office:value="689048" calcext:value-type="float">
            <text:p>689048</text:p>
          </table:table-cell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19806" calcext:value-type="float">
            <text:p>219806</text:p>
          </table:table-cell>
          <table:table-cell office:value-type="float" office:value="409421" calcext:value-type="float">
            <text:p>409421</text:p>
          </table:table-cell>
          <table:table-cell office:value-type="float" office:value="12895" calcext:value-type="float">
            <text:p>12895</text:p>
          </table:table-cell>
          <table:table-cell office:value-type="float" office:value="18653" calcext:value-type="float">
            <text:p>18653</text:p>
          </table:table-cell>
          <table:table-cell office:value-type="float" office:value="13450" calcext:value-type="float">
            <text:p>13450</text:p>
          </table:table-cell>
          <table:table-cell office:value-type="float" office:value="674225" calcext:value-type="float">
            <text:p>674225</text:p>
          </table:table-cell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08463" calcext:value-type="float">
            <text:p>208463</text:p>
          </table:table-cell>
          <table:table-cell office:value-type="float" office:value="389253" calcext:value-type="float">
            <text:p>389253</text:p>
          </table:table-cell>
          <table:table-cell office:value-type="float" office:value="11605" calcext:value-type="float">
            <text:p>11605</text:p>
          </table:table-cell>
          <table:table-cell office:value-type="float" office:value="17916" calcext:value-type="float">
            <text:p>17916</text:p>
          </table:table-cell>
          <table:table-cell office:value-type="float" office:value="12536" calcext:value-type="float">
            <text:p>12536</text:p>
          </table:table-cell>
          <table:table-cell office:value-type="float" office:value="639773" calcext:value-type="float">
            <text:p>6397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2349079" calcext:value-type="float">
            <text:p>62349079</text:p>
          </table:table-cell>
          <table:table-cell office:value-type="float" office:value="52366314" calcext:value-type="float">
            <text:p>52366314</text:p>
          </table:table-cell>
          <table:table-cell office:value-type="float" office:value="1098502" calcext:value-type="float">
            <text:p>1098502</text:p>
          </table:table-cell>
          <table:table-cell office:value-type="float" office:value="1832655" calcext:value-type="float">
            <text:p>1832655</text:p>
          </table:table-cell>
          <table:table-cell office:value-type="float" office:value="2356961" calcext:value-type="float">
            <text:p>2356961</text:p>
          </table:table-cell>
          <table:table-cell office:value-type="float" office:value="120003511" calcext:value-type="float">
            <text:p>120003511</text:p>
          </table:table-cell>
        </table:table-row>
      </table:table>
      <table:table table:name="Document Type - Abstract View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working_papers</text:p>
          </table:table-cell>
          <table:table-cell office:value-type="string" calcext:value-type="string">
            <text:p>journal_articles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hapters</text:p>
          </table:table-cell>
          <table:table-cell office:value-type="string" calcext:value-type="string">
            <text:p>software_item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998-01</text:p>
          </table:table-cell>
          <table:table-cell office:value-type="float" office:value="8741" calcext:value-type="float">
            <text:p>874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string" calcext:value-type="string">
            <text:p>1998-02</text:p>
          </table:table-cell>
          <table:table-cell office:value-type="float" office:value="13428" calcext:value-type="float">
            <text:p>1342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571" calcext:value-type="float">
            <text:p>13571</text:p>
          </table:table-cell>
        </table:table-row>
        <table:table-row table:style-name="ro1">
          <table:table-cell office:value-type="string" calcext:value-type="string">
            <text:p>1998-03</text:p>
          </table:table-cell>
          <table:table-cell office:value-type="float" office:value="18092" calcext:value-type="float">
            <text:p>18092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229" calcext:value-type="float">
            <text:p>18229</text:p>
          </table:table-cell>
        </table:table-row>
        <table:table-row table:style-name="ro1">
          <table:table-cell office:value-type="string" calcext:value-type="string">
            <text:p>1998-04</text:p>
          </table:table-cell>
          <table:table-cell office:value-type="float" office:value="21956" calcext:value-type="float">
            <text:p>21956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087" calcext:value-type="float">
            <text:p>22087</text:p>
          </table:table-cell>
        </table:table-row>
        <table:table-row table:style-name="ro1">
          <table:table-cell office:value-type="string" calcext:value-type="string">
            <text:p>1998-05</text:p>
          </table:table-cell>
          <table:table-cell office:value-type="float" office:value="55069" calcext:value-type="float">
            <text:p>55069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55753" calcext:value-type="float">
            <text:p>55753</text:p>
          </table:table-cell>
        </table:table-row>
        <table:table-row table:style-name="ro1">
          <table:table-cell office:value-type="string" calcext:value-type="string">
            <text:p>1998-06</text:p>
          </table:table-cell>
          <table:table-cell office:value-type="float" office:value="54064" calcext:value-type="float">
            <text:p>54064</text:p>
          </table:table-cell>
          <table:table-cell office:value-type="float" office:value="671" calcext:value-type="float">
            <text:p>671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55093" calcext:value-type="float">
            <text:p>55093</text:p>
          </table:table-cell>
        </table:table-row>
        <table:table-row table:style-name="ro1">
          <table:table-cell office:value-type="string" calcext:value-type="string">
            <text:p>1998-07</text:p>
          </table:table-cell>
          <table:table-cell office:value-type="float" office:value="70446" calcext:value-type="float">
            <text:p>70446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1238" calcext:value-type="float">
            <text:p>71238</text:p>
          </table:table-cell>
        </table:table-row>
        <table:table-row table:style-name="ro1">
          <table:table-cell office:value-type="string" calcext:value-type="string">
            <text:p>1998-08</text:p>
          </table:table-cell>
          <table:table-cell office:value-type="float" office:value="90226" calcext:value-type="float">
            <text:p>90226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92033" calcext:value-type="float">
            <text:p>92033</text:p>
          </table:table-cell>
        </table:table-row>
        <table:table-row table:style-name="ro1">
          <table:table-cell office:value-type="string" calcext:value-type="string">
            <text:p>1998-09</text:p>
          </table:table-cell>
          <table:table-cell office:value-type="float" office:value="57068" calcext:value-type="float">
            <text:p>57068</text:p>
          </table:table-cell>
          <table:table-cell office:value-type="float" office:value="657" calcext:value-type="float">
            <text:p>657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7818" calcext:value-type="float">
            <text:p>57818</text:p>
          </table:table-cell>
        </table:table-row>
        <table:table-row table:style-name="ro1">
          <table:table-cell office:value-type="string" calcext:value-type="string">
            <text:p>1998-10</text:p>
          </table:table-cell>
          <table:table-cell office:value-type="float" office:value="101636" calcext:value-type="float">
            <text:p>101636</text:p>
          </table:table-cell>
          <table:table-cell office:value-type="float" office:value="3104" calcext:value-type="float">
            <text:p>3104</text:p>
          </table:table-cell>
          <table:table-cell table:number-columns-repeated="2"/>
          <table:table-cell office:value-type="float" office:value="745" calcext:value-type="float">
            <text:p>745</text:p>
          </table:table-cell>
          <table:table-cell office:value-type="float" office:value="105485" calcext:value-type="float">
            <text:p>105485</text:p>
          </table:table-cell>
        </table:table-row>
        <table:table-row table:style-name="ro1">
          <table:table-cell office:value-type="string" calcext:value-type="string">
            <text:p>1998-11</text:p>
          </table:table-cell>
          <table:table-cell office:value-type="float" office:value="147252" calcext:value-type="float">
            <text:p>147252</text:p>
          </table:table-cell>
          <table:table-cell office:value-type="float" office:value="4147" calcext:value-type="float">
            <text:p>4147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office:value-type="float" office:value="152553" calcext:value-type="float">
            <text:p>152553</text:p>
          </table:table-cell>
        </table:table-row>
        <table:table-row table:style-name="ro1">
          <table:table-cell office:value-type="string" calcext:value-type="string">
            <text:p>1998-12</text:p>
          </table:table-cell>
          <table:table-cell office:value-type="float" office:value="71709" calcext:value-type="float">
            <text:p>71709</text:p>
          </table:table-cell>
          <table:table-cell office:value-type="float" office:value="1687" calcext:value-type="float">
            <text:p>1687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73822" calcext:value-type="float">
            <text:p>73822</text:p>
          </table:table-cell>
        </table:table-row>
        <table:table-row table:style-name="ro1">
          <table:table-cell office:value-type="string" calcext:value-type="string">
            <text:p>1999-01</text:p>
          </table:table-cell>
          <table:table-cell office:value-type="float" office:value="125282" calcext:value-type="float">
            <text:p>125282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 office:value-type="float" office:value="128755" calcext:value-type="float">
            <text:p>128755</text:p>
          </table:table-cell>
        </table:table-row>
        <table:table-row table:style-name="ro1">
          <table:table-cell office:value-type="string" calcext:value-type="string">
            <text:p>1999-02</text:p>
          </table:table-cell>
          <table:table-cell office:value-type="float" office:value="97130" calcext:value-type="float">
            <text:p>97130</text:p>
          </table:table-cell>
          <table:table-cell office:value-type="float" office:value="3305" calcext:value-type="float">
            <text:p>3305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100965" calcext:value-type="float">
            <text:p>100965</text:p>
          </table:table-cell>
        </table:table-row>
        <table:table-row table:style-name="ro1">
          <table:table-cell office:value-type="string" calcext:value-type="string">
            <text:p>1999-03</text:p>
          </table:table-cell>
          <table:table-cell office:value-type="float" office:value="162011" calcext:value-type="float">
            <text:p>162011</text:p>
          </table:table-cell>
          <table:table-cell office:value-type="float" office:value="5599" calcext:value-type="float">
            <text:p>5599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1999-04</text:p>
          </table:table-cell>
          <table:table-cell office:value-type="float" office:value="207805" calcext:value-type="float">
            <text:p>207805</text:p>
          </table:table-cell>
          <table:table-cell office:value-type="float" office:value="5935" calcext:value-type="float">
            <text:p>5935</text:p>
          </table:table-cell>
          <table:table-cell table:number-columns-repeated="2"/>
          <table:table-cell office:value-type="float" office:value="931" calcext:value-type="float">
            <text:p>931</text:p>
          </table:table-cell>
          <table:table-cell office:value-type="float" office:value="214671" calcext:value-type="float">
            <text:p>214671</text:p>
          </table:table-cell>
        </table:table-row>
        <table:table-row table:style-name="ro1">
          <table:table-cell office:value-type="string" calcext:value-type="string">
            <text:p>1999-05</text:p>
          </table:table-cell>
          <table:table-cell office:value-type="float" office:value="180255" calcext:value-type="float">
            <text:p>180255</text:p>
          </table:table-cell>
          <table:table-cell office:value-type="float" office:value="6719" calcext:value-type="float">
            <text:p>6719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 office:value-type="float" office:value="187793" calcext:value-type="float">
            <text:p>187793</text:p>
          </table:table-cell>
        </table:table-row>
        <table:table-row table:style-name="ro1">
          <table:table-cell office:value-type="string" calcext:value-type="string">
            <text:p>1999-06</text:p>
          </table:table-cell>
          <table:table-cell office:value-type="float" office:value="196146" calcext:value-type="float">
            <text:p>196146</text:p>
          </table:table-cell>
          <table:table-cell office:value-type="float" office:value="5688" calcext:value-type="float">
            <text:p>568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office:value-type="float" office:value="203028" calcext:value-type="float">
            <text:p>203028</text:p>
          </table:table-cell>
        </table:table-row>
        <table:table-row table:style-name="ro1">
          <table:table-cell office:value-type="string" calcext:value-type="string">
            <text:p>1999-07</text:p>
          </table:table-cell>
          <table:table-cell office:value-type="float" office:value="196305" calcext:value-type="float">
            <text:p>196305</text:p>
          </table:table-cell>
          <table:table-cell office:value-type="float" office:value="4698" calcext:value-type="float">
            <text:p>4698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office:value-type="float" office:value="201307" calcext:value-type="float">
            <text:p>201307</text:p>
          </table:table-cell>
        </table:table-row>
        <table:table-row table:style-name="ro1">
          <table:table-cell office:value-type="string" calcext:value-type="string">
            <text:p>1999-08</text:p>
          </table:table-cell>
          <table:table-cell office:value-type="float" office:value="160960" calcext:value-type="float">
            <text:p>160960</text:p>
          </table:table-cell>
          <table:table-cell office:value-type="float" office:value="5514" calcext:value-type="float">
            <text:p>551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66774" calcext:value-type="float">
            <text:p>166774</text:p>
          </table:table-cell>
        </table:table-row>
        <table:table-row table:style-name="ro1">
          <table:table-cell office:value-type="string" calcext:value-type="string">
            <text:p>1999-09</text:p>
          </table:table-cell>
          <table:table-cell office:value-type="float" office:value="187161" calcext:value-type="float">
            <text:p>187161</text:p>
          </table:table-cell>
          <table:table-cell office:value-type="float" office:value="6504" calcext:value-type="float">
            <text:p>6504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float" office:value="194152" calcext:value-type="float">
            <text:p>194152</text:p>
          </table:table-cell>
        </table:table-row>
        <table:table-row table:style-name="ro1">
          <table:table-cell office:value-type="string" calcext:value-type="string">
            <text:p>1999-10</text:p>
          </table:table-cell>
          <table:table-cell office:value-type="float" office:value="448505" calcext:value-type="float">
            <text:p>448505</text:p>
          </table:table-cell>
          <table:table-cell office:value-type="float" office:value="25329" calcext:value-type="float">
            <text:p>25329</text:p>
          </table:table-cell>
          <table:table-cell table:number-columns-repeated="2"/>
          <table:table-cell office:value-type="float" office:value="818" calcext:value-type="float">
            <text:p>818</text:p>
          </table:table-cell>
          <table:table-cell office:value-type="float" office:value="474652" calcext:value-type="float">
            <text:p>474652</text:p>
          </table:table-cell>
        </table:table-row>
        <table:table-row table:style-name="ro1">
          <table:table-cell office:value-type="string" calcext:value-type="string">
            <text:p>1999-11</text:p>
          </table:table-cell>
          <table:table-cell office:value-type="float" office:value="285210" calcext:value-type="float">
            <text:p>285210</text:p>
          </table:table-cell>
          <table:table-cell office:value-type="float" office:value="15782" calcext:value-type="float">
            <text:p>15782</text:p>
          </table:table-cell>
          <table:table-cell table:number-columns-repeated="2"/>
          <table:table-cell office:value-type="float" office:value="752" calcext:value-type="float">
            <text:p>752</text:p>
          </table:table-cell>
          <table:table-cell office:value-type="float" office:value="301744" calcext:value-type="float">
            <text:p>301744</text:p>
          </table:table-cell>
        </table:table-row>
        <table:table-row table:style-name="ro1">
          <table:table-cell office:value-type="string" calcext:value-type="string">
            <text:p>1999-12</text:p>
          </table:table-cell>
          <table:table-cell office:value-type="float" office:value="278089" calcext:value-type="float">
            <text:p>278089</text:p>
          </table:table-cell>
          <table:table-cell office:value-type="float" office:value="16259" calcext:value-type="float">
            <text:p>16259</text:p>
          </table:table-cell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294960" calcext:value-type="float">
            <text:p>294960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284879" calcext:value-type="float">
            <text:p>284879</text:p>
          </table:table-cell>
          <table:table-cell office:value-type="float" office:value="14902" calcext:value-type="float">
            <text:p>14902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 office:value-type="float" office:value="300546" calcext:value-type="float">
            <text:p>300546</text:p>
          </table:table-cell>
        </table:table-row>
        <table:table-row table:style-name="ro1">
          <table:table-cell office:value-type="string" calcext:value-type="string">
            <text:p>2000-02</text:p>
          </table:table-cell>
          <table:table-cell office:value-type="float" office:value="461571" calcext:value-type="float">
            <text:p>461571</text:p>
          </table:table-cell>
          <table:table-cell office:value-type="float" office:value="34439" calcext:value-type="float">
            <text:p>34439</text:p>
          </table:table-cell>
          <table:table-cell table:number-columns-repeated="2"/>
          <table:table-cell office:value-type="float" office:value="2379" calcext:value-type="float">
            <text:p>2379</text:p>
          </table:table-cell>
          <table:table-cell office:value-type="float" office:value="498389" calcext:value-type="float">
            <text:p>498389</text:p>
          </table:table-cell>
        </table:table-row>
        <table:table-row table:style-name="ro1">
          <table:table-cell office:value-type="string" calcext:value-type="string">
            <text:p>2000-03</text:p>
          </table:table-cell>
          <table:table-cell office:value-type="float" office:value="817183" calcext:value-type="float">
            <text:p>817183</text:p>
          </table:table-cell>
          <table:table-cell office:value-type="float" office:value="82424" calcext:value-type="float">
            <text:p>82424</text:p>
          </table:table-cell>
          <table:table-cell table:number-columns-repeated="2"/>
          <table:table-cell office:value-type="float" office:value="3419" calcext:value-type="float">
            <text:p>3419</text:p>
          </table:table-cell>
          <table:table-cell office:value-type="float" office:value="903026" calcext:value-type="float">
            <text:p>903026</text:p>
          </table:table-cell>
        </table:table-row>
        <table:table-row table:style-name="ro1">
          <table:table-cell office:value-type="string" calcext:value-type="string">
            <text:p>2000-04</text:p>
          </table:table-cell>
          <table:table-cell office:value-type="float" office:value="829601" calcext:value-type="float">
            <text:p>829601</text:p>
          </table:table-cell>
          <table:table-cell office:value-type="float" office:value="80660" calcext:value-type="float">
            <text:p>80660</text:p>
          </table:table-cell>
          <table:table-cell table:number-columns-repeated="2"/>
          <table:table-cell office:value-type="float" office:value="3797" calcext:value-type="float">
            <text:p>3797</text:p>
          </table:table-cell>
          <table:table-cell office:value-type="float" office:value="914058" calcext:value-type="float">
            <text:p>914058</text:p>
          </table:table-cell>
        </table:table-row>
        <table:table-row table:style-name="ro1">
          <table:table-cell office:value-type="string" calcext:value-type="string">
            <text:p>2000-05</text:p>
          </table:table-cell>
          <table:table-cell office:value-type="float" office:value="722373" calcext:value-type="float">
            <text:p>722373</text:p>
          </table:table-cell>
          <table:table-cell office:value-type="float" office:value="66482" calcext:value-type="float">
            <text:p>66482</text:p>
          </table:table-cell>
          <table:table-cell table:number-columns-repeated="2"/>
          <table:table-cell office:value-type="float" office:value="2862" calcext:value-type="float">
            <text:p>2862</text:p>
          </table:table-cell>
          <table:table-cell office:value-type="float" office:value="791717" calcext:value-type="float">
            <text:p>791717</text:p>
          </table:table-cell>
        </table:table-row>
        <table:table-row table:style-name="ro1">
          <table:table-cell office:value-type="string" calcext:value-type="string">
            <text:p>2000-06</text:p>
          </table:table-cell>
          <table:table-cell office:value-type="float" office:value="528811" calcext:value-type="float">
            <text:p>528811</text:p>
          </table:table-cell>
          <table:table-cell office:value-type="float" office:value="52993" calcext:value-type="float">
            <text:p>52993</text:p>
          </table:table-cell>
          <table:table-cell table:number-columns-repeated="2"/>
          <table:table-cell office:value-type="float" office:value="2287" calcext:value-type="float">
            <text:p>2287</text:p>
          </table:table-cell>
          <table:table-cell office:value-type="float" office:value="584091" calcext:value-type="float">
            <text:p>584091</text:p>
          </table:table-cell>
        </table:table-row>
        <table:table-row table:style-name="ro1">
          <table:table-cell office:value-type="string" calcext:value-type="string">
            <text:p>2000-07</text:p>
          </table:table-cell>
          <table:table-cell office:value-type="float" office:value="490587" calcext:value-type="float">
            <text:p>490587</text:p>
          </table:table-cell>
          <table:table-cell office:value-type="float" office:value="44143" calcext:value-type="float">
            <text:p>44143</text:p>
          </table:table-cell>
          <table:table-cell table:number-columns-repeated="2"/>
          <table:table-cell office:value-type="float" office:value="2353" calcext:value-type="float">
            <text:p>2353</text:p>
          </table:table-cell>
          <table:table-cell office:value-type="float" office:value="537083" calcext:value-type="float">
            <text:p>537083</text:p>
          </table:table-cell>
        </table:table-row>
        <table:table-row table:style-name="ro1">
          <table:table-cell office:value-type="string" calcext:value-type="string">
            <text:p>2000-08</text:p>
          </table:table-cell>
          <table:table-cell office:value-type="float" office:value="436823" calcext:value-type="float">
            <text:p>436823</text:p>
          </table:table-cell>
          <table:table-cell office:value-type="float" office:value="40396" calcext:value-type="float">
            <text:p>40396</text:p>
          </table:table-cell>
          <table:table-cell table:number-columns-repeated="2"/>
          <table:table-cell office:value-type="float" office:value="2118" calcext:value-type="float">
            <text:p>2118</text:p>
          </table:table-cell>
          <table:table-cell office:value-type="float" office:value="479337" calcext:value-type="float">
            <text:p>479337</text:p>
          </table:table-cell>
        </table:table-row>
        <table:table-row table:style-name="ro1">
          <table:table-cell office:value-type="string" calcext:value-type="string">
            <text:p>2000-09</text:p>
          </table:table-cell>
          <table:table-cell office:value-type="float" office:value="504046" calcext:value-type="float">
            <text:p>504046</text:p>
          </table:table-cell>
          <table:table-cell office:value-type="float" office:value="36809" calcext:value-type="float">
            <text:p>36809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float" office:value="542876" calcext:value-type="float">
            <text:p>542876</text:p>
          </table:table-cell>
        </table:table-row>
        <table:table-row table:style-name="ro1">
          <table:table-cell office:value-type="string" calcext:value-type="string">
            <text:p>2000-10</text:p>
          </table:table-cell>
          <table:table-cell office:value-type="float" office:value="621163" calcext:value-type="float">
            <text:p>621163</text:p>
          </table:table-cell>
          <table:table-cell office:value-type="float" office:value="44859" calcext:value-type="float">
            <text:p>44859</text:p>
          </table:table-cell>
          <table:table-cell table:number-columns-repeated="2"/>
          <table:table-cell office:value-type="float" office:value="6865" calcext:value-type="float">
            <text:p>6865</text:p>
          </table:table-cell>
          <table:table-cell office:value-type="float" office:value="672887" calcext:value-type="float">
            <text:p>672887</text:p>
          </table:table-cell>
        </table:table-row>
        <table:table-row table:style-name="ro1">
          <table:table-cell office:value-type="string" calcext:value-type="string">
            <text:p>2000-11</text:p>
          </table:table-cell>
          <table:table-cell office:value-type="float" office:value="614533" calcext:value-type="float">
            <text:p>614533</text:p>
          </table:table-cell>
          <table:table-cell office:value-type="float" office:value="48854" calcext:value-type="float">
            <text:p>48854</text:p>
          </table:table-cell>
          <table:table-cell table:number-columns-repeated="2"/>
          <table:table-cell office:value-type="float" office:value="8174" calcext:value-type="float">
            <text:p>8174</text:p>
          </table:table-cell>
          <table:table-cell office:value-type="float" office:value="671561" calcext:value-type="float">
            <text:p>671561</text:p>
          </table:table-cell>
        </table:table-row>
        <table:table-row table:style-name="ro1">
          <table:table-cell office:value-type="string" calcext:value-type="string">
            <text:p>2000-12</text:p>
          </table:table-cell>
          <table:table-cell office:value-type="float" office:value="499894" calcext:value-type="float">
            <text:p>499894</text:p>
          </table:table-cell>
          <table:table-cell office:value-type="float" office:value="44082" calcext:value-type="float">
            <text:p>44082</text:p>
          </table:table-cell>
          <table:table-cell table:number-columns-repeated="2"/>
          <table:table-cell office:value-type="float" office:value="6256" calcext:value-type="float">
            <text:p>6256</text:p>
          </table:table-cell>
          <table:table-cell office:value-type="float" office:value="550232" calcext:value-type="float">
            <text:p>550232</text:p>
          </table:table-cell>
        </table:table-row>
        <table:table-row table:style-name="ro1">
          <table:table-cell office:value-type="string" calcext:value-type="string">
            <text:p>2001-01</text:p>
          </table:table-cell>
          <table:table-cell office:value-type="float" office:value="496185" calcext:value-type="float">
            <text:p>496185</text:p>
          </table:table-cell>
          <table:table-cell office:value-type="float" office:value="45182" calcext:value-type="float">
            <text:p>45182</text:p>
          </table:table-cell>
          <table:table-cell table:number-columns-repeated="2"/>
          <table:table-cell office:value-type="float" office:value="5563" calcext:value-type="float">
            <text:p>5563</text:p>
          </table:table-cell>
          <table:table-cell office:value-type="float" office:value="546930" calcext:value-type="float">
            <text:p>546930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532294" calcext:value-type="float">
            <text:p>532294</text:p>
          </table:table-cell>
          <table:table-cell office:value-type="float" office:value="55085" calcext:value-type="float">
            <text:p>55085</text:p>
          </table:table-cell>
          <table:table-cell table:number-columns-repeated="2"/>
          <table:table-cell office:value-type="float" office:value="8790" calcext:value-type="float">
            <text:p>8790</text:p>
          </table:table-cell>
          <table:table-cell office:value-type="float" office:value="596169" calcext:value-type="float">
            <text:p>596169</text:p>
          </table:table-cell>
        </table:table-row>
        <table:table-row table:style-name="ro1">
          <table:table-cell office:value-type="string" calcext:value-type="string">
            <text:p>2001-03</text:p>
          </table:table-cell>
          <table:table-cell office:value-type="float" office:value="690063" calcext:value-type="float">
            <text:p>690063</text:p>
          </table:table-cell>
          <table:table-cell office:value-type="float" office:value="59521" calcext:value-type="float">
            <text:p>59521</text:p>
          </table:table-cell>
          <table:table-cell table:number-columns-repeated="2"/>
          <table:table-cell office:value-type="float" office:value="9260" calcext:value-type="float">
            <text:p>9260</text:p>
          </table:table-cell>
          <table:table-cell office:value-type="float" office:value="758844" calcext:value-type="float">
            <text:p>758844</text:p>
          </table:table-cell>
        </table:table-row>
        <table:table-row table:style-name="ro1">
          <table:table-cell office:value-type="string" calcext:value-type="string">
            <text:p>2001-04</text:p>
          </table:table-cell>
          <table:table-cell office:value-type="float" office:value="793993" calcext:value-type="float">
            <text:p>793993</text:p>
          </table:table-cell>
          <table:table-cell office:value-type="float" office:value="85269" calcext:value-type="float">
            <text:p>85269</text:p>
          </table:table-cell>
          <table:table-cell table:number-columns-repeated="2"/>
          <table:table-cell office:value-type="float" office:value="9481" calcext:value-type="float">
            <text:p>9481</text:p>
          </table:table-cell>
          <table:table-cell office:value-type="float" office:value="888743" calcext:value-type="float">
            <text:p>888743</text:p>
          </table:table-cell>
        </table:table-row>
        <table:table-row table:style-name="ro1">
          <table:table-cell office:value-type="string" calcext:value-type="string">
            <text:p>2001-05</text:p>
          </table:table-cell>
          <table:table-cell office:value-type="float" office:value="646212" calcext:value-type="float">
            <text:p>646212</text:p>
          </table:table-cell>
          <table:table-cell office:value-type="float" office:value="64614" calcext:value-type="float">
            <text:p>64614</text:p>
          </table:table-cell>
          <table:table-cell table:number-columns-repeated="2"/>
          <table:table-cell office:value-type="float" office:value="9253" calcext:value-type="float">
            <text:p>9253</text:p>
          </table:table-cell>
          <table:table-cell office:value-type="float" office:value="720079" calcext:value-type="float">
            <text:p>720079</text:p>
          </table:table-cell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690836" calcext:value-type="float">
            <text:p>690836</text:p>
          </table:table-cell>
          <table:table-cell office:value-type="float" office:value="81319" calcext:value-type="float">
            <text:p>81319</text:p>
          </table:table-cell>
          <table:table-cell table:number-columns-repeated="2"/>
          <table:table-cell office:value-type="float" office:value="10642" calcext:value-type="float">
            <text:p>10642</text:p>
          </table:table-cell>
          <table:table-cell office:value-type="float" office:value="782797" calcext:value-type="float">
            <text:p>782797</text:p>
          </table:table-cell>
        </table:table-row>
        <table:table-row table:style-name="ro1">
          <table:table-cell office:value-type="string" calcext:value-type="string">
            <text:p>2001-07</text:p>
          </table:table-cell>
          <table:table-cell office:value-type="float" office:value="687874" calcext:value-type="float">
            <text:p>687874</text:p>
          </table:table-cell>
          <table:table-cell office:value-type="float" office:value="80923" calcext:value-type="float">
            <text:p>80923</text:p>
          </table:table-cell>
          <table:table-cell table:number-columns-repeated="2"/>
          <table:table-cell office:value-type="float" office:value="14026" calcext:value-type="float">
            <text:p>14026</text:p>
          </table:table-cell>
          <table:table-cell office:value-type="float" office:value="782823" calcext:value-type="float">
            <text:p>782823</text:p>
          </table:table-cell>
        </table:table-row>
        <table:table-row table:style-name="ro1">
          <table:table-cell office:value-type="string" calcext:value-type="string">
            <text:p>2001-08</text:p>
          </table:table-cell>
          <table:table-cell office:value-type="float" office:value="611142" calcext:value-type="float">
            <text:p>611142</text:p>
          </table:table-cell>
          <table:table-cell office:value-type="float" office:value="92108" calcext:value-type="float">
            <text:p>92108</text:p>
          </table:table-cell>
          <table:table-cell table:number-columns-repeated="2"/>
          <table:table-cell office:value-type="float" office:value="12741" calcext:value-type="float">
            <text:p>12741</text:p>
          </table:table-cell>
          <table:table-cell office:value-type="float" office:value="715991" calcext:value-type="float">
            <text:p>715991</text:p>
          </table:table-cell>
        </table:table-row>
        <table:table-row table:style-name="ro1">
          <table:table-cell office:value-type="string" calcext:value-type="string">
            <text:p>2001-09</text:p>
          </table:table-cell>
          <table:table-cell office:value-type="float" office:value="466099" calcext:value-type="float">
            <text:p>466099</text:p>
          </table:table-cell>
          <table:table-cell office:value-type="float" office:value="86986" calcext:value-type="float">
            <text:p>86986</text:p>
          </table:table-cell>
          <table:table-cell table:number-columns-repeated="2"/>
          <table:table-cell office:value-type="float" office:value="12405" calcext:value-type="float">
            <text:p>12405</text:p>
          </table:table-cell>
          <table:table-cell office:value-type="float" office:value="565490" calcext:value-type="float">
            <text:p>565490</text:p>
          </table:table-cell>
        </table:table-row>
        <table:table-row table:style-name="ro1">
          <table:table-cell office:value-type="string" calcext:value-type="string">
            <text:p>2001-10</text:p>
          </table:table-cell>
          <table:table-cell office:value-type="float" office:value="539188" calcext:value-type="float">
            <text:p>539188</text:p>
          </table:table-cell>
          <table:table-cell office:value-type="float" office:value="122726" calcext:value-type="float">
            <text:p>122726</text:p>
          </table:table-cell>
          <table:table-cell table:number-columns-repeated="2"/>
          <table:table-cell office:value-type="float" office:value="11239" calcext:value-type="float">
            <text:p>11239</text:p>
          </table:table-cell>
          <table:table-cell office:value-type="float" office:value="673153" calcext:value-type="float">
            <text:p>673153</text:p>
          </table:table-cell>
        </table:table-row>
        <table:table-row table:style-name="ro1">
          <table:table-cell office:value-type="string" calcext:value-type="string">
            <text:p>2001-11</text:p>
          </table:table-cell>
          <table:table-cell office:value-type="float" office:value="511179" calcext:value-type="float">
            <text:p>511179</text:p>
          </table:table-cell>
          <table:table-cell office:value-type="float" office:value="133221" calcext:value-type="float">
            <text:p>133221</text:p>
          </table:table-cell>
          <table:table-cell table:number-columns-repeated="2"/>
          <table:table-cell office:value-type="float" office:value="9730" calcext:value-type="float">
            <text:p>9730</text:p>
          </table:table-cell>
          <table:table-cell office:value-type="float" office:value="654130" calcext:value-type="float">
            <text:p>654130</text:p>
          </table:table-cell>
        </table:table-row>
        <table:table-row table:style-name="ro1">
          <table:table-cell office:value-type="string" calcext:value-type="string">
            <text:p>2001-12</text:p>
          </table:table-cell>
          <table:table-cell office:value-type="float" office:value="410669" calcext:value-type="float">
            <text:p>410669</text:p>
          </table:table-cell>
          <table:table-cell office:value-type="float" office:value="102746" calcext:value-type="float">
            <text:p>102746</text:p>
          </table:table-cell>
          <table:table-cell table:number-columns-repeated="2"/>
          <table:table-cell office:value-type="float" office:value="8103" calcext:value-type="float">
            <text:p>8103</text:p>
          </table:table-cell>
          <table:table-cell office:value-type="float" office:value="521518" calcext:value-type="float">
            <text:p>521518</text:p>
          </table:table-cell>
        </table:table-row>
        <table:table-row table:style-name="ro1">
          <table:table-cell office:value-type="string" calcext:value-type="string">
            <text:p>2002-01</text:p>
          </table:table-cell>
          <table:table-cell office:value-type="float" office:value="446218" calcext:value-type="float">
            <text:p>446218</text:p>
          </table:table-cell>
          <table:table-cell office:value-type="float" office:value="122807" calcext:value-type="float">
            <text:p>122807</text:p>
          </table:table-cell>
          <table:table-cell table:number-columns-repeated="2"/>
          <table:table-cell office:value-type="float" office:value="10324" calcext:value-type="float">
            <text:p>10324</text:p>
          </table:table-cell>
          <table:table-cell office:value-type="float" office:value="579349" calcext:value-type="float">
            <text:p>579349</text:p>
          </table:table-cell>
        </table:table-row>
        <table:table-row table:style-name="ro1">
          <table:table-cell office:value-type="string" calcext:value-type="string">
            <text:p>2002-02</text:p>
          </table:table-cell>
          <table:table-cell office:value-type="float" office:value="430856" calcext:value-type="float">
            <text:p>430856</text:p>
          </table:table-cell>
          <table:table-cell office:value-type="float" office:value="116070" calcext:value-type="float">
            <text:p>116070</text:p>
          </table:table-cell>
          <table:table-cell table:number-columns-repeated="2"/>
          <table:table-cell office:value-type="float" office:value="10798" calcext:value-type="float">
            <text:p>10798</text:p>
          </table:table-cell>
          <table:table-cell office:value-type="float" office:value="557724" calcext:value-type="float">
            <text:p>557724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504022" calcext:value-type="float">
            <text:p>504022</text:p>
          </table:table-cell>
          <table:table-cell office:value-type="float" office:value="125679" calcext:value-type="float">
            <text:p>1256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316" calcext:value-type="float">
            <text:p>11316</text:p>
          </table:table-cell>
          <table:table-cell office:value-type="float" office:value="641019" calcext:value-type="float">
            <text:p>641019</text:p>
          </table:table-cell>
        </table:table-row>
        <table:table-row table:style-name="ro1">
          <table:table-cell office:value-type="string" calcext:value-type="string">
            <text:p>2002-04</text:p>
          </table:table-cell>
          <table:table-cell office:value-type="float" office:value="470492" calcext:value-type="float">
            <text:p>470492</text:p>
          </table:table-cell>
          <table:table-cell office:value-type="float" office:value="120517" calcext:value-type="float">
            <text:p>1205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346" calcext:value-type="float">
            <text:p>12346</text:p>
          </table:table-cell>
          <table:table-cell office:value-type="float" office:value="603356" calcext:value-type="float">
            <text:p>603356</text:p>
          </table:table-cell>
        </table:table-row>
        <table:table-row table:style-name="ro1">
          <table:table-cell office:value-type="string" calcext:value-type="string">
            <text:p>2002-05</text:p>
          </table:table-cell>
          <table:table-cell office:value-type="float" office:value="443615" calcext:value-type="float">
            <text:p>443615</text:p>
          </table:table-cell>
          <table:table-cell office:value-type="float" office:value="123923" calcext:value-type="float">
            <text:p>1239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1613" calcext:value-type="float">
            <text:p>11613</text:p>
          </table:table-cell>
          <table:table-cell office:value-type="float" office:value="579163" calcext:value-type="float">
            <text:p>579163</text:p>
          </table:table-cell>
        </table:table-row>
        <table:table-row table:style-name="ro1">
          <table:table-cell office:value-type="string" calcext:value-type="string">
            <text:p>2002-06</text:p>
          </table:table-cell>
          <table:table-cell office:value-type="float" office:value="344866" calcext:value-type="float">
            <text:p>344866</text:p>
          </table:table-cell>
          <table:table-cell office:value-type="float" office:value="87286" calcext:value-type="float">
            <text:p>87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10" calcext:value-type="float">
            <text:p>9110</text:p>
          </table:table-cell>
          <table:table-cell office:value-type="float" office:value="441262" calcext:value-type="float">
            <text:p>441262</text:p>
          </table:table-cell>
        </table:table-row>
        <table:table-row table:style-name="ro1">
          <table:table-cell office:value-type="string" calcext:value-type="string">
            <text:p>2002-07</text:p>
          </table:table-cell>
          <table:table-cell office:value-type="float" office:value="403158" calcext:value-type="float">
            <text:p>403158</text:p>
          </table:table-cell>
          <table:table-cell office:value-type="float" office:value="117991" calcext:value-type="float">
            <text:p>117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15" calcext:value-type="float">
            <text:p>10015</text:p>
          </table:table-cell>
          <table:table-cell office:value-type="float" office:value="531164" calcext:value-type="float">
            <text:p>531164</text:p>
          </table:table-cell>
        </table:table-row>
        <table:table-row table:style-name="ro1">
          <table:table-cell office:value-type="string" calcext:value-type="string">
            <text:p>2002-08</text:p>
          </table:table-cell>
          <table:table-cell office:value-type="float" office:value="371066" calcext:value-type="float">
            <text:p>371066</text:p>
          </table:table-cell>
          <table:table-cell office:value-type="float" office:value="125614" calcext:value-type="float">
            <text:p>125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640" calcext:value-type="float">
            <text:p>9640</text:p>
          </table:table-cell>
          <table:table-cell office:value-type="float" office:value="506320" calcext:value-type="float">
            <text:p>506320</text:p>
          </table:table-cell>
        </table:table-row>
        <table:table-row table:style-name="ro1">
          <table:table-cell office:value-type="string" calcext:value-type="string">
            <text:p>2002-09</text:p>
          </table:table-cell>
          <table:table-cell office:value-type="float" office:value="480611" calcext:value-type="float">
            <text:p>480611</text:p>
          </table:table-cell>
          <table:table-cell office:value-type="float" office:value="171208" calcext:value-type="float">
            <text:p>171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546" calcext:value-type="float">
            <text:p>11546</text:p>
          </table:table-cell>
          <table:table-cell office:value-type="float" office:value="663365" calcext:value-type="float">
            <text:p>663365</text:p>
          </table:table-cell>
        </table:table-row>
        <table:table-row table:style-name="ro1">
          <table:table-cell office:value-type="string" calcext:value-type="string">
            <text:p>2002-10</text:p>
          </table:table-cell>
          <table:table-cell office:value-type="float" office:value="773694" calcext:value-type="float">
            <text:p>773694</text:p>
          </table:table-cell>
          <table:table-cell office:value-type="float" office:value="267978" calcext:value-type="float">
            <text:p>26797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396" calcext:value-type="float">
            <text:p>14396</text:p>
          </table:table-cell>
          <table:table-cell office:value-type="float" office:value="1056076" calcext:value-type="float">
            <text:p>1056076</text:p>
          </table:table-cell>
        </table:table-row>
        <table:table-row table:style-name="ro1">
          <table:table-cell office:value-type="string" calcext:value-type="string">
            <text:p>2002-11</text:p>
          </table:table-cell>
          <table:table-cell office:value-type="float" office:value="754282" calcext:value-type="float">
            <text:p>754282</text:p>
          </table:table-cell>
          <table:table-cell office:value-type="float" office:value="236115" calcext:value-type="float">
            <text:p>23611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3699" calcext:value-type="float">
            <text:p>13699</text:p>
          </table:table-cell>
          <table:table-cell office:value-type="float" office:value="1004207" calcext:value-type="float">
            <text:p>1004207</text:p>
          </table:table-cell>
        </table:table-row>
        <table:table-row table:style-name="ro1">
          <table:table-cell office:value-type="string" calcext:value-type="string">
            <text:p>2002-12</text:p>
          </table:table-cell>
          <table:table-cell office:value-type="float" office:value="629472" calcext:value-type="float">
            <text:p>629472</text:p>
          </table:table-cell>
          <table:table-cell office:value-type="float" office:value="218532" calcext:value-type="float">
            <text:p>218532</text:p>
          </table:table-cell>
          <table:table-cell office:value-type="float" office:value="340" calcext:value-type="float">
            <text:p>340</text:p>
          </table:table-cell>
          <table:table-cell office:value-type="float" office:value="146" calcext:value-type="float">
            <text:p>146</text:p>
          </table:table-cell>
          <table:table-cell office:value-type="float" office:value="11673" calcext:value-type="float">
            <text:p>11673</text:p>
          </table:table-cell>
          <table:table-cell office:value-type="float" office:value="860163" calcext:value-type="float">
            <text:p>860163</text:p>
          </table:table-cell>
        </table:table-row>
        <table:table-row table:style-name="ro1">
          <table:table-cell office:value-type="string" calcext:value-type="string">
            <text:p>2003-01</text:p>
          </table:table-cell>
          <table:table-cell office:value-type="float" office:value="666186" calcext:value-type="float">
            <text:p>666186</text:p>
          </table:table-cell>
          <table:table-cell office:value-type="float" office:value="244628" calcext:value-type="float">
            <text:p>244628</text:p>
          </table:table-cell>
          <table:table-cell office:value-type="float" office:value="825" calcext:value-type="float">
            <text:p>825</text:p>
          </table:table-cell>
          <table:table-cell office:value-type="float" office:value="189" calcext:value-type="float">
            <text:p>189</text:p>
          </table:table-cell>
          <table:table-cell office:value-type="float" office:value="14432" calcext:value-type="float">
            <text:p>14432</text:p>
          </table:table-cell>
          <table:table-cell office:value-type="float" office:value="926260" calcext:value-type="float">
            <text:p>926260</text:p>
          </table:table-cell>
        </table:table-row>
        <table:table-row table:style-name="ro1">
          <table:table-cell office:value-type="string" calcext:value-type="string">
            <text:p>2003-02</text:p>
          </table:table-cell>
          <table:table-cell office:value-type="float" office:value="710868" calcext:value-type="float">
            <text:p>710868</text:p>
          </table:table-cell>
          <table:table-cell office:value-type="float" office:value="263349" calcext:value-type="float">
            <text:p>263349</text:p>
          </table:table-cell>
          <table:table-cell office:value-type="float" office:value="2001" calcext:value-type="float">
            <text:p>2001</text:p>
          </table:table-cell>
          <table:table-cell office:value-type="float" office:value="404" calcext:value-type="float">
            <text:p>404</text:p>
          </table:table-cell>
          <table:table-cell office:value-type="float" office:value="15894" calcext:value-type="float">
            <text:p>15894</text:p>
          </table:table-cell>
          <table:table-cell office:value-type="float" office:value="992516" calcext:value-type="float">
            <text:p>992516</text:p>
          </table:table-cell>
        </table:table-row>
        <table:table-row table:style-name="ro1">
          <table:table-cell office:value-type="string" calcext:value-type="string">
            <text:p>2003-03</text:p>
          </table:table-cell>
          <table:table-cell office:value-type="float" office:value="771244" calcext:value-type="float">
            <text:p>771244</text:p>
          </table:table-cell>
          <table:table-cell office:value-type="float" office:value="305569" calcext:value-type="float">
            <text:p>305569</text:p>
          </table:table-cell>
          <table:table-cell office:value-type="float" office:value="2455" calcext:value-type="float">
            <text:p>2455</text:p>
          </table:table-cell>
          <table:table-cell office:value-type="float" office:value="494" calcext:value-type="float">
            <text:p>494</text:p>
          </table:table-cell>
          <table:table-cell office:value-type="float" office:value="14690" calcext:value-type="float">
            <text:p>14690</text:p>
          </table:table-cell>
          <table:table-cell office:value-type="float" office:value="1094452" calcext:value-type="float">
            <text:p>1094452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889041" calcext:value-type="float">
            <text:p>889041</text:p>
          </table:table-cell>
          <table:table-cell office:value-type="float" office:value="357970" calcext:value-type="float">
            <text:p>357970</text:p>
          </table:table-cell>
          <table:table-cell office:value-type="float" office:value="1604" calcext:value-type="float">
            <text:p>1604</text:p>
          </table:table-cell>
          <table:table-cell office:value-type="float" office:value="693" calcext:value-type="float">
            <text:p>693</text:p>
          </table:table-cell>
          <table:table-cell office:value-type="float" office:value="17193" calcext:value-type="float">
            <text:p>17193</text:p>
          </table:table-cell>
          <table:table-cell office:value-type="float" office:value="1266501" calcext:value-type="float">
            <text:p>1266501</text:p>
          </table:table-cell>
        </table:table-row>
        <table:table-row table:style-name="ro1">
          <table:table-cell office:value-type="string" calcext:value-type="string">
            <text:p>2003-05</text:p>
          </table:table-cell>
          <table:table-cell office:value-type="float" office:value="972974" calcext:value-type="float">
            <text:p>972974</text:p>
          </table:table-cell>
          <table:table-cell office:value-type="float" office:value="361745" calcext:value-type="float">
            <text:p>361745</text:p>
          </table:table-cell>
          <table:table-cell office:value-type="float" office:value="1470" calcext:value-type="float">
            <text:p>1470</text:p>
          </table:table-cell>
          <table:table-cell office:value-type="float" office:value="1320" calcext:value-type="float">
            <text:p>1320</text:p>
          </table:table-cell>
          <table:table-cell office:value-type="float" office:value="16454" calcext:value-type="float">
            <text:p>16454</text:p>
          </table:table-cell>
          <table:table-cell office:value-type="float" office:value="1353963" calcext:value-type="float">
            <text:p>1353963</text:p>
          </table:table-cell>
        </table:table-row>
        <table:table-row table:style-name="ro1">
          <table:table-cell office:value-type="string" calcext:value-type="string">
            <text:p>2003-06</text:p>
          </table:table-cell>
          <table:table-cell office:value-type="float" office:value="806602" calcext:value-type="float">
            <text:p>806602</text:p>
          </table:table-cell>
          <table:table-cell office:value-type="float" office:value="334261" calcext:value-type="float">
            <text:p>334261</text:p>
          </table:table-cell>
          <table:table-cell office:value-type="float" office:value="1945" calcext:value-type="float">
            <text:p>1945</text:p>
          </table:table-cell>
          <table:table-cell office:value-type="float" office:value="1635" calcext:value-type="float">
            <text:p>1635</text:p>
          </table:table-cell>
          <table:table-cell office:value-type="float" office:value="16540" calcext:value-type="float">
            <text:p>16540</text:p>
          </table:table-cell>
          <table:table-cell office:value-type="float" office:value="1160983" calcext:value-type="float">
            <text:p>1160983</text:p>
          </table:table-cell>
        </table:table-row>
        <table:table-row table:style-name="ro1">
          <table:table-cell office:value-type="string" calcext:value-type="string">
            <text:p>2003-07</text:p>
          </table:table-cell>
          <table:table-cell office:value-type="float" office:value="857160" calcext:value-type="float">
            <text:p>857160</text:p>
          </table:table-cell>
          <table:table-cell office:value-type="float" office:value="332879" calcext:value-type="float">
            <text:p>332879</text:p>
          </table:table-cell>
          <table:table-cell office:value-type="float" office:value="1162" calcext:value-type="float">
            <text:p>1162</text:p>
          </table:table-cell>
          <table:table-cell office:value-type="float" office:value="2091" calcext:value-type="float">
            <text:p>2091</text:p>
          </table:table-cell>
          <table:table-cell office:value-type="float" office:value="18322" calcext:value-type="float">
            <text:p>18322</text:p>
          </table:table-cell>
          <table:table-cell office:value-type="float" office:value="1211614" calcext:value-type="float">
            <text:p>1211614</text:p>
          </table:table-cell>
        </table:table-row>
        <table:table-row table:style-name="ro1">
          <table:table-cell office:value-type="string" calcext:value-type="string">
            <text:p>2003-08</text:p>
          </table:table-cell>
          <table:table-cell office:value-type="float" office:value="875706" calcext:value-type="float">
            <text:p>875706</text:p>
          </table:table-cell>
          <table:table-cell office:value-type="float" office:value="366273" calcext:value-type="float">
            <text:p>366273</text:p>
          </table:table-cell>
          <table:table-cell office:value-type="float" office:value="1141" calcext:value-type="float">
            <text:p>1141</text:p>
          </table:table-cell>
          <table:table-cell office:value-type="float" office:value="2631" calcext:value-type="float">
            <text:p>2631</text:p>
          </table:table-cell>
          <table:table-cell office:value-type="float" office:value="16211" calcext:value-type="float">
            <text:p>16211</text:p>
          </table:table-cell>
          <table:table-cell office:value-type="float" office:value="1261962" calcext:value-type="float">
            <text:p>1261962</text:p>
          </table:table-cell>
        </table:table-row>
        <table:table-row table:style-name="ro1">
          <table:table-cell office:value-type="string" calcext:value-type="string">
            <text:p>2003-09</text:p>
          </table:table-cell>
          <table:table-cell office:value-type="float" office:value="1215669" calcext:value-type="float">
            <text:p>1215669</text:p>
          </table:table-cell>
          <table:table-cell office:value-type="float" office:value="501243" calcext:value-type="float">
            <text:p>501243</text:p>
          </table:table-cell>
          <table:table-cell office:value-type="float" office:value="2718" calcext:value-type="float">
            <text:p>2718</text:p>
          </table:table-cell>
          <table:table-cell office:value-type="float" office:value="3483" calcext:value-type="float">
            <text:p>3483</text:p>
          </table:table-cell>
          <table:table-cell office:value-type="float" office:value="21629" calcext:value-type="float">
            <text:p>21629</text:p>
          </table:table-cell>
          <table:table-cell office:value-type="float" office:value="1744742" calcext:value-type="float">
            <text:p>1744742</text:p>
          </table:table-cell>
        </table:table-row>
        <table:table-row table:style-name="ro1">
          <table:table-cell office:value-type="string" calcext:value-type="string">
            <text:p>2003-10</text:p>
          </table:table-cell>
          <table:table-cell office:value-type="float" office:value="1534344" calcext:value-type="float">
            <text:p>1534344</text:p>
          </table:table-cell>
          <table:table-cell office:value-type="float" office:value="592399" calcext:value-type="float">
            <text:p>592399</text:p>
          </table:table-cell>
          <table:table-cell office:value-type="float" office:value="3391" calcext:value-type="float">
            <text:p>3391</text:p>
          </table:table-cell>
          <table:table-cell office:value-type="float" office:value="3700" calcext:value-type="float">
            <text:p>3700</text:p>
          </table:table-cell>
          <table:table-cell office:value-type="float" office:value="26260" calcext:value-type="float">
            <text:p>26260</text:p>
          </table:table-cell>
          <table:table-cell office:value-type="float" office:value="2160094" calcext:value-type="float">
            <text:p>2160094</text:p>
          </table:table-cell>
        </table:table-row>
        <table:table-row table:style-name="ro1">
          <table:table-cell office:value-type="string" calcext:value-type="string">
            <text:p>2003-11</text:p>
          </table:table-cell>
          <table:table-cell office:value-type="float" office:value="1571127" calcext:value-type="float">
            <text:p>1571127</text:p>
          </table:table-cell>
          <table:table-cell office:value-type="float" office:value="620774" calcext:value-type="float">
            <text:p>620774</text:p>
          </table:table-cell>
          <table:table-cell office:value-type="float" office:value="2779" calcext:value-type="float">
            <text:p>2779</text:p>
          </table:table-cell>
          <table:table-cell office:value-type="float" office:value="3742" calcext:value-type="float">
            <text:p>3742</text:p>
          </table:table-cell>
          <table:table-cell office:value-type="float" office:value="24452" calcext:value-type="float">
            <text:p>24452</text:p>
          </table:table-cell>
          <table:table-cell office:value-type="float" office:value="2222874" calcext:value-type="float">
            <text:p>2222874</text:p>
          </table:table-cell>
        </table:table-row>
        <table:table-row table:style-name="ro1">
          <table:table-cell office:value-type="string" calcext:value-type="string">
            <text:p>2003-12</text:p>
          </table:table-cell>
          <table:table-cell office:value-type="float" office:value="1171228" calcext:value-type="float">
            <text:p>1171228</text:p>
          </table:table-cell>
          <table:table-cell office:value-type="float" office:value="475622" calcext:value-type="float">
            <text:p>475622</text:p>
          </table:table-cell>
          <table:table-cell office:value-type="float" office:value="2370" calcext:value-type="float">
            <text:p>2370</text:p>
          </table:table-cell>
          <table:table-cell office:value-type="float" office:value="2381" calcext:value-type="float">
            <text:p>2381</text:p>
          </table:table-cell>
          <table:table-cell office:value-type="float" office:value="20458" calcext:value-type="float">
            <text:p>20458</text:p>
          </table:table-cell>
          <table:table-cell office:value-type="float" office:value="1672059" calcext:value-type="float">
            <text:p>1672059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107001" calcext:value-type="float">
            <text:p>1107001</text:p>
          </table:table-cell>
          <table:table-cell office:value-type="float" office:value="482928" calcext:value-type="float">
            <text:p>482928</text:p>
          </table:table-cell>
          <table:table-cell office:value-type="float" office:value="2393" calcext:value-type="float">
            <text:p>2393</text:p>
          </table:table-cell>
          <table:table-cell office:value-type="float" office:value="2139" calcext:value-type="float">
            <text:p>2139</text:p>
          </table:table-cell>
          <table:table-cell office:value-type="float" office:value="18022" calcext:value-type="float">
            <text:p>18022</text:p>
          </table:table-cell>
          <table:table-cell office:value-type="float" office:value="1612483" calcext:value-type="float">
            <text:p>1612483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1080511" calcext:value-type="float">
            <text:p>1080511</text:p>
          </table:table-cell>
          <table:table-cell office:value-type="float" office:value="457887" calcext:value-type="float">
            <text:p>457887</text:p>
          </table:table-cell>
          <table:table-cell office:value-type="float" office:value="3210" calcext:value-type="float">
            <text:p>3210</text:p>
          </table:table-cell>
          <table:table-cell office:value-type="float" office:value="2499" calcext:value-type="float">
            <text:p>2499</text:p>
          </table:table-cell>
          <table:table-cell office:value-type="float" office:value="22840" calcext:value-type="float">
            <text:p>22840</text:p>
          </table:table-cell>
          <table:table-cell office:value-type="float" office:value="1566947" calcext:value-type="float">
            <text:p>1566947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219068" calcext:value-type="float">
            <text:p>1219068</text:p>
          </table:table-cell>
          <table:table-cell office:value-type="float" office:value="530720" calcext:value-type="float">
            <text:p>530720</text:p>
          </table:table-cell>
          <table:table-cell office:value-type="float" office:value="3207" calcext:value-type="float">
            <text:p>3207</text:p>
          </table:table-cell>
          <table:table-cell office:value-type="float" office:value="3723" calcext:value-type="float">
            <text:p>3723</text:p>
          </table:table-cell>
          <table:table-cell office:value-type="float" office:value="22423" calcext:value-type="float">
            <text:p>22423</text:p>
          </table:table-cell>
          <table:table-cell office:value-type="float" office:value="1779141" calcext:value-type="float">
            <text:p>1779141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1067529" calcext:value-type="float">
            <text:p>1067529</text:p>
          </table:table-cell>
          <table:table-cell office:value-type="float" office:value="489572" calcext:value-type="float">
            <text:p>489572</text:p>
          </table:table-cell>
          <table:table-cell office:value-type="float" office:value="2833" calcext:value-type="float">
            <text:p>2833</text:p>
          </table:table-cell>
          <table:table-cell office:value-type="float" office:value="3442" calcext:value-type="float">
            <text:p>3442</text:p>
          </table:table-cell>
          <table:table-cell office:value-type="float" office:value="21108" calcext:value-type="float">
            <text:p>21108</text:p>
          </table:table-cell>
          <table:table-cell office:value-type="float" office:value="1584484" calcext:value-type="float">
            <text:p>1584484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01840" calcext:value-type="float">
            <text:p>801840</text:p>
          </table:table-cell>
          <table:table-cell office:value-type="float" office:value="356406" calcext:value-type="float">
            <text:p>356406</text:p>
          </table:table-cell>
          <table:table-cell office:value-type="float" office:value="1840" calcext:value-type="float">
            <text:p>1840</text:p>
          </table:table-cell>
          <table:table-cell office:value-type="float" office:value="2141" calcext:value-type="float">
            <text:p>2141</text:p>
          </table:table-cell>
          <table:table-cell office:value-type="float" office:value="15040" calcext:value-type="float">
            <text:p>15040</text:p>
          </table:table-cell>
          <table:table-cell office:value-type="float" office:value="1177267" calcext:value-type="float">
            <text:p>1177267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647375" calcext:value-type="float">
            <text:p>647375</text:p>
          </table:table-cell>
          <table:table-cell office:value-type="float" office:value="312888" calcext:value-type="float">
            <text:p>312888</text:p>
          </table:table-cell>
          <table:table-cell office:value-type="float" office:value="1065" calcext:value-type="float">
            <text:p>1065</text:p>
          </table:table-cell>
          <table:table-cell office:value-type="float" office:value="1197" calcext:value-type="float">
            <text:p>1197</text:p>
          </table:table-cell>
          <table:table-cell office:value-type="float" office:value="13081" calcext:value-type="float">
            <text:p>13081</text:p>
          </table:table-cell>
          <table:table-cell office:value-type="float" office:value="975606" calcext:value-type="float">
            <text:p>975606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588729" calcext:value-type="float">
            <text:p>588729</text:p>
          </table:table-cell>
          <table:table-cell office:value-type="float" office:value="294947" calcext:value-type="float">
            <text:p>294947</text:p>
          </table:table-cell>
          <table:table-cell office:value-type="float" office:value="1328" calcext:value-type="float">
            <text:p>1328</text:p>
          </table:table-cell>
          <table:table-cell office:value-type="float" office:value="926" calcext:value-type="float">
            <text:p>926</text:p>
          </table:table-cell>
          <table:table-cell office:value-type="float" office:value="13994" calcext:value-type="float">
            <text:p>13994</text:p>
          </table:table-cell>
          <table:table-cell office:value-type="float" office:value="899924" calcext:value-type="float">
            <text:p>899924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99473" calcext:value-type="float">
            <text:p>599473</text:p>
          </table:table-cell>
          <table:table-cell office:value-type="float" office:value="329568" calcext:value-type="float">
            <text:p>329568</text:p>
          </table:table-cell>
          <table:table-cell office:value-type="float" office:value="1213" calcext:value-type="float">
            <text:p>1213</text:p>
          </table:table-cell>
          <table:table-cell office:value-type="float" office:value="992" calcext:value-type="float">
            <text:p>992</text:p>
          </table:table-cell>
          <table:table-cell office:value-type="float" office:value="14336" calcext:value-type="float">
            <text:p>14336</text:p>
          </table:table-cell>
          <table:table-cell office:value-type="float" office:value="945582" calcext:value-type="float">
            <text:p>945582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667899" calcext:value-type="float">
            <text:p>667899</text:p>
          </table:table-cell>
          <table:table-cell office:value-type="float" office:value="399044" calcext:value-type="float">
            <text:p>399044</text:p>
          </table:table-cell>
          <table:table-cell office:value-type="float" office:value="1740" calcext:value-type="float">
            <text:p>1740</text:p>
          </table:table-cell>
          <table:table-cell office:value-type="float" office:value="1501" calcext:value-type="float">
            <text:p>1501</text:p>
          </table:table-cell>
          <table:table-cell office:value-type="float" office:value="14230" calcext:value-type="float">
            <text:p>14230</text:p>
          </table:table-cell>
          <table:table-cell office:value-type="float" office:value="1084414" calcext:value-type="float">
            <text:p>1084414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899743" calcext:value-type="float">
            <text:p>899743</text:p>
          </table:table-cell>
          <table:table-cell office:value-type="float" office:value="549247" calcext:value-type="float">
            <text:p>549247</text:p>
          </table:table-cell>
          <table:table-cell office:value-type="float" office:value="1855" calcext:value-type="float">
            <text:p>1855</text:p>
          </table:table-cell>
          <table:table-cell office:value-type="float" office:value="941" calcext:value-type="float">
            <text:p>941</text:p>
          </table:table-cell>
          <table:table-cell office:value-type="float" office:value="18388" calcext:value-type="float">
            <text:p>18388</text:p>
          </table:table-cell>
          <table:table-cell office:value-type="float" office:value="1470174" calcext:value-type="float">
            <text:p>1470174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934766" calcext:value-type="float">
            <text:p>934766</text:p>
          </table:table-cell>
          <table:table-cell office:value-type="float" office:value="592715" calcext:value-type="float">
            <text:p>592715</text:p>
          </table:table-cell>
          <table:table-cell office:value-type="float" office:value="1720" calcext:value-type="float">
            <text:p>1720</text:p>
          </table:table-cell>
          <table:table-cell office:value-type="float" office:value="1049" calcext:value-type="float">
            <text:p>1049</text:p>
          </table:table-cell>
          <table:table-cell office:value-type="float" office:value="21587" calcext:value-type="float">
            <text:p>21587</text:p>
          </table:table-cell>
          <table:table-cell office:value-type="float" office:value="1551837" calcext:value-type="float">
            <text:p>1551837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97946" calcext:value-type="float">
            <text:p>797946</text:p>
          </table:table-cell>
          <table:table-cell office:value-type="float" office:value="551628" calcext:value-type="float">
            <text:p>551628</text:p>
          </table:table-cell>
          <table:table-cell office:value-type="float" office:value="2048" calcext:value-type="float">
            <text:p>2048</text:p>
          </table:table-cell>
          <table:table-cell office:value-type="float" office:value="752" calcext:value-type="float">
            <text:p>752</text:p>
          </table:table-cell>
          <table:table-cell office:value-type="float" office:value="26768" calcext:value-type="float">
            <text:p>26768</text:p>
          </table:table-cell>
          <table:table-cell office:value-type="float" office:value="1379142" calcext:value-type="float">
            <text:p>1379142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73558" calcext:value-type="float">
            <text:p>873558</text:p>
          </table:table-cell>
          <table:table-cell office:value-type="float" office:value="595352" calcext:value-type="float">
            <text:p>595352</text:p>
          </table:table-cell>
          <table:table-cell office:value-type="float" office:value="1766" calcext:value-type="float">
            <text:p>1766</text:p>
          </table:table-cell>
          <table:table-cell office:value-type="float" office:value="1033" calcext:value-type="float">
            <text:p>1033</text:p>
          </table:table-cell>
          <table:table-cell office:value-type="float" office:value="28364" calcext:value-type="float">
            <text:p>28364</text:p>
          </table:table-cell>
          <table:table-cell office:value-type="float" office:value="1500073" calcext:value-type="float">
            <text:p>1500073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12061" calcext:value-type="float">
            <text:p>812061</text:p>
          </table:table-cell>
          <table:table-cell office:value-type="float" office:value="588196" calcext:value-type="float">
            <text:p>588196</text:p>
          </table:table-cell>
          <table:table-cell office:value-type="float" office:value="3304" calcext:value-type="float">
            <text:p>3304</text:p>
          </table:table-cell>
          <table:table-cell office:value-type="float" office:value="2486" calcext:value-type="float">
            <text:p>2486</text:p>
          </table:table-cell>
          <table:table-cell office:value-type="float" office:value="36971" calcext:value-type="float">
            <text:p>36971</text:p>
          </table:table-cell>
          <table:table-cell office:value-type="float" office:value="1443018" calcext:value-type="float">
            <text:p>1443018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012139" calcext:value-type="float">
            <text:p>1012139</text:p>
          </table:table-cell>
          <table:table-cell office:value-type="float" office:value="648769" calcext:value-type="float">
            <text:p>648769</text:p>
          </table:table-cell>
          <table:table-cell office:value-type="float" office:value="3785" calcext:value-type="float">
            <text:p>3785</text:p>
          </table:table-cell>
          <table:table-cell office:value-type="float" office:value="3230" calcext:value-type="float">
            <text:p>3230</text:p>
          </table:table-cell>
          <table:table-cell office:value-type="float" office:value="44360" calcext:value-type="float">
            <text:p>44360</text:p>
          </table:table-cell>
          <table:table-cell office:value-type="float" office:value="1712283" calcext:value-type="float">
            <text:p>1712283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949009" calcext:value-type="float">
            <text:p>949009</text:p>
          </table:table-cell>
          <table:table-cell office:value-type="float" office:value="609240" calcext:value-type="float">
            <text:p>609240</text:p>
          </table:table-cell>
          <table:table-cell office:value-type="float" office:value="5221" calcext:value-type="float">
            <text:p>5221</text:p>
          </table:table-cell>
          <table:table-cell office:value-type="float" office:value="2968" calcext:value-type="float">
            <text:p>2968</text:p>
          </table:table-cell>
          <table:table-cell office:value-type="float" office:value="40333" calcext:value-type="float">
            <text:p>40333</text:p>
          </table:table-cell>
          <table:table-cell office:value-type="float" office:value="1606771" calcext:value-type="float">
            <text:p>1606771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910695" calcext:value-type="float">
            <text:p>910695</text:p>
          </table:table-cell>
          <table:table-cell office:value-type="float" office:value="566462" calcext:value-type="float">
            <text:p>566462</text:p>
          </table:table-cell>
          <table:table-cell office:value-type="float" office:value="4988" calcext:value-type="float">
            <text:p>4988</text:p>
          </table:table-cell>
          <table:table-cell office:value-type="float" office:value="4193" calcext:value-type="float">
            <text:p>4193</text:p>
          </table:table-cell>
          <table:table-cell office:value-type="float" office:value="21991" calcext:value-type="float">
            <text:p>21991</text:p>
          </table:table-cell>
          <table:table-cell office:value-type="float" office:value="1508329" calcext:value-type="float">
            <text:p>150832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46252" calcext:value-type="float">
            <text:p>746252</text:p>
          </table:table-cell>
          <table:table-cell office:value-type="float" office:value="470013" calcext:value-type="float">
            <text:p>470013</text:p>
          </table:table-cell>
          <table:table-cell office:value-type="float" office:value="4204" calcext:value-type="float">
            <text:p>4204</text:p>
          </table:table-cell>
          <table:table-cell office:value-type="float" office:value="2752" calcext:value-type="float">
            <text:p>2752</text:p>
          </table:table-cell>
          <table:table-cell office:value-type="float" office:value="20458" calcext:value-type="float">
            <text:p>20458</text:p>
          </table:table-cell>
          <table:table-cell office:value-type="float" office:value="1243679" calcext:value-type="float">
            <text:p>1243679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64912" calcext:value-type="float">
            <text:p>664912</text:p>
          </table:table-cell>
          <table:table-cell office:value-type="float" office:value="450782" calcext:value-type="float">
            <text:p>450782</text:p>
          </table:table-cell>
          <table:table-cell office:value-type="float" office:value="4018" calcext:value-type="float">
            <text:p>4018</text:p>
          </table:table-cell>
          <table:table-cell office:value-type="float" office:value="2355" calcext:value-type="float">
            <text:p>2355</text:p>
          </table:table-cell>
          <table:table-cell office:value-type="float" office:value="19329" calcext:value-type="float">
            <text:p>19329</text:p>
          </table:table-cell>
          <table:table-cell office:value-type="float" office:value="1141396" calcext:value-type="float">
            <text:p>1141396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56862" calcext:value-type="float">
            <text:p>756862</text:p>
          </table:table-cell>
          <table:table-cell office:value-type="float" office:value="516505" calcext:value-type="float">
            <text:p>516505</text:p>
          </table:table-cell>
          <table:table-cell office:value-type="float" office:value="4890" calcext:value-type="float">
            <text:p>4890</text:p>
          </table:table-cell>
          <table:table-cell office:value-type="float" office:value="3147" calcext:value-type="float">
            <text:p>3147</text:p>
          </table:table-cell>
          <table:table-cell office:value-type="float" office:value="20397" calcext:value-type="float">
            <text:p>20397</text:p>
          </table:table-cell>
          <table:table-cell office:value-type="float" office:value="1301801" calcext:value-type="float">
            <text:p>1301801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767660" calcext:value-type="float">
            <text:p>767660</text:p>
          </table:table-cell>
          <table:table-cell office:value-type="float" office:value="518472" calcext:value-type="float">
            <text:p>518472</text:p>
          </table:table-cell>
          <table:table-cell office:value-type="float" office:value="4672" calcext:value-type="float">
            <text:p>4672</text:p>
          </table:table-cell>
          <table:table-cell office:value-type="float" office:value="3255" calcext:value-type="float">
            <text:p>3255</text:p>
          </table:table-cell>
          <table:table-cell office:value-type="float" office:value="18710" calcext:value-type="float">
            <text:p>18710</text:p>
          </table:table-cell>
          <table:table-cell office:value-type="float" office:value="1312769" calcext:value-type="float">
            <text:p>1312769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1142751" calcext:value-type="float">
            <text:p>1142751</text:p>
          </table:table-cell>
          <table:table-cell office:value-type="float" office:value="762905" calcext:value-type="float">
            <text:p>762905</text:p>
          </table:table-cell>
          <table:table-cell office:value-type="float" office:value="6321" calcext:value-type="float">
            <text:p>6321</text:p>
          </table:table-cell>
          <table:table-cell office:value-type="float" office:value="4901" calcext:value-type="float">
            <text:p>4901</text:p>
          </table:table-cell>
          <table:table-cell office:value-type="float" office:value="25196" calcext:value-type="float">
            <text:p>25196</text:p>
          </table:table-cell>
          <table:table-cell office:value-type="float" office:value="1942074" calcext:value-type="float">
            <text:p>1942074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1153296" calcext:value-type="float">
            <text:p>1153296</text:p>
          </table:table-cell>
          <table:table-cell office:value-type="float" office:value="789960" calcext:value-type="float">
            <text:p>789960</text:p>
          </table:table-cell>
          <table:table-cell office:value-type="float" office:value="6101" calcext:value-type="float">
            <text:p>6101</text:p>
          </table:table-cell>
          <table:table-cell office:value-type="float" office:value="4195" calcext:value-type="float">
            <text:p>4195</text:p>
          </table:table-cell>
          <table:table-cell office:value-type="float" office:value="27489" calcext:value-type="float">
            <text:p>27489</text:p>
          </table:table-cell>
          <table:table-cell office:value-type="float" office:value="1981041" calcext:value-type="float">
            <text:p>1981041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934619" calcext:value-type="float">
            <text:p>934619</text:p>
          </table:table-cell>
          <table:table-cell office:value-type="float" office:value="599201" calcext:value-type="float">
            <text:p>599201</text:p>
          </table:table-cell>
          <table:table-cell office:value-type="float" office:value="5239" calcext:value-type="float">
            <text:p>5239</text:p>
          </table:table-cell>
          <table:table-cell office:value-type="float" office:value="4233" calcext:value-type="float">
            <text:p>4233</text:p>
          </table:table-cell>
          <table:table-cell office:value-type="float" office:value="24184" calcext:value-type="float">
            <text:p>24184</text:p>
          </table:table-cell>
          <table:table-cell office:value-type="float" office:value="1567476" calcext:value-type="float">
            <text:p>1567476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1022883" calcext:value-type="float">
            <text:p>1022883</text:p>
          </table:table-cell>
          <table:table-cell office:value-type="float" office:value="667353" calcext:value-type="float">
            <text:p>667353</text:p>
          </table:table-cell>
          <table:table-cell office:value-type="float" office:value="5474" calcext:value-type="float">
            <text:p>5474</text:p>
          </table:table-cell>
          <table:table-cell office:value-type="float" office:value="8088" calcext:value-type="float">
            <text:p>8088</text:p>
          </table:table-cell>
          <table:table-cell office:value-type="float" office:value="24752" calcext:value-type="float">
            <text:p>24752</text:p>
          </table:table-cell>
          <table:table-cell office:value-type="float" office:value="1728550" calcext:value-type="float">
            <text:p>1728550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1240002" calcext:value-type="float">
            <text:p>1240002</text:p>
          </table:table-cell>
          <table:table-cell office:value-type="float" office:value="768149" calcext:value-type="float">
            <text:p>768149</text:p>
          </table:table-cell>
          <table:table-cell office:value-type="float" office:value="7077" calcext:value-type="float">
            <text:p>7077</text:p>
          </table:table-cell>
          <table:table-cell office:value-type="float" office:value="12887" calcext:value-type="float">
            <text:p>12887</text:p>
          </table:table-cell>
          <table:table-cell office:value-type="float" office:value="25417" calcext:value-type="float">
            <text:p>25417</text:p>
          </table:table-cell>
          <table:table-cell office:value-type="float" office:value="2053532" calcext:value-type="float">
            <text:p>2053532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1425940" calcext:value-type="float">
            <text:p>1425940</text:p>
          </table:table-cell>
          <table:table-cell office:value-type="float" office:value="908822" calcext:value-type="float">
            <text:p>908822</text:p>
          </table:table-cell>
          <table:table-cell office:value-type="float" office:value="8556" calcext:value-type="float">
            <text:p>8556</text:p>
          </table:table-cell>
          <table:table-cell office:value-type="float" office:value="17798" calcext:value-type="float">
            <text:p>17798</text:p>
          </table:table-cell>
          <table:table-cell office:value-type="float" office:value="30721" calcext:value-type="float">
            <text:p>30721</text:p>
          </table:table-cell>
          <table:table-cell office:value-type="float" office:value="2391837" calcext:value-type="float">
            <text:p>2391837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1285508" calcext:value-type="float">
            <text:p>1285508</text:p>
          </table:table-cell>
          <table:table-cell office:value-type="float" office:value="798860" calcext:value-type="float">
            <text:p>798860</text:p>
          </table:table-cell>
          <table:table-cell office:value-type="float" office:value="7041" calcext:value-type="float">
            <text:p>7041</text:p>
          </table:table-cell>
          <table:table-cell office:value-type="float" office:value="14308" calcext:value-type="float">
            <text:p>14308</text:p>
          </table:table-cell>
          <table:table-cell office:value-type="float" office:value="26522" calcext:value-type="float">
            <text:p>26522</text:p>
          </table:table-cell>
          <table:table-cell office:value-type="float" office:value="2132239" calcext:value-type="float">
            <text:p>2132239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1343892" calcext:value-type="float">
            <text:p>1343892</text:p>
          </table:table-cell>
          <table:table-cell office:value-type="float" office:value="854422" calcext:value-type="float">
            <text:p>854422</text:p>
          </table:table-cell>
          <table:table-cell office:value-type="float" office:value="7517" calcext:value-type="float">
            <text:p>7517</text:p>
          </table:table-cell>
          <table:table-cell office:value-type="float" office:value="14851" calcext:value-type="float">
            <text:p>14851</text:p>
          </table:table-cell>
          <table:table-cell office:value-type="float" office:value="26422" calcext:value-type="float">
            <text:p>26422</text:p>
          </table:table-cell>
          <table:table-cell office:value-type="float" office:value="2247104" calcext:value-type="float">
            <text:p>2247104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1240656" calcext:value-type="float">
            <text:p>1240656</text:p>
          </table:table-cell>
          <table:table-cell office:value-type="float" office:value="787456" calcext:value-type="float">
            <text:p>787456</text:p>
          </table:table-cell>
          <table:table-cell office:value-type="float" office:value="7266" calcext:value-type="float">
            <text:p>7266</text:p>
          </table:table-cell>
          <table:table-cell office:value-type="float" office:value="13329" calcext:value-type="float">
            <text:p>13329</text:p>
          </table:table-cell>
          <table:table-cell office:value-type="float" office:value="25072" calcext:value-type="float">
            <text:p>25072</text:p>
          </table:table-cell>
          <table:table-cell office:value-type="float" office:value="2073779" calcext:value-type="float">
            <text:p>2073779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849494" calcext:value-type="float">
            <text:p>849494</text:p>
          </table:table-cell>
          <table:table-cell office:value-type="float" office:value="444959" calcext:value-type="float">
            <text:p>444959</text:p>
          </table:table-cell>
          <table:table-cell office:value-type="float" office:value="7489" calcext:value-type="float">
            <text:p>7489</text:p>
          </table:table-cell>
          <table:table-cell office:value-type="float" office:value="8650" calcext:value-type="float">
            <text:p>8650</text:p>
          </table:table-cell>
          <table:table-cell office:value-type="float" office:value="20433" calcext:value-type="float">
            <text:p>20433</text:p>
          </table:table-cell>
          <table:table-cell office:value-type="float" office:value="1331025" calcext:value-type="float">
            <text:p>1331025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923606" calcext:value-type="float">
            <text:p>923606</text:p>
          </table:table-cell>
          <table:table-cell office:value-type="float" office:value="480593" calcext:value-type="float">
            <text:p>480593</text:p>
          </table:table-cell>
          <table:table-cell office:value-type="float" office:value="7094" calcext:value-type="float">
            <text:p>7094</text:p>
          </table:table-cell>
          <table:table-cell office:value-type="float" office:value="6919" calcext:value-type="float">
            <text:p>6919</text:p>
          </table:table-cell>
          <table:table-cell office:value-type="float" office:value="20523" calcext:value-type="float">
            <text:p>20523</text:p>
          </table:table-cell>
          <table:table-cell office:value-type="float" office:value="1438735" calcext:value-type="float">
            <text:p>1438735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1004589" calcext:value-type="float">
            <text:p>1004589</text:p>
          </table:table-cell>
          <table:table-cell office:value-type="float" office:value="576957" calcext:value-type="float">
            <text:p>576957</text:p>
          </table:table-cell>
          <table:table-cell office:value-type="float" office:value="9441" calcext:value-type="float">
            <text:p>9441</text:p>
          </table:table-cell>
          <table:table-cell office:value-type="float" office:value="7847" calcext:value-type="float">
            <text:p>7847</text:p>
          </table:table-cell>
          <table:table-cell office:value-type="float" office:value="22084" calcext:value-type="float">
            <text:p>22084</text:p>
          </table:table-cell>
          <table:table-cell office:value-type="float" office:value="1620918" calcext:value-type="float">
            <text:p>1620918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1160737" calcext:value-type="float">
            <text:p>1160737</text:p>
          </table:table-cell>
          <table:table-cell office:value-type="float" office:value="666308" calcext:value-type="float">
            <text:p>666308</text:p>
          </table:table-cell>
          <table:table-cell office:value-type="float" office:value="16718" calcext:value-type="float">
            <text:p>16718</text:p>
          </table:table-cell>
          <table:table-cell office:value-type="float" office:value="9200" calcext:value-type="float">
            <text:p>9200</text:p>
          </table:table-cell>
          <table:table-cell office:value-type="float" office:value="27832" calcext:value-type="float">
            <text:p>27832</text:p>
          </table:table-cell>
          <table:table-cell office:value-type="float" office:value="1880795" calcext:value-type="float">
            <text:p>1880795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1264594" calcext:value-type="float">
            <text:p>1264594</text:p>
          </table:table-cell>
          <table:table-cell office:value-type="float" office:value="740115" calcext:value-type="float">
            <text:p>740115</text:p>
          </table:table-cell>
          <table:table-cell office:value-type="float" office:value="17288" calcext:value-type="float">
            <text:p>17288</text:p>
          </table:table-cell>
          <table:table-cell office:value-type="float" office:value="10790" calcext:value-type="float">
            <text:p>10790</text:p>
          </table:table-cell>
          <table:table-cell office:value-type="float" office:value="31792" calcext:value-type="float">
            <text:p>31792</text:p>
          </table:table-cell>
          <table:table-cell office:value-type="float" office:value="2064579" calcext:value-type="float">
            <text:p>2064579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952378" calcext:value-type="float">
            <text:p>952378</text:p>
          </table:table-cell>
          <table:table-cell office:value-type="float" office:value="633041" calcext:value-type="float">
            <text:p>633041</text:p>
          </table:table-cell>
          <table:table-cell office:value-type="float" office:value="28445" calcext:value-type="float">
            <text:p>28445</text:p>
          </table:table-cell>
          <table:table-cell office:value-type="float" office:value="9249" calcext:value-type="float">
            <text:p>9249</text:p>
          </table:table-cell>
          <table:table-cell office:value-type="float" office:value="24234" calcext:value-type="float">
            <text:p>24234</text:p>
          </table:table-cell>
          <table:table-cell office:value-type="float" office:value="1647347" calcext:value-type="float">
            <text:p>1647347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005519" calcext:value-type="float">
            <text:p>1005519</text:p>
          </table:table-cell>
          <table:table-cell office:value-type="float" office:value="704145" calcext:value-type="float">
            <text:p>704145</text:p>
          </table:table-cell>
          <table:table-cell office:value-type="float" office:value="29703" calcext:value-type="float">
            <text:p>29703</text:p>
          </table:table-cell>
          <table:table-cell office:value-type="float" office:value="12511" calcext:value-type="float">
            <text:p>12511</text:p>
          </table:table-cell>
          <table:table-cell office:value-type="float" office:value="25382" calcext:value-type="float">
            <text:p>25382</text:p>
          </table:table-cell>
          <table:table-cell office:value-type="float" office:value="1777260" calcext:value-type="float">
            <text:p>1777260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1004204" calcext:value-type="float">
            <text:p>1004204</text:p>
          </table:table-cell>
          <table:table-cell office:value-type="float" office:value="742760" calcext:value-type="float">
            <text:p>742760</text:p>
          </table:table-cell>
          <table:table-cell office:value-type="float" office:value="37240" calcext:value-type="float">
            <text:p>37240</text:p>
          </table:table-cell>
          <table:table-cell office:value-type="float" office:value="11515" calcext:value-type="float">
            <text:p>11515</text:p>
          </table:table-cell>
          <table:table-cell office:value-type="float" office:value="27804" calcext:value-type="float">
            <text:p>27804</text:p>
          </table:table-cell>
          <table:table-cell office:value-type="float" office:value="1823523" calcext:value-type="float">
            <text:p>1823523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212109" calcext:value-type="float">
            <text:p>1212109</text:p>
          </table:table-cell>
          <table:table-cell office:value-type="float" office:value="898823" calcext:value-type="float">
            <text:p>898823</text:p>
          </table:table-cell>
          <table:table-cell office:value-type="float" office:value="11244" calcext:value-type="float">
            <text:p>11244</text:p>
          </table:table-cell>
          <table:table-cell office:value-type="float" office:value="13812" calcext:value-type="float">
            <text:p>13812</text:p>
          </table:table-cell>
          <table:table-cell office:value-type="float" office:value="33677" calcext:value-type="float">
            <text:p>33677</text:p>
          </table:table-cell>
          <table:table-cell office:value-type="float" office:value="2169665" calcext:value-type="float">
            <text:p>2169665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242241" calcext:value-type="float">
            <text:p>1242241</text:p>
          </table:table-cell>
          <table:table-cell office:value-type="float" office:value="869918" calcext:value-type="float">
            <text:p>869918</text:p>
          </table:table-cell>
          <table:table-cell office:value-type="float" office:value="11064" calcext:value-type="float">
            <text:p>11064</text:p>
          </table:table-cell>
          <table:table-cell office:value-type="float" office:value="15753" calcext:value-type="float">
            <text:p>15753</text:p>
          </table:table-cell>
          <table:table-cell office:value-type="float" office:value="35275" calcext:value-type="float">
            <text:p>35275</text:p>
          </table:table-cell>
          <table:table-cell office:value-type="float" office:value="2174251" calcext:value-type="float">
            <text:p>2174251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1236868" calcext:value-type="float">
            <text:p>1236868</text:p>
          </table:table-cell>
          <table:table-cell office:value-type="float" office:value="871781" calcext:value-type="float">
            <text:p>871781</text:p>
          </table:table-cell>
          <table:table-cell office:value-type="float" office:value="10277" calcext:value-type="float">
            <text:p>10277</text:p>
          </table:table-cell>
          <table:table-cell office:value-type="float" office:value="14530" calcext:value-type="float">
            <text:p>14530</text:p>
          </table:table-cell>
          <table:table-cell office:value-type="float" office:value="31767" calcext:value-type="float">
            <text:p>31767</text:p>
          </table:table-cell>
          <table:table-cell office:value-type="float" office:value="2165223" calcext:value-type="float">
            <text:p>2165223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1044514" calcext:value-type="float">
            <text:p>1044514</text:p>
          </table:table-cell>
          <table:table-cell office:value-type="float" office:value="807000" calcext:value-type="float">
            <text:p>807000</text:p>
          </table:table-cell>
          <table:table-cell office:value-type="float" office:value="9055" calcext:value-type="float">
            <text:p>9055</text:p>
          </table:table-cell>
          <table:table-cell office:value-type="float" office:value="11446" calcext:value-type="float">
            <text:p>11446</text:p>
          </table:table-cell>
          <table:table-cell office:value-type="float" office:value="28826" calcext:value-type="float">
            <text:p>28826</text:p>
          </table:table-cell>
          <table:table-cell office:value-type="float" office:value="1900841" calcext:value-type="float">
            <text:p>1900841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121284" calcext:value-type="float">
            <text:p>1121284</text:p>
          </table:table-cell>
          <table:table-cell office:value-type="float" office:value="744666" calcext:value-type="float">
            <text:p>744666</text:p>
          </table:table-cell>
          <table:table-cell office:value-type="float" office:value="11056" calcext:value-type="float">
            <text:p>11056</text:p>
          </table:table-cell>
          <table:table-cell office:value-type="float" office:value="21249" calcext:value-type="float">
            <text:p>21249</text:p>
          </table:table-cell>
          <table:table-cell office:value-type="float" office:value="31234" calcext:value-type="float">
            <text:p>31234</text:p>
          </table:table-cell>
          <table:table-cell office:value-type="float" office:value="1929489" calcext:value-type="float">
            <text:p>1929489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943475" calcext:value-type="float">
            <text:p>943475</text:p>
          </table:table-cell>
          <table:table-cell office:value-type="float" office:value="683207" calcext:value-type="float">
            <text:p>683207</text:p>
          </table:table-cell>
          <table:table-cell office:value-type="float" office:value="9336" calcext:value-type="float">
            <text:p>9336</text:p>
          </table:table-cell>
          <table:table-cell office:value-type="float" office:value="12972" calcext:value-type="float">
            <text:p>12972</text:p>
          </table:table-cell>
          <table:table-cell office:value-type="float" office:value="25642" calcext:value-type="float">
            <text:p>25642</text:p>
          </table:table-cell>
          <table:table-cell office:value-type="float" office:value="1674632" calcext:value-type="float">
            <text:p>1674632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010728" calcext:value-type="float">
            <text:p>1010728</text:p>
          </table:table-cell>
          <table:table-cell office:value-type="float" office:value="743313" calcext:value-type="float">
            <text:p>743313</text:p>
          </table:table-cell>
          <table:table-cell office:value-type="float" office:value="11434" calcext:value-type="float">
            <text:p>11434</text:p>
          </table:table-cell>
          <table:table-cell office:value-type="float" office:value="11971" calcext:value-type="float">
            <text:p>11971</text:p>
          </table:table-cell>
          <table:table-cell office:value-type="float" office:value="27600" calcext:value-type="float">
            <text:p>27600</text:p>
          </table:table-cell>
          <table:table-cell office:value-type="float" office:value="1805046" calcext:value-type="float">
            <text:p>1805046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248472" calcext:value-type="float">
            <text:p>1248472</text:p>
          </table:table-cell>
          <table:table-cell office:value-type="float" office:value="969941" calcext:value-type="float">
            <text:p>969941</text:p>
          </table:table-cell>
          <table:table-cell office:value-type="float" office:value="14327" calcext:value-type="float">
            <text:p>14327</text:p>
          </table:table-cell>
          <table:table-cell office:value-type="float" office:value="14730" calcext:value-type="float">
            <text:p>14730</text:p>
          </table:table-cell>
          <table:table-cell office:value-type="float" office:value="31440" calcext:value-type="float">
            <text:p>31440</text:p>
          </table:table-cell>
          <table:table-cell office:value-type="float" office:value="2278910" calcext:value-type="float">
            <text:p>2278910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405748" calcext:value-type="float">
            <text:p>1405748</text:p>
          </table:table-cell>
          <table:table-cell office:value-type="float" office:value="1050400" calcext:value-type="float">
            <text:p>1050400</text:p>
          </table:table-cell>
          <table:table-cell office:value-type="float" office:value="11196" calcext:value-type="float">
            <text:p>11196</text:p>
          </table:table-cell>
          <table:table-cell office:value-type="float" office:value="15501" calcext:value-type="float">
            <text:p>15501</text:p>
          </table:table-cell>
          <table:table-cell office:value-type="float" office:value="33678" calcext:value-type="float">
            <text:p>33678</text:p>
          </table:table-cell>
          <table:table-cell office:value-type="float" office:value="2516523" calcext:value-type="float">
            <text:p>2516523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003962" calcext:value-type="float">
            <text:p>1003962</text:p>
          </table:table-cell>
          <table:table-cell office:value-type="float" office:value="770595" calcext:value-type="float">
            <text:p>770595</text:p>
          </table:table-cell>
          <table:table-cell office:value-type="float" office:value="8907" calcext:value-type="float">
            <text:p>8907</text:p>
          </table:table-cell>
          <table:table-cell office:value-type="float" office:value="11546" calcext:value-type="float">
            <text:p>11546</text:p>
          </table:table-cell>
          <table:table-cell office:value-type="float" office:value="27188" calcext:value-type="float">
            <text:p>27188</text:p>
          </table:table-cell>
          <table:table-cell office:value-type="float" office:value="1822198" calcext:value-type="float">
            <text:p>1822198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041904" calcext:value-type="float">
            <text:p>1041904</text:p>
          </table:table-cell>
          <table:table-cell office:value-type="float" office:value="817689" calcext:value-type="float">
            <text:p>817689</text:p>
          </table:table-cell>
          <table:table-cell office:value-type="float" office:value="10098" calcext:value-type="float">
            <text:p>10098</text:p>
          </table:table-cell>
          <table:table-cell office:value-type="float" office:value="12329" calcext:value-type="float">
            <text:p>12329</text:p>
          </table:table-cell>
          <table:table-cell office:value-type="float" office:value="29645" calcext:value-type="float">
            <text:p>29645</text:p>
          </table:table-cell>
          <table:table-cell office:value-type="float" office:value="1911665" calcext:value-type="float">
            <text:p>1911665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197390" calcext:value-type="float">
            <text:p>1197390</text:p>
          </table:table-cell>
          <table:table-cell office:value-type="float" office:value="931084" calcext:value-type="float">
            <text:p>931084</text:p>
          </table:table-cell>
          <table:table-cell office:value-type="float" office:value="10798" calcext:value-type="float">
            <text:p>10798</text:p>
          </table:table-cell>
          <table:table-cell office:value-type="float" office:value="13853" calcext:value-type="float">
            <text:p>13853</text:p>
          </table:table-cell>
          <table:table-cell office:value-type="float" office:value="34591" calcext:value-type="float">
            <text:p>34591</text:p>
          </table:table-cell>
          <table:table-cell office:value-type="float" office:value="2187716" calcext:value-type="float">
            <text:p>2187716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355119" calcext:value-type="float">
            <text:p>1355119</text:p>
          </table:table-cell>
          <table:table-cell office:value-type="float" office:value="1093002" calcext:value-type="float">
            <text:p>1093002</text:p>
          </table:table-cell>
          <table:table-cell office:value-type="float" office:value="12002" calcext:value-type="float">
            <text:p>12002</text:p>
          </table:table-cell>
          <table:table-cell office:value-type="float" office:value="17025" calcext:value-type="float">
            <text:p>17025</text:p>
          </table:table-cell>
          <table:table-cell office:value-type="float" office:value="37877" calcext:value-type="float">
            <text:p>37877</text:p>
          </table:table-cell>
          <table:table-cell office:value-type="float" office:value="2515025" calcext:value-type="float">
            <text:p>2515025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458850" calcext:value-type="float">
            <text:p>1458850</text:p>
          </table:table-cell>
          <table:table-cell office:value-type="float" office:value="1166122" calcext:value-type="float">
            <text:p>1166122</text:p>
          </table:table-cell>
          <table:table-cell office:value-type="float" office:value="14133" calcext:value-type="float">
            <text:p>14133</text:p>
          </table:table-cell>
          <table:table-cell office:value-type="float" office:value="21603" calcext:value-type="float">
            <text:p>21603</text:p>
          </table:table-cell>
          <table:table-cell office:value-type="float" office:value="40167" calcext:value-type="float">
            <text:p>40167</text:p>
          </table:table-cell>
          <table:table-cell office:value-type="float" office:value="2700875" calcext:value-type="float">
            <text:p>2700875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1525228" calcext:value-type="float">
            <text:p>1525228</text:p>
          </table:table-cell>
          <table:table-cell office:value-type="float" office:value="1185476" calcext:value-type="float">
            <text:p>1185476</text:p>
          </table:table-cell>
          <table:table-cell office:value-type="float" office:value="15912" calcext:value-type="float">
            <text:p>15912</text:p>
          </table:table-cell>
          <table:table-cell office:value-type="float" office:value="27825" calcext:value-type="float">
            <text:p>27825</text:p>
          </table:table-cell>
          <table:table-cell office:value-type="float" office:value="41263" calcext:value-type="float">
            <text:p>41263</text:p>
          </table:table-cell>
          <table:table-cell office:value-type="float" office:value="2795704" calcext:value-type="float">
            <text:p>2795704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466250" calcext:value-type="float">
            <text:p>1466250</text:p>
          </table:table-cell>
          <table:table-cell office:value-type="float" office:value="1203784" calcext:value-type="float">
            <text:p>1203784</text:p>
          </table:table-cell>
          <table:table-cell office:value-type="float" office:value="12652" calcext:value-type="float">
            <text:p>12652</text:p>
          </table:table-cell>
          <table:table-cell office:value-type="float" office:value="21307" calcext:value-type="float">
            <text:p>21307</text:p>
          </table:table-cell>
          <table:table-cell office:value-type="float" office:value="37972" calcext:value-type="float">
            <text:p>37972</text:p>
          </table:table-cell>
          <table:table-cell office:value-type="float" office:value="2741965" calcext:value-type="float">
            <text:p>2741965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1237489" calcext:value-type="float">
            <text:p>1237489</text:p>
          </table:table-cell>
          <table:table-cell office:value-type="float" office:value="1001870" calcext:value-type="float">
            <text:p>1001870</text:p>
          </table:table-cell>
          <table:table-cell office:value-type="float" office:value="11341" calcext:value-type="float">
            <text:p>11341</text:p>
          </table:table-cell>
          <table:table-cell office:value-type="float" office:value="18505" calcext:value-type="float">
            <text:p>18505</text:p>
          </table:table-cell>
          <table:table-cell office:value-type="float" office:value="35609" calcext:value-type="float">
            <text:p>35609</text:p>
          </table:table-cell>
          <table:table-cell office:value-type="float" office:value="2304814" calcext:value-type="float">
            <text:p>2304814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201457" calcext:value-type="float">
            <text:p>1201457</text:p>
          </table:table-cell>
          <table:table-cell office:value-type="float" office:value="938098" calcext:value-type="float">
            <text:p>938098</text:p>
          </table:table-cell>
          <table:table-cell office:value-type="float" office:value="10931" calcext:value-type="float">
            <text:p>10931</text:p>
          </table:table-cell>
          <table:table-cell office:value-type="float" office:value="15936" calcext:value-type="float">
            <text:p>15936</text:p>
          </table:table-cell>
          <table:table-cell office:value-type="float" office:value="31085" calcext:value-type="float">
            <text:p>31085</text:p>
          </table:table-cell>
          <table:table-cell office:value-type="float" office:value="2197507" calcext:value-type="float">
            <text:p>219750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358229" calcext:value-type="float">
            <text:p>1358229</text:p>
          </table:table-cell>
          <table:table-cell office:value-type="float" office:value="1172631" calcext:value-type="float">
            <text:p>1172631</text:p>
          </table:table-cell>
          <table:table-cell office:value-type="float" office:value="13107" calcext:value-type="float">
            <text:p>13107</text:p>
          </table:table-cell>
          <table:table-cell office:value-type="float" office:value="20038" calcext:value-type="float">
            <text:p>20038</text:p>
          </table:table-cell>
          <table:table-cell office:value-type="float" office:value="34324" calcext:value-type="float">
            <text:p>34324</text:p>
          </table:table-cell>
          <table:table-cell office:value-type="float" office:value="2598329" calcext:value-type="float">
            <text:p>2598329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359385" calcext:value-type="float">
            <text:p>1359385</text:p>
          </table:table-cell>
          <table:table-cell office:value-type="float" office:value="1218721" calcext:value-type="float">
            <text:p>1218721</text:p>
          </table:table-cell>
          <table:table-cell office:value-type="float" office:value="16686" calcext:value-type="float">
            <text:p>16686</text:p>
          </table:table-cell>
          <table:table-cell office:value-type="float" office:value="23281" calcext:value-type="float">
            <text:p>23281</text:p>
          </table:table-cell>
          <table:table-cell office:value-type="float" office:value="34828" calcext:value-type="float">
            <text:p>34828</text:p>
          </table:table-cell>
          <table:table-cell office:value-type="float" office:value="2652901" calcext:value-type="float">
            <text:p>2652901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602617" calcext:value-type="float">
            <text:p>1602617</text:p>
          </table:table-cell>
          <table:table-cell office:value-type="float" office:value="1450571" calcext:value-type="float">
            <text:p>1450571</text:p>
          </table:table-cell>
          <table:table-cell office:value-type="float" office:value="17475" calcext:value-type="float">
            <text:p>17475</text:p>
          </table:table-cell>
          <table:table-cell office:value-type="float" office:value="24637" calcext:value-type="float">
            <text:p>24637</text:p>
          </table:table-cell>
          <table:table-cell office:value-type="float" office:value="41759" calcext:value-type="float">
            <text:p>41759</text:p>
          </table:table-cell>
          <table:table-cell office:value-type="float" office:value="3137059" calcext:value-type="float">
            <text:p>3137059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268097" calcext:value-type="float">
            <text:p>1268097</text:p>
          </table:table-cell>
          <table:table-cell office:value-type="float" office:value="1187638" calcext:value-type="float">
            <text:p>1187638</text:p>
          </table:table-cell>
          <table:table-cell office:value-type="float" office:value="13711" calcext:value-type="float">
            <text:p>13711</text:p>
          </table:table-cell>
          <table:table-cell office:value-type="float" office:value="19593" calcext:value-type="float">
            <text:p>19593</text:p>
          </table:table-cell>
          <table:table-cell office:value-type="float" office:value="35347" calcext:value-type="float">
            <text:p>35347</text:p>
          </table:table-cell>
          <table:table-cell office:value-type="float" office:value="2524386" calcext:value-type="float">
            <text:p>2524386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332785" calcext:value-type="float">
            <text:p>1332785</text:p>
          </table:table-cell>
          <table:table-cell office:value-type="float" office:value="1266067" calcext:value-type="float">
            <text:p>1266067</text:p>
          </table:table-cell>
          <table:table-cell office:value-type="float" office:value="16678" calcext:value-type="float">
            <text:p>16678</text:p>
          </table:table-cell>
          <table:table-cell office:value-type="float" office:value="22139" calcext:value-type="float">
            <text:p>22139</text:p>
          </table:table-cell>
          <table:table-cell office:value-type="float" office:value="35877" calcext:value-type="float">
            <text:p>35877</text:p>
          </table:table-cell>
          <table:table-cell office:value-type="float" office:value="2673546" calcext:value-type="float">
            <text:p>2673546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501686" calcext:value-type="float">
            <text:p>1501686</text:p>
          </table:table-cell>
          <table:table-cell office:value-type="float" office:value="1429614" calcext:value-type="float">
            <text:p>1429614</text:p>
          </table:table-cell>
          <table:table-cell office:value-type="float" office:value="17783" calcext:value-type="float">
            <text:p>17783</text:p>
          </table:table-cell>
          <table:table-cell office:value-type="float" office:value="24532" calcext:value-type="float">
            <text:p>24532</text:p>
          </table:table-cell>
          <table:table-cell office:value-type="float" office:value="42246" calcext:value-type="float">
            <text:p>42246</text:p>
          </table:table-cell>
          <table:table-cell office:value-type="float" office:value="3015861" calcext:value-type="float">
            <text:p>3015861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562310" calcext:value-type="float">
            <text:p>1562310</text:p>
          </table:table-cell>
          <table:table-cell office:value-type="float" office:value="1472903" calcext:value-type="float">
            <text:p>1472903</text:p>
          </table:table-cell>
          <table:table-cell office:value-type="float" office:value="18676" calcext:value-type="float">
            <text:p>18676</text:p>
          </table:table-cell>
          <table:table-cell office:value-type="float" office:value="24424" calcext:value-type="float">
            <text:p>24424</text:p>
          </table:table-cell>
          <table:table-cell office:value-type="float" office:value="40352" calcext:value-type="float">
            <text:p>40352</text:p>
          </table:table-cell>
          <table:table-cell office:value-type="float" office:value="3118665" calcext:value-type="float">
            <text:p>3118665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652373" calcext:value-type="float">
            <text:p>1652373</text:p>
          </table:table-cell>
          <table:table-cell office:value-type="float" office:value="1303333" calcext:value-type="float">
            <text:p>1303333</text:p>
          </table:table-cell>
          <table:table-cell office:value-type="float" office:value="20569" calcext:value-type="float">
            <text:p>20569</text:p>
          </table:table-cell>
          <table:table-cell office:value-type="float" office:value="30906" calcext:value-type="float">
            <text:p>30906</text:p>
          </table:table-cell>
          <table:table-cell office:value-type="float" office:value="49533" calcext:value-type="float">
            <text:p>49533</text:p>
          </table:table-cell>
          <table:table-cell office:value-type="float" office:value="3056714" calcext:value-type="float">
            <text:p>3056714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532584" calcext:value-type="float">
            <text:p>1532584</text:p>
          </table:table-cell>
          <table:table-cell office:value-type="float" office:value="1196560" calcext:value-type="float">
            <text:p>1196560</text:p>
          </table:table-cell>
          <table:table-cell office:value-type="float" office:value="20050" calcext:value-type="float">
            <text:p>20050</text:p>
          </table:table-cell>
          <table:table-cell office:value-type="float" office:value="32132" calcext:value-type="float">
            <text:p>32132</text:p>
          </table:table-cell>
          <table:table-cell office:value-type="float" office:value="43896" calcext:value-type="float">
            <text:p>43896</text:p>
          </table:table-cell>
          <table:table-cell office:value-type="float" office:value="2825222" calcext:value-type="float">
            <text:p>2825222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367721" calcext:value-type="float">
            <text:p>1367721</text:p>
          </table:table-cell>
          <table:table-cell office:value-type="float" office:value="1053198" calcext:value-type="float">
            <text:p>1053198</text:p>
          </table:table-cell>
          <table:table-cell office:value-type="float" office:value="19331" calcext:value-type="float">
            <text:p>19331</text:p>
          </table:table-cell>
          <table:table-cell office:value-type="float" office:value="29151" calcext:value-type="float">
            <text:p>29151</text:p>
          </table:table-cell>
          <table:table-cell office:value-type="float" office:value="41954" calcext:value-type="float">
            <text:p>41954</text:p>
          </table:table-cell>
          <table:table-cell office:value-type="float" office:value="2511355" calcext:value-type="float">
            <text:p>2511355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200476" calcext:value-type="float">
            <text:p>1200476</text:p>
          </table:table-cell>
          <table:table-cell office:value-type="float" office:value="920614" calcext:value-type="float">
            <text:p>920614</text:p>
          </table:table-cell>
          <table:table-cell office:value-type="float" office:value="17672" calcext:value-type="float">
            <text:p>17672</text:p>
          </table:table-cell>
          <table:table-cell office:value-type="float" office:value="27794" calcext:value-type="float">
            <text:p>27794</text:p>
          </table:table-cell>
          <table:table-cell office:value-type="float" office:value="39453" calcext:value-type="float">
            <text:p>39453</text:p>
          </table:table-cell>
          <table:table-cell office:value-type="float" office:value="2206009" calcext:value-type="float">
            <text:p>2206009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1141537" calcext:value-type="float">
            <text:p>1141537</text:p>
          </table:table-cell>
          <table:table-cell office:value-type="float" office:value="890593" calcext:value-type="float">
            <text:p>890593</text:p>
          </table:table-cell>
          <table:table-cell office:value-type="float" office:value="18296" calcext:value-type="float">
            <text:p>18296</text:p>
          </table:table-cell>
          <table:table-cell office:value-type="float" office:value="30296" calcext:value-type="float">
            <text:p>30296</text:p>
          </table:table-cell>
          <table:table-cell office:value-type="float" office:value="35749" calcext:value-type="float">
            <text:p>35749</text:p>
          </table:table-cell>
          <table:table-cell office:value-type="float" office:value="2116471" calcext:value-type="float">
            <text:p>2116471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427786" calcext:value-type="float">
            <text:p>1427786</text:p>
          </table:table-cell>
          <table:table-cell office:value-type="float" office:value="1098348" calcext:value-type="float">
            <text:p>1098348</text:p>
          </table:table-cell>
          <table:table-cell office:value-type="float" office:value="22971" calcext:value-type="float">
            <text:p>22971</text:p>
          </table:table-cell>
          <table:table-cell office:value-type="float" office:value="38462" calcext:value-type="float">
            <text:p>38462</text:p>
          </table:table-cell>
          <table:table-cell office:value-type="float" office:value="39297" calcext:value-type="float">
            <text:p>39297</text:p>
          </table:table-cell>
          <table:table-cell office:value-type="float" office:value="2626864" calcext:value-type="float">
            <text:p>2626864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714040" calcext:value-type="float">
            <text:p>1714040</text:p>
          </table:table-cell>
          <table:table-cell office:value-type="float" office:value="1271076" calcext:value-type="float">
            <text:p>1271076</text:p>
          </table:table-cell>
          <table:table-cell office:value-type="float" office:value="31327" calcext:value-type="float">
            <text:p>31327</text:p>
          </table:table-cell>
          <table:table-cell office:value-type="float" office:value="44433" calcext:value-type="float">
            <text:p>44433</text:p>
          </table:table-cell>
          <table:table-cell office:value-type="float" office:value="45043" calcext:value-type="float">
            <text:p>45043</text:p>
          </table:table-cell>
          <table:table-cell office:value-type="float" office:value="3105919" calcext:value-type="float">
            <text:p>3105919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851130" calcext:value-type="float">
            <text:p>1851130</text:p>
          </table:table-cell>
          <table:table-cell office:value-type="float" office:value="1246595" calcext:value-type="float">
            <text:p>1246595</text:p>
          </table:table-cell>
          <table:table-cell office:value-type="float" office:value="31846" calcext:value-type="float">
            <text:p>31846</text:p>
          </table:table-cell>
          <table:table-cell office:value-type="float" office:value="52808" calcext:value-type="float">
            <text:p>52808</text:p>
          </table:table-cell>
          <table:table-cell office:value-type="float" office:value="48306" calcext:value-type="float">
            <text:p>48306</text:p>
          </table:table-cell>
          <table:table-cell office:value-type="float" office:value="3230685" calcext:value-type="float">
            <text:p>3230685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407604" calcext:value-type="float">
            <text:p>1407604</text:p>
          </table:table-cell>
          <table:table-cell office:value-type="float" office:value="933766" calcext:value-type="float">
            <text:p>933766</text:p>
          </table:table-cell>
          <table:table-cell office:value-type="float" office:value="24066" calcext:value-type="float">
            <text:p>24066</text:p>
          </table:table-cell>
          <table:table-cell office:value-type="float" office:value="37870" calcext:value-type="float">
            <text:p>37870</text:p>
          </table:table-cell>
          <table:table-cell office:value-type="float" office:value="36786" calcext:value-type="float">
            <text:p>36786</text:p>
          </table:table-cell>
          <table:table-cell office:value-type="float" office:value="2440092" calcext:value-type="float">
            <text:p>2440092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459939" calcext:value-type="float">
            <text:p>1459939</text:p>
          </table:table-cell>
          <table:table-cell office:value-type="float" office:value="979192" calcext:value-type="float">
            <text:p>979192</text:p>
          </table:table-cell>
          <table:table-cell office:value-type="float" office:value="28970" calcext:value-type="float">
            <text:p>28970</text:p>
          </table:table-cell>
          <table:table-cell office:value-type="float" office:value="39244" calcext:value-type="float">
            <text:p>39244</text:p>
          </table:table-cell>
          <table:table-cell office:value-type="float" office:value="37560" calcext:value-type="float">
            <text:p>37560</text:p>
          </table:table-cell>
          <table:table-cell office:value-type="float" office:value="2544905" calcext:value-type="float">
            <text:p>2544905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546625" calcext:value-type="float">
            <text:p>1546625</text:p>
          </table:table-cell>
          <table:table-cell office:value-type="float" office:value="1011692" calcext:value-type="float">
            <text:p>1011692</text:p>
          </table:table-cell>
          <table:table-cell office:value-type="float" office:value="30045" calcext:value-type="float">
            <text:p>30045</text:p>
          </table:table-cell>
          <table:table-cell office:value-type="float" office:value="40700" calcext:value-type="float">
            <text:p>40700</text:p>
          </table:table-cell>
          <table:table-cell office:value-type="float" office:value="43374" calcext:value-type="float">
            <text:p>43374</text:p>
          </table:table-cell>
          <table:table-cell office:value-type="float" office:value="2672436" calcext:value-type="float">
            <text:p>2672436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938158" calcext:value-type="float">
            <text:p>1938158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38518" calcext:value-type="float">
            <text:p>38518</text:p>
          </table:table-cell>
          <table:table-cell office:value-type="float" office:value="50413" calcext:value-type="float">
            <text:p>50413</text:p>
          </table:table-cell>
          <table:table-cell office:value-type="float" office:value="53989" calcext:value-type="float">
            <text:p>53989</text:p>
          </table:table-cell>
          <table:table-cell office:value-type="float" office:value="3328478" calcext:value-type="float">
            <text:p>3328478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806304" calcext:value-type="float">
            <text:p>1806304</text:p>
          </table:table-cell>
          <table:table-cell office:value-type="float" office:value="1091156" calcext:value-type="float">
            <text:p>1091156</text:p>
          </table:table-cell>
          <table:table-cell office:value-type="float" office:value="37579" calcext:value-type="float">
            <text:p>37579</text:p>
          </table:table-cell>
          <table:table-cell office:value-type="float" office:value="47210" calcext:value-type="float">
            <text:p>47210</text:p>
          </table:table-cell>
          <table:table-cell office:value-type="float" office:value="49649" calcext:value-type="float">
            <text:p>49649</text:p>
          </table:table-cell>
          <table:table-cell office:value-type="float" office:value="3031898" calcext:value-type="float">
            <text:p>3031898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1379076" calcext:value-type="float">
            <text:p>1379076</text:p>
          </table:table-cell>
          <table:table-cell office:value-type="float" office:value="929880" calcext:value-type="float">
            <text:p>929880</text:p>
          </table:table-cell>
          <table:table-cell office:value-type="float" office:value="28322" calcext:value-type="float">
            <text:p>28322</text:p>
          </table:table-cell>
          <table:table-cell office:value-type="float" office:value="36649" calcext:value-type="float">
            <text:p>36649</text:p>
          </table:table-cell>
          <table:table-cell office:value-type="float" office:value="40263" calcext:value-type="float">
            <text:p>40263</text:p>
          </table:table-cell>
          <table:table-cell office:value-type="float" office:value="2414190" calcext:value-type="float">
            <text:p>2414190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1069131" calcext:value-type="float">
            <text:p>1069131</text:p>
          </table:table-cell>
          <table:table-cell office:value-type="float" office:value="791655" calcext:value-type="float">
            <text:p>791655</text:p>
          </table:table-cell>
          <table:table-cell office:value-type="float" office:value="22817" calcext:value-type="float">
            <text:p>22817</text:p>
          </table:table-cell>
          <table:table-cell office:value-type="float" office:value="29223" calcext:value-type="float">
            <text:p>29223</text:p>
          </table:table-cell>
          <table:table-cell office:value-type="float" office:value="34226" calcext:value-type="float">
            <text:p>34226</text:p>
          </table:table-cell>
          <table:table-cell office:value-type="float" office:value="1947052" calcext:value-type="float">
            <text:p>1947052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970997" calcext:value-type="float">
            <text:p>970997</text:p>
          </table:table-cell>
          <table:table-cell office:value-type="float" office:value="822897" calcext:value-type="float">
            <text:p>822897</text:p>
          </table:table-cell>
          <table:table-cell office:value-type="float" office:value="22874" calcext:value-type="float">
            <text:p>22874</text:p>
          </table:table-cell>
          <table:table-cell office:value-type="float" office:value="25993" calcext:value-type="float">
            <text:p>25993</text:p>
          </table:table-cell>
          <table:table-cell office:value-type="float" office:value="32818" calcext:value-type="float">
            <text:p>32818</text:p>
          </table:table-cell>
          <table:table-cell office:value-type="float" office:value="1875579" calcext:value-type="float">
            <text:p>1875579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051320" calcext:value-type="float">
            <text:p>1051320</text:p>
          </table:table-cell>
          <table:table-cell office:value-type="float" office:value="973791" calcext:value-type="float">
            <text:p>973791</text:p>
          </table:table-cell>
          <table:table-cell office:value-type="float" office:value="28561" calcext:value-type="float">
            <text:p>28561</text:p>
          </table:table-cell>
          <table:table-cell office:value-type="float" office:value="30989" calcext:value-type="float">
            <text:p>30989</text:p>
          </table:table-cell>
          <table:table-cell office:value-type="float" office:value="32547" calcext:value-type="float">
            <text:p>32547</text:p>
          </table:table-cell>
          <table:table-cell office:value-type="float" office:value="2117208" calcext:value-type="float">
            <text:p>2117208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147965" calcext:value-type="float">
            <text:p>1147965</text:p>
          </table:table-cell>
          <table:table-cell office:value-type="float" office:value="1061056" calcext:value-type="float">
            <text:p>1061056</text:p>
          </table:table-cell>
          <table:table-cell office:value-type="float" office:value="30744" calcext:value-type="float">
            <text:p>30744</text:p>
          </table:table-cell>
          <table:table-cell office:value-type="float" office:value="33926" calcext:value-type="float">
            <text:p>33926</text:p>
          </table:table-cell>
          <table:table-cell office:value-type="float" office:value="34820" calcext:value-type="float">
            <text:p>34820</text:p>
          </table:table-cell>
          <table:table-cell office:value-type="float" office:value="2308511" calcext:value-type="float">
            <text:p>2308511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378287" calcext:value-type="float">
            <text:p>1378287</text:p>
          </table:table-cell>
          <table:table-cell office:value-type="float" office:value="1295328" calcext:value-type="float">
            <text:p>1295328</text:p>
          </table:table-cell>
          <table:table-cell office:value-type="float" office:value="38160" calcext:value-type="float">
            <text:p>38160</text:p>
          </table:table-cell>
          <table:table-cell office:value-type="float" office:value="40186" calcext:value-type="float">
            <text:p>40186</text:p>
          </table:table-cell>
          <table:table-cell office:value-type="float" office:value="39397" calcext:value-type="float">
            <text:p>39397</text:p>
          </table:table-cell>
          <table:table-cell office:value-type="float" office:value="2791358" calcext:value-type="float">
            <text:p>2791358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582020" calcext:value-type="float">
            <text:p>1582020</text:p>
          </table:table-cell>
          <table:table-cell office:value-type="float" office:value="1717502" calcext:value-type="float">
            <text:p>1717502</text:p>
          </table:table-cell>
          <table:table-cell office:value-type="float" office:value="34689" calcext:value-type="float">
            <text:p>34689</text:p>
          </table:table-cell>
          <table:table-cell office:value-type="float" office:value="41925" calcext:value-type="float">
            <text:p>41925</text:p>
          </table:table-cell>
          <table:table-cell office:value-type="float" office:value="41221" calcext:value-type="float">
            <text:p>41221</text:p>
          </table:table-cell>
          <table:table-cell office:value-type="float" office:value="3417357" calcext:value-type="float">
            <text:p>3417357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084948" calcext:value-type="float">
            <text:p>1084948</text:p>
          </table:table-cell>
          <table:table-cell office:value-type="float" office:value="1148227" calcext:value-type="float">
            <text:p>1148227</text:p>
          </table:table-cell>
          <table:table-cell office:value-type="float" office:value="27019" calcext:value-type="float">
            <text:p>27019</text:p>
          </table:table-cell>
          <table:table-cell office:value-type="float" office:value="34939" calcext:value-type="float">
            <text:p>34939</text:p>
          </table:table-cell>
          <table:table-cell office:value-type="float" office:value="33507" calcext:value-type="float">
            <text:p>33507</text:p>
          </table:table-cell>
          <table:table-cell office:value-type="float" office:value="2328640" calcext:value-type="float">
            <text:p>2328640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146124" calcext:value-type="float">
            <text:p>1146124</text:p>
          </table:table-cell>
          <table:table-cell office:value-type="float" office:value="1218828" calcext:value-type="float">
            <text:p>1218828</text:p>
          </table:table-cell>
          <table:table-cell office:value-type="float" office:value="30459" calcext:value-type="float">
            <text:p>30459</text:p>
          </table:table-cell>
          <table:table-cell office:value-type="float" office:value="37615" calcext:value-type="float">
            <text:p>37615</text:p>
          </table:table-cell>
          <table:table-cell office:value-type="float" office:value="36161" calcext:value-type="float">
            <text:p>36161</text:p>
          </table:table-cell>
          <table:table-cell office:value-type="float" office:value="2469187" calcext:value-type="float">
            <text:p>2469187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169170" calcext:value-type="float">
            <text:p>1169170</text:p>
          </table:table-cell>
          <table:table-cell office:value-type="float" office:value="1198299" calcext:value-type="float">
            <text:p>1198299</text:p>
          </table:table-cell>
          <table:table-cell office:value-type="float" office:value="32113" calcext:value-type="float">
            <text:p>32113</text:p>
          </table:table-cell>
          <table:table-cell office:value-type="float" office:value="38306" calcext:value-type="float">
            <text:p>38306</text:p>
          </table:table-cell>
          <table:table-cell office:value-type="float" office:value="40529" calcext:value-type="float">
            <text:p>40529</text:p>
          </table:table-cell>
          <table:table-cell office:value-type="float" office:value="2478417" calcext:value-type="float">
            <text:p>2478417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395805" calcext:value-type="float">
            <text:p>1395805</text:p>
          </table:table-cell>
          <table:table-cell office:value-type="float" office:value="1438425" calcext:value-type="float">
            <text:p>1438425</text:p>
          </table:table-cell>
          <table:table-cell office:value-type="float" office:value="37390" calcext:value-type="float">
            <text:p>37390</text:p>
          </table:table-cell>
          <table:table-cell office:value-type="float" office:value="42220" calcext:value-type="float">
            <text:p>42220</text:p>
          </table:table-cell>
          <table:table-cell office:value-type="float" office:value="47725" calcext:value-type="float">
            <text:p>47725</text:p>
          </table:table-cell>
          <table:table-cell office:value-type="float" office:value="2961565" calcext:value-type="float">
            <text:p>2961565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235461" calcext:value-type="float">
            <text:p>1235461</text:p>
          </table:table-cell>
          <table:table-cell office:value-type="float" office:value="1339576" calcext:value-type="float">
            <text:p>1339576</text:p>
          </table:table-cell>
          <table:table-cell office:value-type="float" office:value="37154" calcext:value-type="float">
            <text:p>37154</text:p>
          </table:table-cell>
          <table:table-cell office:value-type="float" office:value="37573" calcext:value-type="float">
            <text:p>37573</text:p>
          </table:table-cell>
          <table:table-cell office:value-type="float" office:value="45579" calcext:value-type="float">
            <text:p>45579</text:p>
          </table:table-cell>
          <table:table-cell office:value-type="float" office:value="2695343" calcext:value-type="float">
            <text:p>2695343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205290" calcext:value-type="float">
            <text:p>1205290</text:p>
          </table:table-cell>
          <table:table-cell office:value-type="float" office:value="1280994" calcext:value-type="float">
            <text:p>1280994</text:p>
          </table:table-cell>
          <table:table-cell office:value-type="float" office:value="42191" calcext:value-type="float">
            <text:p>42191</text:p>
          </table:table-cell>
          <table:table-cell office:value-type="float" office:value="36510" calcext:value-type="float">
            <text:p>36510</text:p>
          </table:table-cell>
          <table:table-cell office:value-type="float" office:value="43113" calcext:value-type="float">
            <text:p>43113</text:p>
          </table:table-cell>
          <table:table-cell office:value-type="float" office:value="2608098" calcext:value-type="float">
            <text:p>2608098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917151" calcext:value-type="float">
            <text:p>917151</text:p>
          </table:table-cell>
          <table:table-cell office:value-type="float" office:value="939776" calcext:value-type="float">
            <text:p>939776</text:p>
          </table:table-cell>
          <table:table-cell office:value-type="float" office:value="29293" calcext:value-type="float">
            <text:p>29293</text:p>
          </table:table-cell>
          <table:table-cell office:value-type="float" office:value="29208" calcext:value-type="float">
            <text:p>29208</text:p>
          </table:table-cell>
          <table:table-cell office:value-type="float" office:value="36801" calcext:value-type="float">
            <text:p>36801</text:p>
          </table:table-cell>
          <table:table-cell office:value-type="float" office:value="1952229" calcext:value-type="float">
            <text:p>1952229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897540" calcext:value-type="float">
            <text:p>897540</text:p>
          </table:table-cell>
          <table:table-cell office:value-type="float" office:value="910901" calcext:value-type="float">
            <text:p>910901</text:p>
          </table:table-cell>
          <table:table-cell office:value-type="float" office:value="29255" calcext:value-type="float">
            <text:p>29255</text:p>
          </table:table-cell>
          <table:table-cell office:value-type="float" office:value="27842" calcext:value-type="float">
            <text:p>27842</text:p>
          </table:table-cell>
          <table:table-cell office:value-type="float" office:value="35328" calcext:value-type="float">
            <text:p>35328</text:p>
          </table:table-cell>
          <table:table-cell office:value-type="float" office:value="1900866" calcext:value-type="float">
            <text:p>1900866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847870" calcext:value-type="float">
            <text:p>847870</text:p>
          </table:table-cell>
          <table:table-cell office:value-type="float" office:value="896424" calcext:value-type="float">
            <text:p>896424</text:p>
          </table:table-cell>
          <table:table-cell office:value-type="float" office:value="26873" calcext:value-type="float">
            <text:p>26873</text:p>
          </table:table-cell>
          <table:table-cell office:value-type="float" office:value="30672" calcext:value-type="float">
            <text:p>30672</text:p>
          </table:table-cell>
          <table:table-cell office:value-type="float" office:value="33770" calcext:value-type="float">
            <text:p>33770</text:p>
          </table:table-cell>
          <table:table-cell office:value-type="float" office:value="1835609" calcext:value-type="float">
            <text:p>1835609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030482" calcext:value-type="float">
            <text:p>1030482</text:p>
          </table:table-cell>
          <table:table-cell office:value-type="float" office:value="1037957" calcext:value-type="float">
            <text:p>1037957</text:p>
          </table:table-cell>
          <table:table-cell office:value-type="float" office:value="33996" calcext:value-type="float">
            <text:p>33996</text:p>
          </table:table-cell>
          <table:table-cell office:value-type="float" office:value="32778" calcext:value-type="float">
            <text:p>32778</text:p>
          </table:table-cell>
          <table:table-cell office:value-type="float" office:value="36814" calcext:value-type="float">
            <text:p>36814</text:p>
          </table:table-cell>
          <table:table-cell office:value-type="float" office:value="2172027" calcext:value-type="float">
            <text:p>2172027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176817" calcext:value-type="float">
            <text:p>1176817</text:p>
          </table:table-cell>
          <table:table-cell office:value-type="float" office:value="1143219" calcext:value-type="float">
            <text:p>1143219</text:p>
          </table:table-cell>
          <table:table-cell office:value-type="float" office:value="40724" calcext:value-type="float">
            <text:p>40724</text:p>
          </table:table-cell>
          <table:table-cell office:value-type="float" office:value="35511" calcext:value-type="float">
            <text:p>35511</text:p>
          </table:table-cell>
          <table:table-cell office:value-type="float" office:value="42365" calcext:value-type="float">
            <text:p>42365</text:p>
          </table:table-cell>
          <table:table-cell office:value-type="float" office:value="2438636" calcext:value-type="float">
            <text:p>2438636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228917" calcext:value-type="float">
            <text:p>1228917</text:p>
          </table:table-cell>
          <table:table-cell office:value-type="float" office:value="1199242" calcext:value-type="float">
            <text:p>1199242</text:p>
          </table:table-cell>
          <table:table-cell office:value-type="float" office:value="45615" calcext:value-type="float">
            <text:p>45615</text:p>
          </table:table-cell>
          <table:table-cell office:value-type="float" office:value="35098" calcext:value-type="float">
            <text:p>35098</text:p>
          </table:table-cell>
          <table:table-cell office:value-type="float" office:value="44006" calcext:value-type="float">
            <text:p>44006</text:p>
          </table:table-cell>
          <table:table-cell office:value-type="float" office:value="2552878" calcext:value-type="float">
            <text:p>2552878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974909" calcext:value-type="float">
            <text:p>974909</text:p>
          </table:table-cell>
          <table:table-cell office:value-type="float" office:value="949811" calcext:value-type="float">
            <text:p>949811</text:p>
          </table:table-cell>
          <table:table-cell office:value-type="float" office:value="36210" calcext:value-type="float">
            <text:p>36210</text:p>
          </table:table-cell>
          <table:table-cell office:value-type="float" office:value="28366" calcext:value-type="float">
            <text:p>28366</text:p>
          </table:table-cell>
          <table:table-cell office:value-type="float" office:value="35848" calcext:value-type="float">
            <text:p>35848</text:p>
          </table:table-cell>
          <table:table-cell office:value-type="float" office:value="2025144" calcext:value-type="float">
            <text:p>2025144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955483" calcext:value-type="float">
            <text:p>955483</text:p>
          </table:table-cell>
          <table:table-cell office:value-type="float" office:value="967497" calcext:value-type="float">
            <text:p>967497</text:p>
          </table:table-cell>
          <table:table-cell office:value-type="float" office:value="39245" calcext:value-type="float">
            <text:p>39245</text:p>
          </table:table-cell>
          <table:table-cell office:value-type="float" office:value="29063" calcext:value-type="float">
            <text:p>29063</text:p>
          </table:table-cell>
          <table:table-cell office:value-type="float" office:value="35222" calcext:value-type="float">
            <text:p>35222</text:p>
          </table:table-cell>
          <table:table-cell office:value-type="float" office:value="2026510" calcext:value-type="float">
            <text:p>2026510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027147" calcext:value-type="float">
            <text:p>1027147</text:p>
          </table:table-cell>
          <table:table-cell office:value-type="float" office:value="1130941" calcext:value-type="float">
            <text:p>1130941</text:p>
          </table:table-cell>
          <table:table-cell office:value-type="float" office:value="43441" calcext:value-type="float">
            <text:p>43441</text:p>
          </table:table-cell>
          <table:table-cell office:value-type="float" office:value="32246" calcext:value-type="float">
            <text:p>32246</text:p>
          </table:table-cell>
          <table:table-cell office:value-type="float" office:value="42673" calcext:value-type="float">
            <text:p>42673</text:p>
          </table:table-cell>
          <table:table-cell office:value-type="float" office:value="2276448" calcext:value-type="float">
            <text:p>2276448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132297" calcext:value-type="float">
            <text:p>1132297</text:p>
          </table:table-cell>
          <table:table-cell office:value-type="float" office:value="1115717" calcext:value-type="float">
            <text:p>1115717</text:p>
          </table:table-cell>
          <table:table-cell office:value-type="float" office:value="49666" calcext:value-type="float">
            <text:p>49666</text:p>
          </table:table-cell>
          <table:table-cell office:value-type="float" office:value="36236" calcext:value-type="float">
            <text:p>36236</text:p>
          </table:table-cell>
          <table:table-cell office:value-type="float" office:value="51465" calcext:value-type="float">
            <text:p>51465</text:p>
          </table:table-cell>
          <table:table-cell office:value-type="float" office:value="2385381" calcext:value-type="float">
            <text:p>2385381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135954" calcext:value-type="float">
            <text:p>1135954</text:p>
          </table:table-cell>
          <table:table-cell office:value-type="float" office:value="1050100" calcext:value-type="float">
            <text:p>1050100</text:p>
          </table:table-cell>
          <table:table-cell office:value-type="float" office:value="48286" calcext:value-type="float">
            <text:p>48286</text:p>
          </table:table-cell>
          <table:table-cell office:value-type="float" office:value="35907" calcext:value-type="float">
            <text:p>35907</text:p>
          </table:table-cell>
          <table:table-cell office:value-type="float" office:value="49665" calcext:value-type="float">
            <text:p>49665</text:p>
          </table:table-cell>
          <table:table-cell office:value-type="float" office:value="2319912" calcext:value-type="float">
            <text:p>2319912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1126127" calcext:value-type="float">
            <text:p>1126127</text:p>
          </table:table-cell>
          <table:table-cell office:value-type="float" office:value="1072868" calcext:value-type="float">
            <text:p>1072868</text:p>
          </table:table-cell>
          <table:table-cell office:value-type="float" office:value="47247" calcext:value-type="float">
            <text:p>47247</text:p>
          </table:table-cell>
          <table:table-cell office:value-type="float" office:value="36334" calcext:value-type="float">
            <text:p>36334</text:p>
          </table:table-cell>
          <table:table-cell office:value-type="float" office:value="56092" calcext:value-type="float">
            <text:p>56092</text:p>
          </table:table-cell>
          <table:table-cell office:value-type="float" office:value="2338668" calcext:value-type="float">
            <text:p>2338668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952755" calcext:value-type="float">
            <text:p>952755</text:p>
          </table:table-cell>
          <table:table-cell office:value-type="float" office:value="948435" calcext:value-type="float">
            <text:p>948435</text:p>
          </table:table-cell>
          <table:table-cell office:value-type="float" office:value="35726" calcext:value-type="float">
            <text:p>35726</text:p>
          </table:table-cell>
          <table:table-cell office:value-type="float" office:value="30496" calcext:value-type="float">
            <text:p>30496</text:p>
          </table:table-cell>
          <table:table-cell office:value-type="float" office:value="43194" calcext:value-type="float">
            <text:p>43194</text:p>
          </table:table-cell>
          <table:table-cell office:value-type="float" office:value="2010606" calcext:value-type="float">
            <text:p>2010606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874542" calcext:value-type="float">
            <text:p>874542</text:p>
          </table:table-cell>
          <table:table-cell office:value-type="float" office:value="844988" calcext:value-type="float">
            <text:p>844988</text:p>
          </table:table-cell>
          <table:table-cell office:value-type="float" office:value="33552" calcext:value-type="float">
            <text:p>33552</text:p>
          </table:table-cell>
          <table:table-cell office:value-type="float" office:value="26694" calcext:value-type="float">
            <text:p>26694</text:p>
          </table:table-cell>
          <table:table-cell office:value-type="float" office:value="43742" calcext:value-type="float">
            <text:p>43742</text:p>
          </table:table-cell>
          <table:table-cell office:value-type="float" office:value="1823518" calcext:value-type="float">
            <text:p>1823518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805752" calcext:value-type="float">
            <text:p>805752</text:p>
          </table:table-cell>
          <table:table-cell office:value-type="float" office:value="811095" calcext:value-type="float">
            <text:p>811095</text:p>
          </table:table-cell>
          <table:table-cell office:value-type="float" office:value="33575" calcext:value-type="float">
            <text:p>33575</text:p>
          </table:table-cell>
          <table:table-cell office:value-type="float" office:value="25161" calcext:value-type="float">
            <text:p>25161</text:p>
          </table:table-cell>
          <table:table-cell office:value-type="float" office:value="39333" calcext:value-type="float">
            <text:p>39333</text:p>
          </table:table-cell>
          <table:table-cell office:value-type="float" office:value="1714916" calcext:value-type="float">
            <text:p>1714916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038490" calcext:value-type="float">
            <text:p>1038490</text:p>
          </table:table-cell>
          <table:table-cell office:value-type="float" office:value="960130" calcext:value-type="float">
            <text:p>960130</text:p>
          </table:table-cell>
          <table:table-cell office:value-type="float" office:value="47014" calcext:value-type="float">
            <text:p>47014</text:p>
          </table:table-cell>
          <table:table-cell office:value-type="float" office:value="31952" calcext:value-type="float">
            <text:p>31952</text:p>
          </table:table-cell>
          <table:table-cell office:value-type="float" office:value="41609" calcext:value-type="float">
            <text:p>41609</text:p>
          </table:table-cell>
          <table:table-cell office:value-type="float" office:value="2119195" calcext:value-type="float">
            <text:p>2119195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1179776" calcext:value-type="float">
            <text:p>1179776</text:p>
          </table:table-cell>
          <table:table-cell office:value-type="float" office:value="1129162" calcext:value-type="float">
            <text:p>1129162</text:p>
          </table:table-cell>
          <table:table-cell office:value-type="float" office:value="64941" calcext:value-type="float">
            <text:p>64941</text:p>
          </table:table-cell>
          <table:table-cell office:value-type="float" office:value="38174" calcext:value-type="float">
            <text:p>38174</text:p>
          </table:table-cell>
          <table:table-cell office:value-type="float" office:value="50631" calcext:value-type="float">
            <text:p>50631</text:p>
          </table:table-cell>
          <table:table-cell office:value-type="float" office:value="2462684" calcext:value-type="float">
            <text:p>2462684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1291755" calcext:value-type="float">
            <text:p>1291755</text:p>
          </table:table-cell>
          <table:table-cell office:value-type="float" office:value="1238594" calcext:value-type="float">
            <text:p>1238594</text:p>
          </table:table-cell>
          <table:table-cell office:value-type="float" office:value="69569" calcext:value-type="float">
            <text:p>69569</text:p>
          </table:table-cell>
          <table:table-cell office:value-type="float" office:value="43314" calcext:value-type="float">
            <text:p>43314</text:p>
          </table:table-cell>
          <table:table-cell office:value-type="float" office:value="53322" calcext:value-type="float">
            <text:p>53322</text:p>
          </table:table-cell>
          <table:table-cell office:value-type="float" office:value="2696554" calcext:value-type="float">
            <text:p>2696554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056900" calcext:value-type="float">
            <text:p>1056900</text:p>
          </table:table-cell>
          <table:table-cell office:value-type="float" office:value="1050325" calcext:value-type="float">
            <text:p>1050325</text:p>
          </table:table-cell>
          <table:table-cell office:value-type="float" office:value="51697" calcext:value-type="float">
            <text:p>51697</text:p>
          </table:table-cell>
          <table:table-cell office:value-type="float" office:value="33642" calcext:value-type="float">
            <text:p>33642</text:p>
          </table:table-cell>
          <table:table-cell office:value-type="float" office:value="42782" calcext:value-type="float">
            <text:p>42782</text:p>
          </table:table-cell>
          <table:table-cell office:value-type="float" office:value="2235346" calcext:value-type="float">
            <text:p>2235346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068276" calcext:value-type="float">
            <text:p>1068276</text:p>
          </table:table-cell>
          <table:table-cell office:value-type="float" office:value="1048887" calcext:value-type="float">
            <text:p>1048887</text:p>
          </table:table-cell>
          <table:table-cell office:value-type="float" office:value="53010" calcext:value-type="float">
            <text:p>53010</text:p>
          </table:table-cell>
          <table:table-cell office:value-type="float" office:value="33981" calcext:value-type="float">
            <text:p>33981</text:p>
          </table:table-cell>
          <table:table-cell office:value-type="float" office:value="48280" calcext:value-type="float">
            <text:p>48280</text:p>
          </table:table-cell>
          <table:table-cell office:value-type="float" office:value="2252434" calcext:value-type="float">
            <text:p>2252434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1144429" calcext:value-type="float">
            <text:p>1144429</text:p>
          </table:table-cell>
          <table:table-cell office:value-type="float" office:value="1203189" calcext:value-type="float">
            <text:p>1203189</text:p>
          </table:table-cell>
          <table:table-cell office:value-type="float" office:value="58629" calcext:value-type="float">
            <text:p>58629</text:p>
          </table:table-cell>
          <table:table-cell office:value-type="float" office:value="35922" calcext:value-type="float">
            <text:p>35922</text:p>
          </table:table-cell>
          <table:table-cell office:value-type="float" office:value="51443" calcext:value-type="float">
            <text:p>51443</text:p>
          </table:table-cell>
          <table:table-cell office:value-type="float" office:value="2493612" calcext:value-type="float">
            <text:p>2493612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496812" calcext:value-type="float">
            <text:p>1496812</text:p>
          </table:table-cell>
          <table:table-cell office:value-type="float" office:value="1391470" calcext:value-type="float">
            <text:p>1391470</text:p>
          </table:table-cell>
          <table:table-cell office:value-type="float" office:value="70871" calcext:value-type="float">
            <text:p>70871</text:p>
          </table:table-cell>
          <table:table-cell office:value-type="float" office:value="45732" calcext:value-type="float">
            <text:p>45732</text:p>
          </table:table-cell>
          <table:table-cell office:value-type="float" office:value="60991" calcext:value-type="float">
            <text:p>60991</text:p>
          </table:table-cell>
          <table:table-cell office:value-type="float" office:value="3065876" calcext:value-type="float">
            <text:p>3065876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589036" calcext:value-type="float">
            <text:p>1589036</text:p>
          </table:table-cell>
          <table:table-cell office:value-type="float" office:value="1366657" calcext:value-type="float">
            <text:p>1366657</text:p>
          </table:table-cell>
          <table:table-cell office:value-type="float" office:value="73499" calcext:value-type="float">
            <text:p>73499</text:p>
          </table:table-cell>
          <table:table-cell office:value-type="float" office:value="47603" calcext:value-type="float">
            <text:p>47603</text:p>
          </table:table-cell>
          <table:table-cell office:value-type="float" office:value="61759" calcext:value-type="float">
            <text:p>61759</text:p>
          </table:table-cell>
          <table:table-cell office:value-type="float" office:value="3138554" calcext:value-type="float">
            <text:p>3138554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207874" calcext:value-type="float">
            <text:p>1207874</text:p>
          </table:table-cell>
          <table:table-cell office:value-type="float" office:value="1106963" calcext:value-type="float">
            <text:p>1106963</text:p>
          </table:table-cell>
          <table:table-cell office:value-type="float" office:value="66386" calcext:value-type="float">
            <text:p>66386</text:p>
          </table:table-cell>
          <table:table-cell office:value-type="float" office:value="40173" calcext:value-type="float">
            <text:p>40173</text:p>
          </table:table-cell>
          <table:table-cell office:value-type="float" office:value="57621" calcext:value-type="float">
            <text:p>57621</text:p>
          </table:table-cell>
          <table:table-cell office:value-type="float" office:value="2479017" calcext:value-type="float">
            <text:p>2479017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941750" calcext:value-type="float">
            <text:p>941750</text:p>
          </table:table-cell>
          <table:table-cell office:value-type="float" office:value="871338" calcext:value-type="float">
            <text:p>871338</text:p>
          </table:table-cell>
          <table:table-cell office:value-type="float" office:value="49426" calcext:value-type="float">
            <text:p>49426</text:p>
          </table:table-cell>
          <table:table-cell office:value-type="float" office:value="31555" calcext:value-type="float">
            <text:p>31555</text:p>
          </table:table-cell>
          <table:table-cell office:value-type="float" office:value="48738" calcext:value-type="float">
            <text:p>48738</text:p>
          </table:table-cell>
          <table:table-cell office:value-type="float" office:value="1942807" calcext:value-type="float">
            <text:p>1942807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940884" calcext:value-type="float">
            <text:p>940884</text:p>
          </table:table-cell>
          <table:table-cell office:value-type="float" office:value="873488" calcext:value-type="float">
            <text:p>873488</text:p>
          </table:table-cell>
          <table:table-cell office:value-type="float" office:value="45362" calcext:value-type="float">
            <text:p>45362</text:p>
          </table:table-cell>
          <table:table-cell office:value-type="float" office:value="30512" calcext:value-type="float">
            <text:p>30512</text:p>
          </table:table-cell>
          <table:table-cell office:value-type="float" office:value="48924" calcext:value-type="float">
            <text:p>48924</text:p>
          </table:table-cell>
          <table:table-cell office:value-type="float" office:value="1939170" calcext:value-type="float">
            <text:p>1939170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852106" calcext:value-type="float">
            <text:p>852106</text:p>
          </table:table-cell>
          <table:table-cell office:value-type="float" office:value="834127" calcext:value-type="float">
            <text:p>834127</text:p>
          </table:table-cell>
          <table:table-cell office:value-type="float" office:value="47320" calcext:value-type="float">
            <text:p>47320</text:p>
          </table:table-cell>
          <table:table-cell office:value-type="float" office:value="30540" calcext:value-type="float">
            <text:p>30540</text:p>
          </table:table-cell>
          <table:table-cell office:value-type="float" office:value="42508" calcext:value-type="float">
            <text:p>42508</text:p>
          </table:table-cell>
          <table:table-cell office:value-type="float" office:value="1806601" calcext:value-type="float">
            <text:p>1806601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012182" calcext:value-type="float">
            <text:p>1012182</text:p>
          </table:table-cell>
          <table:table-cell office:value-type="float" office:value="949922" calcext:value-type="float">
            <text:p>949922</text:p>
          </table:table-cell>
          <table:table-cell office:value-type="float" office:value="59433" calcext:value-type="float">
            <text:p>59433</text:p>
          </table:table-cell>
          <table:table-cell office:value-type="float" office:value="35534" calcext:value-type="float">
            <text:p>35534</text:p>
          </table:table-cell>
          <table:table-cell office:value-type="float" office:value="43723" calcext:value-type="float">
            <text:p>43723</text:p>
          </table:table-cell>
          <table:table-cell office:value-type="float" office:value="2100794" calcext:value-type="float">
            <text:p>2100794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312025" calcext:value-type="float">
            <text:p>1312025</text:p>
          </table:table-cell>
          <table:table-cell office:value-type="float" office:value="1272849" calcext:value-type="float">
            <text:p>1272849</text:p>
          </table:table-cell>
          <table:table-cell office:value-type="float" office:value="78292" calcext:value-type="float">
            <text:p>78292</text:p>
          </table:table-cell>
          <table:table-cell office:value-type="float" office:value="47007" calcext:value-type="float">
            <text:p>47007</text:p>
          </table:table-cell>
          <table:table-cell office:value-type="float" office:value="52515" calcext:value-type="float">
            <text:p>52515</text:p>
          </table:table-cell>
          <table:table-cell office:value-type="float" office:value="2762688" calcext:value-type="float">
            <text:p>2762688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340238" calcext:value-type="float">
            <text:p>1340238</text:p>
          </table:table-cell>
          <table:table-cell office:value-type="float" office:value="1250122" calcext:value-type="float">
            <text:p>1250122</text:p>
          </table:table-cell>
          <table:table-cell office:value-type="float" office:value="75638" calcext:value-type="float">
            <text:p>75638</text:p>
          </table:table-cell>
          <table:table-cell office:value-type="float" office:value="47848" calcext:value-type="float">
            <text:p>47848</text:p>
          </table:table-cell>
          <table:table-cell office:value-type="float" office:value="50638" calcext:value-type="float">
            <text:p>50638</text:p>
          </table:table-cell>
          <table:table-cell office:value-type="float" office:value="2764484" calcext:value-type="float">
            <text:p>2764484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094644" calcext:value-type="float">
            <text:p>1094644</text:p>
          </table:table-cell>
          <table:table-cell office:value-type="float" office:value="1037233" calcext:value-type="float">
            <text:p>1037233</text:p>
          </table:table-cell>
          <table:table-cell office:value-type="float" office:value="60276" calcext:value-type="float">
            <text:p>60276</text:p>
          </table:table-cell>
          <table:table-cell office:value-type="float" office:value="40933" calcext:value-type="float">
            <text:p>40933</text:p>
          </table:table-cell>
          <table:table-cell office:value-type="float" office:value="41410" calcext:value-type="float">
            <text:p>41410</text:p>
          </table:table-cell>
          <table:table-cell office:value-type="float" office:value="2274496" calcext:value-type="float">
            <text:p>2274496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079504" calcext:value-type="float">
            <text:p>1079504</text:p>
          </table:table-cell>
          <table:table-cell office:value-type="float" office:value="1014125" calcext:value-type="float">
            <text:p>1014125</text:p>
          </table:table-cell>
          <table:table-cell office:value-type="float" office:value="59293" calcext:value-type="float">
            <text:p>59293</text:p>
          </table:table-cell>
          <table:table-cell office:value-type="float" office:value="39097" calcext:value-type="float">
            <text:p>39097</text:p>
          </table:table-cell>
          <table:table-cell office:value-type="float" office:value="41259" calcext:value-type="float">
            <text:p>41259</text:p>
          </table:table-cell>
          <table:table-cell office:value-type="float" office:value="2233278" calcext:value-type="float">
            <text:p>2233278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087384" calcext:value-type="float">
            <text:p>1087384</text:p>
          </table:table-cell>
          <table:table-cell office:value-type="float" office:value="1027036" calcext:value-type="float">
            <text:p>1027036</text:p>
          </table:table-cell>
          <table:table-cell office:value-type="float" office:value="59779" calcext:value-type="float">
            <text:p>59779</text:p>
          </table:table-cell>
          <table:table-cell office:value-type="float" office:value="41486" calcext:value-type="float">
            <text:p>41486</text:p>
          </table:table-cell>
          <table:table-cell office:value-type="float" office:value="42640" calcext:value-type="float">
            <text:p>42640</text:p>
          </table:table-cell>
          <table:table-cell office:value-type="float" office:value="2258325" calcext:value-type="float">
            <text:p>2258325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265633" calcext:value-type="float">
            <text:p>1265633</text:p>
          </table:table-cell>
          <table:table-cell office:value-type="float" office:value="1254266" calcext:value-type="float">
            <text:p>1254266</text:p>
          </table:table-cell>
          <table:table-cell office:value-type="float" office:value="72305" calcext:value-type="float">
            <text:p>72305</text:p>
          </table:table-cell>
          <table:table-cell office:value-type="float" office:value="49061" calcext:value-type="float">
            <text:p>49061</text:p>
          </table:table-cell>
          <table:table-cell office:value-type="float" office:value="50817" calcext:value-type="float">
            <text:p>50817</text:p>
          </table:table-cell>
          <table:table-cell office:value-type="float" office:value="2692082" calcext:value-type="float">
            <text:p>2692082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1200637" calcext:value-type="float">
            <text:p>1200637</text:p>
          </table:table-cell>
          <table:table-cell office:value-type="float" office:value="1431809" calcext:value-type="float">
            <text:p>1431809</text:p>
          </table:table-cell>
          <table:table-cell office:value-type="float" office:value="68807" calcext:value-type="float">
            <text:p>68807</text:p>
          </table:table-cell>
          <table:table-cell office:value-type="float" office:value="43893" calcext:value-type="float">
            <text:p>43893</text:p>
          </table:table-cell>
          <table:table-cell office:value-type="float" office:value="49675" calcext:value-type="float">
            <text:p>49675</text:p>
          </table:table-cell>
          <table:table-cell office:value-type="float" office:value="2794821" calcext:value-type="float">
            <text:p>2794821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051293" calcext:value-type="float">
            <text:p>1051293</text:p>
          </table:table-cell>
          <table:table-cell office:value-type="float" office:value="1148789" calcext:value-type="float">
            <text:p>1148789</text:p>
          </table:table-cell>
          <table:table-cell office:value-type="float" office:value="64295" calcext:value-type="float">
            <text:p>64295</text:p>
          </table:table-cell>
          <table:table-cell office:value-type="float" office:value="40941" calcext:value-type="float">
            <text:p>40941</text:p>
          </table:table-cell>
          <table:table-cell office:value-type="float" office:value="44834" calcext:value-type="float">
            <text:p>44834</text:p>
          </table:table-cell>
          <table:table-cell office:value-type="float" office:value="2350152" calcext:value-type="float">
            <text:p>2350152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796111" calcext:value-type="float">
            <text:p>796111</text:p>
          </table:table-cell>
          <table:table-cell office:value-type="float" office:value="822561" calcext:value-type="float">
            <text:p>822561</text:p>
          </table:table-cell>
          <table:table-cell office:value-type="float" office:value="46083" calcext:value-type="float">
            <text:p>46083</text:p>
          </table:table-cell>
          <table:table-cell office:value-type="float" office:value="28470" calcext:value-type="float">
            <text:p>28470</text:p>
          </table:table-cell>
          <table:table-cell office:value-type="float" office:value="35573" calcext:value-type="float">
            <text:p>35573</text:p>
          </table:table-cell>
          <table:table-cell office:value-type="float" office:value="1728798" calcext:value-type="float">
            <text:p>1728798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681420" calcext:value-type="float">
            <text:p>681420</text:p>
          </table:table-cell>
          <table:table-cell office:value-type="float" office:value="773635" calcext:value-type="float">
            <text:p>773635</text:p>
          </table:table-cell>
          <table:table-cell office:value-type="float" office:value="43696" calcext:value-type="float">
            <text:p>43696</text:p>
          </table:table-cell>
          <table:table-cell office:value-type="float" office:value="24577" calcext:value-type="float">
            <text:p>24577</text:p>
          </table:table-cell>
          <table:table-cell office:value-type="float" office:value="36265" calcext:value-type="float">
            <text:p>36265</text:p>
          </table:table-cell>
          <table:table-cell office:value-type="float" office:value="1559593" calcext:value-type="float">
            <text:p>1559593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660926" calcext:value-type="float">
            <text:p>660926</text:p>
          </table:table-cell>
          <table:table-cell office:value-type="float" office:value="731016" calcext:value-type="float">
            <text:p>731016</text:p>
          </table:table-cell>
          <table:table-cell office:value-type="float" office:value="46233" calcext:value-type="float">
            <text:p>46233</text:p>
          </table:table-cell>
          <table:table-cell office:value-type="float" office:value="24100" calcext:value-type="float">
            <text:p>24100</text:p>
          </table:table-cell>
          <table:table-cell office:value-type="float" office:value="32774" calcext:value-type="float">
            <text:p>32774</text:p>
          </table:table-cell>
          <table:table-cell office:value-type="float" office:value="1495049" calcext:value-type="float">
            <text:p>1495049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788682" calcext:value-type="float">
            <text:p>788682</text:p>
          </table:table-cell>
          <table:table-cell office:value-type="float" office:value="883692" calcext:value-type="float">
            <text:p>883692</text:p>
          </table:table-cell>
          <table:table-cell office:value-type="float" office:value="58381" calcext:value-type="float">
            <text:p>58381</text:p>
          </table:table-cell>
          <table:table-cell office:value-type="float" office:value="29110" calcext:value-type="float">
            <text:p>29110</text:p>
          </table:table-cell>
          <table:table-cell office:value-type="float" office:value="37744" calcext:value-type="float">
            <text:p>37744</text:p>
          </table:table-cell>
          <table:table-cell office:value-type="float" office:value="1797609" calcext:value-type="float">
            <text:p>1797609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962449" calcext:value-type="float">
            <text:p>962449</text:p>
          </table:table-cell>
          <table:table-cell office:value-type="float" office:value="984881" calcext:value-type="float">
            <text:p>984881</text:p>
          </table:table-cell>
          <table:table-cell office:value-type="float" office:value="71284" calcext:value-type="float">
            <text:p>71284</text:p>
          </table:table-cell>
          <table:table-cell office:value-type="float" office:value="35913" calcext:value-type="float">
            <text:p>35913</text:p>
          </table:table-cell>
          <table:table-cell office:value-type="float" office:value="46510" calcext:value-type="float">
            <text:p>46510</text:p>
          </table:table-cell>
          <table:table-cell office:value-type="float" office:value="2101037" calcext:value-type="float">
            <text:p>2101037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030521" calcext:value-type="float">
            <text:p>1030521</text:p>
          </table:table-cell>
          <table:table-cell office:value-type="float" office:value="1024355" calcext:value-type="float">
            <text:p>1024355</text:p>
          </table:table-cell>
          <table:table-cell office:value-type="float" office:value="79115" calcext:value-type="float">
            <text:p>79115</text:p>
          </table:table-cell>
          <table:table-cell office:value-type="float" office:value="38773" calcext:value-type="float">
            <text:p>38773</text:p>
          </table:table-cell>
          <table:table-cell office:value-type="float" office:value="46523" calcext:value-type="float">
            <text:p>46523</text:p>
          </table:table-cell>
          <table:table-cell office:value-type="float" office:value="2219287" calcext:value-type="float">
            <text:p>2219287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851554" calcext:value-type="float">
            <text:p>851554</text:p>
          </table:table-cell>
          <table:table-cell office:value-type="float" office:value="917451" calcext:value-type="float">
            <text:p>917451</text:p>
          </table:table-cell>
          <table:table-cell office:value-type="float" office:value="60953" calcext:value-type="float">
            <text:p>60953</text:p>
          </table:table-cell>
          <table:table-cell office:value-type="float" office:value="32507" calcext:value-type="float">
            <text:p>32507</text:p>
          </table:table-cell>
          <table:table-cell office:value-type="float" office:value="39224" calcext:value-type="float">
            <text:p>39224</text:p>
          </table:table-cell>
          <table:table-cell office:value-type="float" office:value="1901689" calcext:value-type="float">
            <text:p>1901689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047567" calcext:value-type="float">
            <text:p>1047567</text:p>
          </table:table-cell>
          <table:table-cell office:value-type="float" office:value="990351" calcext:value-type="float">
            <text:p>990351</text:p>
          </table:table-cell>
          <table:table-cell office:value-type="float" office:value="60761" calcext:value-type="float">
            <text:p>60761</text:p>
          </table:table-cell>
          <table:table-cell office:value-type="float" office:value="49742" calcext:value-type="float">
            <text:p>49742</text:p>
          </table:table-cell>
          <table:table-cell office:value-type="float" office:value="47218" calcext:value-type="float">
            <text:p>47218</text:p>
          </table:table-cell>
          <table:table-cell office:value-type="float" office:value="2195639" calcext:value-type="float">
            <text:p>2195639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828290" calcext:value-type="float">
            <text:p>828290</text:p>
          </table:table-cell>
          <table:table-cell office:value-type="float" office:value="794864" calcext:value-type="float">
            <text:p>794864</text:p>
          </table:table-cell>
          <table:table-cell office:value-type="float" office:value="59427" calcext:value-type="float">
            <text:p>59427</text:p>
          </table:table-cell>
          <table:table-cell office:value-type="float" office:value="37903" calcext:value-type="float">
            <text:p>37903</text:p>
          </table:table-cell>
          <table:table-cell office:value-type="float" office:value="50329" calcext:value-type="float">
            <text:p>50329</text:p>
          </table:table-cell>
          <table:table-cell office:value-type="float" office:value="1770813" calcext:value-type="float">
            <text:p>1770813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970452" calcext:value-type="float">
            <text:p>970452</text:p>
          </table:table-cell>
          <table:table-cell office:value-type="float" office:value="1005878" calcext:value-type="float">
            <text:p>1005878</text:p>
          </table:table-cell>
          <table:table-cell office:value-type="float" office:value="79721" calcext:value-type="float">
            <text:p>79721</text:p>
          </table:table-cell>
          <table:table-cell office:value-type="float" office:value="45685" calcext:value-type="float">
            <text:p>45685</text:p>
          </table:table-cell>
          <table:table-cell office:value-type="float" office:value="52755" calcext:value-type="float">
            <text:p>52755</text:p>
          </table:table-cell>
          <table:table-cell office:value-type="float" office:value="2154491" calcext:value-type="float">
            <text:p>2154491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905286" calcext:value-type="float">
            <text:p>905286</text:p>
          </table:table-cell>
          <table:table-cell office:value-type="float" office:value="957350" calcext:value-type="float">
            <text:p>957350</text:p>
          </table:table-cell>
          <table:table-cell office:value-type="float" office:value="77484" calcext:value-type="float">
            <text:p>77484</text:p>
          </table:table-cell>
          <table:table-cell office:value-type="float" office:value="40722" calcext:value-type="float">
            <text:p>40722</text:p>
          </table:table-cell>
          <table:table-cell office:value-type="float" office:value="50850" calcext:value-type="float">
            <text:p>50850</text:p>
          </table:table-cell>
          <table:table-cell office:value-type="float" office:value="2031692" calcext:value-type="float">
            <text:p>2031692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859362" calcext:value-type="float">
            <text:p>859362</text:p>
          </table:table-cell>
          <table:table-cell office:value-type="float" office:value="901542" calcext:value-type="float">
            <text:p>901542</text:p>
          </table:table-cell>
          <table:table-cell office:value-type="float" office:value="71268" calcext:value-type="float">
            <text:p>71268</text:p>
          </table:table-cell>
          <table:table-cell office:value-type="float" office:value="40096" calcext:value-type="float">
            <text:p>40096</text:p>
          </table:table-cell>
          <table:table-cell office:value-type="float" office:value="48561" calcext:value-type="float">
            <text:p>48561</text:p>
          </table:table-cell>
          <table:table-cell office:value-type="float" office:value="1920829" calcext:value-type="float">
            <text:p>1920829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024578" calcext:value-type="float">
            <text:p>1024578</text:p>
          </table:table-cell>
          <table:table-cell office:value-type="float" office:value="1344114" calcext:value-type="float">
            <text:p>1344114</text:p>
          </table:table-cell>
          <table:table-cell office:value-type="float" office:value="62678" calcext:value-type="float">
            <text:p>62678</text:p>
          </table:table-cell>
          <table:table-cell office:value-type="float" office:value="53259" calcext:value-type="float">
            <text:p>53259</text:p>
          </table:table-cell>
          <table:table-cell office:value-type="float" office:value="44679" calcext:value-type="float">
            <text:p>44679</text:p>
          </table:table-cell>
          <table:table-cell office:value-type="float" office:value="2529308" calcext:value-type="float">
            <text:p>2529308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678356" calcext:value-type="float">
            <text:p>678356</text:p>
          </table:table-cell>
          <table:table-cell office:value-type="float" office:value="742880" calcext:value-type="float">
            <text:p>742880</text:p>
          </table:table-cell>
          <table:table-cell office:value-type="float" office:value="48171" calcext:value-type="float">
            <text:p>48171</text:p>
          </table:table-cell>
          <table:table-cell office:value-type="float" office:value="31747" calcext:value-type="float">
            <text:p>31747</text:p>
          </table:table-cell>
          <table:table-cell office:value-type="float" office:value="40144" calcext:value-type="float">
            <text:p>40144</text:p>
          </table:table-cell>
          <table:table-cell office:value-type="float" office:value="1541298" calcext:value-type="float">
            <text:p>1541298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631415" calcext:value-type="float">
            <text:p>631415</text:p>
          </table:table-cell>
          <table:table-cell office:value-type="float" office:value="641312" calcext:value-type="float">
            <text:p>641312</text:p>
          </table:table-cell>
          <table:table-cell office:value-type="float" office:value="49135" calcext:value-type="float">
            <text:p>49135</text:p>
          </table:table-cell>
          <table:table-cell office:value-type="float" office:value="29136" calcext:value-type="float">
            <text:p>29136</text:p>
          </table:table-cell>
          <table:table-cell office:value-type="float" office:value="37488" calcext:value-type="float">
            <text:p>37488</text:p>
          </table:table-cell>
          <table:table-cell office:value-type="float" office:value="1388486" calcext:value-type="float">
            <text:p>1388486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866826" calcext:value-type="float">
            <text:p>866826</text:p>
          </table:table-cell>
          <table:table-cell office:value-type="float" office:value="872172" calcext:value-type="float">
            <text:p>872172</text:p>
          </table:table-cell>
          <table:table-cell office:value-type="float" office:value="64075" calcext:value-type="float">
            <text:p>64075</text:p>
          </table:table-cell>
          <table:table-cell office:value-type="float" office:value="38175" calcext:value-type="float">
            <text:p>38175</text:p>
          </table:table-cell>
          <table:table-cell office:value-type="float" office:value="41579" calcext:value-type="float">
            <text:p>41579</text:p>
          </table:table-cell>
          <table:table-cell office:value-type="float" office:value="1882827" calcext:value-type="float">
            <text:p>1882827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081765" calcext:value-type="float">
            <text:p>1081765</text:p>
          </table:table-cell>
          <table:table-cell office:value-type="float" office:value="1053604" calcext:value-type="float">
            <text:p>1053604</text:p>
          </table:table-cell>
          <table:table-cell office:value-type="float" office:value="77354" calcext:value-type="float">
            <text:p>77354</text:p>
          </table:table-cell>
          <table:table-cell office:value-type="float" office:value="45107" calcext:value-type="float">
            <text:p>45107</text:p>
          </table:table-cell>
          <table:table-cell office:value-type="float" office:value="45642" calcext:value-type="float">
            <text:p>45642</text:p>
          </table:table-cell>
          <table:table-cell office:value-type="float" office:value="2303472" calcext:value-type="float">
            <text:p>2303472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925334" calcext:value-type="float">
            <text:p>925334</text:p>
          </table:table-cell>
          <table:table-cell office:value-type="float" office:value="884090" calcext:value-type="float">
            <text:p>884090</text:p>
          </table:table-cell>
          <table:table-cell office:value-type="float" office:value="74152" calcext:value-type="float">
            <text:p>74152</text:p>
          </table:table-cell>
          <table:table-cell office:value-type="float" office:value="38560" calcext:value-type="float">
            <text:p>38560</text:p>
          </table:table-cell>
          <table:table-cell office:value-type="float" office:value="47461" calcext:value-type="float">
            <text:p>47461</text:p>
          </table:table-cell>
          <table:table-cell office:value-type="float" office:value="1969597" calcext:value-type="float">
            <text:p>1969597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897234" calcext:value-type="float">
            <text:p>897234</text:p>
          </table:table-cell>
          <table:table-cell office:value-type="float" office:value="1053169" calcext:value-type="float">
            <text:p>1053169</text:p>
          </table:table-cell>
          <table:table-cell office:value-type="float" office:value="60627" calcext:value-type="float">
            <text:p>60627</text:p>
          </table:table-cell>
          <table:table-cell office:value-type="float" office:value="42376" calcext:value-type="float">
            <text:p>42376</text:p>
          </table:table-cell>
          <table:table-cell office:value-type="float" office:value="39888" calcext:value-type="float">
            <text:p>39888</text:p>
          </table:table-cell>
          <table:table-cell office:value-type="float" office:value="2093294" calcext:value-type="float">
            <text:p>2093294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764179" calcext:value-type="float">
            <text:p>764179</text:p>
          </table:table-cell>
          <table:table-cell office:value-type="float" office:value="951814" calcext:value-type="float">
            <text:p>951814</text:p>
          </table:table-cell>
          <table:table-cell office:value-type="float" office:value="57573" calcext:value-type="float">
            <text:p>57573</text:p>
          </table:table-cell>
          <table:table-cell office:value-type="float" office:value="33113" calcext:value-type="float">
            <text:p>33113</text:p>
          </table:table-cell>
          <table:table-cell office:value-type="float" office:value="42122" calcext:value-type="float">
            <text:p>42122</text:p>
          </table:table-cell>
          <table:table-cell office:value-type="float" office:value="1848801" calcext:value-type="float">
            <text:p>1848801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110793" calcext:value-type="float">
            <text:p>1110793</text:p>
          </table:table-cell>
          <table:table-cell office:value-type="float" office:value="1138644" calcext:value-type="float">
            <text:p>1138644</text:p>
          </table:table-cell>
          <table:table-cell office:value-type="float" office:value="74258" calcext:value-type="float">
            <text:p>74258</text:p>
          </table:table-cell>
          <table:table-cell office:value-type="float" office:value="50237" calcext:value-type="float">
            <text:p>50237</text:p>
          </table:table-cell>
          <table:table-cell office:value-type="float" office:value="46969" calcext:value-type="float">
            <text:p>46969</text:p>
          </table:table-cell>
          <table:table-cell office:value-type="float" office:value="2420901" calcext:value-type="float">
            <text:p>2420901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905509" calcext:value-type="float">
            <text:p>905509</text:p>
          </table:table-cell>
          <table:table-cell office:value-type="float" office:value="983903" calcext:value-type="float">
            <text:p>983903</text:p>
          </table:table-cell>
          <table:table-cell office:value-type="float" office:value="75972" calcext:value-type="float">
            <text:p>75972</text:p>
          </table:table-cell>
          <table:table-cell office:value-type="float" office:value="41307" calcext:value-type="float">
            <text:p>41307</text:p>
          </table:table-cell>
          <table:table-cell office:value-type="float" office:value="51603" calcext:value-type="float">
            <text:p>51603</text:p>
          </table:table-cell>
          <table:table-cell office:value-type="float" office:value="2058294" calcext:value-type="float">
            <text:p>2058294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093570" calcext:value-type="float">
            <text:p>1093570</text:p>
          </table:table-cell>
          <table:table-cell office:value-type="float" office:value="1291513" calcext:value-type="float">
            <text:p>1291513</text:p>
          </table:table-cell>
          <table:table-cell office:value-type="float" office:value="83136" calcext:value-type="float">
            <text:p>83136</text:p>
          </table:table-cell>
          <table:table-cell office:value-type="float" office:value="50197" calcext:value-type="float">
            <text:p>50197</text:p>
          </table:table-cell>
          <table:table-cell office:value-type="float" office:value="51085" calcext:value-type="float">
            <text:p>51085</text:p>
          </table:table-cell>
          <table:table-cell office:value-type="float" office:value="2569501" calcext:value-type="float">
            <text:p>2569501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923910" calcext:value-type="float">
            <text:p>923910</text:p>
          </table:table-cell>
          <table:table-cell office:value-type="float" office:value="1149269" calcext:value-type="float">
            <text:p>1149269</text:p>
          </table:table-cell>
          <table:table-cell office:value-type="float" office:value="69785" calcext:value-type="float">
            <text:p>69785</text:p>
          </table:table-cell>
          <table:table-cell office:value-type="float" office:value="45638" calcext:value-type="float">
            <text:p>45638</text:p>
          </table:table-cell>
          <table:table-cell office:value-type="float" office:value="47131" calcext:value-type="float">
            <text:p>47131</text:p>
          </table:table-cell>
          <table:table-cell office:value-type="float" office:value="2235733" calcext:value-type="float">
            <text:p>2235733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769523" calcext:value-type="float">
            <text:p>769523</text:p>
          </table:table-cell>
          <table:table-cell office:value-type="float" office:value="987882" calcext:value-type="float">
            <text:p>987882</text:p>
          </table:table-cell>
          <table:table-cell office:value-type="float" office:value="51317" calcext:value-type="float">
            <text:p>51317</text:p>
          </table:table-cell>
          <table:table-cell office:value-type="float" office:value="35511" calcext:value-type="float">
            <text:p>35511</text:p>
          </table:table-cell>
          <table:table-cell office:value-type="float" office:value="42207" calcext:value-type="float">
            <text:p>42207</text:p>
          </table:table-cell>
          <table:table-cell office:value-type="float" office:value="1886440" calcext:value-type="float">
            <text:p>1886440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969014" calcext:value-type="float">
            <text:p>969014</text:p>
          </table:table-cell>
          <table:table-cell office:value-type="float" office:value="1180002" calcext:value-type="float">
            <text:p>1180002</text:p>
          </table:table-cell>
          <table:table-cell office:value-type="float" office:value="57733" calcext:value-type="float">
            <text:p>57733</text:p>
          </table:table-cell>
          <table:table-cell office:value-type="float" office:value="45538" calcext:value-type="float">
            <text:p>45538</text:p>
          </table:table-cell>
          <table:table-cell office:value-type="float" office:value="38858" calcext:value-type="float">
            <text:p>38858</text:p>
          </table:table-cell>
          <table:table-cell office:value-type="float" office:value="2291145" calcext:value-type="float">
            <text:p>2291145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807901" calcext:value-type="float">
            <text:p>807901</text:p>
          </table:table-cell>
          <table:table-cell office:value-type="float" office:value="968776" calcext:value-type="float">
            <text:p>968776</text:p>
          </table:table-cell>
          <table:table-cell office:value-type="float" office:value="56782" calcext:value-type="float">
            <text:p>56782</text:p>
          </table:table-cell>
          <table:table-cell office:value-type="float" office:value="34924" calcext:value-type="float">
            <text:p>34924</text:p>
          </table:table-cell>
          <table:table-cell office:value-type="float" office:value="39420" calcext:value-type="float">
            <text:p>39420</text:p>
          </table:table-cell>
          <table:table-cell office:value-type="float" office:value="1907803" calcext:value-type="float">
            <text:p>1907803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876214" calcext:value-type="float">
            <text:p>876214</text:p>
          </table:table-cell>
          <table:table-cell office:value-type="float" office:value="1008604" calcext:value-type="float">
            <text:p>1008604</text:p>
          </table:table-cell>
          <table:table-cell office:value-type="float" office:value="68799" calcext:value-type="float">
            <text:p>68799</text:p>
          </table:table-cell>
          <table:table-cell office:value-type="float" office:value="42609" calcext:value-type="float">
            <text:p>42609</text:p>
          </table:table-cell>
          <table:table-cell office:value-type="float" office:value="42108" calcext:value-type="float">
            <text:p>42108</text:p>
          </table:table-cell>
          <table:table-cell office:value-type="float" office:value="2038334" calcext:value-type="float">
            <text:p>2038334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997439" calcext:value-type="float">
            <text:p>997439</text:p>
          </table:table-cell>
          <table:table-cell office:value-type="float" office:value="1193064" calcext:value-type="float">
            <text:p>1193064</text:p>
          </table:table-cell>
          <table:table-cell office:value-type="float" office:value="80134" calcext:value-type="float">
            <text:p>80134</text:p>
          </table:table-cell>
          <table:table-cell office:value-type="float" office:value="48398" calcext:value-type="float">
            <text:p>48398</text:p>
          </table:table-cell>
          <table:table-cell office:value-type="float" office:value="47214" calcext:value-type="float">
            <text:p>47214</text:p>
          </table:table-cell>
          <table:table-cell office:value-type="float" office:value="2366249" calcext:value-type="float">
            <text:p>2366249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946254" calcext:value-type="float">
            <text:p>946254</text:p>
          </table:table-cell>
          <table:table-cell office:value-type="float" office:value="1100764" calcext:value-type="float">
            <text:p>1100764</text:p>
          </table:table-cell>
          <table:table-cell office:value-type="float" office:value="82002" calcext:value-type="float">
            <text:p>82002</text:p>
          </table:table-cell>
          <table:table-cell office:value-type="float" office:value="47613" calcext:value-type="float">
            <text:p>47613</text:p>
          </table:table-cell>
          <table:table-cell office:value-type="float" office:value="46374" calcext:value-type="float">
            <text:p>46374</text:p>
          </table:table-cell>
          <table:table-cell office:value-type="float" office:value="2223007" calcext:value-type="float">
            <text:p>2223007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915533" calcext:value-type="float">
            <text:p>915533</text:p>
          </table:table-cell>
          <table:table-cell office:value-type="float" office:value="1010224" calcext:value-type="float">
            <text:p>1010224</text:p>
          </table:table-cell>
          <table:table-cell office:value-type="float" office:value="72481" calcext:value-type="float">
            <text:p>72481</text:p>
          </table:table-cell>
          <table:table-cell office:value-type="float" office:value="45238" calcext:value-type="float">
            <text:p>45238</text:p>
          </table:table-cell>
          <table:table-cell office:value-type="float" office:value="39281" calcext:value-type="float">
            <text:p>39281</text:p>
          </table:table-cell>
          <table:table-cell office:value-type="float" office:value="2082757" calcext:value-type="float">
            <text:p>2082757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776626" calcext:value-type="float">
            <text:p>776626</text:p>
          </table:table-cell>
          <table:table-cell office:value-type="float" office:value="929856" calcext:value-type="float">
            <text:p>929856</text:p>
          </table:table-cell>
          <table:table-cell office:value-type="float" office:value="62269" calcext:value-type="float">
            <text:p>62269</text:p>
          </table:table-cell>
          <table:table-cell office:value-type="float" office:value="40367" calcext:value-type="float">
            <text:p>40367</text:p>
          </table:table-cell>
          <table:table-cell office:value-type="float" office:value="39811" calcext:value-type="float">
            <text:p>39811</text:p>
          </table:table-cell>
          <table:table-cell office:value-type="float" office:value="1848929" calcext:value-type="float">
            <text:p>1848929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875855" calcext:value-type="float">
            <text:p>875855</text:p>
          </table:table-cell>
          <table:table-cell office:value-type="float" office:value="969139" calcext:value-type="float">
            <text:p>969139</text:p>
          </table:table-cell>
          <table:table-cell office:value-type="float" office:value="70347" calcext:value-type="float">
            <text:p>70347</text:p>
          </table:table-cell>
          <table:table-cell office:value-type="float" office:value="46118" calcext:value-type="float">
            <text:p>46118</text:p>
          </table:table-cell>
          <table:table-cell office:value-type="float" office:value="48859" calcext:value-type="float">
            <text:p>48859</text:p>
          </table:table-cell>
          <table:table-cell office:value-type="float" office:value="2010318" calcext:value-type="float">
            <text:p>2010318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976764" calcext:value-type="float">
            <text:p>976764</text:p>
          </table:table-cell>
          <table:table-cell office:value-type="float" office:value="1174612" calcext:value-type="float">
            <text:p>1174612</text:p>
          </table:table-cell>
          <table:table-cell office:value-type="float" office:value="87389" calcext:value-type="float">
            <text:p>87389</text:p>
          </table:table-cell>
          <table:table-cell office:value-type="float" office:value="53519" calcext:value-type="float">
            <text:p>53519</text:p>
          </table:table-cell>
          <table:table-cell office:value-type="float" office:value="56230" calcext:value-type="float">
            <text:p>56230</text:p>
          </table:table-cell>
          <table:table-cell office:value-type="float" office:value="2348514" calcext:value-type="float">
            <text:p>2348514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768050" calcext:value-type="float">
            <text:p>768050</text:p>
          </table:table-cell>
          <table:table-cell office:value-type="float" office:value="960122" calcext:value-type="float">
            <text:p>960122</text:p>
          </table:table-cell>
          <table:table-cell office:value-type="float" office:value="73118" calcext:value-type="float">
            <text:p>73118</text:p>
          </table:table-cell>
          <table:table-cell office:value-type="float" office:value="41895" calcext:value-type="float">
            <text:p>41895</text:p>
          </table:table-cell>
          <table:table-cell office:value-type="float" office:value="45909" calcext:value-type="float">
            <text:p>45909</text:p>
          </table:table-cell>
          <table:table-cell office:value-type="float" office:value="1889094" calcext:value-type="float">
            <text:p>1889094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773532" calcext:value-type="float">
            <text:p>773532</text:p>
          </table:table-cell>
          <table:table-cell office:value-type="float" office:value="1065318" calcext:value-type="float">
            <text:p>1065318</text:p>
          </table:table-cell>
          <table:table-cell office:value-type="float" office:value="70402" calcext:value-type="float">
            <text:p>70402</text:p>
          </table:table-cell>
          <table:table-cell office:value-type="float" office:value="42519" calcext:value-type="float">
            <text:p>42519</text:p>
          </table:table-cell>
          <table:table-cell office:value-type="float" office:value="47992" calcext:value-type="float">
            <text:p>47992</text:p>
          </table:table-cell>
          <table:table-cell office:value-type="float" office:value="1999763" calcext:value-type="float">
            <text:p>1999763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619952" calcext:value-type="float">
            <text:p>619952</text:p>
          </table:table-cell>
          <table:table-cell office:value-type="float" office:value="842114" calcext:value-type="float">
            <text:p>842114</text:p>
          </table:table-cell>
          <table:table-cell office:value-type="float" office:value="54379" calcext:value-type="float">
            <text:p>54379</text:p>
          </table:table-cell>
          <table:table-cell office:value-type="float" office:value="37305" calcext:value-type="float">
            <text:p>37305</text:p>
          </table:table-cell>
          <table:table-cell office:value-type="float" office:value="43220" calcext:value-type="float">
            <text:p>43220</text:p>
          </table:table-cell>
          <table:table-cell office:value-type="float" office:value="1596970" calcext:value-type="float">
            <text:p>1596970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623613" calcext:value-type="float">
            <text:p>623613</text:p>
          </table:table-cell>
          <table:table-cell office:value-type="float" office:value="786812" calcext:value-type="float">
            <text:p>786812</text:p>
          </table:table-cell>
          <table:table-cell office:value-type="float" office:value="50816" calcext:value-type="float">
            <text:p>50816</text:p>
          </table:table-cell>
          <table:table-cell office:value-type="float" office:value="36218" calcext:value-type="float">
            <text:p>36218</text:p>
          </table:table-cell>
          <table:table-cell office:value-type="float" office:value="40538" calcext:value-type="float">
            <text:p>40538</text:p>
          </table:table-cell>
          <table:table-cell office:value-type="float" office:value="1537997" calcext:value-type="float">
            <text:p>1537997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608020" calcext:value-type="float">
            <text:p>608020</text:p>
          </table:table-cell>
          <table:table-cell office:value-type="float" office:value="731307" calcext:value-type="float">
            <text:p>731307</text:p>
          </table:table-cell>
          <table:table-cell office:value-type="float" office:value="56286" calcext:value-type="float">
            <text:p>56286</text:p>
          </table:table-cell>
          <table:table-cell office:value-type="float" office:value="34100" calcext:value-type="float">
            <text:p>34100</text:p>
          </table:table-cell>
          <table:table-cell office:value-type="float" office:value="38811" calcext:value-type="float">
            <text:p>38811</text:p>
          </table:table-cell>
          <table:table-cell office:value-type="float" office:value="1468524" calcext:value-type="float">
            <text:p>1468524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674244" calcext:value-type="float">
            <text:p>674244</text:p>
          </table:table-cell>
          <table:table-cell office:value-type="float" office:value="832511" calcext:value-type="float">
            <text:p>832511</text:p>
          </table:table-cell>
          <table:table-cell office:value-type="float" office:value="68166" calcext:value-type="float">
            <text:p>68166</text:p>
          </table:table-cell>
          <table:table-cell office:value-type="float" office:value="45245" calcext:value-type="float">
            <text:p>45245</text:p>
          </table:table-cell>
          <table:table-cell office:value-type="float" office:value="36873" calcext:value-type="float">
            <text:p>36873</text:p>
          </table:table-cell>
          <table:table-cell office:value-type="float" office:value="1657039" calcext:value-type="float">
            <text:p>1657039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772231" calcext:value-type="float">
            <text:p>772231</text:p>
          </table:table-cell>
          <table:table-cell office:value-type="float" office:value="977355" calcext:value-type="float">
            <text:p>977355</text:p>
          </table:table-cell>
          <table:table-cell office:value-type="float" office:value="83013" calcext:value-type="float">
            <text:p>83013</text:p>
          </table:table-cell>
          <table:table-cell office:value-type="float" office:value="46482" calcext:value-type="float">
            <text:p>46482</text:p>
          </table:table-cell>
          <table:table-cell office:value-type="float" office:value="41896" calcext:value-type="float">
            <text:p>41896</text:p>
          </table:table-cell>
          <table:table-cell office:value-type="float" office:value="1920977" calcext:value-type="float">
            <text:p>1920977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821499" calcext:value-type="float">
            <text:p>821499</text:p>
          </table:table-cell>
          <table:table-cell office:value-type="float" office:value="1205249" calcext:value-type="float">
            <text:p>1205249</text:p>
          </table:table-cell>
          <table:table-cell office:value-type="float" office:value="84147" calcext:value-type="float">
            <text:p>84147</text:p>
          </table:table-cell>
          <table:table-cell office:value-type="float" office:value="49494" calcext:value-type="float">
            <text:p>49494</text:p>
          </table:table-cell>
          <table:table-cell office:value-type="float" office:value="44674" calcext:value-type="float">
            <text:p>44674</text:p>
          </table:table-cell>
          <table:table-cell office:value-type="float" office:value="2205063" calcext:value-type="float">
            <text:p>2205063</text:p>
          </table:table-cell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606015" calcext:value-type="float">
            <text:p>606015</text:p>
          </table:table-cell>
          <table:table-cell office:value-type="float" office:value="850437" calcext:value-type="float">
            <text:p>850437</text:p>
          </table:table-cell>
          <table:table-cell office:value-type="float" office:value="58158" calcext:value-type="float">
            <text:p>58158</text:p>
          </table:table-cell>
          <table:table-cell office:value-type="float" office:value="36789" calcext:value-type="float">
            <text:p>36789</text:p>
          </table:table-cell>
          <table:table-cell office:value-type="float" office:value="37266" calcext:value-type="float">
            <text:p>37266</text:p>
          </table:table-cell>
          <table:table-cell office:value-type="float" office:value="1588665" calcext:value-type="float">
            <text:p>1588665</text:p>
          </table:table-cell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674778" calcext:value-type="float">
            <text:p>674778</text:p>
          </table:table-cell>
          <table:table-cell office:value-type="float" office:value="863901" calcext:value-type="float">
            <text:p>863901</text:p>
          </table:table-cell>
          <table:table-cell office:value-type="float" office:value="61153" calcext:value-type="float">
            <text:p>61153</text:p>
          </table:table-cell>
          <table:table-cell office:value-type="float" office:value="37965" calcext:value-type="float">
            <text:p>37965</text:p>
          </table:table-cell>
          <table:table-cell office:value-type="float" office:value="39976" calcext:value-type="float">
            <text:p>39976</text:p>
          </table:table-cell>
          <table:table-cell office:value-type="float" office:value="1677773" calcext:value-type="float">
            <text:p>1677773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648522" calcext:value-type="float">
            <text:p>648522</text:p>
          </table:table-cell>
          <table:table-cell office:value-type="float" office:value="810706" calcext:value-type="float">
            <text:p>810706</text:p>
          </table:table-cell>
          <table:table-cell office:value-type="float" office:value="63660" calcext:value-type="float">
            <text:p>63660</text:p>
          </table:table-cell>
          <table:table-cell office:value-type="float" office:value="35511" calcext:value-type="float">
            <text:p>35511</text:p>
          </table:table-cell>
          <table:table-cell office:value-type="float" office:value="40515" calcext:value-type="float">
            <text:p>40515</text:p>
          </table:table-cell>
          <table:table-cell office:value-type="float" office:value="1598914" calcext:value-type="float">
            <text:p>1598914</text:p>
          </table:table-cell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813606" calcext:value-type="float">
            <text:p>813606</text:p>
          </table:table-cell>
          <table:table-cell office:value-type="float" office:value="1052867" calcext:value-type="float">
            <text:p>1052867</text:p>
          </table:table-cell>
          <table:table-cell office:value-type="float" office:value="76084" calcext:value-type="float">
            <text:p>76084</text:p>
          </table:table-cell>
          <table:table-cell office:value-type="float" office:value="31618" calcext:value-type="float">
            <text:p>31618</text:p>
          </table:table-cell>
          <table:table-cell office:value-type="float" office:value="51209" calcext:value-type="float">
            <text:p>51209</text:p>
          </table:table-cell>
          <table:table-cell office:value-type="float" office:value="2025384" calcext:value-type="float">
            <text:p>2025384</text:p>
          </table:table-cell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750091" calcext:value-type="float">
            <text:p>750091</text:p>
          </table:table-cell>
          <table:table-cell office:value-type="float" office:value="975141" calcext:value-type="float">
            <text:p>975141</text:p>
          </table:table-cell>
          <table:table-cell office:value-type="float" office:value="63882" calcext:value-type="float">
            <text:p>63882</text:p>
          </table:table-cell>
          <table:table-cell office:value-type="float" office:value="37064" calcext:value-type="float">
            <text:p>37064</text:p>
          </table:table-cell>
          <table:table-cell office:value-type="float" office:value="43400" calcext:value-type="float">
            <text:p>43400</text:p>
          </table:table-cell>
          <table:table-cell office:value-type="float" office:value="1869578" calcext:value-type="float">
            <text:p>1869578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700833" calcext:value-type="float">
            <text:p>700833</text:p>
          </table:table-cell>
          <table:table-cell office:value-type="float" office:value="932847" calcext:value-type="float">
            <text:p>932847</text:p>
          </table:table-cell>
          <table:table-cell office:value-type="float" office:value="65810" calcext:value-type="float">
            <text:p>65810</text:p>
          </table:table-cell>
          <table:table-cell office:value-type="float" office:value="40709" calcext:value-type="float">
            <text:p>40709</text:p>
          </table:table-cell>
          <table:table-cell office:value-type="float" office:value="51010" calcext:value-type="float">
            <text:p>51010</text:p>
          </table:table-cell>
          <table:table-cell office:value-type="float" office:value="1791209" calcext:value-type="float">
            <text:p>1791209</text:p>
          </table:table-cell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590757" calcext:value-type="float">
            <text:p>590757</text:p>
          </table:table-cell>
          <table:table-cell office:value-type="float" office:value="780071" calcext:value-type="float">
            <text:p>780071</text:p>
          </table:table-cell>
          <table:table-cell office:value-type="float" office:value="47057" calcext:value-type="float">
            <text:p>47057</text:p>
          </table:table-cell>
          <table:table-cell office:value-type="float" office:value="35211" calcext:value-type="float">
            <text:p>35211</text:p>
          </table:table-cell>
          <table:table-cell office:value-type="float" office:value="44564" calcext:value-type="float">
            <text:p>44564</text:p>
          </table:table-cell>
          <table:table-cell office:value-type="float" office:value="1497660" calcext:value-type="float">
            <text:p>1497660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543732" calcext:value-type="float">
            <text:p>543732</text:p>
          </table:table-cell>
          <table:table-cell office:value-type="float" office:value="731183" calcext:value-type="float">
            <text:p>731183</text:p>
          </table:table-cell>
          <table:table-cell office:value-type="float" office:value="47588" calcext:value-type="float">
            <text:p>47588</text:p>
          </table:table-cell>
          <table:table-cell office:value-type="float" office:value="32618" calcext:value-type="float">
            <text:p>32618</text:p>
          </table:table-cell>
          <table:table-cell office:value-type="float" office:value="43090" calcext:value-type="float">
            <text:p>43090</text:p>
          </table:table-cell>
          <table:table-cell office:value-type="float" office:value="1398211" calcext:value-type="float">
            <text:p>1398211</text:p>
          </table:table-cell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545800" calcext:value-type="float">
            <text:p>545800</text:p>
          </table:table-cell>
          <table:table-cell office:value-type="float" office:value="777020" calcext:value-type="float">
            <text:p>777020</text:p>
          </table:table-cell>
          <table:table-cell office:value-type="float" office:value="56534" calcext:value-type="float">
            <text:p>56534</text:p>
          </table:table-cell>
          <table:table-cell office:value-type="float" office:value="31472" calcext:value-type="float">
            <text:p>31472</text:p>
          </table:table-cell>
          <table:table-cell office:value-type="float" office:value="39695" calcext:value-type="float">
            <text:p>39695</text:p>
          </table:table-cell>
          <table:table-cell office:value-type="float" office:value="1450521" calcext:value-type="float">
            <text:p>1450521</text:p>
          </table:table-cell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590831" calcext:value-type="float">
            <text:p>590831</text:p>
          </table:table-cell>
          <table:table-cell office:value-type="float" office:value="812462" calcext:value-type="float">
            <text:p>812462</text:p>
          </table:table-cell>
          <table:table-cell office:value-type="float" office:value="65737" calcext:value-type="float">
            <text:p>65737</text:p>
          </table:table-cell>
          <table:table-cell office:value-type="float" office:value="38078" calcext:value-type="float">
            <text:p>38078</text:p>
          </table:table-cell>
          <table:table-cell office:value-type="float" office:value="42082" calcext:value-type="float">
            <text:p>42082</text:p>
          </table:table-cell>
          <table:table-cell office:value-type="float" office:value="1549190" calcext:value-type="float">
            <text:p>1549190</text:p>
          </table:table-cell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721087" calcext:value-type="float">
            <text:p>721087</text:p>
          </table:table-cell>
          <table:table-cell office:value-type="float" office:value="988087" calcext:value-type="float">
            <text:p>988087</text:p>
          </table:table-cell>
          <table:table-cell office:value-type="float" office:value="78099" calcext:value-type="float">
            <text:p>78099</text:p>
          </table:table-cell>
          <table:table-cell office:value-type="float" office:value="46900" calcext:value-type="float">
            <text:p>46900</text:p>
          </table:table-cell>
          <table:table-cell office:value-type="float" office:value="50968" calcext:value-type="float">
            <text:p>50968</text:p>
          </table:table-cell>
          <table:table-cell office:value-type="float" office:value="1885141" calcext:value-type="float">
            <text:p>1885141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765803" calcext:value-type="float">
            <text:p>765803</text:p>
          </table:table-cell>
          <table:table-cell office:value-type="float" office:value="1087739" calcext:value-type="float">
            <text:p>1087739</text:p>
          </table:table-cell>
          <table:table-cell office:value-type="float" office:value="76596" calcext:value-type="float">
            <text:p>76596</text:p>
          </table:table-cell>
          <table:table-cell office:value-type="float" office:value="50268" calcext:value-type="float">
            <text:p>50268</text:p>
          </table:table-cell>
          <table:table-cell office:value-type="float" office:value="51294" calcext:value-type="float">
            <text:p>51294</text:p>
          </table:table-cell>
          <table:table-cell office:value-type="float" office:value="2031700" calcext:value-type="float">
            <text:p>2031700</text:p>
          </table:table-cell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830666" calcext:value-type="float">
            <text:p>830666</text:p>
          </table:table-cell>
          <table:table-cell office:value-type="float" office:value="1067425" calcext:value-type="float">
            <text:p>1067425</text:p>
          </table:table-cell>
          <table:table-cell office:value-type="float" office:value="63661" calcext:value-type="float">
            <text:p>63661</text:p>
          </table:table-cell>
          <table:table-cell office:value-type="float" office:value="45175" calcext:value-type="float">
            <text:p>45175</text:p>
          </table:table-cell>
          <table:table-cell office:value-type="float" office:value="48836" calcext:value-type="float">
            <text:p>48836</text:p>
          </table:table-cell>
          <table:table-cell office:value-type="float" office:value="2055763" calcext:value-type="float">
            <text:p>2055763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657342" calcext:value-type="float">
            <text:p>657342</text:p>
          </table:table-cell>
          <table:table-cell office:value-type="float" office:value="908964" calcext:value-type="float">
            <text:p>908964</text:p>
          </table:table-cell>
          <table:table-cell office:value-type="float" office:value="63404" calcext:value-type="float">
            <text:p>63404</text:p>
          </table:table-cell>
          <table:table-cell office:value-type="float" office:value="41202" calcext:value-type="float">
            <text:p>41202</text:p>
          </table:table-cell>
          <table:table-cell office:value-type="float" office:value="47013" calcext:value-type="float">
            <text:p>47013</text:p>
          </table:table-cell>
          <table:table-cell office:value-type="float" office:value="1717925" calcext:value-type="float">
            <text:p>1717925</text:p>
          </table:table-cell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696856" calcext:value-type="float">
            <text:p>696856</text:p>
          </table:table-cell>
          <table:table-cell office:value-type="float" office:value="953663" calcext:value-type="float">
            <text:p>953663</text:p>
          </table:table-cell>
          <table:table-cell office:value-type="float" office:value="69759" calcext:value-type="float">
            <text:p>69759</text:p>
          </table:table-cell>
          <table:table-cell office:value-type="float" office:value="44852" calcext:value-type="float">
            <text:p>44852</text:p>
          </table:table-cell>
          <table:table-cell office:value-type="float" office:value="49775" calcext:value-type="float">
            <text:p>49775</text:p>
          </table:table-cell>
          <table:table-cell office:value-type="float" office:value="1814905" calcext:value-type="float">
            <text:p>1814905</text:p>
          </table:table-cell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857015" calcext:value-type="float">
            <text:p>857015</text:p>
          </table:table-cell>
          <table:table-cell office:value-type="float" office:value="1138740" calcext:value-type="float">
            <text:p>1138740</text:p>
          </table:table-cell>
          <table:table-cell office:value-type="float" office:value="89985" calcext:value-type="float">
            <text:p>89985</text:p>
          </table:table-cell>
          <table:table-cell office:value-type="float" office:value="57291" calcext:value-type="float">
            <text:p>57291</text:p>
          </table:table-cell>
          <table:table-cell office:value-type="float" office:value="57585" calcext:value-type="float">
            <text:p>57585</text:p>
          </table:table-cell>
          <table:table-cell office:value-type="float" office:value="2200616" calcext:value-type="float">
            <text:p>2200616</text:p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913943" calcext:value-type="float">
            <text:p>913943</text:p>
          </table:table-cell>
          <table:table-cell office:value-type="float" office:value="1149780" calcext:value-type="float">
            <text:p>1149780</text:p>
          </table:table-cell>
          <table:table-cell office:value-type="float" office:value="86753" calcext:value-type="float">
            <text:p>86753</text:p>
          </table:table-cell>
          <table:table-cell office:value-type="float" office:value="59852" calcext:value-type="float">
            <text:p>59852</text:p>
          </table:table-cell>
          <table:table-cell office:value-type="float" office:value="57931" calcext:value-type="float">
            <text:p>57931</text:p>
          </table:table-cell>
          <table:table-cell office:value-type="float" office:value="2268259" calcext:value-type="float">
            <text:p>2268259</text:p>
          </table:table-cell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729398" calcext:value-type="float">
            <text:p>729398</text:p>
          </table:table-cell>
          <table:table-cell office:value-type="float" office:value="1054830" calcext:value-type="float">
            <text:p>1054830</text:p>
          </table:table-cell>
          <table:table-cell office:value-type="float" office:value="82196" calcext:value-type="float">
            <text:p>82196</text:p>
          </table:table-cell>
          <table:table-cell office:value-type="float" office:value="53046" calcext:value-type="float">
            <text:p>53046</text:p>
          </table:table-cell>
          <table:table-cell office:value-type="float" office:value="56010" calcext:value-type="float">
            <text:p>56010</text:p>
          </table:table-cell>
          <table:table-cell office:value-type="float" office:value="1975480" calcext:value-type="float">
            <text:p>197548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681010" calcext:value-type="float">
            <text:p>681010</text:p>
          </table:table-cell>
          <table:table-cell office:value-type="float" office:value="956456" calcext:value-type="float">
            <text:p>956456</text:p>
          </table:table-cell>
          <table:table-cell office:value-type="float" office:value="63467" calcext:value-type="float">
            <text:p>63467</text:p>
          </table:table-cell>
          <table:table-cell office:value-type="float" office:value="46353" calcext:value-type="float">
            <text:p>46353</text:p>
          </table:table-cell>
          <table:table-cell office:value-type="float" office:value="50744" calcext:value-type="float">
            <text:p>50744</text:p>
          </table:table-cell>
          <table:table-cell office:value-type="float" office:value="1798030" calcext:value-type="float">
            <text:p>1798030</text:p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747505" calcext:value-type="float">
            <text:p>747505</text:p>
          </table:table-cell>
          <table:table-cell office:value-type="float" office:value="983678" calcext:value-type="float">
            <text:p>983678</text:p>
          </table:table-cell>
          <table:table-cell office:value-type="float" office:value="63245" calcext:value-type="float">
            <text:p>63245</text:p>
          </table:table-cell>
          <table:table-cell office:value-type="float" office:value="46035" calcext:value-type="float">
            <text:p>46035</text:p>
          </table:table-cell>
          <table:table-cell office:value-type="float" office:value="52789" calcext:value-type="float">
            <text:p>52789</text:p>
          </table:table-cell>
          <table:table-cell office:value-type="float" office:value="1893252" calcext:value-type="float">
            <text:p>1893252</text:p>
          </table:table-cell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881757" calcext:value-type="float">
            <text:p>881757</text:p>
          </table:table-cell>
          <table:table-cell office:value-type="float" office:value="1206809" calcext:value-type="float">
            <text:p>1206809</text:p>
          </table:table-cell>
          <table:table-cell office:value-type="float" office:value="71494" calcext:value-type="float">
            <text:p>71494</text:p>
          </table:table-cell>
          <table:table-cell office:value-type="float" office:value="48917" calcext:value-type="float">
            <text:p>48917</text:p>
          </table:table-cell>
          <table:table-cell office:value-type="float" office:value="50641" calcext:value-type="float">
            <text:p>50641</text:p>
          </table:table-cell>
          <table:table-cell office:value-type="float" office:value="2259618" calcext:value-type="float">
            <text:p>2259618</text:p>
          </table:table-cell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057446" calcext:value-type="float">
            <text:p>1057446</text:p>
          </table:table-cell>
          <table:table-cell office:value-type="float" office:value="1327763" calcext:value-type="float">
            <text:p>1327763</text:p>
          </table:table-cell>
          <table:table-cell office:value-type="float" office:value="90156" calcext:value-type="float">
            <text:p>90156</text:p>
          </table:table-cell>
          <table:table-cell office:value-type="float" office:value="59739" calcext:value-type="float">
            <text:p>59739</text:p>
          </table:table-cell>
          <table:table-cell office:value-type="float" office:value="52952" calcext:value-type="float">
            <text:p>52952</text:p>
          </table:table-cell>
          <table:table-cell office:value-type="float" office:value="2588056" calcext:value-type="float">
            <text:p>2588056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30814" calcext:value-type="float">
            <text:p>1430814</text:p>
          </table:table-cell>
          <table:table-cell office:value-type="float" office:value="1718306" calcext:value-type="float">
            <text:p>1718306</text:p>
          </table:table-cell>
          <table:table-cell office:value-type="float" office:value="111866" calcext:value-type="float">
            <text:p>111866</text:p>
          </table:table-cell>
          <table:table-cell office:value-type="float" office:value="79022" calcext:value-type="float">
            <text:p>79022</text:p>
          </table:table-cell>
          <table:table-cell office:value-type="float" office:value="60990" calcext:value-type="float">
            <text:p>60990</text:p>
          </table:table-cell>
          <table:table-cell office:value-type="float" office:value="3400998" calcext:value-type="float">
            <text:p>3400998</text:p>
          </table:table-cell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648657" calcext:value-type="float">
            <text:p>1648657</text:p>
          </table:table-cell>
          <table:table-cell office:value-type="float" office:value="1864196" calcext:value-type="float">
            <text:p>1864196</text:p>
          </table:table-cell>
          <table:table-cell office:value-type="float" office:value="126676" calcext:value-type="float">
            <text:p>126676</text:p>
          </table:table-cell>
          <table:table-cell office:value-type="float" office:value="101087" calcext:value-type="float">
            <text:p>101087</text:p>
          </table:table-cell>
          <table:table-cell office:value-type="float" office:value="64831" calcext:value-type="float">
            <text:p>64831</text:p>
          </table:table-cell>
          <table:table-cell office:value-type="float" office:value="3805447" calcext:value-type="float">
            <text:p>3805447</text:p>
          </table:table-cell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153436" calcext:value-type="float">
            <text:p>1153436</text:p>
          </table:table-cell>
          <table:table-cell office:value-type="float" office:value="1540011" calcext:value-type="float">
            <text:p>1540011</text:p>
          </table:table-cell>
          <table:table-cell office:value-type="float" office:value="91034" calcext:value-type="float">
            <text:p>91034</text:p>
          </table:table-cell>
          <table:table-cell office:value-type="float" office:value="68213" calcext:value-type="float">
            <text:p>68213</text:p>
          </table:table-cell>
          <table:table-cell office:value-type="float" office:value="53881" calcext:value-type="float">
            <text:p>53881</text:p>
          </table:table-cell>
          <table:table-cell office:value-type="float" office:value="2906575" calcext:value-type="float">
            <text:p>2906575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62216" calcext:value-type="float">
            <text:p>1462216</text:p>
          </table:table-cell>
          <table:table-cell office:value-type="float" office:value="1896994" calcext:value-type="float">
            <text:p>1896994</text:p>
          </table:table-cell>
          <table:table-cell office:value-type="float" office:value="103391" calcext:value-type="float">
            <text:p>103391</text:p>
          </table:table-cell>
          <table:table-cell office:value-type="float" office:value="83116" calcext:value-type="float">
            <text:p>83116</text:p>
          </table:table-cell>
          <table:table-cell office:value-type="float" office:value="52073" calcext:value-type="float">
            <text:p>52073</text:p>
          </table:table-cell>
          <table:table-cell office:value-type="float" office:value="3597790" calcext:value-type="float">
            <text:p>3597790</text:p>
          </table:table-cell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858484" calcext:value-type="float">
            <text:p>858484</text:p>
          </table:table-cell>
          <table:table-cell office:value-type="float" office:value="1215494" calcext:value-type="float">
            <text:p>1215494</text:p>
          </table:table-cell>
          <table:table-cell office:value-type="float" office:value="97211" calcext:value-type="float">
            <text:p>97211</text:p>
          </table:table-cell>
          <table:table-cell office:value-type="float" office:value="65096" calcext:value-type="float">
            <text:p>65096</text:p>
          </table:table-cell>
          <table:table-cell office:value-type="float" office:value="46509" calcext:value-type="float">
            <text:p>46509</text:p>
          </table:table-cell>
          <table:table-cell office:value-type="float" office:value="2282794" calcext:value-type="float">
            <text:p>2282794</text:p>
          </table:table-cell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031580" calcext:value-type="float">
            <text:p>1031580</text:p>
          </table:table-cell>
          <table:table-cell office:value-type="float" office:value="1442192" calcext:value-type="float">
            <text:p>1442192</text:p>
          </table:table-cell>
          <table:table-cell office:value-type="float" office:value="93329" calcext:value-type="float">
            <text:p>93329</text:p>
          </table:table-cell>
          <table:table-cell office:value-type="float" office:value="63512" calcext:value-type="float">
            <text:p>63512</text:p>
          </table:table-cell>
          <table:table-cell office:value-type="float" office:value="61973" calcext:value-type="float">
            <text:p>61973</text:p>
          </table:table-cell>
          <table:table-cell office:value-type="float" office:value="2692586" calcext:value-type="float">
            <text:p>2692586</text:p>
          </table:table-cell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104730" calcext:value-type="float">
            <text:p>1104730</text:p>
          </table:table-cell>
          <table:table-cell office:value-type="float" office:value="1569112" calcext:value-type="float">
            <text:p>1569112</text:p>
          </table:table-cell>
          <table:table-cell office:value-type="float" office:value="103399" calcext:value-type="float">
            <text:p>103399</text:p>
          </table:table-cell>
          <table:table-cell office:value-type="float" office:value="69250" calcext:value-type="float">
            <text:p>69250</text:p>
          </table:table-cell>
          <table:table-cell office:value-type="float" office:value="67661" calcext:value-type="float">
            <text:p>67661</text:p>
          </table:table-cell>
          <table:table-cell office:value-type="float" office:value="2914152" calcext:value-type="float">
            <text:p>2914152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094477" calcext:value-type="float">
            <text:p>1094477</text:p>
          </table:table-cell>
          <table:table-cell office:value-type="float" office:value="1571967" calcext:value-type="float">
            <text:p>1571967</text:p>
          </table:table-cell>
          <table:table-cell office:value-type="float" office:value="106617" calcext:value-type="float">
            <text:p>106617</text:p>
          </table:table-cell>
          <table:table-cell office:value-type="float" office:value="70687" calcext:value-type="float">
            <text:p>70687</text:p>
          </table:table-cell>
          <table:table-cell office:value-type="float" office:value="68398" calcext:value-type="float">
            <text:p>68398</text:p>
          </table:table-cell>
          <table:table-cell office:value-type="float" office:value="2912146" calcext:value-type="float">
            <text:p>2912146</text:p>
          </table:table-cell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031746" calcext:value-type="float">
            <text:p>1031746</text:p>
          </table:table-cell>
          <table:table-cell office:value-type="float" office:value="1683285" calcext:value-type="float">
            <text:p>1683285</text:p>
          </table:table-cell>
          <table:table-cell office:value-type="float" office:value="90445" calcext:value-type="float">
            <text:p>90445</text:p>
          </table:table-cell>
          <table:table-cell office:value-type="float" office:value="63086" calcext:value-type="float">
            <text:p>63086</text:p>
          </table:table-cell>
          <table:table-cell office:value-type="float" office:value="61882" calcext:value-type="float">
            <text:p>61882</text:p>
          </table:table-cell>
          <table:table-cell office:value-type="float" office:value="2930444" calcext:value-type="float">
            <text:p>2930444</text:p>
          </table:table-cell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875951" calcext:value-type="float">
            <text:p>875951</text:p>
          </table:table-cell>
          <table:table-cell office:value-type="float" office:value="1292286" calcext:value-type="float">
            <text:p>1292286</text:p>
          </table:table-cell>
          <table:table-cell office:value-type="float" office:value="78786" calcext:value-type="float">
            <text:p>78786</text:p>
          </table:table-cell>
          <table:table-cell office:value-type="float" office:value="60565" calcext:value-type="float">
            <text:p>60565</text:p>
          </table:table-cell>
          <table:table-cell office:value-type="float" office:value="54245" calcext:value-type="float">
            <text:p>54245</text:p>
          </table:table-cell>
          <table:table-cell office:value-type="float" office:value="2361833" calcext:value-type="float">
            <text:p>2361833</text:p>
          </table:table-cell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1198148" calcext:value-type="float">
            <text:p>1198148</text:p>
          </table:table-cell>
          <table:table-cell office:value-type="float" office:value="1343175" calcext:value-type="float">
            <text:p>1343175</text:p>
          </table:table-cell>
          <table:table-cell office:value-type="float" office:value="95550" calcext:value-type="float">
            <text:p>95550</text:p>
          </table:table-cell>
          <table:table-cell office:value-type="float" office:value="70430" calcext:value-type="float">
            <text:p>70430</text:p>
          </table:table-cell>
          <table:table-cell office:value-type="float" office:value="54314" calcext:value-type="float">
            <text:p>54314</text:p>
          </table:table-cell>
          <table:table-cell office:value-type="float" office:value="2761617" calcext:value-type="float">
            <text:p>2761617</text:p>
          </table:table-cell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025945" calcext:value-type="float">
            <text:p>1025945</text:p>
          </table:table-cell>
          <table:table-cell office:value-type="float" office:value="1502607" calcext:value-type="float">
            <text:p>1502607</text:p>
          </table:table-cell>
          <table:table-cell office:value-type="float" office:value="96580" calcext:value-type="float">
            <text:p>96580</text:p>
          </table:table-cell>
          <table:table-cell office:value-type="float" office:value="68829" calcext:value-type="float">
            <text:p>68829</text:p>
          </table:table-cell>
          <table:table-cell office:value-type="float" office:value="55941" calcext:value-type="float">
            <text:p>55941</text:p>
          </table:table-cell>
          <table:table-cell office:value-type="float" office:value="2749902" calcext:value-type="float">
            <text:p>2749902</text:p>
          </table:table-cell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154496" calcext:value-type="float">
            <text:p>1154496</text:p>
          </table:table-cell>
          <table:table-cell office:value-type="float" office:value="1801158" calcext:value-type="float">
            <text:p>1801158</text:p>
          </table:table-cell>
          <table:table-cell office:value-type="float" office:value="106021" calcext:value-type="float">
            <text:p>106021</text:p>
          </table:table-cell>
          <table:table-cell office:value-type="float" office:value="77665" calcext:value-type="float">
            <text:p>77665</text:p>
          </table:table-cell>
          <table:table-cell office:value-type="float" office:value="61105" calcext:value-type="float">
            <text:p>61105</text:p>
          </table:table-cell>
          <table:table-cell office:value-type="float" office:value="3200445" calcext:value-type="float">
            <text:p>3200445</text:p>
          </table:table-cell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173231" calcext:value-type="float">
            <text:p>1173231</text:p>
          </table:table-cell>
          <table:table-cell office:value-type="float" office:value="1884699" calcext:value-type="float">
            <text:p>1884699</text:p>
          </table:table-cell>
          <table:table-cell office:value-type="float" office:value="107563" calcext:value-type="float">
            <text:p>107563</text:p>
          </table:table-cell>
          <table:table-cell office:value-type="float" office:value="80158" calcext:value-type="float">
            <text:p>80158</text:p>
          </table:table-cell>
          <table:table-cell office:value-type="float" office:value="65974" calcext:value-type="float">
            <text:p>65974</text:p>
          </table:table-cell>
          <table:table-cell office:value-type="float" office:value="3311625" calcext:value-type="float">
            <text:p>3311625</text:p>
          </table:table-cell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159526" calcext:value-type="float">
            <text:p>1159526</text:p>
          </table:table-cell>
          <table:table-cell office:value-type="float" office:value="1823724" calcext:value-type="float">
            <text:p>1823724</text:p>
          </table:table-cell>
          <table:table-cell office:value-type="float" office:value="100203" calcext:value-type="float">
            <text:p>100203</text:p>
          </table:table-cell>
          <table:table-cell office:value-type="float" office:value="77087" calcext:value-type="float">
            <text:p>77087</text:p>
          </table:table-cell>
          <table:table-cell office:value-type="float" office:value="62881" calcext:value-type="float">
            <text:p>62881</text:p>
          </table:table-cell>
          <table:table-cell office:value-type="float" office:value="3223421" calcext:value-type="float">
            <text:p>3223421</text:p>
          </table:table-cell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091456" calcext:value-type="float">
            <text:p>1091456</text:p>
          </table:table-cell>
          <table:table-cell office:value-type="float" office:value="1797332" calcext:value-type="float">
            <text:p>1797332</text:p>
          </table:table-cell>
          <table:table-cell office:value-type="float" office:value="98188" calcext:value-type="float">
            <text:p>98188</text:p>
          </table:table-cell>
          <table:table-cell office:value-type="float" office:value="72748" calcext:value-type="float">
            <text:p>72748</text:p>
          </table:table-cell>
          <table:table-cell office:value-type="float" office:value="62230" calcext:value-type="float">
            <text:p>62230</text:p>
          </table:table-cell>
          <table:table-cell office:value-type="float" office:value="3121954" calcext:value-type="float">
            <text:p>3121954</text:p>
          </table:table-cell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076895" calcext:value-type="float">
            <text:p>1076895</text:p>
          </table:table-cell>
          <table:table-cell office:value-type="float" office:value="1728433" calcext:value-type="float">
            <text:p>1728433</text:p>
          </table:table-cell>
          <table:table-cell office:value-type="float" office:value="96790" calcext:value-type="float">
            <text:p>96790</text:p>
          </table:table-cell>
          <table:table-cell office:value-type="float" office:value="97591" calcext:value-type="float">
            <text:p>97591</text:p>
          </table:table-cell>
          <table:table-cell office:value-type="float" office:value="66662" calcext:value-type="float">
            <text:p>66662</text:p>
          </table:table-cell>
          <table:table-cell office:value-type="float" office:value="3066371" calcext:value-type="float">
            <text:p>3066371</text:p>
          </table:table-cell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292052" calcext:value-type="float">
            <text:p>1292052</text:p>
          </table:table-cell>
          <table:table-cell office:value-type="float" office:value="2170700" calcext:value-type="float">
            <text:p>2170700</text:p>
          </table:table-cell>
          <table:table-cell office:value-type="float" office:value="117568" calcext:value-type="float">
            <text:p>117568</text:p>
          </table:table-cell>
          <table:table-cell office:value-type="float" office:value="137258" calcext:value-type="float">
            <text:p>137258</text:p>
          </table:table-cell>
          <table:table-cell office:value-type="float" office:value="79204" calcext:value-type="float">
            <text:p>79204</text:p>
          </table:table-cell>
          <table:table-cell office:value-type="float" office:value="3796782" calcext:value-type="float">
            <text:p>3796782</text:p>
          </table:table-cell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196745" calcext:value-type="float">
            <text:p>1196745</text:p>
          </table:table-cell>
          <table:table-cell office:value-type="float" office:value="2031234" calcext:value-type="float">
            <text:p>2031234</text:p>
          </table:table-cell>
          <table:table-cell office:value-type="float" office:value="113230" calcext:value-type="float">
            <text:p>113230</text:p>
          </table:table-cell>
          <table:table-cell office:value-type="float" office:value="108352" calcext:value-type="float">
            <text:p>108352</text:p>
          </table:table-cell>
          <table:table-cell office:value-type="float" office:value="73404" calcext:value-type="float">
            <text:p>73404</text:p>
          </table:table-cell>
          <table:table-cell office:value-type="float" office:value="3522965" calcext:value-type="float">
            <text:p>3522965</text:p>
          </table:table-cell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089615" calcext:value-type="float">
            <text:p>1089615</text:p>
          </table:table-cell>
          <table:table-cell office:value-type="float" office:value="1872418" calcext:value-type="float">
            <text:p>1872418</text:p>
          </table:table-cell>
          <table:table-cell office:value-type="float" office:value="100626" calcext:value-type="float">
            <text:p>100626</text:p>
          </table:table-cell>
          <table:table-cell office:value-type="float" office:value="105181" calcext:value-type="float">
            <text:p>105181</text:p>
          </table:table-cell>
          <table:table-cell office:value-type="float" office:value="66065" calcext:value-type="float">
            <text:p>66065</text:p>
          </table:table-cell>
          <table:table-cell office:value-type="float" office:value="3233905" calcext:value-type="float">
            <text:p>32339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54224726" calcext:value-type="float">
            <text:p>254224726</text:p>
          </table:table-cell>
          <table:table-cell office:value-type="float" office:value="220407989" calcext:value-type="float">
            <text:p>220407989</text:p>
          </table:table-cell>
          <table:table-cell office:value-type="float" office:value="9562256" calcext:value-type="float">
            <text:p>9562256</text:p>
          </table:table-cell>
          <table:table-cell office:value-type="float" office:value="7234564" calcext:value-type="float">
            <text:p>7234564</text:p>
          </table:table-cell>
          <table:table-cell office:value-type="float" office:value="9162176" calcext:value-type="float">
            <text:p>9162176</text:p>
          </table:table-cell>
          <table:table-cell office:value-type="float" office:value="500591711" calcext:value-type="float">
            <text:p>500591711</text:p>
          </table:table-cell>
        </table:table-row>
      </table:table>
      <table:table table:name="Participating Services - Download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netec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socionet</text:p>
          </table:table-cell>
          <table:table-cell office:value-type="string" calcext:value-type="string">
            <text:p>econpapers</text:p>
          </table:table-cell>
          <table:table-cell office:value-type="string" calcext:value-type="string">
            <text:p>new_economic_papers</text:p>
          </table:table-cell>
          <table:table-cell office:value-type="string" calcext:value-type="string">
            <text:p>economists_onlin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998-01</text:p>
          </table:table-cell>
          <table:table-cell office:value-type="float" office:value="8280" calcext:value-type="float">
            <text:p>8280</text:p>
          </table:table-cell>
          <table:table-cell table:number-columns-repeated="5"/>
          <table:table-cell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1998-02</text:p>
          </table:table-cell>
          <table:table-cell office:value-type="float" office:value="13334" calcext:value-type="float">
            <text:p>13334</text:p>
          </table:table-cell>
          <table:table-cell table:number-columns-repeated="5"/>
          <table:table-cell office:value-type="float" office:value="10306" calcext:value-type="float">
            <text:p>10306</text:p>
          </table:table-cell>
        </table:table-row>
        <table:table-row table:style-name="ro1">
          <table:table-cell office:value-type="string" calcext:value-type="string">
            <text:p>1998-03</text:p>
          </table:table-cell>
          <table:table-cell office:value-type="float" office:value="16858" calcext:value-type="float">
            <text:p>16858</text:p>
          </table:table-cell>
          <table:table-cell table:number-columns-repeated="5"/>
          <table:table-cell office:value-type="float" office:value="13658" calcext:value-type="float">
            <text:p>13658</text:p>
          </table:table-cell>
        </table:table-row>
        <table:table-row table:style-name="ro1">
          <table:table-cell office:value-type="string" calcext:value-type="string">
            <text:p>1998-04</text:p>
          </table:table-cell>
          <table:table-cell office:value-type="float" office:value="19291" calcext:value-type="float">
            <text:p>19291</text:p>
          </table:table-cell>
          <table:table-cell table:number-columns-repeated="5"/>
          <table:table-cell office:value-type="float" office:value="15366" calcext:value-type="float">
            <text:p>15366</text:p>
          </table:table-cell>
        </table:table-row>
        <table:table-row table:style-name="ro1">
          <table:table-cell office:value-type="string" calcext:value-type="string">
            <text:p>1998-05</text:p>
          </table:table-cell>
          <table:table-cell office:value-type="float" office:value="16698" calcext:value-type="float">
            <text:p>16698</text:p>
          </table:table-cell>
          <table:table-cell table:number-columns-repeated="5"/>
          <table:table-cell office:value-type="float" office:value="13740" calcext:value-type="float">
            <text:p>13740</text:p>
          </table:table-cell>
        </table:table-row>
        <table:table-row table:style-name="ro1">
          <table:table-cell office:value-type="string" calcext:value-type="string">
            <text:p>1998-06</text:p>
          </table:table-cell>
          <table:table-cell office:value-type="float" office:value="13395" calcext:value-type="float">
            <text:p>13395</text:p>
          </table:table-cell>
          <table:table-cell table:number-columns-repeated="5"/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string" calcext:value-type="string">
            <text:p>1998-07</text:p>
          </table:table-cell>
          <table:table-cell office:value-type="float" office:value="12851" calcext:value-type="float">
            <text:p>12851</text:p>
          </table:table-cell>
          <table:table-cell table:number-columns-repeated="5"/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string" calcext:value-type="string">
            <text:p>1998-08</text:p>
          </table:table-cell>
          <table:table-cell office:value-type="float" office:value="11223" calcext:value-type="float">
            <text:p>11223</text:p>
          </table:table-cell>
          <table:table-cell table:number-columns-repeated="5"/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string" calcext:value-type="string">
            <text:p>1998-09</text:p>
          </table:table-cell>
          <table:table-cell office:value-type="float" office:value="9539" calcext:value-type="float">
            <text:p>9539</text:p>
          </table:table-cell>
          <table:table-cell table:number-columns-repeated="5"/>
          <table:table-cell office:value-type="float" office:value="7799" calcext:value-type="float">
            <text:p>7799</text:p>
          </table:table-cell>
        </table:table-row>
        <table:table-row table:style-name="ro1">
          <table:table-cell office:value-type="string" calcext:value-type="string">
            <text:p>1998-10</text:p>
          </table:table-cell>
          <table:table-cell office:value-type="float" office:value="16736" calcext:value-type="float">
            <text:p>16736</text:p>
          </table:table-cell>
          <table:table-cell table:number-columns-repeated="5"/>
          <table:table-cell office:value-type="float" office:value="13836" calcext:value-type="float">
            <text:p>13836</text:p>
          </table:table-cell>
        </table:table-row>
        <table:table-row table:style-name="ro1">
          <table:table-cell office:value-type="string" calcext:value-type="string">
            <text:p>1998-11</text:p>
          </table:table-cell>
          <table:table-cell office:value-type="float" office:value="19874" calcext:value-type="float">
            <text:p>19874</text:p>
          </table:table-cell>
          <table:table-cell table:number-columns-repeated="5"/>
          <table:table-cell office:value-type="float" office:value="16474" calcext:value-type="float">
            <text:p>16474</text:p>
          </table:table-cell>
        </table:table-row>
        <table:table-row table:style-name="ro1">
          <table:table-cell office:value-type="string" calcext:value-type="string">
            <text:p>1998-12</text:p>
          </table:table-cell>
          <table:table-cell office:value-type="float" office:value="11389" calcext:value-type="float">
            <text:p>11389</text:p>
          </table:table-cell>
          <table:table-cell table:number-columns-repeated="5"/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string" calcext:value-type="string">
            <text:p>1999-01</text:p>
          </table:table-cell>
          <table:table-cell office:value-type="float" office:value="16435" calcext:value-type="float">
            <text:p>16435</text:p>
          </table:table-cell>
          <table:table-cell table:number-columns-repeated="5"/>
          <table:table-cell office:value-type="float" office:value="14105" calcext:value-type="float">
            <text:p>14105</text:p>
          </table:table-cell>
        </table:table-row>
        <table:table-row table:style-name="ro1">
          <table:table-cell office:value-type="string" calcext:value-type="string">
            <text:p>1999-02</text:p>
          </table:table-cell>
          <table:table-cell office:value-type="float" office:value="12985" calcext:value-type="float">
            <text:p>12985</text:p>
          </table:table-cell>
          <table:table-cell table:number-columns-repeated="5"/>
          <table:table-cell office:value-type="float" office:value="11060" calcext:value-type="float">
            <text:p>11060</text:p>
          </table:table-cell>
        </table:table-row>
        <table:table-row table:style-name="ro1">
          <table:table-cell office:value-type="string" calcext:value-type="string">
            <text:p>1999-03</text:p>
          </table:table-cell>
          <table:table-cell office:value-type="float" office:value="19778" calcext:value-type="float">
            <text:p>19778</text:p>
          </table:table-cell>
          <table:table-cell table:number-columns-repeated="5"/>
          <table:table-cell office:value-type="float" office:value="16887" calcext:value-type="float">
            <text:p>16887</text:p>
          </table:table-cell>
        </table:table-row>
        <table:table-row table:style-name="ro1">
          <table:table-cell office:value-type="string" calcext:value-type="string">
            <text:p>1999-04</text:p>
          </table:table-cell>
          <table:table-cell office:value-type="float" office:value="19698" calcext:value-type="float">
            <text:p>19698</text:p>
          </table:table-cell>
          <table:table-cell table:number-columns-repeated="5"/>
          <table:table-cell office:value-type="float" office:value="16959" calcext:value-type="float">
            <text:p>16959</text:p>
          </table:table-cell>
        </table:table-row>
        <table:table-row table:style-name="ro1">
          <table:table-cell office:value-type="string" calcext:value-type="string">
            <text:p>1999-05</text:p>
          </table:table-cell>
          <table:table-cell office:value-type="float" office:value="17564" calcext:value-type="float">
            <text:p>17564</text:p>
          </table:table-cell>
          <table:table-cell table:number-columns-repeated="5"/>
          <table:table-cell office:value-type="float" office:value="15236" calcext:value-type="float">
            <text:p>15236</text:p>
          </table:table-cell>
        </table:table-row>
        <table:table-row table:style-name="ro1">
          <table:table-cell office:value-type="string" calcext:value-type="string">
            <text:p>1999-06</text:p>
          </table:table-cell>
          <table:table-cell office:value-type="float" office:value="21277" calcext:value-type="float">
            <text:p>21277</text:p>
          </table:table-cell>
          <table:table-cell table:number-columns-repeated="5"/>
          <table:table-cell office:value-type="float" office:value="18515" calcext:value-type="float">
            <text:p>18515</text:p>
          </table:table-cell>
        </table:table-row>
        <table:table-row table:style-name="ro1">
          <table:table-cell office:value-type="string" calcext:value-type="string">
            <text:p>1999-07</text:p>
          </table:table-cell>
          <table:table-cell office:value-type="float" office:value="18198" calcext:value-type="float">
            <text:p>18198</text:p>
          </table:table-cell>
          <table:table-cell table:number-columns-repeated="5"/>
          <table:table-cell office:value-type="float" office:value="15730" calcext:value-type="float">
            <text:p>15730</text:p>
          </table:table-cell>
        </table:table-row>
        <table:table-row table:style-name="ro1">
          <table:table-cell office:value-type="string" calcext:value-type="string">
            <text:p>1999-08</text:p>
          </table:table-cell>
          <table:table-cell office:value-type="float" office:value="12999" calcext:value-type="float">
            <text:p>12999</text:p>
          </table:table-cell>
          <table:table-cell table:number-columns-repeated="5"/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string" calcext:value-type="string">
            <text:p>1999-09</text:p>
          </table:table-cell>
          <table:table-cell office:value-type="float" office:value="13813" calcext:value-type="float">
            <text:p>13813</text:p>
          </table:table-cell>
          <table:table-cell table:number-columns-repeated="5"/>
          <table:table-cell office:value-type="float" office:value="12108" calcext:value-type="float">
            <text:p>12108</text:p>
          </table:table-cell>
        </table:table-row>
        <table:table-row table:style-name="ro1">
          <table:table-cell office:value-type="string" calcext:value-type="string">
            <text:p>1999-10</text:p>
          </table:table-cell>
          <table:table-cell office:value-type="float" office:value="26239" calcext:value-type="float">
            <text:p>26239</text:p>
          </table:table-cell>
          <table:table-cell table:number-columns-repeated="5"/>
          <table:table-cell office:value-type="float" office:value="22956" calcext:value-type="float">
            <text:p>22956</text:p>
          </table:table-cell>
        </table:table-row>
        <table:table-row table:style-name="ro1">
          <table:table-cell office:value-type="string" calcext:value-type="string">
            <text:p>1999-11</text:p>
          </table:table-cell>
          <table:table-cell office:value-type="float" office:value="23419" calcext:value-type="float">
            <text:p>23419</text:p>
          </table:table-cell>
          <table:table-cell table:number-columns-repeated="5"/>
          <table:table-cell office:value-type="float" office:value="20931" calcext:value-type="float">
            <text:p>20931</text:p>
          </table:table-cell>
        </table:table-row>
        <table:table-row table:style-name="ro1">
          <table:table-cell office:value-type="string" calcext:value-type="string">
            <text:p>1999-12</text:p>
          </table:table-cell>
          <table:table-cell office:value-type="float" office:value="22664" calcext:value-type="float">
            <text:p>22664</text:p>
          </table:table-cell>
          <table:table-cell table:number-columns-repeated="5"/>
          <table:table-cell office:value-type="float" office:value="20703" calcext:value-type="float">
            <text:p>20703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21503" calcext:value-type="float">
            <text:p>21503</text:p>
          </table:table-cell>
          <table:table-cell table:number-columns-repeated="5"/>
          <table:table-cell office:value-type="float" office:value="19692" calcext:value-type="float">
            <text:p>19692</text:p>
          </table:table-cell>
        </table:table-row>
        <table:table-row table:style-name="ro1">
          <table:table-cell office:value-type="string" calcext:value-type="string">
            <text:p>2000-02</text:p>
          </table:table-cell>
          <table:table-cell office:value-type="float" office:value="28804" calcext:value-type="float">
            <text:p>28804</text:p>
          </table:table-cell>
          <table:table-cell table:number-columns-repeated="5"/>
          <table:table-cell office:value-type="float" office:value="26721" calcext:value-type="float">
            <text:p>26721</text:p>
          </table:table-cell>
        </table:table-row>
        <table:table-row table:style-name="ro1">
          <table:table-cell office:value-type="string" calcext:value-type="string">
            <text:p>2000-03</text:p>
          </table:table-cell>
          <table:table-cell office:value-type="float" office:value="40873" calcext:value-type="float">
            <text:p>40873</text:p>
          </table:table-cell>
          <table:table-cell table:number-columns-repeated="5"/>
          <table:table-cell office:value-type="float" office:value="38278" calcext:value-type="float">
            <text:p>38278</text:p>
          </table:table-cell>
        </table:table-row>
        <table:table-row table:style-name="ro1">
          <table:table-cell office:value-type="string" calcext:value-type="string">
            <text:p>2000-04</text:p>
          </table:table-cell>
          <table:table-cell office:value-type="float" office:value="38265" calcext:value-type="float">
            <text:p>38265</text:p>
          </table:table-cell>
          <table:table-cell table:number-columns-repeated="5"/>
          <table:table-cell office:value-type="float" office:value="36136" calcext:value-type="float">
            <text:p>36136</text:p>
          </table:table-cell>
        </table:table-row>
        <table:table-row table:style-name="ro1">
          <table:table-cell office:value-type="string" calcext:value-type="string">
            <text:p>2000-05</text:p>
          </table:table-cell>
          <table:table-cell office:value-type="float" office:value="35455" calcext:value-type="float">
            <text:p>35455</text:p>
          </table:table-cell>
          <table:table-cell table:number-columns-repeated="5"/>
          <table:table-cell office:value-type="float" office:value="33498" calcext:value-type="float">
            <text:p>33498</text:p>
          </table:table-cell>
        </table:table-row>
        <table:table-row table:style-name="ro1">
          <table:table-cell office:value-type="string" calcext:value-type="string">
            <text:p>2000-06</text:p>
          </table:table-cell>
          <table:table-cell office:value-type="float" office:value="27721" calcext:value-type="float">
            <text:p>27721</text:p>
          </table:table-cell>
          <table:table-cell table:number-columns-repeated="5"/>
          <table:table-cell office:value-type="float" office:value="26199" calcext:value-type="float">
            <text:p>26199</text:p>
          </table:table-cell>
        </table:table-row>
        <table:table-row table:style-name="ro1">
          <table:table-cell office:value-type="string" calcext:value-type="string">
            <text:p>2000-07</text:p>
          </table:table-cell>
          <table:table-cell office:value-type="float" office:value="22804" calcext:value-type="float">
            <text:p>22804</text:p>
          </table:table-cell>
          <table:table-cell table:number-columns-repeated="5"/>
          <table:table-cell office:value-type="float" office:value="21269" calcext:value-type="float">
            <text:p>21269</text:p>
          </table:table-cell>
        </table:table-row>
        <table:table-row table:style-name="ro1">
          <table:table-cell office:value-type="string" calcext:value-type="string">
            <text:p>2000-08</text:p>
          </table:table-cell>
          <table:table-cell office:value-type="float" office:value="20076" calcext:value-type="float">
            <text:p>20076</text:p>
          </table:table-cell>
          <table:table-cell table:number-columns-repeated="5"/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string" calcext:value-type="string">
            <text:p>2000-09</text:p>
          </table:table-cell>
          <table:table-cell office:value-type="float" office:value="19563" calcext:value-type="float">
            <text:p>19563</text:p>
          </table:table-cell>
          <table:table-cell table:number-columns-repeated="5"/>
          <table:table-cell office:value-type="float" office:value="18866" calcext:value-type="float">
            <text:p>18866</text:p>
          </table:table-cell>
        </table:table-row>
        <table:table-row table:style-name="ro1">
          <table:table-cell office:value-type="string" calcext:value-type="string">
            <text:p>2000-10</text:p>
          </table:table-cell>
          <table:table-cell office:value-type="float" office:value="27211" calcext:value-type="float">
            <text:p>27211</text:p>
          </table:table-cell>
          <table:table-cell office:value-type="float" office:value="22871" calcext:value-type="float">
            <text:p>22871</text:p>
          </table:table-cell>
          <table:table-cell table:number-columns-repeated="4"/>
          <table:table-cell office:value-type="float" office:value="48551" calcext:value-type="float">
            <text:p>48551</text:p>
          </table:table-cell>
        </table:table-row>
        <table:table-row table:style-name="ro1">
          <table:table-cell office:value-type="string" calcext:value-type="string">
            <text:p>2000-11</text:p>
          </table:table-cell>
          <table:table-cell office:value-type="float" office:value="32263" calcext:value-type="float">
            <text:p>32263</text:p>
          </table:table-cell>
          <table:table-cell office:value-type="float" office:value="27649" calcext:value-type="float">
            <text:p>27649</text:p>
          </table:table-cell>
          <table:table-cell table:number-columns-repeated="4"/>
          <table:table-cell office:value-type="float" office:value="58319" calcext:value-type="float">
            <text:p>58319</text:p>
          </table:table-cell>
        </table:table-row>
        <table:table-row table:style-name="ro1">
          <table:table-cell office:value-type="string" calcext:value-type="string">
            <text:p>2000-12</text:p>
          </table:table-cell>
          <table:table-cell office:value-type="float" office:value="22807" calcext:value-type="float">
            <text:p>22807</text:p>
          </table:table-cell>
          <table:table-cell office:value-type="float" office:value="21091" calcext:value-type="float">
            <text:p>21091</text:p>
          </table:table-cell>
          <table:table-cell table:number-columns-repeated="4"/>
          <table:table-cell office:value-type="float" office:value="42687" calcext:value-type="float">
            <text:p>42687</text:p>
          </table:table-cell>
        </table:table-row>
        <table:table-row table:style-name="ro1">
          <table:table-cell office:value-type="string" calcext:value-type="string">
            <text:p>2001-01</text:p>
          </table:table-cell>
          <table:table-cell office:value-type="float" office:value="30212" calcext:value-type="float">
            <text:p>30212</text:p>
          </table:table-cell>
          <table:table-cell office:value-type="float" office:value="25860" calcext:value-type="float">
            <text:p>25860</text:p>
          </table:table-cell>
          <table:table-cell table:number-columns-repeated="4"/>
          <table:table-cell office:value-type="float" office:value="54530" calcext:value-type="float">
            <text:p>54530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33423" calcext:value-type="float">
            <text:p>33423</text:p>
          </table:table-cell>
          <table:table-cell office:value-type="float" office:value="30767" calcext:value-type="float">
            <text:p>30767</text:p>
          </table:table-cell>
          <table:table-cell table:number-columns-repeated="4"/>
          <table:table-cell office:value-type="float" office:value="62504" calcext:value-type="float">
            <text:p>62504</text:p>
          </table:table-cell>
        </table:table-row>
        <table:table-row table:style-name="ro1">
          <table:table-cell office:value-type="string" calcext:value-type="string">
            <text:p>2001-03</text:p>
          </table:table-cell>
          <table:table-cell office:value-type="float" office:value="45936" calcext:value-type="float">
            <text:p>45936</text:p>
          </table:table-cell>
          <table:table-cell office:value-type="float" office:value="36211" calcext:value-type="float">
            <text:p>36211</text:p>
          </table:table-cell>
          <table:table-cell table:number-columns-repeated="4"/>
          <table:table-cell office:value-type="float" office:value="80071" calcext:value-type="float">
            <text:p>80071</text:p>
          </table:table-cell>
        </table:table-row>
        <table:table-row table:style-name="ro1">
          <table:table-cell office:value-type="string" calcext:value-type="string">
            <text:p>2001-04</text:p>
          </table:table-cell>
          <table:table-cell office:value-type="float" office:value="59441" calcext:value-type="float">
            <text:p>59441</text:p>
          </table:table-cell>
          <table:table-cell office:value-type="float" office:value="32794" calcext:value-type="float">
            <text:p>32794</text:p>
          </table:table-cell>
          <table:table-cell table:number-columns-repeated="4"/>
          <table:table-cell office:value-type="float" office:value="89899" calcext:value-type="float">
            <text:p>89899</text:p>
          </table:table-cell>
        </table:table-row>
        <table:table-row table:style-name="ro1">
          <table:table-cell office:value-type="string" calcext:value-type="string">
            <text:p>2001-05</text:p>
          </table:table-cell>
          <table:table-cell office:value-type="float" office:value="48807" calcext:value-type="float">
            <text:p>48807</text:p>
          </table:table-cell>
          <table:table-cell office:value-type="float" office:value="33214" calcext:value-type="float">
            <text:p>33214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0100" calcext:value-type="float">
            <text:p>80100</text:p>
          </table:table-cell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41993" calcext:value-type="float">
            <text:p>41993</text:p>
          </table:table-cell>
          <table:table-cell office:value-type="float" office:value="28638" calcext:value-type="float">
            <text:p>2863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8925" calcext:value-type="float">
            <text:p>68925</text:p>
          </table:table-cell>
        </table:table-row>
        <table:table-row table:style-name="ro1">
          <table:table-cell office:value-type="string" calcext:value-type="string">
            <text:p>2001-07</text:p>
          </table:table-cell>
          <table:table-cell office:value-type="float" office:value="44268" calcext:value-type="float">
            <text:p>44268</text:p>
          </table:table-cell>
          <table:table-cell office:value-type="float" office:value="27850" calcext:value-type="float">
            <text:p>27850</text:p>
          </table:table-cell>
          <table:table-cell office:value-type="float" office:value="38" calcext:value-type="float">
            <text:p>38</text:p>
          </table:table-cell>
          <table:table-cell office:value-type="float" office:value="1145" calcext:value-type="float">
            <text:p>1145</text:p>
          </table:table-cell>
          <table:table-cell table:number-columns-repeated="2"/>
          <table:table-cell office:value-type="float" office:value="71611" calcext:value-type="float">
            <text:p>71611</text:p>
          </table:table-cell>
        </table:table-row>
        <table:table-row table:style-name="ro1">
          <table:table-cell office:value-type="string" calcext:value-type="string">
            <text:p>2001-08</text:p>
          </table:table-cell>
          <table:table-cell office:value-type="float" office:value="39595" calcext:value-type="float">
            <text:p>39595</text:p>
          </table:table-cell>
          <table:table-cell office:value-type="float" office:value="23623" calcext:value-type="float">
            <text:p>23623</text:p>
          </table:table-cell>
          <table:table-cell office:value-type="float" office:value="24" calcext:value-type="float">
            <text:p>24</text:p>
          </table:table-cell>
          <table:table-cell office:value-type="float" office:value="22581" calcext:value-type="float">
            <text:p>22581</text:p>
          </table:table-cell>
          <table:table-cell table:number-columns-repeated="2"/>
          <table:table-cell office:value-type="float" office:value="84080" calcext:value-type="float">
            <text:p>84080</text:p>
          </table:table-cell>
        </table:table-row>
        <table:table-row table:style-name="ro1">
          <table:table-cell office:value-type="string" calcext:value-type="string">
            <text:p>2001-09</text:p>
          </table:table-cell>
          <table:table-cell office:value-type="float" office:value="39299" calcext:value-type="float">
            <text:p>39299</text:p>
          </table:table-cell>
          <table:table-cell office:value-type="float" office:value="23417" calcext:value-type="float">
            <text:p>23417</text:p>
          </table:table-cell>
          <table:table-cell office:value-type="float" office:value="39" calcext:value-type="float">
            <text:p>39</text:p>
          </table:table-cell>
          <table:table-cell office:value-type="float" office:value="16765" calcext:value-type="float">
            <text:p>16765</text:p>
          </table:table-cell>
          <table:table-cell table:number-columns-repeated="2"/>
          <table:table-cell office:value-type="float" office:value="78055" calcext:value-type="float">
            <text:p>78055</text:p>
          </table:table-cell>
        </table:table-row>
        <table:table-row table:style-name="ro1">
          <table:table-cell office:value-type="string" calcext:value-type="string">
            <text:p>2001-10</text:p>
          </table:table-cell>
          <table:table-cell office:value-type="float" office:value="58456" calcext:value-type="float">
            <text:p>58456</text:p>
          </table:table-cell>
          <table:table-cell office:value-type="float" office:value="36688" calcext:value-type="float">
            <text:p>36688</text:p>
          </table:table-cell>
          <table:table-cell office:value-type="float" office:value="133" calcext:value-type="float">
            <text:p>133</text:p>
          </table:table-cell>
          <table:table-cell office:value-type="float" office:value="21532" calcext:value-type="float">
            <text:p>21532</text:p>
          </table:table-cell>
          <table:table-cell table:number-columns-repeated="2"/>
          <table:table-cell office:value-type="float" office:value="114549" calcext:value-type="float">
            <text:p>114549</text:p>
          </table:table-cell>
        </table:table-row>
        <table:table-row table:style-name="ro1">
          <table:table-cell office:value-type="string" calcext:value-type="string">
            <text:p>2001-11</text:p>
          </table:table-cell>
          <table:table-cell office:value-type="float" office:value="64500" calcext:value-type="float">
            <text:p>64500</text:p>
          </table:table-cell>
          <table:table-cell office:value-type="float" office:value="39967" calcext:value-type="float">
            <text:p>39967</text:p>
          </table:table-cell>
          <table:table-cell office:value-type="float" office:value="202" calcext:value-type="float">
            <text:p>202</text:p>
          </table:table-cell>
          <table:table-cell office:value-type="float" office:value="24940" calcext:value-type="float">
            <text:p>24940</text:p>
          </table:table-cell>
          <table:table-cell table:number-columns-repeated="2"/>
          <table:table-cell office:value-type="float" office:value="127175" calcext:value-type="float">
            <text:p>127175</text:p>
          </table:table-cell>
        </table:table-row>
        <table:table-row table:style-name="ro1">
          <table:table-cell office:value-type="string" calcext:value-type="string">
            <text:p>2001-12</text:p>
          </table:table-cell>
          <table:table-cell office:value-type="float" office:value="50359" calcext:value-type="float">
            <text:p>50359</text:p>
          </table:table-cell>
          <table:table-cell office:value-type="float" office:value="30514" calcext:value-type="float">
            <text:p>30514</text:p>
          </table:table-cell>
          <table:table-cell office:value-type="float" office:value="313" calcext:value-type="float">
            <text:p>313</text:p>
          </table:table-cell>
          <table:table-cell office:value-type="float" office:value="20953" calcext:value-type="float">
            <text:p>20953</text:p>
          </table:table-cell>
          <table:table-cell table:number-columns-repeated="2"/>
          <table:table-cell office:value-type="float" office:value="100222" calcext:value-type="float">
            <text:p>100222</text:p>
          </table:table-cell>
        </table:table-row>
        <table:table-row table:style-name="ro1">
          <table:table-cell office:value-type="string" calcext:value-type="string">
            <text:p>2002-01</text:p>
          </table:table-cell>
          <table:table-cell office:value-type="float" office:value="56667" calcext:value-type="float">
            <text:p>56667</text:p>
          </table:table-cell>
          <table:table-cell office:value-type="float" office:value="34854" calcext:value-type="float">
            <text:p>34854</text:p>
          </table:table-cell>
          <table:table-cell office:value-type="float" office:value="278" calcext:value-type="float">
            <text:p>278</text:p>
          </table:table-cell>
          <table:table-cell office:value-type="float" office:value="23298" calcext:value-type="float">
            <text:p>23298</text:p>
          </table:table-cell>
          <table:table-cell table:number-columns-repeated="2"/>
          <table:table-cell office:value-type="float" office:value="113035" calcext:value-type="float">
            <text:p>113035</text:p>
          </table:table-cell>
        </table:table-row>
        <table:table-row table:style-name="ro1">
          <table:table-cell office:value-type="string" calcext:value-type="string">
            <text:p>2002-02</text:p>
          </table:table-cell>
          <table:table-cell office:value-type="float" office:value="50093" calcext:value-type="float">
            <text:p>50093</text:p>
          </table:table-cell>
          <table:table-cell office:value-type="float" office:value="35860" calcext:value-type="float">
            <text:p>35860</text:p>
          </table:table-cell>
          <table:table-cell office:value-type="float" office:value="267" calcext:value-type="float">
            <text:p>267</text:p>
          </table:table-cell>
          <table:table-cell office:value-type="float" office:value="27561" calcext:value-type="float">
            <text:p>27561</text:p>
          </table:table-cell>
          <table:table-cell table:number-columns-repeated="2"/>
          <table:table-cell office:value-type="float" office:value="111721" calcext:value-type="float">
            <text:p>111721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57691" calcext:value-type="float">
            <text:p>57691</text:p>
          </table:table-cell>
          <table:table-cell office:value-type="float" office:value="41900" calcext:value-type="float">
            <text:p>41900</text:p>
          </table:table-cell>
          <table:table-cell office:value-type="float" office:value="276" calcext:value-type="float">
            <text:p>276</text:p>
          </table:table-cell>
          <table:table-cell office:value-type="float" office:value="34844" calcext:value-type="float">
            <text:p>34844</text:p>
          </table:table-cell>
          <table:table-cell table:number-columns-repeated="2"/>
          <table:table-cell office:value-type="float" office:value="132696" calcext:value-type="float">
            <text:p>132696</text:p>
          </table:table-cell>
        </table:table-row>
        <table:table-row table:style-name="ro1">
          <table:table-cell office:value-type="string" calcext:value-type="string">
            <text:p>2002-04</text:p>
          </table:table-cell>
          <table:table-cell office:value-type="float" office:value="56980" calcext:value-type="float">
            <text:p>56980</text:p>
          </table:table-cell>
          <table:table-cell office:value-type="float" office:value="43377" calcext:value-type="float">
            <text:p>43377</text:p>
          </table:table-cell>
          <table:table-cell office:value-type="float" office:value="346" calcext:value-type="float">
            <text:p>346</text:p>
          </table:table-cell>
          <table:table-cell office:value-type="float" office:value="34001" calcext:value-type="float">
            <text:p>34001</text:p>
          </table:table-cell>
          <table:table-cell table:number-columns-repeated="2"/>
          <table:table-cell office:value-type="float" office:value="132763" calcext:value-type="float">
            <text:p>132763</text:p>
          </table:table-cell>
        </table:table-row>
        <table:table-row table:style-name="ro1">
          <table:table-cell office:value-type="string" calcext:value-type="string">
            <text:p>2002-05</text:p>
          </table:table-cell>
          <table:table-cell office:value-type="float" office:value="49048" calcext:value-type="float">
            <text:p>49048</text:p>
          </table:table-cell>
          <table:table-cell office:value-type="float" office:value="41449" calcext:value-type="float">
            <text:p>41449</text:p>
          </table:table-cell>
          <table:table-cell office:value-type="float" office:value="315" calcext:value-type="float">
            <text:p>315</text:p>
          </table:table-cell>
          <table:table-cell office:value-type="float" office:value="34022" calcext:value-type="float">
            <text:p>34022</text:p>
          </table:table-cell>
          <table:table-cell table:number-columns-repeated="2"/>
          <table:table-cell office:value-type="float" office:value="123068" calcext:value-type="float">
            <text:p>123068</text:p>
          </table:table-cell>
        </table:table-row>
        <table:table-row table:style-name="ro1">
          <table:table-cell office:value-type="string" calcext:value-type="string">
            <text:p>2002-06</text:p>
          </table:table-cell>
          <table:table-cell office:value-type="float" office:value="38275" calcext:value-type="float">
            <text:p>38275</text:p>
          </table:table-cell>
          <table:table-cell office:value-type="float" office:value="33314" calcext:value-type="float">
            <text:p>33314</text:p>
          </table:table-cell>
          <table:table-cell office:value-type="float" office:value="172" calcext:value-type="float">
            <text:p>172</text:p>
          </table:table-cell>
          <table:table-cell office:value-type="float" office:value="30750" calcext:value-type="float">
            <text:p>30750</text:p>
          </table:table-cell>
          <table:table-cell office:value-type="float" office:value="3682" calcext:value-type="float">
            <text:p>3682</text:p>
          </table:table-cell>
          <table:table-cell/>
          <table:table-cell office:value-type="float" office:value="105010" calcext:value-type="float">
            <text:p>105010</text:p>
          </table:table-cell>
        </table:table-row>
        <table:table-row table:style-name="ro1">
          <table:table-cell office:value-type="string" calcext:value-type="string">
            <text:p>2002-07</text:p>
          </table:table-cell>
          <table:table-cell office:value-type="float" office:value="42627" calcext:value-type="float">
            <text:p>42627</text:p>
          </table:table-cell>
          <table:table-cell office:value-type="float" office:value="45085" calcext:value-type="float">
            <text:p>45085</text:p>
          </table:table-cell>
          <table:table-cell office:value-type="float" office:value="144" calcext:value-type="float">
            <text:p>144</text:p>
          </table:table-cell>
          <table:table-cell office:value-type="float" office:value="35424" calcext:value-type="float">
            <text:p>35424</text:p>
          </table:table-cell>
          <table:table-cell office:value-type="float" office:value="7459" calcext:value-type="float">
            <text:p>7459</text:p>
          </table:table-cell>
          <table:table-cell/>
          <table:table-cell office:value-type="float" office:value="129624" calcext:value-type="float">
            <text:p>129624</text:p>
          </table:table-cell>
        </table:table-row>
        <table:table-row table:style-name="ro1">
          <table:table-cell office:value-type="string" calcext:value-type="string">
            <text:p>2002-08</text:p>
          </table:table-cell>
          <table:table-cell office:value-type="float" office:value="40211" calcext:value-type="float">
            <text:p>40211</text:p>
          </table:table-cell>
          <table:table-cell office:value-type="float" office:value="45409" calcext:value-type="float">
            <text:p>45409</text:p>
          </table:table-cell>
          <table:table-cell office:value-type="float" office:value="151" calcext:value-type="float">
            <text:p>151</text:p>
          </table:table-cell>
          <table:table-cell office:value-type="float" office:value="30993" calcext:value-type="float">
            <text:p>30993</text:p>
          </table:table-cell>
          <table:table-cell office:value-type="float" office:value="6935" calcext:value-type="float">
            <text:p>6935</text:p>
          </table:table-cell>
          <table:table-cell/>
          <table:table-cell office:value-type="float" office:value="122553" calcext:value-type="float">
            <text:p>122553</text:p>
          </table:table-cell>
        </table:table-row>
        <table:table-row table:style-name="ro1">
          <table:table-cell office:value-type="string" calcext:value-type="string">
            <text:p>2002-09</text:p>
          </table:table-cell>
          <table:table-cell office:value-type="float" office:value="48389" calcext:value-type="float">
            <text:p>48389</text:p>
          </table:table-cell>
          <table:table-cell office:value-type="float" office:value="53704" calcext:value-type="float">
            <text:p>53704</text:p>
          </table:table-cell>
          <table:table-cell office:value-type="float" office:value="222" calcext:value-type="float">
            <text:p>222</text:p>
          </table:table-cell>
          <table:table-cell office:value-type="float" office:value="38548" calcext:value-type="float">
            <text:p>38548</text:p>
          </table:table-cell>
          <table:table-cell office:value-type="float" office:value="5332" calcext:value-type="float">
            <text:p>5332</text:p>
          </table:table-cell>
          <table:table-cell/>
          <table:table-cell office:value-type="float" office:value="144967" calcext:value-type="float">
            <text:p>144967</text:p>
          </table:table-cell>
        </table:table-row>
        <table:table-row table:style-name="ro1">
          <table:table-cell office:value-type="string" calcext:value-type="string">
            <text:p>2002-10</text:p>
          </table:table-cell>
          <table:table-cell office:value-type="float" office:value="67983" calcext:value-type="float">
            <text:p>67983</text:p>
          </table:table-cell>
          <table:table-cell office:value-type="float" office:value="78242" calcext:value-type="float">
            <text:p>78242</text:p>
          </table:table-cell>
          <table:table-cell office:value-type="float" office:value="233" calcext:value-type="float">
            <text:p>233</text:p>
          </table:table-cell>
          <table:table-cell office:value-type="float" office:value="62571" calcext:value-type="float">
            <text:p>62571</text:p>
          </table:table-cell>
          <table:table-cell office:value-type="float" office:value="8859" calcext:value-type="float">
            <text:p>8859</text:p>
          </table:table-cell>
          <table:table-cell/>
          <table:table-cell office:value-type="float" office:value="216528" calcext:value-type="float">
            <text:p>216528</text:p>
          </table:table-cell>
        </table:table-row>
        <table:table-row table:style-name="ro1">
          <table:table-cell office:value-type="string" calcext:value-type="string">
            <text:p>2002-11</text:p>
          </table:table-cell>
          <table:table-cell office:value-type="float" office:value="63075" calcext:value-type="float">
            <text:p>63075</text:p>
          </table:table-cell>
          <table:table-cell office:value-type="float" office:value="76366" calcext:value-type="float">
            <text:p>76366</text:p>
          </table:table-cell>
          <table:table-cell office:value-type="float" office:value="319" calcext:value-type="float">
            <text:p>319</text:p>
          </table:table-cell>
          <table:table-cell office:value-type="float" office:value="64199" calcext:value-type="float">
            <text:p>64199</text:p>
          </table:table-cell>
          <table:table-cell office:value-type="float" office:value="9352" calcext:value-type="float">
            <text:p>9352</text:p>
          </table:table-cell>
          <table:table-cell/>
          <table:table-cell office:value-type="float" office:value="212271" calcext:value-type="float">
            <text:p>212271</text:p>
          </table:table-cell>
        </table:table-row>
        <table:table-row table:style-name="ro1">
          <table:table-cell office:value-type="string" calcext:value-type="string">
            <text:p>2002-12</text:p>
          </table:table-cell>
          <table:table-cell office:value-type="float" office:value="56491" calcext:value-type="float">
            <text:p>56491</text:p>
          </table:table-cell>
          <table:table-cell office:value-type="float" office:value="58630" calcext:value-type="float">
            <text:p>58630</text:p>
          </table:table-cell>
          <table:table-cell office:value-type="float" office:value="383" calcext:value-type="float">
            <text:p>383</text:p>
          </table:table-cell>
          <table:table-cell office:value-type="float" office:value="51852" calcext:value-type="float">
            <text:p>51852</text:p>
          </table:table-cell>
          <table:table-cell office:value-type="float" office:value="7394" calcext:value-type="float">
            <text:p>7394</text:p>
          </table:table-cell>
          <table:table-cell/>
          <table:table-cell office:value-type="float" office:value="174150" calcext:value-type="float">
            <text:p>174150</text:p>
          </table:table-cell>
        </table:table-row>
        <table:table-row table:style-name="ro1">
          <table:table-cell office:value-type="string" calcext:value-type="string">
            <text:p>2003-01</text:p>
          </table:table-cell>
          <table:table-cell office:value-type="float" office:value="57192" calcext:value-type="float">
            <text:p>57192</text:p>
          </table:table-cell>
          <table:table-cell office:value-type="float" office:value="75269" calcext:value-type="float">
            <text:p>75269</text:p>
          </table:table-cell>
          <table:table-cell office:value-type="float" office:value="336" calcext:value-type="float">
            <text:p>336</text:p>
          </table:table-cell>
          <table:table-cell office:value-type="float" office:value="49224" calcext:value-type="float">
            <text:p>49224</text:p>
          </table:table-cell>
          <table:table-cell office:value-type="float" office:value="8123" calcext:value-type="float">
            <text:p>8123</text:p>
          </table:table-cell>
          <table:table-cell/>
          <table:table-cell office:value-type="float" office:value="189333" calcext:value-type="float">
            <text:p>189333</text:p>
          </table:table-cell>
        </table:table-row>
        <table:table-row table:style-name="ro1">
          <table:table-cell office:value-type="string" calcext:value-type="string">
            <text:p>2003-02</text:p>
          </table:table-cell>
          <table:table-cell office:value-type="float" office:value="55244" calcext:value-type="float">
            <text:p>55244</text:p>
          </table:table-cell>
          <table:table-cell office:value-type="float" office:value="83016" calcext:value-type="float">
            <text:p>83016</text:p>
          </table:table-cell>
          <table:table-cell office:value-type="float" office:value="523" calcext:value-type="float">
            <text:p>523</text:p>
          </table:table-cell>
          <table:table-cell office:value-type="float" office:value="49632" calcext:value-type="float">
            <text:p>49632</text:p>
          </table:table-cell>
          <table:table-cell office:value-type="float" office:value="10085" calcext:value-type="float">
            <text:p>10085</text:p>
          </table:table-cell>
          <table:table-cell/>
          <table:table-cell office:value-type="float" office:value="197926" calcext:value-type="float">
            <text:p>197926</text:p>
          </table:table-cell>
        </table:table-row>
        <table:table-row table:style-name="ro1">
          <table:table-cell office:value-type="string" calcext:value-type="string">
            <text:p>2003-03</text:p>
          </table:table-cell>
          <table:table-cell office:value-type="float" office:value="60648" calcext:value-type="float">
            <text:p>60648</text:p>
          </table:table-cell>
          <table:table-cell office:value-type="float" office:value="102030" calcext:value-type="float">
            <text:p>102030</text:p>
          </table:table-cell>
          <table:table-cell office:value-type="float" office:value="515" calcext:value-type="float">
            <text:p>515</text:p>
          </table:table-cell>
          <table:table-cell office:value-type="float" office:value="54653" calcext:value-type="float">
            <text:p>54653</text:p>
          </table:table-cell>
          <table:table-cell office:value-type="float" office:value="14710" calcext:value-type="float">
            <text:p>14710</text:p>
          </table:table-cell>
          <table:table-cell/>
          <table:table-cell office:value-type="float" office:value="231637" calcext:value-type="float">
            <text:p>231637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61010" calcext:value-type="float">
            <text:p>61010</text:p>
          </table:table-cell>
          <table:table-cell office:value-type="float" office:value="100530" calcext:value-type="float">
            <text:p>100530</text:p>
          </table:table-cell>
          <table:table-cell office:value-type="float" office:value="561" calcext:value-type="float">
            <text:p>561</text:p>
          </table:table-cell>
          <table:table-cell office:value-type="float" office:value="53084" calcext:value-type="float">
            <text:p>53084</text:p>
          </table:table-cell>
          <table:table-cell office:value-type="float" office:value="13059" calcext:value-type="float">
            <text:p>13059</text:p>
          </table:table-cell>
          <table:table-cell/>
          <table:table-cell office:value-type="float" office:value="227437" calcext:value-type="float">
            <text:p>227437</text:p>
          </table:table-cell>
        </table:table-row>
        <table:table-row table:style-name="ro1">
          <table:table-cell office:value-type="string" calcext:value-type="string">
            <text:p>2003-05</text:p>
          </table:table-cell>
          <table:table-cell office:value-type="float" office:value="61133" calcext:value-type="float">
            <text:p>61133</text:p>
          </table:table-cell>
          <table:table-cell office:value-type="float" office:value="77172" calcext:value-type="float">
            <text:p>77172</text:p>
          </table:table-cell>
          <table:table-cell office:value-type="float" office:value="528" calcext:value-type="float">
            <text:p>528</text:p>
          </table:table-cell>
          <table:table-cell office:value-type="float" office:value="51130" calcext:value-type="float">
            <text:p>51130</text:p>
          </table:table-cell>
          <table:table-cell office:value-type="float" office:value="10090" calcext:value-type="float">
            <text:p>10090</text:p>
          </table:table-cell>
          <table:table-cell/>
          <table:table-cell office:value-type="float" office:value="199394" calcext:value-type="float">
            <text:p>199394</text:p>
          </table:table-cell>
        </table:table-row>
        <table:table-row table:style-name="ro1">
          <table:table-cell office:value-type="string" calcext:value-type="string">
            <text:p>2003-06</text:p>
          </table:table-cell>
          <table:table-cell office:value-type="float" office:value="42315" calcext:value-type="float">
            <text:p>42315</text:p>
          </table:table-cell>
          <table:table-cell office:value-type="float" office:value="86862" calcext:value-type="float">
            <text:p>86862</text:p>
          </table:table-cell>
          <table:table-cell office:value-type="float" office:value="368" calcext:value-type="float">
            <text:p>368</text:p>
          </table:table-cell>
          <table:table-cell office:value-type="float" office:value="44360" calcext:value-type="float">
            <text:p>44360</text:p>
          </table:table-cell>
          <table:table-cell office:value-type="float" office:value="11612" calcext:value-type="float">
            <text:p>11612</text:p>
          </table:table-cell>
          <table:table-cell/>
          <table:table-cell office:value-type="float" office:value="184557" calcext:value-type="float">
            <text:p>184557</text:p>
          </table:table-cell>
        </table:table-row>
        <table:table-row table:style-name="ro1">
          <table:table-cell office:value-type="string" calcext:value-type="string">
            <text:p>2003-07</text:p>
          </table:table-cell>
          <table:table-cell office:value-type="float" office:value="48140" calcext:value-type="float">
            <text:p>48140</text:p>
          </table:table-cell>
          <table:table-cell office:value-type="float" office:value="94966" calcext:value-type="float">
            <text:p>94966</text:p>
          </table:table-cell>
          <table:table-cell office:value-type="float" office:value="212" calcext:value-type="float">
            <text:p>212</text:p>
          </table:table-cell>
          <table:table-cell office:value-type="float" office:value="50610" calcext:value-type="float">
            <text:p>50610</text:p>
          </table:table-cell>
          <table:table-cell office:value-type="float" office:value="11720" calcext:value-type="float">
            <text:p>11720</text:p>
          </table:table-cell>
          <table:table-cell/>
          <table:table-cell office:value-type="float" office:value="204953" calcext:value-type="float">
            <text:p>204953</text:p>
          </table:table-cell>
        </table:table-row>
        <table:table-row table:style-name="ro1">
          <table:table-cell office:value-type="string" calcext:value-type="string">
            <text:p>2003-08</text:p>
          </table:table-cell>
          <table:table-cell office:value-type="float" office:value="56799" calcext:value-type="float">
            <text:p>56799</text:p>
          </table:table-cell>
          <table:table-cell office:value-type="float" office:value="92827" calcext:value-type="float">
            <text:p>92827</text:p>
          </table:table-cell>
          <table:table-cell office:value-type="float" office:value="268" calcext:value-type="float">
            <text:p>268</text:p>
          </table:table-cell>
          <table:table-cell office:value-type="float" office:value="65011" calcext:value-type="float">
            <text:p>65011</text:p>
          </table:table-cell>
          <table:table-cell office:value-type="float" office:value="9493" calcext:value-type="float">
            <text:p>9493</text:p>
          </table:table-cell>
          <table:table-cell/>
          <table:table-cell office:value-type="float" office:value="223780" calcext:value-type="float">
            <text:p>223780</text:p>
          </table:table-cell>
        </table:table-row>
        <table:table-row table:style-name="ro1">
          <table:table-cell office:value-type="string" calcext:value-type="string">
            <text:p>2003-09</text:p>
          </table:table-cell>
          <table:table-cell office:value-type="float" office:value="56860" calcext:value-type="float">
            <text:p>56860</text:p>
          </table:table-cell>
          <table:table-cell office:value-type="float" office:value="122143" calcext:value-type="float">
            <text:p>122143</text:p>
          </table:table-cell>
          <table:table-cell office:value-type="float" office:value="388" calcext:value-type="float">
            <text:p>388</text:p>
          </table:table-cell>
          <table:table-cell office:value-type="float" office:value="88078" calcext:value-type="float">
            <text:p>88078</text:p>
          </table:table-cell>
          <table:table-cell office:value-type="float" office:value="11572" calcext:value-type="float">
            <text:p>11572</text:p>
          </table:table-cell>
          <table:table-cell/>
          <table:table-cell office:value-type="float" office:value="278340" calcext:value-type="float">
            <text:p>278340</text:p>
          </table:table-cell>
        </table:table-row>
        <table:table-row table:style-name="ro1">
          <table:table-cell office:value-type="string" calcext:value-type="string">
            <text:p>2003-10</text:p>
          </table:table-cell>
          <table:table-cell office:value-type="float" office:value="89740" calcext:value-type="float">
            <text:p>89740</text:p>
          </table:table-cell>
          <table:table-cell office:value-type="float" office:value="144775" calcext:value-type="float">
            <text:p>144775</text:p>
          </table:table-cell>
          <table:table-cell office:value-type="float" office:value="599" calcext:value-type="float">
            <text:p>599</text:p>
          </table:table-cell>
          <table:table-cell office:value-type="float" office:value="118565" calcext:value-type="float">
            <text:p>118565</text:p>
          </table:table-cell>
          <table:table-cell office:value-type="float" office:value="14149" calcext:value-type="float">
            <text:p>14149</text:p>
          </table:table-cell>
          <table:table-cell/>
          <table:table-cell office:value-type="float" office:value="366521" calcext:value-type="float">
            <text:p>366521</text:p>
          </table:table-cell>
        </table:table-row>
        <table:table-row table:style-name="ro1">
          <table:table-cell office:value-type="string" calcext:value-type="string">
            <text:p>2003-11</text:p>
          </table:table-cell>
          <table:table-cell office:value-type="float" office:value="84099" calcext:value-type="float">
            <text:p>84099</text:p>
          </table:table-cell>
          <table:table-cell office:value-type="float" office:value="154381" calcext:value-type="float">
            <text:p>154381</text:p>
          </table:table-cell>
          <table:table-cell office:value-type="float" office:value="795" calcext:value-type="float">
            <text:p>795</text:p>
          </table:table-cell>
          <table:table-cell office:value-type="float" office:value="127181" calcext:value-type="float">
            <text:p>127181</text:p>
          </table:table-cell>
          <table:table-cell office:value-type="float" office:value="15459" calcext:value-type="float">
            <text:p>15459</text:p>
          </table:table-cell>
          <table:table-cell/>
          <table:table-cell office:value-type="float" office:value="380575" calcext:value-type="float">
            <text:p>380575</text:p>
          </table:table-cell>
        </table:table-row>
        <table:table-row table:style-name="ro1">
          <table:table-cell office:value-type="string" calcext:value-type="string">
            <text:p>2003-12</text:p>
          </table:table-cell>
          <table:table-cell office:value-type="float" office:value="78586" calcext:value-type="float">
            <text:p>78586</text:p>
          </table:table-cell>
          <table:table-cell office:value-type="float" office:value="135955" calcext:value-type="float">
            <text:p>135955</text:p>
          </table:table-cell>
          <table:table-cell office:value-type="float" office:value="616" calcext:value-type="float">
            <text:p>616</text:p>
          </table:table-cell>
          <table:table-cell office:value-type="float" office:value="100472" calcext:value-type="float">
            <text:p>100472</text:p>
          </table:table-cell>
          <table:table-cell office:value-type="float" office:value="13637" calcext:value-type="float">
            <text:p>13637</text:p>
          </table:table-cell>
          <table:table-cell/>
          <table:table-cell office:value-type="float" office:value="327002" calcext:value-type="float">
            <text:p>327002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75532" calcext:value-type="float">
            <text:p>75532</text:p>
          </table:table-cell>
          <table:table-cell office:value-type="float" office:value="130845" calcext:value-type="float">
            <text:p>130845</text:p>
          </table:table-cell>
          <table:table-cell office:value-type="float" office:value="625" calcext:value-type="float">
            <text:p>625</text:p>
          </table:table-cell>
          <table:table-cell office:value-type="float" office:value="102283" calcext:value-type="float">
            <text:p>102283</text:p>
          </table:table-cell>
          <table:table-cell office:value-type="float" office:value="13654" calcext:value-type="float">
            <text:p>13654</text:p>
          </table:table-cell>
          <table:table-cell/>
          <table:table-cell office:value-type="float" office:value="322083" calcext:value-type="float">
            <text:p>322083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58710" calcext:value-type="float">
            <text:p>58710</text:p>
          </table:table-cell>
          <table:table-cell office:value-type="float" office:value="159467" calcext:value-type="float">
            <text:p>159467</text:p>
          </table:table-cell>
          <table:table-cell office:value-type="float" office:value="654" calcext:value-type="float">
            <text:p>654</text:p>
          </table:table-cell>
          <table:table-cell office:value-type="float" office:value="83982" calcext:value-type="float">
            <text:p>83982</text:p>
          </table:table-cell>
          <table:table-cell office:value-type="float" office:value="13789" calcext:value-type="float">
            <text:p>13789</text:p>
          </table:table-cell>
          <table:table-cell/>
          <table:table-cell office:value-type="float" office:value="315380" calcext:value-type="float">
            <text:p>315380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73815" calcext:value-type="float">
            <text:p>73815</text:p>
          </table:table-cell>
          <table:table-cell office:value-type="float" office:value="191300" calcext:value-type="float">
            <text:p>191300</text:p>
          </table:table-cell>
          <table:table-cell office:value-type="float" office:value="1013" calcext:value-type="float">
            <text:p>1013</text:p>
          </table:table-cell>
          <table:table-cell office:value-type="float" office:value="90512" calcext:value-type="float">
            <text:p>90512</text:p>
          </table:table-cell>
          <table:table-cell office:value-type="float" office:value="16421" calcext:value-type="float">
            <text:p>16421</text:p>
          </table:table-cell>
          <table:table-cell/>
          <table:table-cell office:value-type="float" office:value="372207" calcext:value-type="float">
            <text:p>372207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73728" calcext:value-type="float">
            <text:p>73728</text:p>
          </table:table-cell>
          <table:table-cell office:value-type="float" office:value="200979" calcext:value-type="float">
            <text:p>200979</text:p>
          </table:table-cell>
          <table:table-cell office:value-type="float" office:value="951" calcext:value-type="float">
            <text:p>951</text:p>
          </table:table-cell>
          <table:table-cell office:value-type="float" office:value="47284" calcext:value-type="float">
            <text:p>47284</text:p>
          </table:table-cell>
          <table:table-cell office:value-type="float" office:value="15254" calcext:value-type="float">
            <text:p>15254</text:p>
          </table:table-cell>
          <table:table-cell/>
          <table:table-cell office:value-type="float" office:value="336653" calcext:value-type="float">
            <text:p>336653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60792" calcext:value-type="float">
            <text:p>60792</text:p>
          </table:table-cell>
          <table:table-cell office:value-type="float" office:value="149466" calcext:value-type="float">
            <text:p>149466</text:p>
          </table:table-cell>
          <table:table-cell office:value-type="float" office:value="883" calcext:value-type="float">
            <text:p>883</text:p>
          </table:table-cell>
          <table:table-cell office:value-type="float" office:value="44605" calcext:value-type="float">
            <text:p>44605</text:p>
          </table:table-cell>
          <table:table-cell office:value-type="float" office:value="14447" calcext:value-type="float">
            <text:p>14447</text:p>
          </table:table-cell>
          <table:table-cell/>
          <table:table-cell office:value-type="float" office:value="269324" calcext:value-type="float">
            <text:p>269324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48144" calcext:value-type="float">
            <text:p>48144</text:p>
          </table:table-cell>
          <table:table-cell office:value-type="float" office:value="155790" calcext:value-type="float">
            <text:p>155790</text:p>
          </table:table-cell>
          <table:table-cell office:value-type="float" office:value="505" calcext:value-type="float">
            <text:p>505</text:p>
          </table:table-cell>
          <table:table-cell office:value-type="float" office:value="43182" calcext:value-type="float">
            <text:p>43182</text:p>
          </table:table-cell>
          <table:table-cell office:value-type="float" office:value="15009" calcext:value-type="float">
            <text:p>15009</text:p>
          </table:table-cell>
          <table:table-cell/>
          <table:table-cell office:value-type="float" office:value="262009" calcext:value-type="float">
            <text:p>262009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46344" calcext:value-type="float">
            <text:p>46344</text:p>
          </table:table-cell>
          <table:table-cell office:value-type="float" office:value="140360" calcext:value-type="float">
            <text:p>140360</text:p>
          </table:table-cell>
          <table:table-cell office:value-type="float" office:value="411" calcext:value-type="float">
            <text:p>411</text:p>
          </table:table-cell>
          <table:table-cell office:value-type="float" office:value="45607" calcext:value-type="float">
            <text:p>45607</text:p>
          </table:table-cell>
          <table:table-cell office:value-type="float" office:value="14343" calcext:value-type="float">
            <text:p>14343</text:p>
          </table:table-cell>
          <table:table-cell/>
          <table:table-cell office:value-type="float" office:value="246267" calcext:value-type="float">
            <text:p>246267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31816" calcext:value-type="float">
            <text:p>31816</text:p>
          </table:table-cell>
          <table:table-cell office:value-type="float" office:value="145108" calcext:value-type="float">
            <text:p>145108</text:p>
          </table:table-cell>
          <table:table-cell office:value-type="float" office:value="410" calcext:value-type="float">
            <text:p>410</text:p>
          </table:table-cell>
          <table:table-cell office:value-type="float" office:value="46889" calcext:value-type="float">
            <text:p>46889</text:p>
          </table:table-cell>
          <table:table-cell office:value-type="float" office:value="15472" calcext:value-type="float">
            <text:p>15472</text:p>
          </table:table-cell>
          <table:table-cell/>
          <table:table-cell office:value-type="float" office:value="236836" calcext:value-type="float">
            <text:p>236836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36497" calcext:value-type="float">
            <text:p>36497</text:p>
          </table:table-cell>
          <table:table-cell office:value-type="float" office:value="180163" calcext:value-type="float">
            <text:p>180163</text:p>
          </table:table-cell>
          <table:table-cell office:value-type="float" office:value="652" calcext:value-type="float">
            <text:p>652</text:p>
          </table:table-cell>
          <table:table-cell office:value-type="float" office:value="52003" calcext:value-type="float">
            <text:p>52003</text:p>
          </table:table-cell>
          <table:table-cell office:value-type="float" office:value="12038" calcext:value-type="float">
            <text:p>12038</text:p>
          </table:table-cell>
          <table:table-cell/>
          <table:table-cell office:value-type="float" office:value="280026" calcext:value-type="float">
            <text:p>280026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51456" calcext:value-type="float">
            <text:p>51456</text:p>
          </table:table-cell>
          <table:table-cell office:value-type="float" office:value="211812" calcext:value-type="float">
            <text:p>211812</text:p>
          </table:table-cell>
          <table:table-cell office:value-type="float" office:value="978" calcext:value-type="float">
            <text:p>978</text:p>
          </table:table-cell>
          <table:table-cell office:value-type="float" office:value="81796" calcext:value-type="float">
            <text:p>81796</text:p>
          </table:table-cell>
          <table:table-cell office:value-type="float" office:value="15422" calcext:value-type="float">
            <text:p>15422</text:p>
          </table:table-cell>
          <table:table-cell/>
          <table:table-cell office:value-type="float" office:value="361118" calcext:value-type="float">
            <text:p>361118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54466" calcext:value-type="float">
            <text:p>54466</text:p>
          </table:table-cell>
          <table:table-cell office:value-type="float" office:value="239748" calcext:value-type="float">
            <text:p>239748</text:p>
          </table:table-cell>
          <table:table-cell office:value-type="float" office:value="940" calcext:value-type="float">
            <text:p>940</text:p>
          </table:table-cell>
          <table:table-cell office:value-type="float" office:value="74492" calcext:value-type="float">
            <text:p>74492</text:p>
          </table:table-cell>
          <table:table-cell office:value-type="float" office:value="17571" calcext:value-type="float">
            <text:p>17571</text:p>
          </table:table-cell>
          <table:table-cell/>
          <table:table-cell office:value-type="float" office:value="386542" calcext:value-type="float">
            <text:p>386542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2308" calcext:value-type="float">
            <text:p>22308</text:p>
          </table:table-cell>
          <table:table-cell office:value-type="float" office:value="220877" calcext:value-type="float">
            <text:p>220877</text:p>
          </table:table-cell>
          <table:table-cell office:value-type="float" office:value="1062" calcext:value-type="float">
            <text:p>1062</text:p>
          </table:table-cell>
          <table:table-cell office:value-type="float" office:value="76362" calcext:value-type="float">
            <text:p>76362</text:p>
          </table:table-cell>
          <table:table-cell office:value-type="float" office:value="10933" calcext:value-type="float">
            <text:p>10933</text:p>
          </table:table-cell>
          <table:table-cell/>
          <table:table-cell office:value-type="float" office:value="330575" calcext:value-type="float">
            <text:p>330575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26336" calcext:value-type="float">
            <text:p>26336</text:p>
          </table:table-cell>
          <table:table-cell office:value-type="float" office:value="241367" calcext:value-type="float">
            <text:p>241367</text:p>
          </table:table-cell>
          <table:table-cell office:value-type="float" office:value="533" calcext:value-type="float">
            <text:p>533</text:p>
          </table:table-cell>
          <table:table-cell office:value-type="float" office:value="86264" calcext:value-type="float">
            <text:p>86264</text:p>
          </table:table-cell>
          <table:table-cell office:value-type="float" office:value="19832" calcext:value-type="float">
            <text:p>19832</text:p>
          </table:table-cell>
          <table:table-cell/>
          <table:table-cell office:value-type="float" office:value="373274" calcext:value-type="float">
            <text:p>373274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5346" calcext:value-type="float">
            <text:p>5346</text:p>
          </table:table-cell>
          <table:table-cell office:value-type="float" office:value="284238" calcext:value-type="float">
            <text:p>284238</text:p>
          </table:table-cell>
          <table:table-cell office:value-type="float" office:value="756" calcext:value-type="float">
            <text:p>756</text:p>
          </table:table-cell>
          <table:table-cell office:value-type="float" office:value="77697" calcext:value-type="float">
            <text:p>77697</text:p>
          </table:table-cell>
          <table:table-cell office:value-type="float" office:value="26380" calcext:value-type="float">
            <text:p>26380</text:p>
          </table:table-cell>
          <table:table-cell/>
          <table:table-cell office:value-type="float" office:value="393312" calcext:value-type="float">
            <text:p>393312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24102" calcext:value-type="float">
            <text:p>24102</text:p>
          </table:table-cell>
          <table:table-cell office:value-type="float" office:value="353831" calcext:value-type="float">
            <text:p>353831</text:p>
          </table:table-cell>
          <table:table-cell office:value-type="float" office:value="1189" calcext:value-type="float">
            <text:p>1189</text:p>
          </table:table-cell>
          <table:table-cell office:value-type="float" office:value="74469" calcext:value-type="float">
            <text:p>74469</text:p>
          </table:table-cell>
          <table:table-cell office:value-type="float" office:value="24230" calcext:value-type="float">
            <text:p>24230</text:p>
          </table:table-cell>
          <table:table-cell/>
          <table:table-cell office:value-type="float" office:value="476755" calcext:value-type="float">
            <text:p>476755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/>
          <table:table-cell office:value-type="float" office:value="343192" calcext:value-type="float">
            <text:p>343192</text:p>
          </table:table-cell>
          <table:table-cell office:value-type="float" office:value="985" calcext:value-type="float">
            <text:p>985</text:p>
          </table:table-cell>
          <table:table-cell office:value-type="float" office:value="88255" calcext:value-type="float">
            <text:p>88255</text:p>
          </table:table-cell>
          <table:table-cell office:value-type="float" office:value="25201" calcext:value-type="float">
            <text:p>25201</text:p>
          </table:table-cell>
          <table:table-cell/>
          <table:table-cell office:value-type="float" office:value="455760" calcext:value-type="float">
            <text:p>455760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/>
          <table:table-cell office:value-type="float" office:value="310536" calcext:value-type="float">
            <text:p>310536</text:p>
          </table:table-cell>
          <table:table-cell office:value-type="float" office:value="1049" calcext:value-type="float">
            <text:p>1049</text:p>
          </table:table-cell>
          <table:table-cell office:value-type="float" office:value="84992" calcext:value-type="float">
            <text:p>84992</text:p>
          </table:table-cell>
          <table:table-cell office:value-type="float" office:value="28884" calcext:value-type="float">
            <text:p>28884</text:p>
          </table:table-cell>
          <table:table-cell/>
          <table:table-cell office:value-type="float" office:value="423879" calcext:value-type="float">
            <text:p>42387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/>
          <table:table-cell office:value-type="float" office:value="259331" calcext:value-type="float">
            <text:p>259331</text:p>
          </table:table-cell>
          <table:table-cell office:value-type="float" office:value="381" calcext:value-type="float">
            <text:p>381</text:p>
          </table:table-cell>
          <table:table-cell office:value-type="float" office:value="80458" calcext:value-type="float">
            <text:p>80458</text:p>
          </table:table-cell>
          <table:table-cell office:value-type="float" office:value="24496" calcext:value-type="float">
            <text:p>24496</text:p>
          </table:table-cell>
          <table:table-cell/>
          <table:table-cell office:value-type="float" office:value="362500" calcext:value-type="float">
            <text:p>362500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/>
          <table:table-cell office:value-type="float" office:value="250809" calcext:value-type="float">
            <text:p>250809</text:p>
          </table:table-cell>
          <table:table-cell office:value-type="float" office:value="283" calcext:value-type="float">
            <text:p>283</text:p>
          </table:table-cell>
          <table:table-cell office:value-type="float" office:value="74276" calcext:value-type="float">
            <text:p>74276</text:p>
          </table:table-cell>
          <table:table-cell office:value-type="float" office:value="16486" calcext:value-type="float">
            <text:p>16486</text:p>
          </table:table-cell>
          <table:table-cell/>
          <table:table-cell office:value-type="float" office:value="340848" calcext:value-type="float">
            <text:p>340848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/>
          <table:table-cell office:value-type="float" office:value="259598" calcext:value-type="float">
            <text:p>259598</text:p>
          </table:table-cell>
          <table:table-cell office:value-type="float" office:value="155" calcext:value-type="float">
            <text:p>155</text:p>
          </table:table-cell>
          <table:table-cell office:value-type="float" office:value="84765" calcext:value-type="float">
            <text:p>84765</text:p>
          </table:table-cell>
          <table:table-cell office:value-type="float" office:value="16077" calcext:value-type="float">
            <text:p>16077</text:p>
          </table:table-cell>
          <table:table-cell/>
          <table:table-cell office:value-type="float" office:value="362197" calcext:value-type="float">
            <text:p>362197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/>
          <table:table-cell office:value-type="float" office:value="234736" calcext:value-type="float">
            <text:p>234736</text:p>
          </table:table-cell>
          <table:table-cell office:value-type="float" office:value="911" calcext:value-type="float">
            <text:p>911</text:p>
          </table:table-cell>
          <table:table-cell office:value-type="float" office:value="95296" calcext:value-type="float">
            <text:p>95296</text:p>
          </table:table-cell>
          <table:table-cell office:value-type="float" office:value="19517" calcext:value-type="float">
            <text:p>19517</text:p>
          </table:table-cell>
          <table:table-cell/>
          <table:table-cell office:value-type="float" office:value="349411" calcext:value-type="float">
            <text:p>349411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/>
          <table:table-cell office:value-type="float" office:value="377380" calcext:value-type="float">
            <text:p>377380</text:p>
          </table:table-cell>
          <table:table-cell office:value-type="float" office:value="1231" calcext:value-type="float">
            <text:p>1231</text:p>
          </table:table-cell>
          <table:table-cell office:value-type="float" office:value="106211" calcext:value-type="float">
            <text:p>106211</text:p>
          </table:table-cell>
          <table:table-cell office:value-type="float" office:value="34432" calcext:value-type="float">
            <text:p>34432</text:p>
          </table:table-cell>
          <table:table-cell/>
          <table:table-cell office:value-type="float" office:value="517864" calcext:value-type="float">
            <text:p>517864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/>
          <table:table-cell office:value-type="float" office:value="421062" calcext:value-type="float">
            <text:p>421062</text:p>
          </table:table-cell>
          <table:table-cell office:value-type="float" office:value="1176" calcext:value-type="float">
            <text:p>1176</text:p>
          </table:table-cell>
          <table:table-cell office:value-type="float" office:value="109360" calcext:value-type="float">
            <text:p>109360</text:p>
          </table:table-cell>
          <table:table-cell office:value-type="float" office:value="30243" calcext:value-type="float">
            <text:p>30243</text:p>
          </table:table-cell>
          <table:table-cell/>
          <table:table-cell office:value-type="float" office:value="560907" calcext:value-type="float">
            <text:p>560907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/>
          <table:table-cell office:value-type="float" office:value="341412" calcext:value-type="float">
            <text:p>341412</text:p>
          </table:table-cell>
          <table:table-cell office:value-type="float" office:value="901" calcext:value-type="float">
            <text:p>901</text:p>
          </table:table-cell>
          <table:table-cell office:value-type="float" office:value="84443" calcext:value-type="float">
            <text:p>84443</text:p>
          </table:table-cell>
          <table:table-cell office:value-type="float" office:value="27955" calcext:value-type="float">
            <text:p>27955</text:p>
          </table:table-cell>
          <table:table-cell/>
          <table:table-cell office:value-type="float" office:value="453076" calcext:value-type="float">
            <text:p>453076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/>
          <table:table-cell office:value-type="float" office:value="355484" calcext:value-type="float">
            <text:p>355484</text:p>
          </table:table-cell>
          <table:table-cell office:value-type="float" office:value="1089" calcext:value-type="float">
            <text:p>1089</text:p>
          </table:table-cell>
          <table:table-cell office:value-type="float" office:value="84497" calcext:value-type="float">
            <text:p>84497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float" office:value="444917" calcext:value-type="float">
            <text:p>444917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/>
          <table:table-cell office:value-type="float" office:value="390652" calcext:value-type="float">
            <text:p>390652</text:p>
          </table:table-cell>
          <table:table-cell office:value-type="float" office:value="1345" calcext:value-type="float">
            <text:p>1345</text:p>
          </table:table-cell>
          <table:table-cell office:value-type="float" office:value="96525" calcext:value-type="float">
            <text:p>96525</text:p>
          </table:table-cell>
          <table:table-cell table:number-columns-repeated="2"/>
          <table:table-cell office:value-type="float" office:value="488515" calcext:value-type="float">
            <text:p>488515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/>
          <table:table-cell office:value-type="float" office:value="453403" calcext:value-type="float">
            <text:p>453403</text:p>
          </table:table-cell>
          <table:table-cell office:value-type="float" office:value="2313" calcext:value-type="float">
            <text:p>2313</text:p>
          </table:table-cell>
          <table:table-cell office:value-type="float" office:value="121821" calcext:value-type="float">
            <text:p>121821</text:p>
          </table:table-cell>
          <table:table-cell table:number-columns-repeated="2"/>
          <table:table-cell office:value-type="float" office:value="577564" calcext:value-type="float">
            <text:p>577564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/>
          <table:table-cell office:value-type="float" office:value="413766" calcext:value-type="float">
            <text:p>413766</text:p>
          </table:table-cell>
          <table:table-cell office:value-type="float" office:value="1779" calcext:value-type="float">
            <text:p>1779</text:p>
          </table:table-cell>
          <table:table-cell office:value-type="float" office:value="101514" calcext:value-type="float">
            <text:p>101514</text:p>
          </table:table-cell>
          <table:table-cell table:number-columns-repeated="2"/>
          <table:table-cell office:value-type="float" office:value="516925" calcext:value-type="float">
            <text:p>516925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/>
          <table:table-cell office:value-type="float" office:value="408622" calcext:value-type="float">
            <text:p>408622</text:p>
          </table:table-cell>
          <table:table-cell/>
          <table:table-cell office:value-type="float" office:value="109475" calcext:value-type="float">
            <text:p>109475</text:p>
          </table:table-cell>
          <table:table-cell table:number-columns-repeated="2"/>
          <table:table-cell office:value-type="float" office:value="517403" calcext:value-type="float">
            <text:p>517403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/>
          <table:table-cell office:value-type="float" office:value="331591" calcext:value-type="float">
            <text:p>331591</text:p>
          </table:table-cell>
          <table:table-cell office:value-type="float" office:value="300" calcext:value-type="float">
            <text:p>300</text:p>
          </table:table-cell>
          <table:table-cell office:value-type="float" office:value="85144" calcext:value-type="float">
            <text:p>85144</text:p>
          </table:table-cell>
          <table:table-cell table:number-columns-repeated="2"/>
          <table:table-cell office:value-type="float" office:value="415903" calcext:value-type="float">
            <text:p>415903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/>
          <table:table-cell office:value-type="float" office:value="273506" calcext:value-type="float">
            <text:p>273506</text:p>
          </table:table-cell>
          <table:table-cell office:value-type="float" office:value="650" calcext:value-type="float">
            <text:p>650</text:p>
          </table:table-cell>
          <table:table-cell office:value-type="float" office:value="83381" calcext:value-type="float">
            <text:p>83381</text:p>
          </table:table-cell>
          <table:table-cell table:number-columns-repeated="2"/>
          <table:table-cell office:value-type="float" office:value="356825" calcext:value-type="float">
            <text:p>356825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/>
          <table:table-cell office:value-type="float" office:value="300829" calcext:value-type="float">
            <text:p>300829</text:p>
          </table:table-cell>
          <table:table-cell office:value-type="float" office:value="822" calcext:value-type="float">
            <text:p>822</text:p>
          </table:table-cell>
          <table:table-cell office:value-type="float" office:value="80775" calcext:value-type="float">
            <text:p>80775</text:p>
          </table:table-cell>
          <table:table-cell table:number-columns-repeated="2"/>
          <table:table-cell office:value-type="float" office:value="381956" calcext:value-type="float">
            <text:p>381956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/>
          <table:table-cell office:value-type="float" office:value="328606" calcext:value-type="float">
            <text:p>328606</text:p>
          </table:table-cell>
          <table:table-cell office:value-type="float" office:value="1296" calcext:value-type="float">
            <text:p>1296</text:p>
          </table:table-cell>
          <table:table-cell office:value-type="float" office:value="100644" calcext:value-type="float">
            <text:p>100644</text:p>
          </table:table-cell>
          <table:table-cell table:number-columns-repeated="2"/>
          <table:table-cell office:value-type="float" office:value="430446" calcext:value-type="float">
            <text:p>430446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/>
          <table:table-cell office:value-type="float" office:value="378089" calcext:value-type="float">
            <text:p>378089</text:p>
          </table:table-cell>
          <table:table-cell office:value-type="float" office:value="5014" calcext:value-type="float">
            <text:p>5014</text:p>
          </table:table-cell>
          <table:table-cell office:value-type="float" office:value="119665" calcext:value-type="float">
            <text:p>119665</text:p>
          </table:table-cell>
          <table:table-cell table:number-columns-repeated="2"/>
          <table:table-cell office:value-type="float" office:value="502367" calcext:value-type="float">
            <text:p>502367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/>
          <table:table-cell office:value-type="float" office:value="420129" calcext:value-type="float">
            <text:p>420129</text:p>
          </table:table-cell>
          <table:table-cell office:value-type="float" office:value="4687" calcext:value-type="float">
            <text:p>4687</text:p>
          </table:table-cell>
          <table:table-cell office:value-type="float" office:value="119569" calcext:value-type="float">
            <text:p>119569</text:p>
          </table:table-cell>
          <table:table-cell table:number-columns-repeated="2"/>
          <table:table-cell office:value-type="float" office:value="543627" calcext:value-type="float">
            <text:p>543627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/>
          <table:table-cell office:value-type="float" office:value="342473" calcext:value-type="float">
            <text:p>342473</text:p>
          </table:table-cell>
          <table:table-cell office:value-type="float" office:value="8162" calcext:value-type="float">
            <text:p>8162</text:p>
          </table:table-cell>
          <table:table-cell office:value-type="float" office:value="100131" calcext:value-type="float">
            <text:p>100131</text:p>
          </table:table-cell>
          <table:table-cell table:number-columns-repeated="2"/>
          <table:table-cell office:value-type="float" office:value="449729" calcext:value-type="float">
            <text:p>449729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/>
          <table:table-cell office:value-type="float" office:value="402508" calcext:value-type="float">
            <text:p>402508</text:p>
          </table:table-cell>
          <table:table-cell office:value-type="float" office:value="5020" calcext:value-type="float">
            <text:p>5020</text:p>
          </table:table-cell>
          <table:table-cell office:value-type="float" office:value="113295" calcext:value-type="float">
            <text:p>113295</text:p>
          </table:table-cell>
          <table:table-cell table:number-columns-repeated="2"/>
          <table:table-cell office:value-type="float" office:value="520400" calcext:value-type="float">
            <text:p>520400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/>
          <table:table-cell office:value-type="float" office:value="413581" calcext:value-type="float">
            <text:p>413581</text:p>
          </table:table-cell>
          <table:table-cell office:value-type="float" office:value="800" calcext:value-type="float">
            <text:p>800</text:p>
          </table:table-cell>
          <table:table-cell office:value-type="float" office:value="100894" calcext:value-type="float">
            <text:p>100894</text:p>
          </table:table-cell>
          <table:table-cell office:value-type="float" office:value="17782" calcext:value-type="float">
            <text:p>17782</text:p>
          </table:table-cell>
          <table:table-cell/>
          <table:table-cell office:value-type="float" office:value="532209" calcext:value-type="float">
            <text:p>532209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/>
          <table:table-cell office:value-type="float" office:value="496828" calcext:value-type="float">
            <text:p>496828</text:p>
          </table:table-cell>
          <table:table-cell office:value-type="float" office:value="584" calcext:value-type="float">
            <text:p>584</text:p>
          </table:table-cell>
          <table:table-cell office:value-type="float" office:value="120079" calcext:value-type="float">
            <text:p>120079</text:p>
          </table:table-cell>
          <table:table-cell office:value-type="float" office:value="25558" calcext:value-type="float">
            <text:p>25558</text:p>
          </table:table-cell>
          <table:table-cell/>
          <table:table-cell office:value-type="float" office:value="641349" calcext:value-type="float">
            <text:p>641349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/>
          <table:table-cell office:value-type="float" office:value="473867" calcext:value-type="float">
            <text:p>473867</text:p>
          </table:table-cell>
          <table:table-cell office:value-type="float" office:value="587" calcext:value-type="float">
            <text:p>587</text:p>
          </table:table-cell>
          <table:table-cell office:value-type="float" office:value="117401" calcext:value-type="float">
            <text:p>117401</text:p>
          </table:table-cell>
          <table:table-cell office:value-type="float" office:value="24964" calcext:value-type="float">
            <text:p>24964</text:p>
          </table:table-cell>
          <table:table-cell/>
          <table:table-cell office:value-type="float" office:value="615167" calcext:value-type="float">
            <text:p>615167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/>
          <table:table-cell office:value-type="float" office:value="455174" calcext:value-type="float">
            <text:p>455174</text:p>
          </table:table-cell>
          <table:table-cell office:value-type="float" office:value="370" calcext:value-type="float">
            <text:p>370</text:p>
          </table:table-cell>
          <table:table-cell office:value-type="float" office:value="114790" calcext:value-type="float">
            <text:p>114790</text:p>
          </table:table-cell>
          <table:table-cell office:value-type="float" office:value="24833" calcext:value-type="float">
            <text:p>24833</text:p>
          </table:table-cell>
          <table:table-cell/>
          <table:table-cell office:value-type="float" office:value="593776" calcext:value-type="float">
            <text:p>593776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/>
          <table:table-cell office:value-type="float" office:value="416391" calcext:value-type="float">
            <text:p>416391</text:p>
          </table:table-cell>
          <table:table-cell office:value-type="float" office:value="561" calcext:value-type="float">
            <text:p>561</text:p>
          </table:table-cell>
          <table:table-cell office:value-type="float" office:value="96984" calcext:value-type="float">
            <text:p>96984</text:p>
          </table:table-cell>
          <table:table-cell office:value-type="float" office:value="20017" calcext:value-type="float">
            <text:p>20017</text:p>
          </table:table-cell>
          <table:table-cell/>
          <table:table-cell office:value-type="float" office:value="532883" calcext:value-type="float">
            <text:p>532883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/>
          <table:table-cell office:value-type="float" office:value="356406" calcext:value-type="float">
            <text:p>356406</text:p>
          </table:table-cell>
          <table:table-cell office:value-type="float" office:value="330" calcext:value-type="float">
            <text:p>330</text:p>
          </table:table-cell>
          <table:table-cell office:value-type="float" office:value="67211" calcext:value-type="float">
            <text:p>67211</text:p>
          </table:table-cell>
          <table:table-cell office:value-type="float" office:value="18248" calcext:value-type="float">
            <text:p>18248</text:p>
          </table:table-cell>
          <table:table-cell/>
          <table:table-cell office:value-type="float" office:value="439011" calcext:value-type="float">
            <text:p>439011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/>
          <table:table-cell office:value-type="float" office:value="359488" calcext:value-type="float">
            <text:p>359488</text:p>
          </table:table-cell>
          <table:table-cell office:value-type="float" office:value="267" calcext:value-type="float">
            <text:p>267</text:p>
          </table:table-cell>
          <table:table-cell office:value-type="float" office:value="96399" calcext:value-type="float">
            <text:p>96399</text:p>
          </table:table-cell>
          <table:table-cell office:value-type="float" office:value="17263" calcext:value-type="float">
            <text:p>17263</text:p>
          </table:table-cell>
          <table:table-cell/>
          <table:table-cell office:value-type="float" office:value="472079" calcext:value-type="float">
            <text:p>472079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/>
          <table:table-cell office:value-type="float" office:value="407420" calcext:value-type="float">
            <text:p>407420</text:p>
          </table:table-cell>
          <table:table-cell office:value-type="float" office:value="276" calcext:value-type="float">
            <text:p>276</text:p>
          </table:table-cell>
          <table:table-cell office:value-type="float" office:value="108265" calcext:value-type="float">
            <text:p>108265</text:p>
          </table:table-cell>
          <table:table-cell office:value-type="float" office:value="22139" calcext:value-type="float">
            <text:p>22139</text:p>
          </table:table-cell>
          <table:table-cell/>
          <table:table-cell office:value-type="float" office:value="537340" calcext:value-type="float">
            <text:p>537340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/>
          <table:table-cell office:value-type="float" office:value="498254" calcext:value-type="float">
            <text:p>498254</text:p>
          </table:table-cell>
          <table:table-cell office:value-type="float" office:value="277" calcext:value-type="float">
            <text:p>277</text:p>
          </table:table-cell>
          <table:table-cell office:value-type="float" office:value="120663" calcext:value-type="float">
            <text:p>120663</text:p>
          </table:table-cell>
          <table:table-cell office:value-type="float" office:value="24707" calcext:value-type="float">
            <text:p>24707</text:p>
          </table:table-cell>
          <table:table-cell/>
          <table:table-cell office:value-type="float" office:value="642147" calcext:value-type="float">
            <text:p>642147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/>
          <table:table-cell office:value-type="float" office:value="529830" calcext:value-type="float">
            <text:p>529830</text:p>
          </table:table-cell>
          <table:table-cell office:value-type="float" office:value="365" calcext:value-type="float">
            <text:p>365</text:p>
          </table:table-cell>
          <table:table-cell office:value-type="float" office:value="145239" calcext:value-type="float">
            <text:p>145239</text:p>
          </table:table-cell>
          <table:table-cell office:value-type="float" office:value="24039" calcext:value-type="float">
            <text:p>24039</text:p>
          </table:table-cell>
          <table:table-cell/>
          <table:table-cell office:value-type="float" office:value="697661" calcext:value-type="float">
            <text:p>697661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/>
          <table:table-cell office:value-type="float" office:value="395039" calcext:value-type="float">
            <text:p>395039</text:p>
          </table:table-cell>
          <table:table-cell office:value-type="float" office:value="412" calcext:value-type="float">
            <text:p>412</text:p>
          </table:table-cell>
          <table:table-cell office:value-type="float" office:value="91071" calcext:value-type="float">
            <text:p>91071</text:p>
          </table:table-cell>
          <table:table-cell office:value-type="float" office:value="19988" calcext:value-type="float">
            <text:p>19988</text:p>
          </table:table-cell>
          <table:table-cell/>
          <table:table-cell office:value-type="float" office:value="504344" calcext:value-type="float">
            <text:p>504344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/>
          <table:table-cell office:value-type="float" office:value="424928" calcext:value-type="float">
            <text:p>424928</text:p>
          </table:table-cell>
          <table:table-cell office:value-type="float" office:value="225" calcext:value-type="float">
            <text:p>225</text:p>
          </table:table-cell>
          <table:table-cell office:value-type="float" office:value="101218" calcext:value-type="float">
            <text:p>101218</text:p>
          </table:table-cell>
          <table:table-cell office:value-type="float" office:value="22344" calcext:value-type="float">
            <text:p>22344</text:p>
          </table:table-cell>
          <table:table-cell/>
          <table:table-cell office:value-type="float" office:value="537008" calcext:value-type="float">
            <text:p>537008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/>
          <table:table-cell office:value-type="float" office:value="468786" calcext:value-type="float">
            <text:p>468786</text:p>
          </table:table-cell>
          <table:table-cell office:value-type="float" office:value="282" calcext:value-type="float">
            <text:p>282</text:p>
          </table:table-cell>
          <table:table-cell office:value-type="float" office:value="116979" calcext:value-type="float">
            <text:p>116979</text:p>
          </table:table-cell>
          <table:table-cell office:value-type="float" office:value="24369" calcext:value-type="float">
            <text:p>24369</text:p>
          </table:table-cell>
          <table:table-cell/>
          <table:table-cell office:value-type="float" office:value="596819" calcext:value-type="float">
            <text:p>596819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/>
          <table:table-cell office:value-type="float" office:value="537116" calcext:value-type="float">
            <text:p>537116</text:p>
          </table:table-cell>
          <table:table-cell office:value-type="float" office:value="245" calcext:value-type="float">
            <text:p>245</text:p>
          </table:table-cell>
          <table:table-cell office:value-type="float" office:value="135426" calcext:value-type="float">
            <text:p>135426</text:p>
          </table:table-cell>
          <table:table-cell office:value-type="float" office:value="16756" calcext:value-type="float">
            <text:p>16756</text:p>
          </table:table-cell>
          <table:table-cell/>
          <table:table-cell office:value-type="float" office:value="675236" calcext:value-type="float">
            <text:p>675236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/>
          <table:table-cell office:value-type="float" office:value="581206" calcext:value-type="float">
            <text:p>581206</text:p>
          </table:table-cell>
          <table:table-cell office:value-type="float" office:value="200" calcext:value-type="float">
            <text:p>200</text:p>
          </table:table-cell>
          <table:table-cell office:value-type="float" office:value="145942" calcext:value-type="float">
            <text:p>145942</text:p>
          </table:table-cell>
          <table:table-cell office:value-type="float" office:value="19683" calcext:value-type="float">
            <text:p>19683</text:p>
          </table:table-cell>
          <table:table-cell/>
          <table:table-cell office:value-type="float" office:value="732397" calcext:value-type="float">
            <text:p>732397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/>
          <table:table-cell office:value-type="float" office:value="540395" calcext:value-type="float">
            <text:p>540395</text:p>
          </table:table-cell>
          <table:table-cell office:value-type="float" office:value="251" calcext:value-type="float">
            <text:p>251</text:p>
          </table:table-cell>
          <table:table-cell office:value-type="float" office:value="129145" calcext:value-type="float">
            <text:p>129145</text:p>
          </table:table-cell>
          <table:table-cell office:value-type="float" office:value="19745" calcext:value-type="float">
            <text:p>19745</text:p>
          </table:table-cell>
          <table:table-cell/>
          <table:table-cell office:value-type="float" office:value="675928" calcext:value-type="float">
            <text:p>675928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/>
          <table:table-cell office:value-type="float" office:value="456821" calcext:value-type="float">
            <text:p>456821</text:p>
          </table:table-cell>
          <table:table-cell office:value-type="float" office:value="228" calcext:value-type="float">
            <text:p>228</text:p>
          </table:table-cell>
          <table:table-cell office:value-type="float" office:value="104126" calcext:value-type="float">
            <text:p>104126</text:p>
          </table:table-cell>
          <table:table-cell office:value-type="float" office:value="22587" calcext:value-type="float">
            <text:p>22587</text:p>
          </table:table-cell>
          <table:table-cell/>
          <table:table-cell office:value-type="float" office:value="572467" calcext:value-type="float">
            <text:p>572467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/>
          <table:table-cell office:value-type="float" office:value="477546" calcext:value-type="float">
            <text:p>477546</text:p>
          </table:table-cell>
          <table:table-cell office:value-type="float" office:value="154" calcext:value-type="float">
            <text:p>154</text:p>
          </table:table-cell>
          <table:table-cell office:value-type="float" office:value="96818" calcext:value-type="float">
            <text:p>96818</text:p>
          </table:table-cell>
          <table:table-cell office:value-type="float" office:value="18077" calcext:value-type="float">
            <text:p>18077</text:p>
          </table:table-cell>
          <table:table-cell/>
          <table:table-cell office:value-type="float" office:value="581865" calcext:value-type="float">
            <text:p>581865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/>
          <table:table-cell office:value-type="float" office:value="459995" calcext:value-type="float">
            <text:p>459995</text:p>
          </table:table-cell>
          <table:table-cell office:value-type="float" office:value="1298" calcext:value-type="float">
            <text:p>1298</text:p>
          </table:table-cell>
          <table:table-cell office:value-type="float" office:value="87642" calcext:value-type="float">
            <text:p>87642</text:p>
          </table:table-cell>
          <table:table-cell office:value-type="float" office:value="21867" calcext:value-type="float">
            <text:p>21867</text:p>
          </table:table-cell>
          <table:table-cell/>
          <table:table-cell office:value-type="float" office:value="560691" calcext:value-type="float">
            <text:p>560691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/>
          <table:table-cell office:value-type="float" office:value="521944" calcext:value-type="float">
            <text:p>521944</text:p>
          </table:table-cell>
          <table:table-cell office:value-type="float" office:value="2022" calcext:value-type="float">
            <text:p>2022</text:p>
          </table:table-cell>
          <table:table-cell office:value-type="float" office:value="122146" calcext:value-type="float">
            <text:p>122146</text:p>
          </table:table-cell>
          <table:table-cell office:value-type="float" office:value="25590" calcext:value-type="float">
            <text:p>25590</text:p>
          </table:table-cell>
          <table:table-cell/>
          <table:table-cell office:value-type="float" office:value="660868" calcext:value-type="float">
            <text:p>660868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/>
          <table:table-cell office:value-type="float" office:value="518262" calcext:value-type="float">
            <text:p>518262</text:p>
          </table:table-cell>
          <table:table-cell office:value-type="float" office:value="2358" calcext:value-type="float">
            <text:p>2358</text:p>
          </table:table-cell>
          <table:table-cell office:value-type="float" office:value="152933" calcext:value-type="float">
            <text:p>152933</text:p>
          </table:table-cell>
          <table:table-cell office:value-type="float" office:value="26467" calcext:value-type="float">
            <text:p>26467</text:p>
          </table:table-cell>
          <table:table-cell/>
          <table:table-cell office:value-type="float" office:value="688715" calcext:value-type="float">
            <text:p>688715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/>
          <table:table-cell office:value-type="float" office:value="676629" calcext:value-type="float">
            <text:p>676629</text:p>
          </table:table-cell>
          <table:table-cell office:value-type="float" office:value="2838" calcext:value-type="float">
            <text:p>2838</text:p>
          </table:table-cell>
          <table:table-cell office:value-type="float" office:value="152257" calcext:value-type="float">
            <text:p>152257</text:p>
          </table:table-cell>
          <table:table-cell office:value-type="float" office:value="24163" calcext:value-type="float">
            <text:p>24163</text:p>
          </table:table-cell>
          <table:table-cell/>
          <table:table-cell office:value-type="float" office:value="842698" calcext:value-type="float">
            <text:p>842698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/>
          <table:table-cell office:value-type="float" office:value="549714" calcext:value-type="float">
            <text:p>549714</text:p>
          </table:table-cell>
          <table:table-cell office:value-type="float" office:value="2683" calcext:value-type="float">
            <text:p>2683</text:p>
          </table:table-cell>
          <table:table-cell office:value-type="float" office:value="123782" calcext:value-type="float">
            <text:p>123782</text:p>
          </table:table-cell>
          <table:table-cell office:value-type="float" office:value="24683" calcext:value-type="float">
            <text:p>24683</text:p>
          </table:table-cell>
          <table:table-cell/>
          <table:table-cell office:value-type="float" office:value="690953" calcext:value-type="float">
            <text:p>690953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/>
          <table:table-cell office:value-type="float" office:value="607051" calcext:value-type="float">
            <text:p>607051</text:p>
          </table:table-cell>
          <table:table-cell office:value-type="float" office:value="2546" calcext:value-type="float">
            <text:p>2546</text:p>
          </table:table-cell>
          <table:table-cell office:value-type="float" office:value="126055" calcext:value-type="float">
            <text:p>126055</text:p>
          </table:table-cell>
          <table:table-cell office:value-type="float" office:value="28206" calcext:value-type="float">
            <text:p>28206</text:p>
          </table:table-cell>
          <table:table-cell/>
          <table:table-cell office:value-type="float" office:value="754604" calcext:value-type="float">
            <text:p>754604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/>
          <table:table-cell office:value-type="float" office:value="675106" calcext:value-type="float">
            <text:p>675106</text:p>
          </table:table-cell>
          <table:table-cell office:value-type="float" office:value="3047" calcext:value-type="float">
            <text:p>3047</text:p>
          </table:table-cell>
          <table:table-cell office:value-type="float" office:value="148436" calcext:value-type="float">
            <text:p>148436</text:p>
          </table:table-cell>
          <table:table-cell office:value-type="float" office:value="29220" calcext:value-type="float">
            <text:p>29220</text:p>
          </table:table-cell>
          <table:table-cell/>
          <table:table-cell office:value-type="float" office:value="846384" calcext:value-type="float">
            <text:p>846384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/>
          <table:table-cell office:value-type="float" office:value="663604" calcext:value-type="float">
            <text:p>663604</text:p>
          </table:table-cell>
          <table:table-cell office:value-type="float" office:value="955" calcext:value-type="float">
            <text:p>955</text:p>
          </table:table-cell>
          <table:table-cell office:value-type="float" office:value="154244" calcext:value-type="float">
            <text:p>154244</text:p>
          </table:table-cell>
          <table:table-cell office:value-type="float" office:value="24331" calcext:value-type="float">
            <text:p>24331</text:p>
          </table:table-cell>
          <table:table-cell/>
          <table:table-cell office:value-type="float" office:value="834259" calcext:value-type="float">
            <text:p>834259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/>
          <table:table-cell office:value-type="float" office:value="720059" calcext:value-type="float">
            <text:p>720059</text:p>
          </table:table-cell>
          <table:table-cell office:value-type="float" office:value="4574" calcext:value-type="float">
            <text:p>4574</text:p>
          </table:table-cell>
          <table:table-cell office:value-type="float" office:value="161896" calcext:value-type="float">
            <text:p>161896</text:p>
          </table:table-cell>
          <table:table-cell office:value-type="float" office:value="26886" calcext:value-type="float">
            <text:p>26886</text:p>
          </table:table-cell>
          <table:table-cell/>
          <table:table-cell office:value-type="float" office:value="903662" calcext:value-type="float">
            <text:p>903662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/>
          <table:table-cell office:value-type="float" office:value="663954" calcext:value-type="float">
            <text:p>663954</text:p>
          </table:table-cell>
          <table:table-cell office:value-type="float" office:value="3384" calcext:value-type="float">
            <text:p>3384</text:p>
          </table:table-cell>
          <table:table-cell office:value-type="float" office:value="126360" calcext:value-type="float">
            <text:p>126360</text:p>
          </table:table-cell>
          <table:table-cell office:value-type="float" office:value="23889" calcext:value-type="float">
            <text:p>23889</text:p>
          </table:table-cell>
          <table:table-cell/>
          <table:table-cell office:value-type="float" office:value="809086" calcext:value-type="float">
            <text:p>809086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/>
          <table:table-cell office:value-type="float" office:value="586619" calcext:value-type="float">
            <text:p>586619</text:p>
          </table:table-cell>
          <table:table-cell office:value-type="float" office:value="2516" calcext:value-type="float">
            <text:p>2516</text:p>
          </table:table-cell>
          <table:table-cell office:value-type="float" office:value="110664" calcext:value-type="float">
            <text:p>110664</text:p>
          </table:table-cell>
          <table:table-cell office:value-type="float" office:value="23364" calcext:value-type="float">
            <text:p>23364</text:p>
          </table:table-cell>
          <table:table-cell/>
          <table:table-cell office:value-type="float" office:value="715250" calcext:value-type="float">
            <text:p>715250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/>
          <table:table-cell office:value-type="float" office:value="545719" calcext:value-type="float">
            <text:p>545719</text:p>
          </table:table-cell>
          <table:table-cell office:value-type="float" office:value="1824" calcext:value-type="float">
            <text:p>1824</text:p>
          </table:table-cell>
          <table:table-cell office:value-type="float" office:value="99312" calcext:value-type="float">
            <text:p>99312</text:p>
          </table:table-cell>
          <table:table-cell office:value-type="float" office:value="23208" calcext:value-type="float">
            <text:p>23208</text:p>
          </table:table-cell>
          <table:table-cell/>
          <table:table-cell office:value-type="float" office:value="662658" calcext:value-type="float">
            <text:p>662658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/>
          <table:table-cell office:value-type="float" office:value="517956" calcext:value-type="float">
            <text:p>517956</text:p>
          </table:table-cell>
          <table:table-cell office:value-type="float" office:value="1644" calcext:value-type="float">
            <text:p>1644</text:p>
          </table:table-cell>
          <table:table-cell office:value-type="float" office:value="96330" calcext:value-type="float">
            <text:p>96330</text:p>
          </table:table-cell>
          <table:table-cell office:value-type="float" office:value="26643" calcext:value-type="float">
            <text:p>26643</text:p>
          </table:table-cell>
          <table:table-cell/>
          <table:table-cell office:value-type="float" office:value="634975" calcext:value-type="float">
            <text:p>634975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/>
          <table:table-cell office:value-type="float" office:value="611333" calcext:value-type="float">
            <text:p>611333</text:p>
          </table:table-cell>
          <table:table-cell office:value-type="float" office:value="1762" calcext:value-type="float">
            <text:p>1762</text:p>
          </table:table-cell>
          <table:table-cell office:value-type="float" office:value="113244" calcext:value-type="float">
            <text:p>113244</text:p>
          </table:table-cell>
          <table:table-cell office:value-type="float" office:value="29297" calcext:value-type="float">
            <text:p>29297</text:p>
          </table:table-cell>
          <table:table-cell/>
          <table:table-cell office:value-type="float" office:value="748420" calcext:value-type="float">
            <text:p>74842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/>
          <table:table-cell office:value-type="float" office:value="703861" calcext:value-type="float">
            <text:p>703861</text:p>
          </table:table-cell>
          <table:table-cell office:value-type="float" office:value="2085" calcext:value-type="float">
            <text:p>2085</text:p>
          </table:table-cell>
          <table:table-cell office:value-type="float" office:value="137111" calcext:value-type="float">
            <text:p>137111</text:p>
          </table:table-cell>
          <table:table-cell office:value-type="float" office:value="31078" calcext:value-type="float">
            <text:p>31078</text:p>
          </table:table-cell>
          <table:table-cell/>
          <table:table-cell office:value-type="float" office:value="866644" calcext:value-type="float">
            <text:p>866644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/>
          <table:table-cell office:value-type="float" office:value="740737" calcext:value-type="float">
            <text:p>740737</text:p>
          </table:table-cell>
          <table:table-cell office:value-type="float" office:value="2311" calcext:value-type="float">
            <text:p>2311</text:p>
          </table:table-cell>
          <table:table-cell office:value-type="float" office:value="139878" calcext:value-type="float">
            <text:p>139878</text:p>
          </table:table-cell>
          <table:table-cell office:value-type="float" office:value="30318" calcext:value-type="float">
            <text:p>30318</text:p>
          </table:table-cell>
          <table:table-cell/>
          <table:table-cell office:value-type="float" office:value="905341" calcext:value-type="float">
            <text:p>905341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/>
          <table:table-cell office:value-type="float" office:value="580921" calcext:value-type="float">
            <text:p>580921</text:p>
          </table:table-cell>
          <table:table-cell office:value-type="float" office:value="1802" calcext:value-type="float">
            <text:p>1802</text:p>
          </table:table-cell>
          <table:table-cell office:value-type="float" office:value="102560" calcext:value-type="float">
            <text:p>102560</text:p>
          </table:table-cell>
          <table:table-cell office:value-type="float" office:value="24191" calcext:value-type="float">
            <text:p>24191</text:p>
          </table:table-cell>
          <table:table-cell/>
          <table:table-cell office:value-type="float" office:value="704707" calcext:value-type="float">
            <text:p>704707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/>
          <table:table-cell office:value-type="float" office:value="613693" calcext:value-type="float">
            <text:p>613693</text:p>
          </table:table-cell>
          <table:table-cell office:value-type="float" office:value="1602" calcext:value-type="float">
            <text:p>1602</text:p>
          </table:table-cell>
          <table:table-cell office:value-type="float" office:value="111995" calcext:value-type="float">
            <text:p>111995</text:p>
          </table:table-cell>
          <table:table-cell office:value-type="float" office:value="24465" calcext:value-type="float">
            <text:p>24465</text:p>
          </table:table-cell>
          <table:table-cell office:value-type="float" office:value="1324" calcext:value-type="float">
            <text:p>1324</text:p>
          </table:table-cell>
          <table:table-cell office:value-type="float" office:value="748229" calcext:value-type="float">
            <text:p>748229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/>
          <table:table-cell office:value-type="float" office:value="654859" calcext:value-type="float">
            <text:p>654859</text:p>
          </table:table-cell>
          <table:table-cell office:value-type="float" office:value="1649" calcext:value-type="float">
            <text:p>1649</text:p>
          </table:table-cell>
          <table:table-cell office:value-type="float" office:value="115628" calcext:value-type="float">
            <text:p>115628</text:p>
          </table:table-cell>
          <table:table-cell office:value-type="float" office:value="34998" calcext:value-type="float">
            <text:p>34998</text:p>
          </table:table-cell>
          <table:table-cell office:value-type="float" office:value="1831" calcext:value-type="float">
            <text:p>1831</text:p>
          </table:table-cell>
          <table:table-cell office:value-type="float" office:value="804564" calcext:value-type="float">
            <text:p>804564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/>
          <table:table-cell office:value-type="float" office:value="808893" calcext:value-type="float">
            <text:p>808893</text:p>
          </table:table-cell>
          <table:table-cell office:value-type="float" office:value="2199" calcext:value-type="float">
            <text:p>2199</text:p>
          </table:table-cell>
          <table:table-cell office:value-type="float" office:value="141859" calcext:value-type="float">
            <text:p>141859</text:p>
          </table:table-cell>
          <table:table-cell office:value-type="float" office:value="39608" calcext:value-type="float">
            <text:p>39608</text:p>
          </table:table-cell>
          <table:table-cell office:value-type="float" office:value="1267" calcext:value-type="float">
            <text:p>1267</text:p>
          </table:table-cell>
          <table:table-cell office:value-type="float" office:value="988713" calcext:value-type="float">
            <text:p>988713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/>
          <table:table-cell office:value-type="float" office:value="727118" calcext:value-type="float">
            <text:p>727118</text:p>
          </table:table-cell>
          <table:table-cell office:value-type="float" office:value="1937" calcext:value-type="float">
            <text:p>1937</text:p>
          </table:table-cell>
          <table:table-cell office:value-type="float" office:value="127566" calcext:value-type="float">
            <text:p>127566</text:p>
          </table:table-cell>
          <table:table-cell office:value-type="float" office:value="32861" calcext:value-type="float">
            <text:p>32861</text:p>
          </table:table-cell>
          <table:table-cell office:value-type="float" office:value="1539" calcext:value-type="float">
            <text:p>1539</text:p>
          </table:table-cell>
          <table:table-cell office:value-type="float" office:value="887569" calcext:value-type="float">
            <text:p>887569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/>
          <table:table-cell office:value-type="float" office:value="598057" calcext:value-type="float">
            <text:p>598057</text:p>
          </table:table-cell>
          <table:table-cell office:value-type="float" office:value="1332" calcext:value-type="float">
            <text:p>1332</text:p>
          </table:table-cell>
          <table:table-cell office:value-type="float" office:value="113797" calcext:value-type="float">
            <text:p>113797</text:p>
          </table:table-cell>
          <table:table-cell office:value-type="float" office:value="29303" calcext:value-type="float">
            <text:p>29303</text:p>
          </table:table-cell>
          <table:table-cell office:value-type="float" office:value="1219" calcext:value-type="float">
            <text:p>1219</text:p>
          </table:table-cell>
          <table:table-cell office:value-type="float" office:value="741574" calcext:value-type="float">
            <text:p>741574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/>
          <table:table-cell office:value-type="float" office:value="466916" calcext:value-type="float">
            <text:p>466916</text:p>
          </table:table-cell>
          <table:table-cell office:value-type="float" office:value="1426" calcext:value-type="float">
            <text:p>1426</text:p>
          </table:table-cell>
          <table:table-cell office:value-type="float" office:value="100520" calcext:value-type="float">
            <text:p>100520</text:p>
          </table:table-cell>
          <table:table-cell office:value-type="float" office:value="30290" calcext:value-type="float">
            <text:p>30290</text:p>
          </table:table-cell>
          <table:table-cell office:value-type="float" office:value="1124" calcext:value-type="float">
            <text:p>1124</text:p>
          </table:table-cell>
          <table:table-cell office:value-type="float" office:value="599407" calcext:value-type="float">
            <text:p>599407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/>
          <table:table-cell office:value-type="float" office:value="459461" calcext:value-type="float">
            <text:p>459461</text:p>
          </table:table-cell>
          <table:table-cell office:value-type="float" office:value="879" calcext:value-type="float">
            <text:p>879</text:p>
          </table:table-cell>
          <table:table-cell office:value-type="float" office:value="105855" calcext:value-type="float">
            <text:p>105855</text:p>
          </table:table-cell>
          <table:table-cell office:value-type="float" office:value="29274" calcext:value-type="float">
            <text:p>29274</text:p>
          </table:table-cell>
          <table:table-cell office:value-type="float" office:value="1013" calcext:value-type="float">
            <text:p>1013</text:p>
          </table:table-cell>
          <table:table-cell office:value-type="float" office:value="595637" calcext:value-type="float">
            <text:p>595637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/>
          <table:table-cell office:value-type="float" office:value="475972" calcext:value-type="float">
            <text:p>475972</text:p>
          </table:table-cell>
          <table:table-cell office:value-type="float" office:value="1107" calcext:value-type="float">
            <text:p>1107</text:p>
          </table:table-cell>
          <table:table-cell office:value-type="float" office:value="110289" calcext:value-type="float">
            <text:p>110289</text:p>
          </table:table-cell>
          <table:table-cell office:value-type="float" office:value="34807" calcext:value-type="float">
            <text:p>34807</text:p>
          </table:table-cell>
          <table:table-cell office:value-type="float" office:value="532" calcext:value-type="float">
            <text:p>532</text:p>
          </table:table-cell>
          <table:table-cell office:value-type="float" office:value="620546" calcext:value-type="float">
            <text:p>620546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/>
          <table:table-cell office:value-type="float" office:value="524897" calcext:value-type="float">
            <text:p>524897</text:p>
          </table:table-cell>
          <table:table-cell office:value-type="float" office:value="1171" calcext:value-type="float">
            <text:p>1171</text:p>
          </table:table-cell>
          <table:table-cell office:value-type="float" office:value="110454" calcext:value-type="float">
            <text:p>110454</text:p>
          </table:table-cell>
          <table:table-cell office:value-type="float" office:value="38143" calcext:value-type="float">
            <text:p>38143</text:p>
          </table:table-cell>
          <table:table-cell office:value-type="float" office:value="1091" calcext:value-type="float">
            <text:p>1091</text:p>
          </table:table-cell>
          <table:table-cell office:value-type="float" office:value="674270" calcext:value-type="float">
            <text:p>674270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/>
          <table:table-cell office:value-type="float" office:value="626249" calcext:value-type="float">
            <text:p>626249</text:p>
          </table:table-cell>
          <table:table-cell office:value-type="float" office:value="935" calcext:value-type="float">
            <text:p>935</text:p>
          </table:table-cell>
          <table:table-cell office:value-type="float" office:value="133965" calcext:value-type="float">
            <text:p>133965</text:p>
          </table:table-cell>
          <table:table-cell office:value-type="float" office:value="36768" calcext:value-type="float">
            <text:p>36768</text:p>
          </table:table-cell>
          <table:table-cell office:value-type="float" office:value="1531" calcext:value-type="float">
            <text:p>1531</text:p>
          </table:table-cell>
          <table:table-cell office:value-type="float" office:value="797409" calcext:value-type="float">
            <text:p>79740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/>
          <table:table-cell office:value-type="float" office:value="665570" calcext:value-type="float">
            <text:p>665570</text:p>
          </table:table-cell>
          <table:table-cell office:value-type="float" office:value="921" calcext:value-type="float">
            <text:p>921</text:p>
          </table:table-cell>
          <table:table-cell office:value-type="float" office:value="143963" calcext:value-type="float">
            <text:p>143963</text:p>
          </table:table-cell>
          <table:table-cell office:value-type="float" office:value="39529" calcext:value-type="float">
            <text:p>39529</text:p>
          </table:table-cell>
          <table:table-cell office:value-type="float" office:value="1395" calcext:value-type="float">
            <text:p>1395</text:p>
          </table:table-cell>
          <table:table-cell office:value-type="float" office:value="849932" calcext:value-type="float">
            <text:p>849932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/>
          <table:table-cell office:value-type="float" office:value="544010" calcext:value-type="float">
            <text:p>544010</text:p>
          </table:table-cell>
          <table:table-cell office:value-type="float" office:value="1158" calcext:value-type="float">
            <text:p>1158</text:p>
          </table:table-cell>
          <table:table-cell office:value-type="float" office:value="101904" calcext:value-type="float">
            <text:p>101904</text:p>
          </table:table-cell>
          <table:table-cell office:value-type="float" office:value="34420" calcext:value-type="float">
            <text:p>34420</text:p>
          </table:table-cell>
          <table:table-cell office:value-type="float" office:value="897" calcext:value-type="float">
            <text:p>897</text:p>
          </table:table-cell>
          <table:table-cell office:value-type="float" office:value="681877" calcext:value-type="float">
            <text:p>681877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/>
          <table:table-cell office:value-type="float" office:value="602742" calcext:value-type="float">
            <text:p>602742</text:p>
          </table:table-cell>
          <table:table-cell office:value-type="float" office:value="1176" calcext:value-type="float">
            <text:p>1176</text:p>
          </table:table-cell>
          <table:table-cell office:value-type="float" office:value="106199" calcext:value-type="float">
            <text:p>106199</text:p>
          </table:table-cell>
          <table:table-cell office:value-type="float" office:value="33233" calcext:value-type="float">
            <text:p>33233</text:p>
          </table:table-cell>
          <table:table-cell office:value-type="float" office:value="947" calcext:value-type="float">
            <text:p>947</text:p>
          </table:table-cell>
          <table:table-cell office:value-type="float" office:value="743140" calcext:value-type="float">
            <text:p>743140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/>
          <table:table-cell office:value-type="float" office:value="606806" calcext:value-type="float">
            <text:p>606806</text:p>
          </table:table-cell>
          <table:table-cell office:value-type="float" office:value="1091" calcext:value-type="float">
            <text:p>1091</text:p>
          </table:table-cell>
          <table:table-cell office:value-type="float" office:value="111297" calcext:value-type="float">
            <text:p>111297</text:p>
          </table:table-cell>
          <table:table-cell office:value-type="float" office:value="36724" calcext:value-type="float">
            <text:p>36724</text:p>
          </table:table-cell>
          <table:table-cell office:value-type="float" office:value="1408" calcext:value-type="float">
            <text:p>1408</text:p>
          </table:table-cell>
          <table:table-cell office:value-type="float" office:value="755270" calcext:value-type="float">
            <text:p>755270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/>
          <table:table-cell office:value-type="float" office:value="723691" calcext:value-type="float">
            <text:p>723691</text:p>
          </table:table-cell>
          <table:table-cell office:value-type="float" office:value="1415" calcext:value-type="float">
            <text:p>1415</text:p>
          </table:table-cell>
          <table:table-cell office:value-type="float" office:value="131482" calcext:value-type="float">
            <text:p>131482</text:p>
          </table:table-cell>
          <table:table-cell office:value-type="float" office:value="36134" calcext:value-type="float">
            <text:p>36134</text:p>
          </table:table-cell>
          <table:table-cell office:value-type="float" office:value="1478" calcext:value-type="float">
            <text:p>1478</text:p>
          </table:table-cell>
          <table:table-cell office:value-type="float" office:value="891824" calcext:value-type="float">
            <text:p>891824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/>
          <table:table-cell office:value-type="float" office:value="648166" calcext:value-type="float">
            <text:p>648166</text:p>
          </table:table-cell>
          <table:table-cell office:value-type="float" office:value="1763" calcext:value-type="float">
            <text:p>1763</text:p>
          </table:table-cell>
          <table:table-cell office:value-type="float" office:value="114644" calcext:value-type="float">
            <text:p>114644</text:p>
          </table:table-cell>
          <table:table-cell office:value-type="float" office:value="31893" calcext:value-type="float">
            <text:p>31893</text:p>
          </table:table-cell>
          <table:table-cell office:value-type="float" office:value="1599" calcext:value-type="float">
            <text:p>1599</text:p>
          </table:table-cell>
          <table:table-cell office:value-type="float" office:value="797285" calcext:value-type="float">
            <text:p>797285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/>
          <table:table-cell office:value-type="float" office:value="620415" calcext:value-type="float">
            <text:p>620415</text:p>
          </table:table-cell>
          <table:table-cell office:value-type="float" office:value="2087" calcext:value-type="float">
            <text:p>2087</text:p>
          </table:table-cell>
          <table:table-cell office:value-type="float" office:value="112307" calcext:value-type="float">
            <text:p>112307</text:p>
          </table:table-cell>
          <table:table-cell office:value-type="float" office:value="36045" calcext:value-type="float">
            <text:p>36045</text:p>
          </table:table-cell>
          <table:table-cell office:value-type="float" office:value="1060" calcext:value-type="float">
            <text:p>1060</text:p>
          </table:table-cell>
          <table:table-cell office:value-type="float" office:value="769517" calcext:value-type="float">
            <text:p>769517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/>
          <table:table-cell office:value-type="float" office:value="462156" calcext:value-type="float">
            <text:p>462156</text:p>
          </table:table-cell>
          <table:table-cell office:value-type="float" office:value="2118" calcext:value-type="float">
            <text:p>2118</text:p>
          </table:table-cell>
          <table:table-cell office:value-type="float" office:value="84492" calcext:value-type="float">
            <text:p>84492</text:p>
          </table:table-cell>
          <table:table-cell office:value-type="float" office:value="36222" calcext:value-type="float">
            <text:p>36222</text:p>
          </table:table-cell>
          <table:table-cell office:value-type="float" office:value="1000" calcext:value-type="float">
            <text:p>1000</text:p>
          </table:table-cell>
          <table:table-cell office:value-type="float" office:value="584655" calcext:value-type="float">
            <text:p>584655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/>
          <table:table-cell office:value-type="float" office:value="399127" calcext:value-type="float">
            <text:p>399127</text:p>
          </table:table-cell>
          <table:table-cell office:value-type="float" office:value="1009" calcext:value-type="float">
            <text:p>1009</text:p>
          </table:table-cell>
          <table:table-cell office:value-type="float" office:value="76594" calcext:value-type="float">
            <text:p>76594</text:p>
          </table:table-cell>
          <table:table-cell office:value-type="float" office:value="36699" calcext:value-type="float">
            <text:p>36699</text:p>
          </table:table-cell>
          <table:table-cell office:value-type="float" office:value="549" calcext:value-type="float">
            <text:p>549</text:p>
          </table:table-cell>
          <table:table-cell office:value-type="float" office:value="511761" calcext:value-type="float">
            <text:p>511761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/>
          <table:table-cell office:value-type="float" office:value="418280" calcext:value-type="float">
            <text:p>418280</text:p>
          </table:table-cell>
          <table:table-cell office:value-type="float" office:value="779" calcext:value-type="float">
            <text:p>779</text:p>
          </table:table-cell>
          <table:table-cell office:value-type="float" office:value="75047" calcext:value-type="float">
            <text:p>75047</text:p>
          </table:table-cell>
          <table:table-cell office:value-type="float" office:value="39066" calcext:value-type="float">
            <text:p>39066</text:p>
          </table:table-cell>
          <table:table-cell office:value-type="float" office:value="360" calcext:value-type="float">
            <text:p>360</text:p>
          </table:table-cell>
          <table:table-cell office:value-type="float" office:value="532762" calcext:value-type="float">
            <text:p>532762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/>
          <table:table-cell office:value-type="float" office:value="481163" calcext:value-type="float">
            <text:p>481163</text:p>
          </table:table-cell>
          <table:table-cell office:value-type="float" office:value="1091" calcext:value-type="float">
            <text:p>1091</text:p>
          </table:table-cell>
          <table:table-cell office:value-type="float" office:value="91051" calcext:value-type="float">
            <text:p>91051</text:p>
          </table:table-cell>
          <table:table-cell office:value-type="float" office:value="34357" calcext:value-type="float">
            <text:p>34357</text:p>
          </table:table-cell>
          <table:table-cell office:value-type="float" office:value="744" calcext:value-type="float">
            <text:p>744</text:p>
          </table:table-cell>
          <table:table-cell office:value-type="float" office:value="607566" calcext:value-type="float">
            <text:p>607566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/>
          <table:table-cell office:value-type="float" office:value="568862" calcext:value-type="float">
            <text:p>568862</text:p>
          </table:table-cell>
          <table:table-cell office:value-type="float" office:value="1405" calcext:value-type="float">
            <text:p>1405</text:p>
          </table:table-cell>
          <table:table-cell office:value-type="float" office:value="107247" calcext:value-type="float">
            <text:p>107247</text:p>
          </table:table-cell>
          <table:table-cell office:value-type="float" office:value="40431" calcext:value-type="float">
            <text:p>40431</text:p>
          </table:table-cell>
          <table:table-cell office:value-type="float" office:value="1331" calcext:value-type="float">
            <text:p>1331</text:p>
          </table:table-cell>
          <table:table-cell office:value-type="float" office:value="718704" calcext:value-type="float">
            <text:p>718704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/>
          <table:table-cell office:value-type="float" office:value="582750" calcext:value-type="float">
            <text:p>582750</text:p>
          </table:table-cell>
          <table:table-cell/>
          <table:table-cell office:value-type="float" office:value="106248" calcext:value-type="float">
            <text:p>106248</text:p>
          </table:table-cell>
          <table:table-cell office:value-type="float" office:value="50116" calcext:value-type="float">
            <text:p>50116</text:p>
          </table:table-cell>
          <table:table-cell office:value-type="float" office:value="1153" calcext:value-type="float">
            <text:p>1153</text:p>
          </table:table-cell>
          <table:table-cell office:value-type="float" office:value="738913" calcext:value-type="float">
            <text:p>738913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/>
          <table:table-cell office:value-type="float" office:value="465067" calcext:value-type="float">
            <text:p>465067</text:p>
          </table:table-cell>
          <table:table-cell/>
          <table:table-cell office:value-type="float" office:value="83798" calcext:value-type="float">
            <text:p>83798</text:p>
          </table:table-cell>
          <table:table-cell office:value-type="float" office:value="35482" calcext:value-type="float">
            <text:p>35482</text:p>
          </table:table-cell>
          <table:table-cell office:value-type="float" office:value="854" calcext:value-type="float">
            <text:p>854</text:p>
          </table:table-cell>
          <table:table-cell office:value-type="float" office:value="583840" calcext:value-type="float">
            <text:p>583840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/>
          <table:table-cell office:value-type="float" office:value="465656" calcext:value-type="float">
            <text:p>465656</text:p>
          </table:table-cell>
          <table:table-cell office:value-type="float" office:value="909" calcext:value-type="float">
            <text:p>909</text:p>
          </table:table-cell>
          <table:table-cell office:value-type="float" office:value="86479" calcext:value-type="float">
            <text:p>86479</text:p>
          </table:table-cell>
          <table:table-cell office:value-type="float" office:value="46221" calcext:value-type="float">
            <text:p>46221</text:p>
          </table:table-cell>
          <table:table-cell office:value-type="float" office:value="937" calcext:value-type="float">
            <text:p>937</text:p>
          </table:table-cell>
          <table:table-cell office:value-type="float" office:value="599360" calcext:value-type="float">
            <text:p>599360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/>
          <table:table-cell office:value-type="float" office:value="506473" calcext:value-type="float">
            <text:p>506473</text:p>
          </table:table-cell>
          <table:table-cell office:value-type="float" office:value="757" calcext:value-type="float">
            <text:p>757</text:p>
          </table:table-cell>
          <table:table-cell office:value-type="float" office:value="98075" calcext:value-type="float">
            <text:p>98075</text:p>
          </table:table-cell>
          <table:table-cell office:value-type="float" office:value="36954" calcext:value-type="float">
            <text:p>36954</text:p>
          </table:table-cell>
          <table:table-cell office:value-type="float" office:value="880" calcext:value-type="float">
            <text:p>880</text:p>
          </table:table-cell>
          <table:table-cell office:value-type="float" office:value="642216" calcext:value-type="float">
            <text:p>642216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/>
          <table:table-cell office:value-type="float" office:value="531986" calcext:value-type="float">
            <text:p>531986</text:p>
          </table:table-cell>
          <table:table-cell office:value-type="float" office:value="568" calcext:value-type="float">
            <text:p>568</text:p>
          </table:table-cell>
          <table:table-cell office:value-type="float" office:value="114133" calcext:value-type="float">
            <text:p>114133</text:p>
          </table:table-cell>
          <table:table-cell office:value-type="float" office:value="38772" calcext:value-type="float">
            <text:p>38772</text:p>
          </table:table-cell>
          <table:table-cell office:value-type="float" office:value="1252" calcext:value-type="float">
            <text:p>1252</text:p>
          </table:table-cell>
          <table:table-cell office:value-type="float" office:value="684729" calcext:value-type="float">
            <text:p>684729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/>
          <table:table-cell office:value-type="float" office:value="477563" calcext:value-type="float">
            <text:p>477563</text:p>
          </table:table-cell>
          <table:table-cell office:value-type="float" office:value="614" calcext:value-type="float">
            <text:p>614</text:p>
          </table:table-cell>
          <table:table-cell office:value-type="float" office:value="116126" calcext:value-type="float">
            <text:p>116126</text:p>
          </table:table-cell>
          <table:table-cell office:value-type="float" office:value="40126" calcext:value-type="float">
            <text:p>40126</text:p>
          </table:table-cell>
          <table:table-cell office:value-type="float" office:value="1110" calcext:value-type="float">
            <text:p>1110</text:p>
          </table:table-cell>
          <table:table-cell office:value-type="float" office:value="634507" calcext:value-type="float">
            <text:p>634507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/>
          <table:table-cell office:value-type="float" office:value="466223" calcext:value-type="float">
            <text:p>466223</text:p>
          </table:table-cell>
          <table:table-cell office:value-type="float" office:value="497" calcext:value-type="float">
            <text:p>497</text:p>
          </table:table-cell>
          <table:table-cell office:value-type="float" office:value="113536" calcext:value-type="float">
            <text:p>113536</text:p>
          </table:table-cell>
          <table:table-cell office:value-type="float" office:value="40323" calcext:value-type="float">
            <text:p>40323</text:p>
          </table:table-cell>
          <table:table-cell office:value-type="float" office:value="918" calcext:value-type="float">
            <text:p>918</text:p>
          </table:table-cell>
          <table:table-cell office:value-type="float" office:value="620959" calcext:value-type="float">
            <text:p>620959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/>
          <table:table-cell office:value-type="float" office:value="387039" calcext:value-type="float">
            <text:p>387039</text:p>
          </table:table-cell>
          <table:table-cell office:value-type="float" office:value="664" calcext:value-type="float">
            <text:p>664</text:p>
          </table:table-cell>
          <table:table-cell office:value-type="float" office:value="96515" calcext:value-type="float">
            <text:p>96515</text:p>
          </table:table-cell>
          <table:table-cell office:value-type="float" office:value="37781" calcext:value-type="float">
            <text:p>37781</text:p>
          </table:table-cell>
          <table:table-cell office:value-type="float" office:value="580" calcext:value-type="float">
            <text:p>580</text:p>
          </table:table-cell>
          <table:table-cell office:value-type="float" office:value="520118" calcext:value-type="float">
            <text:p>520118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/>
          <table:table-cell office:value-type="float" office:value="375554" calcext:value-type="float">
            <text:p>375554</text:p>
          </table:table-cell>
          <table:table-cell office:value-type="float" office:value="607" calcext:value-type="float">
            <text:p>607</text:p>
          </table:table-cell>
          <table:table-cell office:value-type="float" office:value="91248" calcext:value-type="float">
            <text:p>91248</text:p>
          </table:table-cell>
          <table:table-cell office:value-type="float" office:value="41112" calcext:value-type="float">
            <text:p>41112</text:p>
          </table:table-cell>
          <table:table-cell office:value-type="float" office:value="521" calcext:value-type="float">
            <text:p>521</text:p>
          </table:table-cell>
          <table:table-cell office:value-type="float" office:value="504492" calcext:value-type="float">
            <text:p>504492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/>
          <table:table-cell office:value-type="float" office:value="337775" calcext:value-type="float">
            <text:p>337775</text:p>
          </table:table-cell>
          <table:table-cell office:value-type="float" office:value="799" calcext:value-type="float">
            <text:p>799</text:p>
          </table:table-cell>
          <table:table-cell office:value-type="float" office:value="92924" calcext:value-type="float">
            <text:p>92924</text:p>
          </table:table-cell>
          <table:table-cell office:value-type="float" office:value="14184" calcext:value-type="float">
            <text:p>14184</text:p>
          </table:table-cell>
          <table:table-cell office:value-type="float" office:value="402" calcext:value-type="float">
            <text:p>402</text:p>
          </table:table-cell>
          <table:table-cell office:value-type="float" office:value="441838" calcext:value-type="float">
            <text:p>441838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/>
          <table:table-cell office:value-type="float" office:value="379940" calcext:value-type="float">
            <text:p>379940</text:p>
          </table:table-cell>
          <table:table-cell office:value-type="float" office:value="839" calcext:value-type="float">
            <text:p>839</text:p>
          </table:table-cell>
          <table:table-cell office:value-type="float" office:value="99073" calcext:value-type="float">
            <text:p>99073</text:p>
          </table:table-cell>
          <table:table-cell office:value-type="float" office:value="33109" calcext:value-type="float">
            <text:p>33109</text:p>
          </table:table-cell>
          <table:table-cell office:value-type="float" office:value="782" calcext:value-type="float">
            <text:p>782</text:p>
          </table:table-cell>
          <table:table-cell office:value-type="float" office:value="512338" calcext:value-type="float">
            <text:p>512338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/>
          <table:table-cell office:value-type="float" office:value="463883" calcext:value-type="float">
            <text:p>463883</text:p>
          </table:table-cell>
          <table:table-cell office:value-type="float" office:value="1008" calcext:value-type="float">
            <text:p>1008</text:p>
          </table:table-cell>
          <table:table-cell office:value-type="float" office:value="124122" calcext:value-type="float">
            <text:p>124122</text:p>
          </table:table-cell>
          <table:table-cell office:value-type="float" office:value="45364" calcext:value-type="float">
            <text:p>45364</text:p>
          </table:table-cell>
          <table:table-cell office:value-type="float" office:value="1322" calcext:value-type="float">
            <text:p>1322</text:p>
          </table:table-cell>
          <table:table-cell office:value-type="float" office:value="634377" calcext:value-type="float">
            <text:p>634377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/>
          <table:table-cell office:value-type="float" office:value="474985" calcext:value-type="float">
            <text:p>474985</text:p>
          </table:table-cell>
          <table:table-cell office:value-type="float" office:value="1135" calcext:value-type="float">
            <text:p>1135</text:p>
          </table:table-cell>
          <table:table-cell office:value-type="float" office:value="127245" calcext:value-type="float">
            <text:p>127245</text:p>
          </table:table-cell>
          <table:table-cell office:value-type="float" office:value="51749" calcext:value-type="float">
            <text:p>51749</text:p>
          </table:table-cell>
          <table:table-cell office:value-type="float" office:value="1302" calcext:value-type="float">
            <text:p>1302</text:p>
          </table:table-cell>
          <table:table-cell office:value-type="float" office:value="654809" calcext:value-type="float">
            <text:p>654809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/>
          <table:table-cell office:value-type="float" office:value="377139" calcext:value-type="float">
            <text:p>377139</text:p>
          </table:table-cell>
          <table:table-cell office:value-type="float" office:value="1162" calcext:value-type="float">
            <text:p>1162</text:p>
          </table:table-cell>
          <table:table-cell office:value-type="float" office:value="103805" calcext:value-type="float">
            <text:p>103805</text:p>
          </table:table-cell>
          <table:table-cell office:value-type="float" office:value="73658" calcext:value-type="float">
            <text:p>73658</text:p>
          </table:table-cell>
          <table:table-cell office:value-type="float" office:value="925" calcext:value-type="float">
            <text:p>925</text:p>
          </table:table-cell>
          <table:table-cell office:value-type="float" office:value="554912" calcext:value-type="float">
            <text:p>554912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/>
          <table:table-cell office:value-type="float" office:value="439586" calcext:value-type="float">
            <text:p>439586</text:p>
          </table:table-cell>
          <table:table-cell office:value-type="float" office:value="1362" calcext:value-type="float">
            <text:p>1362</text:p>
          </table:table-cell>
          <table:table-cell office:value-type="float" office:value="110844" calcext:value-type="float">
            <text:p>110844</text:p>
          </table:table-cell>
          <table:table-cell office:value-type="float" office:value="60214" calcext:value-type="float">
            <text:p>60214</text:p>
          </table:table-cell>
          <table:table-cell office:value-type="float" office:value="926" calcext:value-type="float">
            <text:p>926</text:p>
          </table:table-cell>
          <table:table-cell office:value-type="float" office:value="611839" calcext:value-type="float">
            <text:p>611839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/>
          <table:table-cell office:value-type="float" office:value="422575" calcext:value-type="float">
            <text:p>422575</text:p>
          </table:table-cell>
          <table:table-cell office:value-type="float" office:value="1244" calcext:value-type="float">
            <text:p>1244</text:p>
          </table:table-cell>
          <table:table-cell office:value-type="float" office:value="106259" calcext:value-type="float">
            <text:p>106259</text:p>
          </table:table-cell>
          <table:table-cell office:value-type="float" office:value="27220" calcext:value-type="float">
            <text:p>27220</text:p>
          </table:table-cell>
          <table:table-cell office:value-type="float" office:value="918" calcext:value-type="float">
            <text:p>918</text:p>
          </table:table-cell>
          <table:table-cell office:value-type="float" office:value="557071" calcext:value-type="float">
            <text:p>557071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/>
          <table:table-cell office:value-type="float" office:value="495840" calcext:value-type="float">
            <text:p>495840</text:p>
          </table:table-cell>
          <table:table-cell office:value-type="float" office:value="1708" calcext:value-type="float">
            <text:p>1708</text:p>
          </table:table-cell>
          <table:table-cell office:value-type="float" office:value="124801" calcext:value-type="float">
            <text:p>124801</text:p>
          </table:table-cell>
          <table:table-cell office:value-type="float" office:value="46322" calcext:value-type="float">
            <text:p>46322</text:p>
          </table:table-cell>
          <table:table-cell office:value-type="float" office:value="1010" calcext:value-type="float">
            <text:p>1010</text:p>
          </table:table-cell>
          <table:table-cell office:value-type="float" office:value="668431" calcext:value-type="float">
            <text:p>668431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/>
          <table:table-cell office:value-type="float" office:value="480892" calcext:value-type="float">
            <text:p>480892</text:p>
          </table:table-cell>
          <table:table-cell office:value-type="float" office:value="1522" calcext:value-type="float">
            <text:p>1522</text:p>
          </table:table-cell>
          <table:table-cell office:value-type="float" office:value="124367" calcext:value-type="float">
            <text:p>124367</text:p>
          </table:table-cell>
          <table:table-cell office:value-type="float" office:value="50629" calcext:value-type="float">
            <text:p>50629</text:p>
          </table:table-cell>
          <table:table-cell office:value-type="float" office:value="1006" calcext:value-type="float">
            <text:p>1006</text:p>
          </table:table-cell>
          <table:table-cell office:value-type="float" office:value="657370" calcext:value-type="float">
            <text:p>657370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/>
          <table:table-cell office:value-type="float" office:value="438363" calcext:value-type="float">
            <text:p>438363</text:p>
          </table:table-cell>
          <table:table-cell office:value-type="float" office:value="1604" calcext:value-type="float">
            <text:p>1604</text:p>
          </table:table-cell>
          <table:table-cell office:value-type="float" office:value="113722" calcext:value-type="float">
            <text:p>113722</text:p>
          </table:table-cell>
          <table:table-cell office:value-type="float" office:value="51583" calcext:value-type="float">
            <text:p>51583</text:p>
          </table:table-cell>
          <table:table-cell office:value-type="float" office:value="784" calcext:value-type="float">
            <text:p>784</text:p>
          </table:table-cell>
          <table:table-cell office:value-type="float" office:value="603305" calcext:value-type="float">
            <text:p>603305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/>
          <table:table-cell office:value-type="float" office:value="354237" calcext:value-type="float">
            <text:p>354237</text:p>
          </table:table-cell>
          <table:table-cell office:value-type="float" office:value="1833" calcext:value-type="float">
            <text:p>1833</text:p>
          </table:table-cell>
          <table:table-cell office:value-type="float" office:value="87061" calcext:value-type="float">
            <text:p>87061</text:p>
          </table:table-cell>
          <table:table-cell office:value-type="float" office:value="57853" calcext:value-type="float">
            <text:p>57853</text:p>
          </table:table-cell>
          <table:table-cell office:value-type="float" office:value="408" calcext:value-type="float">
            <text:p>408</text:p>
          </table:table-cell>
          <table:table-cell office:value-type="float" office:value="500656" calcext:value-type="float">
            <text:p>500656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/>
          <table:table-cell office:value-type="float" office:value="336783" calcext:value-type="float">
            <text:p>336783</text:p>
          </table:table-cell>
          <table:table-cell office:value-type="float" office:value="1107" calcext:value-type="float">
            <text:p>1107</text:p>
          </table:table-cell>
          <table:table-cell office:value-type="float" office:value="84594" calcext:value-type="float">
            <text:p>84594</text:p>
          </table:table-cell>
          <table:table-cell office:value-type="float" office:value="48330" calcext:value-type="float">
            <text:p>48330</text:p>
          </table:table-cell>
          <table:table-cell office:value-type="float" office:value="396" calcext:value-type="float">
            <text:p>396</text:p>
          </table:table-cell>
          <table:table-cell office:value-type="float" office:value="470265" calcext:value-type="float">
            <text:p>470265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/>
          <table:table-cell office:value-type="float" office:value="308183" calcext:value-type="float">
            <text:p>308183</text:p>
          </table:table-cell>
          <table:table-cell office:value-type="float" office:value="923" calcext:value-type="float">
            <text:p>923</text:p>
          </table:table-cell>
          <table:table-cell office:value-type="float" office:value="83915" calcext:value-type="float">
            <text:p>83915</text:p>
          </table:table-cell>
          <table:table-cell office:value-type="float" office:value="44146" calcext:value-type="float">
            <text:p>44146</text:p>
          </table:table-cell>
          <table:table-cell office:value-type="float" office:value="407" calcext:value-type="float">
            <text:p>407</text:p>
          </table:table-cell>
          <table:table-cell office:value-type="float" office:value="437187" calcext:value-type="float">
            <text:p>437187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/>
          <table:table-cell office:value-type="float" office:value="370202" calcext:value-type="float">
            <text:p>370202</text:p>
          </table:table-cell>
          <table:table-cell office:value-type="float" office:value="1058" calcext:value-type="float">
            <text:p>1058</text:p>
          </table:table-cell>
          <table:table-cell office:value-type="float" office:value="99396" calcext:value-type="float">
            <text:p>99396</text:p>
          </table:table-cell>
          <table:table-cell office:value-type="float" office:value="54741" calcext:value-type="float">
            <text:p>54741</text:p>
          </table:table-cell>
          <table:table-cell office:value-type="float" office:value="477" calcext:value-type="float">
            <text:p>477</text:p>
          </table:table-cell>
          <table:table-cell office:value-type="float" office:value="525434" calcext:value-type="float">
            <text:p>525434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/>
          <table:table-cell office:value-type="float" office:value="453628" calcext:value-type="float">
            <text:p>453628</text:p>
          </table:table-cell>
          <table:table-cell office:value-type="float" office:value="1176" calcext:value-type="float">
            <text:p>1176</text:p>
          </table:table-cell>
          <table:table-cell office:value-type="float" office:value="123176" calcext:value-type="float">
            <text:p>123176</text:p>
          </table:table-cell>
          <table:table-cell office:value-type="float" office:value="59559" calcext:value-type="float">
            <text:p>59559</text:p>
          </table:table-cell>
          <table:table-cell office:value-type="float" office:value="726" calcext:value-type="float">
            <text:p>726</text:p>
          </table:table-cell>
          <table:table-cell office:value-type="float" office:value="636339" calcext:value-type="float">
            <text:p>636339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/>
          <table:table-cell office:value-type="float" office:value="462092" calcext:value-type="float">
            <text:p>462092</text:p>
          </table:table-cell>
          <table:table-cell office:value-type="float" office:value="1112" calcext:value-type="float">
            <text:p>1112</text:p>
          </table:table-cell>
          <table:table-cell office:value-type="float" office:value="118309" calcext:value-type="float">
            <text:p>118309</text:p>
          </table:table-cell>
          <table:table-cell office:value-type="float" office:value="59045" calcext:value-type="float">
            <text:p>59045</text:p>
          </table:table-cell>
          <table:table-cell office:value-type="float" office:value="580" calcext:value-type="float">
            <text:p>580</text:p>
          </table:table-cell>
          <table:table-cell office:value-type="float" office:value="639213" calcext:value-type="float">
            <text:p>639213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/>
          <table:table-cell office:value-type="float" office:value="368168" calcext:value-type="float">
            <text:p>368168</text:p>
          </table:table-cell>
          <table:table-cell office:value-type="float" office:value="1115" calcext:value-type="float">
            <text:p>1115</text:p>
          </table:table-cell>
          <table:table-cell office:value-type="float" office:value="88359" calcext:value-type="float">
            <text:p>88359</text:p>
          </table:table-cell>
          <table:table-cell office:value-type="float" office:value="55610" calcext:value-type="float">
            <text:p>55610</text:p>
          </table:table-cell>
          <table:table-cell office:value-type="float" office:value="397" calcext:value-type="float">
            <text:p>397</text:p>
          </table:table-cell>
          <table:table-cell office:value-type="float" office:value="512345" calcext:value-type="float">
            <text:p>512345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/>
          <table:table-cell office:value-type="float" office:value="385117" calcext:value-type="float">
            <text:p>385117</text:p>
          </table:table-cell>
          <table:table-cell office:value-type="float" office:value="1376" calcext:value-type="float">
            <text:p>1376</text:p>
          </table:table-cell>
          <table:table-cell office:value-type="float" office:value="91589" calcext:value-type="float">
            <text:p>91589</text:p>
          </table:table-cell>
          <table:table-cell office:value-type="float" office:value="61642" calcext:value-type="float">
            <text:p>61642</text:p>
          </table:table-cell>
          <table:table-cell/>
          <table:table-cell office:value-type="float" office:value="538501" calcext:value-type="float">
            <text:p>538501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/>
          <table:table-cell office:value-type="float" office:value="392556" calcext:value-type="float">
            <text:p>392556</text:p>
          </table:table-cell>
          <table:table-cell office:value-type="float" office:value="2216" calcext:value-type="float">
            <text:p>2216</text:p>
          </table:table-cell>
          <table:table-cell office:value-type="float" office:value="95912" calcext:value-type="float">
            <text:p>95912</text:p>
          </table:table-cell>
          <table:table-cell office:value-type="float" office:value="52573" calcext:value-type="float">
            <text:p>52573</text:p>
          </table:table-cell>
          <table:table-cell/>
          <table:table-cell office:value-type="float" office:value="541472" calcext:value-type="float">
            <text:p>541472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/>
          <table:table-cell office:value-type="float" office:value="450417" calcext:value-type="float">
            <text:p>450417</text:p>
          </table:table-cell>
          <table:table-cell office:value-type="float" office:value="1286" calcext:value-type="float">
            <text:p>1286</text:p>
          </table:table-cell>
          <table:table-cell office:value-type="float" office:value="113094" calcext:value-type="float">
            <text:p>113094</text:p>
          </table:table-cell>
          <table:table-cell office:value-type="float" office:value="53557" calcext:value-type="float">
            <text:p>53557</text:p>
          </table:table-cell>
          <table:table-cell/>
          <table:table-cell office:value-type="float" office:value="616841" calcext:value-type="float">
            <text:p>616841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/>
          <table:table-cell office:value-type="float" office:value="428115" calcext:value-type="float">
            <text:p>428115</text:p>
          </table:table-cell>
          <table:table-cell office:value-type="float" office:value="810" calcext:value-type="float">
            <text:p>810</text:p>
          </table:table-cell>
          <table:table-cell office:value-type="float" office:value="110832" calcext:value-type="float">
            <text:p>110832</text:p>
          </table:table-cell>
          <table:table-cell office:value-type="float" office:value="55378" calcext:value-type="float">
            <text:p>55378</text:p>
          </table:table-cell>
          <table:table-cell/>
          <table:table-cell office:value-type="float" office:value="593545" calcext:value-type="float">
            <text:p>593545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/>
          <table:table-cell office:value-type="float" office:value="383869" calcext:value-type="float">
            <text:p>383869</text:p>
          </table:table-cell>
          <table:table-cell office:value-type="float" office:value="559" calcext:value-type="float">
            <text:p>559</text:p>
          </table:table-cell>
          <table:table-cell office:value-type="float" office:value="106623" calcext:value-type="float">
            <text:p>106623</text:p>
          </table:table-cell>
          <table:table-cell office:value-type="float" office:value="60740" calcext:value-type="float">
            <text:p>60740</text:p>
          </table:table-cell>
          <table:table-cell/>
          <table:table-cell office:value-type="float" office:value="549441" calcext:value-type="float">
            <text:p>549441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/>
          <table:table-cell office:value-type="float" office:value="273916" calcext:value-type="float">
            <text:p>273916</text:p>
          </table:table-cell>
          <table:table-cell office:value-type="float" office:value="486" calcext:value-type="float">
            <text:p>486</text:p>
          </table:table-cell>
          <table:table-cell office:value-type="float" office:value="87424" calcext:value-type="float">
            <text:p>87424</text:p>
          </table:table-cell>
          <table:table-cell office:value-type="float" office:value="55338" calcext:value-type="float">
            <text:p>55338</text:p>
          </table:table-cell>
          <table:table-cell/>
          <table:table-cell office:value-type="float" office:value="416168" calcext:value-type="float">
            <text:p>416168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/>
          <table:table-cell office:value-type="float" office:value="251575" calcext:value-type="float">
            <text:p>251575</text:p>
          </table:table-cell>
          <table:table-cell office:value-type="float" office:value="540" calcext:value-type="float">
            <text:p>540</text:p>
          </table:table-cell>
          <table:table-cell office:value-type="float" office:value="84229" calcext:value-type="float">
            <text:p>84229</text:p>
          </table:table-cell>
          <table:table-cell office:value-type="float" office:value="53268" calcext:value-type="float">
            <text:p>53268</text:p>
          </table:table-cell>
          <table:table-cell/>
          <table:table-cell office:value-type="float" office:value="388850" calcext:value-type="float">
            <text:p>388850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/>
          <table:table-cell office:value-type="float" office:value="235721" calcext:value-type="float">
            <text:p>235721</text:p>
          </table:table-cell>
          <table:table-cell office:value-type="float" office:value="706" calcext:value-type="float">
            <text:p>706</text:p>
          </table:table-cell>
          <table:table-cell office:value-type="float" office:value="87717" calcext:value-type="float">
            <text:p>87717</text:p>
          </table:table-cell>
          <table:table-cell office:value-type="float" office:value="91970" calcext:value-type="float">
            <text:p>91970</text:p>
          </table:table-cell>
          <table:table-cell/>
          <table:table-cell office:value-type="float" office:value="415405" calcext:value-type="float">
            <text:p>415405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/>
          <table:table-cell office:value-type="float" office:value="288793" calcext:value-type="float">
            <text:p>288793</text:p>
          </table:table-cell>
          <table:table-cell office:value-type="float" office:value="924" calcext:value-type="float">
            <text:p>924</text:p>
          </table:table-cell>
          <table:table-cell office:value-type="float" office:value="104761" calcext:value-type="float">
            <text:p>104761</text:p>
          </table:table-cell>
          <table:table-cell office:value-type="float" office:value="98013" calcext:value-type="float">
            <text:p>98013</text:p>
          </table:table-cell>
          <table:table-cell/>
          <table:table-cell office:value-type="float" office:value="491312" calcext:value-type="float">
            <text:p>491312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/>
          <table:table-cell office:value-type="float" office:value="372017" calcext:value-type="float">
            <text:p>372017</text:p>
          </table:table-cell>
          <table:table-cell office:value-type="float" office:value="1669" calcext:value-type="float">
            <text:p>1669</text:p>
          </table:table-cell>
          <table:table-cell office:value-type="float" office:value="117192" calcext:value-type="float">
            <text:p>117192</text:p>
          </table:table-cell>
          <table:table-cell office:value-type="float" office:value="91824" calcext:value-type="float">
            <text:p>91824</text:p>
          </table:table-cell>
          <table:table-cell/>
          <table:table-cell office:value-type="float" office:value="580787" calcext:value-type="float">
            <text:p>580787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/>
          <table:table-cell office:value-type="float" office:value="386159" calcext:value-type="float">
            <text:p>386159</text:p>
          </table:table-cell>
          <table:table-cell office:value-type="float" office:value="844" calcext:value-type="float">
            <text:p>844</text:p>
          </table:table-cell>
          <table:table-cell office:value-type="float" office:value="125536" calcext:value-type="float">
            <text:p>125536</text:p>
          </table:table-cell>
          <table:table-cell office:value-type="float" office:value="80942" calcext:value-type="float">
            <text:p>80942</text:p>
          </table:table-cell>
          <table:table-cell/>
          <table:table-cell office:value-type="float" office:value="592234" calcext:value-type="float">
            <text:p>592234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/>
          <table:table-cell office:value-type="float" office:value="313122" calcext:value-type="float">
            <text:p>313122</text:p>
          </table:table-cell>
          <table:table-cell office:value-type="float" office:value="1569" calcext:value-type="float">
            <text:p>1569</text:p>
          </table:table-cell>
          <table:table-cell office:value-type="float" office:value="108737" calcext:value-type="float">
            <text:p>108737</text:p>
          </table:table-cell>
          <table:table-cell office:value-type="float" office:value="75610" calcext:value-type="float">
            <text:p>75610</text:p>
          </table:table-cell>
          <table:table-cell/>
          <table:table-cell office:value-type="float" office:value="497673" calcext:value-type="float">
            <text:p>497673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/>
          <table:table-cell office:value-type="float" office:value="338955" calcext:value-type="float">
            <text:p>338955</text:p>
          </table:table-cell>
          <table:table-cell office:value-type="float" office:value="1016" calcext:value-type="float">
            <text:p>1016</text:p>
          </table:table-cell>
          <table:table-cell office:value-type="float" office:value="107352" calcext:value-type="float">
            <text:p>107352</text:p>
          </table:table-cell>
          <table:table-cell office:value-type="float" office:value="78556" calcext:value-type="float">
            <text:p>78556</text:p>
          </table:table-cell>
          <table:table-cell/>
          <table:table-cell office:value-type="float" office:value="523396" calcext:value-type="float">
            <text:p>523396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/>
          <table:table-cell office:value-type="float" office:value="343076" calcext:value-type="float">
            <text:p>343076</text:p>
          </table:table-cell>
          <table:table-cell office:value-type="float" office:value="480" calcext:value-type="float">
            <text:p>480</text:p>
          </table:table-cell>
          <table:table-cell office:value-type="float" office:value="94958" calcext:value-type="float">
            <text:p>94958</text:p>
          </table:table-cell>
          <table:table-cell office:value-type="float" office:value="64027" calcext:value-type="float">
            <text:p>64027</text:p>
          </table:table-cell>
          <table:table-cell/>
          <table:table-cell office:value-type="float" office:value="500870" calcext:value-type="float">
            <text:p>500870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/>
          <table:table-cell office:value-type="float" office:value="412551" calcext:value-type="float">
            <text:p>412551</text:p>
          </table:table-cell>
          <table:table-cell office:value-type="float" office:value="538" calcext:value-type="float">
            <text:p>538</text:p>
          </table:table-cell>
          <table:table-cell office:value-type="float" office:value="127974" calcext:value-type="float">
            <text:p>127974</text:p>
          </table:table-cell>
          <table:table-cell office:value-type="float" office:value="59030" calcext:value-type="float">
            <text:p>59030</text:p>
          </table:table-cell>
          <table:table-cell/>
          <table:table-cell office:value-type="float" office:value="597365" calcext:value-type="float">
            <text:p>597365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/>
          <table:table-cell office:value-type="float" office:value="366075" calcext:value-type="float">
            <text:p>366075</text:p>
          </table:table-cell>
          <table:table-cell office:value-type="float" office:value="554" calcext:value-type="float">
            <text:p>554</text:p>
          </table:table-cell>
          <table:table-cell office:value-type="float" office:value="123205" calcext:value-type="float">
            <text:p>123205</text:p>
          </table:table-cell>
          <table:table-cell office:value-type="float" office:value="46210" calcext:value-type="float">
            <text:p>46210</text:p>
          </table:table-cell>
          <table:table-cell/>
          <table:table-cell office:value-type="float" office:value="535112" calcext:value-type="float">
            <text:p>535112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/>
          <table:table-cell office:value-type="float" office:value="346657" calcext:value-type="float">
            <text:p>346657</text:p>
          </table:table-cell>
          <table:table-cell office:value-type="float" office:value="596" calcext:value-type="float">
            <text:p>596</text:p>
          </table:table-cell>
          <table:table-cell office:value-type="float" office:value="116128" calcext:value-type="float">
            <text:p>116128</text:p>
          </table:table-cell>
          <table:table-cell office:value-type="float" office:value="44408" calcext:value-type="float">
            <text:p>44408</text:p>
          </table:table-cell>
          <table:table-cell/>
          <table:table-cell office:value-type="float" office:value="506746" calcext:value-type="float">
            <text:p>506746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/>
          <table:table-cell office:value-type="float" office:value="291374" calcext:value-type="float">
            <text:p>291374</text:p>
          </table:table-cell>
          <table:table-cell office:value-type="float" office:value="452" calcext:value-type="float">
            <text:p>452</text:p>
          </table:table-cell>
          <table:table-cell office:value-type="float" office:value="99799" calcext:value-type="float">
            <text:p>99799</text:p>
          </table:table-cell>
          <table:table-cell office:value-type="float" office:value="39593" calcext:value-type="float">
            <text:p>39593</text:p>
          </table:table-cell>
          <table:table-cell/>
          <table:table-cell office:value-type="float" office:value="430267" calcext:value-type="float">
            <text:p>430267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/>
          <table:table-cell office:value-type="float" office:value="261929" calcext:value-type="float">
            <text:p>261929</text:p>
          </table:table-cell>
          <table:table-cell office:value-type="float" office:value="431" calcext:value-type="float">
            <text:p>431</text:p>
          </table:table-cell>
          <table:table-cell office:value-type="float" office:value="85142" calcext:value-type="float">
            <text:p>85142</text:p>
          </table:table-cell>
          <table:table-cell office:value-type="float" office:value="43304" calcext:value-type="float">
            <text:p>43304</text:p>
          </table:table-cell>
          <table:table-cell/>
          <table:table-cell office:value-type="float" office:value="389550" calcext:value-type="float">
            <text:p>389550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/>
          <table:table-cell office:value-type="float" office:value="255902" calcext:value-type="float">
            <text:p>255902</text:p>
          </table:table-cell>
          <table:table-cell office:value-type="float" office:value="467" calcext:value-type="float">
            <text:p>467</text:p>
          </table:table-cell>
          <table:table-cell office:value-type="float" office:value="80513" calcext:value-type="float">
            <text:p>80513</text:p>
          </table:table-cell>
          <table:table-cell office:value-type="float" office:value="44193" calcext:value-type="float">
            <text:p>44193</text:p>
          </table:table-cell>
          <table:table-cell/>
          <table:table-cell office:value-type="float" office:value="380324" calcext:value-type="float">
            <text:p>380324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/>
          <table:table-cell office:value-type="float" office:value="292216" calcext:value-type="float">
            <text:p>292216</text:p>
          </table:table-cell>
          <table:table-cell office:value-type="float" office:value="403" calcext:value-type="float">
            <text:p>403</text:p>
          </table:table-cell>
          <table:table-cell office:value-type="float" office:value="96525" calcext:value-type="float">
            <text:p>96525</text:p>
          </table:table-cell>
          <table:table-cell office:value-type="float" office:value="57176" calcext:value-type="float">
            <text:p>57176</text:p>
          </table:table-cell>
          <table:table-cell/>
          <table:table-cell office:value-type="float" office:value="437101" calcext:value-type="float">
            <text:p>437101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/>
          <table:table-cell office:value-type="float" office:value="339677" calcext:value-type="float">
            <text:p>339677</text:p>
          </table:table-cell>
          <table:table-cell office:value-type="float" office:value="445" calcext:value-type="float">
            <text:p>445</text:p>
          </table:table-cell>
          <table:table-cell office:value-type="float" office:value="124546" calcext:value-type="float">
            <text:p>124546</text:p>
          </table:table-cell>
          <table:table-cell office:value-type="float" office:value="56545" calcext:value-type="float">
            <text:p>56545</text:p>
          </table:table-cell>
          <table:table-cell/>
          <table:table-cell office:value-type="float" office:value="519872" calcext:value-type="float">
            <text:p>519872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/>
          <table:table-cell office:value-type="float" office:value="348427" calcext:value-type="float">
            <text:p>348427</text:p>
          </table:table-cell>
          <table:table-cell office:value-type="float" office:value="485" calcext:value-type="float">
            <text:p>485</text:p>
          </table:table-cell>
          <table:table-cell office:value-type="float" office:value="119566" calcext:value-type="float">
            <text:p>119566</text:p>
          </table:table-cell>
          <table:table-cell office:value-type="float" office:value="60902" calcext:value-type="float">
            <text:p>60902</text:p>
          </table:table-cell>
          <table:table-cell/>
          <table:table-cell office:value-type="float" office:value="528705" calcext:value-type="float">
            <text:p>528705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/>
          <table:table-cell office:value-type="float" office:value="269933" calcext:value-type="float">
            <text:p>269933</text:p>
          </table:table-cell>
          <table:table-cell office:value-type="float" office:value="460" calcext:value-type="float">
            <text:p>460</text:p>
          </table:table-cell>
          <table:table-cell office:value-type="float" office:value="89829" calcext:value-type="float">
            <text:p>89829</text:p>
          </table:table-cell>
          <table:table-cell office:value-type="float" office:value="56563" calcext:value-type="float">
            <text:p>56563</text:p>
          </table:table-cell>
          <table:table-cell/>
          <table:table-cell office:value-type="float" office:value="416271" calcext:value-type="float">
            <text:p>416271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/>
          <table:table-cell office:value-type="float" office:value="286004" calcext:value-type="float">
            <text:p>286004</text:p>
          </table:table-cell>
          <table:table-cell office:value-type="float" office:value="485" calcext:value-type="float">
            <text:p>485</text:p>
          </table:table-cell>
          <table:table-cell office:value-type="float" office:value="93112" calcext:value-type="float">
            <text:p>93112</text:p>
          </table:table-cell>
          <table:table-cell office:value-type="float" office:value="37842" calcext:value-type="float">
            <text:p>37842</text:p>
          </table:table-cell>
          <table:table-cell/>
          <table:table-cell office:value-type="float" office:value="416866" calcext:value-type="float">
            <text:p>416866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/>
          <table:table-cell office:value-type="float" office:value="306058" calcext:value-type="float">
            <text:p>306058</text:p>
          </table:table-cell>
          <table:table-cell office:value-type="float" office:value="557" calcext:value-type="float">
            <text:p>557</text:p>
          </table:table-cell>
          <table:table-cell office:value-type="float" office:value="104253" calcext:value-type="float">
            <text:p>104253</text:p>
          </table:table-cell>
          <table:table-cell office:value-type="float" office:value="49259" calcext:value-type="float">
            <text:p>49259</text:p>
          </table:table-cell>
          <table:table-cell/>
          <table:table-cell office:value-type="float" office:value="459312" calcext:value-type="float">
            <text:p>459312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/>
          <table:table-cell office:value-type="float" office:value="357214" calcext:value-type="float">
            <text:p>357214</text:p>
          </table:table-cell>
          <table:table-cell office:value-type="float" office:value="675" calcext:value-type="float">
            <text:p>675</text:p>
          </table:table-cell>
          <table:table-cell office:value-type="float" office:value="126378" calcext:value-type="float">
            <text:p>126378</text:p>
          </table:table-cell>
          <table:table-cell office:value-type="float" office:value="62597" calcext:value-type="float">
            <text:p>62597</text:p>
          </table:table-cell>
          <table:table-cell/>
          <table:table-cell office:value-type="float" office:value="545080" calcext:value-type="float">
            <text:p>545080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/>
          <table:table-cell office:value-type="float" office:value="343430" calcext:value-type="float">
            <text:p>343430</text:p>
          </table:table-cell>
          <table:table-cell office:value-type="float" office:value="522" calcext:value-type="float">
            <text:p>522</text:p>
          </table:table-cell>
          <table:table-cell office:value-type="float" office:value="126443" calcext:value-type="float">
            <text:p>126443</text:p>
          </table:table-cell>
          <table:table-cell office:value-type="float" office:value="57316" calcext:value-type="float">
            <text:p>57316</text:p>
          </table:table-cell>
          <table:table-cell/>
          <table:table-cell office:value-type="float" office:value="526639" calcext:value-type="float">
            <text:p>526639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/>
          <table:table-cell office:value-type="float" office:value="316952" calcext:value-type="float">
            <text:p>316952</text:p>
          </table:table-cell>
          <table:table-cell office:value-type="float" office:value="1039" calcext:value-type="float">
            <text:p>1039</text:p>
          </table:table-cell>
          <table:table-cell office:value-type="float" office:value="120023" calcext:value-type="float">
            <text:p>120023</text:p>
          </table:table-cell>
          <table:table-cell office:value-type="float" office:value="70801" calcext:value-type="float">
            <text:p>70801</text:p>
          </table:table-cell>
          <table:table-cell/>
          <table:table-cell office:value-type="float" office:value="507966" calcext:value-type="float">
            <text:p>507966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/>
          <table:table-cell office:value-type="float" office:value="256298" calcext:value-type="float">
            <text:p>256298</text:p>
          </table:table-cell>
          <table:table-cell office:value-type="float" office:value="451" calcext:value-type="float">
            <text:p>451</text:p>
          </table:table-cell>
          <table:table-cell office:value-type="float" office:value="99645" calcext:value-type="float">
            <text:p>99645</text:p>
          </table:table-cell>
          <table:table-cell office:value-type="float" office:value="81908" calcext:value-type="float">
            <text:p>81908</text:p>
          </table:table-cell>
          <table:table-cell/>
          <table:table-cell office:value-type="float" office:value="437573" calcext:value-type="float">
            <text:p>437573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/>
          <table:table-cell office:value-type="float" office:value="223731" calcext:value-type="float">
            <text:p>223731</text:p>
          </table:table-cell>
          <table:table-cell office:value-type="float" office:value="299" calcext:value-type="float">
            <text:p>299</text:p>
          </table:table-cell>
          <table:table-cell office:value-type="float" office:value="95247" calcext:value-type="float">
            <text:p>95247</text:p>
          </table:table-cell>
          <table:table-cell office:value-type="float" office:value="75569" calcext:value-type="float">
            <text:p>75569</text:p>
          </table:table-cell>
          <table:table-cell/>
          <table:table-cell office:value-type="float" office:value="394018" calcext:value-type="float">
            <text:p>394018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/>
          <table:table-cell office:value-type="float" office:value="237055" calcext:value-type="float">
            <text:p>237055</text:p>
          </table:table-cell>
          <table:table-cell office:value-type="float" office:value="371" calcext:value-type="float">
            <text:p>371</text:p>
          </table:table-cell>
          <table:table-cell office:value-type="float" office:value="97433" calcext:value-type="float">
            <text:p>97433</text:p>
          </table:table-cell>
          <table:table-cell office:value-type="float" office:value="71221" calcext:value-type="float">
            <text:p>71221</text:p>
          </table:table-cell>
          <table:table-cell/>
          <table:table-cell office:value-type="float" office:value="405701" calcext:value-type="float">
            <text:p>405701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/>
          <table:table-cell office:value-type="float" office:value="255897" calcext:value-type="float">
            <text:p>255897</text:p>
          </table:table-cell>
          <table:table-cell office:value-type="float" office:value="661" calcext:value-type="float">
            <text:p>661</text:p>
          </table:table-cell>
          <table:table-cell office:value-type="float" office:value="109341" calcext:value-type="float">
            <text:p>109341</text:p>
          </table:table-cell>
          <table:table-cell office:value-type="float" office:value="62957" calcext:value-type="float">
            <text:p>62957</text:p>
          </table:table-cell>
          <table:table-cell/>
          <table:table-cell office:value-type="float" office:value="427661" calcext:value-type="float">
            <text:p>427661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/>
          <table:table-cell office:value-type="float" office:value="302848" calcext:value-type="float">
            <text:p>302848</text:p>
          </table:table-cell>
          <table:table-cell office:value-type="float" office:value="697" calcext:value-type="float">
            <text:p>697</text:p>
          </table:table-cell>
          <table:table-cell office:value-type="float" office:value="133236" calcext:value-type="float">
            <text:p>133236</text:p>
          </table:table-cell>
          <table:table-cell office:value-type="float" office:value="73645" calcext:value-type="float">
            <text:p>73645</text:p>
          </table:table-cell>
          <table:table-cell/>
          <table:table-cell office:value-type="float" office:value="504174" calcext:value-type="float">
            <text:p>504174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/>
          <table:table-cell office:value-type="float" office:value="310401" calcext:value-type="float">
            <text:p>310401</text:p>
          </table:table-cell>
          <table:table-cell office:value-type="float" office:value="761" calcext:value-type="float">
            <text:p>761</text:p>
          </table:table-cell>
          <table:table-cell office:value-type="float" office:value="144685" calcext:value-type="float">
            <text:p>144685</text:p>
          </table:table-cell>
          <table:table-cell office:value-type="float" office:value="63932" calcext:value-type="float">
            <text:p>63932</text:p>
          </table:table-cell>
          <table:table-cell/>
          <table:table-cell office:value-type="float" office:value="560219" calcext:value-type="float">
            <text:p>560219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/>
          <table:table-cell office:value-type="float" office:value="249807" calcext:value-type="float">
            <text:p>249807</text:p>
          </table:table-cell>
          <table:table-cell office:value-type="float" office:value="605" calcext:value-type="float">
            <text:p>605</text:p>
          </table:table-cell>
          <table:table-cell office:value-type="float" office:value="120465" calcext:value-type="float">
            <text:p>120465</text:p>
          </table:table-cell>
          <table:table-cell office:value-type="float" office:value="40763" calcext:value-type="float">
            <text:p>40763</text:p>
          </table:table-cell>
          <table:table-cell/>
          <table:table-cell office:value-type="float" office:value="425384" calcext:value-type="float">
            <text:p>425384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/>
          <table:table-cell office:value-type="float" office:value="265437" calcext:value-type="float">
            <text:p>265437</text:p>
          </table:table-cell>
          <table:table-cell office:value-type="float" office:value="415" calcext:value-type="float">
            <text:p>415</text:p>
          </table:table-cell>
          <table:table-cell office:value-type="float" office:value="131771" calcext:value-type="float">
            <text:p>131771</text:p>
          </table:table-cell>
          <table:table-cell office:value-type="float" office:value="67866" calcext:value-type="float">
            <text:p>67866</text:p>
          </table:table-cell>
          <table:table-cell/>
          <table:table-cell office:value-type="float" office:value="591840" calcext:value-type="float">
            <text:p>591840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/>
          <table:table-cell office:value-type="float" office:value="314435" calcext:value-type="float">
            <text:p>314435</text:p>
          </table:table-cell>
          <table:table-cell office:value-type="float" office:value="464" calcext:value-type="float">
            <text:p>464</text:p>
          </table:table-cell>
          <table:table-cell office:value-type="float" office:value="143070" calcext:value-type="float">
            <text:p>143070</text:p>
          </table:table-cell>
          <table:table-cell office:value-type="float" office:value="65752" calcext:value-type="float">
            <text:p>65752</text:p>
          </table:table-cell>
          <table:table-cell/>
          <table:table-cell office:value-type="float" office:value="522288" calcext:value-type="float">
            <text:p>522288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/>
          <table:table-cell office:value-type="float" office:value="379754" calcext:value-type="float">
            <text:p>379754</text:p>
          </table:table-cell>
          <table:table-cell office:value-type="float" office:value="523" calcext:value-type="float">
            <text:p>523</text:p>
          </table:table-cell>
          <table:table-cell office:value-type="float" office:value="186724" calcext:value-type="float">
            <text:p>186724</text:p>
          </table:table-cell>
          <table:table-cell office:value-type="float" office:value="54760" calcext:value-type="float">
            <text:p>54760</text:p>
          </table:table-cell>
          <table:table-cell/>
          <table:table-cell office:value-type="float" office:value="620664" calcext:value-type="float">
            <text:p>620664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/>
          <table:table-cell office:value-type="float" office:value="293302" calcext:value-type="float">
            <text:p>293302</text:p>
          </table:table-cell>
          <table:table-cell office:value-type="float" office:value="626" calcext:value-type="float">
            <text:p>626</text:p>
          </table:table-cell>
          <table:table-cell office:value-type="float" office:value="166416" calcext:value-type="float">
            <text:p>166416</text:p>
          </table:table-cell>
          <table:table-cell office:value-type="float" office:value="55478" calcext:value-type="float">
            <text:p>55478</text:p>
          </table:table-cell>
          <table:table-cell/>
          <table:table-cell office:value-type="float" office:value="514315" calcext:value-type="float">
            <text:p>514315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/>
          <table:table-cell office:value-type="float" office:value="305269" calcext:value-type="float">
            <text:p>305269</text:p>
          </table:table-cell>
          <table:table-cell office:value-type="float" office:value="850" calcext:value-type="float">
            <text:p>850</text:p>
          </table:table-cell>
          <table:table-cell office:value-type="float" office:value="164008" calcext:value-type="float">
            <text:p>164008</text:p>
          </table:table-cell>
          <table:table-cell office:value-type="float" office:value="62832" calcext:value-type="float">
            <text:p>62832</text:p>
          </table:table-cell>
          <table:table-cell/>
          <table:table-cell office:value-type="float" office:value="531041" calcext:value-type="float">
            <text:p>531041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/>
          <table:table-cell office:value-type="float" office:value="239640" calcext:value-type="float">
            <text:p>239640</text:p>
          </table:table-cell>
          <table:table-cell office:value-type="float" office:value="507" calcext:value-type="float">
            <text:p>507</text:p>
          </table:table-cell>
          <table:table-cell office:value-type="float" office:value="137720" calcext:value-type="float">
            <text:p>137720</text:p>
          </table:table-cell>
          <table:table-cell office:value-type="float" office:value="66537" calcext:value-type="float">
            <text:p>66537</text:p>
          </table:table-cell>
          <table:table-cell/>
          <table:table-cell office:value-type="float" office:value="443596" calcext:value-type="float">
            <text:p>443596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/>
          <table:table-cell office:value-type="float" office:value="221142" calcext:value-type="float">
            <text:p>221142</text:p>
          </table:table-cell>
          <table:table-cell office:value-type="float" office:value="576" calcext:value-type="float">
            <text:p>576</text:p>
          </table:table-cell>
          <table:table-cell office:value-type="float" office:value="117892" calcext:value-type="float">
            <text:p>117892</text:p>
          </table:table-cell>
          <table:table-cell office:value-type="float" office:value="62228" calcext:value-type="float">
            <text:p>62228</text:p>
          </table:table-cell>
          <table:table-cell/>
          <table:table-cell office:value-type="float" office:value="401303" calcext:value-type="float">
            <text:p>401303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/>
          <table:table-cell office:value-type="float" office:value="224877" calcext:value-type="float">
            <text:p>224877</text:p>
          </table:table-cell>
          <table:table-cell office:value-type="float" office:value="401" calcext:value-type="float">
            <text:p>401</text:p>
          </table:table-cell>
          <table:table-cell office:value-type="float" office:value="125965" calcext:value-type="float">
            <text:p>125965</text:p>
          </table:table-cell>
          <table:table-cell office:value-type="float" office:value="58056" calcext:value-type="float">
            <text:p>58056</text:p>
          </table:table-cell>
          <table:table-cell/>
          <table:table-cell office:value-type="float" office:value="408853" calcext:value-type="float">
            <text:p>408853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/>
          <table:table-cell office:value-type="float" office:value="242408" calcext:value-type="float">
            <text:p>242408</text:p>
          </table:table-cell>
          <table:table-cell office:value-type="float" office:value="570" calcext:value-type="float">
            <text:p>570</text:p>
          </table:table-cell>
          <table:table-cell office:value-type="float" office:value="137592" calcext:value-type="float">
            <text:p>137592</text:p>
          </table:table-cell>
          <table:table-cell office:value-type="float" office:value="61819" calcext:value-type="float">
            <text:p>61819</text:p>
          </table:table-cell>
          <table:table-cell/>
          <table:table-cell office:value-type="float" office:value="441497" calcext:value-type="float">
            <text:p>441497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/>
          <table:table-cell office:value-type="float" office:value="305181" calcext:value-type="float">
            <text:p>305181</text:p>
          </table:table-cell>
          <table:table-cell office:value-type="float" office:value="684" calcext:value-type="float">
            <text:p>684</text:p>
          </table:table-cell>
          <table:table-cell office:value-type="float" office:value="190459" calcext:value-type="float">
            <text:p>190459</text:p>
          </table:table-cell>
          <table:table-cell office:value-type="float" office:value="71349" calcext:value-type="float">
            <text:p>71349</text:p>
          </table:table-cell>
          <table:table-cell/>
          <table:table-cell office:value-type="float" office:value="567065" calcext:value-type="float">
            <text:p>567065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/>
          <table:table-cell office:value-type="float" office:value="308570" calcext:value-type="float">
            <text:p>308570</text:p>
          </table:table-cell>
          <table:table-cell office:value-type="float" office:value="695" calcext:value-type="float">
            <text:p>695</text:p>
          </table:table-cell>
          <table:table-cell office:value-type="float" office:value="192762" calcext:value-type="float">
            <text:p>192762</text:p>
          </table:table-cell>
          <table:table-cell office:value-type="float" office:value="52378" calcext:value-type="float">
            <text:p>52378</text:p>
          </table:table-cell>
          <table:table-cell/>
          <table:table-cell office:value-type="float" office:value="553911" calcext:value-type="float">
            <text:p>553911</text:p>
          </table:table-cell>
        </table:table-row>
        <table:table-row table:style-name="ro1">
          <table:table-cell office:value-type="string" calcext:value-type="string">
            <text:p>2017-12</text:p>
          </table:table-cell>
          <table:table-cell/>
          <table:table-cell office:value-type="float" office:value="246807" calcext:value-type="float">
            <text:p>246807</text:p>
          </table:table-cell>
          <table:table-cell office:value-type="float" office:value="584" calcext:value-type="float">
            <text:p>584</text:p>
          </table:table-cell>
          <table:table-cell office:value-type="float" office:value="154968" calcext:value-type="float">
            <text:p>154968</text:p>
          </table:table-cell>
          <table:table-cell office:value-type="float" office:value="41732" calcext:value-type="float">
            <text:p>41732</text:p>
          </table:table-cell>
          <table:table-cell/>
          <table:table-cell office:value-type="float" office:value="443555" calcext:value-type="float">
            <text:p>443555</text:p>
          </table:table-cell>
        </table:table-row>
        <table:table-row table:style-name="ro1">
          <table:table-cell office:value-type="string" calcext:value-type="string">
            <text:p>2018-01</text:p>
          </table:table-cell>
          <table:table-cell/>
          <table:table-cell office:value-type="float" office:value="263047" calcext:value-type="float">
            <text:p>263047</text:p>
          </table:table-cell>
          <table:table-cell office:value-type="float" office:value="586" calcext:value-type="float">
            <text:p>586</text:p>
          </table:table-cell>
          <table:table-cell office:value-type="float" office:value="160463" calcext:value-type="float">
            <text:p>160463</text:p>
          </table:table-cell>
          <table:table-cell office:value-type="float" office:value="53390" calcext:value-type="float">
            <text:p>53390</text:p>
          </table:table-cell>
          <table:table-cell/>
          <table:table-cell office:value-type="float" office:value="476996" calcext:value-type="float">
            <text:p>476996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/>
          <table:table-cell office:value-type="float" office:value="238225" calcext:value-type="float">
            <text:p>238225</text:p>
          </table:table-cell>
          <table:table-cell office:value-type="float" office:value="483" calcext:value-type="float">
            <text:p>483</text:p>
          </table:table-cell>
          <table:table-cell office:value-type="float" office:value="149419" calcext:value-type="float">
            <text:p>149419</text:p>
          </table:table-cell>
          <table:table-cell office:value-type="float" office:value="45643" calcext:value-type="float">
            <text:p>45643</text:p>
          </table:table-cell>
          <table:table-cell/>
          <table:table-cell office:value-type="float" office:value="433295" calcext:value-type="float">
            <text:p>433295</text:p>
          </table:table-cell>
        </table:table-row>
        <table:table-row table:style-name="ro1">
          <table:table-cell office:value-type="string" calcext:value-type="string">
            <text:p>2018-03</text:p>
          </table:table-cell>
          <table:table-cell/>
          <table:table-cell office:value-type="float" office:value="280679" calcext:value-type="float">
            <text:p>280679</text:p>
          </table:table-cell>
          <table:table-cell office:value-type="float" office:value="908" calcext:value-type="float">
            <text:p>908</text:p>
          </table:table-cell>
          <table:table-cell office:value-type="float" office:value="175848" calcext:value-type="float">
            <text:p>175848</text:p>
          </table:table-cell>
          <table:table-cell office:value-type="float" office:value="50996" calcext:value-type="float">
            <text:p>50996</text:p>
          </table:table-cell>
          <table:table-cell/>
          <table:table-cell office:value-type="float" office:value="507929" calcext:value-type="float">
            <text:p>507929</text:p>
          </table:table-cell>
        </table:table-row>
        <table:table-row table:style-name="ro1">
          <table:table-cell office:value-type="string" calcext:value-type="string">
            <text:p>2018-04</text:p>
          </table:table-cell>
          <table:table-cell/>
          <table:table-cell office:value-type="float" office:value="203867" calcext:value-type="float">
            <text:p>203867</text:p>
          </table:table-cell>
          <table:table-cell office:value-type="float" office:value="918" calcext:value-type="float">
            <text:p>918</text:p>
          </table:table-cell>
          <table:table-cell office:value-type="float" office:value="170946" calcext:value-type="float">
            <text:p>170946</text:p>
          </table:table-cell>
          <table:table-cell office:value-type="float" office:value="49014" calcext:value-type="float">
            <text:p>49014</text:p>
          </table:table-cell>
          <table:table-cell/>
          <table:table-cell office:value-type="float" office:value="424289" calcext:value-type="float">
            <text:p>424289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/>
          <table:table-cell office:value-type="float" office:value="248657" calcext:value-type="float">
            <text:p>248657</text:p>
          </table:table-cell>
          <table:table-cell office:value-type="float" office:value="995" calcext:value-type="float">
            <text:p>995</text:p>
          </table:table-cell>
          <table:table-cell office:value-type="float" office:value="165299" calcext:value-type="float">
            <text:p>165299</text:p>
          </table:table-cell>
          <table:table-cell office:value-type="float" office:value="55355" calcext:value-type="float">
            <text:p>55355</text:p>
          </table:table-cell>
          <table:table-cell/>
          <table:table-cell office:value-type="float" office:value="469422" calcext:value-type="float">
            <text:p>469422</text:p>
          </table:table-cell>
        </table:table-row>
        <table:table-row table:style-name="ro1">
          <table:table-cell office:value-type="string" calcext:value-type="string">
            <text:p>2018-06</text:p>
          </table:table-cell>
          <table:table-cell/>
          <table:table-cell office:value-type="float" office:value="187744" calcext:value-type="float">
            <text:p>187744</text:p>
          </table:table-cell>
          <table:table-cell office:value-type="float" office:value="794" calcext:value-type="float">
            <text:p>794</text:p>
          </table:table-cell>
          <table:table-cell office:value-type="float" office:value="128708" calcext:value-type="float">
            <text:p>128708</text:p>
          </table:table-cell>
          <table:table-cell office:value-type="float" office:value="41421" calcext:value-type="float">
            <text:p>41421</text:p>
          </table:table-cell>
          <table:table-cell/>
          <table:table-cell office:value-type="float" office:value="357786" calcext:value-type="float">
            <text:p>357786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/>
          <table:table-cell office:value-type="float" office:value="180758" calcext:value-type="float">
            <text:p>180758</text:p>
          </table:table-cell>
          <table:table-cell office:value-type="float" office:value="599" calcext:value-type="float">
            <text:p>599</text:p>
          </table:table-cell>
          <table:table-cell office:value-type="float" office:value="111864" calcext:value-type="float">
            <text:p>111864</text:p>
          </table:table-cell>
          <table:table-cell office:value-type="float" office:value="40837" calcext:value-type="float">
            <text:p>40837</text:p>
          </table:table-cell>
          <table:table-cell/>
          <table:table-cell office:value-type="float" office:value="331999" calcext:value-type="float">
            <text:p>331999</text:p>
          </table:table-cell>
        </table:table-row>
        <table:table-row table:style-name="ro1">
          <table:table-cell office:value-type="string" calcext:value-type="string">
            <text:p>2018-08</text:p>
          </table:table-cell>
          <table:table-cell/>
          <table:table-cell office:value-type="float" office:value="175609" calcext:value-type="float">
            <text:p>175609</text:p>
          </table:table-cell>
          <table:table-cell office:value-type="float" office:value="653" calcext:value-type="float">
            <text:p>653</text:p>
          </table:table-cell>
          <table:table-cell office:value-type="float" office:value="108927" calcext:value-type="float">
            <text:p>108927</text:p>
          </table:table-cell>
          <table:table-cell office:value-type="float" office:value="41577" calcext:value-type="float">
            <text:p>41577</text:p>
          </table:table-cell>
          <table:table-cell/>
          <table:table-cell office:value-type="float" office:value="323544" calcext:value-type="float">
            <text:p>323544</text:p>
          </table:table-cell>
        </table:table-row>
        <table:table-row table:style-name="ro1">
          <table:table-cell office:value-type="string" calcext:value-type="string">
            <text:p>2018-09</text:p>
          </table:table-cell>
          <table:table-cell/>
          <table:table-cell office:value-type="float" office:value="210781" calcext:value-type="float">
            <text:p>210781</text:p>
          </table:table-cell>
          <table:table-cell office:value-type="float" office:value="648" calcext:value-type="float">
            <text:p>648</text:p>
          </table:table-cell>
          <table:table-cell office:value-type="float" office:value="125330" calcext:value-type="float">
            <text:p>125330</text:p>
          </table:table-cell>
          <table:table-cell office:value-type="float" office:value="47178" calcext:value-type="float">
            <text:p>47178</text:p>
          </table:table-cell>
          <table:table-cell/>
          <table:table-cell office:value-type="float" office:value="382881" calcext:value-type="float">
            <text:p>382881</text:p>
          </table:table-cell>
        </table:table-row>
        <table:table-row table:style-name="ro1">
          <table:table-cell office:value-type="string" calcext:value-type="string">
            <text:p>2018-10</text:p>
          </table:table-cell>
          <table:table-cell/>
          <table:table-cell office:value-type="float" office:value="281162" calcext:value-type="float">
            <text:p>281162</text:p>
          </table:table-cell>
          <table:table-cell office:value-type="float" office:value="859" calcext:value-type="float">
            <text:p>859</text:p>
          </table:table-cell>
          <table:table-cell office:value-type="float" office:value="161089" calcext:value-type="float">
            <text:p>161089</text:p>
          </table:table-cell>
          <table:table-cell office:value-type="float" office:value="55461" calcext:value-type="float">
            <text:p>55461</text:p>
          </table:table-cell>
          <table:table-cell/>
          <table:table-cell office:value-type="float" office:value="496854" calcext:value-type="float">
            <text:p>496854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/>
          <table:table-cell office:value-type="float" office:value="281003" calcext:value-type="float">
            <text:p>281003</text:p>
          </table:table-cell>
          <table:table-cell office:value-type="float" office:value="948" calcext:value-type="float">
            <text:p>948</text:p>
          </table:table-cell>
          <table:table-cell office:value-type="float" office:value="168635" calcext:value-type="float">
            <text:p>168635</text:p>
          </table:table-cell>
          <table:table-cell office:value-type="float" office:value="48192" calcext:value-type="float">
            <text:p>48192</text:p>
          </table:table-cell>
          <table:table-cell/>
          <table:table-cell office:value-type="float" office:value="497856" calcext:value-type="float">
            <text:p>497856</text:p>
          </table:table-cell>
        </table:table-row>
        <table:table-row table:style-name="ro1">
          <table:table-cell office:value-type="string" calcext:value-type="string">
            <text:p>2018-12</text:p>
          </table:table-cell>
          <table:table-cell/>
          <table:table-cell office:value-type="float" office:value="220147" calcext:value-type="float">
            <text:p>220147</text:p>
          </table:table-cell>
          <table:table-cell office:value-type="float" office:value="931" calcext:value-type="float">
            <text:p>931</text:p>
          </table:table-cell>
          <table:table-cell office:value-type="float" office:value="136040" calcext:value-type="float">
            <text:p>136040</text:p>
          </table:table-cell>
          <table:table-cell office:value-type="float" office:value="46314" calcext:value-type="float">
            <text:p>46314</text:p>
          </table:table-cell>
          <table:table-cell/>
          <table:table-cell office:value-type="float" office:value="402760" calcext:value-type="float">
            <text:p>402760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/>
          <table:table-cell office:value-type="float" office:value="252698" calcext:value-type="float">
            <text:p>252698</text:p>
          </table:table-cell>
          <table:table-cell office:value-type="float" office:value="971" calcext:value-type="float">
            <text:p>971</text:p>
          </table:table-cell>
          <table:table-cell office:value-type="float" office:value="149076" calcext:value-type="float">
            <text:p>149076</text:p>
          </table:table-cell>
          <table:table-cell office:value-type="float" office:value="35615" calcext:value-type="float">
            <text:p>35615</text:p>
          </table:table-cell>
          <table:table-cell/>
          <table:table-cell office:value-type="float" office:value="436706" calcext:value-type="float">
            <text:p>436706</text:p>
          </table:table-cell>
        </table:table-row>
        <table:table-row table:style-name="ro1">
          <table:table-cell office:value-type="string" calcext:value-type="string">
            <text:p>2019-02</text:p>
          </table:table-cell>
          <table:table-cell/>
          <table:table-cell office:value-type="float" office:value="255485" calcext:value-type="float">
            <text:p>255485</text:p>
          </table:table-cell>
          <table:table-cell office:value-type="float" office:value="843" calcext:value-type="float">
            <text:p>843</text:p>
          </table:table-cell>
          <table:table-cell office:value-type="float" office:value="146899" calcext:value-type="float">
            <text:p>146899</text:p>
          </table:table-cell>
          <table:table-cell office:value-type="float" office:value="41943" calcext:value-type="float">
            <text:p>41943</text:p>
          </table:table-cell>
          <table:table-cell/>
          <table:table-cell office:value-type="float" office:value="442943" calcext:value-type="float">
            <text:p>442943</text:p>
          </table:table-cell>
        </table:table-row>
        <table:table-row table:style-name="ro1">
          <table:table-cell office:value-type="string" calcext:value-type="string">
            <text:p>2019-03</text:p>
          </table:table-cell>
          <table:table-cell/>
          <table:table-cell office:value-type="float" office:value="307629" calcext:value-type="float">
            <text:p>307629</text:p>
          </table:table-cell>
          <table:table-cell office:value-type="float" office:value="1077" calcext:value-type="float">
            <text:p>1077</text:p>
          </table:table-cell>
          <table:table-cell office:value-type="float" office:value="185553" calcext:value-type="float">
            <text:p>185553</text:p>
          </table:table-cell>
          <table:table-cell office:value-type="float" office:value="47154" calcext:value-type="float">
            <text:p>47154</text:p>
          </table:table-cell>
          <table:table-cell/>
          <table:table-cell office:value-type="float" office:value="538251" calcext:value-type="float">
            <text:p>538251</text:p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/>
          <table:table-cell office:value-type="float" office:value="298887" calcext:value-type="float">
            <text:p>298887</text:p>
          </table:table-cell>
          <table:table-cell office:value-type="float" office:value="945" calcext:value-type="float">
            <text:p>945</text:p>
          </table:table-cell>
          <table:table-cell office:value-type="float" office:value="177237" calcext:value-type="float">
            <text:p>177237</text:p>
          </table:table-cell>
          <table:table-cell office:value-type="float" office:value="49223" calcext:value-type="float">
            <text:p>49223</text:p>
          </table:table-cell>
          <table:table-cell/>
          <table:table-cell office:value-type="float" office:value="524763" calcext:value-type="float">
            <text:p>524763</text:p>
          </table:table-cell>
        </table:table-row>
        <table:table-row table:style-name="ro1">
          <table:table-cell office:value-type="string" calcext:value-type="string">
            <text:p>2019-05</text:p>
          </table:table-cell>
          <table:table-cell/>
          <table:table-cell office:value-type="float" office:value="286402" calcext:value-type="float">
            <text:p>286402</text:p>
          </table:table-cell>
          <table:table-cell office:value-type="float" office:value="1030" calcext:value-type="float">
            <text:p>1030</text:p>
          </table:table-cell>
          <table:table-cell office:value-type="float" office:value="183957" calcext:value-type="float">
            <text:p>183957</text:p>
          </table:table-cell>
          <table:table-cell office:value-type="float" office:value="42879" calcext:value-type="float">
            <text:p>42879</text:p>
          </table:table-cell>
          <table:table-cell/>
          <table:table-cell office:value-type="float" office:value="512040" calcext:value-type="float">
            <text:p>51204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/>
          <table:table-cell office:value-type="float" office:value="233381" calcext:value-type="float">
            <text:p>233381</text:p>
          </table:table-cell>
          <table:table-cell office:value-type="float" office:value="888" calcext:value-type="float">
            <text:p>888</text:p>
          </table:table-cell>
          <table:table-cell office:value-type="float" office:value="134700" calcext:value-type="float">
            <text:p>134700</text:p>
          </table:table-cell>
          <table:table-cell office:value-type="float" office:value="27764" calcext:value-type="float">
            <text:p>27764</text:p>
          </table:table-cell>
          <table:table-cell/>
          <table:table-cell office:value-type="float" office:value="395439" calcext:value-type="float">
            <text:p>395439</text:p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/>
          <table:table-cell office:value-type="float" office:value="249901" calcext:value-type="float">
            <text:p>249901</text:p>
          </table:table-cell>
          <table:table-cell office:value-type="float" office:value="670" calcext:value-type="float">
            <text:p>670</text:p>
          </table:table-cell>
          <table:table-cell office:value-type="float" office:value="129514" calcext:value-type="float">
            <text:p>129514</text:p>
          </table:table-cell>
          <table:table-cell office:value-type="float" office:value="42913" calcext:value-type="float">
            <text:p>42913</text:p>
          </table:table-cell>
          <table:table-cell/>
          <table:table-cell office:value-type="float" office:value="421617" calcext:value-type="float">
            <text:p>421617</text:p>
          </table:table-cell>
        </table:table-row>
        <table:table-row table:style-name="ro1">
          <table:table-cell office:value-type="string" calcext:value-type="string">
            <text:p>2019-08</text:p>
          </table:table-cell>
          <table:table-cell/>
          <table:table-cell office:value-type="float" office:value="240720" calcext:value-type="float">
            <text:p>240720</text:p>
          </table:table-cell>
          <table:table-cell office:value-type="float" office:value="595" calcext:value-type="float">
            <text:p>595</text:p>
          </table:table-cell>
          <table:table-cell office:value-type="float" office:value="120827" calcext:value-type="float">
            <text:p>120827</text:p>
          </table:table-cell>
          <table:table-cell office:value-type="float" office:value="31695" calcext:value-type="float">
            <text:p>31695</text:p>
          </table:table-cell>
          <table:table-cell/>
          <table:table-cell office:value-type="float" office:value="392991" calcext:value-type="float">
            <text:p>392991</text:p>
          </table:table-cell>
        </table:table-row>
        <table:table-row table:style-name="ro1">
          <table:table-cell office:value-type="string" calcext:value-type="string">
            <text:p>2019-09</text:p>
          </table:table-cell>
          <table:table-cell/>
          <table:table-cell office:value-type="float" office:value="285250" calcext:value-type="float">
            <text:p>285250</text:p>
          </table:table-cell>
          <table:table-cell office:value-type="float" office:value="623" calcext:value-type="float">
            <text:p>623</text:p>
          </table:table-cell>
          <table:table-cell office:value-type="float" office:value="131505" calcext:value-type="float">
            <text:p>131505</text:p>
          </table:table-cell>
          <table:table-cell office:value-type="float" office:value="36597" calcext:value-type="float">
            <text:p>36597</text:p>
          </table:table-cell>
          <table:table-cell/>
          <table:table-cell office:value-type="float" office:value="453439" calcext:value-type="float">
            <text:p>453439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/>
          <table:table-cell office:value-type="float" office:value="375038" calcext:value-type="float">
            <text:p>375038</text:p>
          </table:table-cell>
          <table:table-cell office:value-type="float" office:value="711" calcext:value-type="float">
            <text:p>711</text:p>
          </table:table-cell>
          <table:table-cell office:value-type="float" office:value="167132" calcext:value-type="float">
            <text:p>167132</text:p>
          </table:table-cell>
          <table:table-cell office:value-type="float" office:value="48025" calcext:value-type="float">
            <text:p>48025</text:p>
          </table:table-cell>
          <table:table-cell/>
          <table:table-cell office:value-type="float" office:value="588930" calcext:value-type="float">
            <text:p>588930</text:p>
          </table:table-cell>
        </table:table-row>
        <table:table-row table:style-name="ro1">
          <table:table-cell office:value-type="string" calcext:value-type="string">
            <text:p>2019-11</text:p>
          </table:table-cell>
          <table:table-cell/>
          <table:table-cell office:value-type="float" office:value="401200" calcext:value-type="float">
            <text:p>401200</text:p>
          </table:table-cell>
          <table:table-cell office:value-type="float" office:value="694" calcext:value-type="float">
            <text:p>694</text:p>
          </table:table-cell>
          <table:table-cell office:value-type="float" office:value="167048" calcext:value-type="float">
            <text:p>167048</text:p>
          </table:table-cell>
          <table:table-cell office:value-type="float" office:value="39315" calcext:value-type="float">
            <text:p>39315</text:p>
          </table:table-cell>
          <table:table-cell/>
          <table:table-cell office:value-type="float" office:value="607140" calcext:value-type="float">
            <text:p>607140</text:p>
          </table:table-cell>
        </table:table-row>
        <table:table-row table:style-name="ro1">
          <table:table-cell office:value-type="string" calcext:value-type="string">
            <text:p>2019-12</text:p>
          </table:table-cell>
          <table:table-cell/>
          <table:table-cell office:value-type="float" office:value="330463" calcext:value-type="float">
            <text:p>330463</text:p>
          </table:table-cell>
          <table:table-cell office:value-type="float" office:value="832" calcext:value-type="float">
            <text:p>832</text:p>
          </table:table-cell>
          <table:table-cell office:value-type="float" office:value="135570" calcext:value-type="float">
            <text:p>135570</text:p>
          </table:table-cell>
          <table:table-cell office:value-type="float" office:value="42151" calcext:value-type="float">
            <text:p>42151</text:p>
          </table:table-cell>
          <table:table-cell/>
          <table:table-cell office:value-type="float" office:value="507039" calcext:value-type="float">
            <text:p>507039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/>
          <table:table-cell office:value-type="float" office:value="317013" calcext:value-type="float">
            <text:p>317013</text:p>
          </table:table-cell>
          <table:table-cell office:value-type="float" office:value="620" calcext:value-type="float">
            <text:p>620</text:p>
          </table:table-cell>
          <table:table-cell office:value-type="float" office:value="143964" calcext:value-type="float">
            <text:p>143964</text:p>
          </table:table-cell>
          <table:table-cell office:value-type="float" office:value="43523" calcext:value-type="float">
            <text:p>43523</text:p>
          </table:table-cell>
          <table:table-cell/>
          <table:table-cell office:value-type="float" office:value="502431" calcext:value-type="float">
            <text:p>502431</text:p>
          </table:table-cell>
        </table:table-row>
        <table:table-row table:style-name="ro1">
          <table:table-cell office:value-type="string" calcext:value-type="string">
            <text:p>2020-02</text:p>
          </table:table-cell>
          <table:table-cell/>
          <table:table-cell office:value-type="float" office:value="261777" calcext:value-type="float">
            <text:p>261777</text:p>
          </table:table-cell>
          <table:table-cell office:value-type="float" office:value="745" calcext:value-type="float">
            <text:p>745</text:p>
          </table:table-cell>
          <table:table-cell office:value-type="float" office:value="156919" calcext:value-type="float">
            <text:p>156919</text:p>
          </table:table-cell>
          <table:table-cell office:value-type="float" office:value="41725" calcext:value-type="float">
            <text:p>41725</text:p>
          </table:table-cell>
          <table:table-cell/>
          <table:table-cell office:value-type="float" office:value="459113" calcext:value-type="float">
            <text:p>459113</text:p>
          </table:table-cell>
        </table:table-row>
        <table:table-row table:style-name="ro1">
          <table:table-cell office:value-type="string" calcext:value-type="string">
            <text:p>2020-03</text:p>
          </table:table-cell>
          <table:table-cell/>
          <table:table-cell office:value-type="float" office:value="370787" calcext:value-type="float">
            <text:p>370787</text:p>
          </table:table-cell>
          <table:table-cell office:value-type="float" office:value="861" calcext:value-type="float">
            <text:p>861</text:p>
          </table:table-cell>
          <table:table-cell office:value-type="float" office:value="173083" calcext:value-type="float">
            <text:p>173083</text:p>
          </table:table-cell>
          <table:table-cell office:value-type="float" office:value="46939" calcext:value-type="float">
            <text:p>46939</text:p>
          </table:table-cell>
          <table:table-cell/>
          <table:table-cell office:value-type="float" office:value="587065" calcext:value-type="float">
            <text:p>587065</text:p>
          </table:table-cell>
        </table:table-row>
        <table:table-row table:style-name="ro1">
          <table:table-cell office:value-type="string" calcext:value-type="string">
            <text:p>2020-04</text:p>
          </table:table-cell>
          <table:table-cell/>
          <table:table-cell office:value-type="float" office:value="392693" calcext:value-type="float">
            <text:p>392693</text:p>
          </table:table-cell>
          <table:table-cell office:value-type="float" office:value="1072" calcext:value-type="float">
            <text:p>1072</text:p>
          </table:table-cell>
          <table:table-cell office:value-type="float" office:value="199585" calcext:value-type="float">
            <text:p>199585</text:p>
          </table:table-cell>
          <table:table-cell office:value-type="float" office:value="29723" calcext:value-type="float">
            <text:p>29723</text:p>
          </table:table-cell>
          <table:table-cell/>
          <table:table-cell office:value-type="float" office:value="617754" calcext:value-type="float">
            <text:p>617754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/>
          <table:table-cell office:value-type="float" office:value="406418" calcext:value-type="float">
            <text:p>406418</text:p>
          </table:table-cell>
          <table:table-cell office:value-type="float" office:value="929" calcext:value-type="float">
            <text:p>929</text:p>
          </table:table-cell>
          <table:table-cell office:value-type="float" office:value="190574" calcext:value-type="float">
            <text:p>190574</text:p>
          </table:table-cell>
          <table:table-cell office:value-type="float" office:value="30256" calcext:value-type="float">
            <text:p>30256</text:p>
          </table:table-cell>
          <table:table-cell/>
          <table:table-cell office:value-type="float" office:value="627455" calcext:value-type="float">
            <text:p>627455</text:p>
          </table:table-cell>
        </table:table-row>
        <table:table-row table:style-name="ro1">
          <table:table-cell office:value-type="string" calcext:value-type="string">
            <text:p>2020-06</text:p>
          </table:table-cell>
          <table:table-cell/>
          <table:table-cell office:value-type="float" office:value="354989" calcext:value-type="float">
            <text:p>354989</text:p>
          </table:table-cell>
          <table:table-cell office:value-type="float" office:value="663" calcext:value-type="float">
            <text:p>663</text:p>
          </table:table-cell>
          <table:table-cell office:value-type="float" office:value="156229" calcext:value-type="float">
            <text:p>156229</text:p>
          </table:table-cell>
          <table:table-cell office:value-type="float" office:value="25541" calcext:value-type="float">
            <text:p>25541</text:p>
          </table:table-cell>
          <table:table-cell/>
          <table:table-cell office:value-type="float" office:value="536405" calcext:value-type="float">
            <text:p>536405</text:p>
          </table:table-cell>
        </table:table-row>
        <table:table-row table:style-name="ro1">
          <table:table-cell office:value-type="string" calcext:value-type="string">
            <text:p>2020-07</text:p>
          </table:table-cell>
          <table:table-cell/>
          <table:table-cell office:value-type="float" office:value="303807" calcext:value-type="float">
            <text:p>303807</text:p>
          </table:table-cell>
          <table:table-cell office:value-type="float" office:value="562" calcext:value-type="float">
            <text:p>562</text:p>
          </table:table-cell>
          <table:table-cell office:value-type="float" office:value="130873" calcext:value-type="float">
            <text:p>130873</text:p>
          </table:table-cell>
          <table:table-cell office:value-type="float" office:value="21564" calcext:value-type="float">
            <text:p>21564</text:p>
          </table:table-cell>
          <table:table-cell/>
          <table:table-cell office:value-type="float" office:value="454745" calcext:value-type="float">
            <text:p>454745</text:p>
          </table:table-cell>
        </table:table-row>
        <table:table-row table:style-name="ro1">
          <table:table-cell office:value-type="string" calcext:value-type="string">
            <text:p>2020-08</text:p>
          </table:table-cell>
          <table:table-cell/>
          <table:table-cell office:value-type="float" office:value="280310" calcext:value-type="float">
            <text:p>280310</text:p>
          </table:table-cell>
          <table:table-cell office:value-type="float" office:value="500" calcext:value-type="float">
            <text:p>500</text:p>
          </table:table-cell>
          <table:table-cell office:value-type="float" office:value="134202" calcext:value-type="float">
            <text:p>134202</text:p>
          </table:table-cell>
          <table:table-cell office:value-type="float" office:value="22934" calcext:value-type="float">
            <text:p>22934</text:p>
          </table:table-cell>
          <table:table-cell/>
          <table:table-cell office:value-type="float" office:value="437145" calcext:value-type="float">
            <text:p>437145</text:p>
          </table:table-cell>
        </table:table-row>
        <table:table-row table:style-name="ro1">
          <table:table-cell office:value-type="string" calcext:value-type="string">
            <text:p>2020-09</text:p>
          </table:table-cell>
          <table:table-cell/>
          <table:table-cell office:value-type="float" office:value="330395" calcext:value-type="float">
            <text:p>330395</text:p>
          </table:table-cell>
          <table:table-cell office:value-type="float" office:value="804" calcext:value-type="float">
            <text:p>804</text:p>
          </table:table-cell>
          <table:table-cell office:value-type="float" office:value="148705" calcext:value-type="float">
            <text:p>148705</text:p>
          </table:table-cell>
          <table:table-cell office:value-type="float" office:value="30975" calcext:value-type="float">
            <text:p>30975</text:p>
          </table:table-cell>
          <table:table-cell/>
          <table:table-cell office:value-type="float" office:value="509975" calcext:value-type="float">
            <text:p>509975</text:p>
          </table:table-cell>
        </table:table-row>
        <table:table-row table:style-name="ro1">
          <table:table-cell office:value-type="string" calcext:value-type="string">
            <text:p>2020-10</text:p>
          </table:table-cell>
          <table:table-cell/>
          <table:table-cell office:value-type="float" office:value="381143" calcext:value-type="float">
            <text:p>381143</text:p>
          </table:table-cell>
          <table:table-cell office:value-type="float" office:value="1143" calcext:value-type="float">
            <text:p>1143</text:p>
          </table:table-cell>
          <table:table-cell office:value-type="float" office:value="181245" calcext:value-type="float">
            <text:p>181245</text:p>
          </table:table-cell>
          <table:table-cell office:value-type="float" office:value="24854" calcext:value-type="float">
            <text:p>24854</text:p>
          </table:table-cell>
          <table:table-cell/>
          <table:table-cell office:value-type="float" office:value="587522" calcext:value-type="float">
            <text:p>587522</text:p>
          </table:table-cell>
        </table:table-row>
        <table:table-row table:style-name="ro1">
          <table:table-cell office:value-type="string" calcext:value-type="string">
            <text:p>2020-11</text:p>
          </table:table-cell>
          <table:table-cell/>
          <table:table-cell office:value-type="float" office:value="402686" calcext:value-type="float">
            <text:p>402686</text:p>
          </table:table-cell>
          <table:table-cell office:value-type="float" office:value="1136" calcext:value-type="float">
            <text:p>1136</text:p>
          </table:table-cell>
          <table:table-cell office:value-type="float" office:value="194004" calcext:value-type="float">
            <text:p>194004</text:p>
          </table:table-cell>
          <table:table-cell office:value-type="float" office:value="22103" calcext:value-type="float">
            <text:p>22103</text:p>
          </table:table-cell>
          <table:table-cell/>
          <table:table-cell office:value-type="float" office:value="619269" calcext:value-type="float">
            <text:p>619269</text:p>
          </table:table-cell>
        </table:table-row>
        <table:table-row table:style-name="ro1">
          <table:table-cell office:value-type="string" calcext:value-type="string">
            <text:p>2020-12</text:p>
          </table:table-cell>
          <table:table-cell/>
          <table:table-cell office:value-type="float" office:value="354089" calcext:value-type="float">
            <text:p>354089</text:p>
          </table:table-cell>
          <table:table-cell office:value-type="float" office:value="1014" calcext:value-type="float">
            <text:p>1014</text:p>
          </table:table-cell>
          <table:table-cell office:value-type="float" office:value="165159" calcext:value-type="float">
            <text:p>165159</text:p>
          </table:table-cell>
          <table:table-cell office:value-type="float" office:value="20658" calcext:value-type="float">
            <text:p>20658</text:p>
          </table:table-cell>
          <table:table-cell/>
          <table:table-cell office:value-type="float" office:value="540369" calcext:value-type="float">
            <text:p>540369</text:p>
          </table:table-cell>
        </table:table-row>
        <table:table-row table:style-name="ro1">
          <table:table-cell office:value-type="string" calcext:value-type="string">
            <text:p>2021-01</text:p>
          </table:table-cell>
          <table:table-cell/>
          <table:table-cell office:value-type="float" office:value="370891" calcext:value-type="float">
            <text:p>370891</text:p>
          </table:table-cell>
          <table:table-cell office:value-type="float" office:value="917" calcext:value-type="float">
            <text:p>917</text:p>
          </table:table-cell>
          <table:table-cell office:value-type="float" office:value="166747" calcext:value-type="float">
            <text:p>166747</text:p>
          </table:table-cell>
          <table:table-cell office:value-type="float" office:value="21658" calcext:value-type="float">
            <text:p>21658</text:p>
          </table:table-cell>
          <table:table-cell/>
          <table:table-cell office:value-type="float" office:value="559683" calcext:value-type="float">
            <text:p>559683</text:p>
          </table:table-cell>
        </table:table-row>
        <table:table-row table:style-name="ro1">
          <table:table-cell office:value-type="string" calcext:value-type="string">
            <text:p>2021-02</text:p>
          </table:table-cell>
          <table:table-cell/>
          <table:table-cell office:value-type="float" office:value="357002" calcext:value-type="float">
            <text:p>357002</text:p>
          </table:table-cell>
          <table:table-cell office:value-type="float" office:value="955" calcext:value-type="float">
            <text:p>955</text:p>
          </table:table-cell>
          <table:table-cell office:value-type="float" office:value="158454" calcext:value-type="float">
            <text:p>158454</text:p>
          </table:table-cell>
          <table:table-cell office:value-type="float" office:value="22599" calcext:value-type="float">
            <text:p>22599</text:p>
          </table:table-cell>
          <table:table-cell/>
          <table:table-cell office:value-type="float" office:value="536984" calcext:value-type="float">
            <text:p>536984</text:p>
          </table:table-cell>
        </table:table-row>
        <table:table-row table:style-name="ro1">
          <table:table-cell office:value-type="string" calcext:value-type="string">
            <text:p>2021-03</text:p>
          </table:table-cell>
          <table:table-cell/>
          <table:table-cell office:value-type="float" office:value="469968" calcext:value-type="float">
            <text:p>469968</text:p>
          </table:table-cell>
          <table:table-cell office:value-type="float" office:value="1710" calcext:value-type="float">
            <text:p>1710</text:p>
          </table:table-cell>
          <table:table-cell office:value-type="float" office:value="188897" calcext:value-type="float">
            <text:p>188897</text:p>
          </table:table-cell>
          <table:table-cell office:value-type="float" office:value="29796" calcext:value-type="float">
            <text:p>29796</text:p>
          </table:table-cell>
          <table:table-cell/>
          <table:table-cell office:value-type="float" office:value="689048" calcext:value-type="float">
            <text:p>689048</text:p>
          </table:table-cell>
        </table:table-row>
        <table:table-row table:style-name="ro1">
          <table:table-cell office:value-type="string" calcext:value-type="string">
            <text:p>2021-04</text:p>
          </table:table-cell>
          <table:table-cell/>
          <table:table-cell office:value-type="float" office:value="464508" calcext:value-type="float">
            <text:p>464508</text:p>
          </table:table-cell>
          <table:table-cell office:value-type="float" office:value="1128" calcext:value-type="float">
            <text:p>1128</text:p>
          </table:table-cell>
          <table:table-cell office:value-type="float" office:value="184566" calcext:value-type="float">
            <text:p>184566</text:p>
          </table:table-cell>
          <table:table-cell office:value-type="float" office:value="24781" calcext:value-type="float">
            <text:p>24781</text:p>
          </table:table-cell>
          <table:table-cell/>
          <table:table-cell office:value-type="float" office:value="674225" calcext:value-type="float">
            <text:p>674225</text:p>
          </table:table-cell>
        </table:table-row>
        <table:table-row table:style-name="ro1">
          <table:table-cell office:value-type="string" calcext:value-type="string">
            <text:p>2021-05</text:p>
          </table:table-cell>
          <table:table-cell/>
          <table:table-cell office:value-type="float" office:value="442135" calcext:value-type="float">
            <text:p>442135</text:p>
          </table:table-cell>
          <table:table-cell office:value-type="float" office:value="1069" calcext:value-type="float">
            <text:p>1069</text:p>
          </table:table-cell>
          <table:table-cell office:value-type="float" office:value="175261" calcext:value-type="float">
            <text:p>175261</text:p>
          </table:table-cell>
          <table:table-cell office:value-type="float" office:value="23701" calcext:value-type="float">
            <text:p>23701</text:p>
          </table:table-cell>
          <table:table-cell/>
          <table:table-cell office:value-type="float" office:value="639773" calcext:value-type="float">
            <text:p>6397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6859" calcext:value-type="float">
            <text:p>3356859</text:p>
          </table:table-cell>
          <table:table-cell office:value-type="float" office:value="82824570" calcext:value-type="float">
            <text:p>82824570</text:p>
          </table:table-cell>
          <table:table-cell office:value-type="float" office:value="230797" calcext:value-type="float">
            <text:p>230797</text:p>
          </table:table-cell>
          <table:table-cell office:value-type="float" office:value="26048527" calcext:value-type="float">
            <text:p>26048527</text:p>
          </table:table-cell>
          <table:table-cell office:value-type="float" office:value="7950748" calcext:value-type="float">
            <text:p>7950748</text:p>
          </table:table-cell>
          <table:table-cell office:value-type="float" office:value="46212" calcext:value-type="float">
            <text:p>46212</text:p>
          </table:table-cell>
          <table:table-cell office:value-type="float" office:value="120003511" calcext:value-type="float">
            <text:p>120003511</text:p>
          </table:table-cell>
        </table:table-row>
      </table:table>
      <table:table table:name="Participating Services - Abstract View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netec</text:p>
          </table:table-cell>
          <table:table-cell office:value-type="string" calcext:value-type="string">
            <text:p>ideas</text:p>
          </table:table-cell>
          <table:table-cell office:value-type="string" calcext:value-type="string">
            <text:p>socionet</text:p>
          </table:table-cell>
          <table:table-cell office:value-type="string" calcext:value-type="string">
            <text:p>econpapers</text:p>
          </table:table-cell>
          <table:table-cell office:value-type="string" calcext:value-type="string">
            <text:p>economists_onlin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1998-01</text:p>
          </table:table-cell>
          <table:table-cell office:value-type="float" office:value="13613" calcext:value-type="float">
            <text:p>13613</text:p>
          </table:table-cell>
          <table:table-cell table:number-columns-repeated="4"/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string" calcext:value-type="string">
            <text:p>1998-02</text:p>
          </table:table-cell>
          <table:table-cell office:value-type="float" office:value="17552" calcext:value-type="float">
            <text:p>17552</text:p>
          </table:table-cell>
          <table:table-cell table:number-columns-repeated="4"/>
          <table:table-cell office:value-type="float" office:value="13571" calcext:value-type="float">
            <text:p>13571</text:p>
          </table:table-cell>
        </table:table-row>
        <table:table-row table:style-name="ro1">
          <table:table-cell office:value-type="string" calcext:value-type="string">
            <text:p>1998-03</text:p>
          </table:table-cell>
          <table:table-cell office:value-type="float" office:value="22901" calcext:value-type="float">
            <text:p>22901</text:p>
          </table:table-cell>
          <table:table-cell table:number-columns-repeated="4"/>
          <table:table-cell office:value-type="float" office:value="18229" calcext:value-type="float">
            <text:p>18229</text:p>
          </table:table-cell>
        </table:table-row>
        <table:table-row table:style-name="ro1">
          <table:table-cell office:value-type="string" calcext:value-type="string">
            <text:p>1998-04</text:p>
          </table:table-cell>
          <table:table-cell office:value-type="float" office:value="27347" calcext:value-type="float">
            <text:p>27347</text:p>
          </table:table-cell>
          <table:table-cell table:number-columns-repeated="4"/>
          <table:table-cell office:value-type="float" office:value="22087" calcext:value-type="float">
            <text:p>22087</text:p>
          </table:table-cell>
        </table:table-row>
        <table:table-row table:style-name="ro1">
          <table:table-cell office:value-type="string" calcext:value-type="string">
            <text:p>1998-05</text:p>
          </table:table-cell>
          <table:table-cell office:value-type="float" office:value="35089" calcext:value-type="float">
            <text:p>35089</text:p>
          </table:table-cell>
          <table:table-cell office:value-type="float" office:value="121072" calcext:value-type="float">
            <text:p>121072</text:p>
          </table:table-cell>
          <table:table-cell table:number-columns-repeated="3"/>
          <table:table-cell office:value-type="float" office:value="55753" calcext:value-type="float">
            <text:p>55753</text:p>
          </table:table-cell>
        </table:table-row>
        <table:table-row table:style-name="ro1">
          <table:table-cell office:value-type="string" calcext:value-type="string">
            <text:p>1998-06</text:p>
          </table:table-cell>
          <table:table-cell office:value-type="float" office:value="39973" calcext:value-type="float">
            <text:p>39973</text:p>
          </table:table-cell>
          <table:table-cell office:value-type="float" office:value="85488" calcext:value-type="float">
            <text:p>85488</text:p>
          </table:table-cell>
          <table:table-cell table:number-columns-repeated="3"/>
          <table:table-cell office:value-type="float" office:value="55093" calcext:value-type="float">
            <text:p>55093</text:p>
          </table:table-cell>
        </table:table-row>
        <table:table-row table:style-name="ro1">
          <table:table-cell office:value-type="string" calcext:value-type="string">
            <text:p>1998-07</text:p>
          </table:table-cell>
          <table:table-cell office:value-type="float" office:value="41897" calcext:value-type="float">
            <text:p>41897</text:p>
          </table:table-cell>
          <table:table-cell office:value-type="float" office:value="139941" calcext:value-type="float">
            <text:p>139941</text:p>
          </table:table-cell>
          <table:table-cell table:number-columns-repeated="3"/>
          <table:table-cell office:value-type="float" office:value="71238" calcext:value-type="float">
            <text:p>71238</text:p>
          </table:table-cell>
        </table:table-row>
        <table:table-row table:style-name="ro1">
          <table:table-cell office:value-type="string" calcext:value-type="string">
            <text:p>1998-08</text:p>
          </table:table-cell>
          <table:table-cell office:value-type="float" office:value="43487" calcext:value-type="float">
            <text:p>43487</text:p>
          </table:table-cell>
          <table:table-cell office:value-type="float" office:value="201015" calcext:value-type="float">
            <text:p>201015</text:p>
          </table:table-cell>
          <table:table-cell table:number-columns-repeated="3"/>
          <table:table-cell office:value-type="float" office:value="92033" calcext:value-type="float">
            <text:p>92033</text:p>
          </table:table-cell>
        </table:table-row>
        <table:table-row table:style-name="ro1">
          <table:table-cell office:value-type="string" calcext:value-type="string">
            <text:p>1998-09</text:p>
          </table:table-cell>
          <table:table-cell office:value-type="float" office:value="34011" calcext:value-type="float">
            <text:p>34011</text:p>
          </table:table-cell>
          <table:table-cell office:value-type="float" office:value="91379" calcext:value-type="float">
            <text:p>91379</text:p>
          </table:table-cell>
          <table:table-cell table:number-columns-repeated="3"/>
          <table:table-cell office:value-type="float" office:value="57818" calcext:value-type="float">
            <text:p>57818</text:p>
          </table:table-cell>
        </table:table-row>
        <table:table-row table:style-name="ro1">
          <table:table-cell office:value-type="string" calcext:value-type="string">
            <text:p>1998-10</text:p>
          </table:table-cell>
          <table:table-cell office:value-type="float" office:value="61695" calcext:value-type="float">
            <text:p>61695</text:p>
          </table:table-cell>
          <table:table-cell office:value-type="float" office:value="128689" calcext:value-type="float">
            <text:p>128689</text:p>
          </table:table-cell>
          <table:table-cell table:number-columns-repeated="3"/>
          <table:table-cell office:value-type="float" office:value="105485" calcext:value-type="float">
            <text:p>105485</text:p>
          </table:table-cell>
        </table:table-row>
        <table:table-row table:style-name="ro1">
          <table:table-cell office:value-type="string" calcext:value-type="string">
            <text:p>1998-11</text:p>
          </table:table-cell>
          <table:table-cell office:value-type="float" office:value="86215" calcext:value-type="float">
            <text:p>86215</text:p>
          </table:table-cell>
          <table:table-cell office:value-type="float" office:value="164679" calcext:value-type="float">
            <text:p>164679</text:p>
          </table:table-cell>
          <table:table-cell table:number-columns-repeated="3"/>
          <table:table-cell office:value-type="float" office:value="152553" calcext:value-type="float">
            <text:p>152553</text:p>
          </table:table-cell>
        </table:table-row>
        <table:table-row table:style-name="ro1">
          <table:table-cell office:value-type="string" calcext:value-type="string">
            <text:p>1998-12</text:p>
          </table:table-cell>
          <table:table-cell office:value-type="float" office:value="44719" calcext:value-type="float">
            <text:p>44719</text:p>
          </table:table-cell>
          <table:table-cell office:value-type="float" office:value="87472" calcext:value-type="float">
            <text:p>87472</text:p>
          </table:table-cell>
          <table:table-cell table:number-columns-repeated="3"/>
          <table:table-cell office:value-type="float" office:value="73822" calcext:value-type="float">
            <text:p>73822</text:p>
          </table:table-cell>
        </table:table-row>
        <table:table-row table:style-name="ro1">
          <table:table-cell office:value-type="string" calcext:value-type="string">
            <text:p>1999-01</text:p>
          </table:table-cell>
          <table:table-cell office:value-type="float" office:value="64137" calcext:value-type="float">
            <text:p>64137</text:p>
          </table:table-cell>
          <table:table-cell office:value-type="float" office:value="189058" calcext:value-type="float">
            <text:p>189058</text:p>
          </table:table-cell>
          <table:table-cell table:number-columns-repeated="3"/>
          <table:table-cell office:value-type="float" office:value="128755" calcext:value-type="float">
            <text:p>128755</text:p>
          </table:table-cell>
        </table:table-row>
        <table:table-row table:style-name="ro1">
          <table:table-cell office:value-type="string" calcext:value-type="string">
            <text:p>1999-02</text:p>
          </table:table-cell>
          <table:table-cell office:value-type="float" office:value="49947" calcext:value-type="float">
            <text:p>49947</text:p>
          </table:table-cell>
          <table:table-cell office:value-type="float" office:value="178291" calcext:value-type="float">
            <text:p>178291</text:p>
          </table:table-cell>
          <table:table-cell table:number-columns-repeated="3"/>
          <table:table-cell office:value-type="float" office:value="100965" calcext:value-type="float">
            <text:p>100965</text:p>
          </table:table-cell>
        </table:table-row>
        <table:table-row table:style-name="ro1">
          <table:table-cell office:value-type="string" calcext:value-type="string">
            <text:p>1999-03</text:p>
          </table:table-cell>
          <table:table-cell office:value-type="float" office:value="88932" calcext:value-type="float">
            <text:p>88932</text:p>
          </table:table-cell>
          <table:table-cell office:value-type="float" office:value="162576" calcext:value-type="float">
            <text:p>162576</text:p>
          </table:table-cell>
          <table:table-cell table:number-columns-repeated="3"/>
          <table:table-cell office:value-type="float" office:value="168357" calcext:value-type="float">
            <text:p>168357</text:p>
          </table:table-cell>
        </table:table-row>
        <table:table-row table:style-name="ro1">
          <table:table-cell office:value-type="string" calcext:value-type="string">
            <text:p>1999-04</text:p>
          </table:table-cell>
          <table:table-cell office:value-type="float" office:value="94400" calcext:value-type="float">
            <text:p>94400</text:p>
          </table:table-cell>
          <table:table-cell office:value-type="float" office:value="230973" calcext:value-type="float">
            <text:p>230973</text:p>
          </table:table-cell>
          <table:table-cell table:number-columns-repeated="3"/>
          <table:table-cell office:value-type="float" office:value="214671" calcext:value-type="float">
            <text:p>214671</text:p>
          </table:table-cell>
        </table:table-row>
        <table:table-row table:style-name="ro1">
          <table:table-cell office:value-type="string" calcext:value-type="string">
            <text:p>1999-05</text:p>
          </table:table-cell>
          <table:table-cell office:value-type="float" office:value="86442" calcext:value-type="float">
            <text:p>86442</text:p>
          </table:table-cell>
          <table:table-cell office:value-type="float" office:value="203730" calcext:value-type="float">
            <text:p>203730</text:p>
          </table:table-cell>
          <table:table-cell table:number-columns-repeated="3"/>
          <table:table-cell office:value-type="float" office:value="187793" calcext:value-type="float">
            <text:p>187793</text:p>
          </table:table-cell>
        </table:table-row>
        <table:table-row table:style-name="ro1">
          <table:table-cell office:value-type="string" calcext:value-type="string">
            <text:p>1999-06</text:p>
          </table:table-cell>
          <table:table-cell office:value-type="float" office:value="100215" calcext:value-type="float">
            <text:p>100215</text:p>
          </table:table-cell>
          <table:table-cell office:value-type="float" office:value="212180" calcext:value-type="float">
            <text:p>212180</text:p>
          </table:table-cell>
          <table:table-cell table:number-columns-repeated="3"/>
          <table:table-cell office:value-type="float" office:value="203028" calcext:value-type="float">
            <text:p>203028</text:p>
          </table:table-cell>
        </table:table-row>
        <table:table-row table:style-name="ro1">
          <table:table-cell office:value-type="string" calcext:value-type="string">
            <text:p>1999-07</text:p>
          </table:table-cell>
          <table:table-cell office:value-type="float" office:value="95851" calcext:value-type="float">
            <text:p>95851</text:p>
          </table:table-cell>
          <table:table-cell office:value-type="float" office:value="190071" calcext:value-type="float">
            <text:p>190071</text:p>
          </table:table-cell>
          <table:table-cell table:number-columns-repeated="3"/>
          <table:table-cell office:value-type="float" office:value="201307" calcext:value-type="float">
            <text:p>201307</text:p>
          </table:table-cell>
        </table:table-row>
        <table:table-row table:style-name="ro1">
          <table:table-cell office:value-type="string" calcext:value-type="string">
            <text:p>1999-08</text:p>
          </table:table-cell>
          <table:table-cell office:value-type="float" office:value="83328" calcext:value-type="float">
            <text:p>83328</text:p>
          </table:table-cell>
          <table:table-cell office:value-type="float" office:value="155363" calcext:value-type="float">
            <text:p>155363</text:p>
          </table:table-cell>
          <table:table-cell table:number-columns-repeated="3"/>
          <table:table-cell office:value-type="float" office:value="166774" calcext:value-type="float">
            <text:p>166774</text:p>
          </table:table-cell>
        </table:table-row>
        <table:table-row table:style-name="ro1">
          <table:table-cell office:value-type="string" calcext:value-type="string">
            <text:p>1999-09</text:p>
          </table:table-cell>
          <table:table-cell office:value-type="float" office:value="90813" calcext:value-type="float">
            <text:p>90813</text:p>
          </table:table-cell>
          <table:table-cell office:value-type="float" office:value="213709" calcext:value-type="float">
            <text:p>213709</text:p>
          </table:table-cell>
          <table:table-cell table:number-columns-repeated="3"/>
          <table:table-cell office:value-type="float" office:value="194152" calcext:value-type="float">
            <text:p>194152</text:p>
          </table:table-cell>
        </table:table-row>
        <table:table-row table:style-name="ro1">
          <table:table-cell office:value-type="string" calcext:value-type="string">
            <text:p>1999-10</text:p>
          </table:table-cell>
          <table:table-cell office:value-type="float" office:value="260731" calcext:value-type="float">
            <text:p>260731</text:p>
          </table:table-cell>
          <table:table-cell office:value-type="float" office:value="300642" calcext:value-type="float">
            <text:p>300642</text:p>
          </table:table-cell>
          <table:table-cell table:number-columns-repeated="3"/>
          <table:table-cell office:value-type="float" office:value="474652" calcext:value-type="float">
            <text:p>474652</text:p>
          </table:table-cell>
        </table:table-row>
        <table:table-row table:style-name="ro1">
          <table:table-cell office:value-type="string" calcext:value-type="string">
            <text:p>1999-11</text:p>
          </table:table-cell>
          <table:table-cell office:value-type="float" office:value="143780" calcext:value-type="float">
            <text:p>143780</text:p>
          </table:table-cell>
          <table:table-cell office:value-type="float" office:value="237143" calcext:value-type="float">
            <text:p>237143</text:p>
          </table:table-cell>
          <table:table-cell table:number-columns-repeated="3"/>
          <table:table-cell office:value-type="float" office:value="301744" calcext:value-type="float">
            <text:p>301744</text:p>
          </table:table-cell>
        </table:table-row>
        <table:table-row table:style-name="ro1">
          <table:table-cell office:value-type="string" calcext:value-type="string">
            <text:p>1999-12</text:p>
          </table:table-cell>
          <table:table-cell office:value-type="float" office:value="140027" calcext:value-type="float">
            <text:p>140027</text:p>
          </table:table-cell>
          <table:table-cell office:value-type="float" office:value="235662" calcext:value-type="float">
            <text:p>235662</text:p>
          </table:table-cell>
          <table:table-cell table:number-columns-repeated="3"/>
          <table:table-cell office:value-type="float" office:value="294960" calcext:value-type="float">
            <text:p>294960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47214" calcext:value-type="float">
            <text:p>147214</text:p>
          </table:table-cell>
          <table:table-cell office:value-type="float" office:value="222727" calcext:value-type="float">
            <text:p>222727</text:p>
          </table:table-cell>
          <table:table-cell table:number-columns-repeated="3"/>
          <table:table-cell office:value-type="float" office:value="300546" calcext:value-type="float">
            <text:p>300546</text:p>
          </table:table-cell>
        </table:table-row>
        <table:table-row table:style-name="ro1">
          <table:table-cell office:value-type="string" calcext:value-type="string">
            <text:p>2000-02</text:p>
          </table:table-cell>
          <table:table-cell office:value-type="float" office:value="231158" calcext:value-type="float">
            <text:p>231158</text:p>
          </table:table-cell>
          <table:table-cell office:value-type="float" office:value="351447" calcext:value-type="float">
            <text:p>351447</text:p>
          </table:table-cell>
          <table:table-cell table:number-columns-repeated="3"/>
          <table:table-cell office:value-type="float" office:value="498389" calcext:value-type="float">
            <text:p>498389</text:p>
          </table:table-cell>
        </table:table-row>
        <table:table-row table:style-name="ro1">
          <table:table-cell office:value-type="string" calcext:value-type="string">
            <text:p>2000-03</text:p>
          </table:table-cell>
          <table:table-cell office:value-type="float" office:value="435689" calcext:value-type="float">
            <text:p>435689</text:p>
          </table:table-cell>
          <table:table-cell office:value-type="float" office:value="584010" calcext:value-type="float">
            <text:p>584010</text:p>
          </table:table-cell>
          <table:table-cell table:number-columns-repeated="3"/>
          <table:table-cell office:value-type="float" office:value="903026" calcext:value-type="float">
            <text:p>903026</text:p>
          </table:table-cell>
        </table:table-row>
        <table:table-row table:style-name="ro1">
          <table:table-cell office:value-type="string" calcext:value-type="string">
            <text:p>2000-04</text:p>
          </table:table-cell>
          <table:table-cell office:value-type="float" office:value="397873" calcext:value-type="float">
            <text:p>397873</text:p>
          </table:table-cell>
          <table:table-cell office:value-type="float" office:value="630679" calcext:value-type="float">
            <text:p>630679</text:p>
          </table:table-cell>
          <table:table-cell table:number-columns-repeated="3"/>
          <table:table-cell office:value-type="float" office:value="914058" calcext:value-type="float">
            <text:p>914058</text:p>
          </table:table-cell>
        </table:table-row>
        <table:table-row table:style-name="ro1">
          <table:table-cell office:value-type="string" calcext:value-type="string">
            <text:p>2000-05</text:p>
          </table:table-cell>
          <table:table-cell office:value-type="float" office:value="351651" calcext:value-type="float">
            <text:p>351651</text:p>
          </table:table-cell>
          <table:table-cell office:value-type="float" office:value="553442" calcext:value-type="float">
            <text:p>553442</text:p>
          </table:table-cell>
          <table:table-cell table:number-columns-repeated="3"/>
          <table:table-cell office:value-type="float" office:value="791717" calcext:value-type="float">
            <text:p>791717</text:p>
          </table:table-cell>
        </table:table-row>
        <table:table-row table:style-name="ro1">
          <table:table-cell office:value-type="string" calcext:value-type="string">
            <text:p>2000-06</text:p>
          </table:table-cell>
          <table:table-cell office:value-type="float" office:value="268350" calcext:value-type="float">
            <text:p>268350</text:p>
          </table:table-cell>
          <table:table-cell office:value-type="float" office:value="405307" calcext:value-type="float">
            <text:p>405307</text:p>
          </table:table-cell>
          <table:table-cell table:number-columns-repeated="3"/>
          <table:table-cell office:value-type="float" office:value="584091" calcext:value-type="float">
            <text:p>584091</text:p>
          </table:table-cell>
        </table:table-row>
        <table:table-row table:style-name="ro1">
          <table:table-cell office:value-type="string" calcext:value-type="string">
            <text:p>2000-07</text:p>
          </table:table-cell>
          <table:table-cell office:value-type="float" office:value="221266" calcext:value-type="float">
            <text:p>221266</text:p>
          </table:table-cell>
          <table:table-cell office:value-type="float" office:value="422137" calcext:value-type="float">
            <text:p>422137</text:p>
          </table:table-cell>
          <table:table-cell table:number-columns-repeated="3"/>
          <table:table-cell office:value-type="float" office:value="537083" calcext:value-type="float">
            <text:p>537083</text:p>
          </table:table-cell>
        </table:table-row>
        <table:table-row table:style-name="ro1">
          <table:table-cell office:value-type="string" calcext:value-type="string">
            <text:p>2000-08</text:p>
          </table:table-cell>
          <table:table-cell office:value-type="float" office:value="154357" calcext:value-type="float">
            <text:p>154357</text:p>
          </table:table-cell>
          <table:table-cell office:value-type="float" office:value="474788" calcext:value-type="float">
            <text:p>474788</text:p>
          </table:table-cell>
          <table:table-cell table:number-columns-repeated="3"/>
          <table:table-cell office:value-type="float" office:value="479337" calcext:value-type="float">
            <text:p>479337</text:p>
          </table:table-cell>
        </table:table-row>
        <table:table-row table:style-name="ro1">
          <table:table-cell office:value-type="string" calcext:value-type="string">
            <text:p>2000-09</text:p>
          </table:table-cell>
          <table:table-cell office:value-type="float" office:value="155849" calcext:value-type="float">
            <text:p>155849</text:p>
          </table:table-cell>
          <table:table-cell office:value-type="float" office:value="549313" calcext:value-type="float">
            <text:p>549313</text:p>
          </table:table-cell>
          <table:table-cell table:number-columns-repeated="3"/>
          <table:table-cell office:value-type="float" office:value="542876" calcext:value-type="float">
            <text:p>542876</text:p>
          </table:table-cell>
        </table:table-row>
        <table:table-row table:style-name="ro1">
          <table:table-cell office:value-type="string" calcext:value-type="string">
            <text:p>2000-10</text:p>
          </table:table-cell>
          <table:table-cell office:value-type="float" office:value="212703" calcext:value-type="float">
            <text:p>212703</text:p>
          </table:table-cell>
          <table:table-cell office:value-type="float" office:value="572125" calcext:value-type="float">
            <text:p>572125</text:p>
          </table:table-cell>
          <table:table-cell table:number-columns-repeated="3"/>
          <table:table-cell office:value-type="float" office:value="672887" calcext:value-type="float">
            <text:p>672887</text:p>
          </table:table-cell>
        </table:table-row>
        <table:table-row table:style-name="ro1">
          <table:table-cell office:value-type="string" calcext:value-type="string">
            <text:p>2000-11</text:p>
          </table:table-cell>
          <table:table-cell office:value-type="float" office:value="190678" calcext:value-type="float">
            <text:p>190678</text:p>
          </table:table-cell>
          <table:table-cell office:value-type="float" office:value="631867" calcext:value-type="float">
            <text:p>631867</text:p>
          </table:table-cell>
          <table:table-cell table:number-columns-repeated="3"/>
          <table:table-cell office:value-type="float" office:value="671561" calcext:value-type="float">
            <text:p>671561</text:p>
          </table:table-cell>
        </table:table-row>
        <table:table-row table:style-name="ro1">
          <table:table-cell office:value-type="string" calcext:value-type="string">
            <text:p>2000-12</text:p>
          </table:table-cell>
          <table:table-cell office:value-type="float" office:value="177606" calcext:value-type="float">
            <text:p>177606</text:p>
          </table:table-cell>
          <table:table-cell office:value-type="float" office:value="475513" calcext:value-type="float">
            <text:p>475513</text:p>
          </table:table-cell>
          <table:table-cell table:number-columns-repeated="3"/>
          <table:table-cell office:value-type="float" office:value="550232" calcext:value-type="float">
            <text:p>550232</text:p>
          </table:table-cell>
        </table:table-row>
        <table:table-row table:style-name="ro1">
          <table:table-cell office:value-type="string" calcext:value-type="string">
            <text:p>2001-01</text:p>
          </table:table-cell>
          <table:table-cell office:value-type="float" office:value="185153" calcext:value-type="float">
            <text:p>185153</text:p>
          </table:table-cell>
          <table:table-cell office:value-type="float" office:value="463463" calcext:value-type="float">
            <text:p>463463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office:value-type="float" office:value="546930" calcext:value-type="float">
            <text:p>546930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77591" calcext:value-type="float">
            <text:p>177591</text:p>
          </table:table-cell>
          <table:table-cell office:value-type="float" office:value="552790" calcext:value-type="float">
            <text:p>552790</text:p>
          </table:table-cell>
          <table:table-cell office:value-type="float" office:value="4058" calcext:value-type="float">
            <text:p>4058</text:p>
          </table:table-cell>
          <table:table-cell table:number-columns-repeated="2"/>
          <table:table-cell office:value-type="float" office:value="596169" calcext:value-type="float">
            <text:p>596169</text:p>
          </table:table-cell>
        </table:table-row>
        <table:table-row table:style-name="ro1">
          <table:table-cell office:value-type="string" calcext:value-type="string">
            <text:p>2001-03</text:p>
          </table:table-cell>
          <table:table-cell office:value-type="float" office:value="272100" calcext:value-type="float">
            <text:p>272100</text:p>
          </table:table-cell>
          <table:table-cell office:value-type="float" office:value="604082" calcext:value-type="float">
            <text:p>604082</text:p>
          </table:table-cell>
          <table:table-cell office:value-type="float" office:value="2787" calcext:value-type="float">
            <text:p>2787</text:p>
          </table:table-cell>
          <table:table-cell table:number-columns-repeated="2"/>
          <table:table-cell office:value-type="float" office:value="758844" calcext:value-type="float">
            <text:p>758844</text:p>
          </table:table-cell>
        </table:table-row>
        <table:table-row table:style-name="ro1">
          <table:table-cell office:value-type="string" calcext:value-type="string">
            <text:p>2001-04</text:p>
          </table:table-cell>
          <table:table-cell office:value-type="float" office:value="383747" calcext:value-type="float">
            <text:p>383747</text:p>
          </table:table-cell>
          <table:table-cell office:value-type="float" office:value="594097" calcext:value-type="float">
            <text:p>594097</text:p>
          </table:table-cell>
          <table:table-cell table:number-columns-repeated="3"/>
          <table:table-cell office:value-type="float" office:value="888743" calcext:value-type="float">
            <text:p>888743</text:p>
          </table:table-cell>
        </table:table-row>
        <table:table-row table:style-name="ro1">
          <table:table-cell office:value-type="string" calcext:value-type="string">
            <text:p>2001-05</text:p>
          </table:table-cell>
          <table:table-cell office:value-type="float" office:value="306155" calcext:value-type="float">
            <text:p>306155</text:p>
          </table:table-cell>
          <table:table-cell office:value-type="float" office:value="491496" calcext:value-type="float">
            <text:p>491496</text:p>
          </table:table-cell>
          <table:table-cell office:value-type="float" office:value="2106" calcext:value-type="float">
            <text:p>2106</text:p>
          </table:table-cell>
          <table:table-cell table:number-columns-repeated="2"/>
          <table:table-cell office:value-type="float" office:value="720079" calcext:value-type="float">
            <text:p>720079</text:p>
          </table:table-cell>
        </table:table-row>
        <table:table-row table:style-name="ro1">
          <table:table-cell office:value-type="string" calcext:value-type="string">
            <text:p>2001-06</text:p>
          </table:table-cell>
          <table:table-cell office:value-type="float" office:value="248667" calcext:value-type="float">
            <text:p>248667</text:p>
          </table:table-cell>
          <table:table-cell office:value-type="float" office:value="671054" calcext:value-type="float">
            <text:p>671054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office:value-type="float" office:value="782797" calcext:value-type="float">
            <text:p>782797</text:p>
          </table:table-cell>
        </table:table-row>
        <table:table-row table:style-name="ro1">
          <table:table-cell office:value-type="string" calcext:value-type="string">
            <text:p>2001-07</text:p>
          </table:table-cell>
          <table:table-cell office:value-type="float" office:value="192706" calcext:value-type="float">
            <text:p>192706</text:p>
          </table:table-cell>
          <table:table-cell office:value-type="float" office:value="701610" calcext:value-type="float">
            <text:p>701610</text:p>
          </table:table-cell>
          <table:table-cell office:value-type="float" office:value="918" calcext:value-type="float">
            <text:p>918</text:p>
          </table:table-cell>
          <table:table-cell office:value-type="float" office:value="42899" calcext:value-type="float">
            <text:p>42899</text:p>
          </table:table-cell>
          <table:table-cell/>
          <table:table-cell office:value-type="float" office:value="782823" calcext:value-type="float">
            <text:p>782823</text:p>
          </table:table-cell>
        </table:table-row>
        <table:table-row table:style-name="ro1">
          <table:table-cell office:value-type="string" calcext:value-type="string">
            <text:p>2001-08</text:p>
          </table:table-cell>
          <table:table-cell office:value-type="float" office:value="188571" calcext:value-type="float">
            <text:p>188571</text:p>
          </table:table-cell>
          <table:table-cell office:value-type="float" office:value="516158" calcext:value-type="float">
            <text:p>516158</text:p>
          </table:table-cell>
          <table:table-cell office:value-type="float" office:value="828" calcext:value-type="float">
            <text:p>828</text:p>
          </table:table-cell>
          <table:table-cell office:value-type="float" office:value="98213" calcext:value-type="float">
            <text:p>98213</text:p>
          </table:table-cell>
          <table:table-cell/>
          <table:table-cell office:value-type="float" office:value="715991" calcext:value-type="float">
            <text:p>715991</text:p>
          </table:table-cell>
        </table:table-row>
        <table:table-row table:style-name="ro1">
          <table:table-cell office:value-type="string" calcext:value-type="string">
            <text:p>2001-09</text:p>
          </table:table-cell>
          <table:table-cell office:value-type="float" office:value="189850" calcext:value-type="float">
            <text:p>189850</text:p>
          </table:table-cell>
          <table:table-cell office:value-type="float" office:value="375211" calcext:value-type="float">
            <text:p>375211</text:p>
          </table:table-cell>
          <table:table-cell office:value-type="float" office:value="477" calcext:value-type="float">
            <text:p>477</text:p>
          </table:table-cell>
          <table:table-cell office:value-type="float" office:value="73513" calcext:value-type="float">
            <text:p>73513</text:p>
          </table:table-cell>
          <table:table-cell/>
          <table:table-cell office:value-type="float" office:value="565490" calcext:value-type="float">
            <text:p>565490</text:p>
          </table:table-cell>
        </table:table-row>
        <table:table-row table:style-name="ro1">
          <table:table-cell office:value-type="string" calcext:value-type="string">
            <text:p>2001-10</text:p>
          </table:table-cell>
          <table:table-cell office:value-type="float" office:value="252055" calcext:value-type="float">
            <text:p>252055</text:p>
          </table:table-cell>
          <table:table-cell office:value-type="float" office:value="360748" calcext:value-type="float">
            <text:p>360748</text:p>
          </table:table-cell>
          <table:table-cell office:value-type="float" office:value="1986" calcext:value-type="float">
            <text:p>1986</text:p>
          </table:table-cell>
          <table:table-cell office:value-type="float" office:value="90228" calcext:value-type="float">
            <text:p>90228</text:p>
          </table:table-cell>
          <table:table-cell/>
          <table:table-cell office:value-type="float" office:value="673153" calcext:value-type="float">
            <text:p>673153</text:p>
          </table:table-cell>
        </table:table-row>
        <table:table-row table:style-name="ro1">
          <table:table-cell office:value-type="string" calcext:value-type="string">
            <text:p>2001-11</text:p>
          </table:table-cell>
          <table:table-cell office:value-type="float" office:value="323991" calcext:value-type="float">
            <text:p>323991</text:p>
          </table:table-cell>
          <table:table-cell office:value-type="float" office:value="245815" calcext:value-type="float">
            <text:p>245815</text:p>
          </table:table-cell>
          <table:table-cell office:value-type="float" office:value="2789" calcext:value-type="float">
            <text:p>2789</text:p>
          </table:table-cell>
          <table:table-cell office:value-type="float" office:value="95863" calcext:value-type="float">
            <text:p>95863</text:p>
          </table:table-cell>
          <table:table-cell/>
          <table:table-cell office:value-type="float" office:value="654130" calcext:value-type="float">
            <text:p>654130</text:p>
          </table:table-cell>
        </table:table-row>
        <table:table-row table:style-name="ro1">
          <table:table-cell office:value-type="string" calcext:value-type="string">
            <text:p>2001-12</text:p>
          </table:table-cell>
          <table:table-cell office:value-type="float" office:value="264431" calcext:value-type="float">
            <text:p>264431</text:p>
          </table:table-cell>
          <table:table-cell office:value-type="float" office:value="179845" calcext:value-type="float">
            <text:p>179845</text:p>
          </table:table-cell>
          <table:table-cell office:value-type="float" office:value="5715" calcext:value-type="float">
            <text:p>5715</text:p>
          </table:table-cell>
          <table:table-cell office:value-type="float" office:value="81547" calcext:value-type="float">
            <text:p>81547</text:p>
          </table:table-cell>
          <table:table-cell/>
          <table:table-cell office:value-type="float" office:value="521518" calcext:value-type="float">
            <text:p>521518</text:p>
          </table:table-cell>
        </table:table-row>
        <table:table-row table:style-name="ro1">
          <table:table-cell office:value-type="string" calcext:value-type="string">
            <text:p>2002-01</text:p>
          </table:table-cell>
          <table:table-cell office:value-type="float" office:value="255467" calcext:value-type="float">
            <text:p>255467</text:p>
          </table:table-cell>
          <table:table-cell office:value-type="float" office:value="231091" calcext:value-type="float">
            <text:p>231091</text:p>
          </table:table-cell>
          <table:table-cell office:value-type="float" office:value="4739" calcext:value-type="float">
            <text:p>4739</text:p>
          </table:table-cell>
          <table:table-cell office:value-type="float" office:value="99159" calcext:value-type="float">
            <text:p>99159</text:p>
          </table:table-cell>
          <table:table-cell/>
          <table:table-cell office:value-type="float" office:value="579349" calcext:value-type="float">
            <text:p>579349</text:p>
          </table:table-cell>
        </table:table-row>
        <table:table-row table:style-name="ro1">
          <table:table-cell office:value-type="string" calcext:value-type="string">
            <text:p>2002-02</text:p>
          </table:table-cell>
          <table:table-cell office:value-type="float" office:value="218245" calcext:value-type="float">
            <text:p>218245</text:p>
          </table:table-cell>
          <table:table-cell office:value-type="float" office:value="229197" calcext:value-type="float">
            <text:p>229197</text:p>
          </table:table-cell>
          <table:table-cell office:value-type="float" office:value="3399" calcext:value-type="float">
            <text:p>3399</text:p>
          </table:table-cell>
          <table:table-cell office:value-type="float" office:value="117404" calcext:value-type="float">
            <text:p>117404</text:p>
          </table:table-cell>
          <table:table-cell/>
          <table:table-cell office:value-type="float" office:value="557724" calcext:value-type="float">
            <text:p>557724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271679" calcext:value-type="float">
            <text:p>271679</text:p>
          </table:table-cell>
          <table:table-cell office:value-type="float" office:value="246418" calcext:value-type="float">
            <text:p>246418</text:p>
          </table:table-cell>
          <table:table-cell office:value-type="float" office:value="5621" calcext:value-type="float">
            <text:p>5621</text:p>
          </table:table-cell>
          <table:table-cell office:value-type="float" office:value="129266" calcext:value-type="float">
            <text:p>129266</text:p>
          </table:table-cell>
          <table:table-cell/>
          <table:table-cell office:value-type="float" office:value="641019" calcext:value-type="float">
            <text:p>641019</text:p>
          </table:table-cell>
        </table:table-row>
        <table:table-row table:style-name="ro1">
          <table:table-cell office:value-type="string" calcext:value-type="string">
            <text:p>2002-04</text:p>
          </table:table-cell>
          <table:table-cell office:value-type="float" office:value="252718" calcext:value-type="float">
            <text:p>252718</text:p>
          </table:table-cell>
          <table:table-cell office:value-type="float" office:value="242732" calcext:value-type="float">
            <text:p>242732</text:p>
          </table:table-cell>
          <table:table-cell office:value-type="float" office:value="6057" calcext:value-type="float">
            <text:p>6057</text:p>
          </table:table-cell>
          <table:table-cell office:value-type="float" office:value="113216" calcext:value-type="float">
            <text:p>113216</text:p>
          </table:table-cell>
          <table:table-cell/>
          <table:table-cell office:value-type="float" office:value="603356" calcext:value-type="float">
            <text:p>603356</text:p>
          </table:table-cell>
        </table:table-row>
        <table:table-row table:style-name="ro1">
          <table:table-cell office:value-type="string" calcext:value-type="string">
            <text:p>2002-05</text:p>
          </table:table-cell>
          <table:table-cell office:value-type="float" office:value="212407" calcext:value-type="float">
            <text:p>212407</text:p>
          </table:table-cell>
          <table:table-cell office:value-type="float" office:value="237327" calcext:value-type="float">
            <text:p>237327</text:p>
          </table:table-cell>
          <table:table-cell office:value-type="float" office:value="16568" calcext:value-type="float">
            <text:p>16568</text:p>
          </table:table-cell>
          <table:table-cell office:value-type="float" office:value="123871" calcext:value-type="float">
            <text:p>123871</text:p>
          </table:table-cell>
          <table:table-cell/>
          <table:table-cell office:value-type="float" office:value="579163" calcext:value-type="float">
            <text:p>579163</text:p>
          </table:table-cell>
        </table:table-row>
        <table:table-row table:style-name="ro1">
          <table:table-cell office:value-type="string" calcext:value-type="string">
            <text:p>2002-06</text:p>
          </table:table-cell>
          <table:table-cell office:value-type="float" office:value="171054" calcext:value-type="float">
            <text:p>171054</text:p>
          </table:table-cell>
          <table:table-cell office:value-type="float" office:value="166061" calcext:value-type="float">
            <text:p>166061</text:p>
          </table:table-cell>
          <table:table-cell office:value-type="float" office:value="12938" calcext:value-type="float">
            <text:p>12938</text:p>
          </table:table-cell>
          <table:table-cell office:value-type="float" office:value="97981" calcext:value-type="float">
            <text:p>97981</text:p>
          </table:table-cell>
          <table:table-cell/>
          <table:table-cell office:value-type="float" office:value="441262" calcext:value-type="float">
            <text:p>441262</text:p>
          </table:table-cell>
        </table:table-row>
        <table:table-row table:style-name="ro1">
          <table:table-cell office:value-type="string" calcext:value-type="string">
            <text:p>2002-07</text:p>
          </table:table-cell>
          <table:table-cell office:value-type="float" office:value="208377" calcext:value-type="float">
            <text:p>208377</text:p>
          </table:table-cell>
          <table:table-cell office:value-type="float" office:value="214683" calcext:value-type="float">
            <text:p>214683</text:p>
          </table:table-cell>
          <table:table-cell office:value-type="float" office:value="3409" calcext:value-type="float">
            <text:p>3409</text:p>
          </table:table-cell>
          <table:table-cell office:value-type="float" office:value="110716" calcext:value-type="float">
            <text:p>110716</text:p>
          </table:table-cell>
          <table:table-cell/>
          <table:table-cell office:value-type="float" office:value="531164" calcext:value-type="float">
            <text:p>531164</text:p>
          </table:table-cell>
        </table:table-row>
        <table:table-row table:style-name="ro1">
          <table:table-cell office:value-type="string" calcext:value-type="string">
            <text:p>2002-08</text:p>
          </table:table-cell>
          <table:table-cell office:value-type="float" office:value="165206" calcext:value-type="float">
            <text:p>165206</text:p>
          </table:table-cell>
          <table:table-cell office:value-type="float" office:value="237451" calcext:value-type="float">
            <text:p>237451</text:p>
          </table:table-cell>
          <table:table-cell office:value-type="float" office:value="5291" calcext:value-type="float">
            <text:p>5291</text:p>
          </table:table-cell>
          <table:table-cell office:value-type="float" office:value="104320" calcext:value-type="float">
            <text:p>104320</text:p>
          </table:table-cell>
          <table:table-cell/>
          <table:table-cell office:value-type="float" office:value="506320" calcext:value-type="float">
            <text:p>506320</text:p>
          </table:table-cell>
        </table:table-row>
        <table:table-row table:style-name="ro1">
          <table:table-cell office:value-type="string" calcext:value-type="string">
            <text:p>2002-09</text:p>
          </table:table-cell>
          <table:table-cell office:value-type="float" office:value="217379" calcext:value-type="float">
            <text:p>217379</text:p>
          </table:table-cell>
          <table:table-cell office:value-type="float" office:value="310530" calcext:value-type="float">
            <text:p>310530</text:p>
          </table:table-cell>
          <table:table-cell office:value-type="float" office:value="2152" calcext:value-type="float">
            <text:p>2152</text:p>
          </table:table-cell>
          <table:table-cell office:value-type="float" office:value="139864" calcext:value-type="float">
            <text:p>139864</text:p>
          </table:table-cell>
          <table:table-cell/>
          <table:table-cell office:value-type="float" office:value="663365" calcext:value-type="float">
            <text:p>663365</text:p>
          </table:table-cell>
        </table:table-row>
        <table:table-row table:style-name="ro1">
          <table:table-cell office:value-type="string" calcext:value-type="string">
            <text:p>2002-10</text:p>
          </table:table-cell>
          <table:table-cell office:value-type="float" office:value="338737" calcext:value-type="float">
            <text:p>338737</text:p>
          </table:table-cell>
          <table:table-cell office:value-type="float" office:value="479248" calcext:value-type="float">
            <text:p>479248</text:p>
          </table:table-cell>
          <table:table-cell office:value-type="float" office:value="2497" calcext:value-type="float">
            <text:p>2497</text:p>
          </table:table-cell>
          <table:table-cell office:value-type="float" office:value="243358" calcext:value-type="float">
            <text:p>243358</text:p>
          </table:table-cell>
          <table:table-cell/>
          <table:table-cell office:value-type="float" office:value="1056076" calcext:value-type="float">
            <text:p>1056076</text:p>
          </table:table-cell>
        </table:table-row>
        <table:table-row table:style-name="ro1">
          <table:table-cell office:value-type="string" calcext:value-type="string">
            <text:p>2002-11</text:p>
          </table:table-cell>
          <table:table-cell office:value-type="float" office:value="324861" calcext:value-type="float">
            <text:p>324861</text:p>
          </table:table-cell>
          <table:table-cell office:value-type="float" office:value="413809" calcext:value-type="float">
            <text:p>413809</text:p>
          </table:table-cell>
          <table:table-cell office:value-type="float" office:value="4926" calcext:value-type="float">
            <text:p>4926</text:p>
          </table:table-cell>
          <table:table-cell office:value-type="float" office:value="266453" calcext:value-type="float">
            <text:p>266453</text:p>
          </table:table-cell>
          <table:table-cell/>
          <table:table-cell office:value-type="float" office:value="1004207" calcext:value-type="float">
            <text:p>1004207</text:p>
          </table:table-cell>
        </table:table-row>
        <table:table-row table:style-name="ro1">
          <table:table-cell office:value-type="string" calcext:value-type="string">
            <text:p>2002-12</text:p>
          </table:table-cell>
          <table:table-cell office:value-type="float" office:value="322758" calcext:value-type="float">
            <text:p>322758</text:p>
          </table:table-cell>
          <table:table-cell office:value-type="float" office:value="329964" calcext:value-type="float">
            <text:p>329964</text:p>
          </table:table-cell>
          <table:table-cell office:value-type="float" office:value="2352" calcext:value-type="float">
            <text:p>2352</text:p>
          </table:table-cell>
          <table:table-cell office:value-type="float" office:value="209711" calcext:value-type="float">
            <text:p>209711</text:p>
          </table:table-cell>
          <table:table-cell/>
          <table:table-cell office:value-type="float" office:value="860163" calcext:value-type="float">
            <text:p>860163</text:p>
          </table:table-cell>
        </table:table-row>
        <table:table-row table:style-name="ro1">
          <table:table-cell office:value-type="string" calcext:value-type="string">
            <text:p>2003-01</text:p>
          </table:table-cell>
          <table:table-cell office:value-type="float" office:value="272916" calcext:value-type="float">
            <text:p>272916</text:p>
          </table:table-cell>
          <table:table-cell office:value-type="float" office:value="472111" calcext:value-type="float">
            <text:p>472111</text:p>
          </table:table-cell>
          <table:table-cell office:value-type="float" office:value="1584" calcext:value-type="float">
            <text:p>1584</text:p>
          </table:table-cell>
          <table:table-cell office:value-type="float" office:value="183886" calcext:value-type="float">
            <text:p>183886</text:p>
          </table:table-cell>
          <table:table-cell/>
          <table:table-cell office:value-type="float" office:value="926260" calcext:value-type="float">
            <text:p>926260</text:p>
          </table:table-cell>
        </table:table-row>
        <table:table-row table:style-name="ro1">
          <table:table-cell office:value-type="string" calcext:value-type="string">
            <text:p>2003-02</text:p>
          </table:table-cell>
          <table:table-cell office:value-type="float" office:value="283706" calcext:value-type="float">
            <text:p>283706</text:p>
          </table:table-cell>
          <table:table-cell office:value-type="float" office:value="527731" calcext:value-type="float">
            <text:p>527731</text:p>
          </table:table-cell>
          <table:table-cell office:value-type="float" office:value="2039" calcext:value-type="float">
            <text:p>2039</text:p>
          </table:table-cell>
          <table:table-cell office:value-type="float" office:value="183937" calcext:value-type="float">
            <text:p>183937</text:p>
          </table:table-cell>
          <table:table-cell/>
          <table:table-cell office:value-type="float" office:value="992516" calcext:value-type="float">
            <text:p>992516</text:p>
          </table:table-cell>
        </table:table-row>
        <table:table-row table:style-name="ro1">
          <table:table-cell office:value-type="string" calcext:value-type="string">
            <text:p>2003-03</text:p>
          </table:table-cell>
          <table:table-cell office:value-type="float" office:value="277877" calcext:value-type="float">
            <text:p>277877</text:p>
          </table:table-cell>
          <table:table-cell office:value-type="float" office:value="613331" calcext:value-type="float">
            <text:p>613331</text:p>
          </table:table-cell>
          <table:table-cell office:value-type="float" office:value="2353" calcext:value-type="float">
            <text:p>2353</text:p>
          </table:table-cell>
          <table:table-cell office:value-type="float" office:value="206373" calcext:value-type="float">
            <text:p>206373</text:p>
          </table:table-cell>
          <table:table-cell/>
          <table:table-cell office:value-type="float" office:value="1094452" calcext:value-type="float">
            <text:p>1094452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301244" calcext:value-type="float">
            <text:p>301244</text:p>
          </table:table-cell>
          <table:table-cell office:value-type="float" office:value="713791" calcext:value-type="float">
            <text:p>713791</text:p>
          </table:table-cell>
          <table:table-cell office:value-type="float" office:value="3651" calcext:value-type="float">
            <text:p>3651</text:p>
          </table:table-cell>
          <table:table-cell office:value-type="float" office:value="255037" calcext:value-type="float">
            <text:p>255037</text:p>
          </table:table-cell>
          <table:table-cell/>
          <table:table-cell office:value-type="float" office:value="1266501" calcext:value-type="float">
            <text:p>1266501</text:p>
          </table:table-cell>
        </table:table-row>
        <table:table-row table:style-name="ro1">
          <table:table-cell office:value-type="string" calcext:value-type="string">
            <text:p>2003-05</text:p>
          </table:table-cell>
          <table:table-cell office:value-type="float" office:value="331400" calcext:value-type="float">
            <text:p>331400</text:p>
          </table:table-cell>
          <table:table-cell office:value-type="float" office:value="726759" calcext:value-type="float">
            <text:p>726759</text:p>
          </table:table-cell>
          <table:table-cell office:value-type="float" office:value="3046" calcext:value-type="float">
            <text:p>3046</text:p>
          </table:table-cell>
          <table:table-cell office:value-type="float" office:value="299878" calcext:value-type="float">
            <text:p>299878</text:p>
          </table:table-cell>
          <table:table-cell/>
          <table:table-cell office:value-type="float" office:value="1353963" calcext:value-type="float">
            <text:p>1353963</text:p>
          </table:table-cell>
        </table:table-row>
        <table:table-row table:style-name="ro1">
          <table:table-cell office:value-type="string" calcext:value-type="string">
            <text:p>2003-06</text:p>
          </table:table-cell>
          <table:table-cell office:value-type="float" office:value="219781" calcext:value-type="float">
            <text:p>219781</text:p>
          </table:table-cell>
          <table:table-cell office:value-type="float" office:value="709532" calcext:value-type="float">
            <text:p>709532</text:p>
          </table:table-cell>
          <table:table-cell office:value-type="float" office:value="1762" calcext:value-type="float">
            <text:p>1762</text:p>
          </table:table-cell>
          <table:table-cell office:value-type="float" office:value="239334" calcext:value-type="float">
            <text:p>239334</text:p>
          </table:table-cell>
          <table:table-cell/>
          <table:table-cell office:value-type="float" office:value="1160983" calcext:value-type="float">
            <text:p>1160983</text:p>
          </table:table-cell>
        </table:table-row>
        <table:table-row table:style-name="ro1">
          <table:table-cell office:value-type="string" calcext:value-type="string">
            <text:p>2003-07</text:p>
          </table:table-cell>
          <table:table-cell office:value-type="float" office:value="232051" calcext:value-type="float">
            <text:p>232051</text:p>
          </table:table-cell>
          <table:table-cell office:value-type="float" office:value="746220" calcext:value-type="float">
            <text:p>746220</text:p>
          </table:table-cell>
          <table:table-cell office:value-type="float" office:value="1124" calcext:value-type="float">
            <text:p>1124</text:p>
          </table:table-cell>
          <table:table-cell office:value-type="float" office:value="239978" calcext:value-type="float">
            <text:p>239978</text:p>
          </table:table-cell>
          <table:table-cell/>
          <table:table-cell office:value-type="float" office:value="1211614" calcext:value-type="float">
            <text:p>1211614</text:p>
          </table:table-cell>
        </table:table-row>
        <table:table-row table:style-name="ro1">
          <table:table-cell office:value-type="string" calcext:value-type="string">
            <text:p>2003-08</text:p>
          </table:table-cell>
          <table:table-cell office:value-type="float" office:value="264521" calcext:value-type="float">
            <text:p>264521</text:p>
          </table:table-cell>
          <table:table-cell office:value-type="float" office:value="719521" calcext:value-type="float">
            <text:p>719521</text:p>
          </table:table-cell>
          <table:table-cell office:value-type="float" office:value="1285" calcext:value-type="float">
            <text:p>1285</text:p>
          </table:table-cell>
          <table:table-cell office:value-type="float" office:value="284920" calcext:value-type="float">
            <text:p>284920</text:p>
          </table:table-cell>
          <table:table-cell/>
          <table:table-cell office:value-type="float" office:value="1261962" calcext:value-type="float">
            <text:p>1261962</text:p>
          </table:table-cell>
        </table:table-row>
        <table:table-row table:style-name="ro1">
          <table:table-cell office:value-type="string" calcext:value-type="string">
            <text:p>2003-09</text:p>
          </table:table-cell>
          <table:table-cell office:value-type="float" office:value="299219" calcext:value-type="float">
            <text:p>299219</text:p>
          </table:table-cell>
          <table:table-cell office:value-type="float" office:value="1037087" calcext:value-type="float">
            <text:p>1037087</text:p>
          </table:table-cell>
          <table:table-cell office:value-type="float" office:value="1886" calcext:value-type="float">
            <text:p>1886</text:p>
          </table:table-cell>
          <table:table-cell office:value-type="float" office:value="418491" calcext:value-type="float">
            <text:p>418491</text:p>
          </table:table-cell>
          <table:table-cell/>
          <table:table-cell office:value-type="float" office:value="1744742" calcext:value-type="float">
            <text:p>1744742</text:p>
          </table:table-cell>
        </table:table-row>
        <table:table-row table:style-name="ro1">
          <table:table-cell office:value-type="string" calcext:value-type="string">
            <text:p>2003-10</text:p>
          </table:table-cell>
          <table:table-cell office:value-type="float" office:value="490447" calcext:value-type="float">
            <text:p>490447</text:p>
          </table:table-cell>
          <table:table-cell office:value-type="float" office:value="1166935" calcext:value-type="float">
            <text:p>1166935</text:p>
          </table:table-cell>
          <table:table-cell office:value-type="float" office:value="2865" calcext:value-type="float">
            <text:p>2865</text:p>
          </table:table-cell>
          <table:table-cell office:value-type="float" office:value="519719" calcext:value-type="float">
            <text:p>519719</text:p>
          </table:table-cell>
          <table:table-cell/>
          <table:table-cell office:value-type="float" office:value="2160094" calcext:value-type="float">
            <text:p>2160094</text:p>
          </table:table-cell>
        </table:table-row>
        <table:table-row table:style-name="ro1">
          <table:table-cell office:value-type="string" calcext:value-type="string">
            <text:p>2003-11</text:p>
          </table:table-cell>
          <table:table-cell office:value-type="float" office:value="469206" calcext:value-type="float">
            <text:p>469206</text:p>
          </table:table-cell>
          <table:table-cell office:value-type="float" office:value="1224816" calcext:value-type="float">
            <text:p>1224816</text:p>
          </table:table-cell>
          <table:table-cell office:value-type="float" office:value="3263" calcext:value-type="float">
            <text:p>3263</text:p>
          </table:table-cell>
          <table:table-cell office:value-type="float" office:value="547462" calcext:value-type="float">
            <text:p>547462</text:p>
          </table:table-cell>
          <table:table-cell/>
          <table:table-cell office:value-type="float" office:value="2222874" calcext:value-type="float">
            <text:p>2222874</text:p>
          </table:table-cell>
        </table:table-row>
        <table:table-row table:style-name="ro1">
          <table:table-cell office:value-type="string" calcext:value-type="string">
            <text:p>2003-12</text:p>
          </table:table-cell>
          <table:table-cell office:value-type="float" office:value="395464" calcext:value-type="float">
            <text:p>395464</text:p>
          </table:table-cell>
          <table:table-cell office:value-type="float" office:value="885733" calcext:value-type="float">
            <text:p>885733</text:p>
          </table:table-cell>
          <table:table-cell office:value-type="float" office:value="3074" calcext:value-type="float">
            <text:p>3074</text:p>
          </table:table-cell>
          <table:table-cell office:value-type="float" office:value="406918" calcext:value-type="float">
            <text:p>406918</text:p>
          </table:table-cell>
          <table:table-cell/>
          <table:table-cell office:value-type="float" office:value="1672059" calcext:value-type="float">
            <text:p>1672059</text:p>
          </table:table-cell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352393" calcext:value-type="float">
            <text:p>352393</text:p>
          </table:table-cell>
          <table:table-cell office:value-type="float" office:value="804038" calcext:value-type="float">
            <text:p>804038</text:p>
          </table:table-cell>
          <table:table-cell office:value-type="float" office:value="2184" calcext:value-type="float">
            <text:p>2184</text:p>
          </table:table-cell>
          <table:table-cell office:value-type="float" office:value="459804" calcext:value-type="float">
            <text:p>459804</text:p>
          </table:table-cell>
          <table:table-cell/>
          <table:table-cell office:value-type="float" office:value="1612483" calcext:value-type="float">
            <text:p>1612483</text:p>
          </table:table-cell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288857" calcext:value-type="float">
            <text:p>288857</text:p>
          </table:table-cell>
          <table:table-cell office:value-type="float" office:value="913844" calcext:value-type="float">
            <text:p>913844</text:p>
          </table:table-cell>
          <table:table-cell office:value-type="float" office:value="2405" calcext:value-type="float">
            <text:p>2405</text:p>
          </table:table-cell>
          <table:table-cell office:value-type="float" office:value="370082" calcext:value-type="float">
            <text:p>370082</text:p>
          </table:table-cell>
          <table:table-cell/>
          <table:table-cell office:value-type="float" office:value="1566947" calcext:value-type="float">
            <text:p>1566947</text:p>
          </table:table-cell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353347" calcext:value-type="float">
            <text:p>353347</text:p>
          </table:table-cell>
          <table:table-cell office:value-type="float" office:value="1025786" calcext:value-type="float">
            <text:p>1025786</text:p>
          </table:table-cell>
          <table:table-cell office:value-type="float" office:value="3455" calcext:value-type="float">
            <text:p>3455</text:p>
          </table:table-cell>
          <table:table-cell office:value-type="float" office:value="401732" calcext:value-type="float">
            <text:p>401732</text:p>
          </table:table-cell>
          <table:table-cell/>
          <table:table-cell office:value-type="float" office:value="1779141" calcext:value-type="float">
            <text:p>1779141</text:p>
          </table:table-cell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343537" calcext:value-type="float">
            <text:p>343537</text:p>
          </table:table-cell>
          <table:table-cell office:value-type="float" office:value="976353" calcext:value-type="float">
            <text:p>976353</text:p>
          </table:table-cell>
          <table:table-cell office:value-type="float" office:value="4214" calcext:value-type="float">
            <text:p>4214</text:p>
          </table:table-cell>
          <table:table-cell office:value-type="float" office:value="267923" calcext:value-type="float">
            <text:p>267923</text:p>
          </table:table-cell>
          <table:table-cell/>
          <table:table-cell office:value-type="float" office:value="1584484" calcext:value-type="float">
            <text:p>1584484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78318" calcext:value-type="float">
            <text:p>278318</text:p>
          </table:table-cell>
          <table:table-cell office:value-type="float" office:value="672973" calcext:value-type="float">
            <text:p>672973</text:p>
          </table:table-cell>
          <table:table-cell office:value-type="float" office:value="4723" calcext:value-type="float">
            <text:p>4723</text:p>
          </table:table-cell>
          <table:table-cell office:value-type="float" office:value="225276" calcext:value-type="float">
            <text:p>225276</text:p>
          </table:table-cell>
          <table:table-cell/>
          <table:table-cell office:value-type="float" office:value="1177267" calcext:value-type="float">
            <text:p>1177267</text:p>
          </table:table-cell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209319" calcext:value-type="float">
            <text:p>209319</text:p>
          </table:table-cell>
          <table:table-cell office:value-type="float" office:value="582389" calcext:value-type="float">
            <text:p>582389</text:p>
          </table:table-cell>
          <table:table-cell office:value-type="float" office:value="3239" calcext:value-type="float">
            <text:p>3239</text:p>
          </table:table-cell>
          <table:table-cell office:value-type="float" office:value="183577" calcext:value-type="float">
            <text:p>183577</text:p>
          </table:table-cell>
          <table:table-cell/>
          <table:table-cell office:value-type="float" office:value="975606" calcext:value-type="float">
            <text:p>975606</text:p>
          </table:table-cell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166006" calcext:value-type="float">
            <text:p>166006</text:p>
          </table:table-cell>
          <table:table-cell office:value-type="float" office:value="535344" calcext:value-type="float">
            <text:p>535344</text:p>
          </table:table-cell>
          <table:table-cell office:value-type="float" office:value="2499" calcext:value-type="float">
            <text:p>2499</text:p>
          </table:table-cell>
          <table:table-cell office:value-type="float" office:value="198878" calcext:value-type="float">
            <text:p>198878</text:p>
          </table:table-cell>
          <table:table-cell/>
          <table:table-cell office:value-type="float" office:value="899924" calcext:value-type="float">
            <text:p>899924</text:p>
          </table:table-cell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184956" calcext:value-type="float">
            <text:p>184956</text:p>
          </table:table-cell>
          <table:table-cell office:value-type="float" office:value="566039" calcext:value-type="float">
            <text:p>566039</text:p>
          </table:table-cell>
          <table:table-cell office:value-type="float" office:value="2857" calcext:value-type="float">
            <text:p>2857</text:p>
          </table:table-cell>
          <table:table-cell office:value-type="float" office:value="206234" calcext:value-type="float">
            <text:p>206234</text:p>
          </table:table-cell>
          <table:table-cell/>
          <table:table-cell office:value-type="float" office:value="945582" calcext:value-type="float">
            <text:p>945582</text:p>
          </table:table-cell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175839" calcext:value-type="float">
            <text:p>175839</text:p>
          </table:table-cell>
          <table:table-cell office:value-type="float" office:value="751336" calcext:value-type="float">
            <text:p>751336</text:p>
          </table:table-cell>
          <table:table-cell office:value-type="float" office:value="3184" calcext:value-type="float">
            <text:p>3184</text:p>
          </table:table-cell>
          <table:table-cell office:value-type="float" office:value="163373" calcext:value-type="float">
            <text:p>163373</text:p>
          </table:table-cell>
          <table:table-cell/>
          <table:table-cell office:value-type="float" office:value="1084414" calcext:value-type="float">
            <text:p>1084414</text:p>
          </table:table-cell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59690" calcext:value-type="float">
            <text:p>259690</text:p>
          </table:table-cell>
          <table:table-cell office:value-type="float" office:value="842473" calcext:value-type="float">
            <text:p>842473</text:p>
          </table:table-cell>
          <table:table-cell office:value-type="float" office:value="5058" calcext:value-type="float">
            <text:p>5058</text:p>
          </table:table-cell>
          <table:table-cell office:value-type="float" office:value="366631" calcext:value-type="float">
            <text:p>366631</text:p>
          </table:table-cell>
          <table:table-cell/>
          <table:table-cell office:value-type="float" office:value="1470174" calcext:value-type="float">
            <text:p>1470174</text:p>
          </table:table-cell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277000" calcext:value-type="float">
            <text:p>277000</text:p>
          </table:table-cell>
          <table:table-cell office:value-type="float" office:value="968808" calcext:value-type="float">
            <text:p>968808</text:p>
          </table:table-cell>
          <table:table-cell office:value-type="float" office:value="5240" calcext:value-type="float">
            <text:p>5240</text:p>
          </table:table-cell>
          <table:table-cell office:value-type="float" office:value="305672" calcext:value-type="float">
            <text:p>305672</text:p>
          </table:table-cell>
          <table:table-cell/>
          <table:table-cell office:value-type="float" office:value="1551837" calcext:value-type="float">
            <text:p>1551837</text:p>
          </table:table-cell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115067" calcext:value-type="float">
            <text:p>115067</text:p>
          </table:table-cell>
          <table:table-cell office:value-type="float" office:value="887532" calcext:value-type="float">
            <text:p>887532</text:p>
          </table:table-cell>
          <table:table-cell office:value-type="float" office:value="4937" calcext:value-type="float">
            <text:p>4937</text:p>
          </table:table-cell>
          <table:table-cell office:value-type="float" office:value="376828" calcext:value-type="float">
            <text:p>376828</text:p>
          </table:table-cell>
          <table:table-cell/>
          <table:table-cell office:value-type="float" office:value="1379142" calcext:value-type="float">
            <text:p>1379142</text:p>
          </table:table-cell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171832" calcext:value-type="float">
            <text:p>171832</text:p>
          </table:table-cell>
          <table:table-cell office:value-type="float" office:value="952200" calcext:value-type="float">
            <text:p>952200</text:p>
          </table:table-cell>
          <table:table-cell office:value-type="float" office:value="3143" calcext:value-type="float">
            <text:p>3143</text:p>
          </table:table-cell>
          <table:table-cell office:value-type="float" office:value="392918" calcext:value-type="float">
            <text:p>392918</text:p>
          </table:table-cell>
          <table:table-cell/>
          <table:table-cell office:value-type="float" office:value="1500073" calcext:value-type="float">
            <text:p>1500073</text:p>
          </table:table-cell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36029" calcext:value-type="float">
            <text:p>36029</text:p>
          </table:table-cell>
          <table:table-cell office:value-type="float" office:value="1078785" calcext:value-type="float">
            <text:p>1078785</text:p>
          </table:table-cell>
          <table:table-cell office:value-type="float" office:value="4400" calcext:value-type="float">
            <text:p>4400</text:p>
          </table:table-cell>
          <table:table-cell office:value-type="float" office:value="344303" calcext:value-type="float">
            <text:p>344303</text:p>
          </table:table-cell>
          <table:table-cell/>
          <table:table-cell office:value-type="float" office:value="1443018" calcext:value-type="float">
            <text:p>1443018</text:p>
          </table:table-cell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166913" calcext:value-type="float">
            <text:p>166913</text:p>
          </table:table-cell>
          <table:table-cell office:value-type="float" office:value="1248664" calcext:value-type="float">
            <text:p>1248664</text:p>
          </table:table-cell>
          <table:table-cell office:value-type="float" office:value="5766" calcext:value-type="float">
            <text:p>5766</text:p>
          </table:table-cell>
          <table:table-cell office:value-type="float" office:value="296283" calcext:value-type="float">
            <text:p>296283</text:p>
          </table:table-cell>
          <table:table-cell/>
          <table:table-cell office:value-type="float" office:value="1712283" calcext:value-type="float">
            <text:p>1712283</text:p>
          </table:table-cell>
        </table:table-row>
        <table:table-row table:style-name="ro1">
          <table:table-cell office:value-type="string" calcext:value-type="string">
            <text:p>2005-04</text:p>
          </table:table-cell>
          <table:table-cell/>
          <table:table-cell office:value-type="float" office:value="1225219" calcext:value-type="float">
            <text:p>1225219</text:p>
          </table:table-cell>
          <table:table-cell office:value-type="float" office:value="4238" calcext:value-type="float">
            <text:p>4238</text:p>
          </table:table-cell>
          <table:table-cell office:value-type="float" office:value="381605" calcext:value-type="float">
            <text:p>381605</text:p>
          </table:table-cell>
          <table:table-cell/>
          <table:table-cell office:value-type="float" office:value="1606771" calcext:value-type="float">
            <text:p>1606771</text:p>
          </table:table-cell>
        </table:table-row>
        <table:table-row table:style-name="ro1">
          <table:table-cell office:value-type="string" calcext:value-type="string">
            <text:p>2005-05</text:p>
          </table:table-cell>
          <table:table-cell/>
          <table:table-cell office:value-type="float" office:value="1153924" calcext:value-type="float">
            <text:p>1153924</text:p>
          </table:table-cell>
          <table:table-cell office:value-type="float" office:value="3761" calcext:value-type="float">
            <text:p>3761</text:p>
          </table:table-cell>
          <table:table-cell office:value-type="float" office:value="347033" calcext:value-type="float">
            <text:p>347033</text:p>
          </table:table-cell>
          <table:table-cell/>
          <table:table-cell office:value-type="float" office:value="1508329" calcext:value-type="float">
            <text:p>150832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/>
          <table:table-cell office:value-type="float" office:value="926726" calcext:value-type="float">
            <text:p>926726</text:p>
          </table:table-cell>
          <table:table-cell office:value-type="float" office:value="2572" calcext:value-type="float">
            <text:p>2572</text:p>
          </table:table-cell>
          <table:table-cell office:value-type="float" office:value="321738" calcext:value-type="float">
            <text:p>321738</text:p>
          </table:table-cell>
          <table:table-cell/>
          <table:table-cell office:value-type="float" office:value="1243679" calcext:value-type="float">
            <text:p>1243679</text:p>
          </table:table-cell>
        </table:table-row>
        <table:table-row table:style-name="ro1">
          <table:table-cell office:value-type="string" calcext:value-type="string">
            <text:p>2005-07</text:p>
          </table:table-cell>
          <table:table-cell/>
          <table:table-cell office:value-type="float" office:value="865849" calcext:value-type="float">
            <text:p>865849</text:p>
          </table:table-cell>
          <table:table-cell office:value-type="float" office:value="701" calcext:value-type="float">
            <text:p>701</text:p>
          </table:table-cell>
          <table:table-cell office:value-type="float" office:value="279787" calcext:value-type="float">
            <text:p>279787</text:p>
          </table:table-cell>
          <table:table-cell/>
          <table:table-cell office:value-type="float" office:value="1141396" calcext:value-type="float">
            <text:p>1141396</text:p>
          </table:table-cell>
        </table:table-row>
        <table:table-row table:style-name="ro1">
          <table:table-cell office:value-type="string" calcext:value-type="string">
            <text:p>2005-08</text:p>
          </table:table-cell>
          <table:table-cell/>
          <table:table-cell office:value-type="float" office:value="976648" calcext:value-type="float">
            <text:p>976648</text:p>
          </table:table-cell>
          <table:table-cell office:value-type="float" office:value="497" calcext:value-type="float">
            <text:p>497</text:p>
          </table:table-cell>
          <table:table-cell office:value-type="float" office:value="316403" calcext:value-type="float">
            <text:p>316403</text:p>
          </table:table-cell>
          <table:table-cell/>
          <table:table-cell office:value-type="float" office:value="1301801" calcext:value-type="float">
            <text:p>1301801</text:p>
          </table:table-cell>
        </table:table-row>
        <table:table-row table:style-name="ro1">
          <table:table-cell office:value-type="string" calcext:value-type="string">
            <text:p>2005-09</text:p>
          </table:table-cell>
          <table:table-cell/>
          <table:table-cell office:value-type="float" office:value="924380" calcext:value-type="float">
            <text:p>924380</text:p>
          </table:table-cell>
          <table:table-cell office:value-type="float" office:value="3223" calcext:value-type="float">
            <text:p>3223</text:p>
          </table:table-cell>
          <table:table-cell office:value-type="float" office:value="388061" calcext:value-type="float">
            <text:p>388061</text:p>
          </table:table-cell>
          <table:table-cell/>
          <table:table-cell office:value-type="float" office:value="1312769" calcext:value-type="float">
            <text:p>1312769</text:p>
          </table:table-cell>
        </table:table-row>
        <table:table-row table:style-name="ro1">
          <table:table-cell office:value-type="string" calcext:value-type="string">
            <text:p>2005-10</text:p>
          </table:table-cell>
          <table:table-cell/>
          <table:table-cell office:value-type="float" office:value="1506060" calcext:value-type="float">
            <text:p>1506060</text:p>
          </table:table-cell>
          <table:table-cell office:value-type="float" office:value="4681" calcext:value-type="float">
            <text:p>4681</text:p>
          </table:table-cell>
          <table:table-cell office:value-type="float" office:value="436883" calcext:value-type="float">
            <text:p>436883</text:p>
          </table:table-cell>
          <table:table-cell/>
          <table:table-cell office:value-type="float" office:value="1942074" calcext:value-type="float">
            <text:p>1942074</text:p>
          </table:table-cell>
        </table:table-row>
        <table:table-row table:style-name="ro1">
          <table:table-cell office:value-type="string" calcext:value-type="string">
            <text:p>2005-11</text:p>
          </table:table-cell>
          <table:table-cell/>
          <table:table-cell office:value-type="float" office:value="1576493" calcext:value-type="float">
            <text:p>1576493</text:p>
          </table:table-cell>
          <table:table-cell office:value-type="float" office:value="4814" calcext:value-type="float">
            <text:p>4814</text:p>
          </table:table-cell>
          <table:table-cell office:value-type="float" office:value="402448" calcext:value-type="float">
            <text:p>402448</text:p>
          </table:table-cell>
          <table:table-cell/>
          <table:table-cell office:value-type="float" office:value="1981041" calcext:value-type="float">
            <text:p>1981041</text:p>
          </table:table-cell>
        </table:table-row>
        <table:table-row table:style-name="ro1">
          <table:table-cell office:value-type="string" calcext:value-type="string">
            <text:p>2005-12</text:p>
          </table:table-cell>
          <table:table-cell/>
          <table:table-cell office:value-type="float" office:value="1255533" calcext:value-type="float">
            <text:p>1255533</text:p>
          </table:table-cell>
          <table:table-cell office:value-type="float" office:value="4476" calcext:value-type="float">
            <text:p>4476</text:p>
          </table:table-cell>
          <table:table-cell office:value-type="float" office:value="310941" calcext:value-type="float">
            <text:p>310941</text:p>
          </table:table-cell>
          <table:table-cell/>
          <table:table-cell office:value-type="float" office:value="1567476" calcext:value-type="float">
            <text:p>1567476</text:p>
          </table:table-cell>
        </table:table-row>
        <table:table-row table:style-name="ro1">
          <table:table-cell office:value-type="string" calcext:value-type="string">
            <text:p>2006-01</text:p>
          </table:table-cell>
          <table:table-cell/>
          <table:table-cell office:value-type="float" office:value="1318769" calcext:value-type="float">
            <text:p>1318769</text:p>
          </table:table-cell>
          <table:table-cell office:value-type="float" office:value="4584" calcext:value-type="float">
            <text:p>4584</text:p>
          </table:table-cell>
          <table:table-cell office:value-type="float" office:value="406527" calcext:value-type="float">
            <text:p>406527</text:p>
          </table:table-cell>
          <table:table-cell/>
          <table:table-cell office:value-type="float" office:value="1728550" calcext:value-type="float">
            <text:p>1728550</text:p>
          </table:table-cell>
        </table:table-row>
        <table:table-row table:style-name="ro1">
          <table:table-cell office:value-type="string" calcext:value-type="string">
            <text:p>2006-02</text:p>
          </table:table-cell>
          <table:table-cell/>
          <table:table-cell office:value-type="float" office:value="1588622" calcext:value-type="float">
            <text:p>1588622</text:p>
          </table:table-cell>
          <table:table-cell office:value-type="float" office:value="11145" calcext:value-type="float">
            <text:p>11145</text:p>
          </table:table-cell>
          <table:table-cell office:value-type="float" office:value="457692" calcext:value-type="float">
            <text:p>457692</text:p>
          </table:table-cell>
          <table:table-cell/>
          <table:table-cell office:value-type="float" office:value="2053532" calcext:value-type="float">
            <text:p>2053532</text:p>
          </table:table-cell>
        </table:table-row>
        <table:table-row table:style-name="ro1">
          <table:table-cell office:value-type="string" calcext:value-type="string">
            <text:p>2006-03</text:p>
          </table:table-cell>
          <table:table-cell/>
          <table:table-cell office:value-type="float" office:value="1827980" calcext:value-type="float">
            <text:p>1827980</text:p>
          </table:table-cell>
          <table:table-cell office:value-type="float" office:value="35315" calcext:value-type="float">
            <text:p>35315</text:p>
          </table:table-cell>
          <table:table-cell office:value-type="float" office:value="530915" calcext:value-type="float">
            <text:p>530915</text:p>
          </table:table-cell>
          <table:table-cell/>
          <table:table-cell office:value-type="float" office:value="2391837" calcext:value-type="float">
            <text:p>2391837</text:p>
          </table:table-cell>
        </table:table-row>
        <table:table-row table:style-name="ro1">
          <table:table-cell office:value-type="string" calcext:value-type="string">
            <text:p>2006-04</text:p>
          </table:table-cell>
          <table:table-cell/>
          <table:table-cell office:value-type="float" office:value="1645193" calcext:value-type="float">
            <text:p>1645193</text:p>
          </table:table-cell>
          <table:table-cell office:value-type="float" office:value="14738" calcext:value-type="float">
            <text:p>14738</text:p>
          </table:table-cell>
          <table:table-cell office:value-type="float" office:value="473577" calcext:value-type="float">
            <text:p>473577</text:p>
          </table:table-cell>
          <table:table-cell/>
          <table:table-cell office:value-type="float" office:value="2132239" calcext:value-type="float">
            <text:p>2132239</text:p>
          </table:table-cell>
        </table:table-row>
        <table:table-row table:style-name="ro1">
          <table:table-cell office:value-type="string" calcext:value-type="string">
            <text:p>2006-05</text:p>
          </table:table-cell>
          <table:table-cell/>
          <table:table-cell office:value-type="float" office:value="1739810" calcext:value-type="float">
            <text:p>1739810</text:p>
          </table:table-cell>
          <table:table-cell/>
          <table:table-cell office:value-type="float" office:value="511116" calcext:value-type="float">
            <text:p>511116</text:p>
          </table:table-cell>
          <table:table-cell/>
          <table:table-cell office:value-type="float" office:value="2247104" calcext:value-type="float">
            <text:p>2247104</text:p>
          </table:table-cell>
        </table:table-row>
        <table:table-row table:style-name="ro1">
          <table:table-cell office:value-type="string" calcext:value-type="string">
            <text:p>2006-06</text:p>
          </table:table-cell>
          <table:table-cell/>
          <table:table-cell office:value-type="float" office:value="1506626" calcext:value-type="float">
            <text:p>1506626</text:p>
          </table:table-cell>
          <table:table-cell office:value-type="float" office:value="541" calcext:value-type="float">
            <text:p>541</text:p>
          </table:table-cell>
          <table:table-cell office:value-type="float" office:value="578316" calcext:value-type="float">
            <text:p>578316</text:p>
          </table:table-cell>
          <table:table-cell/>
          <table:table-cell office:value-type="float" office:value="2073779" calcext:value-type="float">
            <text:p>2073779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/>
          <table:table-cell office:value-type="float" office:value="1200065" calcext:value-type="float">
            <text:p>1200065</text:p>
          </table:table-cell>
          <table:table-cell office:value-type="float" office:value="3990" calcext:value-type="float">
            <text:p>3990</text:p>
          </table:table-cell>
          <table:table-cell office:value-type="float" office:value="389878" calcext:value-type="float">
            <text:p>389878</text:p>
          </table:table-cell>
          <table:table-cell/>
          <table:table-cell office:value-type="float" office:value="1331025" calcext:value-type="float">
            <text:p>1331025</text:p>
          </table:table-cell>
        </table:table-row>
        <table:table-row table:style-name="ro1">
          <table:table-cell office:value-type="string" calcext:value-type="string">
            <text:p>2006-08</text:p>
          </table:table-cell>
          <table:table-cell/>
          <table:table-cell office:value-type="float" office:value="1330492" calcext:value-type="float">
            <text:p>1330492</text:p>
          </table:table-cell>
          <table:table-cell office:value-type="float" office:value="6683" calcext:value-type="float">
            <text:p>6683</text:p>
          </table:table-cell>
          <table:table-cell office:value-type="float" office:value="373575" calcext:value-type="float">
            <text:p>373575</text:p>
          </table:table-cell>
          <table:table-cell/>
          <table:table-cell office:value-type="float" office:value="1438735" calcext:value-type="float">
            <text:p>1438735</text:p>
          </table:table-cell>
        </table:table-row>
        <table:table-row table:style-name="ro1">
          <table:table-cell office:value-type="string" calcext:value-type="string">
            <text:p>2006-09</text:p>
          </table:table-cell>
          <table:table-cell/>
          <table:table-cell office:value-type="float" office:value="1462299" calcext:value-type="float">
            <text:p>1462299</text:p>
          </table:table-cell>
          <table:table-cell office:value-type="float" office:value="12447" calcext:value-type="float">
            <text:p>12447</text:p>
          </table:table-cell>
          <table:table-cell office:value-type="float" office:value="483723" calcext:value-type="float">
            <text:p>483723</text:p>
          </table:table-cell>
          <table:table-cell/>
          <table:table-cell office:value-type="float" office:value="1620918" calcext:value-type="float">
            <text:p>1620918</text:p>
          </table:table-cell>
        </table:table-row>
        <table:table-row table:style-name="ro1">
          <table:table-cell office:value-type="string" calcext:value-type="string">
            <text:p>2006-10</text:p>
          </table:table-cell>
          <table:table-cell/>
          <table:table-cell office:value-type="float" office:value="1599051" calcext:value-type="float">
            <text:p>1599051</text:p>
          </table:table-cell>
          <table:table-cell office:value-type="float" office:value="13022" calcext:value-type="float">
            <text:p>13022</text:p>
          </table:table-cell>
          <table:table-cell office:value-type="float" office:value="494781" calcext:value-type="float">
            <text:p>494781</text:p>
          </table:table-cell>
          <table:table-cell/>
          <table:table-cell office:value-type="float" office:value="1880795" calcext:value-type="float">
            <text:p>1880795</text:p>
          </table:table-cell>
        </table:table-row>
        <table:table-row table:style-name="ro1">
          <table:table-cell office:value-type="string" calcext:value-type="string">
            <text:p>2006-11</text:p>
          </table:table-cell>
          <table:table-cell/>
          <table:table-cell office:value-type="float" office:value="1728473" calcext:value-type="float">
            <text:p>1728473</text:p>
          </table:table-cell>
          <table:table-cell office:value-type="float" office:value="9072" calcext:value-type="float">
            <text:p>9072</text:p>
          </table:table-cell>
          <table:table-cell office:value-type="float" office:value="486133" calcext:value-type="float">
            <text:p>486133</text:p>
          </table:table-cell>
          <table:table-cell/>
          <table:table-cell office:value-type="float" office:value="2064579" calcext:value-type="float">
            <text:p>2064579</text:p>
          </table:table-cell>
        </table:table-row>
        <table:table-row table:style-name="ro1">
          <table:table-cell office:value-type="string" calcext:value-type="string">
            <text:p>2006-12</text:p>
          </table:table-cell>
          <table:table-cell/>
          <table:table-cell office:value-type="float" office:value="1381557" calcext:value-type="float">
            <text:p>1381557</text:p>
          </table:table-cell>
          <table:table-cell office:value-type="float" office:value="12506" calcext:value-type="float">
            <text:p>12506</text:p>
          </table:table-cell>
          <table:table-cell office:value-type="float" office:value="409611" calcext:value-type="float">
            <text:p>409611</text:p>
          </table:table-cell>
          <table:table-cell/>
          <table:table-cell office:value-type="float" office:value="1647347" calcext:value-type="float">
            <text:p>1647347</text:p>
          </table:table-cell>
        </table:table-row>
        <table:table-row table:style-name="ro1">
          <table:table-cell office:value-type="string" calcext:value-type="string">
            <text:p>2007-01</text:p>
          </table:table-cell>
          <table:table-cell/>
          <table:table-cell office:value-type="float" office:value="1475746" calcext:value-type="float">
            <text:p>1475746</text:p>
          </table:table-cell>
          <table:table-cell office:value-type="float" office:value="27714" calcext:value-type="float">
            <text:p>27714</text:p>
          </table:table-cell>
          <table:table-cell office:value-type="float" office:value="397476" calcext:value-type="float">
            <text:p>397476</text:p>
          </table:table-cell>
          <table:table-cell/>
          <table:table-cell office:value-type="float" office:value="1777260" calcext:value-type="float">
            <text:p>1777260</text:p>
          </table:table-cell>
        </table:table-row>
        <table:table-row table:style-name="ro1">
          <table:table-cell office:value-type="string" calcext:value-type="string">
            <text:p>2007-02</text:p>
          </table:table-cell>
          <table:table-cell/>
          <table:table-cell office:value-type="float" office:value="1558807" calcext:value-type="float">
            <text:p>1558807</text:p>
          </table:table-cell>
          <table:table-cell office:value-type="float" office:value="5351" calcext:value-type="float">
            <text:p>5351</text:p>
          </table:table-cell>
          <table:table-cell office:value-type="float" office:value="401918" calcext:value-type="float">
            <text:p>401918</text:p>
          </table:table-cell>
          <table:table-cell/>
          <table:table-cell office:value-type="float" office:value="1823523" calcext:value-type="float">
            <text:p>1823523</text:p>
          </table:table-cell>
        </table:table-row>
        <table:table-row table:style-name="ro1">
          <table:table-cell office:value-type="string" calcext:value-type="string">
            <text:p>2007-03</text:p>
          </table:table-cell>
          <table:table-cell/>
          <table:table-cell office:value-type="float" office:value="1762806" calcext:value-type="float">
            <text:p>1762806</text:p>
          </table:table-cell>
          <table:table-cell office:value-type="float" office:value="4508" calcext:value-type="float">
            <text:p>4508</text:p>
          </table:table-cell>
          <table:table-cell office:value-type="float" office:value="405164" calcext:value-type="float">
            <text:p>405164</text:p>
          </table:table-cell>
          <table:table-cell/>
          <table:table-cell office:value-type="float" office:value="2169665" calcext:value-type="float">
            <text:p>2169665</text:p>
          </table:table-cell>
        </table:table-row>
        <table:table-row table:style-name="ro1">
          <table:table-cell office:value-type="string" calcext:value-type="string">
            <text:p>2007-04</text:p>
          </table:table-cell>
          <table:table-cell/>
          <table:table-cell office:value-type="float" office:value="1734414" calcext:value-type="float">
            <text:p>1734414</text:p>
          </table:table-cell>
          <table:table-cell office:value-type="float" office:value="3360" calcext:value-type="float">
            <text:p>3360</text:p>
          </table:table-cell>
          <table:table-cell office:value-type="float" office:value="440019" calcext:value-type="float">
            <text:p>440019</text:p>
          </table:table-cell>
          <table:table-cell/>
          <table:table-cell office:value-type="float" office:value="2174251" calcext:value-type="float">
            <text:p>2174251</text:p>
          </table:table-cell>
        </table:table-row>
        <table:table-row table:style-name="ro1">
          <table:table-cell office:value-type="string" calcext:value-type="string">
            <text:p>2007-05</text:p>
          </table:table-cell>
          <table:table-cell/>
          <table:table-cell office:value-type="float" office:value="1720315" calcext:value-type="float">
            <text:p>1720315</text:p>
          </table:table-cell>
          <table:table-cell office:value-type="float" office:value="3462" calcext:value-type="float">
            <text:p>3462</text:p>
          </table:table-cell>
          <table:table-cell office:value-type="float" office:value="444608" calcext:value-type="float">
            <text:p>444608</text:p>
          </table:table-cell>
          <table:table-cell/>
          <table:table-cell office:value-type="float" office:value="2165223" calcext:value-type="float">
            <text:p>2165223</text:p>
          </table:table-cell>
        </table:table-row>
        <table:table-row table:style-name="ro1">
          <table:table-cell office:value-type="string" calcext:value-type="string">
            <text:p>2007-06</text:p>
          </table:table-cell>
          <table:table-cell/>
          <table:table-cell office:value-type="float" office:value="1493373" calcext:value-type="float">
            <text:p>1493373</text:p>
          </table:table-cell>
          <table:table-cell office:value-type="float" office:value="1831" calcext:value-type="float">
            <text:p>1831</text:p>
          </table:table-cell>
          <table:table-cell office:value-type="float" office:value="408051" calcext:value-type="float">
            <text:p>408051</text:p>
          </table:table-cell>
          <table:table-cell/>
          <table:table-cell office:value-type="float" office:value="1900841" calcext:value-type="float">
            <text:p>1900841</text:p>
          </table:table-cell>
        </table:table-row>
        <table:table-row table:style-name="ro1">
          <table:table-cell office:value-type="string" calcext:value-type="string">
            <text:p>2007-07</text:p>
          </table:table-cell>
          <table:table-cell/>
          <table:table-cell office:value-type="float" office:value="1604158" calcext:value-type="float">
            <text:p>1604158</text:p>
          </table:table-cell>
          <table:table-cell office:value-type="float" office:value="1373" calcext:value-type="float">
            <text:p>1373</text:p>
          </table:table-cell>
          <table:table-cell office:value-type="float" office:value="331979" calcext:value-type="float">
            <text:p>331979</text:p>
          </table:table-cell>
          <table:table-cell/>
          <table:table-cell office:value-type="float" office:value="1929489" calcext:value-type="float">
            <text:p>1929489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/>
          <table:table-cell office:value-type="float" office:value="1272355" calcext:value-type="float">
            <text:p>1272355</text:p>
          </table:table-cell>
          <table:table-cell office:value-type="float" office:value="1212" calcext:value-type="float">
            <text:p>1212</text:p>
          </table:table-cell>
          <table:table-cell office:value-type="float" office:value="404138" calcext:value-type="float">
            <text:p>404138</text:p>
          </table:table-cell>
          <table:table-cell/>
          <table:table-cell office:value-type="float" office:value="1674632" calcext:value-type="float">
            <text:p>1674632</text:p>
          </table:table-cell>
        </table:table-row>
        <table:table-row table:style-name="ro1">
          <table:table-cell office:value-type="string" calcext:value-type="string">
            <text:p>2007-09</text:p>
          </table:table-cell>
          <table:table-cell/>
          <table:table-cell office:value-type="float" office:value="1402836" calcext:value-type="float">
            <text:p>1402836</text:p>
          </table:table-cell>
          <table:table-cell office:value-type="float" office:value="1137" calcext:value-type="float">
            <text:p>1137</text:p>
          </table:table-cell>
          <table:table-cell office:value-type="float" office:value="402311" calcext:value-type="float">
            <text:p>402311</text:p>
          </table:table-cell>
          <table:table-cell/>
          <table:table-cell office:value-type="float" office:value="1805046" calcext:value-type="float">
            <text:p>1805046</text:p>
          </table:table-cell>
        </table:table-row>
        <table:table-row table:style-name="ro1">
          <table:table-cell office:value-type="string" calcext:value-type="string">
            <text:p>2007-10</text:p>
          </table:table-cell>
          <table:table-cell/>
          <table:table-cell office:value-type="float" office:value="1840254" calcext:value-type="float">
            <text:p>1840254</text:p>
          </table:table-cell>
          <table:table-cell office:value-type="float" office:value="793" calcext:value-type="float">
            <text:p>793</text:p>
          </table:table-cell>
          <table:table-cell office:value-type="float" office:value="437209" calcext:value-type="float">
            <text:p>437209</text:p>
          </table:table-cell>
          <table:table-cell/>
          <table:table-cell office:value-type="float" office:value="2278910" calcext:value-type="float">
            <text:p>2278910</text:p>
          </table:table-cell>
        </table:table-row>
        <table:table-row table:style-name="ro1">
          <table:table-cell office:value-type="string" calcext:value-type="string">
            <text:p>2007-11</text:p>
          </table:table-cell>
          <table:table-cell/>
          <table:table-cell office:value-type="float" office:value="1964630" calcext:value-type="float">
            <text:p>1964630</text:p>
          </table:table-cell>
          <table:table-cell office:value-type="float" office:value="1208" calcext:value-type="float">
            <text:p>1208</text:p>
          </table:table-cell>
          <table:table-cell office:value-type="float" office:value="557154" calcext:value-type="float">
            <text:p>557154</text:p>
          </table:table-cell>
          <table:table-cell/>
          <table:table-cell office:value-type="float" office:value="2516523" calcext:value-type="float">
            <text:p>2516523</text:p>
          </table:table-cell>
        </table:table-row>
        <table:table-row table:style-name="ro1">
          <table:table-cell office:value-type="string" calcext:value-type="string">
            <text:p>2007-12</text:p>
          </table:table-cell>
          <table:table-cell/>
          <table:table-cell office:value-type="float" office:value="1505892" calcext:value-type="float">
            <text:p>1505892</text:p>
          </table:table-cell>
          <table:table-cell office:value-type="float" office:value="2477" calcext:value-type="float">
            <text:p>2477</text:p>
          </table:table-cell>
          <table:table-cell office:value-type="float" office:value="323237" calcext:value-type="float">
            <text:p>323237</text:p>
          </table:table-cell>
          <table:table-cell/>
          <table:table-cell office:value-type="float" office:value="1822198" calcext:value-type="float">
            <text:p>1822198</text:p>
          </table:table-cell>
        </table:table-row>
        <table:table-row table:style-name="ro1">
          <table:table-cell office:value-type="string" calcext:value-type="string">
            <text:p>2008-01</text:p>
          </table:table-cell>
          <table:table-cell/>
          <table:table-cell office:value-type="float" office:value="1582180" calcext:value-type="float">
            <text:p>1582180</text:p>
          </table:table-cell>
          <table:table-cell office:value-type="float" office:value="1520" calcext:value-type="float">
            <text:p>1520</text:p>
          </table:table-cell>
          <table:table-cell office:value-type="float" office:value="382970" calcext:value-type="float">
            <text:p>382970</text:p>
          </table:table-cell>
          <table:table-cell/>
          <table:table-cell office:value-type="float" office:value="1911665" calcext:value-type="float">
            <text:p>1911665</text:p>
          </table:table-cell>
        </table:table-row>
        <table:table-row table:style-name="ro1">
          <table:table-cell office:value-type="string" calcext:value-type="string">
            <text:p>2008-02</text:p>
          </table:table-cell>
          <table:table-cell/>
          <table:table-cell office:value-type="float" office:value="1799506" calcext:value-type="float">
            <text:p>1799506</text:p>
          </table:table-cell>
          <table:table-cell office:value-type="float" office:value="639" calcext:value-type="float">
            <text:p>639</text:p>
          </table:table-cell>
          <table:table-cell office:value-type="float" office:value="449137" calcext:value-type="float">
            <text:p>449137</text:p>
          </table:table-cell>
          <table:table-cell/>
          <table:table-cell office:value-type="float" office:value="2187716" calcext:value-type="float">
            <text:p>2187716</text:p>
          </table:table-cell>
        </table:table-row>
        <table:table-row table:style-name="ro1">
          <table:table-cell office:value-type="string" calcext:value-type="string">
            <text:p>2008-03</text:p>
          </table:table-cell>
          <table:table-cell/>
          <table:table-cell office:value-type="float" office:value="2050662" calcext:value-type="float">
            <text:p>2050662</text:p>
          </table:table-cell>
          <table:table-cell office:value-type="float" office:value="738" calcext:value-type="float">
            <text:p>738</text:p>
          </table:table-cell>
          <table:table-cell office:value-type="float" office:value="532201" calcext:value-type="float">
            <text:p>532201</text:p>
          </table:table-cell>
          <table:table-cell/>
          <table:table-cell office:value-type="float" office:value="2515025" calcext:value-type="float">
            <text:p>2515025</text:p>
          </table:table-cell>
        </table:table-row>
        <table:table-row table:style-name="ro1">
          <table:table-cell office:value-type="string" calcext:value-type="string">
            <text:p>2008-04</text:p>
          </table:table-cell>
          <table:table-cell/>
          <table:table-cell office:value-type="float" office:value="2194497" calcext:value-type="float">
            <text:p>2194497</text:p>
          </table:table-cell>
          <table:table-cell office:value-type="float" office:value="500" calcext:value-type="float">
            <text:p>500</text:p>
          </table:table-cell>
          <table:table-cell office:value-type="float" office:value="576279" calcext:value-type="float">
            <text:p>576279</text:p>
          </table:table-cell>
          <table:table-cell/>
          <table:table-cell office:value-type="float" office:value="2700875" calcext:value-type="float">
            <text:p>2700875</text:p>
          </table:table-cell>
        </table:table-row>
        <table:table-row table:style-name="ro1">
          <table:table-cell office:value-type="string" calcext:value-type="string">
            <text:p>2008-05</text:p>
          </table:table-cell>
          <table:table-cell/>
          <table:table-cell office:value-type="float" office:value="2288387" calcext:value-type="float">
            <text:p>2288387</text:p>
          </table:table-cell>
          <table:table-cell office:value-type="float" office:value="532" calcext:value-type="float">
            <text:p>532</text:p>
          </table:table-cell>
          <table:table-cell office:value-type="float" office:value="580656" calcext:value-type="float">
            <text:p>580656</text:p>
          </table:table-cell>
          <table:table-cell/>
          <table:table-cell office:value-type="float" office:value="2795704" calcext:value-type="float">
            <text:p>2795704</text:p>
          </table:table-cell>
        </table:table-row>
        <table:table-row table:style-name="ro1">
          <table:table-cell office:value-type="string" calcext:value-type="string">
            <text:p>2008-06</text:p>
          </table:table-cell>
          <table:table-cell/>
          <table:table-cell office:value-type="float" office:value="2290437" calcext:value-type="float">
            <text:p>2290437</text:p>
          </table:table-cell>
          <table:table-cell office:value-type="float" office:value="557" calcext:value-type="float">
            <text:p>557</text:p>
          </table:table-cell>
          <table:table-cell office:value-type="float" office:value="525686" calcext:value-type="float">
            <text:p>525686</text:p>
          </table:table-cell>
          <table:table-cell/>
          <table:table-cell office:value-type="float" office:value="2741965" calcext:value-type="float">
            <text:p>2741965</text:p>
          </table:table-cell>
        </table:table-row>
        <table:table-row table:style-name="ro1">
          <table:table-cell office:value-type="string" calcext:value-type="string">
            <text:p>2008-07</text:p>
          </table:table-cell>
          <table:table-cell/>
          <table:table-cell office:value-type="float" office:value="1975697" calcext:value-type="float">
            <text:p>1975697</text:p>
          </table:table-cell>
          <table:table-cell office:value-type="float" office:value="719" calcext:value-type="float">
            <text:p>719</text:p>
          </table:table-cell>
          <table:table-cell office:value-type="float" office:value="387579" calcext:value-type="float">
            <text:p>387579</text:p>
          </table:table-cell>
          <table:table-cell/>
          <table:table-cell office:value-type="float" office:value="2304814" calcext:value-type="float">
            <text:p>2304814</text:p>
          </table:table-cell>
        </table:table-row>
        <table:table-row table:style-name="ro1">
          <table:table-cell office:value-type="string" calcext:value-type="string">
            <text:p>2008-08</text:p>
          </table:table-cell>
          <table:table-cell/>
          <table:table-cell office:value-type="float" office:value="1907398" calcext:value-type="float">
            <text:p>1907398</text:p>
          </table:table-cell>
          <table:table-cell office:value-type="float" office:value="10410" calcext:value-type="float">
            <text:p>10410</text:p>
          </table:table-cell>
          <table:table-cell office:value-type="float" office:value="335177" calcext:value-type="float">
            <text:p>335177</text:p>
          </table:table-cell>
          <table:table-cell/>
          <table:table-cell office:value-type="float" office:value="2197507" calcext:value-type="float">
            <text:p>219750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/>
          <table:table-cell office:value-type="float" office:value="2190239" calcext:value-type="float">
            <text:p>2190239</text:p>
          </table:table-cell>
          <table:table-cell office:value-type="float" office:value="18023" calcext:value-type="float">
            <text:p>18023</text:p>
          </table:table-cell>
          <table:table-cell office:value-type="float" office:value="451249" calcext:value-type="float">
            <text:p>451249</text:p>
          </table:table-cell>
          <table:table-cell/>
          <table:table-cell office:value-type="float" office:value="2598329" calcext:value-type="float">
            <text:p>2598329</text:p>
          </table:table-cell>
        </table:table-row>
        <table:table-row table:style-name="ro1">
          <table:table-cell office:value-type="string" calcext:value-type="string">
            <text:p>2008-10</text:p>
          </table:table-cell>
          <table:table-cell/>
          <table:table-cell office:value-type="float" office:value="2116070" calcext:value-type="float">
            <text:p>2116070</text:p>
          </table:table-cell>
          <table:table-cell office:value-type="float" office:value="20116" calcext:value-type="float">
            <text:p>20116</text:p>
          </table:table-cell>
          <table:table-cell office:value-type="float" office:value="576923" calcext:value-type="float">
            <text:p>576923</text:p>
          </table:table-cell>
          <table:table-cell/>
          <table:table-cell office:value-type="float" office:value="2652901" calcext:value-type="float">
            <text:p>2652901</text:p>
          </table:table-cell>
        </table:table-row>
        <table:table-row table:style-name="ro1">
          <table:table-cell office:value-type="string" calcext:value-type="string">
            <text:p>2008-11</text:p>
          </table:table-cell>
          <table:table-cell/>
          <table:table-cell office:value-type="float" office:value="2647317" calcext:value-type="float">
            <text:p>2647317</text:p>
          </table:table-cell>
          <table:table-cell office:value-type="float" office:value="23411" calcext:value-type="float">
            <text:p>23411</text:p>
          </table:table-cell>
          <table:table-cell office:value-type="float" office:value="535322" calcext:value-type="float">
            <text:p>535322</text:p>
          </table:table-cell>
          <table:table-cell/>
          <table:table-cell office:value-type="float" office:value="3137059" calcext:value-type="float">
            <text:p>3137059</text:p>
          </table:table-cell>
        </table:table-row>
        <table:table-row table:style-name="ro1">
          <table:table-cell office:value-type="string" calcext:value-type="string">
            <text:p>2008-12</text:p>
          </table:table-cell>
          <table:table-cell/>
          <table:table-cell office:value-type="float" office:value="2102619" calcext:value-type="float">
            <text:p>2102619</text:p>
          </table:table-cell>
          <table:table-cell office:value-type="float" office:value="21432" calcext:value-type="float">
            <text:p>21432</text:p>
          </table:table-cell>
          <table:table-cell office:value-type="float" office:value="452070" calcext:value-type="float">
            <text:p>452070</text:p>
          </table:table-cell>
          <table:table-cell/>
          <table:table-cell office:value-type="float" office:value="2524386" calcext:value-type="float">
            <text:p>2524386</text:p>
          </table:table-cell>
        </table:table-row>
        <table:table-row table:style-name="ro1">
          <table:table-cell office:value-type="string" calcext:value-type="string">
            <text:p>2009-01</text:p>
          </table:table-cell>
          <table:table-cell/>
          <table:table-cell office:value-type="float" office:value="2264862" calcext:value-type="float">
            <text:p>2264862</text:p>
          </table:table-cell>
          <table:table-cell office:value-type="float" office:value="20302" calcext:value-type="float">
            <text:p>20302</text:p>
          </table:table-cell>
          <table:table-cell office:value-type="float" office:value="442098" calcext:value-type="float">
            <text:p>442098</text:p>
          </table:table-cell>
          <table:table-cell/>
          <table:table-cell office:value-type="float" office:value="2673546" calcext:value-type="float">
            <text:p>2673546</text:p>
          </table:table-cell>
        </table:table-row>
        <table:table-row table:style-name="ro1">
          <table:table-cell office:value-type="string" calcext:value-type="string">
            <text:p>2009-02</text:p>
          </table:table-cell>
          <table:table-cell/>
          <table:table-cell office:value-type="float" office:value="2534446" calcext:value-type="float">
            <text:p>2534446</text:p>
          </table:table-cell>
          <table:table-cell office:value-type="float" office:value="23285" calcext:value-type="float">
            <text:p>23285</text:p>
          </table:table-cell>
          <table:table-cell office:value-type="float" office:value="509973" calcext:value-type="float">
            <text:p>509973</text:p>
          </table:table-cell>
          <table:table-cell/>
          <table:table-cell office:value-type="float" office:value="3015861" calcext:value-type="float">
            <text:p>3015861</text:p>
          </table:table-cell>
        </table:table-row>
        <table:table-row table:style-name="ro1">
          <table:table-cell office:value-type="string" calcext:value-type="string">
            <text:p>2009-03</text:p>
          </table:table-cell>
          <table:table-cell/>
          <table:table-cell office:value-type="float" office:value="2631519" calcext:value-type="float">
            <text:p>2631519</text:p>
          </table:table-cell>
          <table:table-cell office:value-type="float" office:value="8732" calcext:value-type="float">
            <text:p>8732</text:p>
          </table:table-cell>
          <table:table-cell office:value-type="float" office:value="526834" calcext:value-type="float">
            <text:p>526834</text:p>
          </table:table-cell>
          <table:table-cell/>
          <table:table-cell office:value-type="float" office:value="3118665" calcext:value-type="float">
            <text:p>3118665</text:p>
          </table:table-cell>
        </table:table-row>
        <table:table-row table:style-name="ro1">
          <table:table-cell office:value-type="string" calcext:value-type="string">
            <text:p>2009-04</text:p>
          </table:table-cell>
          <table:table-cell/>
          <table:table-cell office:value-type="float" office:value="2546057" calcext:value-type="float">
            <text:p>2546057</text:p>
          </table:table-cell>
          <table:table-cell office:value-type="float" office:value="32960" calcext:value-type="float">
            <text:p>32960</text:p>
          </table:table-cell>
          <table:table-cell office:value-type="float" office:value="526026" calcext:value-type="float">
            <text:p>526026</text:p>
          </table:table-cell>
          <table:table-cell/>
          <table:table-cell office:value-type="float" office:value="3056714" calcext:value-type="float">
            <text:p>3056714</text:p>
          </table:table-cell>
        </table:table-row>
        <table:table-row table:style-name="ro1">
          <table:table-cell office:value-type="string" calcext:value-type="string">
            <text:p>2009-05</text:p>
          </table:table-cell>
          <table:table-cell/>
          <table:table-cell office:value-type="float" office:value="2401697" calcext:value-type="float">
            <text:p>2401697</text:p>
          </table:table-cell>
          <table:table-cell office:value-type="float" office:value="27460" calcext:value-type="float">
            <text:p>27460</text:p>
          </table:table-cell>
          <table:table-cell office:value-type="float" office:value="440746" calcext:value-type="float">
            <text:p>440746</text:p>
          </table:table-cell>
          <table:table-cell/>
          <table:table-cell office:value-type="float" office:value="2825222" calcext:value-type="float">
            <text:p>2825222</text:p>
          </table:table-cell>
        </table:table-row>
        <table:table-row table:style-name="ro1">
          <table:table-cell office:value-type="string" calcext:value-type="string">
            <text:p>2009-06</text:p>
          </table:table-cell>
          <table:table-cell/>
          <table:table-cell office:value-type="float" office:value="2127009" calcext:value-type="float">
            <text:p>2127009</text:p>
          </table:table-cell>
          <table:table-cell office:value-type="float" office:value="18955" calcext:value-type="float">
            <text:p>18955</text:p>
          </table:table-cell>
          <table:table-cell office:value-type="float" office:value="404243" calcext:value-type="float">
            <text:p>404243</text:p>
          </table:table-cell>
          <table:table-cell/>
          <table:table-cell office:value-type="float" office:value="2511355" calcext:value-type="float">
            <text:p>2511355</text:p>
          </table:table-cell>
        </table:table-row>
        <table:table-row table:style-name="ro1">
          <table:table-cell office:value-type="string" calcext:value-type="string">
            <text:p>2009-07</text:p>
          </table:table-cell>
          <table:table-cell/>
          <table:table-cell office:value-type="float" office:value="1895084" calcext:value-type="float">
            <text:p>1895084</text:p>
          </table:table-cell>
          <table:table-cell office:value-type="float" office:value="13659" calcext:value-type="float">
            <text:p>13659</text:p>
          </table:table-cell>
          <table:table-cell office:value-type="float" office:value="332954" calcext:value-type="float">
            <text:p>332954</text:p>
          </table:table-cell>
          <table:table-cell/>
          <table:table-cell office:value-type="float" office:value="2206009" calcext:value-type="float">
            <text:p>2206009</text:p>
          </table:table-cell>
        </table:table-row>
        <table:table-row table:style-name="ro1">
          <table:table-cell office:value-type="string" calcext:value-type="string">
            <text:p>2009-08</text:p>
          </table:table-cell>
          <table:table-cell/>
          <table:table-cell office:value-type="float" office:value="1826889" calcext:value-type="float">
            <text:p>1826889</text:p>
          </table:table-cell>
          <table:table-cell office:value-type="float" office:value="10485" calcext:value-type="float">
            <text:p>10485</text:p>
          </table:table-cell>
          <table:table-cell office:value-type="float" office:value="314268" calcext:value-type="float">
            <text:p>314268</text:p>
          </table:table-cell>
          <table:table-cell/>
          <table:table-cell office:value-type="float" office:value="2116471" calcext:value-type="float">
            <text:p>2116471</text:p>
          </table:table-cell>
        </table:table-row>
        <table:table-row table:style-name="ro1">
          <table:table-cell office:value-type="string" calcext:value-type="string">
            <text:p>2009-09</text:p>
          </table:table-cell>
          <table:table-cell/>
          <table:table-cell office:value-type="float" office:value="2267372" calcext:value-type="float">
            <text:p>2267372</text:p>
          </table:table-cell>
          <table:table-cell office:value-type="float" office:value="10937" calcext:value-type="float">
            <text:p>10937</text:p>
          </table:table-cell>
          <table:table-cell office:value-type="float" office:value="388210" calcext:value-type="float">
            <text:p>388210</text:p>
          </table:table-cell>
          <table:table-cell/>
          <table:table-cell office:value-type="float" office:value="2626864" calcext:value-type="float">
            <text:p>2626864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/>
          <table:table-cell office:value-type="float" office:value="2697026" calcext:value-type="float">
            <text:p>2697026</text:p>
          </table:table-cell>
          <table:table-cell office:value-type="float" office:value="12857" calcext:value-type="float">
            <text:p>12857</text:p>
          </table:table-cell>
          <table:table-cell office:value-type="float" office:value="459591" calcext:value-type="float">
            <text:p>459591</text:p>
          </table:table-cell>
          <table:table-cell/>
          <table:table-cell office:value-type="float" office:value="3105919" calcext:value-type="float">
            <text:p>3105919</text:p>
          </table:table-cell>
        </table:table-row>
        <table:table-row table:style-name="ro1">
          <table:table-cell office:value-type="string" calcext:value-type="string">
            <text:p>2009-11</text:p>
          </table:table-cell>
          <table:table-cell/>
          <table:table-cell office:value-type="float" office:value="2798940" calcext:value-type="float">
            <text:p>2798940</text:p>
          </table:table-cell>
          <table:table-cell office:value-type="float" office:value="15381" calcext:value-type="float">
            <text:p>15381</text:p>
          </table:table-cell>
          <table:table-cell office:value-type="float" office:value="462848" calcext:value-type="float">
            <text:p>462848</text:p>
          </table:table-cell>
          <table:table-cell/>
          <table:table-cell office:value-type="float" office:value="3230685" calcext:value-type="float">
            <text:p>3230685</text:p>
          </table:table-cell>
        </table:table-row>
        <table:table-row table:style-name="ro1">
          <table:table-cell office:value-type="string" calcext:value-type="string">
            <text:p>2009-12</text:p>
          </table:table-cell>
          <table:table-cell/>
          <table:table-cell office:value-type="float" office:value="2109581" calcext:value-type="float">
            <text:p>2109581</text:p>
          </table:table-cell>
          <table:table-cell office:value-type="float" office:value="11029" calcext:value-type="float">
            <text:p>11029</text:p>
          </table:table-cell>
          <table:table-cell office:value-type="float" office:value="350729" calcext:value-type="float">
            <text:p>350729</text:p>
          </table:table-cell>
          <table:table-cell/>
          <table:table-cell office:value-type="float" office:value="2440092" calcext:value-type="float">
            <text:p>2440092</text:p>
          </table:table-cell>
        </table:table-row>
        <table:table-row table:style-name="ro1">
          <table:table-cell office:value-type="string" calcext:value-type="string">
            <text:p>2010-01</text:p>
          </table:table-cell>
          <table:table-cell/>
          <table:table-cell office:value-type="float" office:value="2199080" calcext:value-type="float">
            <text:p>2199080</text:p>
          </table:table-cell>
          <table:table-cell office:value-type="float" office:value="9470" calcext:value-type="float">
            <text:p>9470</text:p>
          </table:table-cell>
          <table:table-cell office:value-type="float" office:value="364393" calcext:value-type="float">
            <text:p>364393</text:p>
          </table:table-cell>
          <table:table-cell office:value-type="float" office:value="399" calcext:value-type="float">
            <text:p>399</text:p>
          </table:table-cell>
          <table:table-cell office:value-type="float" office:value="2544905" calcext:value-type="float">
            <text:p>2544905</text:p>
          </table:table-cell>
        </table:table-row>
        <table:table-row table:style-name="ro1">
          <table:table-cell office:value-type="string" calcext:value-type="string">
            <text:p>2010-02</text:p>
          </table:table-cell>
          <table:table-cell/>
          <table:table-cell office:value-type="float" office:value="2311772" calcext:value-type="float">
            <text:p>2311772</text:p>
          </table:table-cell>
          <table:table-cell office:value-type="float" office:value="9272" calcext:value-type="float">
            <text:p>9272</text:p>
          </table:table-cell>
          <table:table-cell office:value-type="float" office:value="380394" calcext:value-type="float">
            <text:p>380394</text:p>
          </table:table-cell>
          <table:table-cell office:value-type="float" office:value="582" calcext:value-type="float">
            <text:p>582</text:p>
          </table:table-cell>
          <table:table-cell office:value-type="float" office:value="2672436" calcext:value-type="float">
            <text:p>2672436</text:p>
          </table:table-cell>
        </table:table-row>
        <table:table-row table:style-name="ro1">
          <table:table-cell office:value-type="string" calcext:value-type="string">
            <text:p>2010-03</text:p>
          </table:table-cell>
          <table:table-cell/>
          <table:table-cell office:value-type="float" office:value="2882007" calcext:value-type="float">
            <text:p>2882007</text:p>
          </table:table-cell>
          <table:table-cell office:value-type="float" office:value="13245" calcext:value-type="float">
            <text:p>13245</text:p>
          </table:table-cell>
          <table:table-cell office:value-type="float" office:value="466209" calcext:value-type="float">
            <text:p>466209</text:p>
          </table:table-cell>
          <table:table-cell office:value-type="float" office:value="456" calcext:value-type="float">
            <text:p>456</text:p>
          </table:table-cell>
          <table:table-cell office:value-type="float" office:value="3328478" calcext:value-type="float">
            <text:p>3328478</text:p>
          </table:table-cell>
        </table:table-row>
        <table:table-row table:style-name="ro1">
          <table:table-cell office:value-type="string" calcext:value-type="string">
            <text:p>2010-04</text:p>
          </table:table-cell>
          <table:table-cell/>
          <table:table-cell office:value-type="float" office:value="2554512" calcext:value-type="float">
            <text:p>2554512</text:p>
          </table:table-cell>
          <table:table-cell office:value-type="float" office:value="11075" calcext:value-type="float">
            <text:p>11075</text:p>
          </table:table-cell>
          <table:table-cell office:value-type="float" office:value="490059" calcext:value-type="float">
            <text:p>490059</text:p>
          </table:table-cell>
          <table:table-cell office:value-type="float" office:value="379" calcext:value-type="float">
            <text:p>379</text:p>
          </table:table-cell>
          <table:table-cell office:value-type="float" office:value="3031898" calcext:value-type="float">
            <text:p>3031898</text:p>
          </table:table-cell>
        </table:table-row>
        <table:table-row table:style-name="ro1">
          <table:table-cell office:value-type="string" calcext:value-type="string">
            <text:p>2010-05</text:p>
          </table:table-cell>
          <table:table-cell/>
          <table:table-cell office:value-type="float" office:value="1993991" calcext:value-type="float">
            <text:p>1993991</text:p>
          </table:table-cell>
          <table:table-cell office:value-type="float" office:value="8467" calcext:value-type="float">
            <text:p>8467</text:p>
          </table:table-cell>
          <table:table-cell office:value-type="float" office:value="426547" calcext:value-type="float">
            <text:p>426547</text:p>
          </table:table-cell>
          <table:table-cell office:value-type="float" office:value="307" calcext:value-type="float">
            <text:p>307</text:p>
          </table:table-cell>
          <table:table-cell office:value-type="float" office:value="2414190" calcext:value-type="float">
            <text:p>2414190</text:p>
          </table:table-cell>
        </table:table-row>
        <table:table-row table:style-name="ro1">
          <table:table-cell office:value-type="string" calcext:value-type="string">
            <text:p>2010-06</text:p>
          </table:table-cell>
          <table:table-cell/>
          <table:table-cell office:value-type="float" office:value="1554241" calcext:value-type="float">
            <text:p>1554241</text:p>
          </table:table-cell>
          <table:table-cell office:value-type="float" office:value="7467" calcext:value-type="float">
            <text:p>7467</text:p>
          </table:table-cell>
          <table:table-cell office:value-type="float" office:value="390156" calcext:value-type="float">
            <text:p>390156</text:p>
          </table:table-cell>
          <table:table-cell office:value-type="float" office:value="255" calcext:value-type="float">
            <text:p>255</text:p>
          </table:table-cell>
          <table:table-cell office:value-type="float" office:value="1947052" calcext:value-type="float">
            <text:p>1947052</text:p>
          </table:table-cell>
        </table:table-row>
        <table:table-row table:style-name="ro1">
          <table:table-cell office:value-type="string" calcext:value-type="string">
            <text:p>2010-07</text:p>
          </table:table-cell>
          <table:table-cell/>
          <table:table-cell office:value-type="float" office:value="1494085" calcext:value-type="float">
            <text:p>1494085</text:p>
          </table:table-cell>
          <table:table-cell office:value-type="float" office:value="5351" calcext:value-type="float">
            <text:p>5351</text:p>
          </table:table-cell>
          <table:table-cell office:value-type="float" office:value="383541" calcext:value-type="float">
            <text:p>383541</text:p>
          </table:table-cell>
          <table:table-cell office:value-type="float" office:value="175" calcext:value-type="float">
            <text:p>175</text:p>
          </table:table-cell>
          <table:table-cell office:value-type="float" office:value="1875579" calcext:value-type="float">
            <text:p>1875579</text:p>
          </table:table-cell>
        </table:table-row>
        <table:table-row table:style-name="ro1">
          <table:table-cell office:value-type="string" calcext:value-type="string">
            <text:p>2010-08</text:p>
          </table:table-cell>
          <table:table-cell/>
          <table:table-cell office:value-type="float" office:value="1705959" calcext:value-type="float">
            <text:p>1705959</text:p>
          </table:table-cell>
          <table:table-cell office:value-type="float" office:value="5442" calcext:value-type="float">
            <text:p>5442</text:p>
          </table:table-cell>
          <table:table-cell office:value-type="float" office:value="418687" calcext:value-type="float">
            <text:p>418687</text:p>
          </table:table-cell>
          <table:table-cell office:value-type="float" office:value="173" calcext:value-type="float">
            <text:p>173</text:p>
          </table:table-cell>
          <table:table-cell office:value-type="float" office:value="2117208" calcext:value-type="float">
            <text:p>2117208</text:p>
          </table:table-cell>
        </table:table-row>
        <table:table-row table:style-name="ro1">
          <table:table-cell office:value-type="string" calcext:value-type="string">
            <text:p>2010-09</text:p>
          </table:table-cell>
          <table:table-cell/>
          <table:table-cell office:value-type="float" office:value="1877050" calcext:value-type="float">
            <text:p>1877050</text:p>
          </table:table-cell>
          <table:table-cell office:value-type="float" office:value="7681" calcext:value-type="float">
            <text:p>7681</text:p>
          </table:table-cell>
          <table:table-cell office:value-type="float" office:value="431634" calcext:value-type="float">
            <text:p>431634</text:p>
          </table:table-cell>
          <table:table-cell office:value-type="float" office:value="170" calcext:value-type="float">
            <text:p>170</text:p>
          </table:table-cell>
          <table:table-cell office:value-type="float" office:value="2308511" calcext:value-type="float">
            <text:p>2308511</text:p>
          </table:table-cell>
        </table:table-row>
        <table:table-row table:style-name="ro1">
          <table:table-cell office:value-type="string" calcext:value-type="string">
            <text:p>2010-10</text:p>
          </table:table-cell>
          <table:table-cell/>
          <table:table-cell office:value-type="float" office:value="2289452" calcext:value-type="float">
            <text:p>2289452</text:p>
          </table:table-cell>
          <table:table-cell office:value-type="float" office:value="4690" calcext:value-type="float">
            <text:p>4690</text:p>
          </table:table-cell>
          <table:table-cell office:value-type="float" office:value="507268" calcext:value-type="float">
            <text:p>507268</text:p>
          </table:table-cell>
          <table:table-cell office:value-type="float" office:value="331" calcext:value-type="float">
            <text:p>331</text:p>
          </table:table-cell>
          <table:table-cell office:value-type="float" office:value="2791358" calcext:value-type="float">
            <text:p>2791358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/>
          <table:table-cell office:value-type="float" office:value="2895186" calcext:value-type="float">
            <text:p>2895186</text:p>
          </table:table-cell>
          <table:table-cell office:value-type="float" office:value="5233" calcext:value-type="float">
            <text:p>5233</text:p>
          </table:table-cell>
          <table:table-cell office:value-type="float" office:value="525543" calcext:value-type="float">
            <text:p>525543</text:p>
          </table:table-cell>
          <table:table-cell office:value-type="float" office:value="353" calcext:value-type="float">
            <text:p>353</text:p>
          </table:table-cell>
          <table:table-cell office:value-type="float" office:value="3417357" calcext:value-type="float">
            <text:p>3417357</text:p>
          </table:table-cell>
        </table:table-row>
        <table:table-row table:style-name="ro1">
          <table:table-cell office:value-type="string" calcext:value-type="string">
            <text:p>2010-12</text:p>
          </table:table-cell>
          <table:table-cell/>
          <table:table-cell office:value-type="float" office:value="1979258" calcext:value-type="float">
            <text:p>1979258</text:p>
          </table:table-cell>
          <table:table-cell office:value-type="float" office:value="7321" calcext:value-type="float">
            <text:p>7321</text:p>
          </table:table-cell>
          <table:table-cell office:value-type="float" office:value="346139" calcext:value-type="float">
            <text:p>346139</text:p>
          </table:table-cell>
          <table:table-cell office:value-type="float" office:value="187" calcext:value-type="float">
            <text:p>187</text:p>
          </table:table-cell>
          <table:table-cell office:value-type="float" office:value="2328640" calcext:value-type="float">
            <text:p>2328640</text:p>
          </table:table-cell>
        </table:table-row>
        <table:table-row table:style-name="ro1">
          <table:table-cell office:value-type="string" calcext:value-type="string">
            <text:p>2011-01</text:p>
          </table:table-cell>
          <table:table-cell/>
          <table:table-cell office:value-type="float" office:value="2123466" calcext:value-type="float">
            <text:p>2123466</text:p>
          </table:table-cell>
          <table:table-cell office:value-type="float" office:value="6473" calcext:value-type="float">
            <text:p>6473</text:p>
          </table:table-cell>
          <table:table-cell office:value-type="float" office:value="344449" calcext:value-type="float">
            <text:p>344449</text:p>
          </table:table-cell>
          <table:table-cell office:value-type="float" office:value="216" calcext:value-type="float">
            <text:p>216</text:p>
          </table:table-cell>
          <table:table-cell office:value-type="float" office:value="2469187" calcext:value-type="float">
            <text:p>2469187</text:p>
          </table:table-cell>
        </table:table-row>
        <table:table-row table:style-name="ro1">
          <table:table-cell office:value-type="string" calcext:value-type="string">
            <text:p>2011-02</text:p>
          </table:table-cell>
          <table:table-cell/>
          <table:table-cell office:value-type="float" office:value="2109264" calcext:value-type="float">
            <text:p>2109264</text:p>
          </table:table-cell>
          <table:table-cell office:value-type="float" office:value="6705" calcext:value-type="float">
            <text:p>6705</text:p>
          </table:table-cell>
          <table:table-cell office:value-type="float" office:value="369835" calcext:value-type="float">
            <text:p>369835</text:p>
          </table:table-cell>
          <table:table-cell office:value-type="float" office:value="301" calcext:value-type="float">
            <text:p>301</text:p>
          </table:table-cell>
          <table:table-cell office:value-type="float" office:value="2478417" calcext:value-type="float">
            <text:p>2478417</text:p>
          </table:table-cell>
        </table:table-row>
        <table:table-row table:style-name="ro1">
          <table:table-cell office:value-type="string" calcext:value-type="string">
            <text:p>2011-03</text:p>
          </table:table-cell>
          <table:table-cell/>
          <table:table-cell office:value-type="float" office:value="2535555" calcext:value-type="float">
            <text:p>2535555</text:p>
          </table:table-cell>
          <table:table-cell office:value-type="float" office:value="8903" calcext:value-type="float">
            <text:p>8903</text:p>
          </table:table-cell>
          <table:table-cell office:value-type="float" office:value="422612" calcext:value-type="float">
            <text:p>422612</text:p>
          </table:table-cell>
          <table:table-cell office:value-type="float" office:value="400" calcext:value-type="float">
            <text:p>400</text:p>
          </table:table-cell>
          <table:table-cell office:value-type="float" office:value="2961565" calcext:value-type="float">
            <text:p>2961565</text:p>
          </table:table-cell>
        </table:table-row>
        <table:table-row table:style-name="ro1">
          <table:table-cell office:value-type="string" calcext:value-type="string">
            <text:p>2011-04</text:p>
          </table:table-cell>
          <table:table-cell/>
          <table:table-cell office:value-type="float" office:value="2295189" calcext:value-type="float">
            <text:p>2295189</text:p>
          </table:table-cell>
          <table:table-cell office:value-type="float" office:value="10033" calcext:value-type="float">
            <text:p>10033</text:p>
          </table:table-cell>
          <table:table-cell office:value-type="float" office:value="395814" calcext:value-type="float">
            <text:p>395814</text:p>
          </table:table-cell>
          <table:table-cell office:value-type="float" office:value="399" calcext:value-type="float">
            <text:p>399</text:p>
          </table:table-cell>
          <table:table-cell office:value-type="float" office:value="2695343" calcext:value-type="float">
            <text:p>2695343</text:p>
          </table:table-cell>
        </table:table-row>
        <table:table-row table:style-name="ro1">
          <table:table-cell office:value-type="string" calcext:value-type="string">
            <text:p>2011-05</text:p>
          </table:table-cell>
          <table:table-cell/>
          <table:table-cell office:value-type="float" office:value="2223199" calcext:value-type="float">
            <text:p>2223199</text:p>
          </table:table-cell>
          <table:table-cell office:value-type="float" office:value="13901" calcext:value-type="float">
            <text:p>13901</text:p>
          </table:table-cell>
          <table:table-cell office:value-type="float" office:value="380522" calcext:value-type="float">
            <text:p>380522</text:p>
          </table:table-cell>
          <table:table-cell office:value-type="float" office:value="710" calcext:value-type="float">
            <text:p>710</text:p>
          </table:table-cell>
          <table:table-cell office:value-type="float" office:value="2608098" calcext:value-type="float">
            <text:p>2608098</text:p>
          </table:table-cell>
        </table:table-row>
        <table:table-row table:style-name="ro1">
          <table:table-cell office:value-type="string" calcext:value-type="string">
            <text:p>2011-06</text:p>
          </table:table-cell>
          <table:table-cell/>
          <table:table-cell office:value-type="float" office:value="1641062" calcext:value-type="float">
            <text:p>1641062</text:p>
          </table:table-cell>
          <table:table-cell office:value-type="float" office:value="15449" calcext:value-type="float">
            <text:p>15449</text:p>
          </table:table-cell>
          <table:table-cell office:value-type="float" office:value="301172" calcext:value-type="float">
            <text:p>301172</text:p>
          </table:table-cell>
          <table:table-cell office:value-type="float" office:value="1034" calcext:value-type="float">
            <text:p>1034</text:p>
          </table:table-cell>
          <table:table-cell office:value-type="float" office:value="1952229" calcext:value-type="float">
            <text:p>1952229</text:p>
          </table:table-cell>
        </table:table-row>
        <table:table-row table:style-name="ro1">
          <table:table-cell office:value-type="string" calcext:value-type="string">
            <text:p>2011-07</text:p>
          </table:table-cell>
          <table:table-cell/>
          <table:table-cell office:value-type="float" office:value="1381527" calcext:value-type="float">
            <text:p>1381527</text:p>
          </table:table-cell>
          <table:table-cell office:value-type="float" office:value="6852" calcext:value-type="float">
            <text:p>6852</text:p>
          </table:table-cell>
          <table:table-cell office:value-type="float" office:value="535761" calcext:value-type="float">
            <text:p>535761</text:p>
          </table:table-cell>
          <table:table-cell office:value-type="float" office:value="715" calcext:value-type="float">
            <text:p>715</text:p>
          </table:table-cell>
          <table:table-cell office:value-type="float" office:value="1900866" calcext:value-type="float">
            <text:p>1900866</text:p>
          </table:table-cell>
        </table:table-row>
        <table:table-row table:style-name="ro1">
          <table:table-cell office:value-type="string" calcext:value-type="string">
            <text:p>2011-08</text:p>
          </table:table-cell>
          <table:table-cell/>
          <table:table-cell office:value-type="float" office:value="1481154" calcext:value-type="float">
            <text:p>1481154</text:p>
          </table:table-cell>
          <table:table-cell office:value-type="float" office:value="6129" calcext:value-type="float">
            <text:p>6129</text:p>
          </table:table-cell>
          <table:table-cell office:value-type="float" office:value="369044" calcext:value-type="float">
            <text:p>369044</text:p>
          </table:table-cell>
          <table:table-cell office:value-type="float" office:value="570" calcext:value-type="float">
            <text:p>570</text:p>
          </table:table-cell>
          <table:table-cell office:value-type="float" office:value="1835609" calcext:value-type="float">
            <text:p>1835609</text:p>
          </table:table-cell>
        </table:table-row>
        <table:table-row table:style-name="ro1">
          <table:table-cell office:value-type="string" calcext:value-type="string">
            <text:p>2011-09</text:p>
          </table:table-cell>
          <table:table-cell/>
          <table:table-cell office:value-type="float" office:value="1773442" calcext:value-type="float">
            <text:p>1773442</text:p>
          </table:table-cell>
          <table:table-cell office:value-type="float" office:value="9207" calcext:value-type="float">
            <text:p>9207</text:p>
          </table:table-cell>
          <table:table-cell office:value-type="float" office:value="396029" calcext:value-type="float">
            <text:p>396029</text:p>
          </table:table-cell>
          <table:table-cell office:value-type="float" office:value="950" calcext:value-type="float">
            <text:p>950</text:p>
          </table:table-cell>
          <table:table-cell office:value-type="float" office:value="2172027" calcext:value-type="float">
            <text:p>2172027</text:p>
          </table:table-cell>
        </table:table-row>
        <table:table-row table:style-name="ro1">
          <table:table-cell office:value-type="string" calcext:value-type="string">
            <text:p>2011-10</text:p>
          </table:table-cell>
          <table:table-cell/>
          <table:table-cell office:value-type="float" office:value="1979239" calcext:value-type="float">
            <text:p>1979239</text:p>
          </table:table-cell>
          <table:table-cell office:value-type="float" office:value="11462" calcext:value-type="float">
            <text:p>11462</text:p>
          </table:table-cell>
          <table:table-cell office:value-type="float" office:value="452290" calcext:value-type="float">
            <text:p>452290</text:p>
          </table:table-cell>
          <table:table-cell office:value-type="float" office:value="1515" calcext:value-type="float">
            <text:p>1515</text:p>
          </table:table-cell>
          <table:table-cell office:value-type="float" office:value="2438636" calcext:value-type="float">
            <text:p>2438636</text:p>
          </table:table-cell>
        </table:table-row>
        <table:table-row table:style-name="ro1">
          <table:table-cell office:value-type="string" calcext:value-type="string">
            <text:p>2011-11</text:p>
          </table:table-cell>
          <table:table-cell/>
          <table:table-cell office:value-type="float" office:value="2103050" calcext:value-type="float">
            <text:p>2103050</text:p>
          </table:table-cell>
          <table:table-cell office:value-type="float" office:value="13036" calcext:value-type="float">
            <text:p>13036</text:p>
          </table:table-cell>
          <table:table-cell office:value-type="float" office:value="441775" calcext:value-type="float">
            <text:p>441775</text:p>
          </table:table-cell>
          <table:table-cell office:value-type="float" office:value="1390" calcext:value-type="float">
            <text:p>1390</text:p>
          </table:table-cell>
          <table:table-cell office:value-type="float" office:value="2552878" calcext:value-type="float">
            <text:p>2552878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/>
          <table:table-cell office:value-type="float" office:value="1663088" calcext:value-type="float">
            <text:p>1663088</text:p>
          </table:table-cell>
          <table:table-cell office:value-type="float" office:value="10181" calcext:value-type="float">
            <text:p>10181</text:p>
          </table:table-cell>
          <table:table-cell office:value-type="float" office:value="359903" calcext:value-type="float">
            <text:p>359903</text:p>
          </table:table-cell>
          <table:table-cell office:value-type="float" office:value="976" calcext:value-type="float">
            <text:p>976</text:p>
          </table:table-cell>
          <table:table-cell office:value-type="float" office:value="2025144" calcext:value-type="float">
            <text:p>2025144</text:p>
          </table:table-cell>
        </table:table-row>
        <table:table-row table:style-name="ro1">
          <table:table-cell office:value-type="string" calcext:value-type="string">
            <text:p>2012-01</text:p>
          </table:table-cell>
          <table:table-cell/>
          <table:table-cell office:value-type="float" office:value="1640059" calcext:value-type="float">
            <text:p>1640059</text:p>
          </table:table-cell>
          <table:table-cell office:value-type="float" office:value="12877" calcext:value-type="float">
            <text:p>12877</text:p>
          </table:table-cell>
          <table:table-cell office:value-type="float" office:value="379574" calcext:value-type="float">
            <text:p>379574</text:p>
          </table:table-cell>
          <table:table-cell office:value-type="float" office:value="1072" calcext:value-type="float">
            <text:p>1072</text:p>
          </table:table-cell>
          <table:table-cell office:value-type="float" office:value="2026510" calcext:value-type="float">
            <text:p>2026510</text:p>
          </table:table-cell>
        </table:table-row>
        <table:table-row table:style-name="ro1">
          <table:table-cell office:value-type="string" calcext:value-type="string">
            <text:p>2012-02</text:p>
          </table:table-cell>
          <table:table-cell/>
          <table:table-cell office:value-type="float" office:value="1830590" calcext:value-type="float">
            <text:p>1830590</text:p>
          </table:table-cell>
          <table:table-cell office:value-type="float" office:value="5748" calcext:value-type="float">
            <text:p>5748</text:p>
          </table:table-cell>
          <table:table-cell office:value-type="float" office:value="444432" calcext:value-type="float">
            <text:p>444432</text:p>
          </table:table-cell>
          <table:table-cell office:value-type="float" office:value="932" calcext:value-type="float">
            <text:p>932</text:p>
          </table:table-cell>
          <table:table-cell office:value-type="float" office:value="2276448" calcext:value-type="float">
            <text:p>2276448</text:p>
          </table:table-cell>
        </table:table-row>
        <table:table-row table:style-name="ro1">
          <table:table-cell office:value-type="string" calcext:value-type="string">
            <text:p>2012-03</text:p>
          </table:table-cell>
          <table:table-cell/>
          <table:table-cell office:value-type="float" office:value="1885755" calcext:value-type="float">
            <text:p>1885755</text:p>
          </table:table-cell>
          <table:table-cell office:value-type="float" office:value="6011" calcext:value-type="float">
            <text:p>6011</text:p>
          </table:table-cell>
          <table:table-cell office:value-type="float" office:value="501669" calcext:value-type="float">
            <text:p>501669</text:p>
          </table:table-cell>
          <table:table-cell office:value-type="float" office:value="1389" calcext:value-type="float">
            <text:p>1389</text:p>
          </table:table-cell>
          <table:table-cell office:value-type="float" office:value="2385381" calcext:value-type="float">
            <text:p>2385381</text:p>
          </table:table-cell>
        </table:table-row>
        <table:table-row table:style-name="ro1">
          <table:table-cell office:value-type="string" calcext:value-type="string">
            <text:p>2012-04</text:p>
          </table:table-cell>
          <table:table-cell/>
          <table:table-cell office:value-type="float" office:value="1809750" calcext:value-type="float">
            <text:p>1809750</text:p>
          </table:table-cell>
          <table:table-cell office:value-type="float" office:value="4644" calcext:value-type="float">
            <text:p>4644</text:p>
          </table:table-cell>
          <table:table-cell office:value-type="float" office:value="511245" calcext:value-type="float">
            <text:p>511245</text:p>
          </table:table-cell>
          <table:table-cell office:value-type="float" office:value="1364" calcext:value-type="float">
            <text:p>1364</text:p>
          </table:table-cell>
          <table:table-cell office:value-type="float" office:value="2319912" calcext:value-type="float">
            <text:p>2319912</text:p>
          </table:table-cell>
        </table:table-row>
        <table:table-row table:style-name="ro1">
          <table:table-cell office:value-type="string" calcext:value-type="string">
            <text:p>2012-05</text:p>
          </table:table-cell>
          <table:table-cell/>
          <table:table-cell office:value-type="float" office:value="1808466" calcext:value-type="float">
            <text:p>1808466</text:p>
          </table:table-cell>
          <table:table-cell office:value-type="float" office:value="4473" calcext:value-type="float">
            <text:p>4473</text:p>
          </table:table-cell>
          <table:table-cell office:value-type="float" office:value="530626" calcext:value-type="float">
            <text:p>530626</text:p>
          </table:table-cell>
          <table:table-cell office:value-type="float" office:value="1113" calcext:value-type="float">
            <text:p>1113</text:p>
          </table:table-cell>
          <table:table-cell office:value-type="float" office:value="2338668" calcext:value-type="float">
            <text:p>2338668</text:p>
          </table:table-cell>
        </table:table-row>
        <table:table-row table:style-name="ro1">
          <table:table-cell office:value-type="string" calcext:value-type="string">
            <text:p>2012-06</text:p>
          </table:table-cell>
          <table:table-cell/>
          <table:table-cell office:value-type="float" office:value="1570484" calcext:value-type="float">
            <text:p>1570484</text:p>
          </table:table-cell>
          <table:table-cell office:value-type="float" office:value="4019" calcext:value-type="float">
            <text:p>4019</text:p>
          </table:table-cell>
          <table:table-cell office:value-type="float" office:value="441754" calcext:value-type="float">
            <text:p>441754</text:p>
          </table:table-cell>
          <table:table-cell office:value-type="float" office:value="809" calcext:value-type="float">
            <text:p>809</text:p>
          </table:table-cell>
          <table:table-cell office:value-type="float" office:value="2010606" calcext:value-type="float">
            <text:p>2010606</text:p>
          </table:table-cell>
        </table:table-row>
        <table:table-row table:style-name="ro1">
          <table:table-cell office:value-type="string" calcext:value-type="string">
            <text:p>2012-07</text:p>
          </table:table-cell>
          <table:table-cell/>
          <table:table-cell office:value-type="float" office:value="1407363" calcext:value-type="float">
            <text:p>1407363</text:p>
          </table:table-cell>
          <table:table-cell office:value-type="float" office:value="5584" calcext:value-type="float">
            <text:p>5584</text:p>
          </table:table-cell>
          <table:table-cell office:value-type="float" office:value="430308" calcext:value-type="float">
            <text:p>430308</text:p>
          </table:table-cell>
          <table:table-cell office:value-type="float" office:value="568" calcext:value-type="float">
            <text:p>568</text:p>
          </table:table-cell>
          <table:table-cell office:value-type="float" office:value="1823518" calcext:value-type="float">
            <text:p>1823518</text:p>
          </table:table-cell>
        </table:table-row>
        <table:table-row table:style-name="ro1">
          <table:table-cell office:value-type="string" calcext:value-type="string">
            <text:p>2012-08</text:p>
          </table:table-cell>
          <table:table-cell/>
          <table:table-cell office:value-type="float" office:value="1328080" calcext:value-type="float">
            <text:p>1328080</text:p>
          </table:table-cell>
          <table:table-cell office:value-type="float" office:value="6879" calcext:value-type="float">
            <text:p>6879</text:p>
          </table:table-cell>
          <table:table-cell office:value-type="float" office:value="402604" calcext:value-type="float">
            <text:p>402604</text:p>
          </table:table-cell>
          <table:table-cell office:value-type="float" office:value="572" calcext:value-type="float">
            <text:p>572</text:p>
          </table:table-cell>
          <table:table-cell office:value-type="float" office:value="1714916" calcext:value-type="float">
            <text:p>1714916</text:p>
          </table:table-cell>
        </table:table-row>
        <table:table-row table:style-name="ro1">
          <table:table-cell office:value-type="string" calcext:value-type="string">
            <text:p>2012-09</text:p>
          </table:table-cell>
          <table:table-cell/>
          <table:table-cell office:value-type="float" office:value="1683958" calcext:value-type="float">
            <text:p>1683958</text:p>
          </table:table-cell>
          <table:table-cell office:value-type="float" office:value="6198" calcext:value-type="float">
            <text:p>6198</text:p>
          </table:table-cell>
          <table:table-cell office:value-type="float" office:value="436351" calcext:value-type="float">
            <text:p>436351</text:p>
          </table:table-cell>
          <table:table-cell office:value-type="float" office:value="916" calcext:value-type="float">
            <text:p>916</text:p>
          </table:table-cell>
          <table:table-cell office:value-type="float" office:value="2119195" calcext:value-type="float">
            <text:p>2119195</text:p>
          </table:table-cell>
        </table:table-row>
        <table:table-row table:style-name="ro1">
          <table:table-cell office:value-type="string" calcext:value-type="string">
            <text:p>2012-10</text:p>
          </table:table-cell>
          <table:table-cell/>
          <table:table-cell office:value-type="float" office:value="1866182" calcext:value-type="float">
            <text:p>1866182</text:p>
          </table:table-cell>
          <table:table-cell office:value-type="float" office:value="6733" calcext:value-type="float">
            <text:p>6733</text:p>
          </table:table-cell>
          <table:table-cell office:value-type="float" office:value="595687" calcext:value-type="float">
            <text:p>595687</text:p>
          </table:table-cell>
          <table:table-cell office:value-type="float" office:value="1543" calcext:value-type="float">
            <text:p>1543</text:p>
          </table:table-cell>
          <table:table-cell office:value-type="float" office:value="2462684" calcext:value-type="float">
            <text:p>2462684</text:p>
          </table:table-cell>
        </table:table-row>
        <table:table-row table:style-name="ro1">
          <table:table-cell office:value-type="string" calcext:value-type="string">
            <text:p>2012-11</text:p>
          </table:table-cell>
          <table:table-cell/>
          <table:table-cell office:value-type="float" office:value="1935932" calcext:value-type="float">
            <text:p>1935932</text:p>
          </table:table-cell>
          <table:table-cell office:value-type="float" office:value="7769" calcext:value-type="float">
            <text:p>7769</text:p>
          </table:table-cell>
          <table:table-cell office:value-type="float" office:value="757361" calcext:value-type="float">
            <text:p>757361</text:p>
          </table:table-cell>
          <table:table-cell office:value-type="float" office:value="1708" calcext:value-type="float">
            <text:p>1708</text:p>
          </table:table-cell>
          <table:table-cell office:value-type="float" office:value="2696554" calcext:value-type="float">
            <text:p>2696554</text:p>
          </table:table-cell>
        </table:table-row>
        <table:table-row table:style-name="ro1">
          <table:table-cell office:value-type="string" calcext:value-type="string">
            <text:p>2012-12</text:p>
          </table:table-cell>
          <table:table-cell/>
          <table:table-cell office:value-type="float" office:value="1709766" calcext:value-type="float">
            <text:p>1709766</text:p>
          </table:table-cell>
          <table:table-cell office:value-type="float" office:value="7396" calcext:value-type="float">
            <text:p>7396</text:p>
          </table:table-cell>
          <table:table-cell office:value-type="float" office:value="524370" calcext:value-type="float">
            <text:p>524370</text:p>
          </table:table-cell>
          <table:table-cell office:value-type="float" office:value="947" calcext:value-type="float">
            <text:p>947</text:p>
          </table:table-cell>
          <table:table-cell office:value-type="float" office:value="2235346" calcext:value-type="float">
            <text:p>2235346</text:p>
          </table:table-cell>
        </table:table-row>
        <table:table-row table:style-name="ro1">
          <table:table-cell office:value-type="string" calcext:value-type="string">
            <text:p>2013-01</text:p>
          </table:table-cell>
          <table:table-cell/>
          <table:table-cell office:value-type="float" office:value="1701572" calcext:value-type="float">
            <text:p>1701572</text:p>
          </table:table-cell>
          <table:table-cell office:value-type="float" office:value="7482" calcext:value-type="float">
            <text:p>7482</text:p>
          </table:table-cell>
          <table:table-cell office:value-type="float" office:value="547246" calcext:value-type="float">
            <text:p>547246</text:p>
          </table:table-cell>
          <table:table-cell office:value-type="float" office:value="1063" calcext:value-type="float">
            <text:p>1063</text:p>
          </table:table-cell>
          <table:table-cell office:value-type="float" office:value="2252434" calcext:value-type="float">
            <text:p>2252434</text:p>
          </table:table-cell>
        </table:table-row>
        <table:table-row table:style-name="ro1">
          <table:table-cell office:value-type="string" calcext:value-type="string">
            <text:p>2013-02</text:p>
          </table:table-cell>
          <table:table-cell/>
          <table:table-cell office:value-type="float" office:value="1777016" calcext:value-type="float">
            <text:p>1777016</text:p>
          </table:table-cell>
          <table:table-cell office:value-type="float" office:value="8265" calcext:value-type="float">
            <text:p>8265</text:p>
          </table:table-cell>
          <table:table-cell office:value-type="float" office:value="713618" calcext:value-type="float">
            <text:p>713618</text:p>
          </table:table-cell>
          <table:table-cell office:value-type="float" office:value="1097" calcext:value-type="float">
            <text:p>1097</text:p>
          </table:table-cell>
          <table:table-cell office:value-type="float" office:value="2493612" calcext:value-type="float">
            <text:p>2493612</text:p>
          </table:table-cell>
        </table:table-row>
        <table:table-row table:style-name="ro1">
          <table:table-cell office:value-type="string" calcext:value-type="string">
            <text:p>2013-03</text:p>
          </table:table-cell>
          <table:table-cell/>
          <table:table-cell office:value-type="float" office:value="2281184" calcext:value-type="float">
            <text:p>2281184</text:p>
          </table:table-cell>
          <table:table-cell office:value-type="float" office:value="16275" calcext:value-type="float">
            <text:p>16275</text:p>
          </table:table-cell>
          <table:table-cell office:value-type="float" office:value="778437" calcext:value-type="float">
            <text:p>778437</text:p>
          </table:table-cell>
          <table:table-cell office:value-type="float" office:value="1283" calcext:value-type="float">
            <text:p>1283</text:p>
          </table:table-cell>
          <table:table-cell office:value-type="float" office:value="3065876" calcext:value-type="float">
            <text:p>3065876</text:p>
          </table:table-cell>
        </table:table-row>
        <table:table-row table:style-name="ro1">
          <table:table-cell office:value-type="string" calcext:value-type="string">
            <text:p>2013-04</text:p>
          </table:table-cell>
          <table:table-cell/>
          <table:table-cell office:value-type="float" office:value="2228826" calcext:value-type="float">
            <text:p>2228826</text:p>
          </table:table-cell>
          <table:table-cell office:value-type="float" office:value="9046" calcext:value-type="float">
            <text:p>9046</text:p>
          </table:table-cell>
          <table:table-cell office:value-type="float" office:value="909975" calcext:value-type="float">
            <text:p>909975</text:p>
          </table:table-cell>
          <table:table-cell office:value-type="float" office:value="1436" calcext:value-type="float">
            <text:p>1436</text:p>
          </table:table-cell>
          <table:table-cell office:value-type="float" office:value="3138554" calcext:value-type="float">
            <text:p>3138554</text:p>
          </table:table-cell>
        </table:table-row>
        <table:table-row table:style-name="ro1">
          <table:table-cell office:value-type="string" calcext:value-type="string">
            <text:p>2013-05</text:p>
          </table:table-cell>
          <table:table-cell/>
          <table:table-cell office:value-type="float" office:value="1892694" calcext:value-type="float">
            <text:p>1892694</text:p>
          </table:table-cell>
          <table:table-cell office:value-type="float" office:value="9023" calcext:value-type="float">
            <text:p>9023</text:p>
          </table:table-cell>
          <table:table-cell office:value-type="float" office:value="586691" calcext:value-type="float">
            <text:p>586691</text:p>
          </table:table-cell>
          <table:table-cell office:value-type="float" office:value="1159" calcext:value-type="float">
            <text:p>1159</text:p>
          </table:table-cell>
          <table:table-cell office:value-type="float" office:value="2479017" calcext:value-type="float">
            <text:p>2479017</text:p>
          </table:table-cell>
        </table:table-row>
        <table:table-row table:style-name="ro1">
          <table:table-cell office:value-type="string" calcext:value-type="string">
            <text:p>2013-06</text:p>
          </table:table-cell>
          <table:table-cell/>
          <table:table-cell office:value-type="float" office:value="1526655" calcext:value-type="float">
            <text:p>1526655</text:p>
          </table:table-cell>
          <table:table-cell office:value-type="float" office:value="7282" calcext:value-type="float">
            <text:p>7282</text:p>
          </table:table-cell>
          <table:table-cell office:value-type="float" office:value="412843" calcext:value-type="float">
            <text:p>412843</text:p>
          </table:table-cell>
          <table:table-cell office:value-type="float" office:value="1413" calcext:value-type="float">
            <text:p>1413</text:p>
          </table:table-cell>
          <table:table-cell office:value-type="float" office:value="1942807" calcext:value-type="float">
            <text:p>1942807</text:p>
          </table:table-cell>
        </table:table-row>
        <table:table-row table:style-name="ro1">
          <table:table-cell office:value-type="string" calcext:value-type="string">
            <text:p>2013-07</text:p>
          </table:table-cell>
          <table:table-cell/>
          <table:table-cell office:value-type="float" office:value="1524763" calcext:value-type="float">
            <text:p>1524763</text:p>
          </table:table-cell>
          <table:table-cell office:value-type="float" office:value="7558" calcext:value-type="float">
            <text:p>7558</text:p>
          </table:table-cell>
          <table:table-cell office:value-type="float" office:value="411525" calcext:value-type="float">
            <text:p>411525</text:p>
          </table:table-cell>
          <table:table-cell office:value-type="float" office:value="520" calcext:value-type="float">
            <text:p>520</text:p>
          </table:table-cell>
          <table:table-cell office:value-type="float" office:value="1939170" calcext:value-type="float">
            <text:p>1939170</text:p>
          </table:table-cell>
        </table:table-row>
        <table:table-row table:style-name="ro1">
          <table:table-cell office:value-type="string" calcext:value-type="string">
            <text:p>2013-08</text:p>
          </table:table-cell>
          <table:table-cell/>
          <table:table-cell office:value-type="float" office:value="1382466" calcext:value-type="float">
            <text:p>1382466</text:p>
          </table:table-cell>
          <table:table-cell office:value-type="float" office:value="6617" calcext:value-type="float">
            <text:p>6617</text:p>
          </table:table-cell>
          <table:table-cell office:value-type="float" office:value="420329" calcext:value-type="float">
            <text:p>420329</text:p>
          </table:table-cell>
          <table:table-cell office:value-type="float" office:value="568" calcext:value-type="float">
            <text:p>568</text:p>
          </table:table-cell>
          <table:table-cell office:value-type="float" office:value="1806601" calcext:value-type="float">
            <text:p>1806601</text:p>
          </table:table-cell>
        </table:table-row>
        <table:table-row table:style-name="ro1">
          <table:table-cell office:value-type="string" calcext:value-type="string">
            <text:p>2013-09</text:p>
          </table:table-cell>
          <table:table-cell/>
          <table:table-cell office:value-type="float" office:value="1610574" calcext:value-type="float">
            <text:p>1610574</text:p>
          </table:table-cell>
          <table:table-cell office:value-type="float" office:value="7483" calcext:value-type="float">
            <text:p>7483</text:p>
          </table:table-cell>
          <table:table-cell office:value-type="float" office:value="486135" calcext:value-type="float">
            <text:p>486135</text:p>
          </table:table-cell>
          <table:table-cell office:value-type="float" office:value="596" calcext:value-type="float">
            <text:p>596</text:p>
          </table:table-cell>
          <table:table-cell office:value-type="float" office:value="2100794" calcext:value-type="float">
            <text:p>2100794</text:p>
          </table:table-cell>
        </table:table-row>
        <table:table-row table:style-name="ro1">
          <table:table-cell office:value-type="string" calcext:value-type="string">
            <text:p>2013-10</text:p>
          </table:table-cell>
          <table:table-cell/>
          <table:table-cell office:value-type="float" office:value="2155784" calcext:value-type="float">
            <text:p>2155784</text:p>
          </table:table-cell>
          <table:table-cell office:value-type="float" office:value="8584" calcext:value-type="float">
            <text:p>8584</text:p>
          </table:table-cell>
          <table:table-cell office:value-type="float" office:value="607765" calcext:value-type="float">
            <text:p>607765</text:p>
          </table:table-cell>
          <table:table-cell office:value-type="float" office:value="954" calcext:value-type="float">
            <text:p>954</text:p>
          </table:table-cell>
          <table:table-cell office:value-type="float" office:value="2762688" calcext:value-type="float">
            <text:p>2762688</text:p>
          </table:table-cell>
        </table:table-row>
        <table:table-row table:style-name="ro1">
          <table:table-cell office:value-type="string" calcext:value-type="string">
            <text:p>2013-11</text:p>
          </table:table-cell>
          <table:table-cell/>
          <table:table-cell office:value-type="float" office:value="2218666" calcext:value-type="float">
            <text:p>2218666</text:p>
          </table:table-cell>
          <table:table-cell office:value-type="float" office:value="9652" calcext:value-type="float">
            <text:p>9652</text:p>
          </table:table-cell>
          <table:table-cell office:value-type="float" office:value="550538" calcext:value-type="float">
            <text:p>550538</text:p>
          </table:table-cell>
          <table:table-cell office:value-type="float" office:value="1020" calcext:value-type="float">
            <text:p>1020</text:p>
          </table:table-cell>
          <table:table-cell office:value-type="float" office:value="2764484" calcext:value-type="float">
            <text:p>2764484</text:p>
          </table:table-cell>
        </table:table-row>
        <table:table-row table:style-name="ro1">
          <table:table-cell office:value-type="string" calcext:value-type="string">
            <text:p>2013-12</text:p>
          </table:table-cell>
          <table:table-cell/>
          <table:table-cell office:value-type="float" office:value="1876767" calcext:value-type="float">
            <text:p>1876767</text:p>
          </table:table-cell>
          <table:table-cell office:value-type="float" office:value="7212" calcext:value-type="float">
            <text:p>7212</text:p>
          </table:table-cell>
          <table:table-cell office:value-type="float" office:value="397742" calcext:value-type="float">
            <text:p>397742</text:p>
          </table:table-cell>
          <table:table-cell office:value-type="float" office:value="844" calcext:value-type="float">
            <text:p>844</text:p>
          </table:table-cell>
          <table:table-cell office:value-type="float" office:value="2274496" calcext:value-type="float">
            <text:p>2274496</text:p>
          </table:table-cell>
        </table:table-row>
        <table:table-row table:style-name="ro1">
          <table:table-cell office:value-type="string" calcext:value-type="string">
            <text:p>2014-01</text:p>
          </table:table-cell>
          <table:table-cell/>
          <table:table-cell office:value-type="float" office:value="1839461" calcext:value-type="float">
            <text:p>1839461</text:p>
          </table:table-cell>
          <table:table-cell office:value-type="float" office:value="7417" calcext:value-type="float">
            <text:p>7417</text:p>
          </table:table-cell>
          <table:table-cell office:value-type="float" office:value="401108" calcext:value-type="float">
            <text:p>401108</text:p>
          </table:table-cell>
          <table:table-cell/>
          <table:table-cell office:value-type="float" office:value="2233278" calcext:value-type="float">
            <text:p>2233278</text:p>
          </table:table-cell>
        </table:table-row>
        <table:table-row table:style-name="ro1">
          <table:table-cell office:value-type="string" calcext:value-type="string">
            <text:p>2014-02</text:p>
          </table:table-cell>
          <table:table-cell/>
          <table:table-cell office:value-type="float" office:value="1782093" calcext:value-type="float">
            <text:p>1782093</text:p>
          </table:table-cell>
          <table:table-cell office:value-type="float" office:value="8609" calcext:value-type="float">
            <text:p>8609</text:p>
          </table:table-cell>
          <table:table-cell office:value-type="float" office:value="471845" calcext:value-type="float">
            <text:p>471845</text:p>
          </table:table-cell>
          <table:table-cell/>
          <table:table-cell office:value-type="float" office:value="2258325" calcext:value-type="float">
            <text:p>2258325</text:p>
          </table:table-cell>
        </table:table-row>
        <table:table-row table:style-name="ro1">
          <table:table-cell office:value-type="string" calcext:value-type="string">
            <text:p>2014-03</text:p>
          </table:table-cell>
          <table:table-cell/>
          <table:table-cell office:value-type="float" office:value="2114794" calcext:value-type="float">
            <text:p>2114794</text:p>
          </table:table-cell>
          <table:table-cell office:value-type="float" office:value="11899" calcext:value-type="float">
            <text:p>11899</text:p>
          </table:table-cell>
          <table:table-cell office:value-type="float" office:value="580138" calcext:value-type="float">
            <text:p>580138</text:p>
          </table:table-cell>
          <table:table-cell/>
          <table:table-cell office:value-type="float" office:value="2692082" calcext:value-type="float">
            <text:p>2692082</text:p>
          </table:table-cell>
        </table:table-row>
        <table:table-row table:style-name="ro1">
          <table:table-cell office:value-type="string" calcext:value-type="string">
            <text:p>2014-04</text:p>
          </table:table-cell>
          <table:table-cell/>
          <table:table-cell office:value-type="float" office:value="2083659" calcext:value-type="float">
            <text:p>2083659</text:p>
          </table:table-cell>
          <table:table-cell office:value-type="float" office:value="7907" calcext:value-type="float">
            <text:p>7907</text:p>
          </table:table-cell>
          <table:table-cell office:value-type="float" office:value="711627" calcext:value-type="float">
            <text:p>711627</text:p>
          </table:table-cell>
          <table:table-cell/>
          <table:table-cell office:value-type="float" office:value="2794821" calcext:value-type="float">
            <text:p>2794821</text:p>
          </table:table-cell>
        </table:table-row>
        <table:table-row table:style-name="ro1">
          <table:table-cell office:value-type="string" calcext:value-type="string">
            <text:p>2014-05</text:p>
          </table:table-cell>
          <table:table-cell/>
          <table:table-cell office:value-type="float" office:value="1777906" calcext:value-type="float">
            <text:p>1777906</text:p>
          </table:table-cell>
          <table:table-cell office:value-type="float" office:value="5031" calcext:value-type="float">
            <text:p>5031</text:p>
          </table:table-cell>
          <table:table-cell office:value-type="float" office:value="572598" calcext:value-type="float">
            <text:p>572598</text:p>
          </table:table-cell>
          <table:table-cell/>
          <table:table-cell office:value-type="float" office:value="2350152" calcext:value-type="float">
            <text:p>2350152</text:p>
          </table:table-cell>
        </table:table-row>
        <table:table-row table:style-name="ro1">
          <table:table-cell office:value-type="string" calcext:value-type="string">
            <text:p>2014-06</text:p>
          </table:table-cell>
          <table:table-cell/>
          <table:table-cell office:value-type="float" office:value="1296353" calcext:value-type="float">
            <text:p>1296353</text:p>
          </table:table-cell>
          <table:table-cell office:value-type="float" office:value="4142" calcext:value-type="float">
            <text:p>4142</text:p>
          </table:table-cell>
          <table:table-cell office:value-type="float" office:value="431556" calcext:value-type="float">
            <text:p>431556</text:p>
          </table:table-cell>
          <table:table-cell/>
          <table:table-cell office:value-type="float" office:value="1728798" calcext:value-type="float">
            <text:p>1728798</text:p>
          </table:table-cell>
        </table:table-row>
        <table:table-row table:style-name="ro1">
          <table:table-cell office:value-type="string" calcext:value-type="string">
            <text:p>2014-07</text:p>
          </table:table-cell>
          <table:table-cell/>
          <table:table-cell office:value-type="float" office:value="1133500" calcext:value-type="float">
            <text:p>1133500</text:p>
          </table:table-cell>
          <table:table-cell office:value-type="float" office:value="4549" calcext:value-type="float">
            <text:p>4549</text:p>
          </table:table-cell>
          <table:table-cell office:value-type="float" office:value="423840" calcext:value-type="float">
            <text:p>423840</text:p>
          </table:table-cell>
          <table:table-cell/>
          <table:table-cell office:value-type="float" office:value="1559593" calcext:value-type="float">
            <text:p>1559593</text:p>
          </table:table-cell>
        </table:table-row>
        <table:table-row table:style-name="ro1">
          <table:table-cell office:value-type="string" calcext:value-type="string">
            <text:p>2014-08</text:p>
          </table:table-cell>
          <table:table-cell/>
          <table:table-cell office:value-type="float" office:value="1092633" calcext:value-type="float">
            <text:p>1092633</text:p>
          </table:table-cell>
          <table:table-cell office:value-type="float" office:value="6371" calcext:value-type="float">
            <text:p>6371</text:p>
          </table:table-cell>
          <table:table-cell office:value-type="float" office:value="397462" calcext:value-type="float">
            <text:p>397462</text:p>
          </table:table-cell>
          <table:table-cell/>
          <table:table-cell office:value-type="float" office:value="1495049" calcext:value-type="float">
            <text:p>1495049</text:p>
          </table:table-cell>
        </table:table-row>
        <table:table-row table:style-name="ro1">
          <table:table-cell office:value-type="string" calcext:value-type="string">
            <text:p>2014-09</text:p>
          </table:table-cell>
          <table:table-cell/>
          <table:table-cell office:value-type="float" office:value="1316925" calcext:value-type="float">
            <text:p>1316925</text:p>
          </table:table-cell>
          <table:table-cell office:value-type="float" office:value="6955" calcext:value-type="float">
            <text:p>6955</text:p>
          </table:table-cell>
          <table:table-cell office:value-type="float" office:value="475962" calcext:value-type="float">
            <text:p>475962</text:p>
          </table:table-cell>
          <table:table-cell/>
          <table:table-cell office:value-type="float" office:value="1797609" calcext:value-type="float">
            <text:p>1797609</text:p>
          </table:table-cell>
        </table:table-row>
        <table:table-row table:style-name="ro1">
          <table:table-cell office:value-type="string" calcext:value-type="string">
            <text:p>2014-10</text:p>
          </table:table-cell>
          <table:table-cell/>
          <table:table-cell office:value-type="float" office:value="1574731" calcext:value-type="float">
            <text:p>1574731</text:p>
          </table:table-cell>
          <table:table-cell office:value-type="float" office:value="13166" calcext:value-type="float">
            <text:p>13166</text:p>
          </table:table-cell>
          <table:table-cell office:value-type="float" office:value="517562" calcext:value-type="float">
            <text:p>517562</text:p>
          </table:table-cell>
          <table:table-cell/>
          <table:table-cell office:value-type="float" office:value="2101037" calcext:value-type="float">
            <text:p>2101037</text:p>
          </table:table-cell>
        </table:table-row>
        <table:table-row table:style-name="ro1">
          <table:table-cell office:value-type="string" calcext:value-type="string">
            <text:p>2014-11</text:p>
          </table:table-cell>
          <table:table-cell/>
          <table:table-cell office:value-type="float" office:value="1671557" calcext:value-type="float">
            <text:p>1671557</text:p>
          </table:table-cell>
          <table:table-cell office:value-type="float" office:value="7214" calcext:value-type="float">
            <text:p>7214</text:p>
          </table:table-cell>
          <table:table-cell office:value-type="float" office:value="543438" calcext:value-type="float">
            <text:p>543438</text:p>
          </table:table-cell>
          <table:table-cell/>
          <table:table-cell office:value-type="float" office:value="2219287" calcext:value-type="float">
            <text:p>2219287</text:p>
          </table:table-cell>
        </table:table-row>
        <table:table-row table:style-name="ro1">
          <table:table-cell office:value-type="string" calcext:value-type="string">
            <text:p>2014-12</text:p>
          </table:table-cell>
          <table:table-cell/>
          <table:table-cell office:value-type="float" office:value="1398008" calcext:value-type="float">
            <text:p>1398008</text:p>
          </table:table-cell>
          <table:table-cell office:value-type="float" office:value="10106" calcext:value-type="float">
            <text:p>10106</text:p>
          </table:table-cell>
          <table:table-cell office:value-type="float" office:value="497045" calcext:value-type="float">
            <text:p>497045</text:p>
          </table:table-cell>
          <table:table-cell/>
          <table:table-cell office:value-type="float" office:value="1901689" calcext:value-type="float">
            <text:p>1901689</text:p>
          </table:table-cell>
        </table:table-row>
        <table:table-row table:style-name="ro1">
          <table:table-cell office:value-type="string" calcext:value-type="string">
            <text:p>2015-01</text:p>
          </table:table-cell>
          <table:table-cell/>
          <table:table-cell office:value-type="float" office:value="1735011" calcext:value-type="float">
            <text:p>1735011</text:p>
          </table:table-cell>
          <table:table-cell office:value-type="float" office:value="7019" calcext:value-type="float">
            <text:p>7019</text:p>
          </table:table-cell>
          <table:table-cell office:value-type="float" office:value="461394" calcext:value-type="float">
            <text:p>461394</text:p>
          </table:table-cell>
          <table:table-cell/>
          <table:table-cell office:value-type="float" office:value="2195639" calcext:value-type="float">
            <text:p>2195639</text:p>
          </table:table-cell>
        </table:table-row>
        <table:table-row table:style-name="ro1">
          <table:table-cell office:value-type="string" calcext:value-type="string">
            <text:p>2015-02</text:p>
          </table:table-cell>
          <table:table-cell/>
          <table:table-cell office:value-type="float" office:value="1400072" calcext:value-type="float">
            <text:p>1400072</text:p>
          </table:table-cell>
          <table:table-cell office:value-type="float" office:value="4049" calcext:value-type="float">
            <text:p>4049</text:p>
          </table:table-cell>
          <table:table-cell office:value-type="float" office:value="371985" calcext:value-type="float">
            <text:p>371985</text:p>
          </table:table-cell>
          <table:table-cell/>
          <table:table-cell office:value-type="float" office:value="1770813" calcext:value-type="float">
            <text:p>1770813</text:p>
          </table:table-cell>
        </table:table-row>
        <table:table-row table:style-name="ro1">
          <table:table-cell office:value-type="string" calcext:value-type="string">
            <text:p>2015-03</text:p>
          </table:table-cell>
          <table:table-cell/>
          <table:table-cell office:value-type="float" office:value="1608277" calcext:value-type="float">
            <text:p>1608277</text:p>
          </table:table-cell>
          <table:table-cell office:value-type="float" office:value="4549" calcext:value-type="float">
            <text:p>4549</text:p>
          </table:table-cell>
          <table:table-cell office:value-type="float" office:value="553499" calcext:value-type="float">
            <text:p>553499</text:p>
          </table:table-cell>
          <table:table-cell/>
          <table:table-cell office:value-type="float" office:value="2154491" calcext:value-type="float">
            <text:p>2154491</text:p>
          </table:table-cell>
        </table:table-row>
        <table:table-row table:style-name="ro1">
          <table:table-cell office:value-type="string" calcext:value-type="string">
            <text:p>2015-04</text:p>
          </table:table-cell>
          <table:table-cell/>
          <table:table-cell office:value-type="float" office:value="1486024" calcext:value-type="float">
            <text:p>1486024</text:p>
          </table:table-cell>
          <table:table-cell office:value-type="float" office:value="5303" calcext:value-type="float">
            <text:p>5303</text:p>
          </table:table-cell>
          <table:table-cell office:value-type="float" office:value="543379" calcext:value-type="float">
            <text:p>543379</text:p>
          </table:table-cell>
          <table:table-cell/>
          <table:table-cell office:value-type="float" office:value="2031692" calcext:value-type="float">
            <text:p>2031692</text:p>
          </table:table-cell>
        </table:table-row>
        <table:table-row table:style-name="ro1">
          <table:table-cell office:value-type="string" calcext:value-type="string">
            <text:p>2015-05</text:p>
          </table:table-cell>
          <table:table-cell/>
          <table:table-cell office:value-type="float" office:value="1408874" calcext:value-type="float">
            <text:p>1408874</text:p>
          </table:table-cell>
          <table:table-cell office:value-type="float" office:value="5833" calcext:value-type="float">
            <text:p>5833</text:p>
          </table:table-cell>
          <table:table-cell office:value-type="float" office:value="510476" calcext:value-type="float">
            <text:p>510476</text:p>
          </table:table-cell>
          <table:table-cell/>
          <table:table-cell office:value-type="float" office:value="1920829" calcext:value-type="float">
            <text:p>1920829</text:p>
          </table:table-cell>
        </table:table-row>
        <table:table-row table:style-name="ro1">
          <table:table-cell office:value-type="string" calcext:value-type="string">
            <text:p>2015-06</text:p>
          </table:table-cell>
          <table:table-cell/>
          <table:table-cell office:value-type="float" office:value="1245775" calcext:value-type="float">
            <text:p>1245775</text:p>
          </table:table-cell>
          <table:table-cell office:value-type="float" office:value="4974" calcext:value-type="float">
            <text:p>4974</text:p>
          </table:table-cell>
          <table:table-cell office:value-type="float" office:value="1282610" calcext:value-type="float">
            <text:p>1282610</text:p>
          </table:table-cell>
          <table:table-cell/>
          <table:table-cell office:value-type="float" office:value="2529308" calcext:value-type="float">
            <text:p>2529308</text:p>
          </table:table-cell>
        </table:table-row>
        <table:table-row table:style-name="ro1">
          <table:table-cell office:value-type="string" calcext:value-type="string">
            <text:p>2015-07</text:p>
          </table:table-cell>
          <table:table-cell/>
          <table:table-cell office:value-type="float" office:value="1135594" calcext:value-type="float">
            <text:p>1135594</text:p>
          </table:table-cell>
          <table:table-cell office:value-type="float" office:value="5590" calcext:value-type="float">
            <text:p>5590</text:p>
          </table:table-cell>
          <table:table-cell office:value-type="float" office:value="403359" calcext:value-type="float">
            <text:p>403359</text:p>
          </table:table-cell>
          <table:table-cell/>
          <table:table-cell office:value-type="float" office:value="1541298" calcext:value-type="float">
            <text:p>1541298</text:p>
          </table:table-cell>
        </table:table-row>
        <table:table-row table:style-name="ro1">
          <table:table-cell office:value-type="string" calcext:value-type="string">
            <text:p>2015-08</text:p>
          </table:table-cell>
          <table:table-cell/>
          <table:table-cell office:value-type="float" office:value="1043753" calcext:value-type="float">
            <text:p>1043753</text:p>
          </table:table-cell>
          <table:table-cell office:value-type="float" office:value="7333" calcext:value-type="float">
            <text:p>7333</text:p>
          </table:table-cell>
          <table:table-cell office:value-type="float" office:value="339115" calcext:value-type="float">
            <text:p>339115</text:p>
          </table:table-cell>
          <table:table-cell/>
          <table:table-cell office:value-type="float" office:value="1388486" calcext:value-type="float">
            <text:p>1388486</text:p>
          </table:table-cell>
        </table:table-row>
        <table:table-row table:style-name="ro1">
          <table:table-cell office:value-type="string" calcext:value-type="string">
            <text:p>2015-09</text:p>
          </table:table-cell>
          <table:table-cell/>
          <table:table-cell office:value-type="float" office:value="1475210" calcext:value-type="float">
            <text:p>1475210</text:p>
          </table:table-cell>
          <table:table-cell office:value-type="float" office:value="4926" calcext:value-type="float">
            <text:p>4926</text:p>
          </table:table-cell>
          <table:table-cell office:value-type="float" office:value="493296" calcext:value-type="float">
            <text:p>493296</text:p>
          </table:table-cell>
          <table:table-cell/>
          <table:table-cell office:value-type="float" office:value="1882827" calcext:value-type="float">
            <text:p>1882827</text:p>
          </table:table-cell>
        </table:table-row>
        <table:table-row table:style-name="ro1">
          <table:table-cell office:value-type="string" calcext:value-type="string">
            <text:p>2015-10</text:p>
          </table:table-cell>
          <table:table-cell/>
          <table:table-cell office:value-type="float" office:value="1684386" calcext:value-type="float">
            <text:p>1684386</text:p>
          </table:table-cell>
          <table:table-cell office:value-type="float" office:value="6201" calcext:value-type="float">
            <text:p>6201</text:p>
          </table:table-cell>
          <table:table-cell office:value-type="float" office:value="621251" calcext:value-type="float">
            <text:p>621251</text:p>
          </table:table-cell>
          <table:table-cell/>
          <table:table-cell office:value-type="float" office:value="2303472" calcext:value-type="float">
            <text:p>2303472</text:p>
          </table:table-cell>
        </table:table-row>
        <table:table-row table:style-name="ro1">
          <table:table-cell office:value-type="string" calcext:value-type="string">
            <text:p>2015-11</text:p>
          </table:table-cell>
          <table:table-cell/>
          <table:table-cell office:value-type="float" office:value="1486347" calcext:value-type="float">
            <text:p>1486347</text:p>
          </table:table-cell>
          <table:table-cell office:value-type="float" office:value="5169" calcext:value-type="float">
            <text:p>5169</text:p>
          </table:table-cell>
          <table:table-cell office:value-type="float" office:value="490442" calcext:value-type="float">
            <text:p>490442</text:p>
          </table:table-cell>
          <table:table-cell/>
          <table:table-cell office:value-type="float" office:value="1969597" calcext:value-type="float">
            <text:p>1969597</text:p>
          </table:table-cell>
        </table:table-row>
        <table:table-row table:style-name="ro1">
          <table:table-cell office:value-type="string" calcext:value-type="string">
            <text:p>2015-12</text:p>
          </table:table-cell>
          <table:table-cell/>
          <table:table-cell office:value-type="float" office:value="1375786" calcext:value-type="float">
            <text:p>1375786</text:p>
          </table:table-cell>
          <table:table-cell office:value-type="float" office:value="5781" calcext:value-type="float">
            <text:p>5781</text:p>
          </table:table-cell>
          <table:table-cell office:value-type="float" office:value="718199" calcext:value-type="float">
            <text:p>718199</text:p>
          </table:table-cell>
          <table:table-cell/>
          <table:table-cell office:value-type="float" office:value="2093294" calcext:value-type="float">
            <text:p>2093294</text:p>
          </table:table-cell>
        </table:table-row>
        <table:table-row table:style-name="ro1">
          <table:table-cell office:value-type="string" calcext:value-type="string">
            <text:p>2016-01</text:p>
          </table:table-cell>
          <table:table-cell/>
          <table:table-cell office:value-type="float" office:value="1197928" calcext:value-type="float">
            <text:p>1197928</text:p>
          </table:table-cell>
          <table:table-cell office:value-type="float" office:value="7630" calcext:value-type="float">
            <text:p>7630</text:p>
          </table:table-cell>
          <table:table-cell office:value-type="float" office:value="645712" calcext:value-type="float">
            <text:p>645712</text:p>
          </table:table-cell>
          <table:table-cell/>
          <table:table-cell office:value-type="float" office:value="1848801" calcext:value-type="float">
            <text:p>1848801</text:p>
          </table:table-cell>
        </table:table-row>
        <table:table-row table:style-name="ro1">
          <table:table-cell office:value-type="string" calcext:value-type="string">
            <text:p>2016-02</text:p>
          </table:table-cell>
          <table:table-cell/>
          <table:table-cell office:value-type="float" office:value="1530206" calcext:value-type="float">
            <text:p>1530206</text:p>
          </table:table-cell>
          <table:table-cell office:value-type="float" office:value="7875" calcext:value-type="float">
            <text:p>7875</text:p>
          </table:table-cell>
          <table:table-cell office:value-type="float" office:value="887276" calcext:value-type="float">
            <text:p>887276</text:p>
          </table:table-cell>
          <table:table-cell/>
          <table:table-cell office:value-type="float" office:value="2420901" calcext:value-type="float">
            <text:p>2420901</text:p>
          </table:table-cell>
        </table:table-row>
        <table:table-row table:style-name="ro1">
          <table:table-cell office:value-type="string" calcext:value-type="string">
            <text:p>2016-03</text:p>
          </table:table-cell>
          <table:table-cell/>
          <table:table-cell office:value-type="float" office:value="1489400" calcext:value-type="float">
            <text:p>1489400</text:p>
          </table:table-cell>
          <table:table-cell office:value-type="float" office:value="106703" calcext:value-type="float">
            <text:p>106703</text:p>
          </table:table-cell>
          <table:table-cell office:value-type="float" office:value="471546" calcext:value-type="float">
            <text:p>471546</text:p>
          </table:table-cell>
          <table:table-cell/>
          <table:table-cell office:value-type="float" office:value="2058294" calcext:value-type="float">
            <text:p>2058294</text:p>
          </table:table-cell>
        </table:table-row>
        <table:table-row table:style-name="ro1">
          <table:table-cell office:value-type="string" calcext:value-type="string">
            <text:p>2016-04</text:p>
          </table:table-cell>
          <table:table-cell/>
          <table:table-cell office:value-type="float" office:value="1587247" calcext:value-type="float">
            <text:p>1587247</text:p>
          </table:table-cell>
          <table:table-cell office:value-type="float" office:value="354167" calcext:value-type="float">
            <text:p>354167</text:p>
          </table:table-cell>
          <table:table-cell office:value-type="float" office:value="636896" calcext:value-type="float">
            <text:p>636896</text:p>
          </table:table-cell>
          <table:table-cell/>
          <table:table-cell office:value-type="float" office:value="2569501" calcext:value-type="float">
            <text:p>2569501</text:p>
          </table:table-cell>
        </table:table-row>
        <table:table-row table:style-name="ro1">
          <table:table-cell office:value-type="string" calcext:value-type="string">
            <text:p>2016-05</text:p>
          </table:table-cell>
          <table:table-cell/>
          <table:table-cell office:value-type="float" office:value="1328869" calcext:value-type="float">
            <text:p>1328869</text:p>
          </table:table-cell>
          <table:table-cell office:value-type="float" office:value="291849" calcext:value-type="float">
            <text:p>291849</text:p>
          </table:table-cell>
          <table:table-cell office:value-type="float" office:value="622397" calcext:value-type="float">
            <text:p>622397</text:p>
          </table:table-cell>
          <table:table-cell/>
          <table:table-cell office:value-type="float" office:value="2235733" calcext:value-type="float">
            <text:p>2235733</text:p>
          </table:table-cell>
        </table:table-row>
        <table:table-row table:style-name="ro1">
          <table:table-cell office:value-type="string" calcext:value-type="string">
            <text:p>2016-06</text:p>
          </table:table-cell>
          <table:table-cell/>
          <table:table-cell office:value-type="float" office:value="1203383" calcext:value-type="float">
            <text:p>1203383</text:p>
          </table:table-cell>
          <table:table-cell office:value-type="float" office:value="87497" calcext:value-type="float">
            <text:p>87497</text:p>
          </table:table-cell>
          <table:table-cell office:value-type="float" office:value="600198" calcext:value-type="float">
            <text:p>600198</text:p>
          </table:table-cell>
          <table:table-cell/>
          <table:table-cell office:value-type="float" office:value="1886440" calcext:value-type="float">
            <text:p>1886440</text:p>
          </table:table-cell>
        </table:table-row>
        <table:table-row table:style-name="ro1">
          <table:table-cell office:value-type="string" calcext:value-type="string">
            <text:p>2016-07</text:p>
          </table:table-cell>
          <table:table-cell/>
          <table:table-cell office:value-type="float" office:value="1617237" calcext:value-type="float">
            <text:p>1617237</text:p>
          </table:table-cell>
          <table:table-cell office:value-type="float" office:value="59451" calcext:value-type="float">
            <text:p>59451</text:p>
          </table:table-cell>
          <table:table-cell office:value-type="float" office:value="620761" calcext:value-type="float">
            <text:p>620761</text:p>
          </table:table-cell>
          <table:table-cell/>
          <table:table-cell office:value-type="float" office:value="2291145" calcext:value-type="float">
            <text:p>2291145</text:p>
          </table:table-cell>
        </table:table-row>
        <table:table-row table:style-name="ro1">
          <table:table-cell office:value-type="string" calcext:value-type="string">
            <text:p>2016-08</text:p>
          </table:table-cell>
          <table:table-cell/>
          <table:table-cell office:value-type="float" office:value="1151499" calcext:value-type="float">
            <text:p>1151499</text:p>
          </table:table-cell>
          <table:table-cell office:value-type="float" office:value="112289" calcext:value-type="float">
            <text:p>112289</text:p>
          </table:table-cell>
          <table:table-cell office:value-type="float" office:value="648695" calcext:value-type="float">
            <text:p>648695</text:p>
          </table:table-cell>
          <table:table-cell/>
          <table:table-cell office:value-type="float" office:value="1907803" calcext:value-type="float">
            <text:p>1907803</text:p>
          </table:table-cell>
        </table:table-row>
        <table:table-row table:style-name="ro1">
          <table:table-cell office:value-type="string" calcext:value-type="string">
            <text:p>2016-09</text:p>
          </table:table-cell>
          <table:table-cell/>
          <table:table-cell office:value-type="float" office:value="1184339" calcext:value-type="float">
            <text:p>1184339</text:p>
          </table:table-cell>
          <table:table-cell office:value-type="float" office:value="173146" calcext:value-type="float">
            <text:p>173146</text:p>
          </table:table-cell>
          <table:table-cell office:value-type="float" office:value="685107" calcext:value-type="float">
            <text:p>685107</text:p>
          </table:table-cell>
          <table:table-cell/>
          <table:table-cell office:value-type="float" office:value="2038334" calcext:value-type="float">
            <text:p>2038334</text:p>
          </table:table-cell>
        </table:table-row>
        <table:table-row table:style-name="ro1">
          <table:table-cell office:value-type="string" calcext:value-type="string">
            <text:p>2016-10</text:p>
          </table:table-cell>
          <table:table-cell/>
          <table:table-cell office:value-type="float" office:value="1413144" calcext:value-type="float">
            <text:p>1413144</text:p>
          </table:table-cell>
          <table:table-cell office:value-type="float" office:value="178276" calcext:value-type="float">
            <text:p>178276</text:p>
          </table:table-cell>
          <table:table-cell office:value-type="float" office:value="783008" calcext:value-type="float">
            <text:p>783008</text:p>
          </table:table-cell>
          <table:table-cell/>
          <table:table-cell office:value-type="float" office:value="2366249" calcext:value-type="float">
            <text:p>2366249</text:p>
          </table:table-cell>
        </table:table-row>
        <table:table-row table:style-name="ro1">
          <table:table-cell office:value-type="string" calcext:value-type="string">
            <text:p>2016-11</text:p>
          </table:table-cell>
          <table:table-cell/>
          <table:table-cell office:value-type="float" office:value="1180316" calcext:value-type="float">
            <text:p>1180316</text:p>
          </table:table-cell>
          <table:table-cell office:value-type="float" office:value="60730" calcext:value-type="float">
            <text:p>60730</text:p>
          </table:table-cell>
          <table:table-cell office:value-type="float" office:value="704615" calcext:value-type="float">
            <text:p>704615</text:p>
          </table:table-cell>
          <table:table-cell/>
          <table:table-cell office:value-type="float" office:value="2223007" calcext:value-type="float">
            <text:p>2223007</text:p>
          </table:table-cell>
        </table:table-row>
        <table:table-row table:style-name="ro1">
          <table:table-cell office:value-type="string" calcext:value-type="string">
            <text:p>2016-12</text:p>
          </table:table-cell>
          <table:table-cell/>
          <table:table-cell office:value-type="float" office:value="1211025" calcext:value-type="float">
            <text:p>1211025</text:p>
          </table:table-cell>
          <table:table-cell office:value-type="float" office:value="58949" calcext:value-type="float">
            <text:p>58949</text:p>
          </table:table-cell>
          <table:table-cell office:value-type="float" office:value="579714" calcext:value-type="float">
            <text:p>579714</text:p>
          </table:table-cell>
          <table:table-cell/>
          <table:table-cell office:value-type="float" office:value="2082757" calcext:value-type="float">
            <text:p>2082757</text:p>
          </table:table-cell>
        </table:table-row>
        <table:table-row table:style-name="ro1">
          <table:table-cell office:value-type="string" calcext:value-type="string">
            <text:p>2017-01</text:p>
          </table:table-cell>
          <table:table-cell/>
          <table:table-cell office:value-type="float" office:value="1180190" calcext:value-type="float">
            <text:p>1180190</text:p>
          </table:table-cell>
          <table:table-cell office:value-type="float" office:value="41641" calcext:value-type="float">
            <text:p>41641</text:p>
          </table:table-cell>
          <table:table-cell office:value-type="float" office:value="492664" calcext:value-type="float">
            <text:p>492664</text:p>
          </table:table-cell>
          <table:table-cell/>
          <table:table-cell office:value-type="float" office:value="1848929" calcext:value-type="float">
            <text:p>1848929</text:p>
          </table:table-cell>
        </table:table-row>
        <table:table-row table:style-name="ro1">
          <table:table-cell office:value-type="string" calcext:value-type="string">
            <text:p>2017-02</text:p>
          </table:table-cell>
          <table:table-cell/>
          <table:table-cell office:value-type="float" office:value="1411701" calcext:value-type="float">
            <text:p>1411701</text:p>
          </table:table-cell>
          <table:table-cell office:value-type="float" office:value="46176" calcext:value-type="float">
            <text:p>46176</text:p>
          </table:table-cell>
          <table:table-cell office:value-type="float" office:value="559568" calcext:value-type="float">
            <text:p>559568</text:p>
          </table:table-cell>
          <table:table-cell/>
          <table:table-cell office:value-type="float" office:value="2010318" calcext:value-type="float">
            <text:p>2010318</text:p>
          </table:table-cell>
        </table:table-row>
        <table:table-row table:style-name="ro1">
          <table:table-cell office:value-type="string" calcext:value-type="string">
            <text:p>2017-03</text:p>
          </table:table-cell>
          <table:table-cell/>
          <table:table-cell office:value-type="float" office:value="1593946" calcext:value-type="float">
            <text:p>1593946</text:p>
          </table:table-cell>
          <table:table-cell office:value-type="float" office:value="75745" calcext:value-type="float">
            <text:p>75745</text:p>
          </table:table-cell>
          <table:table-cell office:value-type="float" office:value="684974" calcext:value-type="float">
            <text:p>684974</text:p>
          </table:table-cell>
          <table:table-cell/>
          <table:table-cell office:value-type="float" office:value="2348514" calcext:value-type="float">
            <text:p>2348514</text:p>
          </table:table-cell>
        </table:table-row>
        <table:table-row table:style-name="ro1">
          <table:table-cell office:value-type="string" calcext:value-type="string">
            <text:p>2017-04</text:p>
          </table:table-cell>
          <table:table-cell/>
          <table:table-cell office:value-type="float" office:value="1231883" calcext:value-type="float">
            <text:p>1231883</text:p>
          </table:table-cell>
          <table:table-cell office:value-type="float" office:value="58221" calcext:value-type="float">
            <text:p>58221</text:p>
          </table:table-cell>
          <table:table-cell office:value-type="float" office:value="606447" calcext:value-type="float">
            <text:p>606447</text:p>
          </table:table-cell>
          <table:table-cell/>
          <table:table-cell office:value-type="float" office:value="1889094" calcext:value-type="float">
            <text:p>1889094</text:p>
          </table:table-cell>
        </table:table-row>
        <table:table-row table:style-name="ro1">
          <table:table-cell office:value-type="string" calcext:value-type="string">
            <text:p>2017-05</text:p>
          </table:table-cell>
          <table:table-cell/>
          <table:table-cell office:value-type="float" office:value="1283584" calcext:value-type="float">
            <text:p>1283584</text:p>
          </table:table-cell>
          <table:table-cell office:value-type="float" office:value="72889" calcext:value-type="float">
            <text:p>72889</text:p>
          </table:table-cell>
          <table:table-cell office:value-type="float" office:value="650096" calcext:value-type="float">
            <text:p>650096</text:p>
          </table:table-cell>
          <table:table-cell/>
          <table:table-cell office:value-type="float" office:value="1999763" calcext:value-type="float">
            <text:p>1999763</text:p>
          </table:table-cell>
        </table:table-row>
        <table:table-row table:style-name="ro1">
          <table:table-cell office:value-type="string" calcext:value-type="string">
            <text:p>2017-06</text:p>
          </table:table-cell>
          <table:table-cell/>
          <table:table-cell office:value-type="float" office:value="1005982" calcext:value-type="float">
            <text:p>1005982</text:p>
          </table:table-cell>
          <table:table-cell office:value-type="float" office:value="56413" calcext:value-type="float">
            <text:p>56413</text:p>
          </table:table-cell>
          <table:table-cell office:value-type="float" office:value="537628" calcext:value-type="float">
            <text:p>537628</text:p>
          </table:table-cell>
          <table:table-cell/>
          <table:table-cell office:value-type="float" office:value="1596970" calcext:value-type="float">
            <text:p>1596970</text:p>
          </table:table-cell>
        </table:table-row>
        <table:table-row table:style-name="ro1">
          <table:table-cell office:value-type="string" calcext:value-type="string">
            <text:p>2017-07</text:p>
          </table:table-cell>
          <table:table-cell/>
          <table:table-cell office:value-type="float" office:value="1022986" calcext:value-type="float">
            <text:p>1022986</text:p>
          </table:table-cell>
          <table:table-cell office:value-type="float" office:value="43996" calcext:value-type="float">
            <text:p>43996</text:p>
          </table:table-cell>
          <table:table-cell office:value-type="float" office:value="473740" calcext:value-type="float">
            <text:p>473740</text:p>
          </table:table-cell>
          <table:table-cell/>
          <table:table-cell office:value-type="float" office:value="1537997" calcext:value-type="float">
            <text:p>1537997</text:p>
          </table:table-cell>
        </table:table-row>
        <table:table-row table:style-name="ro1">
          <table:table-cell office:value-type="string" calcext:value-type="string">
            <text:p>2017-08</text:p>
          </table:table-cell>
          <table:table-cell/>
          <table:table-cell office:value-type="float" office:value="987179" calcext:value-type="float">
            <text:p>987179</text:p>
          </table:table-cell>
          <table:table-cell office:value-type="float" office:value="38306" calcext:value-type="float">
            <text:p>38306</text:p>
          </table:table-cell>
          <table:table-cell office:value-type="float" office:value="444908" calcext:value-type="float">
            <text:p>444908</text:p>
          </table:table-cell>
          <table:table-cell/>
          <table:table-cell office:value-type="float" office:value="1468524" calcext:value-type="float">
            <text:p>1468524</text:p>
          </table:table-cell>
        </table:table-row>
        <table:table-row table:style-name="ro1">
          <table:table-cell office:value-type="string" calcext:value-type="string">
            <text:p>2017-09</text:p>
          </table:table-cell>
          <table:table-cell/>
          <table:table-cell office:value-type="float" office:value="1093547" calcext:value-type="float">
            <text:p>1093547</text:p>
          </table:table-cell>
          <table:table-cell office:value-type="float" office:value="46160" calcext:value-type="float">
            <text:p>46160</text:p>
          </table:table-cell>
          <table:table-cell office:value-type="float" office:value="522604" calcext:value-type="float">
            <text:p>522604</text:p>
          </table:table-cell>
          <table:table-cell/>
          <table:table-cell office:value-type="float" office:value="1657039" calcext:value-type="float">
            <text:p>1657039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/>
          <table:table-cell office:value-type="float" office:value="1240277" calcext:value-type="float">
            <text:p>1240277</text:p>
          </table:table-cell>
          <table:table-cell office:value-type="float" office:value="57734" calcext:value-type="float">
            <text:p>57734</text:p>
          </table:table-cell>
          <table:table-cell office:value-type="float" office:value="625730" calcext:value-type="float">
            <text:p>625730</text:p>
          </table:table-cell>
          <table:table-cell/>
          <table:table-cell office:value-type="float" office:value="1920977" calcext:value-type="float">
            <text:p>1920977</text:p>
          </table:table-cell>
        </table:table-row>
        <table:table-row table:style-name="ro1">
          <table:table-cell office:value-type="string" calcext:value-type="string">
            <text:p>2017-11</text:p>
          </table:table-cell>
          <table:table-cell/>
          <table:table-cell office:value-type="float" office:value="1476347" calcext:value-type="float">
            <text:p>1476347</text:p>
          </table:table-cell>
          <table:table-cell office:value-type="float" office:value="70808" calcext:value-type="float">
            <text:p>70808</text:p>
          </table:table-cell>
          <table:table-cell office:value-type="float" office:value="661931" calcext:value-type="float">
            <text:p>661931</text:p>
          </table:table-cell>
          <table:table-cell/>
          <table:table-cell office:value-type="float" office:value="2205063" calcext:value-type="float">
            <text:p>2205063</text:p>
          </table:table-cell>
        </table:table-row>
        <table:table-row table:style-name="ro1">
          <table:table-cell office:value-type="string" calcext:value-type="string">
            <text:p>2017-12</text:p>
          </table:table-cell>
          <table:table-cell/>
          <table:table-cell office:value-type="float" office:value="974314" calcext:value-type="float">
            <text:p>974314</text:p>
          </table:table-cell>
          <table:table-cell office:value-type="float" office:value="70632" calcext:value-type="float">
            <text:p>70632</text:p>
          </table:table-cell>
          <table:table-cell office:value-type="float" office:value="546553" calcext:value-type="float">
            <text:p>546553</text:p>
          </table:table-cell>
          <table:table-cell/>
          <table:table-cell office:value-type="float" office:value="1588665" calcext:value-type="float">
            <text:p>1588665</text:p>
          </table:table-cell>
        </table:table-row>
        <table:table-row table:style-name="ro1">
          <table:table-cell office:value-type="string" calcext:value-type="string">
            <text:p>2018-01</text:p>
          </table:table-cell>
          <table:table-cell/>
          <table:table-cell office:value-type="float" office:value="1069799" calcext:value-type="float">
            <text:p>1069799</text:p>
          </table:table-cell>
          <table:table-cell office:value-type="float" office:value="44178" calcext:value-type="float">
            <text:p>44178</text:p>
          </table:table-cell>
          <table:table-cell office:value-type="float" office:value="566671" calcext:value-type="float">
            <text:p>566671</text:p>
          </table:table-cell>
          <table:table-cell/>
          <table:table-cell office:value-type="float" office:value="1677773" calcext:value-type="float">
            <text:p>1677773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/>
          <table:table-cell office:value-type="float" office:value="1052647" calcext:value-type="float">
            <text:p>1052647</text:p>
          </table:table-cell>
          <table:table-cell office:value-type="float" office:value="5430" calcext:value-type="float">
            <text:p>5430</text:p>
          </table:table-cell>
          <table:table-cell office:value-type="float" office:value="544348" calcext:value-type="float">
            <text:p>544348</text:p>
          </table:table-cell>
          <table:table-cell/>
          <table:table-cell office:value-type="float" office:value="1598914" calcext:value-type="float">
            <text:p>1598914</text:p>
          </table:table-cell>
        </table:table-row>
        <table:table-row table:style-name="ro1">
          <table:table-cell office:value-type="string" calcext:value-type="string">
            <text:p>2018-03</text:p>
          </table:table-cell>
          <table:table-cell/>
          <table:table-cell office:value-type="float" office:value="1379157" calcext:value-type="float">
            <text:p>1379157</text:p>
          </table:table-cell>
          <table:table-cell office:value-type="float" office:value="9776" calcext:value-type="float">
            <text:p>9776</text:p>
          </table:table-cell>
          <table:table-cell office:value-type="float" office:value="640526" calcext:value-type="float">
            <text:p>640526</text:p>
          </table:table-cell>
          <table:table-cell/>
          <table:table-cell office:value-type="float" office:value="2025384" calcext:value-type="float">
            <text:p>2025384</text:p>
          </table:table-cell>
        </table:table-row>
        <table:table-row table:style-name="ro1">
          <table:table-cell office:value-type="string" calcext:value-type="string">
            <text:p>2018-04</text:p>
          </table:table-cell>
          <table:table-cell/>
          <table:table-cell office:value-type="float" office:value="1208918" calcext:value-type="float">
            <text:p>1208918</text:p>
          </table:table-cell>
          <table:table-cell office:value-type="float" office:value="11833" calcext:value-type="float">
            <text:p>11833</text:p>
          </table:table-cell>
          <table:table-cell office:value-type="float" office:value="652105" calcext:value-type="float">
            <text:p>652105</text:p>
          </table:table-cell>
          <table:table-cell/>
          <table:table-cell office:value-type="float" office:value="1869578" calcext:value-type="float">
            <text:p>1869578</text:p>
          </table:table-cell>
        </table:table-row>
        <table:table-row table:style-name="ro1">
          <table:table-cell office:value-type="string" calcext:value-type="string">
            <text:p>2018-05</text:p>
          </table:table-cell>
          <table:table-cell/>
          <table:table-cell office:value-type="float" office:value="1208919" calcext:value-type="float">
            <text:p>1208919</text:p>
          </table:table-cell>
          <table:table-cell office:value-type="float" office:value="9657" calcext:value-type="float">
            <text:p>9657</text:p>
          </table:table-cell>
          <table:table-cell office:value-type="float" office:value="577035" calcext:value-type="float">
            <text:p>577035</text:p>
          </table:table-cell>
          <table:table-cell/>
          <table:table-cell office:value-type="float" office:value="1791209" calcext:value-type="float">
            <text:p>1791209</text:p>
          </table:table-cell>
        </table:table-row>
        <table:table-row table:style-name="ro1">
          <table:table-cell office:value-type="string" calcext:value-type="string">
            <text:p>2018-06</text:p>
          </table:table-cell>
          <table:table-cell/>
          <table:table-cell office:value-type="float" office:value="1029299" calcext:value-type="float">
            <text:p>1029299</text:p>
          </table:table-cell>
          <table:table-cell office:value-type="float" office:value="8753" calcext:value-type="float">
            <text:p>8753</text:p>
          </table:table-cell>
          <table:table-cell office:value-type="float" office:value="462488" calcext:value-type="float">
            <text:p>462488</text:p>
          </table:table-cell>
          <table:table-cell/>
          <table:table-cell office:value-type="float" office:value="1497660" calcext:value-type="float">
            <text:p>1497660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/>
          <table:table-cell office:value-type="float" office:value="939837" calcext:value-type="float">
            <text:p>939837</text:p>
          </table:table-cell>
          <table:table-cell office:value-type="float" office:value="8045" calcext:value-type="float">
            <text:p>8045</text:p>
          </table:table-cell>
          <table:table-cell office:value-type="float" office:value="454201" calcext:value-type="float">
            <text:p>454201</text:p>
          </table:table-cell>
          <table:table-cell/>
          <table:table-cell office:value-type="float" office:value="1398211" calcext:value-type="float">
            <text:p>1398211</text:p>
          </table:table-cell>
        </table:table-row>
        <table:table-row table:style-name="ro1">
          <table:table-cell office:value-type="string" calcext:value-type="string">
            <text:p>2018-08</text:p>
          </table:table-cell>
          <table:table-cell/>
          <table:table-cell office:value-type="float" office:value="1000259" calcext:value-type="float">
            <text:p>1000259</text:p>
          </table:table-cell>
          <table:table-cell office:value-type="float" office:value="6445" calcext:value-type="float">
            <text:p>6445</text:p>
          </table:table-cell>
          <table:table-cell office:value-type="float" office:value="449859" calcext:value-type="float">
            <text:p>449859</text:p>
          </table:table-cell>
          <table:table-cell/>
          <table:table-cell office:value-type="float" office:value="1450521" calcext:value-type="float">
            <text:p>1450521</text:p>
          </table:table-cell>
        </table:table-row>
        <table:table-row table:style-name="ro1">
          <table:table-cell office:value-type="string" calcext:value-type="string">
            <text:p>2018-09</text:p>
          </table:table-cell>
          <table:table-cell/>
          <table:table-cell office:value-type="float" office:value="1041584" calcext:value-type="float">
            <text:p>1041584</text:p>
          </table:table-cell>
          <table:table-cell office:value-type="float" office:value="7974" calcext:value-type="float">
            <text:p>7974</text:p>
          </table:table-cell>
          <table:table-cell office:value-type="float" office:value="502766" calcext:value-type="float">
            <text:p>502766</text:p>
          </table:table-cell>
          <table:table-cell/>
          <table:table-cell office:value-type="float" office:value="1549190" calcext:value-type="float">
            <text:p>1549190</text:p>
          </table:table-cell>
        </table:table-row>
        <table:table-row table:style-name="ro1">
          <table:table-cell office:value-type="string" calcext:value-type="string">
            <text:p>2018-10</text:p>
          </table:table-cell>
          <table:table-cell/>
          <table:table-cell office:value-type="float" office:value="1342388" calcext:value-type="float">
            <text:p>1342388</text:p>
          </table:table-cell>
          <table:table-cell office:value-type="float" office:value="8051" calcext:value-type="float">
            <text:p>8051</text:p>
          </table:table-cell>
          <table:table-cell office:value-type="float" office:value="541798" calcext:value-type="float">
            <text:p>541798</text:p>
          </table:table-cell>
          <table:table-cell/>
          <table:table-cell office:value-type="float" office:value="1885141" calcext:value-type="float">
            <text:p>1885141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/>
          <table:table-cell office:value-type="float" office:value="1409041" calcext:value-type="float">
            <text:p>1409041</text:p>
          </table:table-cell>
          <table:table-cell office:value-type="float" office:value="9175" calcext:value-type="float">
            <text:p>9175</text:p>
          </table:table-cell>
          <table:table-cell office:value-type="float" office:value="618043" calcext:value-type="float">
            <text:p>618043</text:p>
          </table:table-cell>
          <table:table-cell/>
          <table:table-cell office:value-type="float" office:value="2031700" calcext:value-type="float">
            <text:p>2031700</text:p>
          </table:table-cell>
        </table:table-row>
        <table:table-row table:style-name="ro1">
          <table:table-cell office:value-type="string" calcext:value-type="string">
            <text:p>2018-12</text:p>
          </table:table-cell>
          <table:table-cell/>
          <table:table-cell office:value-type="float" office:value="1495909" calcext:value-type="float">
            <text:p>1495909</text:p>
          </table:table-cell>
          <table:table-cell office:value-type="float" office:value="9399" calcext:value-type="float">
            <text:p>9399</text:p>
          </table:table-cell>
          <table:table-cell office:value-type="float" office:value="555807" calcext:value-type="float">
            <text:p>555807</text:p>
          </table:table-cell>
          <table:table-cell/>
          <table:table-cell office:value-type="float" office:value="2055763" calcext:value-type="float">
            <text:p>2055763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/>
          <table:table-cell office:value-type="float" office:value="1181253" calcext:value-type="float">
            <text:p>1181253</text:p>
          </table:table-cell>
          <table:table-cell office:value-type="float" office:value="9940" calcext:value-type="float">
            <text:p>9940</text:p>
          </table:table-cell>
          <table:table-cell office:value-type="float" office:value="532095" calcext:value-type="float">
            <text:p>532095</text:p>
          </table:table-cell>
          <table:table-cell/>
          <table:table-cell office:value-type="float" office:value="1717925" calcext:value-type="float">
            <text:p>1717925</text:p>
          </table:table-cell>
        </table:table-row>
        <table:table-row table:style-name="ro1">
          <table:table-cell office:value-type="string" calcext:value-type="string">
            <text:p>2019-02</text:p>
          </table:table-cell>
          <table:table-cell/>
          <table:table-cell office:value-type="float" office:value="1264210" calcext:value-type="float">
            <text:p>1264210</text:p>
          </table:table-cell>
          <table:table-cell office:value-type="float" office:value="9689" calcext:value-type="float">
            <text:p>9689</text:p>
          </table:table-cell>
          <table:table-cell office:value-type="float" office:value="547110" calcext:value-type="float">
            <text:p>547110</text:p>
          </table:table-cell>
          <table:table-cell/>
          <table:table-cell office:value-type="float" office:value="1814905" calcext:value-type="float">
            <text:p>1814905</text:p>
          </table:table-cell>
        </table:table-row>
        <table:table-row table:style-name="ro1">
          <table:table-cell office:value-type="string" calcext:value-type="string">
            <text:p>2019-03</text:p>
          </table:table-cell>
          <table:table-cell/>
          <table:table-cell office:value-type="float" office:value="1533524" calcext:value-type="float">
            <text:p>1533524</text:p>
          </table:table-cell>
          <table:table-cell office:value-type="float" office:value="11652" calcext:value-type="float">
            <text:p>11652</text:p>
          </table:table-cell>
          <table:table-cell office:value-type="float" office:value="660640" calcext:value-type="float">
            <text:p>660640</text:p>
          </table:table-cell>
          <table:table-cell/>
          <table:table-cell office:value-type="float" office:value="2200616" calcext:value-type="float">
            <text:p>2200616</text:p>
          </table:table-cell>
        </table:table-row>
        <table:table-row table:style-name="ro1">
          <table:table-cell office:value-type="string" calcext:value-type="string">
            <text:p>2019-04</text:p>
          </table:table-cell>
          <table:table-cell/>
          <table:table-cell office:value-type="float" office:value="1626782" calcext:value-type="float">
            <text:p>1626782</text:p>
          </table:table-cell>
          <table:table-cell office:value-type="float" office:value="11636" calcext:value-type="float">
            <text:p>11636</text:p>
          </table:table-cell>
          <table:table-cell office:value-type="float" office:value="637114" calcext:value-type="float">
            <text:p>637114</text:p>
          </table:table-cell>
          <table:table-cell/>
          <table:table-cell office:value-type="float" office:value="2268259" calcext:value-type="float">
            <text:p>2268259</text:p>
          </table:table-cell>
        </table:table-row>
        <table:table-row table:style-name="ro1">
          <table:table-cell office:value-type="string" calcext:value-type="string">
            <text:p>2019-05</text:p>
          </table:table-cell>
          <table:table-cell/>
          <table:table-cell office:value-type="float" office:value="1325006" calcext:value-type="float">
            <text:p>1325006</text:p>
          </table:table-cell>
          <table:table-cell office:value-type="float" office:value="11448" calcext:value-type="float">
            <text:p>11448</text:p>
          </table:table-cell>
          <table:table-cell office:value-type="float" office:value="643713" calcext:value-type="float">
            <text:p>643713</text:p>
          </table:table-cell>
          <table:table-cell/>
          <table:table-cell office:value-type="float" office:value="1975480" calcext:value-type="float">
            <text:p>197548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/>
          <table:table-cell office:value-type="float" office:value="1256122" calcext:value-type="float">
            <text:p>1256122</text:p>
          </table:table-cell>
          <table:table-cell office:value-type="float" office:value="14918" calcext:value-type="float">
            <text:p>14918</text:p>
          </table:table-cell>
          <table:table-cell office:value-type="float" office:value="531630" calcext:value-type="float">
            <text:p>531630</text:p>
          </table:table-cell>
          <table:table-cell/>
          <table:table-cell office:value-type="float" office:value="1798030" calcext:value-type="float">
            <text:p>1798030</text:p>
          </table:table-cell>
        </table:table-row>
        <table:table-row table:style-name="ro1">
          <table:table-cell office:value-type="string" calcext:value-type="string">
            <text:p>2019-07</text:p>
          </table:table-cell>
          <table:table-cell/>
          <table:table-cell office:value-type="float" office:value="1335045" calcext:value-type="float">
            <text:p>1335045</text:p>
          </table:table-cell>
          <table:table-cell office:value-type="float" office:value="32041" calcext:value-type="float">
            <text:p>32041</text:p>
          </table:table-cell>
          <table:table-cell office:value-type="float" office:value="529131" calcext:value-type="float">
            <text:p>529131</text:p>
          </table:table-cell>
          <table:table-cell/>
          <table:table-cell office:value-type="float" office:value="1893252" calcext:value-type="float">
            <text:p>1893252</text:p>
          </table:table-cell>
        </table:table-row>
        <table:table-row table:style-name="ro1">
          <table:table-cell office:value-type="string" calcext:value-type="string">
            <text:p>2019-08</text:p>
          </table:table-cell>
          <table:table-cell/>
          <table:table-cell office:value-type="float" office:value="1590553" calcext:value-type="float">
            <text:p>1590553</text:p>
          </table:table-cell>
          <table:table-cell office:value-type="float" office:value="12941" calcext:value-type="float">
            <text:p>12941</text:p>
          </table:table-cell>
          <table:table-cell office:value-type="float" office:value="663703" calcext:value-type="float">
            <text:p>663703</text:p>
          </table:table-cell>
          <table:table-cell/>
          <table:table-cell office:value-type="float" office:value="2259618" calcext:value-type="float">
            <text:p>2259618</text:p>
          </table:table-cell>
        </table:table-row>
        <table:table-row table:style-name="ro1">
          <table:table-cell office:value-type="string" calcext:value-type="string">
            <text:p>2019-09</text:p>
          </table:table-cell>
          <table:table-cell/>
          <table:table-cell office:value-type="float" office:value="1924715" calcext:value-type="float">
            <text:p>1924715</text:p>
          </table:table-cell>
          <table:table-cell office:value-type="float" office:value="6940" calcext:value-type="float">
            <text:p>6940</text:p>
          </table:table-cell>
          <table:table-cell office:value-type="float" office:value="662401" calcext:value-type="float">
            <text:p>662401</text:p>
          </table:table-cell>
          <table:table-cell/>
          <table:table-cell office:value-type="float" office:value="2588056" calcext:value-type="float">
            <text:p>2588056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/>
          <table:table-cell office:value-type="float" office:value="2627140" calcext:value-type="float">
            <text:p>2627140</text:p>
          </table:table-cell>
          <table:table-cell office:value-type="float" office:value="6870" calcext:value-type="float">
            <text:p>6870</text:p>
          </table:table-cell>
          <table:table-cell office:value-type="float" office:value="784801" calcext:value-type="float">
            <text:p>784801</text:p>
          </table:table-cell>
          <table:table-cell/>
          <table:table-cell office:value-type="float" office:value="3400998" calcext:value-type="float">
            <text:p>3400998</text:p>
          </table:table-cell>
        </table:table-row>
        <table:table-row table:style-name="ro1">
          <table:table-cell office:value-type="string" calcext:value-type="string">
            <text:p>2019-11</text:p>
          </table:table-cell>
          <table:table-cell/>
          <table:table-cell office:value-type="float" office:value="2519803" calcext:value-type="float">
            <text:p>2519803</text:p>
          </table:table-cell>
          <table:table-cell office:value-type="float" office:value="7002" calcext:value-type="float">
            <text:p>7002</text:p>
          </table:table-cell>
          <table:table-cell office:value-type="float" office:value="1284727" calcext:value-type="float">
            <text:p>1284727</text:p>
          </table:table-cell>
          <table:table-cell/>
          <table:table-cell office:value-type="float" office:value="3805447" calcext:value-type="float">
            <text:p>3805447</text:p>
          </table:table-cell>
        </table:table-row>
        <table:table-row table:style-name="ro1">
          <table:table-cell office:value-type="string" calcext:value-type="string">
            <text:p>2019-12</text:p>
          </table:table-cell>
          <table:table-cell/>
          <table:table-cell office:value-type="float" office:value="2161277" calcext:value-type="float">
            <text:p>2161277</text:p>
          </table:table-cell>
          <table:table-cell office:value-type="float" office:value="6263" calcext:value-type="float">
            <text:p>6263</text:p>
          </table:table-cell>
          <table:table-cell office:value-type="float" office:value="750976" calcext:value-type="float">
            <text:p>750976</text:p>
          </table:table-cell>
          <table:table-cell/>
          <table:table-cell office:value-type="float" office:value="2906575" calcext:value-type="float">
            <text:p>2906575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/>
          <table:table-cell office:value-type="float" office:value="2587639" calcext:value-type="float">
            <text:p>2587639</text:p>
          </table:table-cell>
          <table:table-cell office:value-type="float" office:value="4601" calcext:value-type="float">
            <text:p>4601</text:p>
          </table:table-cell>
          <table:table-cell office:value-type="float" office:value="1102922" calcext:value-type="float">
            <text:p>1102922</text:p>
          </table:table-cell>
          <table:table-cell/>
          <table:table-cell office:value-type="float" office:value="3597790" calcext:value-type="float">
            <text:p>3597790</text:p>
          </table:table-cell>
        </table:table-row>
        <table:table-row table:style-name="ro1">
          <table:table-cell office:value-type="string" calcext:value-type="string">
            <text:p>2020-02</text:p>
          </table:table-cell>
          <table:table-cell/>
          <table:table-cell office:value-type="float" office:value="1652545" calcext:value-type="float">
            <text:p>1652545</text:p>
          </table:table-cell>
          <table:table-cell office:value-type="float" office:value="5961" calcext:value-type="float">
            <text:p>5961</text:p>
          </table:table-cell>
          <table:table-cell office:value-type="float" office:value="637576" calcext:value-type="float">
            <text:p>637576</text:p>
          </table:table-cell>
          <table:table-cell/>
          <table:table-cell office:value-type="float" office:value="2282794" calcext:value-type="float">
            <text:p>2282794</text:p>
          </table:table-cell>
        </table:table-row>
        <table:table-row table:style-name="ro1">
          <table:table-cell office:value-type="string" calcext:value-type="string">
            <text:p>2020-03</text:p>
          </table:table-cell>
          <table:table-cell/>
          <table:table-cell office:value-type="float" office:value="2048484" calcext:value-type="float">
            <text:p>2048484</text:p>
          </table:table-cell>
          <table:table-cell office:value-type="float" office:value="6863" calcext:value-type="float">
            <text:p>6863</text:p>
          </table:table-cell>
          <table:table-cell office:value-type="float" office:value="656029" calcext:value-type="float">
            <text:p>656029</text:p>
          </table:table-cell>
          <table:table-cell/>
          <table:table-cell office:value-type="float" office:value="2692586" calcext:value-type="float">
            <text:p>2692586</text:p>
          </table:table-cell>
        </table:table-row>
        <table:table-row table:style-name="ro1">
          <table:table-cell office:value-type="string" calcext:value-type="string">
            <text:p>2020-04</text:p>
          </table:table-cell>
          <table:table-cell/>
          <table:table-cell office:value-type="float" office:value="2169549" calcext:value-type="float">
            <text:p>2169549</text:p>
          </table:table-cell>
          <table:table-cell office:value-type="float" office:value="8181" calcext:value-type="float">
            <text:p>8181</text:p>
          </table:table-cell>
          <table:table-cell office:value-type="float" office:value="761498" calcext:value-type="float">
            <text:p>761498</text:p>
          </table:table-cell>
          <table:table-cell/>
          <table:table-cell office:value-type="float" office:value="2914152" calcext:value-type="float">
            <text:p>2914152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/>
          <table:table-cell office:value-type="float" office:value="2212852" calcext:value-type="float">
            <text:p>2212852</text:p>
          </table:table-cell>
          <table:table-cell office:value-type="float" office:value="8072" calcext:value-type="float">
            <text:p>8072</text:p>
          </table:table-cell>
          <table:table-cell office:value-type="float" office:value="700128" calcext:value-type="float">
            <text:p>700128</text:p>
          </table:table-cell>
          <table:table-cell/>
          <table:table-cell office:value-type="float" office:value="2912146" calcext:value-type="float">
            <text:p>2912146</text:p>
          </table:table-cell>
        </table:table-row>
        <table:table-row table:style-name="ro1">
          <table:table-cell office:value-type="string" calcext:value-type="string">
            <text:p>2020-06</text:p>
          </table:table-cell>
          <table:table-cell/>
          <table:table-cell office:value-type="float" office:value="2313149" calcext:value-type="float">
            <text:p>2313149</text:p>
          </table:table-cell>
          <table:table-cell office:value-type="float" office:value="5541" calcext:value-type="float">
            <text:p>5541</text:p>
          </table:table-cell>
          <table:table-cell office:value-type="float" office:value="623165" calcext:value-type="float">
            <text:p>623165</text:p>
          </table:table-cell>
          <table:table-cell/>
          <table:table-cell office:value-type="float" office:value="2930444" calcext:value-type="float">
            <text:p>2930444</text:p>
          </table:table-cell>
        </table:table-row>
        <table:table-row table:style-name="ro1">
          <table:table-cell office:value-type="string" calcext:value-type="string">
            <text:p>2020-07</text:p>
          </table:table-cell>
          <table:table-cell/>
          <table:table-cell office:value-type="float" office:value="1830639" calcext:value-type="float">
            <text:p>1830639</text:p>
          </table:table-cell>
          <table:table-cell office:value-type="float" office:value="5787" calcext:value-type="float">
            <text:p>5787</text:p>
          </table:table-cell>
          <table:table-cell office:value-type="float" office:value="541908" calcext:value-type="float">
            <text:p>541908</text:p>
          </table:table-cell>
          <table:table-cell/>
          <table:table-cell office:value-type="float" office:value="2361833" calcext:value-type="float">
            <text:p>2361833</text:p>
          </table:table-cell>
        </table:table-row>
        <table:table-row table:style-name="ro1">
          <table:table-cell office:value-type="string" calcext:value-type="string">
            <text:p>2020-08</text:p>
          </table:table-cell>
          <table:table-cell/>
          <table:table-cell office:value-type="float" office:value="1884613" calcext:value-type="float">
            <text:p>1884613</text:p>
          </table:table-cell>
          <table:table-cell office:value-type="float" office:value="5927" calcext:value-type="float">
            <text:p>5927</text:p>
          </table:table-cell>
          <table:table-cell office:value-type="float" office:value="883117" calcext:value-type="float">
            <text:p>883117</text:p>
          </table:table-cell>
          <table:table-cell/>
          <table:table-cell office:value-type="float" office:value="2761617" calcext:value-type="float">
            <text:p>2761617</text:p>
          </table:table-cell>
        </table:table-row>
        <table:table-row table:style-name="ro1">
          <table:table-cell office:value-type="string" calcext:value-type="string">
            <text:p>2020-09</text:p>
          </table:table-cell>
          <table:table-cell/>
          <table:table-cell office:value-type="float" office:value="2129191" calcext:value-type="float">
            <text:p>2129191</text:p>
          </table:table-cell>
          <table:table-cell office:value-type="float" office:value="8290" calcext:value-type="float">
            <text:p>8290</text:p>
          </table:table-cell>
          <table:table-cell office:value-type="float" office:value="628870" calcext:value-type="float">
            <text:p>628870</text:p>
          </table:table-cell>
          <table:table-cell/>
          <table:table-cell office:value-type="float" office:value="2749902" calcext:value-type="float">
            <text:p>2749902</text:p>
          </table:table-cell>
        </table:table-row>
        <table:table-row table:style-name="ro1">
          <table:table-cell office:value-type="string" calcext:value-type="string">
            <text:p>2020-10</text:p>
          </table:table-cell>
          <table:table-cell/>
          <table:table-cell office:value-type="float" office:value="2444192" calcext:value-type="float">
            <text:p>2444192</text:p>
          </table:table-cell>
          <table:table-cell office:value-type="float" office:value="6473" calcext:value-type="float">
            <text:p>6473</text:p>
          </table:table-cell>
          <table:table-cell office:value-type="float" office:value="761647" calcext:value-type="float">
            <text:p>761647</text:p>
          </table:table-cell>
          <table:table-cell/>
          <table:table-cell office:value-type="float" office:value="3200445" calcext:value-type="float">
            <text:p>3200445</text:p>
          </table:table-cell>
        </table:table-row>
        <table:table-row table:style-name="ro1">
          <table:table-cell office:value-type="string" calcext:value-type="string">
            <text:p>2020-11</text:p>
          </table:table-cell>
          <table:table-cell/>
          <table:table-cell office:value-type="float" office:value="2547164" calcext:value-type="float">
            <text:p>2547164</text:p>
          </table:table-cell>
          <table:table-cell office:value-type="float" office:value="7398" calcext:value-type="float">
            <text:p>7398</text:p>
          </table:table-cell>
          <table:table-cell office:value-type="float" office:value="767511" calcext:value-type="float">
            <text:p>767511</text:p>
          </table:table-cell>
          <table:table-cell/>
          <table:table-cell office:value-type="float" office:value="3311625" calcext:value-type="float">
            <text:p>3311625</text:p>
          </table:table-cell>
        </table:table-row>
        <table:table-row table:style-name="ro1">
          <table:table-cell office:value-type="string" calcext:value-type="string">
            <text:p>2020-12</text:p>
          </table:table-cell>
          <table:table-cell/>
          <table:table-cell office:value-type="float" office:value="2504723" calcext:value-type="float">
            <text:p>2504723</text:p>
          </table:table-cell>
          <table:table-cell office:value-type="float" office:value="8069" calcext:value-type="float">
            <text:p>8069</text:p>
          </table:table-cell>
          <table:table-cell office:value-type="float" office:value="720783" calcext:value-type="float">
            <text:p>720783</text:p>
          </table:table-cell>
          <table:table-cell/>
          <table:table-cell office:value-type="float" office:value="3223421" calcext:value-type="float">
            <text:p>3223421</text:p>
          </table:table-cell>
        </table:table-row>
        <table:table-row table:style-name="ro1">
          <table:table-cell office:value-type="string" calcext:value-type="string">
            <text:p>2021-01</text:p>
          </table:table-cell>
          <table:table-cell/>
          <table:table-cell office:value-type="float" office:value="2348322" calcext:value-type="float">
            <text:p>2348322</text:p>
          </table:table-cell>
          <table:table-cell office:value-type="float" office:value="11000" calcext:value-type="float">
            <text:p>11000</text:p>
          </table:table-cell>
          <table:table-cell office:value-type="float" office:value="770903" calcext:value-type="float">
            <text:p>770903</text:p>
          </table:table-cell>
          <table:table-cell/>
          <table:table-cell office:value-type="float" office:value="3121954" calcext:value-type="float">
            <text:p>3121954</text:p>
          </table:table-cell>
        </table:table-row>
        <table:table-row table:style-name="ro1">
          <table:table-cell office:value-type="string" calcext:value-type="string">
            <text:p>2021-02</text:p>
          </table:table-cell>
          <table:table-cell/>
          <table:table-cell office:value-type="float" office:value="2344801" calcext:value-type="float">
            <text:p>2344801</text:p>
          </table:table-cell>
          <table:table-cell office:value-type="float" office:value="12183" calcext:value-type="float">
            <text:p>12183</text:p>
          </table:table-cell>
          <table:table-cell office:value-type="float" office:value="730146" calcext:value-type="float">
            <text:p>730146</text:p>
          </table:table-cell>
          <table:table-cell/>
          <table:table-cell office:value-type="float" office:value="3066371" calcext:value-type="float">
            <text:p>3066371</text:p>
          </table:table-cell>
        </table:table-row>
        <table:table-row table:style-name="ro1">
          <table:table-cell office:value-type="string" calcext:value-type="string">
            <text:p>2021-03</text:p>
          </table:table-cell>
          <table:table-cell/>
          <table:table-cell office:value-type="float" office:value="2849439" calcext:value-type="float">
            <text:p>2849439</text:p>
          </table:table-cell>
          <table:table-cell office:value-type="float" office:value="73758" calcext:value-type="float">
            <text:p>73758</text:p>
          </table:table-cell>
          <table:table-cell office:value-type="float" office:value="886164" calcext:value-type="float">
            <text:p>886164</text:p>
          </table:table-cell>
          <table:table-cell/>
          <table:table-cell office:value-type="float" office:value="3796782" calcext:value-type="float">
            <text:p>3796782</text:p>
          </table:table-cell>
        </table:table-row>
        <table:table-row table:style-name="ro1">
          <table:table-cell office:value-type="string" calcext:value-type="string">
            <text:p>2021-04</text:p>
          </table:table-cell>
          <table:table-cell/>
          <table:table-cell office:value-type="float" office:value="2699717" calcext:value-type="float">
            <text:p>2699717</text:p>
          </table:table-cell>
          <table:table-cell office:value-type="float" office:value="56480" calcext:value-type="float">
            <text:p>56480</text:p>
          </table:table-cell>
          <table:table-cell office:value-type="float" office:value="797801" calcext:value-type="float">
            <text:p>797801</text:p>
          </table:table-cell>
          <table:table-cell/>
          <table:table-cell office:value-type="float" office:value="3522965" calcext:value-type="float">
            <text:p>3522965</text:p>
          </table:table-cell>
        </table:table-row>
        <table:table-row table:style-name="ro1">
          <table:table-cell office:value-type="string" calcext:value-type="string">
            <text:p>2021-05</text:p>
          </table:table-cell>
          <table:table-cell/>
          <table:table-cell office:value-type="float" office:value="2451599" calcext:value-type="float">
            <text:p>2451599</text:p>
          </table:table-cell>
          <table:table-cell office:value-type="float" office:value="93303" calcext:value-type="float">
            <text:p>93303</text:p>
          </table:table-cell>
          <table:table-cell office:value-type="float" office:value="712087" calcext:value-type="float">
            <text:p>712087</text:p>
          </table:table-cell>
          <table:table-cell/>
          <table:table-cell office:value-type="float" office:value="3233905" calcext:value-type="float">
            <text:p>32339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7872336" calcext:value-type="float">
            <text:p>17872336</text:p>
          </table:table-cell>
          <table:table-cell office:value-type="float" office:value="374172588" calcext:value-type="float">
            <text:p>374172588</text:p>
          </table:table-cell>
          <table:table-cell office:value-type="float" office:value="4032574" calcext:value-type="float">
            <text:p>4032574</text:p>
          </table:table-cell>
          <table:table-cell office:value-type="float" office:value="112921303" calcext:value-type="float">
            <text:p>112921303</text:p>
          </table:table-cell>
          <table:table-cell office:value-type="float" office:value="37829" calcext:value-type="float">
            <text:p>37829</text:p>
          </table:table-cell>
          <table:table-cell office:value-type="float" office:value="500591711" calcext:value-type="float">
            <text:p>5005917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00/00/0000</text:date>, <text:time style:data-style-name="N2" text:time-value="16:21:12.408931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2T16:11:56.430691780</meta:creation-date>
    <dc:date>2021-06-22T16:24:43.454667083</dc:date>
    <meta:editing-duration>PT6M43S</meta:editing-duration>
    <meta:editing-cycles>4</meta:editing-cycles>
    <meta:generator>NeoOffice/3.2017.28$MacOSX_X86_64 NeoOffice_project/0</meta:generator>
    <meta:document-statistic meta:table-count="5" meta:cell-count="8973" meta:object-count="0"/>
  </office:meta>
</office:document-meta>
</file>